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  <style:font-face style:name="Georgia" svg:font-family="Georg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881391" style:font-name="Consolas" style:font-name-asian="Consolas" style:font-name-complex="Consolas" fo:font-size="7pt" style:font-size-asian="7pt" style:font-size-complex="7pt" style:font-family-generic="modern"/>
    </style:style>
    <style:style style:name="ce3" style:family="table-cell" style:parent-style-name="Default" style:data-style-name="N2"/>
    <style:style style:name="ce4" style:family="table-cell" style:parent-style-name="Default" style:data-style-name="N0">
      <style:text-properties style:font-name="Georgia" style:font-name-asian="Georgia" style:font-name-complex="Georgia" fo:font-size="14pt" style:font-size-asian="14pt" style:font-size-complex="14pt" style:font-family-generic="roman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000000"/>
    </style:style>
    <style:style style:name="T1" style:family="text" style:parent-style-name="Default">
      <style:text-properties fo:color="#212121" style:text-line-through-style="none" style:font-name="Consolas" style:font-name-asian="Consolas" style:font-name-complex="Consola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1C00CF" style:text-line-through-style="none" style:font-name="Consolas" style:font-name-asian="Consolas" style:font-name-complex="Consola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85233333333333cm" style:use-optimal-column-width="true"/>
    </style:style>
    <style:style style:name="co3" style:family="table-column">
      <style:table-column-properties fo:break-before="auto" style:column-width="3.57716666666667cm" style:use-optimal-column-width="true"/>
    </style:style>
    <style:style style:name="co4" style:family="table-column">
      <style:table-column-properties fo:break-before="auto" style:column-width="1.54516666666667cm" style:use-optimal-column-width="true"/>
    </style:style>
    <style:style style:name="co5" style:family="table-column">
      <style:table-column-properties fo:break-before="auto" style:column-width="3.76766666666667cm" style:use-optimal-column-width="true"/>
    </style:style>
    <style:style style:name="co6" style:family="table-column">
      <style:table-column-properties fo:break-before="auto" style:column-width="2.032cm" style:use-optimal-column-width="true"/>
    </style:style>
    <style:style style:name="co7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1" table:number-columns-repeated="1637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ound</text:p>
          </table:table-cell>
          <table:table-cell office:value-type="float" office:value="1" table:style-name="ce5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average</text:p>
          </table:table-cell>
          <table:table-cell table:style-name="ce1">
            <draw:frame draw:z-index="1" draw:id="id0" draw:style-name="a0" draw:name="Chart 1" svg:x="0.05in" svg:y="0.14167in" svg:width="9.56667in" svg:height="5.2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0<text:span text:style-name="T1">: </text:span><text:span text:style-name="T2">3.9052146421886476</text:span></text:p>
          </table:table-cell>
          <table:table-cell office:value-type="string" office:string-value="3.9052146421886476" table:formula="of:=RIGHT([.B5];LEN([.B5])-3)" table:style-name="ce3">
            <text:p>3.9052146421886476</text:p>
          </table:table-cell>
          <table:table-cell office:value-type="float" office:value="3.90521464218864" table:formula="of:=[.C5]+0" table:style-name="ce3">
            <text:p>3.91</text:p>
          </table:table-cell>
          <table:table-cell office:value-type="string" table:style-name="ce2">
            <text:p>0<text:span text:style-name="T1">: </text:span><text:span text:style-name="T2">3.7714458153764427</text:span></text:p>
          </table:table-cell>
          <table:table-cell office:value-type="string" office:string-value="3.7714458153764427" table:formula="of:=RIGHT([.E5];LEN([.E5])-3)" table:style-name="ce3">
            <text:p>3.7714458153764427</text:p>
          </table:table-cell>
          <table:table-cell office:value-type="float" office:value="3.7714458153764401" table:formula="of:=[.F5]+0" table:style-name="ce3">
            <text:p>3.77</text:p>
          </table:table-cell>
          <table:table-cell table:number-columns-repeated="3" table:style-name="ce1"/>
          <table:table-cell table:style-name="ce3"/>
          <table:table-cell office:value-type="float" office:value="3.83833022878254" table:formula="of:=([.D5]+[.G5])/2" table:style-name="ce3">
            <text:p>3.84</text:p>
          </table:table-cell>
          <table:table-cell table:number-columns-repeated="16372"/>
        </table:table-row>
        <table:table-row table:style-name="ro1">
          <table:table-cell office:value-type="float" office:value="2" table:formula="of:=[.A5]+1" table:style-name="ce1">
            <text:p>2</text:p>
          </table:table-cell>
          <table:table-cell office:value-type="string" table:style-name="ce2">
            <text:p>1<text:span text:style-name="T1">: </text:span><text:span text:style-name="T2">7.690089711146413</text:span></text:p>
          </table:table-cell>
          <table:table-cell office:value-type="string" office:string-value="7.690089711146413" table:formula="of:=RIGHT([.B6];LEN([.B6])-3)" table:style-name="ce3">
            <text:p>7.690089711146413</text:p>
          </table:table-cell>
          <table:table-cell office:value-type="float" office:value="7.6900897111464097" table:formula="of:=[.C6]+0" table:style-name="ce3">
            <text:p>7.69</text:p>
          </table:table-cell>
          <table:table-cell office:value-type="string" table:style-name="ce2">
            <text:p>1<text:span text:style-name="T1">: </text:span><text:span text:style-name="T2">10.23160638210965</text:span></text:p>
          </table:table-cell>
          <table:table-cell office:value-type="string" office:string-value="10.23160638210965" table:formula="of:=RIGHT([.E6];LEN([.E6])-3)" table:style-name="ce3">
            <text:p>10.23160638210965</text:p>
          </table:table-cell>
          <table:table-cell office:value-type="float" office:value="10.2316063821096" table:formula="of:=[.F6]+0" table:style-name="ce3">
            <text:p>10.23</text:p>
          </table:table-cell>
          <table:table-cell table:number-columns-repeated="3" table:style-name="ce1"/>
          <table:table-cell table:style-name="ce3"/>
          <table:table-cell office:value-type="float" office:value="8.9608480466280049" table:formula="of:=([.D6]+[.G6])/2" table:style-name="ce3">
            <text:p>8.96</text:p>
          </table:table-cell>
          <table:table-cell table:number-columns-repeated="16372"/>
        </table:table-row>
        <table:table-row table:style-name="ro1">
          <table:table-cell office:value-type="float" office:value="3" table:formula="of:=[.A6]+1" table:style-name="ce1">
            <text:p>3</text:p>
          </table:table-cell>
          <table:table-cell office:value-type="string" table:style-name="ce2">
            <text:p>2<text:span text:style-name="T1">: </text:span><text:span text:style-name="T2">9.284203314859079</text:span></text:p>
          </table:table-cell>
          <table:table-cell office:value-type="string" office:string-value="9.284203314859079" table:formula="of:=RIGHT([.B7];LEN([.B7])-3)" table:style-name="ce3">
            <text:p>9.284203314859079</text:p>
          </table:table-cell>
          <table:table-cell office:value-type="float" office:value="9.2842033148590701" table:formula="of:=[.C7]+0" table:style-name="ce3">
            <text:p>9.28</text:p>
          </table:table-cell>
          <table:table-cell office:value-type="string" table:style-name="ce2">
            <text:p>2<text:span text:style-name="T1">: </text:span><text:span text:style-name="T2">14.892791960013904</text:span></text:p>
          </table:table-cell>
          <table:table-cell office:value-type="string" office:string-value="14.892791960013904" table:formula="of:=RIGHT([.E7];LEN([.E7])-3)" table:style-name="ce3">
            <text:p>14.892791960013904</text:p>
          </table:table-cell>
          <table:table-cell office:value-type="float" office:value="14.8927919600139" table:formula="of:=[.F7]+0" table:style-name="ce3">
            <text:p>14.89</text:p>
          </table:table-cell>
          <table:table-cell table:number-columns-repeated="3" table:style-name="ce1"/>
          <table:table-cell table:style-name="ce3"/>
          <table:table-cell office:value-type="float" office:value="12.088497637436486" table:formula="of:=([.D7]+[.G7])/2" table:style-name="ce3">
            <text:p>12.09</text:p>
          </table:table-cell>
          <table:table-cell table:number-columns-repeated="16372"/>
        </table:table-row>
        <table:table-row table:style-name="ro1">
          <table:table-cell office:value-type="float" office:value="4" table:formula="of:=[.A7]+1" table:style-name="ce1">
            <text:p>4</text:p>
          </table:table-cell>
          <table:table-cell office:value-type="string" table:style-name="ce2">
            <text:p>3<text:span text:style-name="T1">: </text:span><text:span text:style-name="T2">15.661288311231834</text:span></text:p>
          </table:table-cell>
          <table:table-cell office:value-type="string" office:string-value="15.661288311231834" table:formula="of:=RIGHT([.B8];LEN([.B8])-3)" table:style-name="ce3">
            <text:p>15.661288311231834</text:p>
          </table:table-cell>
          <table:table-cell office:value-type="float" office:value="15.6612883112318" table:formula="of:=[.C8]+0" table:style-name="ce3">
            <text:p>15.66</text:p>
          </table:table-cell>
          <table:table-cell office:value-type="string" table:style-name="ce2">
            <text:p>3<text:span text:style-name="T1">: </text:span><text:span text:style-name="T2">17.056036470775787</text:span></text:p>
          </table:table-cell>
          <table:table-cell office:value-type="string" office:string-value="17.056036470775787" table:formula="of:=RIGHT([.E8];LEN([.E8])-3)" table:style-name="ce3">
            <text:p>17.056036470775787</text:p>
          </table:table-cell>
          <table:table-cell office:value-type="float" office:value="17.056036470775702" table:formula="of:=[.F8]+0" table:style-name="ce3">
            <text:p>17.06</text:p>
          </table:table-cell>
          <table:table-cell table:number-columns-repeated="3" table:style-name="ce1"/>
          <table:table-cell table:style-name="ce3"/>
          <table:table-cell office:value-type="float" office:value="16.358662391003751" table:formula="of:=([.D8]+[.G8])/2" table:style-name="ce3">
            <text:p>16.36</text:p>
          </table:table-cell>
          <table:table-cell table:number-columns-repeated="16372"/>
        </table:table-row>
        <table:table-row table:style-name="ro1">
          <table:table-cell office:value-type="float" office:value="5" table:formula="of:=[.A8]+1" table:style-name="ce1">
            <text:p>5</text:p>
          </table:table-cell>
          <table:table-cell office:value-type="string" table:style-name="ce2">
            <text:p>4<text:span text:style-name="T1">: </text:span><text:span text:style-name="T2">24.34560526549864</text:span></text:p>
          </table:table-cell>
          <table:table-cell office:value-type="string" office:string-value="24.34560526549864" table:formula="of:=RIGHT([.B9];LEN([.B9])-3)" table:style-name="ce3">
            <text:p>24.34560526549864</text:p>
          </table:table-cell>
          <table:table-cell office:value-type="float" office:value="24.345605265498602" table:formula="of:=[.C9]+0" table:style-name="ce3">
            <text:p>24.35</text:p>
          </table:table-cell>
          <table:table-cell office:value-type="string" table:style-name="ce2">
            <text:p>4<text:span text:style-name="T1">: </text:span><text:span text:style-name="T2">20.09421398429669</text:span></text:p>
          </table:table-cell>
          <table:table-cell office:value-type="string" office:string-value="20.09421398429669" table:formula="of:=RIGHT([.E9];LEN([.E9])-3)" table:style-name="ce3">
            <text:p>20.09421398429669</text:p>
          </table:table-cell>
          <table:table-cell office:value-type="float" office:value="20.094213984296601" table:formula="of:=[.F9]+0" table:style-name="ce3">
            <text:p>20.09</text:p>
          </table:table-cell>
          <table:table-cell table:number-columns-repeated="3" table:style-name="ce1"/>
          <table:table-cell table:style-name="ce3"/>
          <table:table-cell office:value-type="float" office:value="22.219909624897603" table:formula="of:=([.D9]+[.G9])/2" table:style-name="ce3">
            <text:p>22.22</text:p>
          </table:table-cell>
          <table:table-cell table:number-columns-repeated="16372"/>
        </table:table-row>
        <table:table-row table:style-name="ro1">
          <table:table-cell office:value-type="float" office:value="6" table:formula="of:=[.A9]+1" table:style-name="ce1">
            <text:p>6</text:p>
          </table:table-cell>
          <table:table-cell office:value-type="string" table:style-name="ce2">
            <text:p>5<text:span text:style-name="T1">: </text:span><text:span text:style-name="T2">14.108233738072993</text:span></text:p>
          </table:table-cell>
          <table:table-cell office:value-type="string" office:string-value="14.108233738072993" table:formula="of:=RIGHT([.B10];LEN([.B10])-3)" table:style-name="ce3">
            <text:p>14.108233738072993</text:p>
          </table:table-cell>
          <table:table-cell office:value-type="float" office:value="14.108233738072901" table:formula="of:=[.C10]+0" table:style-name="ce3">
            <text:p>14.11</text:p>
          </table:table-cell>
          <table:table-cell office:value-type="string" table:style-name="ce2">
            <text:p>5<text:span text:style-name="T1">: </text:span><text:span text:style-name="T2">15.583890297297874</text:span></text:p>
          </table:table-cell>
          <table:table-cell office:value-type="string" office:string-value="15.583890297297874" table:formula="of:=RIGHT([.E10];LEN([.E10])-3)" table:style-name="ce3">
            <text:p>15.583890297297874</text:p>
          </table:table-cell>
          <table:table-cell office:value-type="float" office:value="15.583890297297801" table:formula="of:=[.F10]+0" table:style-name="ce3">
            <text:p>15.58</text:p>
          </table:table-cell>
          <table:table-cell table:number-columns-repeated="3" table:style-name="ce1"/>
          <table:table-cell table:style-name="ce3"/>
          <table:table-cell office:value-type="float" office:value="14.846062017685352" table:formula="of:=([.D10]+[.G10])/2" table:style-name="ce3">
            <text:p>14.85</text:p>
          </table:table-cell>
          <table:table-cell table:number-columns-repeated="16372"/>
        </table:table-row>
        <table:table-row table:style-name="ro1">
          <table:table-cell office:value-type="float" office:value="7" table:formula="of:=[.A10]+1" table:style-name="ce1">
            <text:p>7</text:p>
          </table:table-cell>
          <table:table-cell office:value-type="string" table:style-name="ce2">
            <text:p>6<text:span text:style-name="T1">: </text:span><text:span text:style-name="T2">23.631415750373854</text:span></text:p>
          </table:table-cell>
          <table:table-cell office:value-type="string" office:string-value="23.631415750373854" table:formula="of:=RIGHT([.B11];LEN([.B11])-3)" table:style-name="ce3">
            <text:p>23.631415750373854</text:p>
          </table:table-cell>
          <table:table-cell office:value-type="float" office:value="23.631415750373801" table:formula="of:=[.C11]+0" table:style-name="ce3">
            <text:p>23.63</text:p>
          </table:table-cell>
          <table:table-cell office:value-type="string" table:style-name="ce2">
            <text:p>6<text:span text:style-name="T1">: </text:span><text:span text:style-name="T2">23.532505141301208</text:span></text:p>
          </table:table-cell>
          <table:table-cell office:value-type="string" office:string-value="23.532505141301208" table:formula="of:=RIGHT([.E11];LEN([.E11])-3)" table:style-name="ce3">
            <text:p>23.532505141301208</text:p>
          </table:table-cell>
          <table:table-cell office:value-type="float" office:value="23.532505141301201" table:formula="of:=[.F11]+0" table:style-name="ce3">
            <text:p>23.53</text:p>
          </table:table-cell>
          <table:table-cell table:number-columns-repeated="3" table:style-name="ce1"/>
          <table:table-cell table:style-name="ce3"/>
          <table:table-cell office:value-type="float" office:value="23.581960445837503" table:formula="of:=([.D11]+[.G11])/2" table:style-name="ce3">
            <text:p>23.58</text:p>
          </table:table-cell>
          <table:table-cell table:number-columns-repeated="16372"/>
        </table:table-row>
        <table:table-row table:style-name="ro1">
          <table:table-cell office:value-type="float" office:value="8" table:formula="of:=[.A11]+1" table:style-name="ce1">
            <text:p>8</text:p>
          </table:table-cell>
          <table:table-cell office:value-type="string" table:style-name="ce2">
            <text:p>7<text:span text:style-name="T1">: </text:span><text:span text:style-name="T2">20.05732588453916</text:span></text:p>
          </table:table-cell>
          <table:table-cell office:value-type="string" office:string-value="20.05732588453916" table:formula="of:=RIGHT([.B12];LEN([.B12])-3)" table:style-name="ce3">
            <text:p>20.05732588453916</text:p>
          </table:table-cell>
          <table:table-cell office:value-type="float" office:value="20.0573258845391" table:formula="of:=[.C12]+0" table:style-name="ce3">
            <text:p>20.06</text:p>
          </table:table-cell>
          <table:table-cell office:value-type="string" table:style-name="ce2">
            <text:p>7<text:span text:style-name="T1">: </text:span><text:span text:style-name="T2">20.089131943504558</text:span></text:p>
          </table:table-cell>
          <table:table-cell office:value-type="string" office:string-value="20.089131943504558" table:formula="of:=RIGHT([.E12];LEN([.E12])-3)" table:style-name="ce3">
            <text:p>20.089131943504558</text:p>
          </table:table-cell>
          <table:table-cell office:value-type="float" office:value="20.089131943504501" table:formula="of:=[.F12]+0" table:style-name="ce3">
            <text:p>20.09</text:p>
          </table:table-cell>
          <table:table-cell table:number-columns-repeated="3" table:style-name="ce1"/>
          <table:table-cell table:style-name="ce3"/>
          <table:table-cell office:value-type="float" office:value="20.073228914021801" table:formula="of:=([.D12]+[.G12])/2" table:style-name="ce3">
            <text:p>20.07</text:p>
          </table:table-cell>
          <table:table-cell table:number-columns-repeated="16372"/>
        </table:table-row>
        <table:table-row table:style-name="ro1">
          <table:table-cell office:value-type="float" office:value="9" table:formula="of:=[.A12]+1" table:style-name="ce1">
            <text:p>9</text:p>
          </table:table-cell>
          <table:table-cell office:value-type="string" table:style-name="ce2">
            <text:p>8<text:span text:style-name="T1">: </text:span><text:span text:style-name="T2">28.467129106885988</text:span></text:p>
          </table:table-cell>
          <table:table-cell office:value-type="string" office:string-value="28.467129106885988" table:formula="of:=RIGHT([.B13];LEN([.B13])-3)" table:style-name="ce3">
            <text:p>28.467129106885988</text:p>
          </table:table-cell>
          <table:table-cell office:value-type="float" office:value="28.467129106885899" table:formula="of:=[.C13]+0" table:style-name="ce3">
            <text:p>28.47</text:p>
          </table:table-cell>
          <table:table-cell office:value-type="string" table:style-name="ce2">
            <text:p>8<text:span text:style-name="T1">: </text:span><text:span text:style-name="T2">28.010797851961712</text:span></text:p>
          </table:table-cell>
          <table:table-cell office:value-type="string" office:string-value="28.010797851961712" table:formula="of:=RIGHT([.E13];LEN([.E13])-3)" table:style-name="ce3">
            <text:p>28.010797851961712</text:p>
          </table:table-cell>
          <table:table-cell office:value-type="float" office:value="28.010797851961701" table:formula="of:=[.F13]+0" table:style-name="ce3">
            <text:p>28.01</text:p>
          </table:table-cell>
          <table:table-cell table:number-columns-repeated="3" table:style-name="ce1"/>
          <table:table-cell table:style-name="ce3"/>
          <table:table-cell office:value-type="float" office:value="28.238963479423802" table:formula="of:=([.D13]+[.G13])/2" table:style-name="ce3">
            <text:p>28.24</text:p>
          </table:table-cell>
          <table:table-cell table:number-columns-repeated="16372"/>
        </table:table-row>
        <table:table-row table:style-name="ro1">
          <table:table-cell office:value-type="float" office:value="10" table:formula="of:=[.A13]+1" table:style-name="ce1">
            <text:p>10</text:p>
          </table:table-cell>
          <table:table-cell office:value-type="string" table:style-name="ce2">
            <text:p>9<text:span text:style-name="T1">: </text:span><text:span text:style-name="T2">21.560637789742277</text:span></text:p>
          </table:table-cell>
          <table:table-cell office:value-type="string" office:string-value="21.560637789742277" table:formula="of:=RIGHT([.B14];LEN([.B14])-3)" table:style-name="ce3">
            <text:p>21.560637789742277</text:p>
          </table:table-cell>
          <table:table-cell office:value-type="float" office:value="21.560637789742199" table:formula="of:=[.C14]+0" table:style-name="ce3">
            <text:p>21.56</text:p>
          </table:table-cell>
          <table:table-cell office:value-type="string" table:style-name="ce2">
            <text:p>9<text:span text:style-name="T1">: </text:span><text:span text:style-name="T2">29.1587258781012</text:span></text:p>
          </table:table-cell>
          <table:table-cell office:value-type="string" office:string-value="29.1587258781012" table:formula="of:=RIGHT([.E14];LEN([.E14])-3)" table:style-name="ce3">
            <text:p>29.1587258781012</text:p>
          </table:table-cell>
          <table:table-cell office:value-type="float" office:value="29.158725878101201" table:formula="of:=[.F14]+0" table:style-name="ce3">
            <text:p>29.16</text:p>
          </table:table-cell>
          <table:table-cell table:number-columns-repeated="3" table:style-name="ce1"/>
          <table:table-cell table:style-name="ce3"/>
          <table:table-cell office:value-type="float" office:value="25.359681833921698" table:formula="of:=([.D14]+[.G14])/2" table:style-name="ce3">
            <text:p>25.36</text:p>
          </table:table-cell>
          <table:table-cell table:number-columns-repeated="16372"/>
        </table:table-row>
        <table:table-row table:style-name="ro1">
          <table:table-cell office:value-type="float" office:value="11" table:formula="of:=[.A14]+1" table:style-name="ce1">
            <text:p>11</text:p>
          </table:table-cell>
          <table:table-cell office:value-type="string" table:style-name="ce2">
            <text:p>10<text:span text:style-name="T1">: </text:span><text:span text:style-name="T2">28.897483643334482</text:span></text:p>
          </table:table-cell>
          <table:table-cell office:value-type="string" office:string-value="28.897483643334482" table:formula="of:=RIGHT([.B15];LEN([.B15])-4)" table:style-name="ce3">
            <text:p>28.897483643334482</text:p>
          </table:table-cell>
          <table:table-cell office:value-type="float" office:value="28.8974836433344" table:formula="of:=[.C15]+0" table:style-name="ce3">
            <text:p>28.90</text:p>
          </table:table-cell>
          <table:table-cell office:value-type="string" table:style-name="ce2">
            <text:p>10<text:span text:style-name="T1">: </text:span><text:span text:style-name="T2">36.86261527100795</text:span></text:p>
          </table:table-cell>
          <table:table-cell office:value-type="string" office:string-value="36.86261527100795" table:formula="of:=RIGHT([.E15];LEN([.E15])-4)" table:style-name="ce3">
            <text:p>36.86261527100795</text:p>
          </table:table-cell>
          <table:table-cell office:value-type="float" office:value="36.862615271007897" table:formula="of:=[.F15]+0" table:style-name="ce3">
            <text:p>36.86</text:p>
          </table:table-cell>
          <table:table-cell table:number-columns-repeated="3" table:style-name="ce1"/>
          <table:table-cell table:style-name="ce3"/>
          <table:table-cell office:value-type="float" office:value="32.880049457171147" table:formula="of:=([.D15]+[.G15])/2" table:style-name="ce3">
            <text:p>32.88</text:p>
          </table:table-cell>
          <table:table-cell table:number-columns-repeated="16372"/>
        </table:table-row>
        <table:table-row table:style-name="ro1">
          <table:table-cell office:value-type="float" office:value="12" table:formula="of:=[.A15]+1" table:style-name="ce1">
            <text:p>12</text:p>
          </table:table-cell>
          <table:table-cell office:value-type="string" table:style-name="ce2">
            <text:p>11<text:span text:style-name="T1">: </text:span><text:span text:style-name="T2">29.787192608599515</text:span></text:p>
          </table:table-cell>
          <table:table-cell office:value-type="string" office:string-value="29.787192608599515" table:formula="of:=RIGHT([.B16];LEN([.B16])-4)" table:style-name="ce3">
            <text:p>29.787192608599515</text:p>
          </table:table-cell>
          <table:table-cell office:value-type="float" office:value="29.787192608599501" table:formula="of:=[.C16]+0" table:style-name="ce3">
            <text:p>29.79</text:p>
          </table:table-cell>
          <table:table-cell office:value-type="string" table:style-name="ce2">
            <text:p>11<text:span text:style-name="T1">: </text:span><text:span text:style-name="T2">44.67313901233141</text:span></text:p>
          </table:table-cell>
          <table:table-cell office:value-type="string" office:string-value="44.67313901233141" table:formula="of:=RIGHT([.E16];LEN([.E16])-4)" table:style-name="ce3">
            <text:p>44.67313901233141</text:p>
          </table:table-cell>
          <table:table-cell office:value-type="float" office:value="44.673139012331397" table:formula="of:=[.F16]+0" table:style-name="ce3">
            <text:p>44.67</text:p>
          </table:table-cell>
          <table:table-cell table:number-columns-repeated="3" table:style-name="ce1"/>
          <table:table-cell table:style-name="ce3"/>
          <table:table-cell office:value-type="float" office:value="37.230165810465451" table:formula="of:=([.D16]+[.G16])/2" table:style-name="ce3">
            <text:p>37.23</text:p>
          </table:table-cell>
          <table:table-cell table:number-columns-repeated="16372"/>
        </table:table-row>
        <table:table-row table:style-name="ro1">
          <table:table-cell office:value-type="float" office:value="13" table:formula="of:=[.A16]+1" table:style-name="ce1">
            <text:p>13</text:p>
          </table:table-cell>
          <table:table-cell office:value-type="string" table:style-name="ce2">
            <text:p>12<text:span text:style-name="T1">: </text:span><text:span text:style-name="T2">26.29552621693253</text:span></text:p>
          </table:table-cell>
          <table:table-cell office:value-type="string" office:string-value="26.29552621693253" table:formula="of:=RIGHT([.B17];LEN([.B17])-4)" table:style-name="ce3">
            <text:p>26.29552621693253</text:p>
          </table:table-cell>
          <table:table-cell office:value-type="float" office:value="26.295526216932501" table:formula="of:=[.C17]+0" table:style-name="ce3">
            <text:p>26.30</text:p>
          </table:table-cell>
          <table:table-cell office:value-type="string" table:style-name="ce2">
            <text:p>12<text:span text:style-name="T1">: </text:span><text:span text:style-name="T2">48.411240735667235</text:span></text:p>
          </table:table-cell>
          <table:table-cell office:value-type="string" office:string-value="48.411240735667235" table:formula="of:=RIGHT([.E17];LEN([.E17])-4)" table:style-name="ce3">
            <text:p>48.411240735667235</text:p>
          </table:table-cell>
          <table:table-cell office:value-type="float" office:value="48.411240735667199" table:formula="of:=[.F17]+0" table:style-name="ce3">
            <text:p>48.41</text:p>
          </table:table-cell>
          <table:table-cell table:number-columns-repeated="3" table:style-name="ce1"/>
          <table:table-cell table:style-name="ce3"/>
          <table:table-cell office:value-type="float" office:value="37.353383476299854" table:formula="of:=([.D17]+[.G17])/2" table:style-name="ce3">
            <text:p>37.35</text:p>
          </table:table-cell>
          <table:table-cell table:number-columns-repeated="16372"/>
        </table:table-row>
        <table:table-row table:style-name="ro1">
          <table:table-cell office:value-type="float" office:value="14" table:formula="of:=[.A17]+1" table:style-name="ce1">
            <text:p>14</text:p>
          </table:table-cell>
          <table:table-cell office:value-type="string" table:style-name="ce2">
            <text:p>13<text:span text:style-name="T1">: </text:span><text:span text:style-name="T2">29.14576299658475</text:span></text:p>
          </table:table-cell>
          <table:table-cell office:value-type="string" office:string-value="29.14576299658475" table:formula="of:=RIGHT([.B18];LEN([.B18])-4)" table:style-name="ce3">
            <text:p>29.14576299658475</text:p>
          </table:table-cell>
          <table:table-cell office:value-type="float" office:value="29.1457629965847" table:formula="of:=[.C18]+0" table:style-name="ce3">
            <text:p>29.15</text:p>
          </table:table-cell>
          <table:table-cell office:value-type="string" table:style-name="ce2">
            <text:p>13<text:span text:style-name="T1">: </text:span><text:span text:style-name="T2">51.16300262451332</text:span></text:p>
          </table:table-cell>
          <table:table-cell office:value-type="string" office:string-value="51.16300262451332" table:formula="of:=RIGHT([.E18];LEN([.E18])-4)" table:style-name="ce3">
            <text:p>51.16300262451332</text:p>
          </table:table-cell>
          <table:table-cell office:value-type="float" office:value="51.163002624513297" table:formula="of:=[.F18]+0" table:style-name="ce3">
            <text:p>51.16</text:p>
          </table:table-cell>
          <table:table-cell table:number-columns-repeated="3" table:style-name="ce1"/>
          <table:table-cell table:style-name="ce3"/>
          <table:table-cell office:value-type="float" office:value="40.154382810548995" table:formula="of:=([.D18]+[.G18])/2" table:style-name="ce3">
            <text:p>40.15</text:p>
          </table:table-cell>
          <table:table-cell table:number-columns-repeated="16372"/>
        </table:table-row>
        <table:table-row table:style-name="ro1">
          <table:table-cell office:value-type="float" office:value="15" table:formula="of:=[.A18]+1" table:style-name="ce1">
            <text:p>15</text:p>
          </table:table-cell>
          <table:table-cell office:value-type="string" table:style-name="ce2">
            <text:p>14<text:span text:style-name="T1">: </text:span><text:span text:style-name="T2">29.238548609366326</text:span></text:p>
          </table:table-cell>
          <table:table-cell office:value-type="string" office:string-value="29.238548609366326" table:formula="of:=RIGHT([.B19];LEN([.B19])-4)" table:style-name="ce3">
            <text:p>29.238548609366326</text:p>
          </table:table-cell>
          <table:table-cell office:value-type="float" office:value="29.238548609366301" table:formula="of:=[.C19]+0" table:style-name="ce3">
            <text:p>29.24</text:p>
          </table:table-cell>
          <table:table-cell office:value-type="string" table:style-name="ce2">
            <text:p>14<text:span text:style-name="T1">: </text:span><text:span text:style-name="T2">54.20028896668615</text:span></text:p>
          </table:table-cell>
          <table:table-cell office:value-type="string" office:string-value="54.20028896668615" table:formula="of:=RIGHT([.E19];LEN([.E19])-4)" table:style-name="ce3">
            <text:p>54.20028896668615</text:p>
          </table:table-cell>
          <table:table-cell office:value-type="float" office:value="54.200288966686102" table:formula="of:=[.F19]+0" table:style-name="ce3">
            <text:p>54.20</text:p>
          </table:table-cell>
          <table:table-cell table:number-columns-repeated="3" table:style-name="ce1"/>
          <table:table-cell table:style-name="ce3"/>
          <table:table-cell office:value-type="float" office:value="41.719418788026204" table:formula="of:=([.D19]+[.G19])/2" table:style-name="ce3">
            <text:p>41.72</text:p>
          </table:table-cell>
          <table:table-cell table:number-columns-repeated="16372"/>
        </table:table-row>
        <table:table-row table:style-name="ro1">
          <table:table-cell office:value-type="float" office:value="16" table:formula="of:=[.A19]+1" table:style-name="ce1">
            <text:p>16</text:p>
          </table:table-cell>
          <table:table-cell office:value-type="string" table:style-name="ce2">
            <text:p>15<text:span text:style-name="T1">: </text:span><text:span text:style-name="T2">31.24296805117322</text:span></text:p>
          </table:table-cell>
          <table:table-cell office:value-type="string" office:string-value="31.24296805117322" table:formula="of:=RIGHT([.B20];LEN([.B20])-4)" table:style-name="ce3">
            <text:p>31.24296805117322</text:p>
          </table:table-cell>
          <table:table-cell office:value-type="float" office:value="31.2429680511732" table:formula="of:=[.C20]+0" table:style-name="ce3">
            <text:p>31.24</text:p>
          </table:table-cell>
          <table:table-cell office:value-type="string" table:style-name="ce2">
            <text:p>15<text:span text:style-name="T1">: </text:span><text:span text:style-name="T2">71.4470722515589</text:span></text:p>
          </table:table-cell>
          <table:table-cell office:value-type="string" office:string-value="71.4470722515589" table:formula="of:=RIGHT([.E20];LEN([.E20])-4)" table:style-name="ce3">
            <text:p>71.4470722515589</text:p>
          </table:table-cell>
          <table:table-cell office:value-type="float" office:value="71.447072251558893" table:formula="of:=[.F20]+0" table:style-name="ce3">
            <text:p>71.45</text:p>
          </table:table-cell>
          <table:table-cell table:number-columns-repeated="3" table:style-name="ce1"/>
          <table:table-cell table:style-name="ce3"/>
          <table:table-cell office:value-type="float" office:value="51.345020151366043" table:formula="of:=([.D20]+[.G20])/2" table:style-name="ce3">
            <text:p>51.35</text:p>
          </table:table-cell>
          <table:table-cell table:number-columns-repeated="16372"/>
        </table:table-row>
        <table:table-row table:style-name="ro1">
          <table:table-cell office:value-type="float" office:value="17" table:formula="of:=[.A20]+1" table:style-name="ce1">
            <text:p>17</text:p>
          </table:table-cell>
          <table:table-cell office:value-type="string" table:style-name="ce2">
            <text:p>16<text:span text:style-name="T1">: </text:span><text:span text:style-name="T2">31.866241100171845</text:span></text:p>
          </table:table-cell>
          <table:table-cell office:value-type="string" office:string-value="31.866241100171845" table:formula="of:=RIGHT([.B21];LEN([.B21])-4)" table:style-name="ce3">
            <text:p>31.866241100171845</text:p>
          </table:table-cell>
          <table:table-cell office:value-type="float" office:value="31.866241100171798" table:formula="of:=[.C21]+0" table:style-name="ce3">
            <text:p>31.87</text:p>
          </table:table-cell>
          <table:table-cell office:value-type="string" table:style-name="ce2">
            <text:p>16<text:span text:style-name="T1">: </text:span><text:span text:style-name="T2">73.26739335728847</text:span></text:p>
          </table:table-cell>
          <table:table-cell office:value-type="string" office:string-value="73.26739335728847" table:formula="of:=RIGHT([.E21];LEN([.E21])-4)" table:style-name="ce3">
            <text:p>73.26739335728847</text:p>
          </table:table-cell>
          <table:table-cell office:value-type="float" office:value="73.267393357288398" table:formula="of:=[.F21]+0" table:style-name="ce3">
            <text:p>73.27</text:p>
          </table:table-cell>
          <table:table-cell table:number-columns-repeated="3" table:style-name="ce1"/>
          <table:table-cell table:style-name="ce3"/>
          <table:table-cell office:value-type="float" office:value="52.566817228730102" table:formula="of:=([.D21]+[.G21])/2" table:style-name="ce3">
            <text:p>52.57</text:p>
          </table:table-cell>
          <table:table-cell table:number-columns-repeated="16372"/>
        </table:table-row>
        <table:table-row table:style-name="ro1">
          <table:table-cell office:value-type="float" office:value="18" table:formula="of:=[.A21]+1" table:style-name="ce1">
            <text:p>18</text:p>
          </table:table-cell>
          <table:table-cell office:value-type="string" table:style-name="ce2">
            <text:p>17<text:span text:style-name="T1">: </text:span><text:span text:style-name="T2">36.87984986720965</text:span></text:p>
          </table:table-cell>
          <table:table-cell office:value-type="string" office:string-value="36.87984986720965" table:formula="of:=RIGHT([.B22];LEN([.B22])-4)" table:style-name="ce3">
            <text:p>36.87984986720965</text:p>
          </table:table-cell>
          <table:table-cell office:value-type="float" office:value="36.8798498672096" table:formula="of:=[.C22]+0" table:style-name="ce3">
            <text:p>36.88</text:p>
          </table:table-cell>
          <table:table-cell office:value-type="string" table:style-name="ce2">
            <text:p>17<text:span text:style-name="T1">: </text:span><text:span text:style-name="T2">68.94930313376766</text:span></text:p>
          </table:table-cell>
          <table:table-cell office:value-type="string" office:string-value="68.94930313376766" table:formula="of:=RIGHT([.E22];LEN([.E22])-4)" table:style-name="ce3">
            <text:p>68.94930313376766</text:p>
          </table:table-cell>
          <table:table-cell office:value-type="float" office:value="68.9493031337676" table:formula="of:=[.F22]+0" table:style-name="ce3">
            <text:p>68.95</text:p>
          </table:table-cell>
          <table:table-cell table:number-columns-repeated="3" table:style-name="ce1"/>
          <table:table-cell table:style-name="ce3"/>
          <table:table-cell office:value-type="float" office:value="52.9145765004886" table:formula="of:=([.D22]+[.G22])/2" table:style-name="ce3">
            <text:p>52.91</text:p>
          </table:table-cell>
          <table:table-cell table:number-columns-repeated="16372"/>
        </table:table-row>
        <table:table-row table:style-name="ro1">
          <table:table-cell office:value-type="float" office:value="19" table:formula="of:=[.A22]+1" table:style-name="ce1">
            <text:p>19</text:p>
          </table:table-cell>
          <table:table-cell office:value-type="string" table:style-name="ce2">
            <text:p>18<text:span text:style-name="T1">: </text:span><text:span text:style-name="T2">41.41358655580882</text:span></text:p>
          </table:table-cell>
          <table:table-cell office:value-type="string" office:string-value="41.41358655580882" table:formula="of:=RIGHT([.B23];LEN([.B23])-4)" table:style-name="ce3">
            <text:p>41.41358655580882</text:p>
          </table:table-cell>
          <table:table-cell office:value-type="float" office:value="41.413586555808799" table:formula="of:=[.C23]+0" table:style-name="ce3">
            <text:p>41.41</text:p>
          </table:table-cell>
          <table:table-cell office:value-type="string" table:style-name="ce2">
            <text:p>18<text:span text:style-name="T1">: </text:span><text:span text:style-name="T2">67.15909204599977</text:span></text:p>
          </table:table-cell>
          <table:table-cell office:value-type="string" office:string-value="67.15909204599977" table:formula="of:=RIGHT([.E23];LEN([.E23])-4)" table:style-name="ce3">
            <text:p>67.15909204599977</text:p>
          </table:table-cell>
          <table:table-cell office:value-type="float" office:value="67.159092045999699" table:formula="of:=[.F23]+0" table:style-name="ce3">
            <text:p>67.16</text:p>
          </table:table-cell>
          <table:table-cell table:number-columns-repeated="3" table:style-name="ce1"/>
          <table:table-cell table:style-name="ce3"/>
          <table:table-cell office:value-type="float" office:value="54.286339300904245" table:formula="of:=([.D23]+[.G23])/2" table:style-name="ce3">
            <text:p>54.29</text:p>
          </table:table-cell>
          <table:table-cell table:number-columns-repeated="16372"/>
        </table:table-row>
        <table:table-row table:style-name="ro1">
          <table:table-cell office:value-type="float" office:value="20" table:formula="of:=[.A23]+1" table:style-name="ce1">
            <text:p>20</text:p>
          </table:table-cell>
          <table:table-cell office:value-type="string" table:style-name="ce2">
            <text:p>19<text:span text:style-name="T1">: </text:span><text:span text:style-name="T2">42.13083038978384</text:span></text:p>
          </table:table-cell>
          <table:table-cell office:value-type="string" office:string-value="42.13083038978384" table:formula="of:=RIGHT([.B24];LEN([.B24])-4)" table:style-name="ce3">
            <text:p>42.13083038978384</text:p>
          </table:table-cell>
          <table:table-cell office:value-type="float" office:value="42.130830389783803" table:formula="of:=[.C24]+0" table:style-name="ce3">
            <text:p>42.13</text:p>
          </table:table-cell>
          <table:table-cell office:value-type="string" table:style-name="ce2">
            <text:p>19<text:span text:style-name="T1">: </text:span><text:span text:style-name="T2">68.13008699368551</text:span></text:p>
          </table:table-cell>
          <table:table-cell office:value-type="string" office:string-value="68.13008699368551" table:formula="of:=RIGHT([.E24];LEN([.E24])-4)" table:style-name="ce3">
            <text:p>68.13008699368551</text:p>
          </table:table-cell>
          <table:table-cell office:value-type="float" office:value="68.130086993685495" table:formula="of:=[.F24]+0" table:style-name="ce3">
            <text:p>68.13</text:p>
          </table:table-cell>
          <table:table-cell table:number-columns-repeated="3" table:style-name="ce1"/>
          <table:table-cell table:style-name="ce3"/>
          <table:table-cell office:value-type="float" office:value="55.130458691734646" table:formula="of:=([.D24]+[.G24])/2" table:style-name="ce3">
            <text:p>55.13</text:p>
          </table:table-cell>
          <table:table-cell table:number-columns-repeated="16372"/>
        </table:table-row>
        <table:table-row table:style-name="ro1">
          <table:table-cell office:value-type="float" office:value="21" table:formula="of:=[.A24]+1" table:style-name="ce1">
            <text:p>21</text:p>
          </table:table-cell>
          <table:table-cell office:value-type="string" table:style-name="ce2">
            <text:p>20<text:span text:style-name="T1">: </text:span><text:span text:style-name="T2">32.31177375559007</text:span></text:p>
          </table:table-cell>
          <table:table-cell office:value-type="string" office:string-value="32.31177375559007" table:formula="of:=RIGHT([.B25];LEN([.B25])-4)" table:style-name="ce3">
            <text:p>32.31177375559007</text:p>
          </table:table-cell>
          <table:table-cell office:value-type="float" office:value="32.311773755590004" table:formula="of:=[.C25]+0" table:style-name="ce3">
            <text:p>32.31</text:p>
          </table:table-cell>
          <table:table-cell office:value-type="string" table:style-name="ce2">
            <text:p>20<text:span text:style-name="T1">: </text:span><text:span text:style-name="T2">70.38560141351108</text:span></text:p>
          </table:table-cell>
          <table:table-cell office:value-type="string" office:string-value="70.38560141351108" table:formula="of:=RIGHT([.E25];LEN([.E25])-4)" table:style-name="ce3">
            <text:p>70.38560141351108</text:p>
          </table:table-cell>
          <table:table-cell office:value-type="float" office:value="70.385601413510997" table:formula="of:=[.F25]+0" table:style-name="ce3">
            <text:p>70.39</text:p>
          </table:table-cell>
          <table:table-cell table:number-columns-repeated="3" table:style-name="ce1"/>
          <table:table-cell table:style-name="ce3"/>
          <table:table-cell office:value-type="float" office:value="51.348687584550504" table:formula="of:=([.D25]+[.G25])/2" table:style-name="ce3">
            <text:p>51.35</text:p>
          </table:table-cell>
          <table:table-cell table:number-columns-repeated="16372"/>
        </table:table-row>
        <table:table-row table:style-name="ro1">
          <table:table-cell office:value-type="float" office:value="22" table:formula="of:=[.A25]+1" table:style-name="ce1">
            <text:p>22</text:p>
          </table:table-cell>
          <table:table-cell office:value-type="string" table:style-name="ce2">
            <text:p>21<text:span text:style-name="T1">: </text:span><text:span text:style-name="T2">31.021323374317397</text:span></text:p>
          </table:table-cell>
          <table:table-cell office:value-type="string" office:string-value="31.021323374317397" table:formula="of:=RIGHT([.B26];LEN([.B26])-4)" table:style-name="ce3">
            <text:p>31.021323374317397</text:p>
          </table:table-cell>
          <table:table-cell office:value-type="float" office:value="31.021323374317301" table:formula="of:=[.C26]+0" table:style-name="ce3">
            <text:p>31.02</text:p>
          </table:table-cell>
          <table:table-cell office:value-type="string" table:style-name="ce2">
            <text:p>21<text:span text:style-name="T1">: </text:span><text:span text:style-name="T2">76.72437415381054</text:span></text:p>
          </table:table-cell>
          <table:table-cell office:value-type="string" office:string-value="76.72437415381054" table:formula="of:=RIGHT([.E26];LEN([.E26])-4)" table:style-name="ce3">
            <text:p>76.72437415381054</text:p>
          </table:table-cell>
          <table:table-cell office:value-type="float" office:value="76.724374153810501" table:formula="of:=[.F26]+0" table:style-name="ce3">
            <text:p>76.72</text:p>
          </table:table-cell>
          <table:table-cell table:number-columns-repeated="3" table:style-name="ce1"/>
          <table:table-cell table:style-name="ce3"/>
          <table:table-cell office:value-type="float" office:value="53.872848764063903" table:formula="of:=([.D26]+[.G26])/2" table:style-name="ce3">
            <text:p>53.87</text:p>
          </table:table-cell>
          <table:table-cell table:number-columns-repeated="16372"/>
        </table:table-row>
        <table:table-row table:style-name="ro1">
          <table:table-cell office:value-type="float" office:value="23" table:formula="of:=[.A26]+1" table:style-name="ce1">
            <text:p>23</text:p>
          </table:table-cell>
          <table:table-cell office:value-type="string" table:style-name="ce2">
            <text:p>22<text:span text:style-name="T1">: </text:span><text:span text:style-name="T2">35.016437086058225</text:span></text:p>
          </table:table-cell>
          <table:table-cell office:value-type="string" office:string-value="35.016437086058225" table:formula="of:=RIGHT([.B27];LEN([.B27])-4)" table:style-name="ce3">
            <text:p>35.016437086058225</text:p>
          </table:table-cell>
          <table:table-cell office:value-type="float" office:value="35.016437086058197" table:formula="of:=[.C27]+0" table:style-name="ce3">
            <text:p>35.02</text:p>
          </table:table-cell>
          <table:table-cell office:value-type="string" table:style-name="ce2">
            <text:p>22<text:span text:style-name="T1">: </text:span><text:span text:style-name="T2">68.04675978505254</text:span></text:p>
          </table:table-cell>
          <table:table-cell office:value-type="string" office:string-value="68.04675978505254" table:formula="of:=RIGHT([.E27];LEN([.E27])-4)" table:style-name="ce3">
            <text:p>68.04675978505254</text:p>
          </table:table-cell>
          <table:table-cell office:value-type="float" office:value="68.046759785052501" table:formula="of:=[.F27]+0" table:style-name="ce3">
            <text:p>68.05</text:p>
          </table:table-cell>
          <table:table-cell table:number-columns-repeated="3" table:style-name="ce1"/>
          <table:table-cell table:style-name="ce3"/>
          <table:table-cell office:value-type="float" office:value="51.531598435555352" table:formula="of:=([.D27]+[.G27])/2" table:style-name="ce3">
            <text:p>51.53</text:p>
          </table:table-cell>
          <table:table-cell table:number-columns-repeated="16372"/>
        </table:table-row>
        <table:table-row table:style-name="ro1">
          <table:table-cell office:value-type="float" office:value="24" table:formula="of:=[.A27]+1" table:style-name="ce1">
            <text:p>24</text:p>
          </table:table-cell>
          <table:table-cell office:value-type="string" table:style-name="ce2">
            <text:p>23<text:span text:style-name="T1">: </text:span><text:span text:style-name="T2">34.33814090827259</text:span></text:p>
          </table:table-cell>
          <table:table-cell office:value-type="string" office:string-value="34.33814090827259" table:formula="of:=RIGHT([.B28];LEN([.B28])-4)" table:style-name="ce3">
            <text:p>34.33814090827259</text:p>
          </table:table-cell>
          <table:table-cell office:value-type="float" office:value="34.3381409082725" table:formula="of:=[.C28]+0" table:style-name="ce3">
            <text:p>34.34</text:p>
          </table:table-cell>
          <table:table-cell office:value-type="string" table:style-name="ce2">
            <text:p>23<text:span text:style-name="T1">: </text:span><text:span text:style-name="T2">77.52032625910306</text:span></text:p>
          </table:table-cell>
          <table:table-cell office:value-type="string" office:string-value="77.52032625910306" table:formula="of:=RIGHT([.E28];LEN([.E28])-4)" table:style-name="ce3">
            <text:p>77.52032625910306</text:p>
          </table:table-cell>
          <table:table-cell office:value-type="float" office:value="77.520326259103001" table:formula="of:=[.F28]+0" table:style-name="ce3">
            <text:p>77.52</text:p>
          </table:table-cell>
          <table:table-cell table:number-columns-repeated="3" table:style-name="ce1"/>
          <table:table-cell table:style-name="ce3"/>
          <table:table-cell office:value-type="float" office:value="55.929233583687747" table:formula="of:=([.D28]+[.G28])/2" table:style-name="ce3">
            <text:p>55.93</text:p>
          </table:table-cell>
          <table:table-cell table:number-columns-repeated="16372"/>
        </table:table-row>
        <table:table-row table:style-name="ro1">
          <table:table-cell office:value-type="float" office:value="25" table:formula="of:=[.A28]+1" table:style-name="ce1">
            <text:p>25</text:p>
          </table:table-cell>
          <table:table-cell office:value-type="string" table:style-name="ce2">
            <text:p>24<text:span text:style-name="T1">: </text:span><text:span text:style-name="T2">34.14630363285562</text:span></text:p>
          </table:table-cell>
          <table:table-cell office:value-type="string" office:string-value="34.14630363285562" table:formula="of:=RIGHT([.B29];LEN([.B29])-4)" table:style-name="ce3">
            <text:p>34.14630363285562</text:p>
          </table:table-cell>
          <table:table-cell office:value-type="float" office:value="34.146303632855599" table:formula="of:=[.C29]+0" table:style-name="ce3">
            <text:p>34.15</text:p>
          </table:table-cell>
          <table:table-cell office:value-type="string" table:style-name="ce2">
            <text:p>24<text:span text:style-name="T1">: </text:span><text:span text:style-name="T2">66.29467284639318</text:span></text:p>
          </table:table-cell>
          <table:table-cell office:value-type="string" office:string-value="66.29467284639318" table:formula="of:=RIGHT([.E29];LEN([.E29])-4)" table:style-name="ce3">
            <text:p>66.29467284639318</text:p>
          </table:table-cell>
          <table:table-cell office:value-type="float" office:value="66.294672846393098" table:formula="of:=[.F29]+0" table:style-name="ce3">
            <text:p>66.29</text:p>
          </table:table-cell>
          <table:table-cell table:number-columns-repeated="3" table:style-name="ce1"/>
          <table:table-cell table:style-name="ce3"/>
          <table:table-cell office:value-type="float" office:value="50.220488239624345" table:formula="of:=([.D29]+[.G29])/2" table:style-name="ce3">
            <text:p>50.22</text:p>
          </table:table-cell>
          <table:table-cell table:number-columns-repeated="16372"/>
        </table:table-row>
        <table:table-row table:style-name="ro1">
          <table:table-cell office:value-type="float" office:value="26" table:formula="of:=[.A29]+1" table:style-name="ce1">
            <text:p>26</text:p>
          </table:table-cell>
          <table:table-cell office:value-type="string" table:style-name="ce2">
            <text:p>25<text:span text:style-name="T1">: </text:span><text:span text:style-name="T2">47.43220968639178</text:span></text:p>
          </table:table-cell>
          <table:table-cell office:value-type="string" office:string-value="47.43220968639178" table:formula="of:=RIGHT([.B30];LEN([.B30])-4)" table:style-name="ce3">
            <text:p>47.43220968639178</text:p>
          </table:table-cell>
          <table:table-cell office:value-type="float" office:value="47.432209686391701" table:formula="of:=[.C30]+0" table:style-name="ce3">
            <text:p>47.43</text:p>
          </table:table-cell>
          <table:table-cell office:value-type="string" table:style-name="ce2">
            <text:p>25<text:span text:style-name="T1">: </text:span><text:span text:style-name="T2">60.71311988748944</text:span></text:p>
          </table:table-cell>
          <table:table-cell office:value-type="string" office:string-value="60.71311988748944" table:formula="of:=RIGHT([.E30];LEN([.E30])-4)" table:style-name="ce3">
            <text:p>60.71311988748944</text:p>
          </table:table-cell>
          <table:table-cell office:value-type="float" office:value="60.713119887489398" table:formula="of:=[.F30]+0" table:style-name="ce3">
            <text:p>60.71</text:p>
          </table:table-cell>
          <table:table-cell table:number-columns-repeated="3" table:style-name="ce1"/>
          <table:table-cell table:style-name="ce3"/>
          <table:table-cell office:value-type="float" office:value="54.07266478694055" table:formula="of:=([.D30]+[.G30])/2" table:style-name="ce3">
            <text:p>54.07</text:p>
          </table:table-cell>
          <table:table-cell table:number-columns-repeated="16372"/>
        </table:table-row>
        <table:table-row table:style-name="ro1">
          <table:table-cell office:value-type="float" office:value="27" table:formula="of:=[.A30]+1" table:style-name="ce1">
            <text:p>27</text:p>
          </table:table-cell>
          <table:table-cell office:value-type="string" table:style-name="ce2">
            <text:p>26<text:span text:style-name="T1">: </text:span><text:span text:style-name="T2">42.799493836094555</text:span></text:p>
          </table:table-cell>
          <table:table-cell office:value-type="string" office:string-value="42.799493836094555" table:formula="of:=RIGHT([.B31];LEN([.B31])-4)" table:style-name="ce3">
            <text:p>42.799493836094555</text:p>
          </table:table-cell>
          <table:table-cell office:value-type="float" office:value="42.799493836094499" table:formula="of:=[.C31]+0" table:style-name="ce3">
            <text:p>42.80</text:p>
          </table:table-cell>
          <table:table-cell office:value-type="string" table:style-name="ce2">
            <text:p>26<text:span text:style-name="T1">: </text:span><text:span text:style-name="T2">65.22704004884939</text:span></text:p>
          </table:table-cell>
          <table:table-cell office:value-type="string" office:string-value="65.22704004884939" table:formula="of:=RIGHT([.E31];LEN([.E31])-4)" table:style-name="ce3">
            <text:p>65.22704004884939</text:p>
          </table:table-cell>
          <table:table-cell office:value-type="float" office:value="65.227040048849304" table:formula="of:=[.F31]+0" table:style-name="ce3">
            <text:p>65.23</text:p>
          </table:table-cell>
          <table:table-cell table:number-columns-repeated="3" table:style-name="ce1"/>
          <table:table-cell table:style-name="ce3"/>
          <table:table-cell office:value-type="float" office:value="54.013266942471901" table:formula="of:=([.D31]+[.G31])/2" table:style-name="ce3">
            <text:p>54.01</text:p>
          </table:table-cell>
          <table:table-cell table:number-columns-repeated="16372"/>
        </table:table-row>
        <table:table-row table:style-name="ro1">
          <table:table-cell office:value-type="float" office:value="28" table:formula="of:=[.A31]+1" table:style-name="ce1">
            <text:p>28</text:p>
          </table:table-cell>
          <table:table-cell office:value-type="string" table:style-name="ce2">
            <text:p>27<text:span text:style-name="T1">: </text:span><text:span text:style-name="T2">46.03669294768153</text:span></text:p>
          </table:table-cell>
          <table:table-cell office:value-type="string" office:string-value="46.03669294768153" table:formula="of:=RIGHT([.B32];LEN([.B32])-4)" table:style-name="ce3">
            <text:p>46.03669294768153</text:p>
          </table:table-cell>
          <table:table-cell office:value-type="float" office:value="46.036692947681502" table:formula="of:=[.C32]+0" table:style-name="ce3">
            <text:p>46.04</text:p>
          </table:table-cell>
          <table:table-cell office:value-type="string" table:style-name="ce2">
            <text:p>27<text:span text:style-name="T1">: </text:span><text:span text:style-name="T2">77.72783111744266</text:span></text:p>
          </table:table-cell>
          <table:table-cell office:value-type="string" office:string-value="77.72783111744266" table:formula="of:=RIGHT([.E32];LEN([.E32])-4)" table:style-name="ce3">
            <text:p>77.72783111744266</text:p>
          </table:table-cell>
          <table:table-cell office:value-type="float" office:value="77.727831117442605" table:formula="of:=[.F32]+0" table:style-name="ce3">
            <text:p>77.73</text:p>
          </table:table-cell>
          <table:table-cell table:number-columns-repeated="3" table:style-name="ce1"/>
          <table:table-cell table:style-name="ce3"/>
          <table:table-cell office:value-type="float" office:value="61.882262032562053" table:formula="of:=([.D32]+[.G32])/2" table:style-name="ce3">
            <text:p>61.88</text:p>
          </table:table-cell>
          <table:table-cell table:number-columns-repeated="16372"/>
        </table:table-row>
        <table:table-row table:style-name="ro1">
          <table:table-cell office:value-type="float" office:value="29" table:formula="of:=[.A32]+1" table:style-name="ce1">
            <text:p>29</text:p>
          </table:table-cell>
          <table:table-cell office:value-type="string" table:style-name="ce2">
            <text:p>28<text:span text:style-name="T1">: </text:span><text:span text:style-name="T2">44.967129480543484</text:span></text:p>
          </table:table-cell>
          <table:table-cell office:value-type="string" office:string-value="44.967129480543484" table:formula="of:=RIGHT([.B33];LEN([.B33])-4)" table:style-name="ce3">
            <text:p>44.967129480543484</text:p>
          </table:table-cell>
          <table:table-cell office:value-type="float" office:value="44.967129480543399" table:formula="of:=[.C33]+0" table:style-name="ce3">
            <text:p>44.97</text:p>
          </table:table-cell>
          <table:table-cell office:value-type="string" table:style-name="ce2">
            <text:p>28<text:span text:style-name="T1">: </text:span><text:span text:style-name="T2">75.02079521600515</text:span></text:p>
          </table:table-cell>
          <table:table-cell office:value-type="string" office:string-value="75.02079521600515" table:formula="of:=RIGHT([.E33];LEN([.E33])-4)" table:style-name="ce3">
            <text:p>75.02079521600515</text:p>
          </table:table-cell>
          <table:table-cell office:value-type="float" office:value="75.020795216005098" table:formula="of:=[.F33]+0" table:style-name="ce3">
            <text:p>75.02</text:p>
          </table:table-cell>
          <table:table-cell table:number-columns-repeated="3" table:style-name="ce1"/>
          <table:table-cell table:style-name="ce3"/>
          <table:table-cell office:value-type="float" office:value="59.993962348274252" table:formula="of:=([.D33]+[.G33])/2" table:style-name="ce3">
            <text:p>59.99</text:p>
          </table:table-cell>
          <table:table-cell table:number-columns-repeated="16372"/>
        </table:table-row>
        <table:table-row table:style-name="ro1">
          <table:table-cell office:value-type="float" office:value="30" table:formula="of:=[.A33]+1" table:style-name="ce1">
            <text:p>30</text:p>
          </table:table-cell>
          <table:table-cell office:value-type="string" table:style-name="ce2">
            <text:p>29<text:span text:style-name="T1">: </text:span><text:span text:style-name="T2">47.91841953559454</text:span></text:p>
          </table:table-cell>
          <table:table-cell office:value-type="string" office:string-value="47.91841953559454" table:formula="of:=RIGHT([.B34];LEN([.B34])-4)" table:style-name="ce3">
            <text:p>47.91841953559454</text:p>
          </table:table-cell>
          <table:table-cell office:value-type="float" office:value="47.918419535594502" table:formula="of:=[.C34]+0" table:style-name="ce3">
            <text:p>47.92</text:p>
          </table:table-cell>
          <table:table-cell office:value-type="string" table:style-name="ce2">
            <text:p>29<text:span text:style-name="T1">: </text:span><text:span text:style-name="T2">67.70796934810514</text:span></text:p>
          </table:table-cell>
          <table:table-cell office:value-type="string" office:string-value="67.70796934810514" table:formula="of:=RIGHT([.E34];LEN([.E34])-4)" table:style-name="ce3">
            <text:p>67.70796934810514</text:p>
          </table:table-cell>
          <table:table-cell office:value-type="float" office:value="67.707969348105095" table:formula="of:=[.F34]+0" table:style-name="ce3">
            <text:p>67.71</text:p>
          </table:table-cell>
          <table:table-cell table:number-columns-repeated="3" table:style-name="ce1"/>
          <table:table-cell table:style-name="ce3"/>
          <table:table-cell office:value-type="float" office:value="57.813194441849802" table:formula="of:=([.D34]+[.G34])/2" table:style-name="ce3">
            <text:p>57.81</text:p>
          </table:table-cell>
          <table:table-cell table:number-columns-repeated="16372"/>
        </table:table-row>
        <table:table-row table:style-name="ro1">
          <table:table-cell office:value-type="float" office:value="31" table:formula="of:=[.A34]+1" table:style-name="ce1">
            <text:p>31</text:p>
          </table:table-cell>
          <table:table-cell office:value-type="string" table:style-name="ce2">
            <text:p>30<text:span text:style-name="T1">: </text:span><text:span text:style-name="T2">44.81590945429299</text:span></text:p>
          </table:table-cell>
          <table:table-cell office:value-type="string" office:string-value="44.81590945429299" table:formula="of:=RIGHT([.B35];LEN([.B35])-4)" table:style-name="ce3">
            <text:p>44.81590945429299</text:p>
          </table:table-cell>
          <table:table-cell office:value-type="float" office:value="44.8159094542929" table:formula="of:=[.C35]+0" table:style-name="ce3">
            <text:p>44.82</text:p>
          </table:table-cell>
          <table:table-cell office:value-type="string" table:style-name="ce2">
            <text:p>30<text:span text:style-name="T1">: </text:span><text:span text:style-name="T2">66.38641847563906</text:span></text:p>
          </table:table-cell>
          <table:table-cell office:value-type="string" office:string-value="66.38641847563906" table:formula="of:=RIGHT([.E35];LEN([.E35])-4)" table:style-name="ce3">
            <text:p>66.38641847563906</text:p>
          </table:table-cell>
          <table:table-cell office:value-type="float" office:value="66.386418475639005" table:formula="of:=[.F35]+0" table:style-name="ce3">
            <text:p>66.39</text:p>
          </table:table-cell>
          <table:table-cell table:number-columns-repeated="3" table:style-name="ce1"/>
          <table:table-cell table:style-name="ce3"/>
          <table:table-cell office:value-type="float" office:value="55.601163964965949" table:formula="of:=([.D35]+[.G35])/2" table:style-name="ce3">
            <text:p>55.60</text:p>
          </table:table-cell>
          <table:table-cell table:number-columns-repeated="16372"/>
        </table:table-row>
        <table:table-row table:style-name="ro1">
          <table:table-cell office:value-type="float" office:value="32" table:formula="of:=[.A35]+1" table:style-name="ce1">
            <text:p>32</text:p>
          </table:table-cell>
          <table:table-cell office:value-type="string" table:style-name="ce2">
            <text:p>31<text:span text:style-name="T1">: </text:span><text:span text:style-name="T2">48.74876760230942</text:span></text:p>
          </table:table-cell>
          <table:table-cell office:value-type="string" office:string-value="48.74876760230942" table:formula="of:=RIGHT([.B36];LEN([.B36])-4)" table:style-name="ce3">
            <text:p>48.74876760230942</text:p>
          </table:table-cell>
          <table:table-cell office:value-type="float" office:value="48.7487676023094" table:formula="of:=[.C36]+0" table:style-name="ce3">
            <text:p>48.75</text:p>
          </table:table-cell>
          <table:table-cell office:value-type="string" table:style-name="ce2">
            <text:p>31<text:span text:style-name="T1">: </text:span><text:span text:style-name="T2">70.86943578569881</text:span></text:p>
          </table:table-cell>
          <table:table-cell office:value-type="string" office:string-value="70.86943578569881" table:formula="of:=RIGHT([.E36];LEN([.E36])-4)" table:style-name="ce3">
            <text:p>70.86943578569881</text:p>
          </table:table-cell>
          <table:table-cell office:value-type="float" office:value="70.869435785698798" table:formula="of:=[.F36]+0" table:style-name="ce3">
            <text:p>70.87</text:p>
          </table:table-cell>
          <table:table-cell table:number-columns-repeated="3" table:style-name="ce1"/>
          <table:table-cell table:style-name="ce3"/>
          <table:table-cell office:value-type="float" office:value="59.809101694004099" table:formula="of:=([.D36]+[.G36])/2" table:style-name="ce3">
            <text:p>59.81</text:p>
          </table:table-cell>
          <table:table-cell table:number-columns-repeated="16372"/>
        </table:table-row>
        <table:table-row table:style-name="ro1">
          <table:table-cell office:value-type="float" office:value="33" table:formula="of:=[.A36]+1" table:style-name="ce1">
            <text:p>33</text:p>
          </table:table-cell>
          <table:table-cell office:value-type="string" table:style-name="ce2">
            <text:p>32<text:span text:style-name="T1">: </text:span><text:span text:style-name="T2">41.11973692618843</text:span></text:p>
          </table:table-cell>
          <table:table-cell office:value-type="string" office:string-value="41.11973692618843" table:formula="of:=RIGHT([.B37];LEN([.B37])-4)" table:style-name="ce3">
            <text:p>41.11973692618843</text:p>
          </table:table-cell>
          <table:table-cell office:value-type="float" office:value="41.119736926188402" table:formula="of:=[.C37]+0" table:style-name="ce3">
            <text:p>41.12</text:p>
          </table:table-cell>
          <table:table-cell office:value-type="string" table:style-name="ce2">
            <text:p>32<text:span text:style-name="T1">: </text:span><text:span text:style-name="T2">73.29206339443127</text:span></text:p>
          </table:table-cell>
          <table:table-cell office:value-type="string" office:string-value="73.29206339443127" table:formula="of:=RIGHT([.E37];LEN([.E37])-4)" table:style-name="ce3">
            <text:p>73.29206339443127</text:p>
          </table:table-cell>
          <table:table-cell office:value-type="float" office:value="73.292063394431196" table:formula="of:=[.F37]+0" table:style-name="ce3">
            <text:p>73.29</text:p>
          </table:table-cell>
          <table:table-cell table:number-columns-repeated="3" table:style-name="ce1"/>
          <table:table-cell table:style-name="ce3"/>
          <table:table-cell office:value-type="float" office:value="57.205900160309795" table:formula="of:=([.D37]+[.G37])/2" table:style-name="ce3">
            <text:p>57.21</text:p>
          </table:table-cell>
          <table:table-cell table:number-columns-repeated="16372"/>
        </table:table-row>
        <table:table-row table:style-name="ro1">
          <table:table-cell office:value-type="float" office:value="34" table:formula="of:=[.A37]+1" table:style-name="ce1">
            <text:p>34</text:p>
          </table:table-cell>
          <table:table-cell office:value-type="string" table:style-name="ce2">
            <text:p>33<text:span text:style-name="T1">: </text:span><text:span text:style-name="T2">51.78928312830359</text:span></text:p>
          </table:table-cell>
          <table:table-cell office:value-type="string" office:string-value="51.78928312830359" table:formula="of:=RIGHT([.B38];LEN([.B38])-4)" table:style-name="ce3">
            <text:p>51.78928312830359</text:p>
          </table:table-cell>
          <table:table-cell office:value-type="float" office:value="51.789283128303502" table:formula="of:=[.C38]+0" table:style-name="ce3">
            <text:p>51.79</text:p>
          </table:table-cell>
          <table:table-cell office:value-type="string" table:style-name="ce2">
            <text:p>33<text:span text:style-name="T1">: </text:span><text:span text:style-name="T2">80.19802088493542</text:span></text:p>
          </table:table-cell>
          <table:table-cell office:value-type="string" office:string-value="80.19802088493542" table:formula="of:=RIGHT([.E38];LEN([.E38])-4)" table:style-name="ce3">
            <text:p>80.19802088493542</text:p>
          </table:table-cell>
          <table:table-cell office:value-type="float" office:value="80.198020884935403" table:formula="of:=[.F38]+0" table:style-name="ce3">
            <text:p>80.20</text:p>
          </table:table-cell>
          <table:table-cell table:number-columns-repeated="3" table:style-name="ce1"/>
          <table:table-cell table:style-name="ce3"/>
          <table:table-cell office:value-type="float" office:value="65.993652006619456" table:formula="of:=([.D38]+[.G38])/2" table:style-name="ce3">
            <text:p>65.99</text:p>
          </table:table-cell>
          <table:table-cell table:number-columns-repeated="16372"/>
        </table:table-row>
        <table:table-row table:style-name="ro1">
          <table:table-cell office:value-type="float" office:value="35" table:formula="of:=[.A38]+1" table:style-name="ce1">
            <text:p>35</text:p>
          </table:table-cell>
          <table:table-cell office:value-type="string" table:style-name="ce2">
            <text:p>34<text:span text:style-name="T1">: </text:span><text:span text:style-name="T2">46.83464604920505</text:span></text:p>
          </table:table-cell>
          <table:table-cell office:value-type="string" office:string-value="46.83464604920505" table:formula="of:=RIGHT([.B39];LEN([.B39])-4)" table:style-name="ce3">
            <text:p>46.83464604920505</text:p>
          </table:table-cell>
          <table:table-cell office:value-type="float" office:value="46.834646049204999" table:formula="of:=[.C39]+0" table:style-name="ce3">
            <text:p>46.83</text:p>
          </table:table-cell>
          <table:table-cell office:value-type="string" table:style-name="ce2">
            <text:p>34<text:span text:style-name="T1">: </text:span><text:span text:style-name="T2">69.77813618399362</text:span></text:p>
          </table:table-cell>
          <table:table-cell office:value-type="string" office:string-value="69.77813618399362" table:formula="of:=RIGHT([.E39];LEN([.E39])-4)" table:style-name="ce3">
            <text:p>69.77813618399362</text:p>
          </table:table-cell>
          <table:table-cell office:value-type="float" office:value="69.778136183993595" table:formula="of:=[.F39]+0" table:style-name="ce3">
            <text:p>69.78</text:p>
          </table:table-cell>
          <table:table-cell table:number-columns-repeated="3" table:style-name="ce1"/>
          <table:table-cell table:style-name="ce3"/>
          <table:table-cell office:value-type="float" office:value="58.306391116599301" table:formula="of:=([.D39]+[.G39])/2" table:style-name="ce3">
            <text:p>58.31</text:p>
          </table:table-cell>
          <table:table-cell table:number-columns-repeated="16372"/>
        </table:table-row>
        <table:table-row table:style-name="ro1">
          <table:table-cell office:value-type="float" office:value="36" table:formula="of:=[.A39]+1" table:style-name="ce1">
            <text:p>36</text:p>
          </table:table-cell>
          <table:table-cell office:value-type="string" table:style-name="ce2">
            <text:p>35<text:span text:style-name="T1">: </text:span><text:span text:style-name="T2">40.59423970029898</text:span></text:p>
          </table:table-cell>
          <table:table-cell office:value-type="string" office:string-value="40.59423970029898" table:formula="of:=RIGHT([.B40];LEN([.B40])-4)" table:style-name="ce3">
            <text:p>40.59423970029898</text:p>
          </table:table-cell>
          <table:table-cell office:value-type="float" office:value="40.5942397002989" table:formula="of:=[.C40]+0" table:style-name="ce3">
            <text:p>40.59</text:p>
          </table:table-cell>
          <table:table-cell office:value-type="string" table:style-name="ce2">
            <text:p>35<text:span text:style-name="T1">: </text:span><text:span text:style-name="T2">74.61220505715343</text:span></text:p>
          </table:table-cell>
          <table:table-cell office:value-type="string" office:string-value="74.61220505715343" table:formula="of:=RIGHT([.E40];LEN([.E40])-4)" table:style-name="ce3">
            <text:p>74.61220505715343</text:p>
          </table:table-cell>
          <table:table-cell office:value-type="float" office:value="74.612205057153403" table:formula="of:=[.F40]+0" table:style-name="ce3">
            <text:p>74.61</text:p>
          </table:table-cell>
          <table:table-cell table:number-columns-repeated="3" table:style-name="ce1"/>
          <table:table-cell table:style-name="ce3"/>
          <table:table-cell office:value-type="float" office:value="57.603222378726151" table:formula="of:=([.D40]+[.G40])/2" table:style-name="ce3">
            <text:p>57.60</text:p>
          </table:table-cell>
          <table:table-cell table:number-columns-repeated="16372"/>
        </table:table-row>
        <table:table-row table:style-name="ro1">
          <table:table-cell office:value-type="float" office:value="37" table:formula="of:=[.A40]+1" table:style-name="ce1">
            <text:p>37</text:p>
          </table:table-cell>
          <table:table-cell office:value-type="string" table:style-name="ce2">
            <text:p>36<text:span text:style-name="T1">: </text:span><text:span text:style-name="T2">37.29095262205938</text:span></text:p>
          </table:table-cell>
          <table:table-cell office:value-type="string" office:string-value="37.29095262205938" table:formula="of:=RIGHT([.B41];LEN([.B41])-4)" table:style-name="ce3">
            <text:p>37.29095262205938</text:p>
          </table:table-cell>
          <table:table-cell office:value-type="float" office:value="37.290952622059301" table:formula="of:=[.C41]+0" table:style-name="ce3">
            <text:p>37.29</text:p>
          </table:table-cell>
          <table:table-cell office:value-type="string" table:style-name="ce2">
            <text:p>36<text:span text:style-name="T1">: </text:span><text:span text:style-name="T2">74.90670027913008</text:span></text:p>
          </table:table-cell>
          <table:table-cell office:value-type="string" office:string-value="74.90670027913008" table:formula="of:=RIGHT([.E41];LEN([.E41])-4)" table:style-name="ce3">
            <text:p>74.90670027913008</text:p>
          </table:table-cell>
          <table:table-cell office:value-type="float" office:value="74.906700279130007" table:formula="of:=[.F41]+0" table:style-name="ce3">
            <text:p>74.91</text:p>
          </table:table-cell>
          <table:table-cell table:number-columns-repeated="3" table:style-name="ce1"/>
          <table:table-cell table:style-name="ce3"/>
          <table:table-cell office:value-type="float" office:value="56.098826450594657" table:formula="of:=([.D41]+[.G41])/2" table:style-name="ce3">
            <text:p>56.10</text:p>
          </table:table-cell>
          <table:table-cell table:number-columns-repeated="16372"/>
        </table:table-row>
        <table:table-row table:style-name="ro1">
          <table:table-cell office:value-type="float" office:value="38" table:formula="of:=[.A41]+1" table:style-name="ce1">
            <text:p>38</text:p>
          </table:table-cell>
          <table:table-cell office:value-type="string" table:style-name="ce2">
            <text:p>37<text:span text:style-name="T1">: </text:span><text:span text:style-name="T2">37.189962113337636</text:span></text:p>
          </table:table-cell>
          <table:table-cell office:value-type="string" office:string-value="37.189962113337636" table:formula="of:=RIGHT([.B42];LEN([.B42])-4)" table:style-name="ce3">
            <text:p>37.189962113337636</text:p>
          </table:table-cell>
          <table:table-cell office:value-type="float" office:value="37.1899621133376" table:formula="of:=[.C42]+0" table:style-name="ce3">
            <text:p>37.19</text:p>
          </table:table-cell>
          <table:table-cell office:value-type="string" table:style-name="ce2">
            <text:p>37<text:span text:style-name="T1">: </text:span><text:span text:style-name="T2">60.108048847112606</text:span></text:p>
          </table:table-cell>
          <table:table-cell office:value-type="string" office:string-value="60.108048847112606" table:formula="of:=RIGHT([.E42];LEN([.E42])-4)" table:style-name="ce3">
            <text:p>60.108048847112606</text:p>
          </table:table-cell>
          <table:table-cell office:value-type="float" office:value="60.108048847112599" table:formula="of:=[.F42]+0" table:style-name="ce3">
            <text:p>60.11</text:p>
          </table:table-cell>
          <table:table-cell table:number-columns-repeated="3" table:style-name="ce1"/>
          <table:table-cell table:style-name="ce3"/>
          <table:table-cell office:value-type="float" office:value="48.6490054802251" table:formula="of:=([.D42]+[.G42])/2" table:style-name="ce3">
            <text:p>48.65</text:p>
          </table:table-cell>
          <table:table-cell table:number-columns-repeated="16372"/>
        </table:table-row>
        <table:table-row table:style-name="ro1">
          <table:table-cell office:value-type="float" office:value="39" table:formula="of:=[.A42]+1" table:style-name="ce1">
            <text:p>39</text:p>
          </table:table-cell>
          <table:table-cell office:value-type="string" table:style-name="ce2">
            <text:p>38<text:span text:style-name="T1">: </text:span><text:span text:style-name="T2">43.59289800462059</text:span></text:p>
          </table:table-cell>
          <table:table-cell office:value-type="string" office:string-value="43.59289800462059" table:formula="of:=RIGHT([.B43];LEN([.B43])-4)" table:style-name="ce3">
            <text:p>43.59289800462059</text:p>
          </table:table-cell>
          <table:table-cell office:value-type="float" office:value="43.592898004620501" table:formula="of:=[.C43]+0" table:style-name="ce3">
            <text:p>43.59</text:p>
          </table:table-cell>
          <table:table-cell office:value-type="string" table:style-name="ce2">
            <text:p>38<text:span text:style-name="T1">: </text:span><text:span text:style-name="T2">61.42963976292485</text:span></text:p>
          </table:table-cell>
          <table:table-cell office:value-type="string" office:string-value="61.42963976292485" table:formula="of:=RIGHT([.E43];LEN([.E43])-4)" table:style-name="ce3">
            <text:p>61.42963976292485</text:p>
          </table:table-cell>
          <table:table-cell office:value-type="float" office:value="61.429639762924801" table:formula="of:=[.F43]+0" table:style-name="ce3">
            <text:p>61.43</text:p>
          </table:table-cell>
          <table:table-cell table:number-columns-repeated="3" table:style-name="ce1"/>
          <table:table-cell table:style-name="ce3"/>
          <table:table-cell office:value-type="float" office:value="52.511268883772651" table:formula="of:=([.D43]+[.G43])/2" table:style-name="ce3">
            <text:p>52.51</text:p>
          </table:table-cell>
          <table:table-cell table:number-columns-repeated="16372"/>
        </table:table-row>
        <table:table-row table:style-name="ro1">
          <table:table-cell office:value-type="float" office:value="40" table:formula="of:=[.A43]+1" table:style-name="ce1">
            <text:p>40</text:p>
          </table:table-cell>
          <table:table-cell office:value-type="string" table:style-name="ce2">
            <text:p>39<text:span text:style-name="T1">: </text:span><text:span text:style-name="T2">41.572174572057705</text:span></text:p>
          </table:table-cell>
          <table:table-cell office:value-type="string" office:string-value="41.572174572057705" table:formula="of:=RIGHT([.B44];LEN([.B44])-4)" table:style-name="ce3">
            <text:p>41.572174572057705</text:p>
          </table:table-cell>
          <table:table-cell office:value-type="float" office:value="41.572174572057698" table:formula="of:=[.C44]+0" table:style-name="ce3">
            <text:p>41.57</text:p>
          </table:table-cell>
          <table:table-cell office:value-type="string" table:style-name="ce2">
            <text:p>39<text:span text:style-name="T1">: </text:span><text:span text:style-name="T2">58.555277714037445</text:span></text:p>
          </table:table-cell>
          <table:table-cell office:value-type="string" office:string-value="58.555277714037445" table:formula="of:=RIGHT([.E44];LEN([.E44])-4)" table:style-name="ce3">
            <text:p>58.555277714037445</text:p>
          </table:table-cell>
          <table:table-cell office:value-type="float" office:value="58.555277714037402" table:formula="of:=[.F44]+0" table:style-name="ce3">
            <text:p>58.56</text:p>
          </table:table-cell>
          <table:table-cell table:number-columns-repeated="3" table:style-name="ce1"/>
          <table:table-cell table:style-name="ce3"/>
          <table:table-cell office:value-type="float" office:value="50.063726143047546" table:formula="of:=([.D44]+[.G44])/2" table:style-name="ce3">
            <text:p>50.06</text:p>
          </table:table-cell>
          <table:table-cell table:number-columns-repeated="16372"/>
        </table:table-row>
        <table:table-row table:style-name="ro1">
          <table:table-cell office:value-type="float" office:value="41" table:formula="of:=[.A44]+1" table:style-name="ce1">
            <text:p>41</text:p>
          </table:table-cell>
          <table:table-cell office:value-type="string" table:style-name="ce2">
            <text:p>40<text:span text:style-name="T1">: </text:span><text:span text:style-name="T2">45.04275170687812</text:span></text:p>
          </table:table-cell>
          <table:table-cell office:value-type="string" office:string-value="45.04275170687812" table:formula="of:=RIGHT([.B45];LEN([.B45])-4)" table:style-name="ce3">
            <text:p>45.04275170687812</text:p>
          </table:table-cell>
          <table:table-cell office:value-type="float" office:value="45.0427517068781" table:formula="of:=[.C45]+0" table:style-name="ce3">
            <text:p>45.04</text:p>
          </table:table-cell>
          <table:table-cell office:value-type="string" table:style-name="ce2">
            <text:p>40<text:span text:style-name="T1">: </text:span><text:span text:style-name="T2">56.84741032596711</text:span></text:p>
          </table:table-cell>
          <table:table-cell office:value-type="string" office:string-value="56.84741032596711" table:formula="of:=RIGHT([.E45];LEN([.E45])-4)" table:style-name="ce3">
            <text:p>56.84741032596711</text:p>
          </table:table-cell>
          <table:table-cell office:value-type="float" office:value="56.847410325967097" table:formula="of:=[.F45]+0" table:style-name="ce3">
            <text:p>56.85</text:p>
          </table:table-cell>
          <table:table-cell table:number-columns-repeated="3" table:style-name="ce1"/>
          <table:table-cell table:style-name="ce3"/>
          <table:table-cell office:value-type="float" office:value="50.945081016422598" table:formula="of:=([.D45]+[.G45])/2" table:style-name="ce3">
            <text:p>50.95</text:p>
          </table:table-cell>
          <table:table-cell table:number-columns-repeated="16372"/>
        </table:table-row>
        <table:table-row table:style-name="ro1">
          <table:table-cell office:value-type="float" office:value="42" table:formula="of:=[.A45]+1" table:style-name="ce1">
            <text:p>42</text:p>
          </table:table-cell>
          <table:table-cell office:value-type="string" table:style-name="ce2">
            <text:p>41<text:span text:style-name="T1">: </text:span><text:span text:style-name="T2">37.86172704161571</text:span></text:p>
          </table:table-cell>
          <table:table-cell office:value-type="string" office:string-value="37.86172704161571" table:formula="of:=RIGHT([.B46];LEN([.B46])-4)" table:style-name="ce3">
            <text:p>37.86172704161571</text:p>
          </table:table-cell>
          <table:table-cell office:value-type="float" office:value="37.861727041615701" table:formula="of:=[.C46]+0" table:style-name="ce3">
            <text:p>37.86</text:p>
          </table:table-cell>
          <table:table-cell office:value-type="string" table:style-name="ce2">
            <text:p>41<text:span text:style-name="T1">: </text:span><text:span text:style-name="T2">66.7514575186239</text:span></text:p>
          </table:table-cell>
          <table:table-cell office:value-type="string" office:string-value="66.7514575186239" table:formula="of:=RIGHT([.E46];LEN([.E46])-4)" table:style-name="ce3">
            <text:p>66.7514575186239</text:p>
          </table:table-cell>
          <table:table-cell office:value-type="float" office:value="66.751457518623894" table:formula="of:=[.F46]+0" table:style-name="ce3">
            <text:p>66.75</text:p>
          </table:table-cell>
          <table:table-cell table:number-columns-repeated="3" table:style-name="ce1"/>
          <table:table-cell table:style-name="ce3"/>
          <table:table-cell office:value-type="float" office:value="52.306592280119801" table:formula="of:=([.D46]+[.G46])/2" table:style-name="ce3">
            <text:p>52.31</text:p>
          </table:table-cell>
          <table:table-cell table:number-columns-repeated="16372"/>
        </table:table-row>
        <table:table-row table:style-name="ro1">
          <table:table-cell office:value-type="float" office:value="43" table:formula="of:=[.A46]+1" table:style-name="ce1">
            <text:p>43</text:p>
          </table:table-cell>
          <table:table-cell office:value-type="string" table:style-name="ce2">
            <text:p>42<text:span text:style-name="T1">: </text:span><text:span text:style-name="T2">40.08589365330694</text:span></text:p>
          </table:table-cell>
          <table:table-cell office:value-type="string" office:string-value="40.08589365330694" table:formula="of:=RIGHT([.B47];LEN([.B47])-4)" table:style-name="ce3">
            <text:p>40.08589365330694</text:p>
          </table:table-cell>
          <table:table-cell office:value-type="float" office:value="40.085893653306897" table:formula="of:=[.C47]+0" table:style-name="ce3">
            <text:p>40.09</text:p>
          </table:table-cell>
          <table:table-cell office:value-type="string" table:style-name="ce2">
            <text:p>42<text:span text:style-name="T1">: </text:span><text:span text:style-name="T2">63.34827410519163</text:span></text:p>
          </table:table-cell>
          <table:table-cell office:value-type="string" office:string-value="63.34827410519163" table:formula="of:=RIGHT([.E47];LEN([.E47])-4)" table:style-name="ce3">
            <text:p>63.34827410519163</text:p>
          </table:table-cell>
          <table:table-cell office:value-type="float" office:value="63.348274105191599" table:formula="of:=[.F47]+0" table:style-name="ce3">
            <text:p>63.35</text:p>
          </table:table-cell>
          <table:table-cell table:number-columns-repeated="3" table:style-name="ce1"/>
          <table:table-cell table:style-name="ce3"/>
          <table:table-cell office:value-type="float" office:value="51.717083879249245" table:formula="of:=([.D47]+[.G47])/2" table:style-name="ce3">
            <text:p>51.72</text:p>
          </table:table-cell>
          <table:table-cell table:number-columns-repeated="16372"/>
        </table:table-row>
        <table:table-row table:style-name="ro1">
          <table:table-cell office:value-type="float" office:value="44" table:formula="of:=[.A47]+1" table:style-name="ce1">
            <text:p>44</text:p>
          </table:table-cell>
          <table:table-cell office:value-type="string" table:style-name="ce2">
            <text:p>43<text:span text:style-name="T1">: </text:span><text:span text:style-name="T2">39.64200220127252</text:span></text:p>
          </table:table-cell>
          <table:table-cell office:value-type="string" office:string-value="39.64200220127252" table:formula="of:=RIGHT([.B48];LEN([.B48])-4)" table:style-name="ce3">
            <text:p>39.64200220127252</text:p>
          </table:table-cell>
          <table:table-cell office:value-type="float" office:value="39.642002201272497" table:formula="of:=[.C48]+0" table:style-name="ce3">
            <text:p>39.64</text:p>
          </table:table-cell>
          <table:table-cell office:value-type="string" table:style-name="ce2">
            <text:p>43<text:span text:style-name="T1">: </text:span><text:span text:style-name="T2">71.3460616526073</text:span></text:p>
          </table:table-cell>
          <table:table-cell office:value-type="string" office:string-value="71.3460616526073" table:formula="of:=RIGHT([.E48];LEN([.E48])-4)" table:style-name="ce3">
            <text:p>71.3460616526073</text:p>
          </table:table-cell>
          <table:table-cell office:value-type="float" office:value="71.346061652607304" table:formula="of:=[.F48]+0" table:style-name="ce3">
            <text:p>71.35</text:p>
          </table:table-cell>
          <table:table-cell table:number-columns-repeated="3" table:style-name="ce1"/>
          <table:table-cell table:style-name="ce3"/>
          <table:table-cell office:value-type="float" office:value="55.494031926939897" table:formula="of:=([.D48]+[.G48])/2" table:style-name="ce3">
            <text:p>55.49</text:p>
          </table:table-cell>
          <table:table-cell table:number-columns-repeated="16372"/>
        </table:table-row>
        <table:table-row table:style-name="ro1">
          <table:table-cell office:value-type="float" office:value="45" table:formula="of:=[.A48]+1" table:style-name="ce1">
            <text:p>45</text:p>
          </table:table-cell>
          <table:table-cell office:value-type="string" table:style-name="ce2">
            <text:p>44<text:span text:style-name="T1">: </text:span><text:span text:style-name="T2">45.31729188466261</text:span></text:p>
          </table:table-cell>
          <table:table-cell office:value-type="string" office:string-value="45.31729188466261" table:formula="of:=RIGHT([.B49];LEN([.B49])-4)" table:style-name="ce3">
            <text:p>45.31729188466261</text:p>
          </table:table-cell>
          <table:table-cell office:value-type="float" office:value="45.317291884662602" table:formula="of:=[.C49]+0" table:style-name="ce3">
            <text:p>45.32</text:p>
          </table:table-cell>
          <table:table-cell office:value-type="string" table:style-name="ce2">
            <text:p>44<text:span text:style-name="T1">: </text:span><text:span text:style-name="T2">74.80590908578537</text:span></text:p>
          </table:table-cell>
          <table:table-cell office:value-type="string" office:string-value="74.80590908578537" table:formula="of:=RIGHT([.E49];LEN([.E49])-4)" table:style-name="ce3">
            <text:p>74.80590908578537</text:p>
          </table:table-cell>
          <table:table-cell office:value-type="float" office:value="74.805909085785302" table:formula="of:=[.F49]+0" table:style-name="ce3">
            <text:p>74.81</text:p>
          </table:table-cell>
          <table:table-cell table:number-columns-repeated="3" table:style-name="ce1"/>
          <table:table-cell table:style-name="ce3"/>
          <table:table-cell office:value-type="float" office:value="60.061600485223948" table:formula="of:=([.D49]+[.G49])/2" table:style-name="ce3">
            <text:p>60.06</text:p>
          </table:table-cell>
          <table:table-cell table:number-columns-repeated="16372"/>
        </table:table-row>
        <table:table-row table:style-name="ro1">
          <table:table-cell office:value-type="float" office:value="46" table:formula="of:=[.A49]+1" table:style-name="ce1">
            <text:p>46</text:p>
          </table:table-cell>
          <table:table-cell office:value-type="string" table:style-name="ce2">
            <text:p>45<text:span text:style-name="T1">: </text:span><text:span text:style-name="T2">51.803951283769536</text:span></text:p>
          </table:table-cell>
          <table:table-cell office:value-type="string" office:string-value="51.803951283769536" table:formula="of:=RIGHT([.B50];LEN([.B50])-4)" table:style-name="ce3">
            <text:p>51.803951283769536</text:p>
          </table:table-cell>
          <table:table-cell office:value-type="float" office:value="51.8039512837695" table:formula="of:=[.C50]+0" table:style-name="ce3">
            <text:p>51.80</text:p>
          </table:table-cell>
          <table:table-cell office:value-type="string" table:style-name="ce2">
            <text:p>45<text:span text:style-name="T1">: </text:span><text:span text:style-name="T2">65.42714798725191</text:span></text:p>
          </table:table-cell>
          <table:table-cell office:value-type="string" office:string-value="65.42714798725191" table:formula="of:=RIGHT([.E50];LEN([.E50])-4)" table:style-name="ce3">
            <text:p>65.42714798725191</text:p>
          </table:table-cell>
          <table:table-cell office:value-type="float" office:value="65.4271479872519" table:formula="of:=[.F50]+0" table:style-name="ce3">
            <text:p>65.43</text:p>
          </table:table-cell>
          <table:table-cell table:number-columns-repeated="3" table:style-name="ce1"/>
          <table:table-cell table:style-name="ce3"/>
          <table:table-cell office:value-type="float" office:value="58.615549635510703" table:formula="of:=([.D50]+[.G50])/2" table:style-name="ce3">
            <text:p>58.62</text:p>
          </table:table-cell>
          <table:table-cell table:number-columns-repeated="16372"/>
        </table:table-row>
        <table:table-row table:style-name="ro1">
          <table:table-cell office:value-type="float" office:value="47" table:formula="of:=[.A50]+1" table:style-name="ce1">
            <text:p>47</text:p>
          </table:table-cell>
          <table:table-cell office:value-type="string" table:style-name="ce2">
            <text:p>46<text:span text:style-name="T1">: </text:span><text:span text:style-name="T2">51.40330823047996</text:span></text:p>
          </table:table-cell>
          <table:table-cell office:value-type="string" office:string-value="51.40330823047996" table:formula="of:=RIGHT([.B51];LEN([.B51])-4)" table:style-name="ce3">
            <text:p>51.40330823047996</text:p>
          </table:table-cell>
          <table:table-cell office:value-type="float" office:value="51.403308230479901" table:formula="of:=[.C51]+0" table:style-name="ce3">
            <text:p>51.40</text:p>
          </table:table-cell>
          <table:table-cell office:value-type="string" table:style-name="ce2">
            <text:p>46<text:span text:style-name="T1">: </text:span><text:span text:style-name="T2">64.32167811799707</text:span></text:p>
          </table:table-cell>
          <table:table-cell office:value-type="string" office:string-value="64.32167811799707" table:formula="of:=RIGHT([.E51];LEN([.E51])-4)" table:style-name="ce3">
            <text:p>64.32167811799707</text:p>
          </table:table-cell>
          <table:table-cell office:value-type="float" office:value="64.321678117996996" table:formula="of:=[.F51]+0" table:style-name="ce3">
            <text:p>64.32</text:p>
          </table:table-cell>
          <table:table-cell table:number-columns-repeated="3" table:style-name="ce1"/>
          <table:table-cell table:style-name="ce3"/>
          <table:table-cell office:value-type="float" office:value="57.862493174238452" table:formula="of:=([.D51]+[.G51])/2" table:style-name="ce3">
            <text:p>57.86</text:p>
          </table:table-cell>
          <table:table-cell table:number-columns-repeated="16372"/>
        </table:table-row>
        <table:table-row table:style-name="ro1">
          <table:table-cell office:value-type="float" office:value="48" table:formula="of:=[.A51]+1" table:style-name="ce1">
            <text:p>48</text:p>
          </table:table-cell>
          <table:table-cell office:value-type="string" table:style-name="ce2">
            <text:p>47<text:span text:style-name="T1">: </text:span><text:span text:style-name="T2">55.37007982862227</text:span></text:p>
          </table:table-cell>
          <table:table-cell office:value-type="string" office:string-value="55.37007982862227" table:formula="of:=RIGHT([.B52];LEN([.B52])-4)" table:style-name="ce3">
            <text:p>55.37007982862227</text:p>
          </table:table-cell>
          <table:table-cell office:value-type="float" office:value="55.370079828622202" table:formula="of:=[.C52]+0" table:style-name="ce3">
            <text:p>55.37</text:p>
          </table:table-cell>
          <table:table-cell office:value-type="string" table:style-name="ce2">
            <text:p>47<text:span text:style-name="T1">: </text:span><text:span text:style-name="T2">71.2639495468375</text:span></text:p>
          </table:table-cell>
          <table:table-cell office:value-type="string" office:string-value="71.2639495468375" table:formula="of:=RIGHT([.E52];LEN([.E52])-4)" table:style-name="ce3">
            <text:p>71.2639495468375</text:p>
          </table:table-cell>
          <table:table-cell office:value-type="float" office:value="71.263949546837495" table:formula="of:=[.F52]+0" table:style-name="ce3">
            <text:p>71.26</text:p>
          </table:table-cell>
          <table:table-cell table:number-columns-repeated="3" table:style-name="ce1"/>
          <table:table-cell table:style-name="ce3"/>
          <table:table-cell office:value-type="float" office:value="63.317014687729852" table:formula="of:=([.D52]+[.G52])/2" table:style-name="ce3">
            <text:p>63.32</text:p>
          </table:table-cell>
          <table:table-cell table:number-columns-repeated="16372"/>
        </table:table-row>
        <table:table-row table:style-name="ro1">
          <table:table-cell office:value-type="float" office:value="49" table:formula="of:=[.A52]+1" table:style-name="ce1">
            <text:p>49</text:p>
          </table:table-cell>
          <table:table-cell office:value-type="string" table:style-name="ce2">
            <text:p>48<text:span text:style-name="T1">: </text:span><text:span text:style-name="T2">56.59176493868296</text:span></text:p>
          </table:table-cell>
          <table:table-cell office:value-type="string" office:string-value="56.59176493868296" table:formula="of:=RIGHT([.B53];LEN([.B53])-4)" table:style-name="ce3">
            <text:p>56.59176493868296</text:p>
          </table:table-cell>
          <table:table-cell office:value-type="float" office:value="56.5917649386829" table:formula="of:=[.C53]+0" table:style-name="ce3">
            <text:p>56.59</text:p>
          </table:table-cell>
          <table:table-cell office:value-type="string" table:style-name="ce2">
            <text:p>48<text:span text:style-name="T1">: </text:span><text:span text:style-name="T2">69.35381510295149</text:span></text:p>
          </table:table-cell>
          <table:table-cell office:value-type="string" office:string-value="69.35381510295149" table:formula="of:=RIGHT([.E53];LEN([.E53])-4)" table:style-name="ce3">
            <text:p>69.35381510295149</text:p>
          </table:table-cell>
          <table:table-cell office:value-type="float" office:value="69.353815102951401" table:formula="of:=[.F53]+0" table:style-name="ce3">
            <text:p>69.35</text:p>
          </table:table-cell>
          <table:table-cell table:number-columns-repeated="3" table:style-name="ce1"/>
          <table:table-cell table:style-name="ce3"/>
          <table:table-cell office:value-type="float" office:value="62.97279002081715" table:formula="of:=([.D53]+[.G53])/2" table:style-name="ce3">
            <text:p>62.97</text:p>
          </table:table-cell>
          <table:table-cell table:number-columns-repeated="16372"/>
        </table:table-row>
        <table:table-row table:style-name="ro1">
          <table:table-cell office:value-type="float" office:value="50" table:formula="of:=[.A53]+1" table:style-name="ce1">
            <text:p>50</text:p>
          </table:table-cell>
          <table:table-cell office:value-type="string" table:style-name="ce2">
            <text:p>49<text:span text:style-name="T1">: </text:span><text:span text:style-name="T2">46.561249261679016</text:span></text:p>
          </table:table-cell>
          <table:table-cell office:value-type="string" office:string-value="46.561249261679016" table:formula="of:=RIGHT([.B54];LEN([.B54])-4)" table:style-name="ce3">
            <text:p>46.561249261679016</text:p>
          </table:table-cell>
          <table:table-cell office:value-type="float" office:value="46.561249261679002" table:formula="of:=[.C54]+0" table:style-name="ce3">
            <text:p>46.56</text:p>
          </table:table-cell>
          <table:table-cell office:value-type="string" table:style-name="ce2">
            <text:p>49<text:span text:style-name="T1">: </text:span><text:span text:style-name="T2">62.662678827905474</text:span></text:p>
          </table:table-cell>
          <table:table-cell office:value-type="string" office:string-value="62.662678827905474" table:formula="of:=RIGHT([.E54];LEN([.E54])-4)" table:style-name="ce3">
            <text:p>62.662678827905474</text:p>
          </table:table-cell>
          <table:table-cell office:value-type="float" office:value="62.662678827905403" table:formula="of:=[.F54]+0" table:style-name="ce3">
            <text:p>62.66</text:p>
          </table:table-cell>
          <table:table-cell table:number-columns-repeated="3" table:style-name="ce1"/>
          <table:table-cell table:style-name="ce3"/>
          <table:table-cell office:value-type="float" office:value="54.611964044792202" table:formula="of:=([.D54]+[.G54])/2" table:style-name="ce3">
            <text:p>54.61</text:p>
          </table:table-cell>
          <table:table-cell table:number-columns-repeated="16372"/>
        </table:table-row>
        <table:table-row table:style-name="ro1">
          <table:table-cell office:value-type="float" office:value="51" table:formula="of:=[.A54]+1" table:style-name="ce1">
            <text:p>51</text:p>
          </table:table-cell>
          <table:table-cell office:value-type="string" table:style-name="ce2">
            <text:p>50<text:span text:style-name="T1">: </text:span><text:span text:style-name="T2">39.82573921108487</text:span></text:p>
          </table:table-cell>
          <table:table-cell office:value-type="string" office:string-value="39.82573921108487" table:formula="of:=RIGHT([.B55];LEN([.B55])-4)" table:style-name="ce3">
            <text:p>39.82573921108487</text:p>
          </table:table-cell>
          <table:table-cell office:value-type="float" office:value="39.825739211084802" table:formula="of:=[.C55]+0" table:style-name="ce3">
            <text:p>39.83</text:p>
          </table:table-cell>
          <table:table-cell office:value-type="string" table:style-name="ce2">
            <text:p>50<text:span text:style-name="T1">: </text:span><text:span text:style-name="T2">58.175576537139285</text:span></text:p>
          </table:table-cell>
          <table:table-cell office:value-type="string" office:string-value="58.175576537139285" table:formula="of:=RIGHT([.E55];LEN([.E55])-4)" table:style-name="ce3">
            <text:p>58.175576537139285</text:p>
          </table:table-cell>
          <table:table-cell office:value-type="float" office:value="58.1755765371392" table:formula="of:=[.F55]+0" table:style-name="ce3">
            <text:p>58.18</text:p>
          </table:table-cell>
          <table:table-cell table:number-columns-repeated="3" table:style-name="ce1"/>
          <table:table-cell table:style-name="ce3"/>
          <table:table-cell office:value-type="float" office:value="49.000657874112001" table:formula="of:=([.D55]+[.G55])/2" table:style-name="ce3">
            <text:p>49.00</text:p>
          </table:table-cell>
          <table:table-cell table:number-columns-repeated="16372"/>
        </table:table-row>
        <table:table-row table:style-name="ro1">
          <table:table-cell office:value-type="float" office:value="52" table:formula="of:=[.A55]+1" table:style-name="ce1">
            <text:p>52</text:p>
          </table:table-cell>
          <table:table-cell office:value-type="string" table:style-name="ce2">
            <text:p>51<text:span text:style-name="T1">: </text:span><text:span text:style-name="T2">44.98759790806628</text:span></text:p>
          </table:table-cell>
          <table:table-cell office:value-type="string" office:string-value="44.98759790806628" table:formula="of:=RIGHT([.B56];LEN([.B56])-4)" table:style-name="ce3">
            <text:p>44.98759790806628</text:p>
          </table:table-cell>
          <table:table-cell office:value-type="float" office:value="44.987597908066199" table:formula="of:=[.C56]+0" table:style-name="ce3">
            <text:p>44.99</text:p>
          </table:table-cell>
          <table:table-cell office:value-type="string" table:style-name="ce2">
            <text:p>51<text:span text:style-name="T1">: </text:span><text:span text:style-name="T2">63.66438577783687</text:span></text:p>
          </table:table-cell>
          <table:table-cell office:value-type="string" office:string-value="63.66438577783687" table:formula="of:=RIGHT([.E56];LEN([.E56])-4)" table:style-name="ce3">
            <text:p>63.66438577783687</text:p>
          </table:table-cell>
          <table:table-cell office:value-type="float" office:value="63.664385777836799" table:formula="of:=[.F56]+0" table:style-name="ce3">
            <text:p>63.66</text:p>
          </table:table-cell>
          <table:table-cell table:number-columns-repeated="3" table:style-name="ce1"/>
          <table:table-cell table:style-name="ce3"/>
          <table:table-cell office:value-type="float" office:value="54.325991842951495" table:formula="of:=([.D56]+[.G56])/2" table:style-name="ce3">
            <text:p>54.33</text:p>
          </table:table-cell>
          <table:table-cell table:number-columns-repeated="16372"/>
        </table:table-row>
        <table:table-row table:style-name="ro1">
          <table:table-cell office:value-type="float" office:value="53" table:formula="of:=[.A56]+1" table:style-name="ce1">
            <text:p>53</text:p>
          </table:table-cell>
          <table:table-cell office:value-type="string" table:style-name="ce2">
            <text:p>52<text:span text:style-name="T1">: </text:span><text:span text:style-name="T2">52.4367436557081</text:span></text:p>
          </table:table-cell>
          <table:table-cell office:value-type="string" office:string-value="52.4367436557081" table:formula="of:=RIGHT([.B57];LEN([.B57])-4)" table:style-name="ce3">
            <text:p>52.4367436557081</text:p>
          </table:table-cell>
          <table:table-cell office:value-type="float" office:value="52.436743655708099" table:formula="of:=[.C57]+0" table:style-name="ce3">
            <text:p>52.44</text:p>
          </table:table-cell>
          <table:table-cell office:value-type="string" table:style-name="ce2">
            <text:p>52<text:span text:style-name="T1">: </text:span><text:span text:style-name="T2">60.705444309165536</text:span></text:p>
          </table:table-cell>
          <table:table-cell office:value-type="string" office:string-value="60.705444309165536" table:formula="of:=RIGHT([.E57];LEN([.E57])-4)" table:style-name="ce3">
            <text:p>60.705444309165536</text:p>
          </table:table-cell>
          <table:table-cell office:value-type="float" office:value="60.7054443091655" table:formula="of:=[.F57]+0" table:style-name="ce3">
            <text:p>60.71</text:p>
          </table:table-cell>
          <table:table-cell table:number-columns-repeated="3" table:style-name="ce1"/>
          <table:table-cell table:style-name="ce3"/>
          <table:table-cell office:value-type="float" office:value="56.5710939824368" table:formula="of:=([.D57]+[.G57])/2" table:style-name="ce3">
            <text:p>56.57</text:p>
          </table:table-cell>
          <table:table-cell table:number-columns-repeated="16372"/>
        </table:table-row>
        <table:table-row table:style-name="ro1">
          <table:table-cell office:value-type="float" office:value="54" table:formula="of:=[.A57]+1" table:style-name="ce1">
            <text:p>54</text:p>
          </table:table-cell>
          <table:table-cell office:value-type="string" table:style-name="ce2">
            <text:p>53<text:span text:style-name="T1">: </text:span><text:span text:style-name="T2">41.47545798881612</text:span></text:p>
          </table:table-cell>
          <table:table-cell office:value-type="string" office:string-value="41.47545798881612" table:formula="of:=RIGHT([.B58];LEN([.B58])-4)" table:style-name="ce3">
            <text:p>41.47545798881612</text:p>
          </table:table-cell>
          <table:table-cell office:value-type="float" office:value="41.475457988816103" table:formula="of:=[.C58]+0" table:style-name="ce3">
            <text:p>41.48</text:p>
          </table:table-cell>
          <table:table-cell office:value-type="string" table:style-name="ce2">
            <text:p>53<text:span text:style-name="T1">: </text:span><text:span text:style-name="T2">69.21975542748804</text:span></text:p>
          </table:table-cell>
          <table:table-cell office:value-type="string" office:string-value="69.21975542748804" table:formula="of:=RIGHT([.E58];LEN([.E58])-4)" table:style-name="ce3">
            <text:p>69.21975542748804</text:p>
          </table:table-cell>
          <table:table-cell office:value-type="float" office:value="69.219755427487996" table:formula="of:=[.F58]+0" table:style-name="ce3">
            <text:p>69.22</text:p>
          </table:table-cell>
          <table:table-cell table:number-columns-repeated="3" table:style-name="ce1"/>
          <table:table-cell table:style-name="ce3"/>
          <table:table-cell office:value-type="float" office:value="55.34760670815205" table:formula="of:=([.D58]+[.G58])/2" table:style-name="ce3">
            <text:p>55.35</text:p>
          </table:table-cell>
          <table:table-cell table:number-columns-repeated="16372"/>
        </table:table-row>
        <table:table-row table:style-name="ro1">
          <table:table-cell office:value-type="float" office:value="55" table:formula="of:=[.A58]+1" table:style-name="ce1">
            <text:p>55</text:p>
          </table:table-cell>
          <table:table-cell office:value-type="string" table:style-name="ce2">
            <text:p>54<text:span text:style-name="T1">: </text:span><text:span text:style-name="T2">42.61530596910675</text:span></text:p>
          </table:table-cell>
          <table:table-cell office:value-type="string" office:string-value="42.61530596910675" table:formula="of:=RIGHT([.B59];LEN([.B59])-4)" table:style-name="ce3">
            <text:p>42.61530596910675</text:p>
          </table:table-cell>
          <table:table-cell office:value-type="float" office:value="42.6153059691067" table:formula="of:=[.C59]+0" table:style-name="ce3">
            <text:p>42.62</text:p>
          </table:table-cell>
          <table:table-cell office:value-type="string" table:style-name="ce2">
            <text:p>54<text:span text:style-name="T1">: </text:span><text:span text:style-name="T2">58.570076329626296</text:span></text:p>
          </table:table-cell>
          <table:table-cell office:value-type="string" office:string-value="58.570076329626296" table:formula="of:=RIGHT([.E59];LEN([.E59])-4)" table:style-name="ce3">
            <text:p>58.570076329626296</text:p>
          </table:table-cell>
          <table:table-cell office:value-type="float" office:value="58.570076329626197" table:formula="of:=[.F59]+0" table:style-name="ce3">
            <text:p>58.57</text:p>
          </table:table-cell>
          <table:table-cell table:number-columns-repeated="3" table:style-name="ce1"/>
          <table:table-cell table:style-name="ce3"/>
          <table:table-cell office:value-type="float" office:value="50.592691149366445" table:formula="of:=([.D59]+[.G59])/2" table:style-name="ce3">
            <text:p>50.59</text:p>
          </table:table-cell>
          <table:table-cell table:number-columns-repeated="16372"/>
        </table:table-row>
        <table:table-row table:style-name="ro1">
          <table:table-cell office:value-type="float" office:value="56" table:formula="of:=[.A59]+1" table:style-name="ce1">
            <text:p>56</text:p>
          </table:table-cell>
          <table:table-cell office:value-type="string" table:style-name="ce2">
            <text:p>55<text:span text:style-name="T1">: </text:span><text:span text:style-name="T2">40.05849413901633</text:span></text:p>
          </table:table-cell>
          <table:table-cell office:value-type="string" office:string-value="40.05849413901633" table:formula="of:=RIGHT([.B60];LEN([.B60])-4)" table:style-name="ce3">
            <text:p>40.05849413901633</text:p>
          </table:table-cell>
          <table:table-cell office:value-type="float" office:value="40.058494139016297" table:formula="of:=[.C60]+0" table:style-name="ce3">
            <text:p>40.06</text:p>
          </table:table-cell>
          <table:table-cell office:value-type="string" table:style-name="ce2">
            <text:p>55<text:span text:style-name="T1">: </text:span><text:span text:style-name="T2">59.45797161005561</text:span></text:p>
          </table:table-cell>
          <table:table-cell office:value-type="string" office:string-value="59.45797161005561" table:formula="of:=RIGHT([.E60];LEN([.E60])-4)" table:style-name="ce3">
            <text:p>59.45797161005561</text:p>
          </table:table-cell>
          <table:table-cell office:value-type="float" office:value="59.457971610055601" table:formula="of:=[.F60]+0" table:style-name="ce3">
            <text:p>59.46</text:p>
          </table:table-cell>
          <table:table-cell table:number-columns-repeated="3" table:style-name="ce1"/>
          <table:table-cell table:style-name="ce3"/>
          <table:table-cell office:value-type="float" office:value="49.758232874535949" table:formula="of:=([.D60]+[.G60])/2" table:style-name="ce3">
            <text:p>49.76</text:p>
          </table:table-cell>
          <table:table-cell table:number-columns-repeated="16372"/>
        </table:table-row>
        <table:table-row table:style-name="ro1">
          <table:table-cell office:value-type="float" office:value="57" table:formula="of:=[.A60]+1" table:style-name="ce1">
            <text:p>57</text:p>
          </table:table-cell>
          <table:table-cell office:value-type="string" table:style-name="ce2">
            <text:p>56<text:span text:style-name="T1">: </text:span><text:span text:style-name="T2">46.95548208188047</text:span></text:p>
          </table:table-cell>
          <table:table-cell office:value-type="string" office:string-value="46.95548208188047" table:formula="of:=RIGHT([.B61];LEN([.B61])-4)" table:style-name="ce3">
            <text:p>46.95548208188047</text:p>
          </table:table-cell>
          <table:table-cell office:value-type="float" office:value="46.955482081880398" table:formula="of:=[.C61]+0" table:style-name="ce3">
            <text:p>46.96</text:p>
          </table:table-cell>
          <table:table-cell office:value-type="string" table:style-name="ce2">
            <text:p>56<text:span text:style-name="T1">: </text:span><text:span text:style-name="T2">53.120518711048206</text:span></text:p>
          </table:table-cell>
          <table:table-cell office:value-type="string" office:string-value="53.120518711048206" table:formula="of:=RIGHT([.E61];LEN([.E61])-4)" table:style-name="ce3">
            <text:p>53.120518711048206</text:p>
          </table:table-cell>
          <table:table-cell office:value-type="float" office:value="53.120518711048199" table:formula="of:=[.F61]+0" table:style-name="ce3">
            <text:p>53.12</text:p>
          </table:table-cell>
          <table:table-cell table:number-columns-repeated="3" table:style-name="ce1"/>
          <table:table-cell table:style-name="ce3"/>
          <table:table-cell office:value-type="float" office:value="50.038000396464298" table:formula="of:=([.D61]+[.G61])/2" table:style-name="ce3">
            <text:p>50.04</text:p>
          </table:table-cell>
          <table:table-cell table:number-columns-repeated="16372"/>
        </table:table-row>
        <table:table-row table:style-name="ro1">
          <table:table-cell office:value-type="float" office:value="58" table:formula="of:=[.A61]+1" table:style-name="ce1">
            <text:p>58</text:p>
          </table:table-cell>
          <table:table-cell office:value-type="string" table:style-name="ce2">
            <text:p>57<text:span text:style-name="T1">: </text:span><text:span text:style-name="T2">44.435271991855835</text:span></text:p>
          </table:table-cell>
          <table:table-cell office:value-type="string" office:string-value="44.435271991855835" table:formula="of:=RIGHT([.B62];LEN([.B62])-4)" table:style-name="ce3">
            <text:p>44.435271991855835</text:p>
          </table:table-cell>
          <table:table-cell office:value-type="float" office:value="44.435271991855799" table:formula="of:=[.C62]+0" table:style-name="ce3">
            <text:p>44.44</text:p>
          </table:table-cell>
          <table:table-cell office:value-type="string" table:style-name="ce2">
            <text:p>57<text:span text:style-name="T1">: </text:span><text:span text:style-name="T2">64.7929912960757</text:span></text:p>
          </table:table-cell>
          <table:table-cell office:value-type="string" office:string-value="64.7929912960757" table:formula="of:=RIGHT([.E62];LEN([.E62])-4)" table:style-name="ce3">
            <text:p>64.7929912960757</text:p>
          </table:table-cell>
          <table:table-cell office:value-type="float" office:value="64.792991296075698" table:formula="of:=[.F62]+0" table:style-name="ce3">
            <text:p>64.79</text:p>
          </table:table-cell>
          <table:table-cell table:number-columns-repeated="3" table:style-name="ce1"/>
          <table:table-cell table:style-name="ce3"/>
          <table:table-cell office:value-type="float" office:value="54.614131643965749" table:formula="of:=([.D62]+[.G62])/2" table:style-name="ce3">
            <text:p>54.61</text:p>
          </table:table-cell>
          <table:table-cell table:number-columns-repeated="16372"/>
        </table:table-row>
        <table:table-row table:style-name="ro1">
          <table:table-cell office:value-type="float" office:value="59" table:formula="of:=[.A62]+1" table:style-name="ce1">
            <text:p>59</text:p>
          </table:table-cell>
          <table:table-cell office:value-type="string" table:style-name="ce2">
            <text:p>58<text:span text:style-name="T1">: </text:span><text:span text:style-name="T2">35.8390571109402</text:span></text:p>
          </table:table-cell>
          <table:table-cell office:value-type="string" office:string-value="35.8390571109402" table:formula="of:=RIGHT([.B63];LEN([.B63])-4)" table:style-name="ce3">
            <text:p>35.8390571109402</text:p>
          </table:table-cell>
          <table:table-cell office:value-type="float" office:value="35.839057110940203" table:formula="of:=[.C63]+0" table:style-name="ce3">
            <text:p>35.84</text:p>
          </table:table-cell>
          <table:table-cell office:value-type="string" table:style-name="ce2">
            <text:p>58<text:span text:style-name="T1">: </text:span><text:span text:style-name="T2">73.54791288036287</text:span></text:p>
          </table:table-cell>
          <table:table-cell office:value-type="string" office:string-value="73.54791288036287" table:formula="of:=RIGHT([.E63];LEN([.E63])-4)" table:style-name="ce3">
            <text:p>73.54791288036287</text:p>
          </table:table-cell>
          <table:table-cell office:value-type="float" office:value="73.547912880362802" table:formula="of:=[.F63]+0" table:style-name="ce3">
            <text:p>73.55</text:p>
          </table:table-cell>
          <table:table-cell table:number-columns-repeated="3" table:style-name="ce1"/>
          <table:table-cell table:style-name="ce3"/>
          <table:table-cell office:value-type="float" office:value="54.693484995651502" table:formula="of:=([.D63]+[.G63])/2" table:style-name="ce3">
            <text:p>54.69</text:p>
          </table:table-cell>
          <table:table-cell table:number-columns-repeated="16372"/>
        </table:table-row>
        <table:table-row table:style-name="ro1">
          <table:table-cell office:value-type="float" office:value="60" table:formula="of:=[.A63]+1" table:style-name="ce1">
            <text:p>60</text:p>
          </table:table-cell>
          <table:table-cell office:value-type="string" table:style-name="ce2">
            <text:p>59<text:span text:style-name="T1">: </text:span><text:span text:style-name="T2">45.72003276718428</text:span></text:p>
          </table:table-cell>
          <table:table-cell office:value-type="string" office:string-value="45.72003276718428" table:formula="of:=RIGHT([.B64];LEN([.B64])-4)" table:style-name="ce3">
            <text:p>45.72003276718428</text:p>
          </table:table-cell>
          <table:table-cell office:value-type="float" office:value="45.7200327671842" table:formula="of:=[.C64]+0" table:style-name="ce3">
            <text:p>45.72</text:p>
          </table:table-cell>
          <table:table-cell office:value-type="string" table:style-name="ce2">
            <text:p>59<text:span text:style-name="T1">: </text:span><text:span text:style-name="T2">88.14664605933737</text:span></text:p>
          </table:table-cell>
          <table:table-cell office:value-type="string" office:string-value="88.14664605933737" table:formula="of:=RIGHT([.E64];LEN([.E64])-4)" table:style-name="ce3">
            <text:p>88.14664605933737</text:p>
          </table:table-cell>
          <table:table-cell office:value-type="float" office:value="88.1466460593373" table:formula="of:=[.F64]+0" table:style-name="ce3">
            <text:p>88.15</text:p>
          </table:table-cell>
          <table:table-cell table:number-columns-repeated="3" table:style-name="ce1"/>
          <table:table-cell table:style-name="ce3"/>
          <table:table-cell office:value-type="float" office:value="66.933339413260754" table:formula="of:=([.D64]+[.G64])/2" table:style-name="ce3">
            <text:p>66.93</text:p>
          </table:table-cell>
          <table:table-cell table:number-columns-repeated="16372"/>
        </table:table-row>
        <table:table-row table:style-name="ro1">
          <table:table-cell office:value-type="float" office:value="61" table:formula="of:=[.A64]+1" table:style-name="ce1">
            <text:p>61</text:p>
          </table:table-cell>
          <table:table-cell office:value-type="string" table:style-name="ce2">
            <text:p>60<text:span text:style-name="T1">: </text:span><text:span text:style-name="T2">41.1431768952494</text:span></text:p>
          </table:table-cell>
          <table:table-cell office:value-type="string" office:string-value="41.1431768952494" table:formula="of:=RIGHT([.B65];LEN([.B65])-4)" table:style-name="ce3">
            <text:p>41.1431768952494</text:p>
          </table:table-cell>
          <table:table-cell office:value-type="float" office:value="41.143176895249397" table:formula="of:=[.C65]+0" table:style-name="ce3">
            <text:p>41.14</text:p>
          </table:table-cell>
          <table:table-cell office:value-type="string" table:style-name="ce2">
            <text:p>60<text:span text:style-name="T1">: </text:span><text:span text:style-name="T2">69.84281274466323</text:span></text:p>
          </table:table-cell>
          <table:table-cell office:value-type="string" office:string-value="69.84281274466323" table:formula="of:=RIGHT([.E65];LEN([.E65])-4)" table:style-name="ce3">
            <text:p>69.84281274466323</text:p>
          </table:table-cell>
          <table:table-cell office:value-type="float" office:value="69.842812744663206" table:formula="of:=[.F65]+0" table:style-name="ce3">
            <text:p>69.84</text:p>
          </table:table-cell>
          <table:table-cell table:number-columns-repeated="3" table:style-name="ce1"/>
          <table:table-cell table:style-name="ce3"/>
          <table:table-cell office:value-type="float" office:value="55.492994819956301" table:formula="of:=([.D65]+[.G65])/2" table:style-name="ce3">
            <text:p>55.49</text:p>
          </table:table-cell>
          <table:table-cell table:number-columns-repeated="16372"/>
        </table:table-row>
        <table:table-row table:style-name="ro1">
          <table:table-cell office:value-type="float" office:value="62" table:formula="of:=[.A65]+1" table:style-name="ce1">
            <text:p>62</text:p>
          </table:table-cell>
          <table:table-cell office:value-type="string" table:style-name="ce2">
            <text:p>61<text:span text:style-name="T1">: </text:span><text:span text:style-name="T2">42.845623616839326</text:span></text:p>
          </table:table-cell>
          <table:table-cell office:value-type="string" office:string-value="42.845623616839326" table:formula="of:=RIGHT([.B66];LEN([.B66])-4)" table:style-name="ce3">
            <text:p>42.845623616839326</text:p>
          </table:table-cell>
          <table:table-cell office:value-type="float" office:value="42.845623616839298" table:formula="of:=[.C66]+0" table:style-name="ce3">
            <text:p>42.85</text:p>
          </table:table-cell>
          <table:table-cell office:value-type="string" table:style-name="ce2">
            <text:p>61<text:span text:style-name="T1">: </text:span><text:span text:style-name="T2">66.02433469895422</text:span></text:p>
          </table:table-cell>
          <table:table-cell office:value-type="string" office:string-value="66.02433469895422" table:formula="of:=RIGHT([.E66];LEN([.E66])-4)" table:style-name="ce3">
            <text:p>66.02433469895422</text:p>
          </table:table-cell>
          <table:table-cell office:value-type="float" office:value="66.024334698954206" table:formula="of:=[.F66]+0" table:style-name="ce3">
            <text:p>66.02</text:p>
          </table:table-cell>
          <table:table-cell table:number-columns-repeated="3" table:style-name="ce1"/>
          <table:table-cell table:style-name="ce3"/>
          <table:table-cell office:value-type="float" office:value="54.434979157896748" table:formula="of:=([.D66]+[.G66])/2" table:style-name="ce3">
            <text:p>54.43</text:p>
          </table:table-cell>
          <table:table-cell table:number-columns-repeated="16372"/>
        </table:table-row>
        <table:table-row table:style-name="ro1">
          <table:table-cell office:value-type="float" office:value="63" table:formula="of:=[.A66]+1" table:style-name="ce1">
            <text:p>63</text:p>
          </table:table-cell>
          <table:table-cell office:value-type="string" table:style-name="ce2">
            <text:p>62<text:span text:style-name="T1">: </text:span><text:span text:style-name="T2">46.17566772436488</text:span></text:p>
          </table:table-cell>
          <table:table-cell office:value-type="string" office:string-value="46.17566772436488" table:formula="of:=RIGHT([.B67];LEN([.B67])-4)" table:style-name="ce3">
            <text:p>46.17566772436488</text:p>
          </table:table-cell>
          <table:table-cell office:value-type="float" office:value="46.1756677243648" table:formula="of:=[.C67]+0" table:style-name="ce3">
            <text:p>46.18</text:p>
          </table:table-cell>
          <table:table-cell office:value-type="string" table:style-name="ce2">
            <text:p>62<text:span text:style-name="T1">: </text:span><text:span text:style-name="T2">51.97809266860922</text:span></text:p>
          </table:table-cell>
          <table:table-cell office:value-type="string" office:string-value="51.97809266860922" table:formula="of:=RIGHT([.E67];LEN([.E67])-4)" table:style-name="ce3">
            <text:p>51.97809266860922</text:p>
          </table:table-cell>
          <table:table-cell office:value-type="float" office:value="51.9780926686092" table:formula="of:=[.F67]+0" table:style-name="ce3">
            <text:p>51.98</text:p>
          </table:table-cell>
          <table:table-cell table:number-columns-repeated="3" table:style-name="ce1"/>
          <table:table-cell table:style-name="ce3"/>
          <table:table-cell office:value-type="float" office:value="49.076880196486997" table:formula="of:=([.D67]+[.G67])/2" table:style-name="ce3">
            <text:p>49.08</text:p>
          </table:table-cell>
          <table:table-cell table:number-columns-repeated="16372"/>
        </table:table-row>
        <table:table-row table:style-name="ro1">
          <table:table-cell office:value-type="float" office:value="64" table:formula="of:=[.A67]+1" table:style-name="ce1">
            <text:p>64</text:p>
          </table:table-cell>
          <table:table-cell office:value-type="string" table:style-name="ce2">
            <text:p>63<text:span text:style-name="T1">: </text:span><text:span text:style-name="T2">43.73029541172251</text:span></text:p>
          </table:table-cell>
          <table:table-cell office:value-type="string" office:string-value="43.73029541172251" table:formula="of:=RIGHT([.B68];LEN([.B68])-4)" table:style-name="ce3">
            <text:p>43.73029541172251</text:p>
          </table:table-cell>
          <table:table-cell office:value-type="float" office:value="43.730295411722501" table:formula="of:=[.C68]+0" table:style-name="ce3">
            <text:p>43.73</text:p>
          </table:table-cell>
          <table:table-cell office:value-type="string" table:style-name="ce2">
            <text:p>63<text:span text:style-name="T1">: </text:span><text:span text:style-name="T2">58.828779632533966</text:span></text:p>
          </table:table-cell>
          <table:table-cell office:value-type="string" office:string-value="58.828779632533966" table:formula="of:=RIGHT([.E68];LEN([.E68])-4)" table:style-name="ce3">
            <text:p>58.828779632533966</text:p>
          </table:table-cell>
          <table:table-cell office:value-type="float" office:value="58.828779632533902" table:formula="of:=[.F68]+0" table:style-name="ce3">
            <text:p>58.83</text:p>
          </table:table-cell>
          <table:table-cell table:number-columns-repeated="3" table:style-name="ce1"/>
          <table:table-cell table:style-name="ce3"/>
          <table:table-cell office:value-type="float" office:value="51.279537522128201" table:formula="of:=([.D68]+[.G68])/2" table:style-name="ce3">
            <text:p>51.28</text:p>
          </table:table-cell>
          <table:table-cell table:number-columns-repeated="16372"/>
        </table:table-row>
        <table:table-row table:style-name="ro1">
          <table:table-cell office:value-type="float" office:value="65" table:formula="of:=[.A68]+1" table:style-name="ce1">
            <text:p>65</text:p>
          </table:table-cell>
          <table:table-cell office:value-type="string" table:style-name="ce2">
            <text:p>64<text:span text:style-name="T1">: </text:span><text:span text:style-name="T2">48.535908575814084</text:span></text:p>
          </table:table-cell>
          <table:table-cell office:value-type="string" office:string-value="48.535908575814084" table:formula="of:=RIGHT([.B69];LEN([.B69])-4)" table:style-name="ce3">
            <text:p>48.535908575814084</text:p>
          </table:table-cell>
          <table:table-cell office:value-type="float" office:value="48.535908575813998" table:formula="of:=[.C69]+0" table:style-name="ce3">
            <text:p>48.54</text:p>
          </table:table-cell>
          <table:table-cell office:value-type="string" table:style-name="ce2">
            <text:p>64<text:span text:style-name="T1">: </text:span><text:span text:style-name="T2">68.52913254535466</text:span></text:p>
          </table:table-cell>
          <table:table-cell office:value-type="string" office:string-value="68.52913254535466" table:formula="of:=RIGHT([.E69];LEN([.E69])-4)" table:style-name="ce3">
            <text:p>68.52913254535466</text:p>
          </table:table-cell>
          <table:table-cell office:value-type="float" office:value="68.529132545354599" table:formula="of:=[.F69]+0" table:style-name="ce3">
            <text:p>68.53</text:p>
          </table:table-cell>
          <table:table-cell table:number-columns-repeated="3" table:style-name="ce1"/>
          <table:table-cell table:style-name="ce3"/>
          <table:table-cell office:value-type="float" office:value="58.532520560584302" table:formula="of:=([.D69]+[.G69])/2" table:style-name="ce3">
            <text:p>58.53</text:p>
          </table:table-cell>
          <table:table-cell table:number-columns-repeated="16372"/>
        </table:table-row>
        <table:table-row table:style-name="ro1">
          <table:table-cell office:value-type="float" office:value="66" table:formula="of:=[.A69]+1" table:style-name="ce1">
            <text:p>66</text:p>
          </table:table-cell>
          <table:table-cell office:value-type="string" table:style-name="ce2">
            <text:p>65<text:span text:style-name="T1">: </text:span><text:span text:style-name="T2">41.00140618603315</text:span></text:p>
          </table:table-cell>
          <table:table-cell office:value-type="string" office:string-value="41.00140618603315" table:formula="of:=RIGHT([.B70];LEN([.B70])-4)" table:style-name="ce3">
            <text:p>41.00140618603315</text:p>
          </table:table-cell>
          <table:table-cell office:value-type="float" office:value="41.001406186033101" table:formula="of:=[.C70]+0" table:style-name="ce3">
            <text:p>41.00</text:p>
          </table:table-cell>
          <table:table-cell office:value-type="string" table:style-name="ce2">
            <text:p>65<text:span text:style-name="T1">: </text:span><text:span text:style-name="T2">51.08281670861062</text:span></text:p>
          </table:table-cell>
          <table:table-cell office:value-type="string" office:string-value="51.08281670861062" table:formula="of:=RIGHT([.E70];LEN([.E70])-4)" table:style-name="ce3">
            <text:p>51.08281670861062</text:p>
          </table:table-cell>
          <table:table-cell office:value-type="float" office:value="51.082816708610601" table:formula="of:=[.F70]+0" table:style-name="ce3">
            <text:p>51.08</text:p>
          </table:table-cell>
          <table:table-cell table:number-columns-repeated="3" table:style-name="ce1"/>
          <table:table-cell table:style-name="ce3"/>
          <table:table-cell office:value-type="float" office:value="46.042111447321851" table:formula="of:=([.D70]+[.G70])/2" table:style-name="ce3">
            <text:p>46.04</text:p>
          </table:table-cell>
          <table:table-cell table:number-columns-repeated="16372"/>
        </table:table-row>
        <table:table-row table:style-name="ro1">
          <table:table-cell office:value-type="float" office:value="67" table:formula="of:=[.A70]+1" table:style-name="ce1">
            <text:p>67</text:p>
          </table:table-cell>
          <table:table-cell office:value-type="string" table:style-name="ce2">
            <text:p>66<text:span text:style-name="T1">: </text:span><text:span text:style-name="T2">39.89902045466688</text:span></text:p>
          </table:table-cell>
          <table:table-cell office:value-type="string" office:string-value="39.89902045466688" table:formula="of:=RIGHT([.B71];LEN([.B71])-4)" table:style-name="ce3">
            <text:p>39.89902045466688</text:p>
          </table:table-cell>
          <table:table-cell office:value-type="float" office:value="39.899020454666797" table:formula="of:=[.C71]+0" table:style-name="ce3">
            <text:p>39.90</text:p>
          </table:table-cell>
          <table:table-cell office:value-type="string" table:style-name="ce2">
            <text:p>66<text:span text:style-name="T1">: </text:span><text:span text:style-name="T2">57.24119777562417</text:span></text:p>
          </table:table-cell>
          <table:table-cell office:value-type="string" office:string-value="57.24119777562417" table:formula="of:=RIGHT([.E71];LEN([.E71])-4)" table:style-name="ce3">
            <text:p>57.24119777562417</text:p>
          </table:table-cell>
          <table:table-cell office:value-type="float" office:value="57.241197775624101" table:formula="of:=[.F71]+0" table:style-name="ce3">
            <text:p>57.24</text:p>
          </table:table-cell>
          <table:table-cell table:number-columns-repeated="3" table:style-name="ce1"/>
          <table:table-cell table:style-name="ce3"/>
          <table:table-cell office:value-type="float" office:value="48.570109115145449" table:formula="of:=([.D71]+[.G71])/2" table:style-name="ce3">
            <text:p>48.57</text:p>
          </table:table-cell>
          <table:table-cell table:number-columns-repeated="16372"/>
        </table:table-row>
        <table:table-row table:style-name="ro1">
          <table:table-cell office:value-type="float" office:value="68" table:formula="of:=[.A71]+1" table:style-name="ce1">
            <text:p>68</text:p>
          </table:table-cell>
          <table:table-cell office:value-type="string" table:style-name="ce2">
            <text:p>67<text:span text:style-name="T1">: </text:span><text:span text:style-name="T2">51.80774695222482</text:span></text:p>
          </table:table-cell>
          <table:table-cell office:value-type="string" office:string-value="51.80774695222482" table:formula="of:=RIGHT([.B72];LEN([.B72])-4)" table:style-name="ce3">
            <text:p>51.80774695222482</text:p>
          </table:table-cell>
          <table:table-cell office:value-type="float" office:value="51.807746952224797" table:formula="of:=[.C72]+0" table:style-name="ce3">
            <text:p>51.81</text:p>
          </table:table-cell>
          <table:table-cell office:value-type="string" table:style-name="ce2">
            <text:p>67<text:span text:style-name="T1">: </text:span><text:span text:style-name="T2">64.23921474290216</text:span></text:p>
          </table:table-cell>
          <table:table-cell office:value-type="string" office:string-value="64.23921474290216" table:formula="of:=RIGHT([.E72];LEN([.E72])-4)" table:style-name="ce3">
            <text:p>64.23921474290216</text:p>
          </table:table-cell>
          <table:table-cell office:value-type="float" office:value="64.239214742902107" table:formula="of:=[.F72]+0" table:style-name="ce3">
            <text:p>64.24</text:p>
          </table:table-cell>
          <table:table-cell table:number-columns-repeated="3" table:style-name="ce1"/>
          <table:table-cell table:style-name="ce3"/>
          <table:table-cell office:value-type="float" office:value="58.023480847563448" table:formula="of:=([.D72]+[.G72])/2" table:style-name="ce3">
            <text:p>58.02</text:p>
          </table:table-cell>
          <table:table-cell table:number-columns-repeated="16372"/>
        </table:table-row>
        <table:table-row table:style-name="ro1">
          <table:table-cell office:value-type="float" office:value="69" table:formula="of:=[.A72]+1" table:style-name="ce1">
            <text:p>69</text:p>
          </table:table-cell>
          <table:table-cell office:value-type="string" table:style-name="ce2">
            <text:p>68<text:span text:style-name="T1">: </text:span><text:span text:style-name="T2">36.475382605913794</text:span></text:p>
          </table:table-cell>
          <table:table-cell office:value-type="string" office:string-value="36.475382605913794" table:formula="of:=RIGHT([.B73];LEN([.B73])-4)" table:style-name="ce3">
            <text:p>36.475382605913794</text:p>
          </table:table-cell>
          <table:table-cell office:value-type="float" office:value="36.475382605913701" table:formula="of:=[.C73]+0" table:style-name="ce3">
            <text:p>36.48</text:p>
          </table:table-cell>
          <table:table-cell office:value-type="string" table:style-name="ce2">
            <text:p>68<text:span text:style-name="T1">: </text:span><text:span text:style-name="T2">66.00522634925537</text:span></text:p>
          </table:table-cell>
          <table:table-cell office:value-type="string" office:string-value="66.00522634925537" table:formula="of:=RIGHT([.E73];LEN([.E73])-4)" table:style-name="ce3">
            <text:p>66.00522634925537</text:p>
          </table:table-cell>
          <table:table-cell office:value-type="float" office:value="66.005226349255295" table:formula="of:=[.F73]+0" table:style-name="ce3">
            <text:p>66.01</text:p>
          </table:table-cell>
          <table:table-cell table:number-columns-repeated="3" table:style-name="ce1"/>
          <table:table-cell table:style-name="ce3"/>
          <table:table-cell office:value-type="float" office:value="51.240304477584502" table:formula="of:=([.D73]+[.G73])/2" table:style-name="ce3">
            <text:p>51.24</text:p>
          </table:table-cell>
          <table:table-cell table:number-columns-repeated="16372"/>
        </table:table-row>
        <table:table-row table:style-name="ro1">
          <table:table-cell office:value-type="float" office:value="70" table:formula="of:=[.A73]+1" table:style-name="ce1">
            <text:p>70</text:p>
          </table:table-cell>
          <table:table-cell office:value-type="string" table:style-name="ce2">
            <text:p>69<text:span text:style-name="T1">: </text:span><text:span text:style-name="T2">44.04754664215174</text:span></text:p>
          </table:table-cell>
          <table:table-cell office:value-type="string" office:string-value="44.04754664215174" table:formula="of:=RIGHT([.B74];LEN([.B74])-4)" table:style-name="ce3">
            <text:p>44.04754664215174</text:p>
          </table:table-cell>
          <table:table-cell office:value-type="float" office:value="44.047546642151701" table:formula="of:=[.C74]+0" table:style-name="ce3">
            <text:p>44.05</text:p>
          </table:table-cell>
          <table:table-cell office:value-type="string" table:style-name="ce2">
            <text:p>69<text:span text:style-name="T1">: </text:span><text:span text:style-name="T2">58.907188455745214</text:span></text:p>
          </table:table-cell>
          <table:table-cell office:value-type="string" office:string-value="58.907188455745214" table:formula="of:=RIGHT([.E74];LEN([.E74])-4)" table:style-name="ce3">
            <text:p>58.907188455745214</text:p>
          </table:table-cell>
          <table:table-cell office:value-type="float" office:value="58.907188455745199" table:formula="of:=[.F74]+0" table:style-name="ce3">
            <text:p>58.91</text:p>
          </table:table-cell>
          <table:table-cell table:number-columns-repeated="3" table:style-name="ce1"/>
          <table:table-cell table:style-name="ce3"/>
          <table:table-cell office:value-type="float" office:value="51.47736754894845" table:formula="of:=([.D74]+[.G74])/2" table:style-name="ce3">
            <text:p>51.48</text:p>
          </table:table-cell>
          <table:table-cell table:number-columns-repeated="16372"/>
        </table:table-row>
        <table:table-row table:style-name="ro1">
          <table:table-cell office:value-type="float" office:value="71" table:formula="of:=[.A74]+1" table:style-name="ce1">
            <text:p>71</text:p>
          </table:table-cell>
          <table:table-cell office:value-type="string" table:style-name="ce2">
            <text:p>70<text:span text:style-name="T1">: </text:span><text:span text:style-name="T2">42.630960843108156</text:span></text:p>
          </table:table-cell>
          <table:table-cell office:value-type="string" office:string-value="42.630960843108156" table:formula="of:=RIGHT([.B75];LEN([.B75])-4)" table:style-name="ce3">
            <text:p>42.630960843108156</text:p>
          </table:table-cell>
          <table:table-cell office:value-type="float" office:value="42.630960843108099" table:formula="of:=[.C75]+0" table:style-name="ce3">
            <text:p>42.63</text:p>
          </table:table-cell>
          <table:table-cell office:value-type="string" table:style-name="ce2">
            <text:p>70<text:span text:style-name="T1">: </text:span><text:span text:style-name="T2">59.297035404764074</text:span></text:p>
          </table:table-cell>
          <table:table-cell office:value-type="string" office:string-value="59.297035404764074" table:formula="of:=RIGHT([.E75];LEN([.E75])-4)" table:style-name="ce3">
            <text:p>59.297035404764074</text:p>
          </table:table-cell>
          <table:table-cell office:value-type="float" office:value="59.297035404764003" table:formula="of:=[.F75]+0" table:style-name="ce3">
            <text:p>59.30</text:p>
          </table:table-cell>
          <table:table-cell table:number-columns-repeated="3" table:style-name="ce1"/>
          <table:table-cell table:style-name="ce3"/>
          <table:table-cell office:value-type="float" office:value="50.963998123936051" table:formula="of:=([.D75]+[.G75])/2" table:style-name="ce3">
            <text:p>50.96</text:p>
          </table:table-cell>
          <table:table-cell table:number-columns-repeated="16372"/>
        </table:table-row>
        <table:table-row table:style-name="ro1">
          <table:table-cell office:value-type="float" office:value="72" table:formula="of:=[.A75]+1" table:style-name="ce1">
            <text:p>72</text:p>
          </table:table-cell>
          <table:table-cell office:value-type="string" table:style-name="ce2">
            <text:p>71<text:span text:style-name="T1">: </text:span><text:span text:style-name="T2">43.28697769481238</text:span></text:p>
          </table:table-cell>
          <table:table-cell office:value-type="string" office:string-value="43.28697769481238" table:formula="of:=RIGHT([.B76];LEN([.B76])-4)" table:style-name="ce3">
            <text:p>43.28697769481238</text:p>
          </table:table-cell>
          <table:table-cell office:value-type="float" office:value="43.2869776948123" table:formula="of:=[.C76]+0" table:style-name="ce3">
            <text:p>43.29</text:p>
          </table:table-cell>
          <table:table-cell office:value-type="string" table:style-name="ce2">
            <text:p>71<text:span text:style-name="T1">: </text:span><text:span text:style-name="T2">49.935571258639115</text:span></text:p>
          </table:table-cell>
          <table:table-cell office:value-type="string" office:string-value="49.935571258639115" table:formula="of:=RIGHT([.E76];LEN([.E76])-4)" table:style-name="ce3">
            <text:p>49.935571258639115</text:p>
          </table:table-cell>
          <table:table-cell office:value-type="float" office:value="49.935571258639101" table:formula="of:=[.F76]+0" table:style-name="ce3">
            <text:p>49.94</text:p>
          </table:table-cell>
          <table:table-cell table:number-columns-repeated="3" table:style-name="ce1"/>
          <table:table-cell table:style-name="ce3"/>
          <table:table-cell office:value-type="float" office:value="46.611274476725697" table:formula="of:=([.D76]+[.G76])/2" table:style-name="ce3">
            <text:p>46.61</text:p>
          </table:table-cell>
          <table:table-cell table:number-columns-repeated="16372"/>
        </table:table-row>
        <table:table-row table:style-name="ro1">
          <table:table-cell office:value-type="float" office:value="73" table:formula="of:=[.A76]+1" table:style-name="ce1">
            <text:p>73</text:p>
          </table:table-cell>
          <table:table-cell office:value-type="string" table:style-name="ce2">
            <text:p>72<text:span text:style-name="T1">: </text:span><text:span text:style-name="T2">45.59562652404019</text:span></text:p>
          </table:table-cell>
          <table:table-cell office:value-type="string" office:string-value="45.59562652404019" table:formula="of:=RIGHT([.B77];LEN([.B77])-4)" table:style-name="ce3">
            <text:p>45.59562652404019</text:p>
          </table:table-cell>
          <table:table-cell office:value-type="float" office:value="45.5956265240401" table:formula="of:=[.C77]+0" table:style-name="ce3">
            <text:p>45.60</text:p>
          </table:table-cell>
          <table:table-cell office:value-type="string" table:style-name="ce2">
            <text:p>72<text:span text:style-name="T1">: </text:span><text:span text:style-name="T2">49.6157583647164</text:span></text:p>
          </table:table-cell>
          <table:table-cell office:value-type="string" office:string-value="49.6157583647164" table:formula="of:=RIGHT([.E77];LEN([.E77])-4)" table:style-name="ce3">
            <text:p>49.6157583647164</text:p>
          </table:table-cell>
          <table:table-cell office:value-type="float" office:value="49.615758364716399" table:formula="of:=[.F77]+0" table:style-name="ce3">
            <text:p>49.62</text:p>
          </table:table-cell>
          <table:table-cell table:number-columns-repeated="3" table:style-name="ce1"/>
          <table:table-cell table:style-name="ce3"/>
          <table:table-cell office:value-type="float" office:value="47.605692444378249" table:formula="of:=([.D77]+[.G77])/2" table:style-name="ce3">
            <text:p>47.61</text:p>
          </table:table-cell>
          <table:table-cell table:number-columns-repeated="16372"/>
        </table:table-row>
        <table:table-row table:style-name="ro1">
          <table:table-cell office:value-type="float" office:value="74" table:formula="of:=[.A77]+1" table:style-name="ce1">
            <text:p>74</text:p>
          </table:table-cell>
          <table:table-cell office:value-type="string" table:style-name="ce2">
            <text:p>73<text:span text:style-name="T1">: </text:span><text:span text:style-name="T2">40.872412081997105</text:span></text:p>
          </table:table-cell>
          <table:table-cell office:value-type="string" office:string-value="40.872412081997105" table:formula="of:=RIGHT([.B78];LEN([.B78])-4)" table:style-name="ce3">
            <text:p>40.872412081997105</text:p>
          </table:table-cell>
          <table:table-cell office:value-type="float" office:value="40.872412081997098" table:formula="of:=[.C78]+0" table:style-name="ce3">
            <text:p>40.87</text:p>
          </table:table-cell>
          <table:table-cell office:value-type="string" table:style-name="ce2">
            <text:p>73<text:span text:style-name="T1">: </text:span><text:span text:style-name="T2">56.654750543833565</text:span></text:p>
          </table:table-cell>
          <table:table-cell office:value-type="string" office:string-value="56.654750543833565" table:formula="of:=RIGHT([.E78];LEN([.E78])-4)" table:style-name="ce3">
            <text:p>56.654750543833565</text:p>
          </table:table-cell>
          <table:table-cell office:value-type="float" office:value="56.654750543833501" table:formula="of:=[.F78]+0" table:style-name="ce3">
            <text:p>56.65</text:p>
          </table:table-cell>
          <table:table-cell table:number-columns-repeated="3" table:style-name="ce1"/>
          <table:table-cell table:style-name="ce3"/>
          <table:table-cell office:value-type="float" office:value="48.763581312915299" table:formula="of:=([.D78]+[.G78])/2" table:style-name="ce3">
            <text:p>48.76</text:p>
          </table:table-cell>
          <table:table-cell table:number-columns-repeated="16372"/>
        </table:table-row>
        <table:table-row table:style-name="ro1">
          <table:table-cell office:value-type="float" office:value="75" table:formula="of:=[.A78]+1" table:style-name="ce1">
            <text:p>75</text:p>
          </table:table-cell>
          <table:table-cell office:value-type="string" table:style-name="ce2">
            <text:p>74<text:span text:style-name="T1">: </text:span><text:span text:style-name="T2">52.19947937383722</text:span></text:p>
          </table:table-cell>
          <table:table-cell office:value-type="string" office:string-value="52.19947937383722" table:formula="of:=RIGHT([.B79];LEN([.B79])-4)" table:style-name="ce3">
            <text:p>52.19947937383722</text:p>
          </table:table-cell>
          <table:table-cell office:value-type="float" office:value="52.1994793738372" table:formula="of:=[.C79]+0" table:style-name="ce3">
            <text:p>52.20</text:p>
          </table:table-cell>
          <table:table-cell office:value-type="string" table:style-name="ce2">
            <text:p>74<text:span text:style-name="T1">: </text:span><text:span text:style-name="T2">58.61856610317775</text:span></text:p>
          </table:table-cell>
          <table:table-cell office:value-type="string" office:string-value="58.61856610317775" table:formula="of:=RIGHT([.E79];LEN([.E79])-4)" table:style-name="ce3">
            <text:p>58.61856610317775</text:p>
          </table:table-cell>
          <table:table-cell office:value-type="float" office:value="58.618566103177699" table:formula="of:=[.F79]+0" table:style-name="ce3">
            <text:p>58.62</text:p>
          </table:table-cell>
          <table:table-cell table:number-columns-repeated="3" table:style-name="ce1"/>
          <table:table-cell table:style-name="ce3"/>
          <table:table-cell office:value-type="float" office:value="55.409022738507446" table:formula="of:=([.D79]+[.G79])/2" table:style-name="ce3">
            <text:p>55.41</text:p>
          </table:table-cell>
          <table:table-cell table:number-columns-repeated="16372"/>
        </table:table-row>
        <table:table-row table:style-name="ro1">
          <table:table-cell office:value-type="float" office:value="76" table:formula="of:=[.A79]+1" table:style-name="ce1">
            <text:p>76</text:p>
          </table:table-cell>
          <table:table-cell office:value-type="string" table:style-name="ce2">
            <text:p>75<text:span text:style-name="T1">: </text:span><text:span text:style-name="T2">48.972918267671545</text:span></text:p>
          </table:table-cell>
          <table:table-cell office:value-type="string" office:string-value="48.972918267671545" table:formula="of:=RIGHT([.B80];LEN([.B80])-4)" table:style-name="ce3">
            <text:p>48.972918267671545</text:p>
          </table:table-cell>
          <table:table-cell office:value-type="float" office:value="48.972918267671503" table:formula="of:=[.C80]+0" table:style-name="ce3">
            <text:p>48.97</text:p>
          </table:table-cell>
          <table:table-cell office:value-type="string" table:style-name="ce2">
            <text:p>75<text:span text:style-name="T1">: </text:span><text:span text:style-name="T2">65.78581525751625</text:span></text:p>
          </table:table-cell>
          <table:table-cell office:value-type="string" office:string-value="65.78581525751625" table:formula="of:=RIGHT([.E80];LEN([.E80])-4)" table:style-name="ce3">
            <text:p>65.78581525751625</text:p>
          </table:table-cell>
          <table:table-cell office:value-type="float" office:value="65.785815257516205" table:formula="of:=[.F80]+0" table:style-name="ce3">
            <text:p>65.79</text:p>
          </table:table-cell>
          <table:table-cell table:number-columns-repeated="3" table:style-name="ce1"/>
          <table:table-cell table:style-name="ce3"/>
          <table:table-cell office:value-type="float" office:value="57.379366762593854" table:formula="of:=([.D80]+[.G80])/2" table:style-name="ce3">
            <text:p>57.38</text:p>
          </table:table-cell>
          <table:table-cell table:number-columns-repeated="16372"/>
        </table:table-row>
        <table:table-row table:style-name="ro1">
          <table:table-cell office:value-type="float" office:value="77" table:formula="of:=[.A80]+1" table:style-name="ce1">
            <text:p>77</text:p>
          </table:table-cell>
          <table:table-cell office:value-type="string" table:style-name="ce2">
            <text:p>76<text:span text:style-name="T1">: </text:span><text:span text:style-name="T2">46.205085767757566</text:span></text:p>
          </table:table-cell>
          <table:table-cell office:value-type="string" office:string-value="46.205085767757566" table:formula="of:=RIGHT([.B81];LEN([.B81])-4)" table:style-name="ce3">
            <text:p>46.205085767757566</text:p>
          </table:table-cell>
          <table:table-cell office:value-type="float" office:value="46.205085767757502" table:formula="of:=[.C81]+0" table:style-name="ce3">
            <text:p>46.21</text:p>
          </table:table-cell>
          <table:table-cell office:value-type="string" table:style-name="ce2">
            <text:p>76<text:span text:style-name="T1">: </text:span><text:span text:style-name="T2">65.74217157576466</text:span></text:p>
          </table:table-cell>
          <table:table-cell office:value-type="string" office:string-value="65.74217157576466" table:formula="of:=RIGHT([.E81];LEN([.E81])-4)" table:style-name="ce3">
            <text:p>65.74217157576466</text:p>
          </table:table-cell>
          <table:table-cell office:value-type="float" office:value="65.742171575764601" table:formula="of:=[.F81]+0" table:style-name="ce3">
            <text:p>65.74</text:p>
          </table:table-cell>
          <table:table-cell table:number-columns-repeated="3" table:style-name="ce1"/>
          <table:table-cell table:style-name="ce3"/>
          <table:table-cell office:value-type="float" office:value="55.973628671761048" table:formula="of:=([.D81]+[.G81])/2" table:style-name="ce3">
            <text:p>55.97</text:p>
          </table:table-cell>
          <table:table-cell table:number-columns-repeated="16372"/>
        </table:table-row>
        <table:table-row table:style-name="ro1">
          <table:table-cell office:value-type="float" office:value="78" table:formula="of:=[.A81]+1" table:style-name="ce1">
            <text:p>78</text:p>
          </table:table-cell>
          <table:table-cell office:value-type="string" table:style-name="ce2">
            <text:p>77<text:span text:style-name="T1">: </text:span><text:span text:style-name="T2">56.62899153237854</text:span></text:p>
          </table:table-cell>
          <table:table-cell office:value-type="string" office:string-value="56.62899153237854" table:formula="of:=RIGHT([.B82];LEN([.B82])-4)" table:style-name="ce3">
            <text:p>56.62899153237854</text:p>
          </table:table-cell>
          <table:table-cell office:value-type="float" office:value="56.6289915323785" table:formula="of:=[.C82]+0" table:style-name="ce3">
            <text:p>56.63</text:p>
          </table:table-cell>
          <table:table-cell office:value-type="string" table:style-name="ce2">
            <text:p>77<text:span text:style-name="T1">: </text:span><text:span text:style-name="T2">58.88475998640602</text:span></text:p>
          </table:table-cell>
          <table:table-cell office:value-type="string" office:string-value="58.88475998640602" table:formula="of:=RIGHT([.E82];LEN([.E82])-4)" table:style-name="ce3">
            <text:p>58.88475998640602</text:p>
          </table:table-cell>
          <table:table-cell office:value-type="float" office:value="58.884759986406003" table:formula="of:=[.F82]+0" table:style-name="ce3">
            <text:p>58.88</text:p>
          </table:table-cell>
          <table:table-cell table:number-columns-repeated="3" table:style-name="ce1"/>
          <table:table-cell table:style-name="ce3"/>
          <table:table-cell office:value-type="float" office:value="57.756875759392251" table:formula="of:=([.D82]+[.G82])/2" table:style-name="ce3">
            <text:p>57.76</text:p>
          </table:table-cell>
          <table:table-cell table:number-columns-repeated="16372"/>
        </table:table-row>
        <table:table-row table:style-name="ro1">
          <table:table-cell office:value-type="float" office:value="79" table:formula="of:=[.A82]+1" table:style-name="ce1">
            <text:p>79</text:p>
          </table:table-cell>
          <table:table-cell office:value-type="string" table:style-name="ce2">
            <text:p>78<text:span text:style-name="T1">: </text:span><text:span text:style-name="T2">46.10134434891648</text:span></text:p>
          </table:table-cell>
          <table:table-cell office:value-type="string" office:string-value="46.10134434891648" table:formula="of:=RIGHT([.B83];LEN([.B83])-4)" table:style-name="ce3">
            <text:p>46.10134434891648</text:p>
          </table:table-cell>
          <table:table-cell office:value-type="float" office:value="46.101344348916399" table:formula="of:=[.C83]+0" table:style-name="ce3">
            <text:p>46.10</text:p>
          </table:table-cell>
          <table:table-cell office:value-type="string" table:style-name="ce2">
            <text:p>78<text:span text:style-name="T1">: </text:span><text:span text:style-name="T2">59.74562932261375</text:span></text:p>
          </table:table-cell>
          <table:table-cell office:value-type="string" office:string-value="59.74562932261375" table:formula="of:=RIGHT([.E83];LEN([.E83])-4)" table:style-name="ce3">
            <text:p>59.74562932261375</text:p>
          </table:table-cell>
          <table:table-cell office:value-type="float" office:value="59.745629322613702" table:formula="of:=[.F83]+0" table:style-name="ce3">
            <text:p>59.75</text:p>
          </table:table-cell>
          <table:table-cell table:number-columns-repeated="3" table:style-name="ce1"/>
          <table:table-cell table:style-name="ce3"/>
          <table:table-cell office:value-type="float" office:value="52.923486835765047" table:formula="of:=([.D83]+[.G83])/2" table:style-name="ce3">
            <text:p>52.92</text:p>
          </table:table-cell>
          <table:table-cell table:number-columns-repeated="16372"/>
        </table:table-row>
        <table:table-row table:style-name="ro1">
          <table:table-cell office:value-type="float" office:value="80" table:formula="of:=[.A83]+1" table:style-name="ce1">
            <text:p>80</text:p>
          </table:table-cell>
          <table:table-cell office:value-type="string" table:style-name="ce2">
            <text:p>79<text:span text:style-name="T1">: </text:span><text:span text:style-name="T2">42.69573167036536</text:span></text:p>
          </table:table-cell>
          <table:table-cell office:value-type="string" office:string-value="42.69573167036536" table:formula="of:=RIGHT([.B84];LEN([.B84])-4)" table:style-name="ce3">
            <text:p>42.69573167036536</text:p>
          </table:table-cell>
          <table:table-cell office:value-type="float" office:value="42.695731670365298" table:formula="of:=[.C84]+0" table:style-name="ce3">
            <text:p>42.70</text:p>
          </table:table-cell>
          <table:table-cell office:value-type="string" table:style-name="ce2">
            <text:p>79<text:span text:style-name="T1">: </text:span><text:span text:style-name="T2">66.02304415986158</text:span></text:p>
          </table:table-cell>
          <table:table-cell office:value-type="string" office:string-value="66.02304415986158" table:formula="of:=RIGHT([.E84];LEN([.E84])-4)" table:style-name="ce3">
            <text:p>66.02304415986158</text:p>
          </table:table-cell>
          <table:table-cell office:value-type="float" office:value="66.023044159861499" table:formula="of:=[.F84]+0" table:style-name="ce3">
            <text:p>66.02</text:p>
          </table:table-cell>
          <table:table-cell table:number-columns-repeated="3" table:style-name="ce1"/>
          <table:table-cell table:style-name="ce3"/>
          <table:table-cell office:value-type="float" office:value="54.359387915113402" table:formula="of:=([.D84]+[.G84])/2" table:style-name="ce3">
            <text:p>54.36</text:p>
          </table:table-cell>
          <table:table-cell table:number-columns-repeated="16372"/>
        </table:table-row>
        <table:table-row table:style-name="ro1">
          <table:table-cell office:value-type="float" office:value="81" table:formula="of:=[.A84]+1" table:style-name="ce1">
            <text:p>81</text:p>
          </table:table-cell>
          <table:table-cell office:value-type="string" table:style-name="ce2">
            <text:p>80<text:span text:style-name="T1">: </text:span><text:span text:style-name="T2">38.59360905011193</text:span></text:p>
          </table:table-cell>
          <table:table-cell office:value-type="string" office:string-value="38.59360905011193" table:formula="of:=RIGHT([.B85];LEN([.B85])-4)" table:style-name="ce3">
            <text:p>38.59360905011193</text:p>
          </table:table-cell>
          <table:table-cell office:value-type="float" office:value="38.593609050111901" table:formula="of:=[.C85]+0" table:style-name="ce3">
            <text:p>38.59</text:p>
          </table:table-cell>
          <table:table-cell office:value-type="string" table:style-name="ce2">
            <text:p>80<text:span text:style-name="T1">: </text:span><text:span text:style-name="T2">60.46801442043395</text:span></text:p>
          </table:table-cell>
          <table:table-cell office:value-type="string" office:string-value="60.46801442043395" table:formula="of:=RIGHT([.E85];LEN([.E85])-4)" table:style-name="ce3">
            <text:p>60.46801442043395</text:p>
          </table:table-cell>
          <table:table-cell office:value-type="float" office:value="60.468014420433903" table:formula="of:=[.F85]+0" table:style-name="ce3">
            <text:p>60.47</text:p>
          </table:table-cell>
          <table:table-cell table:number-columns-repeated="3" table:style-name="ce1"/>
          <table:table-cell table:style-name="ce3"/>
          <table:table-cell office:value-type="float" office:value="49.530811735272906" table:formula="of:=([.D85]+[.G85])/2" table:style-name="ce3">
            <text:p>49.53</text:p>
          </table:table-cell>
          <table:table-cell table:number-columns-repeated="16372"/>
        </table:table-row>
        <table:table-row table:style-name="ro1">
          <table:table-cell office:value-type="float" office:value="82" table:formula="of:=[.A85]+1" table:style-name="ce1">
            <text:p>82</text:p>
          </table:table-cell>
          <table:table-cell office:value-type="string" table:style-name="ce2">
            <text:p>81<text:span text:style-name="T1">: </text:span><text:span text:style-name="T2">32.68561545682382</text:span></text:p>
          </table:table-cell>
          <table:table-cell office:value-type="string" office:string-value="32.68561545682382" table:formula="of:=RIGHT([.B86];LEN([.B86])-4)" table:style-name="ce3">
            <text:p>32.68561545682382</text:p>
          </table:table-cell>
          <table:table-cell office:value-type="float" office:value="32.685615456823797" table:formula="of:=[.C86]+0" table:style-name="ce3">
            <text:p>32.69</text:p>
          </table:table-cell>
          <table:table-cell office:value-type="string" table:style-name="ce2">
            <text:p>81<text:span text:style-name="T1">: </text:span><text:span text:style-name="T2">65.81463446147305</text:span></text:p>
          </table:table-cell>
          <table:table-cell office:value-type="string" office:string-value="65.81463446147305" table:formula="of:=RIGHT([.E86];LEN([.E86])-4)" table:style-name="ce3">
            <text:p>65.81463446147305</text:p>
          </table:table-cell>
          <table:table-cell office:value-type="float" office:value="65.814634461473005" table:formula="of:=[.F86]+0" table:style-name="ce3">
            <text:p>65.81</text:p>
          </table:table-cell>
          <table:table-cell table:number-columns-repeated="3" table:style-name="ce1"/>
          <table:table-cell table:style-name="ce3"/>
          <table:table-cell office:value-type="float" office:value="49.250124959148401" table:formula="of:=([.D86]+[.G86])/2" table:style-name="ce3">
            <text:p>49.25</text:p>
          </table:table-cell>
          <table:table-cell table:number-columns-repeated="16372"/>
        </table:table-row>
        <table:table-row table:style-name="ro1">
          <table:table-cell office:value-type="float" office:value="83" table:formula="of:=[.A86]+1" table:style-name="ce1">
            <text:p>83</text:p>
          </table:table-cell>
          <table:table-cell office:value-type="string" table:style-name="ce2">
            <text:p>82<text:span text:style-name="T1">: </text:span><text:span text:style-name="T2">40.41540189263902</text:span></text:p>
          </table:table-cell>
          <table:table-cell office:value-type="string" office:string-value="40.41540189263902" table:formula="of:=RIGHT([.B87];LEN([.B87])-4)" table:style-name="ce3">
            <text:p>40.41540189263902</text:p>
          </table:table-cell>
          <table:table-cell office:value-type="float" office:value="40.415401892638997" table:formula="of:=[.C87]+0" table:style-name="ce3">
            <text:p>40.42</text:p>
          </table:table-cell>
          <table:table-cell office:value-type="string" table:style-name="ce2">
            <text:p>82<text:span text:style-name="T1">: </text:span><text:span text:style-name="T2">55.35890742425801</text:span></text:p>
          </table:table-cell>
          <table:table-cell office:value-type="string" office:string-value="55.35890742425801" table:formula="of:=RIGHT([.E87];LEN([.E87])-4)" table:style-name="ce3">
            <text:p>55.35890742425801</text:p>
          </table:table-cell>
          <table:table-cell office:value-type="float" office:value="55.358907424258" table:formula="of:=[.F87]+0" table:style-name="ce3">
            <text:p>55.36</text:p>
          </table:table-cell>
          <table:table-cell table:number-columns-repeated="3" table:style-name="ce1"/>
          <table:table-cell table:style-name="ce3"/>
          <table:table-cell office:value-type="float" office:value="47.887154658448495" table:formula="of:=([.D87]+[.G87])/2" table:style-name="ce3">
            <text:p>47.89</text:p>
          </table:table-cell>
          <table:table-cell table:number-columns-repeated="16372"/>
        </table:table-row>
        <table:table-row table:style-name="ro1">
          <table:table-cell office:value-type="float" office:value="84" table:formula="of:=[.A87]+1" table:style-name="ce1">
            <text:p>84</text:p>
          </table:table-cell>
          <table:table-cell office:value-type="string" table:style-name="ce2">
            <text:p>83<text:span text:style-name="T1">: </text:span><text:span text:style-name="T2">44.572867745579835</text:span></text:p>
          </table:table-cell>
          <table:table-cell office:value-type="string" office:string-value="44.572867745579835" table:formula="of:=RIGHT([.B88];LEN([.B88])-4)" table:style-name="ce3">
            <text:p>44.572867745579835</text:p>
          </table:table-cell>
          <table:table-cell office:value-type="float" office:value="44.572867745579799" table:formula="of:=[.C88]+0" table:style-name="ce3">
            <text:p>44.57</text:p>
          </table:table-cell>
          <table:table-cell office:value-type="string" table:style-name="ce2">
            <text:p>83<text:span text:style-name="T1">: </text:span><text:span text:style-name="T2">51.79600829165669</text:span></text:p>
          </table:table-cell>
          <table:table-cell office:value-type="string" office:string-value="51.79600829165669" table:formula="of:=RIGHT([.E88];LEN([.E88])-4)" table:style-name="ce3">
            <text:p>51.79600829165669</text:p>
          </table:table-cell>
          <table:table-cell office:value-type="float" office:value="51.796008291656598" table:formula="of:=[.F88]+0" table:style-name="ce3">
            <text:p>51.80</text:p>
          </table:table-cell>
          <table:table-cell table:number-columns-repeated="3" table:style-name="ce1"/>
          <table:table-cell table:style-name="ce3"/>
          <table:table-cell office:value-type="float" office:value="48.184438018618195" table:formula="of:=([.D88]+[.G88])/2" table:style-name="ce3">
            <text:p>48.18</text:p>
          </table:table-cell>
          <table:table-cell table:number-columns-repeated="16372"/>
        </table:table-row>
        <table:table-row table:style-name="ro1">
          <table:table-cell office:value-type="float" office:value="85" table:formula="of:=[.A88]+1" table:style-name="ce1">
            <text:p>85</text:p>
          </table:table-cell>
          <table:table-cell office:value-type="string" table:style-name="ce2">
            <text:p>84<text:span text:style-name="T1">: </text:span><text:span text:style-name="T2">42.920543452742635</text:span></text:p>
          </table:table-cell>
          <table:table-cell office:value-type="string" office:string-value="42.920543452742635" table:formula="of:=RIGHT([.B89];LEN([.B89])-4)" table:style-name="ce3">
            <text:p>42.920543452742635</text:p>
          </table:table-cell>
          <table:table-cell office:value-type="float" office:value="42.920543452742599" table:formula="of:=[.C89]+0" table:style-name="ce3">
            <text:p>42.92</text:p>
          </table:table-cell>
          <table:table-cell office:value-type="string" table:style-name="ce2">
            <text:p>84<text:span text:style-name="T1">: </text:span><text:span text:style-name="T2">56.90048467513782</text:span></text:p>
          </table:table-cell>
          <table:table-cell office:value-type="string" office:string-value="56.90048467513782" table:formula="of:=RIGHT([.E89];LEN([.E89])-4)" table:style-name="ce3">
            <text:p>56.90048467513782</text:p>
          </table:table-cell>
          <table:table-cell office:value-type="float" office:value="56.900484675137797" table:formula="of:=[.F89]+0" table:style-name="ce3">
            <text:p>56.90</text:p>
          </table:table-cell>
          <table:table-cell table:number-columns-repeated="3" table:style-name="ce1"/>
          <table:table-cell table:style-name="ce3"/>
          <table:table-cell office:value-type="float" office:value="49.910514063940198" table:formula="of:=([.D89]+[.G89])/2" table:style-name="ce3">
            <text:p>49.91</text:p>
          </table:table-cell>
          <table:table-cell table:number-columns-repeated="16372"/>
        </table:table-row>
        <table:table-row table:style-name="ro1">
          <table:table-cell office:value-type="float" office:value="86" table:formula="of:=[.A89]+1" table:style-name="ce1">
            <text:p>86</text:p>
          </table:table-cell>
          <table:table-cell office:value-type="string" table:style-name="ce2">
            <text:p>85<text:span text:style-name="T1">: </text:span><text:span text:style-name="T2">42.83638177016268</text:span></text:p>
          </table:table-cell>
          <table:table-cell office:value-type="string" office:string-value="42.83638177016268" table:formula="of:=RIGHT([.B90];LEN([.B90])-4)" table:style-name="ce3">
            <text:p>42.83638177016268</text:p>
          </table:table-cell>
          <table:table-cell office:value-type="float" office:value="42.836381770162603" table:formula="of:=[.C90]+0" table:style-name="ce3">
            <text:p>42.84</text:p>
          </table:table-cell>
          <table:table-cell office:value-type="string" table:style-name="ce2">
            <text:p>85<text:span text:style-name="T1">: </text:span><text:span text:style-name="T2">46.763297754295145</text:span></text:p>
          </table:table-cell>
          <table:table-cell office:value-type="string" office:string-value="46.763297754295145" table:formula="of:=RIGHT([.E90];LEN([.E90])-4)" table:style-name="ce3">
            <text:p>46.763297754295145</text:p>
          </table:table-cell>
          <table:table-cell office:value-type="float" office:value="46.763297754295102" table:formula="of:=[.F90]+0" table:style-name="ce3">
            <text:p>46.76</text:p>
          </table:table-cell>
          <table:table-cell table:number-columns-repeated="3" table:style-name="ce1"/>
          <table:table-cell table:style-name="ce3"/>
          <table:table-cell office:value-type="float" office:value="44.799839762228856" table:formula="of:=([.D90]+[.G90])/2" table:style-name="ce3">
            <text:p>44.80</text:p>
          </table:table-cell>
          <table:table-cell table:number-columns-repeated="16372"/>
        </table:table-row>
        <table:table-row table:style-name="ro1">
          <table:table-cell office:value-type="float" office:value="87" table:formula="of:=[.A90]+1" table:style-name="ce1">
            <text:p>87</text:p>
          </table:table-cell>
          <table:table-cell office:value-type="string" table:style-name="ce2">
            <text:p>86<text:span text:style-name="T1">: </text:span><text:span text:style-name="T2">45.44050575803299</text:span></text:p>
          </table:table-cell>
          <table:table-cell office:value-type="string" office:string-value="45.44050575803299" table:formula="of:=RIGHT([.B91];LEN([.B91])-4)" table:style-name="ce3">
            <text:p>45.44050575803299</text:p>
          </table:table-cell>
          <table:table-cell office:value-type="float" office:value="45.440505758032899" table:formula="of:=[.C91]+0" table:style-name="ce3">
            <text:p>45.44</text:p>
          </table:table-cell>
          <table:table-cell office:value-type="string" table:style-name="ce2">
            <text:p>86<text:span text:style-name="T1">: </text:span><text:span text:style-name="T2">57.052599897121794</text:span></text:p>
          </table:table-cell>
          <table:table-cell office:value-type="string" office:string-value="57.052599897121794" table:formula="of:=RIGHT([.E91];LEN([.E91])-4)" table:style-name="ce3">
            <text:p>57.052599897121794</text:p>
          </table:table-cell>
          <table:table-cell office:value-type="float" office:value="57.052599897121702" table:formula="of:=[.F91]+0" table:style-name="ce3">
            <text:p>57.05</text:p>
          </table:table-cell>
          <table:table-cell table:number-columns-repeated="3" table:style-name="ce1"/>
          <table:table-cell table:style-name="ce3"/>
          <table:table-cell office:value-type="float" office:value="51.246552827577304" table:formula="of:=([.D91]+[.G91])/2" table:style-name="ce3">
            <text:p>51.25</text:p>
          </table:table-cell>
          <table:table-cell table:number-columns-repeated="16372"/>
        </table:table-row>
        <table:table-row table:style-name="ro1">
          <table:table-cell office:value-type="float" office:value="88" table:formula="of:=[.A91]+1" table:style-name="ce1">
            <text:p>88</text:p>
          </table:table-cell>
          <table:table-cell office:value-type="string" table:style-name="ce2">
            <text:p>87<text:span text:style-name="T1">: </text:span><text:span text:style-name="T2">47.409337236853816</text:span></text:p>
          </table:table-cell>
          <table:table-cell office:value-type="string" office:string-value="47.409337236853816" table:formula="of:=RIGHT([.B92];LEN([.B92])-4)" table:style-name="ce3">
            <text:p>47.409337236853816</text:p>
          </table:table-cell>
          <table:table-cell office:value-type="float" office:value="47.409337236853801" table:formula="of:=[.C92]+0" table:style-name="ce3">
            <text:p>47.41</text:p>
          </table:table-cell>
          <table:table-cell office:value-type="string" table:style-name="ce2">
            <text:p>87<text:span text:style-name="T1">: </text:span><text:span text:style-name="T2">62.305499526420036</text:span></text:p>
          </table:table-cell>
          <table:table-cell office:value-type="string" office:string-value="62.305499526420036" table:formula="of:=RIGHT([.E92];LEN([.E92])-4)" table:style-name="ce3">
            <text:p>62.305499526420036</text:p>
          </table:table-cell>
          <table:table-cell office:value-type="float" office:value="62.30549952642" table:formula="of:=[.F92]+0" table:style-name="ce3">
            <text:p>62.31</text:p>
          </table:table-cell>
          <table:table-cell table:number-columns-repeated="3" table:style-name="ce1"/>
          <table:table-cell table:style-name="ce3"/>
          <table:table-cell office:value-type="float" office:value="54.857418381636904" table:formula="of:=([.D92]+[.G92])/2" table:style-name="ce3">
            <text:p>54.86</text:p>
          </table:table-cell>
          <table:table-cell table:number-columns-repeated="16372"/>
        </table:table-row>
        <table:table-row table:style-name="ro1">
          <table:table-cell office:value-type="float" office:value="89" table:formula="of:=[.A92]+1" table:style-name="ce1">
            <text:p>89</text:p>
          </table:table-cell>
          <table:table-cell office:value-type="string" table:style-name="ce2">
            <text:p>88<text:span text:style-name="T1">: </text:span><text:span text:style-name="T2">50.686312380742876</text:span></text:p>
          </table:table-cell>
          <table:table-cell office:value-type="string" office:string-value="50.686312380742876" table:formula="of:=RIGHT([.B93];LEN([.B93])-4)" table:style-name="ce3">
            <text:p>50.686312380742876</text:p>
          </table:table-cell>
          <table:table-cell office:value-type="float" office:value="50.686312380742798" table:formula="of:=[.C93]+0" table:style-name="ce3">
            <text:p>50.69</text:p>
          </table:table-cell>
          <table:table-cell office:value-type="string" table:style-name="ce2">
            <text:p>88<text:span text:style-name="T1">: </text:span><text:span text:style-name="T2">48.83856212896619</text:span></text:p>
          </table:table-cell>
          <table:table-cell office:value-type="string" office:string-value="48.83856212896619" table:formula="of:=RIGHT([.E93];LEN([.E93])-4)" table:style-name="ce3">
            <text:p>48.83856212896619</text:p>
          </table:table-cell>
          <table:table-cell office:value-type="float" office:value="48.838562128966103" table:formula="of:=[.F93]+0" table:style-name="ce3">
            <text:p>48.84</text:p>
          </table:table-cell>
          <table:table-cell table:number-columns-repeated="3" table:style-name="ce1"/>
          <table:table-cell table:style-name="ce3"/>
          <table:table-cell office:value-type="float" office:value="49.762437254854447" table:formula="of:=([.D93]+[.G93])/2" table:style-name="ce3">
            <text:p>49.76</text:p>
          </table:table-cell>
          <table:table-cell table:number-columns-repeated="16372"/>
        </table:table-row>
        <table:table-row table:style-name="ro1">
          <table:table-cell office:value-type="float" office:value="90" table:formula="of:=[.A93]+1" table:style-name="ce1">
            <text:p>90</text:p>
          </table:table-cell>
          <table:table-cell office:value-type="string" table:style-name="ce2">
            <text:p>89<text:span text:style-name="T1">: </text:span><text:span text:style-name="T2">61.87472625139013</text:span></text:p>
          </table:table-cell>
          <table:table-cell office:value-type="string" office:string-value="61.87472625139013" table:formula="of:=RIGHT([.B94];LEN([.B94])-4)" table:style-name="ce3">
            <text:p>61.87472625139013</text:p>
          </table:table-cell>
          <table:table-cell office:value-type="float" office:value="61.874726251390101" table:formula="of:=[.C94]+0" table:style-name="ce3">
            <text:p>61.87</text:p>
          </table:table-cell>
          <table:table-cell office:value-type="string" table:style-name="ce2">
            <text:p>89<text:span text:style-name="T1">: </text:span><text:span text:style-name="T2">54.31263553966254</text:span></text:p>
          </table:table-cell>
          <table:table-cell office:value-type="string" office:string-value="54.31263553966254" table:formula="of:=RIGHT([.E94];LEN([.E94])-4)" table:style-name="ce3">
            <text:p>54.31263553966254</text:p>
          </table:table-cell>
          <table:table-cell office:value-type="float" office:value="54.312635539662502" table:formula="of:=[.F94]+0" table:style-name="ce3">
            <text:p>54.31</text:p>
          </table:table-cell>
          <table:table-cell table:number-columns-repeated="3" table:style-name="ce1"/>
          <table:table-cell table:style-name="ce3"/>
          <table:table-cell office:value-type="float" office:value="58.093680895526305" table:formula="of:=([.D94]+[.G94])/2" table:style-name="ce3">
            <text:p>58.09</text:p>
          </table:table-cell>
          <table:table-cell table:number-columns-repeated="16372"/>
        </table:table-row>
        <table:table-row table:style-name="ro1">
          <table:table-cell office:value-type="float" office:value="91" table:formula="of:=[.A94]+1" table:style-name="ce1">
            <text:p>91</text:p>
          </table:table-cell>
          <table:table-cell office:value-type="string" table:style-name="ce2">
            <text:p>90<text:span text:style-name="T1">: </text:span><text:span text:style-name="T2">53.847149359023355</text:span></text:p>
          </table:table-cell>
          <table:table-cell office:value-type="string" office:string-value="53.847149359023355" table:formula="of:=RIGHT([.B95];LEN([.B95])-4)" table:style-name="ce3">
            <text:p>53.847149359023355</text:p>
          </table:table-cell>
          <table:table-cell office:value-type="float" office:value="53.847149359023298" table:formula="of:=[.C95]+0" table:style-name="ce3">
            <text:p>53.85</text:p>
          </table:table-cell>
          <table:table-cell office:value-type="string" table:style-name="ce2">
            <text:p>90<text:span text:style-name="T1">: </text:span><text:span text:style-name="T2">54.87051993850216</text:span></text:p>
          </table:table-cell>
          <table:table-cell office:value-type="string" office:string-value="54.87051993850216" table:formula="of:=RIGHT([.E95];LEN([.E95])-4)" table:style-name="ce3">
            <text:p>54.87051993850216</text:p>
          </table:table-cell>
          <table:table-cell office:value-type="float" office:value="54.870519938502099" table:formula="of:=[.F95]+0" table:style-name="ce3">
            <text:p>54.87</text:p>
          </table:table-cell>
          <table:table-cell table:number-columns-repeated="3" table:style-name="ce1"/>
          <table:table-cell table:style-name="ce3"/>
          <table:table-cell office:value-type="float" office:value="54.358834648762695" table:formula="of:=([.D95]+[.G95])/2" table:style-name="ce3">
            <text:p>54.36</text:p>
          </table:table-cell>
          <table:table-cell table:number-columns-repeated="16372"/>
        </table:table-row>
        <table:table-row table:style-name="ro1">
          <table:table-cell office:value-type="float" office:value="92" table:formula="of:=[.A95]+1" table:style-name="ce1">
            <text:p>92</text:p>
          </table:table-cell>
          <table:table-cell office:value-type="string" table:style-name="ce2">
            <text:p>91<text:span text:style-name="T1">: </text:span><text:span text:style-name="T2">54.48428571625762</text:span></text:p>
          </table:table-cell>
          <table:table-cell office:value-type="string" office:string-value="54.48428571625762" table:formula="of:=RIGHT([.B96];LEN([.B96])-4)" table:style-name="ce3">
            <text:p>54.48428571625762</text:p>
          </table:table-cell>
          <table:table-cell office:value-type="float" office:value="54.484285716257602" table:formula="of:=[.C96]+0" table:style-name="ce3">
            <text:p>54.48</text:p>
          </table:table-cell>
          <table:table-cell office:value-type="string" table:style-name="ce2">
            <text:p>91<text:span text:style-name="T1">: </text:span><text:span text:style-name="T2">60.611713806563536</text:span></text:p>
          </table:table-cell>
          <table:table-cell office:value-type="string" office:string-value="60.611713806563536" table:formula="of:=RIGHT([.E96];LEN([.E96])-4)" table:style-name="ce3">
            <text:p>60.611713806563536</text:p>
          </table:table-cell>
          <table:table-cell office:value-type="float" office:value="60.6117138065635" table:formula="of:=[.F96]+0" table:style-name="ce3">
            <text:p>60.61</text:p>
          </table:table-cell>
          <table:table-cell table:number-columns-repeated="3" table:style-name="ce1"/>
          <table:table-cell table:style-name="ce3"/>
          <table:table-cell office:value-type="float" office:value="57.547999761410551" table:formula="of:=([.D96]+[.G96])/2" table:style-name="ce3">
            <text:p>57.55</text:p>
          </table:table-cell>
          <table:table-cell table:number-columns-repeated="16372"/>
        </table:table-row>
        <table:table-row table:style-name="ro1">
          <table:table-cell office:value-type="float" office:value="93" table:formula="of:=[.A96]+1" table:style-name="ce1">
            <text:p>93</text:p>
          </table:table-cell>
          <table:table-cell office:value-type="string" table:style-name="ce2">
            <text:p>92<text:span text:style-name="T1">: </text:span><text:span text:style-name="T2">49.11751976140453</text:span></text:p>
          </table:table-cell>
          <table:table-cell office:value-type="string" office:string-value="49.11751976140453" table:formula="of:=RIGHT([.B97];LEN([.B97])-4)" table:style-name="ce3">
            <text:p>49.11751976140453</text:p>
          </table:table-cell>
          <table:table-cell office:value-type="float" office:value="49.117519761404502" table:formula="of:=[.C97]+0" table:style-name="ce3">
            <text:p>49.12</text:p>
          </table:table-cell>
          <table:table-cell office:value-type="string" table:style-name="ce2">
            <text:p>92<text:span text:style-name="T1">: </text:span><text:span text:style-name="T2">59.68186547220331</text:span></text:p>
          </table:table-cell>
          <table:table-cell office:value-type="string" office:string-value="59.68186547220331" table:formula="of:=RIGHT([.E97];LEN([.E97])-4)" table:style-name="ce3">
            <text:p>59.68186547220331</text:p>
          </table:table-cell>
          <table:table-cell office:value-type="float" office:value="59.681865472203299" table:formula="of:=[.F97]+0" table:style-name="ce3">
            <text:p>59.68</text:p>
          </table:table-cell>
          <table:table-cell table:number-columns-repeated="3" table:style-name="ce1"/>
          <table:table-cell table:style-name="ce3"/>
          <table:table-cell office:value-type="float" office:value="54.399692616803904" table:formula="of:=([.D97]+[.G97])/2" table:style-name="ce3">
            <text:p>54.40</text:p>
          </table:table-cell>
          <table:table-cell table:number-columns-repeated="16372"/>
        </table:table-row>
        <table:table-row table:style-name="ro1">
          <table:table-cell office:value-type="float" office:value="94" table:formula="of:=[.A97]+1" table:style-name="ce1">
            <text:p>94</text:p>
          </table:table-cell>
          <table:table-cell office:value-type="string" table:style-name="ce2">
            <text:p>93<text:span text:style-name="T1">: </text:span><text:span text:style-name="T2">57.11022038300416</text:span></text:p>
          </table:table-cell>
          <table:table-cell office:value-type="string" office:string-value="57.11022038300416" table:formula="of:=RIGHT([.B98];LEN([.B98])-4)" table:style-name="ce3">
            <text:p>57.11022038300416</text:p>
          </table:table-cell>
          <table:table-cell office:value-type="float" office:value="57.110220383004098" table:formula="of:=[.C98]+0" table:style-name="ce3">
            <text:p>57.11</text:p>
          </table:table-cell>
          <table:table-cell office:value-type="string" table:style-name="ce2">
            <text:p>93<text:span text:style-name="T1">: </text:span><text:span text:style-name="T2">51.57937321898758</text:span></text:p>
          </table:table-cell>
          <table:table-cell office:value-type="string" office:string-value="51.57937321898758" table:formula="of:=RIGHT([.E98];LEN([.E98])-4)" table:style-name="ce3">
            <text:p>51.57937321898758</text:p>
          </table:table-cell>
          <table:table-cell office:value-type="float" office:value="51.579373218987499" table:formula="of:=[.F98]+0" table:style-name="ce3">
            <text:p>51.58</text:p>
          </table:table-cell>
          <table:table-cell table:number-columns-repeated="3" table:style-name="ce1"/>
          <table:table-cell table:style-name="ce3"/>
          <table:table-cell office:value-type="float" office:value="54.344796800995795" table:formula="of:=([.D98]+[.G98])/2" table:style-name="ce3">
            <text:p>54.34</text:p>
          </table:table-cell>
          <table:table-cell table:number-columns-repeated="16372"/>
        </table:table-row>
        <table:table-row table:style-name="ro1">
          <table:table-cell office:value-type="float" office:value="95" table:formula="of:=[.A98]+1" table:style-name="ce1">
            <text:p>95</text:p>
          </table:table-cell>
          <table:table-cell office:value-type="string" table:style-name="ce2">
            <text:p>94<text:span text:style-name="T1">: </text:span><text:span text:style-name="T2">49.95990930567515</text:span></text:p>
          </table:table-cell>
          <table:table-cell office:value-type="string" office:string-value="49.95990930567515" table:formula="of:=RIGHT([.B99];LEN([.B99])-4)" table:style-name="ce3">
            <text:p>49.95990930567515</text:p>
          </table:table-cell>
          <table:table-cell office:value-type="float" office:value="49.959909305675097" table:formula="of:=[.C99]+0" table:style-name="ce3">
            <text:p>49.96</text:p>
          </table:table-cell>
          <table:table-cell office:value-type="string" table:style-name="ce2">
            <text:p>94<text:span text:style-name="T1">: </text:span><text:span text:style-name="T2">57.87002696164988</text:span></text:p>
          </table:table-cell>
          <table:table-cell office:value-type="string" office:string-value="57.87002696164988" table:formula="of:=RIGHT([.E99];LEN([.E99])-4)" table:style-name="ce3">
            <text:p>57.87002696164988</text:p>
          </table:table-cell>
          <table:table-cell office:value-type="float" office:value="57.870026961649799" table:formula="of:=[.F99]+0" table:style-name="ce3">
            <text:p>57.87</text:p>
          </table:table-cell>
          <table:table-cell table:number-columns-repeated="3" table:style-name="ce1"/>
          <table:table-cell table:style-name="ce3"/>
          <table:table-cell office:value-type="float" office:value="53.914968133662448" table:formula="of:=([.D99]+[.G99])/2" table:style-name="ce3">
            <text:p>53.91</text:p>
          </table:table-cell>
          <table:table-cell table:number-columns-repeated="16372"/>
        </table:table-row>
        <table:table-row table:style-name="ro1">
          <table:table-cell office:value-type="float" office:value="96" table:formula="of:=[.A99]+1" table:style-name="ce1">
            <text:p>96</text:p>
          </table:table-cell>
          <table:table-cell office:value-type="string" table:style-name="ce2">
            <text:p>95<text:span text:style-name="T1">: </text:span><text:span text:style-name="T2">49.7898272928482</text:span></text:p>
          </table:table-cell>
          <table:table-cell office:value-type="string" office:string-value="49.7898272928482" table:formula="of:=RIGHT([.B100];LEN([.B100])-4)" table:style-name="ce3">
            <text:p>49.7898272928482</text:p>
          </table:table-cell>
          <table:table-cell office:value-type="float" office:value="49.789827292848202" table:formula="of:=[.C100]+0" table:style-name="ce3">
            <text:p>49.79</text:p>
          </table:table-cell>
          <table:table-cell office:value-type="string" table:style-name="ce2">
            <text:p>95<text:span text:style-name="T1">: </text:span><text:span text:style-name="T2">59.00651068733286</text:span></text:p>
          </table:table-cell>
          <table:table-cell office:value-type="string" office:string-value="59.00651068733286" table:formula="of:=RIGHT([.E100];LEN([.E100])-4)" table:style-name="ce3">
            <text:p>59.00651068733286</text:p>
          </table:table-cell>
          <table:table-cell office:value-type="float" office:value="59.006510687332799" table:formula="of:=[.F100]+0" table:style-name="ce3">
            <text:p>59.01</text:p>
          </table:table-cell>
          <table:table-cell table:number-columns-repeated="3" table:style-name="ce1"/>
          <table:table-cell table:style-name="ce3"/>
          <table:table-cell office:value-type="float" office:value="54.398168990090497" table:formula="of:=([.D100]+[.G100])/2" table:style-name="ce3">
            <text:p>54.40</text:p>
          </table:table-cell>
          <table:table-cell table:number-columns-repeated="16372"/>
        </table:table-row>
        <table:table-row table:style-name="ro1">
          <table:table-cell office:value-type="float" office:value="97" table:formula="of:=[.A100]+1" table:style-name="ce1">
            <text:p>97</text:p>
          </table:table-cell>
          <table:table-cell office:value-type="string" table:style-name="ce2">
            <text:p>96<text:span text:style-name="T1">: </text:span><text:span text:style-name="T2">40.546382355667475</text:span></text:p>
          </table:table-cell>
          <table:table-cell office:value-type="string" office:string-value="40.546382355667475" table:formula="of:=RIGHT([.B101];LEN([.B101])-4)" table:style-name="ce3">
            <text:p>40.546382355667475</text:p>
          </table:table-cell>
          <table:table-cell office:value-type="float" office:value="40.546382355667397" table:formula="of:=[.C101]+0" table:style-name="ce3">
            <text:p>40.55</text:p>
          </table:table-cell>
          <table:table-cell office:value-type="string" table:style-name="ce2">
            <text:p>96<text:span text:style-name="T1">: </text:span><text:span text:style-name="T2">53.86602673605156</text:span></text:p>
          </table:table-cell>
          <table:table-cell office:value-type="string" office:string-value="53.86602673605156" table:formula="of:=RIGHT([.E101];LEN([.E101])-4)" table:style-name="ce3">
            <text:p>53.86602673605156</text:p>
          </table:table-cell>
          <table:table-cell office:value-type="float" office:value="53.866026736051502" table:formula="of:=[.F101]+0" table:style-name="ce3">
            <text:p>53.87</text:p>
          </table:table-cell>
          <table:table-cell table:number-columns-repeated="3" table:style-name="ce1"/>
          <table:table-cell table:style-name="ce3"/>
          <table:table-cell office:value-type="float" office:value="47.20620454585945" table:formula="of:=([.D101]+[.G101])/2" table:style-name="ce3">
            <text:p>47.21</text:p>
          </table:table-cell>
          <table:table-cell table:number-columns-repeated="16372"/>
        </table:table-row>
        <table:table-row table:style-name="ro1">
          <table:table-cell office:value-type="float" office:value="98" table:formula="of:=[.A101]+1" table:style-name="ce1">
            <text:p>98</text:p>
          </table:table-cell>
          <table:table-cell office:value-type="string" table:style-name="ce2">
            <text:p>97<text:span text:style-name="T1">: </text:span><text:span text:style-name="T2">48.898486647962336</text:span></text:p>
          </table:table-cell>
          <table:table-cell office:value-type="string" office:string-value="48.898486647962336" table:formula="of:=RIGHT([.B102];LEN([.B102])-4)" table:style-name="ce3">
            <text:p>48.898486647962336</text:p>
          </table:table-cell>
          <table:table-cell office:value-type="float" office:value="48.898486647962301" table:formula="of:=[.C102]+0" table:style-name="ce3">
            <text:p>48.90</text:p>
          </table:table-cell>
          <table:table-cell office:value-type="string" table:style-name="ce2">
            <text:p>97<text:span text:style-name="T1">: </text:span><text:span text:style-name="T2">52.916116773409854</text:span></text:p>
          </table:table-cell>
          <table:table-cell office:value-type="string" office:string-value="52.916116773409854" table:formula="of:=RIGHT([.E102];LEN([.E102])-4)" table:style-name="ce3">
            <text:p>52.916116773409854</text:p>
          </table:table-cell>
          <table:table-cell office:value-type="float" office:value="52.916116773409797" table:formula="of:=[.F102]+0" table:style-name="ce3">
            <text:p>52.92</text:p>
          </table:table-cell>
          <table:table-cell table:number-columns-repeated="3" table:style-name="ce1"/>
          <table:table-cell table:style-name="ce3"/>
          <table:table-cell office:value-type="float" office:value="50.907301710686049" table:formula="of:=([.D102]+[.G102])/2" table:style-name="ce3">
            <text:p>50.91</text:p>
          </table:table-cell>
          <table:table-cell table:number-columns-repeated="16372"/>
        </table:table-row>
        <table:table-row table:style-name="ro1">
          <table:table-cell office:value-type="float" office:value="99" table:formula="of:=[.A102]+1" table:style-name="ce1">
            <text:p>99</text:p>
          </table:table-cell>
          <table:table-cell office:value-type="string" table:style-name="ce2">
            <text:p>98<text:span text:style-name="T1">: </text:span><text:span text:style-name="T2">45.95429784374096</text:span></text:p>
          </table:table-cell>
          <table:table-cell office:value-type="string" office:string-value="45.95429784374096" table:formula="of:=RIGHT([.B103];LEN([.B103])-4)" table:style-name="ce3">
            <text:p>45.95429784374096</text:p>
          </table:table-cell>
          <table:table-cell office:value-type="float" office:value="45.954297843740903" table:formula="of:=[.C103]+0" table:style-name="ce3">
            <text:p>45.95</text:p>
          </table:table-cell>
          <table:table-cell office:value-type="string" table:style-name="ce2">
            <text:p>98<text:span text:style-name="T1">: </text:span><text:span text:style-name="T2">49.29907451016256</text:span></text:p>
          </table:table-cell>
          <table:table-cell office:value-type="string" office:string-value="49.29907451016256" table:formula="of:=RIGHT([.E103];LEN([.E103])-4)" table:style-name="ce3">
            <text:p>49.29907451016256</text:p>
          </table:table-cell>
          <table:table-cell office:value-type="float" office:value="49.299074510162498" table:formula="of:=[.F103]+0" table:style-name="ce3">
            <text:p>49.30</text:p>
          </table:table-cell>
          <table:table-cell table:number-columns-repeated="3" table:style-name="ce1"/>
          <table:table-cell table:style-name="ce3"/>
          <table:table-cell office:value-type="float" office:value="47.626686176951701" table:formula="of:=([.D103]+[.G103])/2" table:style-name="ce3">
            <text:p>47.63</text:p>
          </table:table-cell>
          <table:table-cell table:number-columns-repeated="16372"/>
        </table:table-row>
        <table:table-row table:style-name="ro1">
          <table:table-cell office:value-type="float" office:value="100" table:formula="of:=[.A103]+1" table:style-name="ce1">
            <text:p>100</text:p>
          </table:table-cell>
          <table:table-cell office:value-type="string" table:style-name="ce2">
            <text:p>99<text:span text:style-name="T1">: </text:span><text:span text:style-name="T2">40.321721841498274</text:span></text:p>
          </table:table-cell>
          <table:table-cell office:value-type="string" office:string-value="40.321721841498274" table:formula="of:=RIGHT([.B104];LEN([.B104])-4)" table:style-name="ce3">
            <text:p>40.321721841498274</text:p>
          </table:table-cell>
          <table:table-cell office:value-type="float" office:value="40.321721841498203" table:formula="of:=[.C104]+0" table:style-name="ce3">
            <text:p>40.32</text:p>
          </table:table-cell>
          <table:table-cell office:value-type="string" table:style-name="ce2">
            <text:p>99<text:span text:style-name="T1">: </text:span><text:span text:style-name="T2">45.59056178810222</text:span></text:p>
          </table:table-cell>
          <table:table-cell office:value-type="string" office:string-value="45.59056178810222" table:formula="of:=RIGHT([.E104];LEN([.E104])-4)" table:style-name="ce3">
            <text:p>45.59056178810222</text:p>
          </table:table-cell>
          <table:table-cell office:value-type="float" office:value="45.5905617881022" table:formula="of:=[.F104]+0" table:style-name="ce3">
            <text:p>45.59</text:p>
          </table:table-cell>
          <table:table-cell table:number-columns-repeated="3" table:style-name="ce1"/>
          <table:table-cell table:style-name="ce3"/>
          <table:table-cell office:value-type="float" office:value="42.956141814800205" table:formula="of:=([.D104]+[.G104])/2" table:style-name="ce3">
            <text:p>42.96</text:p>
          </table:table-cell>
          <table:table-cell table:number-columns-repeated="16372"/>
        </table:table-row>
        <table:table-row table:style-name="ro1">
          <table:table-cell office:value-type="float" office:value="101" table:formula="of:=[.A104]+1" table:style-name="ce1">
            <text:p>101</text:p>
          </table:table-cell>
          <table:table-cell office:value-type="string" table:style-name="ce2">
            <text:p>100<text:span text:style-name="T1">: </text:span><text:span text:style-name="T2">35.68098789717094</text:span></text:p>
          </table:table-cell>
          <table:table-cell office:value-type="string" office:string-value="35.68098789717094" table:formula="of:=RIGHT([.B105];LEN([.B105])-5)" table:style-name="ce3">
            <text:p>35.68098789717094</text:p>
          </table:table-cell>
          <table:table-cell office:value-type="float" office:value="35.680987897170901" table:formula="of:=[.C105]+0" table:style-name="ce3">
            <text:p>35.68</text:p>
          </table:table-cell>
          <table:table-cell office:value-type="string" table:style-name="ce2">
            <text:p>100<text:span text:style-name="T1">: </text:span><text:span text:style-name="T2">52.90708017658544</text:span></text:p>
          </table:table-cell>
          <table:table-cell office:value-type="string" office:string-value="52.90708017658544" table:formula="of:=RIGHT([.E105];LEN([.E105])-5)" table:style-name="ce3">
            <text:p>52.90708017658544</text:p>
          </table:table-cell>
          <table:table-cell office:value-type="float" office:value="52.907080176585403" table:formula="of:=[.F105]+0" table:style-name="ce3">
            <text:p>52.91</text:p>
          </table:table-cell>
          <table:table-cell table:number-columns-repeated="3" table:style-name="ce1"/>
          <table:table-cell table:style-name="ce3"/>
          <table:table-cell office:value-type="float" office:value="44.294034036878152" table:formula="of:=([.D105]+[.G105])/2" table:style-name="ce3">
            <text:p>44.29</text:p>
          </table:table-cell>
          <table:table-cell table:number-columns-repeated="16372"/>
        </table:table-row>
        <table:table-row table:style-name="ro1">
          <table:table-cell office:value-type="float" office:value="102" table:formula="of:=[.A105]+1" table:style-name="ce1">
            <text:p>102</text:p>
          </table:table-cell>
          <table:table-cell office:value-type="string" table:style-name="ce2">
            <text:p>101<text:span text:style-name="T1">: </text:span><text:span text:style-name="T2">45.42957327088749</text:span></text:p>
          </table:table-cell>
          <table:table-cell office:value-type="string" office:string-value="45.42957327088749" table:formula="of:=RIGHT([.B106];LEN([.B106])-5)" table:style-name="ce3">
            <text:p>45.42957327088749</text:p>
          </table:table-cell>
          <table:table-cell office:value-type="float" office:value="45.429573270887403" table:formula="of:=[.C106]+0" table:style-name="ce3">
            <text:p>45.43</text:p>
          </table:table-cell>
          <table:table-cell office:value-type="string" table:style-name="ce2">
            <text:p>101<text:span text:style-name="T1">: </text:span><text:span text:style-name="T2">59.34779697948687</text:span></text:p>
          </table:table-cell>
          <table:table-cell office:value-type="string" office:string-value="59.34779697948687" table:formula="of:=RIGHT([.E106];LEN([.E106])-5)" table:style-name="ce3">
            <text:p>59.34779697948687</text:p>
          </table:table-cell>
          <table:table-cell office:value-type="float" office:value="59.347796979486802" table:formula="of:=[.F106]+0" table:style-name="ce3">
            <text:p>59.35</text:p>
          </table:table-cell>
          <table:table-cell table:number-columns-repeated="3" table:style-name="ce1"/>
          <table:table-cell table:style-name="ce3"/>
          <table:table-cell office:value-type="float" office:value="52.388685125187102" table:formula="of:=([.D106]+[.G106])/2" table:style-name="ce3">
            <text:p>52.39</text:p>
          </table:table-cell>
          <table:table-cell table:number-columns-repeated="16372"/>
        </table:table-row>
        <table:table-row table:style-name="ro1">
          <table:table-cell office:value-type="float" office:value="103" table:formula="of:=[.A106]+1" table:style-name="ce1">
            <text:p>103</text:p>
          </table:table-cell>
          <table:table-cell office:value-type="string" table:style-name="ce2">
            <text:p>102<text:span text:style-name="T1">: </text:span><text:span text:style-name="T2">39.55081851695395</text:span></text:p>
          </table:table-cell>
          <table:table-cell office:value-type="string" office:string-value="39.55081851695395" table:formula="of:=RIGHT([.B107];LEN([.B107])-5)" table:style-name="ce3">
            <text:p>39.55081851695395</text:p>
          </table:table-cell>
          <table:table-cell office:value-type="float" office:value="39.550818516953903" table:formula="of:=[.C107]+0" table:style-name="ce3">
            <text:p>39.55</text:p>
          </table:table-cell>
          <table:table-cell office:value-type="string" table:style-name="ce2">
            <text:p>102<text:span text:style-name="T1">: </text:span><text:span text:style-name="T2">36.03183482883484</text:span></text:p>
          </table:table-cell>
          <table:table-cell office:value-type="string" office:string-value="36.03183482883484" table:formula="of:=RIGHT([.E107];LEN([.E107])-5)" table:style-name="ce3">
            <text:p>36.03183482883484</text:p>
          </table:table-cell>
          <table:table-cell office:value-type="float" office:value="36.031834828834803" table:formula="of:=[.F107]+0" table:style-name="ce3">
            <text:p>36.03</text:p>
          </table:table-cell>
          <table:table-cell table:number-columns-repeated="3" table:style-name="ce1"/>
          <table:table-cell table:style-name="ce3"/>
          <table:table-cell office:value-type="float" office:value="37.791326672894357" table:formula="of:=([.D107]+[.G107])/2" table:style-name="ce3">
            <text:p>37.79</text:p>
          </table:table-cell>
          <table:table-cell table:number-columns-repeated="16372"/>
        </table:table-row>
        <table:table-row table:style-name="ro1">
          <table:table-cell office:value-type="float" office:value="104" table:formula="of:=[.A107]+1" table:style-name="ce1">
            <text:p>104</text:p>
          </table:table-cell>
          <table:table-cell office:value-type="string" table:style-name="ce2">
            <text:p>103<text:span text:style-name="T1">: </text:span><text:span text:style-name="T2">40.69458715207881</text:span></text:p>
          </table:table-cell>
          <table:table-cell office:value-type="string" office:string-value="40.69458715207881" table:formula="of:=RIGHT([.B108];LEN([.B108])-5)" table:style-name="ce3">
            <text:p>40.69458715207881</text:p>
          </table:table-cell>
          <table:table-cell office:value-type="float" office:value="40.694587152078803" table:formula="of:=[.C108]+0" table:style-name="ce3">
            <text:p>40.69</text:p>
          </table:table-cell>
          <table:table-cell office:value-type="string" table:style-name="ce2">
            <text:p>103<text:span text:style-name="T1">: </text:span><text:span text:style-name="T2">51.88627789894823</text:span></text:p>
          </table:table-cell>
          <table:table-cell office:value-type="string" office:string-value="51.88627789894823" table:formula="of:=RIGHT([.E108];LEN([.E108])-5)" table:style-name="ce3">
            <text:p>51.88627789894823</text:p>
          </table:table-cell>
          <table:table-cell office:value-type="float" office:value="51.886277898948201" table:formula="of:=[.F108]+0" table:style-name="ce3">
            <text:p>51.89</text:p>
          </table:table-cell>
          <table:table-cell table:number-columns-repeated="3" table:style-name="ce1"/>
          <table:table-cell table:style-name="ce3"/>
          <table:table-cell office:value-type="float" office:value="46.290432525513502" table:formula="of:=([.D108]+[.G108])/2" table:style-name="ce3">
            <text:p>46.29</text:p>
          </table:table-cell>
          <table:table-cell table:number-columns-repeated="16372"/>
        </table:table-row>
        <table:table-row table:style-name="ro1">
          <table:table-cell office:value-type="float" office:value="105" table:formula="of:=[.A108]+1" table:style-name="ce1">
            <text:p>105</text:p>
          </table:table-cell>
          <table:table-cell office:value-type="string" table:style-name="ce2">
            <text:p>104<text:span text:style-name="T1">: </text:span><text:span text:style-name="T2">44.78974760294038</text:span></text:p>
          </table:table-cell>
          <table:table-cell office:value-type="string" office:string-value="44.78974760294038" table:formula="of:=RIGHT([.B109];LEN([.B109])-5)" table:style-name="ce3">
            <text:p>44.78974760294038</text:p>
          </table:table-cell>
          <table:table-cell office:value-type="float" office:value="44.789747602940302" table:formula="of:=[.C109]+0" table:style-name="ce3">
            <text:p>44.79</text:p>
          </table:table-cell>
          <table:table-cell office:value-type="string" table:style-name="ce2">
            <text:p>104<text:span text:style-name="T1">: </text:span><text:span text:style-name="T2">49.23224388413115</text:span></text:p>
          </table:table-cell>
          <table:table-cell office:value-type="string" office:string-value="49.23224388413115" table:formula="of:=RIGHT([.E109];LEN([.E109])-5)" table:style-name="ce3">
            <text:p>49.23224388413115</text:p>
          </table:table-cell>
          <table:table-cell office:value-type="float" office:value="49.232243884131101" table:formula="of:=[.F109]+0" table:style-name="ce3">
            <text:p>49.23</text:p>
          </table:table-cell>
          <table:table-cell table:number-columns-repeated="3" table:style-name="ce1"/>
          <table:table-cell table:style-name="ce3"/>
          <table:table-cell office:value-type="float" office:value="47.010995743535702" table:formula="of:=([.D109]+[.G109])/2" table:style-name="ce3">
            <text:p>47.01</text:p>
          </table:table-cell>
          <table:table-cell table:number-columns-repeated="16372"/>
        </table:table-row>
        <table:table-row table:style-name="ro1">
          <table:table-cell office:value-type="float" office:value="106" table:formula="of:=[.A109]+1" table:style-name="ce1">
            <text:p>106</text:p>
          </table:table-cell>
          <table:table-cell office:value-type="string" table:style-name="ce2">
            <text:p>105<text:span text:style-name="T1">: </text:span><text:span text:style-name="T2">40.00187871700274</text:span></text:p>
          </table:table-cell>
          <table:table-cell office:value-type="string" office:string-value="40.00187871700274" table:formula="of:=RIGHT([.B110];LEN([.B110])-5)" table:style-name="ce3">
            <text:p>40.00187871700274</text:p>
          </table:table-cell>
          <table:table-cell office:value-type="float" office:value="40.001878717002697" table:formula="of:=[.C110]+0" table:style-name="ce3">
            <text:p>40.00</text:p>
          </table:table-cell>
          <table:table-cell office:value-type="string" table:style-name="ce2">
            <text:p>105<text:span text:style-name="T1">: </text:span><text:span text:style-name="T2">58.9127496002474</text:span></text:p>
          </table:table-cell>
          <table:table-cell office:value-type="string" office:string-value="58.9127496002474" table:formula="of:=RIGHT([.E110];LEN([.E110])-5)" table:style-name="ce3">
            <text:p>58.9127496002474</text:p>
          </table:table-cell>
          <table:table-cell office:value-type="float" office:value="58.912749600247402" table:formula="of:=[.F110]+0" table:style-name="ce3">
            <text:p>58.91</text:p>
          </table:table-cell>
          <table:table-cell table:number-columns-repeated="3" table:style-name="ce1"/>
          <table:table-cell table:style-name="ce3"/>
          <table:table-cell office:value-type="float" office:value="49.457314158625053" table:formula="of:=([.D110]+[.G110])/2" table:style-name="ce3">
            <text:p>49.46</text:p>
          </table:table-cell>
          <table:table-cell table:number-columns-repeated="16372"/>
        </table:table-row>
        <table:table-row table:style-name="ro1">
          <table:table-cell office:value-type="float" office:value="107" table:formula="of:=[.A110]+1" table:style-name="ce1">
            <text:p>107</text:p>
          </table:table-cell>
          <table:table-cell office:value-type="string" table:style-name="ce2">
            <text:p>106<text:span text:style-name="T1">: </text:span><text:span text:style-name="T2">37.73303747066454</text:span></text:p>
          </table:table-cell>
          <table:table-cell office:value-type="string" office:string-value="37.73303747066454" table:formula="of:=RIGHT([.B111];LEN([.B111])-5)" table:style-name="ce3">
            <text:p>37.73303747066454</text:p>
          </table:table-cell>
          <table:table-cell office:value-type="float" office:value="37.733037470664499" table:formula="of:=[.C111]+0" table:style-name="ce3">
            <text:p>37.73</text:p>
          </table:table-cell>
          <table:table-cell office:value-type="string" table:style-name="ce2">
            <text:p>106<text:span text:style-name="T1">: </text:span><text:span text:style-name="T2">48.06360614997354</text:span></text:p>
          </table:table-cell>
          <table:table-cell office:value-type="string" office:string-value="48.06360614997354" table:formula="of:=RIGHT([.E111];LEN([.E111])-5)" table:style-name="ce3">
            <text:p>48.06360614997354</text:p>
          </table:table-cell>
          <table:table-cell office:value-type="float" office:value="48.063606149973502" table:formula="of:=[.F111]+0" table:style-name="ce3">
            <text:p>48.06</text:p>
          </table:table-cell>
          <table:table-cell table:number-columns-repeated="3" table:style-name="ce1"/>
          <table:table-cell table:style-name="ce3"/>
          <table:table-cell office:value-type="float" office:value="42.898321810319004" table:formula="of:=([.D111]+[.G111])/2" table:style-name="ce3">
            <text:p>42.90</text:p>
          </table:table-cell>
          <table:table-cell table:number-columns-repeated="16372"/>
        </table:table-row>
        <table:table-row table:style-name="ro1">
          <table:table-cell office:value-type="float" office:value="108" table:formula="of:=[.A111]+1" table:style-name="ce1">
            <text:p>108</text:p>
          </table:table-cell>
          <table:table-cell office:value-type="string" table:style-name="ce2">
            <text:p>107<text:span text:style-name="T1">: </text:span><text:span text:style-name="T2">45.42806667377708</text:span></text:p>
          </table:table-cell>
          <table:table-cell office:value-type="string" office:string-value="45.42806667377708" table:formula="of:=RIGHT([.B112];LEN([.B112])-5)" table:style-name="ce3">
            <text:p>45.42806667377708</text:p>
          </table:table-cell>
          <table:table-cell office:value-type="float" office:value="45.428066673777003" table:formula="of:=[.C112]+0" table:style-name="ce3">
            <text:p>45.43</text:p>
          </table:table-cell>
          <table:table-cell office:value-type="string" table:style-name="ce2">
            <text:p>107<text:span text:style-name="T1">: </text:span><text:span text:style-name="T2">47.247315693936116</text:span></text:p>
          </table:table-cell>
          <table:table-cell office:value-type="string" office:string-value="47.247315693936116" table:formula="of:=RIGHT([.E112];LEN([.E112])-5)" table:style-name="ce3">
            <text:p>47.247315693936116</text:p>
          </table:table-cell>
          <table:table-cell office:value-type="float" office:value="47.247315693936102" table:formula="of:=[.F112]+0" table:style-name="ce3">
            <text:p>47.25</text:p>
          </table:table-cell>
          <table:table-cell table:number-columns-repeated="3" table:style-name="ce1"/>
          <table:table-cell table:style-name="ce3"/>
          <table:table-cell office:value-type="float" office:value="46.337691183856549" table:formula="of:=([.D112]+[.G112])/2" table:style-name="ce3">
            <text:p>46.34</text:p>
          </table:table-cell>
          <table:table-cell table:number-columns-repeated="16372"/>
        </table:table-row>
        <table:table-row table:style-name="ro1">
          <table:table-cell office:value-type="float" office:value="109" table:formula="of:=[.A112]+1" table:style-name="ce1">
            <text:p>109</text:p>
          </table:table-cell>
          <table:table-cell office:value-type="string" table:style-name="ce2">
            <text:p>108<text:span text:style-name="T1">: </text:span><text:span text:style-name="T2">46.371059412869904</text:span></text:p>
          </table:table-cell>
          <table:table-cell office:value-type="string" office:string-value="46.371059412869904" table:formula="of:=RIGHT([.B113];LEN([.B113])-5)" table:style-name="ce3">
            <text:p>46.371059412869904</text:p>
          </table:table-cell>
          <table:table-cell office:value-type="float" office:value="46.371059412869897" table:formula="of:=[.C113]+0" table:style-name="ce3">
            <text:p>46.37</text:p>
          </table:table-cell>
          <table:table-cell office:value-type="string" table:style-name="ce2">
            <text:p>108<text:span text:style-name="T1">: </text:span><text:span text:style-name="T2">45.75344038486915</text:span></text:p>
          </table:table-cell>
          <table:table-cell office:value-type="string" office:string-value="45.75344038486915" table:formula="of:=RIGHT([.E113];LEN([.E113])-5)" table:style-name="ce3">
            <text:p>45.75344038486915</text:p>
          </table:table-cell>
          <table:table-cell office:value-type="float" office:value="45.753440384869101" table:formula="of:=[.F113]+0" table:style-name="ce3">
            <text:p>45.75</text:p>
          </table:table-cell>
          <table:table-cell table:number-columns-repeated="3" table:style-name="ce1"/>
          <table:table-cell table:style-name="ce3"/>
          <table:table-cell office:value-type="float" office:value="46.062249898869496" table:formula="of:=([.D113]+[.G113])/2" table:style-name="ce3">
            <text:p>46.06</text:p>
          </table:table-cell>
          <table:table-cell table:number-columns-repeated="16372"/>
        </table:table-row>
        <table:table-row table:style-name="ro1">
          <table:table-cell office:value-type="float" office:value="110" table:formula="of:=[.A113]+1" table:style-name="ce1">
            <text:p>110</text:p>
          </table:table-cell>
          <table:table-cell office:value-type="string" table:style-name="ce2">
            <text:p>109<text:span text:style-name="T1">: </text:span><text:span text:style-name="T2">40.21020483265678</text:span></text:p>
          </table:table-cell>
          <table:table-cell office:value-type="string" office:string-value="40.21020483265678" table:formula="of:=RIGHT([.B114];LEN([.B114])-5)" table:style-name="ce3">
            <text:p>40.21020483265678</text:p>
          </table:table-cell>
          <table:table-cell office:value-type="float" office:value="40.2102048326567" table:formula="of:=[.C114]+0" table:style-name="ce3">
            <text:p>40.21</text:p>
          </table:table-cell>
          <table:table-cell office:value-type="string" table:style-name="ce2">
            <text:p>109<text:span text:style-name="T1">: </text:span><text:span text:style-name="T2">46.15478656421321</text:span></text:p>
          </table:table-cell>
          <table:table-cell office:value-type="string" office:string-value="46.15478656421321" table:formula="of:=RIGHT([.E114];LEN([.E114])-5)" table:style-name="ce3">
            <text:p>46.15478656421321</text:p>
          </table:table-cell>
          <table:table-cell office:value-type="float" office:value="46.154786564213197" table:formula="of:=[.F114]+0" table:style-name="ce3">
            <text:p>46.15</text:p>
          </table:table-cell>
          <table:table-cell table:number-columns-repeated="3" table:style-name="ce1"/>
          <table:table-cell table:style-name="ce3"/>
          <table:table-cell office:value-type="float" office:value="43.182495698434948" table:formula="of:=([.D114]+[.G114])/2" table:style-name="ce3">
            <text:p>43.18</text:p>
          </table:table-cell>
          <table:table-cell table:number-columns-repeated="16372"/>
        </table:table-row>
        <table:table-row table:style-name="ro1">
          <table:table-cell office:value-type="float" office:value="111" table:formula="of:=[.A114]+1" table:style-name="ce1">
            <text:p>111</text:p>
          </table:table-cell>
          <table:table-cell office:value-type="string" table:style-name="ce2">
            <text:p>110<text:span text:style-name="T1">: </text:span><text:span text:style-name="T2">38.60886729566705</text:span></text:p>
          </table:table-cell>
          <table:table-cell office:value-type="string" office:string-value="38.60886729566705" table:formula="of:=RIGHT([.B115];LEN([.B115])-5)" table:style-name="ce3">
            <text:p>38.60886729566705</text:p>
          </table:table-cell>
          <table:table-cell office:value-type="float" office:value="38.608867295666997" table:formula="of:=[.C115]+0" table:style-name="ce3">
            <text:p>38.61</text:p>
          </table:table-cell>
          <table:table-cell office:value-type="string" table:style-name="ce2">
            <text:p>110<text:span text:style-name="T1">: </text:span><text:span text:style-name="T2">47.16106424310962</text:span></text:p>
          </table:table-cell>
          <table:table-cell office:value-type="string" office:string-value="47.16106424310962" table:formula="of:=RIGHT([.E115];LEN([.E115])-5)" table:style-name="ce3">
            <text:p>47.16106424310962</text:p>
          </table:table-cell>
          <table:table-cell office:value-type="float" office:value="47.1610642431096" table:formula="of:=[.F115]+0" table:style-name="ce3">
            <text:p>47.16</text:p>
          </table:table-cell>
          <table:table-cell table:number-columns-repeated="3" table:style-name="ce1"/>
          <table:table-cell table:style-name="ce3"/>
          <table:table-cell office:value-type="float" office:value="42.884965769388302" table:formula="of:=([.D115]+[.G115])/2" table:style-name="ce3">
            <text:p>42.88</text:p>
          </table:table-cell>
          <table:table-cell table:number-columns-repeated="16372"/>
        </table:table-row>
        <table:table-row table:style-name="ro1">
          <table:table-cell office:value-type="float" office:value="112" table:formula="of:=[.A115]+1" table:style-name="ce1">
            <text:p>112</text:p>
          </table:table-cell>
          <table:table-cell office:value-type="string" table:style-name="ce2">
            <text:p>111<text:span text:style-name="T1">: </text:span><text:span text:style-name="T2">41.299116585025665</text:span></text:p>
          </table:table-cell>
          <table:table-cell office:value-type="string" office:string-value="41.299116585025665" table:formula="of:=RIGHT([.B116];LEN([.B116])-5)" table:style-name="ce3">
            <text:p>41.299116585025665</text:p>
          </table:table-cell>
          <table:table-cell office:value-type="float" office:value="41.299116585025601" table:formula="of:=[.C116]+0" table:style-name="ce3">
            <text:p>41.30</text:p>
          </table:table-cell>
          <table:table-cell office:value-type="string" table:style-name="ce2">
            <text:p>111<text:span text:style-name="T1">: </text:span><text:span text:style-name="T2">47.14502688706408</text:span></text:p>
          </table:table-cell>
          <table:table-cell office:value-type="string" office:string-value="47.14502688706408" table:formula="of:=RIGHT([.E116];LEN([.E116])-5)" table:style-name="ce3">
            <text:p>47.14502688706408</text:p>
          </table:table-cell>
          <table:table-cell office:value-type="float" office:value="47.145026887063999" table:formula="of:=[.F116]+0" table:style-name="ce3">
            <text:p>47.15</text:p>
          </table:table-cell>
          <table:table-cell table:number-columns-repeated="3" table:style-name="ce1"/>
          <table:table-cell table:style-name="ce3"/>
          <table:table-cell office:value-type="float" office:value="44.222071736044796" table:formula="of:=([.D116]+[.G116])/2" table:style-name="ce3">
            <text:p>44.22</text:p>
          </table:table-cell>
          <table:table-cell table:number-columns-repeated="16372"/>
        </table:table-row>
        <table:table-row table:style-name="ro1">
          <table:table-cell office:value-type="float" office:value="113" table:formula="of:=[.A116]+1" table:style-name="ce1">
            <text:p>113</text:p>
          </table:table-cell>
          <table:table-cell office:value-type="string" table:style-name="ce2">
            <text:p>112<text:span text:style-name="T1">: </text:span><text:span text:style-name="T2">46.34022258584319</text:span></text:p>
          </table:table-cell>
          <table:table-cell office:value-type="string" office:string-value="46.34022258584319" table:formula="of:=RIGHT([.B117];LEN([.B117])-5)" table:style-name="ce3">
            <text:p>46.34022258584319</text:p>
          </table:table-cell>
          <table:table-cell office:value-type="float" office:value="46.340222585843101" table:formula="of:=[.C117]+0" table:style-name="ce3">
            <text:p>46.34</text:p>
          </table:table-cell>
          <table:table-cell office:value-type="string" table:style-name="ce2">
            <text:p>112<text:span text:style-name="T1">: </text:span><text:span text:style-name="T2">47.39068147307101</text:span></text:p>
          </table:table-cell>
          <table:table-cell office:value-type="string" office:string-value="47.39068147307101" table:formula="of:=RIGHT([.E117];LEN([.E117])-5)" table:style-name="ce3">
            <text:p>47.39068147307101</text:p>
          </table:table-cell>
          <table:table-cell office:value-type="float" office:value="47.390681473070998" table:formula="of:=[.F117]+0" table:style-name="ce3">
            <text:p>47.39</text:p>
          </table:table-cell>
          <table:table-cell table:number-columns-repeated="3" table:style-name="ce1"/>
          <table:table-cell table:style-name="ce3"/>
          <table:table-cell office:value-type="float" office:value="46.865452029457046" table:formula="of:=([.D117]+[.G117])/2" table:style-name="ce3">
            <text:p>46.87</text:p>
          </table:table-cell>
          <table:table-cell table:number-columns-repeated="16372"/>
        </table:table-row>
        <table:table-row table:style-name="ro1">
          <table:table-cell office:value-type="float" office:value="114" table:formula="of:=[.A117]+1" table:style-name="ce1">
            <text:p>114</text:p>
          </table:table-cell>
          <table:table-cell office:value-type="string" table:style-name="ce2">
            <text:p>113<text:span text:style-name="T1">: </text:span><text:span text:style-name="T2">47.587796925303394</text:span></text:p>
          </table:table-cell>
          <table:table-cell office:value-type="string" office:string-value="47.587796925303394" table:formula="of:=RIGHT([.B118];LEN([.B118])-5)" table:style-name="ce3">
            <text:p>47.587796925303394</text:p>
          </table:table-cell>
          <table:table-cell office:value-type="float" office:value="47.587796925303302" table:formula="of:=[.C118]+0" table:style-name="ce3">
            <text:p>47.59</text:p>
          </table:table-cell>
          <table:table-cell office:value-type="string" table:style-name="ce2">
            <text:p>113<text:span text:style-name="T1">: </text:span><text:span text:style-name="T2">52.34923537069682</text:span></text:p>
          </table:table-cell>
          <table:table-cell office:value-type="string" office:string-value="52.34923537069682" table:formula="of:=RIGHT([.E118];LEN([.E118])-5)" table:style-name="ce3">
            <text:p>52.34923537069682</text:p>
          </table:table-cell>
          <table:table-cell office:value-type="float" office:value="52.349235370696803" table:formula="of:=[.F118]+0" table:style-name="ce3">
            <text:p>52.35</text:p>
          </table:table-cell>
          <table:table-cell table:number-columns-repeated="3" table:style-name="ce1"/>
          <table:table-cell table:style-name="ce3"/>
          <table:table-cell office:value-type="float" office:value="49.968516148000049" table:formula="of:=([.D118]+[.G118])/2" table:style-name="ce3">
            <text:p>49.97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2">
            <text:p>114<text:span text:style-name="T1">: </text:span><text:span text:style-name="T2">44.26090959992594</text:span></text:p>
          </table:table-cell>
          <table:table-cell office:value-type="string" office:string-value="44.26090959992594" table:formula="of:=RIGHT([.B119];LEN([.B119])-5)" table:style-name="ce3">
            <text:p>44.26090959992594</text:p>
          </table:table-cell>
          <table:table-cell office:value-type="float" office:value="44.260909599925903" table:formula="of:=[.C119]+0" table:style-name="ce3">
            <text:p>44.26</text:p>
          </table:table-cell>
          <table:table-cell office:value-type="string" table:style-name="ce2">
            <text:p>114<text:span text:style-name="T1">: </text:span><text:span text:style-name="T2">41.180313011082355</text:span></text:p>
          </table:table-cell>
          <table:table-cell office:value-type="string" office:string-value="41.180313011082355" table:formula="of:=RIGHT([.E119];LEN([.E119])-5)" table:style-name="ce3">
            <text:p>41.180313011082355</text:p>
          </table:table-cell>
          <table:table-cell office:value-type="float" office:value="41.180313011082298" table:formula="of:=[.F119]+0" table:style-name="ce3">
            <text:p>41.18</text:p>
          </table:table-cell>
          <table:table-cell table:number-columns-repeated="3" table:style-name="ce1"/>
          <table:table-cell table:style-name="ce3"/>
          <table:table-cell office:value-type="float" office:value="42.7206113055041" table:formula="of:=([.D119]+[.G119])/2" table:style-name="ce3">
            <text:p>42.72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2">
            <text:p>115<text:span text:style-name="T1">: </text:span><text:span text:style-name="T2">38.40038883736167</text:span></text:p>
          </table:table-cell>
          <table:table-cell office:value-type="string" office:string-value="38.40038883736167" table:formula="of:=RIGHT([.B120];LEN([.B120])-5)" table:style-name="ce3">
            <text:p>38.40038883736167</text:p>
          </table:table-cell>
          <table:table-cell office:value-type="float" office:value="38.400388837361596" table:formula="of:=[.C120]+0" table:style-name="ce3">
            <text:p>38.40</text:p>
          </table:table-cell>
          <table:table-cell office:value-type="string" table:style-name="ce2">
            <text:p>115<text:span text:style-name="T1">: </text:span><text:span text:style-name="T2">42.78536658992018</text:span></text:p>
          </table:table-cell>
          <table:table-cell office:value-type="string" office:string-value="42.78536658992018" table:formula="of:=RIGHT([.E120];LEN([.E120])-5)" table:style-name="ce3">
            <text:p>42.78536658992018</text:p>
          </table:table-cell>
          <table:table-cell office:value-type="float" office:value="42.785366589920102" table:formula="of:=[.F120]+0" table:style-name="ce3">
            <text:p>42.79</text:p>
          </table:table-cell>
          <table:table-cell table:number-columns-repeated="3" table:style-name="ce1"/>
          <table:table-cell table:style-name="ce3"/>
          <table:table-cell office:value-type="float" office:value="40.592877713640846" table:formula="of:=([.D120]+[.G120])/2" table:style-name="ce3">
            <text:p>40.59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2">
            <text:p>116<text:span text:style-name="T1">: </text:span><text:span text:style-name="T2">39.11827297427426</text:span></text:p>
          </table:table-cell>
          <table:table-cell office:value-type="string" office:string-value="39.11827297427426" table:formula="of:=RIGHT([.B121];LEN([.B121])-5)" table:style-name="ce3">
            <text:p>39.11827297427426</text:p>
          </table:table-cell>
          <table:table-cell office:value-type="float" office:value="39.118272974274198" table:formula="of:=[.C121]+0" table:style-name="ce3">
            <text:p>39.12</text:p>
          </table:table-cell>
          <table:table-cell office:value-type="string" table:style-name="ce2">
            <text:p>116<text:span text:style-name="T1">: </text:span><text:span text:style-name="T2">41.09194628855629</text:span></text:p>
          </table:table-cell>
          <table:table-cell office:value-type="string" office:string-value="41.09194628855629" table:formula="of:=RIGHT([.E121];LEN([.E121])-5)" table:style-name="ce3">
            <text:p>41.09194628855629</text:p>
          </table:table-cell>
          <table:table-cell office:value-type="float" office:value="41.091946288556201" table:formula="of:=[.F121]+0" table:style-name="ce3">
            <text:p>41.09</text:p>
          </table:table-cell>
          <table:table-cell table:number-columns-repeated="3" table:style-name="ce1"/>
          <table:table-cell table:style-name="ce3"/>
          <table:table-cell office:value-type="float" office:value="40.105109631415203" table:formula="of:=([.D121]+[.G121])/2" table:style-name="ce3">
            <text:p>40.11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2">
            <text:p>117<text:span text:style-name="T1">: </text:span><text:span text:style-name="T2">35.54487164286376</text:span></text:p>
          </table:table-cell>
          <table:table-cell office:value-type="string" office:string-value="35.54487164286376" table:formula="of:=RIGHT([.B122];LEN([.B122])-5)" table:style-name="ce3">
            <text:p>35.54487164286376</text:p>
          </table:table-cell>
          <table:table-cell office:value-type="float" office:value="35.544871642863697" table:formula="of:=[.C122]+0" table:style-name="ce3">
            <text:p>35.54</text:p>
          </table:table-cell>
          <table:table-cell office:value-type="string" table:style-name="ce2">
            <text:p>117<text:span text:style-name="T1">: </text:span><text:span text:style-name="T2">38.471572076770215</text:span></text:p>
          </table:table-cell>
          <table:table-cell office:value-type="string" office:string-value="38.471572076770215" table:formula="of:=RIGHT([.E122];LEN([.E122])-5)" table:style-name="ce3">
            <text:p>38.471572076770215</text:p>
          </table:table-cell>
          <table:table-cell office:value-type="float" office:value="38.471572076770201" table:formula="of:=[.F122]+0" table:style-name="ce3">
            <text:p>38.47</text:p>
          </table:table-cell>
          <table:table-cell table:number-columns-repeated="3" table:style-name="ce1"/>
          <table:table-cell table:style-name="ce3"/>
          <table:table-cell office:value-type="float" office:value="37.008221859816949" table:formula="of:=([.D122]+[.G122])/2" table:style-name="ce3">
            <text:p>37.01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2">
            <text:p>118<text:span text:style-name="T1">: </text:span><text:span text:style-name="T2">35.32891742054825</text:span></text:p>
          </table:table-cell>
          <table:table-cell office:value-type="string" office:string-value="35.32891742054825" table:formula="of:=RIGHT([.B123];LEN([.B123])-5)" table:style-name="ce3">
            <text:p>35.32891742054825</text:p>
          </table:table-cell>
          <table:table-cell office:value-type="float" office:value="35.328917420548201" table:formula="of:=[.C123]+0" table:style-name="ce3">
            <text:p>35.33</text:p>
          </table:table-cell>
          <table:table-cell office:value-type="string" table:style-name="ce2">
            <text:p>118<text:span text:style-name="T1">: </text:span><text:span text:style-name="T2">49.94629780805131</text:span></text:p>
          </table:table-cell>
          <table:table-cell office:value-type="string" office:string-value="49.94629780805131" table:formula="of:=RIGHT([.E123];LEN([.E123])-5)" table:style-name="ce3">
            <text:p>49.94629780805131</text:p>
          </table:table-cell>
          <table:table-cell office:value-type="float" office:value="49.946297808051298" table:formula="of:=[.F123]+0" table:style-name="ce3">
            <text:p>49.95</text:p>
          </table:table-cell>
          <table:table-cell table:number-columns-repeated="3" table:style-name="ce1"/>
          <table:table-cell table:style-name="ce3"/>
          <table:table-cell office:value-type="float" office:value="42.637607614299753" table:formula="of:=([.D123]+[.G123])/2" table:style-name="ce3">
            <text:p>42.64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2">
            <text:p>119<text:span text:style-name="T1">: </text:span><text:span text:style-name="T2">43.803521275887874</text:span></text:p>
          </table:table-cell>
          <table:table-cell office:value-type="string" office:string-value="43.803521275887874" table:formula="of:=RIGHT([.B124];LEN([.B124])-5)" table:style-name="ce3">
            <text:p>43.803521275887874</text:p>
          </table:table-cell>
          <table:table-cell office:value-type="float" office:value="43.803521275887803" table:formula="of:=[.C124]+0" table:style-name="ce3">
            <text:p>43.80</text:p>
          </table:table-cell>
          <table:table-cell office:value-type="string" table:style-name="ce2">
            <text:p>119<text:span text:style-name="T1">: </text:span><text:span text:style-name="T2">48.136789719141966</text:span></text:p>
          </table:table-cell>
          <table:table-cell office:value-type="string" office:string-value="48.136789719141966" table:formula="of:=RIGHT([.E124];LEN([.E124])-5)" table:style-name="ce3">
            <text:p>48.136789719141966</text:p>
          </table:table-cell>
          <table:table-cell office:value-type="float" office:value="48.136789719141902" table:formula="of:=[.F124]+0" table:style-name="ce3">
            <text:p>48.14</text:p>
          </table:table-cell>
          <table:table-cell table:number-columns-repeated="3" table:style-name="ce1"/>
          <table:table-cell table:style-name="ce3"/>
          <table:table-cell office:value-type="float" office:value="45.970155497514853" table:formula="of:=([.D124]+[.G124])/2" table:style-name="ce3">
            <text:p>45.97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2">
            <text:p>120<text:span text:style-name="T1">: </text:span><text:span text:style-name="T2">34.81536647905352</text:span></text:p>
          </table:table-cell>
          <table:table-cell office:value-type="string" office:string-value="34.81536647905352" table:formula="of:=RIGHT([.B125];LEN([.B125])-5)" table:style-name="ce3">
            <text:p>34.81536647905352</text:p>
          </table:table-cell>
          <table:table-cell office:value-type="float" office:value="34.815366479053502" table:formula="of:=[.C125]+0" table:style-name="ce3">
            <text:p>34.82</text:p>
          </table:table-cell>
          <table:table-cell office:value-type="string" table:style-name="ce2">
            <text:p>120<text:span text:style-name="T1">: </text:span><text:span text:style-name="T2">45.54733581173853</text:span></text:p>
          </table:table-cell>
          <table:table-cell office:value-type="string" office:string-value="45.54733581173853" table:formula="of:=RIGHT([.E125];LEN([.E125])-5)" table:style-name="ce3">
            <text:p>45.54733581173853</text:p>
          </table:table-cell>
          <table:table-cell office:value-type="float" office:value="45.547335811738499" table:formula="of:=[.F125]+0" table:style-name="ce3">
            <text:p>45.55</text:p>
          </table:table-cell>
          <table:table-cell table:number-columns-repeated="3" table:style-name="ce1"/>
          <table:table-cell table:style-name="ce3"/>
          <table:table-cell office:value-type="float" office:value="40.181351145396" table:formula="of:=([.D125]+[.G125])/2" table:style-name="ce3">
            <text:p>40.18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2">
            <text:p>121<text:span text:style-name="T1">: </text:span><text:span text:style-name="T2">36.06153293428863</text:span></text:p>
          </table:table-cell>
          <table:table-cell office:value-type="string" office:string-value="36.06153293428863" table:formula="of:=RIGHT([.B126];LEN([.B126])-5)" table:style-name="ce3">
            <text:p>36.06153293428863</text:p>
          </table:table-cell>
          <table:table-cell office:value-type="float" office:value="36.0615329342886" table:formula="of:=[.C126]+0" table:style-name="ce3">
            <text:p>36.06</text:p>
          </table:table-cell>
          <table:table-cell office:value-type="string" table:style-name="ce2">
            <text:p>121<text:span text:style-name="T1">: </text:span><text:span text:style-name="T2">45.83652425161547</text:span></text:p>
          </table:table-cell>
          <table:table-cell office:value-type="string" office:string-value="45.83652425161547" table:formula="of:=RIGHT([.E126];LEN([.E126])-5)" table:style-name="ce3">
            <text:p>45.83652425161547</text:p>
          </table:table-cell>
          <table:table-cell office:value-type="float" office:value="45.836524251615401" table:formula="of:=[.F126]+0" table:style-name="ce3">
            <text:p>45.84</text:p>
          </table:table-cell>
          <table:table-cell table:number-columns-repeated="3" table:style-name="ce1"/>
          <table:table-cell table:style-name="ce3"/>
          <table:table-cell office:value-type="float" office:value="40.949028592952004" table:formula="of:=([.D126]+[.G126])/2" table:style-name="ce3">
            <text:p>40.9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2">
            <text:p>122<text:span text:style-name="T1">: </text:span><text:span text:style-name="T2">40.00786400278854</text:span></text:p>
          </table:table-cell>
          <table:table-cell office:value-type="string" office:string-value="40.00786400278854" table:formula="of:=RIGHT([.B127];LEN([.B127])-5)" table:style-name="ce3">
            <text:p>40.00786400278854</text:p>
          </table:table-cell>
          <table:table-cell office:value-type="float" office:value="40.007864002788502" table:formula="of:=[.C127]+0" table:style-name="ce3">
            <text:p>40.01</text:p>
          </table:table-cell>
          <table:table-cell office:value-type="string" table:style-name="ce2">
            <text:p>122<text:span text:style-name="T1">: </text:span><text:span text:style-name="T2">48.56916814518863</text:span></text:p>
          </table:table-cell>
          <table:table-cell office:value-type="string" office:string-value="48.56916814518863" table:formula="of:=RIGHT([.E127];LEN([.E127])-5)" table:style-name="ce3">
            <text:p>48.56916814518863</text:p>
          </table:table-cell>
          <table:table-cell office:value-type="float" office:value="48.569168145188598" table:formula="of:=[.F127]+0" table:style-name="ce3">
            <text:p>48.57</text:p>
          </table:table-cell>
          <table:table-cell table:number-columns-repeated="3" table:style-name="ce1"/>
          <table:table-cell table:style-name="ce3"/>
          <table:table-cell office:value-type="float" office:value="44.288516073988546" table:formula="of:=([.D127]+[.G127])/2" table:style-name="ce3">
            <text:p>44.29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2">
            <text:p>123<text:span text:style-name="T1">: </text:span><text:span text:style-name="T2">40.25186237356949</text:span></text:p>
          </table:table-cell>
          <table:table-cell office:value-type="string" office:string-value="40.25186237356949" table:formula="of:=RIGHT([.B128];LEN([.B128])-5)" table:style-name="ce3">
            <text:p>40.25186237356949</text:p>
          </table:table-cell>
          <table:table-cell office:value-type="float" office:value="40.251862373569402" table:formula="of:=[.C128]+0" table:style-name="ce3">
            <text:p>40.25</text:p>
          </table:table-cell>
          <table:table-cell office:value-type="string" table:style-name="ce2">
            <text:p>123<text:span text:style-name="T1">: </text:span><text:span text:style-name="T2">45.91372289528374</text:span></text:p>
          </table:table-cell>
          <table:table-cell office:value-type="string" office:string-value="45.91372289528374" table:formula="of:=RIGHT([.E128];LEN([.E128])-5)" table:style-name="ce3">
            <text:p>45.91372289528374</text:p>
          </table:table-cell>
          <table:table-cell office:value-type="float" office:value="45.913722895283698" table:formula="of:=[.F128]+0" table:style-name="ce3">
            <text:p>45.91</text:p>
          </table:table-cell>
          <table:table-cell table:number-columns-repeated="3" table:style-name="ce1"/>
          <table:table-cell table:style-name="ce3"/>
          <table:table-cell office:value-type="float" office:value="43.082792634426553" table:formula="of:=([.D128]+[.G128])/2" table:style-name="ce3">
            <text:p>43.08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124<text:span text:style-name="T1">: </text:span><text:span text:style-name="T2">42.090590764448066</text:span></text:p>
          </table:table-cell>
          <table:table-cell office:value-type="string" office:string-value="42.090590764448066" table:formula="of:=RIGHT([.B129];LEN([.B129])-5)" table:style-name="ce3">
            <text:p>42.090590764448066</text:p>
          </table:table-cell>
          <table:table-cell office:value-type="float" office:value="42.090590764448002" table:formula="of:=[.C129]+0" table:style-name="ce3">
            <text:p>42.09</text:p>
          </table:table-cell>
          <table:table-cell office:value-type="string" table:style-name="ce2">
            <text:p>124<text:span text:style-name="T1">: </text:span><text:span text:style-name="T2">51.72917579716261</text:span></text:p>
          </table:table-cell>
          <table:table-cell office:value-type="string" office:string-value="51.72917579716261" table:formula="of:=RIGHT([.E129];LEN([.E129])-5)" table:style-name="ce3">
            <text:p>51.72917579716261</text:p>
          </table:table-cell>
          <table:table-cell office:value-type="float" office:value="51.729175797162597" table:formula="of:=[.F129]+0" table:style-name="ce3">
            <text:p>51.73</text:p>
          </table:table-cell>
          <table:table-cell table:number-columns-repeated="3" table:style-name="ce1"/>
          <table:table-cell table:style-name="ce3"/>
          <table:table-cell office:value-type="float" office:value="46.909883280805303" table:formula="of:=([.D129]+[.G129])/2" table:style-name="ce3">
            <text:p>46.9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125<text:span text:style-name="T1">: </text:span><text:span text:style-name="T2">48.28058147204993</text:span></text:p>
          </table:table-cell>
          <table:table-cell office:value-type="string" office:string-value="48.28058147204993" table:formula="of:=RIGHT([.B130];LEN([.B130])-5)" table:style-name="ce3">
            <text:p>48.28058147204993</text:p>
          </table:table-cell>
          <table:table-cell office:value-type="float" office:value="48.280581472049903" table:formula="of:=[.C130]+0" table:style-name="ce3">
            <text:p>48.28</text:p>
          </table:table-cell>
          <table:table-cell office:value-type="string" table:style-name="ce2">
            <text:p>125<text:span text:style-name="T1">: </text:span><text:span text:style-name="T2">41.521617820834756</text:span></text:p>
          </table:table-cell>
          <table:table-cell office:value-type="string" office:string-value="41.521617820834756" table:formula="of:=RIGHT([.E130];LEN([.E130])-5)" table:style-name="ce3">
            <text:p>41.521617820834756</text:p>
          </table:table-cell>
          <table:table-cell office:value-type="float" office:value="41.521617820834699" table:formula="of:=[.F130]+0" table:style-name="ce3">
            <text:p>41.52</text:p>
          </table:table-cell>
          <table:table-cell table:number-columns-repeated="3" table:style-name="ce1"/>
          <table:table-cell table:style-name="ce3"/>
          <table:table-cell office:value-type="float" office:value="44.901099646442304" table:formula="of:=([.D130]+[.G130])/2" table:style-name="ce3">
            <text:p>44.9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126<text:span text:style-name="T1">: </text:span><text:span text:style-name="T2">41.71863534868431</text:span></text:p>
          </table:table-cell>
          <table:table-cell office:value-type="string" office:string-value="41.71863534868431" table:formula="of:=RIGHT([.B131];LEN([.B131])-5)" table:style-name="ce3">
            <text:p>41.71863534868431</text:p>
          </table:table-cell>
          <table:table-cell office:value-type="float" office:value="41.718635348684302" table:formula="of:=[.C131]+0" table:style-name="ce3">
            <text:p>41.72</text:p>
          </table:table-cell>
          <table:table-cell office:value-type="string" table:style-name="ce2">
            <text:p>126<text:span text:style-name="T1">: </text:span><text:span text:style-name="T2">49.6307568606541</text:span></text:p>
          </table:table-cell>
          <table:table-cell office:value-type="string" office:string-value="49.6307568606541" table:formula="of:=RIGHT([.E131];LEN([.E131])-5)" table:style-name="ce3">
            <text:p>49.6307568606541</text:p>
          </table:table-cell>
          <table:table-cell office:value-type="float" office:value="49.630756860654103" table:formula="of:=[.F131]+0" table:style-name="ce3">
            <text:p>49.63</text:p>
          </table:table-cell>
          <table:table-cell table:number-columns-repeated="3" table:style-name="ce1"/>
          <table:table-cell table:style-name="ce3"/>
          <table:table-cell office:value-type="float" office:value="45.674696104669202" table:formula="of:=([.D131]+[.G131])/2" table:style-name="ce3">
            <text:p>45.67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127<text:span text:style-name="T1">: </text:span><text:span text:style-name="T2">46.57986286418786</text:span></text:p>
          </table:table-cell>
          <table:table-cell office:value-type="string" office:string-value="46.57986286418786" table:formula="of:=RIGHT([.B132];LEN([.B132])-5)" table:style-name="ce3">
            <text:p>46.57986286418786</text:p>
          </table:table-cell>
          <table:table-cell office:value-type="float" office:value="46.579862864187803" table:formula="of:=[.C132]+0" table:style-name="ce3">
            <text:p>46.58</text:p>
          </table:table-cell>
          <table:table-cell office:value-type="string" table:style-name="ce2">
            <text:p>127<text:span text:style-name="T1">: </text:span><text:span text:style-name="T2">43.374214193154685</text:span></text:p>
          </table:table-cell>
          <table:table-cell office:value-type="string" office:string-value="43.374214193154685" table:formula="of:=RIGHT([.E132];LEN([.E132])-5)" table:style-name="ce3">
            <text:p>43.374214193154685</text:p>
          </table:table-cell>
          <table:table-cell office:value-type="float" office:value="43.3742141931546" table:formula="of:=[.F132]+0" table:style-name="ce3">
            <text:p>43.37</text:p>
          </table:table-cell>
          <table:table-cell table:number-columns-repeated="3" table:style-name="ce1"/>
          <table:table-cell table:style-name="ce3"/>
          <table:table-cell office:value-type="float" office:value="44.977038528671201" table:formula="of:=([.D132]+[.G132])/2" table:style-name="ce3">
            <text:p>44.98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128<text:span text:style-name="T1">: </text:span><text:span text:style-name="T2">36.88642660386523</text:span></text:p>
          </table:table-cell>
          <table:table-cell office:value-type="string" office:string-value="36.88642660386523" table:formula="of:=RIGHT([.B133];LEN([.B133])-5)" table:style-name="ce3">
            <text:p>36.88642660386523</text:p>
          </table:table-cell>
          <table:table-cell office:value-type="float" office:value="36.886426603865203" table:formula="of:=[.C133]+0" table:style-name="ce3">
            <text:p>36.89</text:p>
          </table:table-cell>
          <table:table-cell office:value-type="string" table:style-name="ce2">
            <text:p>128<text:span text:style-name="T1">: </text:span><text:span text:style-name="T2">45.678634307147725</text:span></text:p>
          </table:table-cell>
          <table:table-cell office:value-type="string" office:string-value="45.678634307147725" table:formula="of:=RIGHT([.E133];LEN([.E133])-5)" table:style-name="ce3">
            <text:p>45.678634307147725</text:p>
          </table:table-cell>
          <table:table-cell office:value-type="float" office:value="45.678634307147703" table:formula="of:=[.F133]+0" table:style-name="ce3">
            <text:p>45.68</text:p>
          </table:table-cell>
          <table:table-cell table:number-columns-repeated="3" table:style-name="ce1"/>
          <table:table-cell table:style-name="ce3"/>
          <table:table-cell office:value-type="float" office:value="41.282530455506453" table:formula="of:=([.D133]+[.G133])/2" table:style-name="ce3">
            <text:p>41.28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129<text:span text:style-name="T1">: </text:span><text:span text:style-name="T2">43.297772382127164</text:span></text:p>
          </table:table-cell>
          <table:table-cell office:value-type="string" office:string-value="43.297772382127164" table:formula="of:=RIGHT([.B134];LEN([.B134])-5)" table:style-name="ce3">
            <text:p>43.297772382127164</text:p>
          </table:table-cell>
          <table:table-cell office:value-type="float" office:value="43.2977723821271" table:formula="of:=[.C134]+0" table:style-name="ce3">
            <text:p>43.30</text:p>
          </table:table-cell>
          <table:table-cell office:value-type="string" table:style-name="ce2">
            <text:p>129<text:span text:style-name="T1">: </text:span><text:span text:style-name="T2">46.28798306937303</text:span></text:p>
          </table:table-cell>
          <table:table-cell office:value-type="string" office:string-value="46.28798306937303" table:formula="of:=RIGHT([.E134];LEN([.E134])-5)" table:style-name="ce3">
            <text:p>46.28798306937303</text:p>
          </table:table-cell>
          <table:table-cell office:value-type="float" office:value="46.287983069372999" table:formula="of:=[.F134]+0" table:style-name="ce3">
            <text:p>46.29</text:p>
          </table:table-cell>
          <table:table-cell table:number-columns-repeated="3" table:style-name="ce1"/>
          <table:table-cell table:style-name="ce3"/>
          <table:table-cell office:value-type="float" office:value="44.792877725750046" table:formula="of:=([.D134]+[.G134])/2" table:style-name="ce3">
            <text:p>44.79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130<text:span text:style-name="T1">: </text:span><text:span text:style-name="T2">38.687190383063935</text:span></text:p>
          </table:table-cell>
          <table:table-cell office:value-type="string" office:string-value="38.687190383063935" table:formula="of:=RIGHT([.B135];LEN([.B135])-5)" table:style-name="ce3">
            <text:p>38.687190383063935</text:p>
          </table:table-cell>
          <table:table-cell office:value-type="float" office:value="38.6871903830639" table:formula="of:=[.C135]+0" table:style-name="ce3">
            <text:p>38.69</text:p>
          </table:table-cell>
          <table:table-cell office:value-type="string" table:style-name="ce2">
            <text:p>130<text:span text:style-name="T1">: </text:span><text:span text:style-name="T2">47.86683768873241</text:span></text:p>
          </table:table-cell>
          <table:table-cell office:value-type="string" office:string-value="47.86683768873241" table:formula="of:=RIGHT([.E135];LEN([.E135])-5)" table:style-name="ce3">
            <text:p>47.86683768873241</text:p>
          </table:table-cell>
          <table:table-cell office:value-type="float" office:value="47.866837688732403" table:formula="of:=[.F135]+0" table:style-name="ce3">
            <text:p>47.87</text:p>
          </table:table-cell>
          <table:table-cell table:number-columns-repeated="3" table:style-name="ce1"/>
          <table:table-cell table:style-name="ce3"/>
          <table:table-cell office:value-type="float" office:value="43.277014035898148" table:formula="of:=([.D135]+[.G135])/2" table:style-name="ce3">
            <text:p>43.28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131<text:span text:style-name="T1">: </text:span><text:span text:style-name="T2">42.7553919109363</text:span></text:p>
          </table:table-cell>
          <table:table-cell office:value-type="string" office:string-value="42.7553919109363" table:formula="of:=RIGHT([.B136];LEN([.B136])-5)" table:style-name="ce3">
            <text:p>42.7553919109363</text:p>
          </table:table-cell>
          <table:table-cell office:value-type="float" office:value="42.755391910936297" table:formula="of:=[.C136]+0" table:style-name="ce3">
            <text:p>42.76</text:p>
          </table:table-cell>
          <table:table-cell office:value-type="string" table:style-name="ce2">
            <text:p>131<text:span text:style-name="T1">: </text:span><text:span text:style-name="T2">39.350717197106796</text:span></text:p>
          </table:table-cell>
          <table:table-cell office:value-type="string" office:string-value="39.350717197106796" table:formula="of:=RIGHT([.E136];LEN([.E136])-5)" table:style-name="ce3">
            <text:p>39.350717197106796</text:p>
          </table:table-cell>
          <table:table-cell office:value-type="float" office:value="39.350717197106697" table:formula="of:=[.F136]+0" table:style-name="ce3">
            <text:p>39.35</text:p>
          </table:table-cell>
          <table:table-cell table:number-columns-repeated="3" table:style-name="ce1"/>
          <table:table-cell table:style-name="ce3"/>
          <table:table-cell office:value-type="float" office:value="41.0530545540215" table:formula="of:=([.D136]+[.G136])/2" table:style-name="ce3">
            <text:p>41.0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132<text:span text:style-name="T1">: </text:span><text:span text:style-name="T2">40.88605370096961</text:span></text:p>
          </table:table-cell>
          <table:table-cell office:value-type="string" office:string-value="40.88605370096961" table:formula="of:=RIGHT([.B137];LEN([.B137])-5)" table:style-name="ce3">
            <text:p>40.88605370096961</text:p>
          </table:table-cell>
          <table:table-cell office:value-type="float" office:value="40.886053700969597" table:formula="of:=[.C137]+0" table:style-name="ce3">
            <text:p>40.89</text:p>
          </table:table-cell>
          <table:table-cell office:value-type="string" table:style-name="ce2">
            <text:p>132<text:span text:style-name="T1">: </text:span><text:span text:style-name="T2">46.73429628340135</text:span></text:p>
          </table:table-cell>
          <table:table-cell office:value-type="string" office:string-value="46.73429628340135" table:formula="of:=RIGHT([.E137];LEN([.E137])-5)" table:style-name="ce3">
            <text:p>46.73429628340135</text:p>
          </table:table-cell>
          <table:table-cell office:value-type="float" office:value="46.734296283401299" table:formula="of:=[.F137]+0" table:style-name="ce3">
            <text:p>46.73</text:p>
          </table:table-cell>
          <table:table-cell table:number-columns-repeated="3" table:style-name="ce1"/>
          <table:table-cell table:style-name="ce3"/>
          <table:table-cell office:value-type="float" office:value="43.810174992185452" table:formula="of:=([.D137]+[.G137])/2" table:style-name="ce3">
            <text:p>43.8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133<text:span text:style-name="T1">: </text:span><text:span text:style-name="T2">41.06088388827036</text:span></text:p>
          </table:table-cell>
          <table:table-cell office:value-type="string" office:string-value="41.06088388827036" table:formula="of:=RIGHT([.B138];LEN([.B138])-5)" table:style-name="ce3">
            <text:p>41.06088388827036</text:p>
          </table:table-cell>
          <table:table-cell office:value-type="float" office:value="41.060883888270297" table:formula="of:=[.C138]+0" table:style-name="ce3">
            <text:p>41.06</text:p>
          </table:table-cell>
          <table:table-cell office:value-type="string" table:style-name="ce2">
            <text:p>133<text:span text:style-name="T1">: </text:span><text:span text:style-name="T2">42.394411595074786</text:span></text:p>
          </table:table-cell>
          <table:table-cell office:value-type="string" office:string-value="42.394411595074786" table:formula="of:=RIGHT([.E138];LEN([.E138])-5)" table:style-name="ce3">
            <text:p>42.394411595074786</text:p>
          </table:table-cell>
          <table:table-cell office:value-type="float" office:value="42.3944115950747" table:formula="of:=[.F138]+0" table:style-name="ce3">
            <text:p>42.39</text:p>
          </table:table-cell>
          <table:table-cell table:number-columns-repeated="3" table:style-name="ce1"/>
          <table:table-cell table:style-name="ce3"/>
          <table:table-cell office:value-type="float" office:value="41.727647741672499" table:formula="of:=([.D138]+[.G138])/2" table:style-name="ce3">
            <text:p>41.7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134<text:span text:style-name="T1">: </text:span><text:span text:style-name="T2">45.746646699953864</text:span></text:p>
          </table:table-cell>
          <table:table-cell office:value-type="string" office:string-value="45.746646699953864" table:formula="of:=RIGHT([.B139];LEN([.B139])-5)" table:style-name="ce3">
            <text:p>45.746646699953864</text:p>
          </table:table-cell>
          <table:table-cell office:value-type="float" office:value="45.7466466999538" table:formula="of:=[.C139]+0" table:style-name="ce3">
            <text:p>45.75</text:p>
          </table:table-cell>
          <table:table-cell office:value-type="string" table:style-name="ce2">
            <text:p>134<text:span text:style-name="T1">: </text:span><text:span text:style-name="T2">58.969541822276994</text:span></text:p>
          </table:table-cell>
          <table:table-cell office:value-type="string" office:string-value="58.969541822276994" table:formula="of:=RIGHT([.E139];LEN([.E139])-5)" table:style-name="ce3">
            <text:p>58.969541822276994</text:p>
          </table:table-cell>
          <table:table-cell office:value-type="float" office:value="58.969541822276902" table:formula="of:=[.F139]+0" table:style-name="ce3">
            <text:p>58.97</text:p>
          </table:table-cell>
          <table:table-cell table:number-columns-repeated="3" table:style-name="ce1"/>
          <table:table-cell table:style-name="ce3"/>
          <table:table-cell office:value-type="float" office:value="52.358094261115355" table:formula="of:=([.D139]+[.G139])/2" table:style-name="ce3">
            <text:p>52.3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135<text:span text:style-name="T1">: </text:span><text:span text:style-name="T2">41.87637848238481</text:span></text:p>
          </table:table-cell>
          <table:table-cell office:value-type="string" office:string-value="41.87637848238481" table:formula="of:=RIGHT([.B140];LEN([.B140])-5)" table:style-name="ce3">
            <text:p>41.87637848238481</text:p>
          </table:table-cell>
          <table:table-cell office:value-type="float" office:value="41.876378482384801" table:formula="of:=[.C140]+0" table:style-name="ce3">
            <text:p>41.88</text:p>
          </table:table-cell>
          <table:table-cell office:value-type="string" table:style-name="ce2">
            <text:p>135<text:span text:style-name="T1">: </text:span><text:span text:style-name="T2">56.15905034410789</text:span></text:p>
          </table:table-cell>
          <table:table-cell office:value-type="string" office:string-value="56.15905034410789" table:formula="of:=RIGHT([.E140];LEN([.E140])-5)" table:style-name="ce3">
            <text:p>56.15905034410789</text:p>
          </table:table-cell>
          <table:table-cell office:value-type="float" office:value="56.159050344107797" table:formula="of:=[.F140]+0" table:style-name="ce3">
            <text:p>56.16</text:p>
          </table:table-cell>
          <table:table-cell table:number-columns-repeated="3" table:style-name="ce1"/>
          <table:table-cell table:style-name="ce3"/>
          <table:table-cell office:value-type="float" office:value="49.017714413246296" table:formula="of:=([.D140]+[.G140])/2" table:style-name="ce3">
            <text:p>49.0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136<text:span text:style-name="T1">: </text:span><text:span text:style-name="T2">39.137003183766495</text:span></text:p>
          </table:table-cell>
          <table:table-cell office:value-type="string" office:string-value="39.137003183766495" table:formula="of:=RIGHT([.B141];LEN([.B141])-5)" table:style-name="ce3">
            <text:p>39.137003183766495</text:p>
          </table:table-cell>
          <table:table-cell office:value-type="float" office:value="39.137003183766403" table:formula="of:=[.C141]+0" table:style-name="ce3">
            <text:p>39.14</text:p>
          </table:table-cell>
          <table:table-cell office:value-type="string" table:style-name="ce2">
            <text:p>136<text:span text:style-name="T1">: </text:span><text:span text:style-name="T2">55.33576230346532</text:span></text:p>
          </table:table-cell>
          <table:table-cell office:value-type="string" office:string-value="55.33576230346532" table:formula="of:=RIGHT([.E141];LEN([.E141])-5)" table:style-name="ce3">
            <text:p>55.33576230346532</text:p>
          </table:table-cell>
          <table:table-cell office:value-type="float" office:value="55.335762303465302" table:formula="of:=[.F141]+0" table:style-name="ce3">
            <text:p>55.34</text:p>
          </table:table-cell>
          <table:table-cell table:number-columns-repeated="3" table:style-name="ce1"/>
          <table:table-cell table:style-name="ce3"/>
          <table:table-cell office:value-type="float" office:value="47.236382743615849" table:formula="of:=([.D141]+[.G141])/2" table:style-name="ce3">
            <text:p>47.2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137<text:span text:style-name="T1">: </text:span><text:span text:style-name="T2">35.71647350699857</text:span></text:p>
          </table:table-cell>
          <table:table-cell office:value-type="string" office:string-value="35.71647350699857" table:formula="of:=RIGHT([.B142];LEN([.B142])-5)" table:style-name="ce3">
            <text:p>35.71647350699857</text:p>
          </table:table-cell>
          <table:table-cell office:value-type="float" office:value="35.716473506998497" table:formula="of:=[.C142]+0" table:style-name="ce3">
            <text:p>35.72</text:p>
          </table:table-cell>
          <table:table-cell office:value-type="string" table:style-name="ce2">
            <text:p>137<text:span text:style-name="T1">: </text:span><text:span text:style-name="T2">49.34718091005639</text:span></text:p>
          </table:table-cell>
          <table:table-cell office:value-type="string" office:string-value="49.34718091005639" table:formula="of:=RIGHT([.E142];LEN([.E142])-5)" table:style-name="ce3">
            <text:p>49.34718091005639</text:p>
          </table:table-cell>
          <table:table-cell office:value-type="float" office:value="49.347180910056302" table:formula="of:=[.F142]+0" table:style-name="ce3">
            <text:p>49.35</text:p>
          </table:table-cell>
          <table:table-cell table:number-columns-repeated="3" table:style-name="ce1"/>
          <table:table-cell table:style-name="ce3"/>
          <table:table-cell office:value-type="float" office:value="42.531827208527403" table:formula="of:=([.D142]+[.G142])/2" table:style-name="ce3">
            <text:p>42.5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138<text:span text:style-name="T1">: </text:span><text:span text:style-name="T2">38.91216255575172</text:span></text:p>
          </table:table-cell>
          <table:table-cell office:value-type="string" office:string-value="38.91216255575172" table:formula="of:=RIGHT([.B143];LEN([.B143])-5)" table:style-name="ce3">
            <text:p>38.91216255575172</text:p>
          </table:table-cell>
          <table:table-cell office:value-type="float" office:value="38.912162555751699" table:formula="of:=[.C143]+0" table:style-name="ce3">
            <text:p>38.91</text:p>
          </table:table-cell>
          <table:table-cell office:value-type="string" table:style-name="ce2">
            <text:p>138<text:span text:style-name="T1">: </text:span><text:span text:style-name="T2">54.08203479828866</text:span></text:p>
          </table:table-cell>
          <table:table-cell office:value-type="string" office:string-value="54.08203479828866" table:formula="of:=RIGHT([.E143];LEN([.E143])-5)" table:style-name="ce3">
            <text:p>54.08203479828866</text:p>
          </table:table-cell>
          <table:table-cell office:value-type="float" office:value="54.082034798288603" table:formula="of:=[.F143]+0" table:style-name="ce3">
            <text:p>54.08</text:p>
          </table:table-cell>
          <table:table-cell table:number-columns-repeated="3" table:style-name="ce1"/>
          <table:table-cell table:style-name="ce3"/>
          <table:table-cell office:value-type="float" office:value="46.497098677020148" table:formula="of:=([.D143]+[.G143])/2" table:style-name="ce3">
            <text:p>46.5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139<text:span text:style-name="T1">: </text:span><text:span text:style-name="T2">40.106766669284795</text:span></text:p>
          </table:table-cell>
          <table:table-cell office:value-type="string" office:string-value="40.106766669284795" table:formula="of:=RIGHT([.B144];LEN([.B144])-5)" table:style-name="ce3">
            <text:p>40.106766669284795</text:p>
          </table:table-cell>
          <table:table-cell office:value-type="float" office:value="40.106766669284703" table:formula="of:=[.C144]+0" table:style-name="ce3">
            <text:p>40.11</text:p>
          </table:table-cell>
          <table:table-cell office:value-type="string" table:style-name="ce2">
            <text:p>139<text:span text:style-name="T1">: </text:span><text:span text:style-name="T2">49.42880356486196</text:span></text:p>
          </table:table-cell>
          <table:table-cell office:value-type="string" office:string-value="49.42880356486196" table:formula="of:=RIGHT([.E144];LEN([.E144])-5)" table:style-name="ce3">
            <text:p>49.42880356486196</text:p>
          </table:table-cell>
          <table:table-cell office:value-type="float" office:value="49.428803564861902" table:formula="of:=[.F144]+0" table:style-name="ce3">
            <text:p>49.43</text:p>
          </table:table-cell>
          <table:table-cell table:number-columns-repeated="3" table:style-name="ce1"/>
          <table:table-cell table:style-name="ce3"/>
          <table:table-cell office:value-type="float" office:value="44.767785117073302" table:formula="of:=([.D144]+[.G144])/2" table:style-name="ce3">
            <text:p>44.77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140<text:span text:style-name="T1">: </text:span><text:span text:style-name="T2">35.28675133553518</text:span></text:p>
          </table:table-cell>
          <table:table-cell office:value-type="string" office:string-value="35.28675133553518" table:formula="of:=RIGHT([.B145];LEN([.B145])-5)" table:style-name="ce3">
            <text:p>35.28675133553518</text:p>
          </table:table-cell>
          <table:table-cell office:value-type="float" office:value="35.286751335535101" table:formula="of:=[.C145]+0" table:style-name="ce3">
            <text:p>35.29</text:p>
          </table:table-cell>
          <table:table-cell office:value-type="string" table:style-name="ce2">
            <text:p>140<text:span text:style-name="T1">: </text:span><text:span text:style-name="T2">46.24078527400282</text:span></text:p>
          </table:table-cell>
          <table:table-cell office:value-type="string" office:string-value="46.24078527400282" table:formula="of:=RIGHT([.E145];LEN([.E145])-5)" table:style-name="ce3">
            <text:p>46.24078527400282</text:p>
          </table:table-cell>
          <table:table-cell office:value-type="float" office:value="46.240785274002803" table:formula="of:=[.F145]+0" table:style-name="ce3">
            <text:p>46.24</text:p>
          </table:table-cell>
          <table:table-cell table:number-columns-repeated="3" table:style-name="ce1"/>
          <table:table-cell table:style-name="ce3"/>
          <table:table-cell office:value-type="float" office:value="40.763768304768952" table:formula="of:=([.D145]+[.G145])/2" table:style-name="ce3">
            <text:p>40.7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141<text:span text:style-name="T1">: </text:span><text:span text:style-name="T2">41.8020233754407</text:span></text:p>
          </table:table-cell>
          <table:table-cell office:value-type="string" office:string-value="41.8020233754407" table:formula="of:=RIGHT([.B146];LEN([.B146])-5)" table:style-name="ce3">
            <text:p>41.8020233754407</text:p>
          </table:table-cell>
          <table:table-cell office:value-type="float" office:value="41.802023375440697" table:formula="of:=[.C146]+0" table:style-name="ce3">
            <text:p>41.80</text:p>
          </table:table-cell>
          <table:table-cell office:value-type="string" table:style-name="ce2">
            <text:p>141<text:span text:style-name="T1">: </text:span><text:span text:style-name="T2">50.90889691169973</text:span></text:p>
          </table:table-cell>
          <table:table-cell office:value-type="string" office:string-value="50.90889691169973" table:formula="of:=RIGHT([.E146];LEN([.E146])-5)" table:style-name="ce3">
            <text:p>50.90889691169973</text:p>
          </table:table-cell>
          <table:table-cell office:value-type="float" office:value="50.908896911699699" table:formula="of:=[.F146]+0" table:style-name="ce3">
            <text:p>50.91</text:p>
          </table:table-cell>
          <table:table-cell table:number-columns-repeated="3" table:style-name="ce1"/>
          <table:table-cell table:style-name="ce3"/>
          <table:table-cell office:value-type="float" office:value="46.355460143570198" table:formula="of:=([.D146]+[.G146])/2" table:style-name="ce3">
            <text:p>46.3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142<text:span text:style-name="T1">: </text:span><text:span text:style-name="T2">46.638671016408985</text:span></text:p>
          </table:table-cell>
          <table:table-cell office:value-type="string" office:string-value="46.638671016408985" table:formula="of:=RIGHT([.B147];LEN([.B147])-5)" table:style-name="ce3">
            <text:p>46.638671016408985</text:p>
          </table:table-cell>
          <table:table-cell office:value-type="float" office:value="46.6386710164089" table:formula="of:=[.C147]+0" table:style-name="ce3">
            <text:p>46.64</text:p>
          </table:table-cell>
          <table:table-cell office:value-type="string" table:style-name="ce2">
            <text:p>142<text:span text:style-name="T1">: </text:span><text:span text:style-name="T2">51.838860432701395</text:span></text:p>
          </table:table-cell>
          <table:table-cell office:value-type="string" office:string-value="51.838860432701395" table:formula="of:=RIGHT([.E147];LEN([.E147])-5)" table:style-name="ce3">
            <text:p>51.838860432701395</text:p>
          </table:table-cell>
          <table:table-cell office:value-type="float" office:value="51.838860432701303" table:formula="of:=[.F147]+0" table:style-name="ce3">
            <text:p>51.84</text:p>
          </table:table-cell>
          <table:table-cell table:number-columns-repeated="3" table:style-name="ce1"/>
          <table:table-cell table:style-name="ce3"/>
          <table:table-cell office:value-type="float" office:value="49.238765724555101" table:formula="of:=([.D147]+[.G147])/2" table:style-name="ce3">
            <text:p>49.2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143<text:span text:style-name="T1">: </text:span><text:span text:style-name="T2">50.72768466911761</text:span></text:p>
          </table:table-cell>
          <table:table-cell office:value-type="string" office:string-value="50.72768466911761" table:formula="of:=RIGHT([.B148];LEN([.B148])-5)" table:style-name="ce3">
            <text:p>50.72768466911761</text:p>
          </table:table-cell>
          <table:table-cell office:value-type="float" office:value="50.7276846691176" table:formula="of:=[.C148]+0" table:style-name="ce3">
            <text:p>50.73</text:p>
          </table:table-cell>
          <table:table-cell office:value-type="string" table:style-name="ce2">
            <text:p>143<text:span text:style-name="T1">: </text:span><text:span text:style-name="T2">68.3907840646369</text:span></text:p>
          </table:table-cell>
          <table:table-cell office:value-type="string" office:string-value="68.3907840646369" table:formula="of:=RIGHT([.E148];LEN([.E148])-5)" table:style-name="ce3">
            <text:p>68.3907840646369</text:p>
          </table:table-cell>
          <table:table-cell office:value-type="float" office:value="68.390784064636904" table:formula="of:=[.F148]+0" table:style-name="ce3">
            <text:p>68.39</text:p>
          </table:table-cell>
          <table:table-cell table:number-columns-repeated="3" table:style-name="ce1"/>
          <table:table-cell table:style-name="ce3"/>
          <table:table-cell office:value-type="float" office:value="59.559234366877249" table:formula="of:=([.D148]+[.G148])/2" table:style-name="ce3">
            <text:p>59.5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144<text:span text:style-name="T1">: </text:span><text:span text:style-name="T2">39.629467310392684</text:span></text:p>
          </table:table-cell>
          <table:table-cell office:value-type="string" office:string-value="39.629467310392684" table:formula="of:=RIGHT([.B149];LEN([.B149])-5)" table:style-name="ce3">
            <text:p>39.629467310392684</text:p>
          </table:table-cell>
          <table:table-cell office:value-type="float" office:value="39.629467310392599" table:formula="of:=[.C149]+0" table:style-name="ce3">
            <text:p>39.63</text:p>
          </table:table-cell>
          <table:table-cell office:value-type="string" table:style-name="ce2">
            <text:p>144<text:span text:style-name="T1">: </text:span><text:span text:style-name="T2">52.099315338318696</text:span></text:p>
          </table:table-cell>
          <table:table-cell office:value-type="string" office:string-value="52.099315338318696" table:formula="of:=RIGHT([.E149];LEN([.E149])-5)" table:style-name="ce3">
            <text:p>52.099315338318696</text:p>
          </table:table-cell>
          <table:table-cell office:value-type="float" office:value="52.099315338318597" table:formula="of:=[.F149]+0" table:style-name="ce3">
            <text:p>52.10</text:p>
          </table:table-cell>
          <table:table-cell table:number-columns-repeated="3" table:style-name="ce1"/>
          <table:table-cell table:style-name="ce3"/>
          <table:table-cell office:value-type="float" office:value="45.864391324355594" table:formula="of:=([.D149]+[.G149])/2" table:style-name="ce3">
            <text:p>45.8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145<text:span text:style-name="T1">: </text:span><text:span text:style-name="T2">29.499809841566684</text:span></text:p>
          </table:table-cell>
          <table:table-cell office:value-type="string" office:string-value="29.499809841566684" table:formula="of:=RIGHT([.B150];LEN([.B150])-5)" table:style-name="ce3">
            <text:p>29.499809841566684</text:p>
          </table:table-cell>
          <table:table-cell office:value-type="float" office:value="29.499809841566599" table:formula="of:=[.C150]+0" table:style-name="ce3">
            <text:p>29.50</text:p>
          </table:table-cell>
          <table:table-cell office:value-type="string" table:style-name="ce2">
            <text:p>145<text:span text:style-name="T1">: </text:span><text:span text:style-name="T2">49.963570814398636</text:span></text:p>
          </table:table-cell>
          <table:table-cell office:value-type="string" office:string-value="49.963570814398636" table:formula="of:=RIGHT([.E150];LEN([.E150])-5)" table:style-name="ce3">
            <text:p>49.963570814398636</text:p>
          </table:table-cell>
          <table:table-cell office:value-type="float" office:value="49.963570814398601" table:formula="of:=[.F150]+0" table:style-name="ce3">
            <text:p>49.96</text:p>
          </table:table-cell>
          <table:table-cell table:number-columns-repeated="3" table:style-name="ce1"/>
          <table:table-cell table:style-name="ce3"/>
          <table:table-cell office:value-type="float" office:value="39.731690327982598" table:formula="of:=([.D150]+[.G150])/2" table:style-name="ce3">
            <text:p>39.7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146<text:span text:style-name="T1">: </text:span><text:span text:style-name="T2">34.296005553774684</text:span></text:p>
          </table:table-cell>
          <table:table-cell office:value-type="string" office:string-value="34.296005553774684" table:formula="of:=RIGHT([.B151];LEN([.B151])-5)" table:style-name="ce3">
            <text:p>34.296005553774684</text:p>
          </table:table-cell>
          <table:table-cell office:value-type="float" office:value="34.296005553774599" table:formula="of:=[.C151]+0" table:style-name="ce3">
            <text:p>34.30</text:p>
          </table:table-cell>
          <table:table-cell office:value-type="string" table:style-name="ce2">
            <text:p>146<text:span text:style-name="T1">: </text:span><text:span text:style-name="T2">48.84519831634406</text:span></text:p>
          </table:table-cell>
          <table:table-cell office:value-type="string" office:string-value="48.84519831634406" table:formula="of:=RIGHT([.E151];LEN([.E151])-5)" table:style-name="ce3">
            <text:p>48.84519831634406</text:p>
          </table:table-cell>
          <table:table-cell office:value-type="float" office:value="48.845198316344003" table:formula="of:=[.F151]+0" table:style-name="ce3">
            <text:p>48.85</text:p>
          </table:table-cell>
          <table:table-cell table:number-columns-repeated="3" table:style-name="ce1"/>
          <table:table-cell table:style-name="ce3"/>
          <table:table-cell office:value-type="float" office:value="41.570601935059301" table:formula="of:=([.D151]+[.G151])/2" table:style-name="ce3">
            <text:p>41.57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147<text:span text:style-name="T1">: </text:span><text:span text:style-name="T2">36.121178538811684</text:span></text:p>
          </table:table-cell>
          <table:table-cell office:value-type="string" office:string-value="36.121178538811684" table:formula="of:=RIGHT([.B152];LEN([.B152])-5)" table:style-name="ce3">
            <text:p>36.121178538811684</text:p>
          </table:table-cell>
          <table:table-cell office:value-type="float" office:value="36.121178538811598" table:formula="of:=[.C152]+0" table:style-name="ce3">
            <text:p>36.12</text:p>
          </table:table-cell>
          <table:table-cell office:value-type="string" table:style-name="ce2">
            <text:p>147<text:span text:style-name="T1">: </text:span><text:span text:style-name="T2">54.34568728213593</text:span></text:p>
          </table:table-cell>
          <table:table-cell office:value-type="string" office:string-value="54.34568728213593" table:formula="of:=RIGHT([.E152];LEN([.E152])-5)" table:style-name="ce3">
            <text:p>54.34568728213593</text:p>
          </table:table-cell>
          <table:table-cell office:value-type="float" office:value="54.345687282135898" table:formula="of:=[.F152]+0" table:style-name="ce3">
            <text:p>54.35</text:p>
          </table:table-cell>
          <table:table-cell table:number-columns-repeated="3" table:style-name="ce1"/>
          <table:table-cell table:style-name="ce3"/>
          <table:table-cell office:value-type="float" office:value="45.233432910473752" table:formula="of:=([.D152]+[.G152])/2" table:style-name="ce3">
            <text:p>45.2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148<text:span text:style-name="T1">: </text:span><text:span text:style-name="T2">33.75541279330868</text:span></text:p>
          </table:table-cell>
          <table:table-cell office:value-type="string" office:string-value="33.75541279330868" table:formula="of:=RIGHT([.B153];LEN([.B153])-5)" table:style-name="ce3">
            <text:p>33.75541279330868</text:p>
          </table:table-cell>
          <table:table-cell office:value-type="float" office:value="33.755412793308601" table:formula="of:=[.C153]+0" table:style-name="ce3">
            <text:p>33.76</text:p>
          </table:table-cell>
          <table:table-cell office:value-type="string" table:style-name="ce2">
            <text:p>148<text:span text:style-name="T1">: </text:span><text:span text:style-name="T2">48.975122174561264</text:span></text:p>
          </table:table-cell>
          <table:table-cell office:value-type="string" office:string-value="48.975122174561264" table:formula="of:=RIGHT([.E153];LEN([.E153])-5)" table:style-name="ce3">
            <text:p>48.975122174561264</text:p>
          </table:table-cell>
          <table:table-cell office:value-type="float" office:value="48.9751221745612" table:formula="of:=[.F153]+0" table:style-name="ce3">
            <text:p>48.98</text:p>
          </table:table-cell>
          <table:table-cell table:number-columns-repeated="3" table:style-name="ce1"/>
          <table:table-cell table:style-name="ce3"/>
          <table:table-cell office:value-type="float" office:value="41.3652674839349" table:formula="of:=([.D153]+[.G153])/2" table:style-name="ce3">
            <text:p>41.37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149<text:span text:style-name="T1">: </text:span><text:span text:style-name="T2">36.56920741423162</text:span></text:p>
          </table:table-cell>
          <table:table-cell office:value-type="string" office:string-value="36.56920741423162" table:formula="of:=RIGHT([.B154];LEN([.B154])-5)" table:style-name="ce3">
            <text:p>36.56920741423162</text:p>
          </table:table-cell>
          <table:table-cell office:value-type="float" office:value="36.569207414231599" table:formula="of:=[.C154]+0" table:style-name="ce3">
            <text:p>36.57</text:p>
          </table:table-cell>
          <table:table-cell office:value-type="string" table:style-name="ce2">
            <text:p>149<text:span text:style-name="T1">: </text:span><text:span text:style-name="T2">46.93609868603649</text:span></text:p>
          </table:table-cell>
          <table:table-cell office:value-type="string" office:string-value="46.93609868603649" table:formula="of:=RIGHT([.E154];LEN([.E154])-5)" table:style-name="ce3">
            <text:p>46.93609868603649</text:p>
          </table:table-cell>
          <table:table-cell office:value-type="float" office:value="46.936098686036402" table:formula="of:=[.F154]+0" table:style-name="ce3">
            <text:p>46.94</text:p>
          </table:table-cell>
          <table:table-cell table:number-columns-repeated="3" table:style-name="ce1"/>
          <table:table-cell table:style-name="ce3"/>
          <table:table-cell office:value-type="float" office:value="41.752653050134001" table:formula="of:=([.D154]+[.G154])/2" table:style-name="ce3">
            <text:p>41.7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150<text:span text:style-name="T1">: </text:span><text:span text:style-name="T2">35.128288027128704</text:span></text:p>
          </table:table-cell>
          <table:table-cell office:value-type="string" office:string-value="35.128288027128704" table:formula="of:=RIGHT([.B155];LEN([.B155])-5)" table:style-name="ce3">
            <text:p>35.128288027128704</text:p>
          </table:table-cell>
          <table:table-cell office:value-type="float" office:value="35.128288027128697" table:formula="of:=[.C155]+0" table:style-name="ce3">
            <text:p>35.13</text:p>
          </table:table-cell>
          <table:table-cell office:value-type="string" table:style-name="ce2">
            <text:p>150<text:span text:style-name="T1">: </text:span><text:span text:style-name="T2">60.71296009137662</text:span></text:p>
          </table:table-cell>
          <table:table-cell office:value-type="string" office:string-value="60.71296009137662" table:formula="of:=RIGHT([.E155];LEN([.E155])-5)" table:style-name="ce3">
            <text:p>60.71296009137662</text:p>
          </table:table-cell>
          <table:table-cell office:value-type="float" office:value="60.712960091376601" table:formula="of:=[.F155]+0" table:style-name="ce3">
            <text:p>60.71</text:p>
          </table:table-cell>
          <table:table-cell table:number-columns-repeated="3" table:style-name="ce1"/>
          <table:table-cell table:style-name="ce3"/>
          <table:table-cell office:value-type="float" office:value="47.920624059252646" table:formula="of:=([.D155]+[.G155])/2" table:style-name="ce3">
            <text:p>47.9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151<text:span text:style-name="T1">: </text:span><text:span text:style-name="T2">32.15777616395512</text:span></text:p>
          </table:table-cell>
          <table:table-cell office:value-type="string" office:string-value="32.15777616395512" table:formula="of:=RIGHT([.B156];LEN([.B156])-5)" table:style-name="ce3">
            <text:p>32.15777616395512</text:p>
          </table:table-cell>
          <table:table-cell office:value-type="float" office:value="32.157776163955099" table:formula="of:=[.C156]+0" table:style-name="ce3">
            <text:p>32.16</text:p>
          </table:table-cell>
          <table:table-cell office:value-type="string" table:style-name="ce2">
            <text:p>151<text:span text:style-name="T1">: </text:span><text:span text:style-name="T2">48.51359282073426</text:span></text:p>
          </table:table-cell>
          <table:table-cell office:value-type="string" office:string-value="48.51359282073426" table:formula="of:=RIGHT([.E156];LEN([.E156])-5)" table:style-name="ce3">
            <text:p>48.51359282073426</text:p>
          </table:table-cell>
          <table:table-cell office:value-type="float" office:value="48.513592820734203" table:formula="of:=[.F156]+0" table:style-name="ce3">
            <text:p>48.51</text:p>
          </table:table-cell>
          <table:table-cell table:number-columns-repeated="3" table:style-name="ce1"/>
          <table:table-cell table:style-name="ce3"/>
          <table:table-cell office:value-type="float" office:value="40.335684492344654" table:formula="of:=([.D156]+[.G156])/2" table:style-name="ce3">
            <text:p>40.34</text:p>
          </table:table-cell>
          <table:table-cell table:number-columns-repeated="16372"/>
        </table:table-row>
        <table:table-row table:number-rows-repeated="4" table:style-name="ro1">
          <table:table-cell/>
          <table:table-cell table:number-columns-repeated="9" table:style-name="ce1"/>
          <table:table-cell table:number-columns-repeated="2" table:style-name="ce3"/>
          <table:table-cell table:number-columns-repeated="16372"/>
        </table:table-row>
        <table:table-row table:number-rows-repeated="2" table:style-name="ro1">
          <table:table-cell table:number-columns-repeated="10"/>
          <table:table-cell table:number-columns-repeated="2" table:style-name="ce3"/>
          <table:table-cell table:number-columns-repeated="16372"/>
        </table:table-row>
        <table:table-row table:number-rows-repeated="1048414" table:style-name="ro1">
          <table:table-cell table:number-columns-repeated="16384"/>
        </table:table-row>
      </table:table>
      <table:table table:name="Sheet1" table:style-name="ta1">
        <table:table-column table:style-name="co1" table:default-cell-style-name="ce1"/>
        <table:table-column table:style-name="co6" table:default-cell-style-name="ce1"/>
        <table:table-column table:style-name="co1" table:number-columns-repeated="6" table:default-cell-style-name="ce1"/>
        <table:table-column table:style-name="co7" table:default-cell-style-name="ce1"/>
        <table:table-column table:style-name="co4" table:default-cell-style-name="ce1"/>
        <table:table-column table:style-name="co1" table:number-columns-repeated="1637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ound</text:p>
          </table:table-cell>
          <table:table-cell table:style-name="ce2"/>
          <table:table-cell table:number-columns-repeated="16382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2">
            <text:p>0<text:span text:style-name="T1">: </text:span><text:span text:style-name="T2">7.3910101908810875</text:span></text:p>
          </table:table-cell>
          <table:table-cell table:number-columns-repeated="2" table:style-name="ce1"/>
          <table:table-cell office:value-type="string" office:string-value="7.3910101908810875" table:formula="of:=RIGHT([.B5];LEN([.B5])-3)" table:style-name="ce3">
            <text:p>7.3910101908810875</text:p>
          </table:table-cell>
          <table:table-cell table:number-columns-repeated="2" table:style-name="ce1"/>
          <table:table-cell office:value-type="float" office:value="7.3910101908810804" table:formula="of:=[.E5]+0" table:style-name="ce3">
            <text:p>7.39</text:p>
          </table:table-cell>
          <table:table-cell office:value-type="float" office:value="13.148806782294299" table:formula="of:=STDEVP([.H5:.H155])" table:style-name="ce4">
            <text:p>13.14880678</text:p>
          </table:table-cell>
          <table:table-cell table:style-name="ce3">
            <draw:frame draw:z-index="1" draw:id="id1" draw:style-name="a1" draw:name="Chart 2" svg:x="0.60833in" svg:y="0in" svg:width="9.56667in" svg:height="5.2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5" table:style-name="ce1"/>
          <table:table-cell office:value-type="string" table:style-name="ce1">
            <text:p>top 10</text:p>
          </table:table-cell>
          <table:table-cell office:value-type="string" table:style-name="ce1">
            <text:p>top 1</text:p>
          </table:table-cell>
          <table:table-cell table:number-columns-repeated="16357"/>
        </table:table-row>
        <table:table-row table:style-name="ro2">
          <table:table-cell office:value-type="float" office:value="2" table:formula="of:=[.A5]+1" table:style-name="ce1">
            <text:p>2</text:p>
          </table:table-cell>
          <table:table-cell office:value-type="string" table:style-name="ce2">
            <text:p>1<text:span text:style-name="T1">: </text:span><text:span text:style-name="T2">18.15037977778598</text:span></text:p>
          </table:table-cell>
          <table:table-cell table:number-columns-repeated="2" table:style-name="ce1"/>
          <table:table-cell office:value-type="string" office:string-value="18.15037977778598" table:formula="of:=RIGHT([.B6];LEN([.B6])-3)" table:style-name="ce3">
            <text:p>18.15037977778598</text:p>
          </table:table-cell>
          <table:table-cell table:number-columns-repeated="2" table:style-name="ce1"/>
          <table:table-cell office:value-type="float" office:value="18.150379777785901" table:formula="of:=[.E6]+0" table:style-name="ce3">
            <text:p>18.15</text:p>
          </table:table-cell>
          <table:table-cell office:value-type="float" office:value="13.148806782294299" table:formula="of:=STDEVP([.H5:.H155])" table:style-name="ce4">
            <text:p>13.14880678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formula="of:=[.A6]+1" table:style-name="ce1">
            <text:p>3</text:p>
          </table:table-cell>
          <table:table-cell office:value-type="string" table:style-name="ce2">
            <text:p>2<text:span text:style-name="T1">: </text:span><text:span text:style-name="T2">23.892429663852432</text:span></text:p>
          </table:table-cell>
          <table:table-cell table:number-columns-repeated="2" table:style-name="ce1"/>
          <table:table-cell office:value-type="string" office:string-value="23.892429663852432" table:formula="of:=RIGHT([.B7];LEN([.B7])-3)" table:style-name="ce3">
            <text:p>23.892429663852432</text:p>
          </table:table-cell>
          <table:table-cell table:number-columns-repeated="2" table:style-name="ce1"/>
          <table:table-cell office:value-type="float" office:value="23.892429663852401" table:formula="of:=[.E7]+0" table:style-name="ce3">
            <text:p>23.89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formula="of:=[.A7]+1" table:style-name="ce1">
            <text:p>4</text:p>
          </table:table-cell>
          <table:table-cell office:value-type="string" table:style-name="ce2">
            <text:p>3<text:span text:style-name="T1">: </text:span><text:span text:style-name="T2">20.47992032585129</text:span></text:p>
          </table:table-cell>
          <table:table-cell table:number-columns-repeated="2" table:style-name="ce1"/>
          <table:table-cell office:value-type="string" office:string-value="20.47992032585129" table:formula="of:=RIGHT([.B8];LEN([.B8])-3)" table:style-name="ce3">
            <text:p>20.47992032585129</text:p>
          </table:table-cell>
          <table:table-cell table:number-columns-repeated="2" table:style-name="ce1"/>
          <table:table-cell office:value-type="float" office:value="20.4799203258512" table:formula="of:=[.E8]+0" table:style-name="ce3">
            <text:p>20.48</text:p>
          </table:table-cell>
          <table:table-cell table:number-columns-repeated="16376" table:style-name="ce1"/>
        </table:table-row>
        <table:table-row table:style-name="ro1">
          <table:table-cell office:value-type="float" office:value="5" table:formula="of:=[.A8]+1" table:style-name="ce1">
            <text:p>5</text:p>
          </table:table-cell>
          <table:table-cell office:value-type="string" table:style-name="ce2">
            <text:p>4<text:span text:style-name="T1">: </text:span><text:span text:style-name="T2">25.989488401963957</text:span></text:p>
          </table:table-cell>
          <table:table-cell table:number-columns-repeated="2" table:style-name="ce1"/>
          <table:table-cell office:value-type="string" office:string-value="25.989488401963957" table:formula="of:=RIGHT([.B9];LEN([.B9])-3)" table:style-name="ce3">
            <text:p>25.989488401963957</text:p>
          </table:table-cell>
          <table:table-cell table:number-columns-repeated="2" table:style-name="ce1"/>
          <table:table-cell office:value-type="float" office:value="25.9894884019639" table:formula="of:=[.E9]+0" table:style-name="ce3">
            <text:p>25.99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formula="of:=[.A9]+1" table:style-name="ce1">
            <text:p>6</text:p>
          </table:table-cell>
          <table:table-cell office:value-type="string" table:style-name="ce2">
            <text:p>5<text:span text:style-name="T1">: </text:span><text:span text:style-name="T2">25.32007627678318</text:span></text:p>
          </table:table-cell>
          <table:table-cell table:number-columns-repeated="2" table:style-name="ce1"/>
          <table:table-cell office:value-type="string" office:string-value="25.32007627678318" table:formula="of:=RIGHT([.B10];LEN([.B10])-3)" table:style-name="ce3">
            <text:p>25.32007627678318</text:p>
          </table:table-cell>
          <table:table-cell table:number-columns-repeated="2" table:style-name="ce1"/>
          <table:table-cell office:value-type="float" office:value="25.320076276783102" table:formula="of:=[.E10]+0" table:style-name="ce3">
            <text:p>25.32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formula="of:=[.A10]+1" table:style-name="ce1">
            <text:p>7</text:p>
          </table:table-cell>
          <table:table-cell office:value-type="string" table:style-name="ce2">
            <text:p>6<text:span text:style-name="T1">: </text:span><text:span text:style-name="T2">30.62473770497931</text:span></text:p>
          </table:table-cell>
          <table:table-cell table:number-columns-repeated="2" table:style-name="ce1"/>
          <table:table-cell office:value-type="string" office:string-value="30.62473770497931" table:formula="of:=RIGHT([.B11];LEN([.B11])-3)" table:style-name="ce3">
            <text:p>30.62473770497931</text:p>
          </table:table-cell>
          <table:table-cell table:number-columns-repeated="2" table:style-name="ce1"/>
          <table:table-cell office:value-type="float" office:value="30.624737704979299" table:formula="of:=[.E11]+0" table:style-name="ce3">
            <text:p>30.62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formula="of:=[.A11]+1" table:style-name="ce1">
            <text:p>8</text:p>
          </table:table-cell>
          <table:table-cell office:value-type="string" table:style-name="ce2">
            <text:p>7<text:span text:style-name="T1">: </text:span><text:span text:style-name="T2">41.24029576663746</text:span></text:p>
          </table:table-cell>
          <table:table-cell table:number-columns-repeated="2" table:style-name="ce1"/>
          <table:table-cell office:value-type="string" office:string-value="41.24029576663746" table:formula="of:=RIGHT([.B12];LEN([.B12])-3)" table:style-name="ce3">
            <text:p>41.24029576663746</text:p>
          </table:table-cell>
          <table:table-cell table:number-columns-repeated="2" table:style-name="ce1"/>
          <table:table-cell office:value-type="float" office:value="41.240295766637402" table:formula="of:=[.E12]+0" table:style-name="ce3">
            <text:p>41.24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formula="of:=[.A12]+1" table:style-name="ce1">
            <text:p>9</text:p>
          </table:table-cell>
          <table:table-cell office:value-type="string" table:style-name="ce2">
            <text:p>8<text:span text:style-name="T1">: </text:span><text:span text:style-name="T2">35.04819965268949</text:span></text:p>
          </table:table-cell>
          <table:table-cell table:number-columns-repeated="2" table:style-name="ce1"/>
          <table:table-cell office:value-type="string" office:string-value="35.04819965268949" table:formula="of:=RIGHT([.B13];LEN([.B13])-3)" table:style-name="ce3">
            <text:p>35.04819965268949</text:p>
          </table:table-cell>
          <table:table-cell table:number-columns-repeated="2" table:style-name="ce1"/>
          <table:table-cell office:value-type="float" office:value="35.048199652689398" table:formula="of:=[.E13]+0" table:style-name="ce3">
            <text:p>35.05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formula="of:=[.A13]+1" table:style-name="ce1">
            <text:p>10</text:p>
          </table:table-cell>
          <table:table-cell office:value-type="string" table:style-name="ce2">
            <text:p>9<text:span text:style-name="T1">: </text:span><text:span text:style-name="T2">35.693885013979724</text:span></text:p>
          </table:table-cell>
          <table:table-cell table:number-columns-repeated="2" table:style-name="ce1"/>
          <table:table-cell office:value-type="string" office:string-value="35.693885013979724" table:formula="of:=RIGHT([.B14];LEN([.B14])-3)" table:style-name="ce3">
            <text:p>35.693885013979724</text:p>
          </table:table-cell>
          <table:table-cell table:number-columns-repeated="2" table:style-name="ce1"/>
          <table:table-cell office:value-type="float" office:value="35.693885013979703" table:formula="of:=[.E14]+0" table:style-name="ce3">
            <text:p>35.69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formula="of:=[.A14]+1" table:style-name="ce1">
            <text:p>11</text:p>
          </table:table-cell>
          <table:table-cell office:value-type="string" table:style-name="ce2">
            <text:p>10<text:span text:style-name="T1">: </text:span><text:span text:style-name="T2">35.91349140751337</text:span></text:p>
          </table:table-cell>
          <table:table-cell table:number-columns-repeated="2" table:style-name="ce1"/>
          <table:table-cell office:value-type="string" office:string-value="35.91349140751337" table:formula="of:=RIGHT([.B15];LEN([.B15])-4)" table:style-name="ce3">
            <text:p>35.91349140751337</text:p>
          </table:table-cell>
          <table:table-cell table:number-columns-repeated="2" table:style-name="ce1"/>
          <table:table-cell office:value-type="float" office:value="35.913491407513298" table:formula="of:=[.E15]+0" table:style-name="ce3">
            <text:p>35.91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formula="of:=[.A15]+1" table:style-name="ce1">
            <text:p>12</text:p>
          </table:table-cell>
          <table:table-cell office:value-type="string" table:style-name="ce2">
            <text:p>11<text:span text:style-name="T1">: </text:span><text:span text:style-name="T2">40.43598451494451</text:span></text:p>
          </table:table-cell>
          <table:table-cell table:number-columns-repeated="2" table:style-name="ce1"/>
          <table:table-cell office:value-type="string" office:string-value="40.43598451494451" table:formula="of:=RIGHT([.B16];LEN([.B16])-4)" table:style-name="ce3">
            <text:p>40.43598451494451</text:p>
          </table:table-cell>
          <table:table-cell table:number-columns-repeated="2" table:style-name="ce1"/>
          <table:table-cell office:value-type="float" office:value="40.435984514944501" table:formula="of:=[.E16]+0" table:style-name="ce3">
            <text:p>40.44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formula="of:=[.A16]+1" table:style-name="ce1">
            <text:p>13</text:p>
          </table:table-cell>
          <table:table-cell office:value-type="string" table:style-name="ce2">
            <text:p>12<text:span text:style-name="T1">: </text:span><text:span text:style-name="T2">43.41218792159923</text:span></text:p>
          </table:table-cell>
          <table:table-cell table:number-columns-repeated="2" table:style-name="ce1"/>
          <table:table-cell office:value-type="string" office:string-value="43.41218792159923" table:formula="of:=RIGHT([.B17];LEN([.B17])-4)" table:style-name="ce3">
            <text:p>43.41218792159923</text:p>
          </table:table-cell>
          <table:table-cell table:number-columns-repeated="2" table:style-name="ce1"/>
          <table:table-cell office:value-type="float" office:value="43.412187921599198" table:formula="of:=[.E17]+0" table:style-name="ce3">
            <text:p>43.41</text:p>
          </table:table-cell>
          <table:table-cell table:number-columns-repeated="16376"/>
        </table:table-row>
        <table:table-row table:style-name="ro1">
          <table:table-cell office:value-type="float" office:value="14" table:formula="of:=[.A17]+1" table:style-name="ce1">
            <text:p>14</text:p>
          </table:table-cell>
          <table:table-cell office:value-type="string" table:style-name="ce2">
            <text:p>13<text:span text:style-name="T1">: </text:span><text:span text:style-name="T2">65.89792618245097</text:span></text:p>
          </table:table-cell>
          <table:table-cell table:number-columns-repeated="2" table:style-name="ce1"/>
          <table:table-cell office:value-type="string" office:string-value="65.89792618245097" table:formula="of:=RIGHT([.B18];LEN([.B18])-4)" table:style-name="ce3">
            <text:p>65.89792618245097</text:p>
          </table:table-cell>
          <table:table-cell table:number-columns-repeated="2" table:style-name="ce1"/>
          <table:table-cell office:value-type="float" office:value="65.897926182450902" table:formula="of:=[.E18]+0" table:style-name="ce3">
            <text:p>65.90</text:p>
          </table:table-cell>
          <table:table-cell table:number-columns-repeated="16376"/>
        </table:table-row>
        <table:table-row table:style-name="ro1">
          <table:table-cell office:value-type="float" office:value="15" table:formula="of:=[.A18]+1" table:style-name="ce1">
            <text:p>15</text:p>
          </table:table-cell>
          <table:table-cell office:value-type="string" table:style-name="ce2">
            <text:p>14<text:span text:style-name="T1">: </text:span><text:span text:style-name="T2">69.46436639349471</text:span></text:p>
          </table:table-cell>
          <table:table-cell table:number-columns-repeated="2" table:style-name="ce1"/>
          <table:table-cell office:value-type="string" office:string-value="69.46436639349471" table:formula="of:=RIGHT([.B19];LEN([.B19])-4)" table:style-name="ce3">
            <text:p>69.46436639349471</text:p>
          </table:table-cell>
          <table:table-cell table:number-columns-repeated="2" table:style-name="ce1"/>
          <table:table-cell office:value-type="float" office:value="69.4643663934947" table:formula="of:=[.E19]+0" table:style-name="ce3">
            <text:p>69.46</text:p>
          </table:table-cell>
          <table:table-cell table:number-columns-repeated="16376"/>
        </table:table-row>
        <table:table-row table:style-name="ro1">
          <table:table-cell office:value-type="float" office:value="16" table:formula="of:=[.A19]+1" table:style-name="ce1">
            <text:p>16</text:p>
          </table:table-cell>
          <table:table-cell office:value-type="string" table:style-name="ce2">
            <text:p>15<text:span text:style-name="T1">: </text:span><text:span text:style-name="T2">66.48647685181994</text:span></text:p>
          </table:table-cell>
          <table:table-cell table:number-columns-repeated="2" table:style-name="ce1"/>
          <table:table-cell office:value-type="string" office:string-value="66.48647685181994" table:formula="of:=RIGHT([.B20];LEN([.B20])-4)" table:style-name="ce3">
            <text:p>66.48647685181994</text:p>
          </table:table-cell>
          <table:table-cell table:number-columns-repeated="2" table:style-name="ce1"/>
          <table:table-cell office:value-type="float" office:value="66.486476851819901" table:formula="of:=[.E20]+0" table:style-name="ce3">
            <text:p>66.49</text:p>
          </table:table-cell>
          <table:table-cell table:number-columns-repeated="16376"/>
        </table:table-row>
        <table:table-row table:style-name="ro1">
          <table:table-cell office:value-type="float" office:value="17" table:formula="of:=[.A20]+1" table:style-name="ce1">
            <text:p>17</text:p>
          </table:table-cell>
          <table:table-cell office:value-type="string" table:style-name="ce2">
            <text:p>16<text:span text:style-name="T1">: </text:span><text:span text:style-name="T2">64.4796468540315</text:span></text:p>
          </table:table-cell>
          <table:table-cell table:number-columns-repeated="2" table:style-name="ce1"/>
          <table:table-cell office:value-type="string" office:string-value="64.4796468540315" table:formula="of:=RIGHT([.B21];LEN([.B21])-4)" table:style-name="ce3">
            <text:p>64.4796468540315</text:p>
          </table:table-cell>
          <table:table-cell table:number-columns-repeated="2" table:style-name="ce1"/>
          <table:table-cell office:value-type="float" office:value="64.4796468540315" table:formula="of:=[.E21]+0" table:style-name="ce3">
            <text:p>64.48</text:p>
          </table:table-cell>
          <table:table-cell table:number-columns-repeated="16376"/>
        </table:table-row>
        <table:table-row table:style-name="ro1">
          <table:table-cell office:value-type="float" office:value="18" table:formula="of:=[.A21]+1" table:style-name="ce1">
            <text:p>18</text:p>
          </table:table-cell>
          <table:table-cell office:value-type="string" table:style-name="ce2">
            <text:p>17<text:span text:style-name="T1">: </text:span><text:span text:style-name="T2">68.90203169398451</text:span></text:p>
          </table:table-cell>
          <table:table-cell table:number-columns-repeated="2" table:style-name="ce1"/>
          <table:table-cell office:value-type="string" office:string-value="68.90203169398451" table:formula="of:=RIGHT([.B22];LEN([.B22])-4)" table:style-name="ce3">
            <text:p>68.90203169398451</text:p>
          </table:table-cell>
          <table:table-cell table:number-columns-repeated="2" table:style-name="ce1"/>
          <table:table-cell office:value-type="float" office:value="68.902031693984497" table:formula="of:=[.E22]+0" table:style-name="ce3">
            <text:p>68.90</text:p>
          </table:table-cell>
          <table:table-cell table:number-columns-repeated="16376"/>
        </table:table-row>
        <table:table-row table:style-name="ro1">
          <table:table-cell office:value-type="float" office:value="19" table:formula="of:=[.A22]+1" table:style-name="ce1">
            <text:p>19</text:p>
          </table:table-cell>
          <table:table-cell office:value-type="string" table:style-name="ce2">
            <text:p>18<text:span text:style-name="T1">: </text:span><text:span text:style-name="T2">69.60322029603402</text:span></text:p>
          </table:table-cell>
          <table:table-cell table:number-columns-repeated="2" table:style-name="ce1"/>
          <table:table-cell office:value-type="string" office:string-value="69.60322029603402" table:formula="of:=RIGHT([.B23];LEN([.B23])-4)" table:style-name="ce3">
            <text:p>69.60322029603402</text:p>
          </table:table-cell>
          <table:table-cell table:number-columns-repeated="2" table:style-name="ce1"/>
          <table:table-cell office:value-type="float" office:value="69.603220296033996" table:formula="of:=[.E23]+0" table:style-name="ce3">
            <text:p>69.60</text:p>
          </table:table-cell>
          <table:table-cell table:number-columns-repeated="16376"/>
        </table:table-row>
        <table:table-row table:style-name="ro1">
          <table:table-cell office:value-type="float" office:value="20" table:formula="of:=[.A23]+1" table:style-name="ce1">
            <text:p>20</text:p>
          </table:table-cell>
          <table:table-cell office:value-type="string" table:style-name="ce2">
            <text:p>19<text:span text:style-name="T1">: </text:span><text:span text:style-name="T2">70.70764409565538</text:span></text:p>
          </table:table-cell>
          <table:table-cell table:number-columns-repeated="2" table:style-name="ce1"/>
          <table:table-cell office:value-type="string" office:string-value="70.70764409565538" table:formula="of:=RIGHT([.B24];LEN([.B24])-4)" table:style-name="ce3">
            <text:p>70.70764409565538</text:p>
          </table:table-cell>
          <table:table-cell table:number-columns-repeated="2" table:style-name="ce1"/>
          <table:table-cell office:value-type="float" office:value="70.707644095655297" table:formula="of:=[.E24]+0" table:style-name="ce3">
            <text:p>70.71</text:p>
          </table:table-cell>
          <table:table-cell table:number-columns-repeated="16376"/>
        </table:table-row>
        <table:table-row table:style-name="ro1">
          <table:table-cell office:value-type="float" office:value="21" table:formula="of:=[.A24]+1" table:style-name="ce1">
            <text:p>21</text:p>
          </table:table-cell>
          <table:table-cell office:value-type="string" table:style-name="ce2">
            <text:p>20<text:span text:style-name="T1">: </text:span><text:span text:style-name="T2">75.20614663608497</text:span></text:p>
          </table:table-cell>
          <table:table-cell table:number-columns-repeated="2" table:style-name="ce1"/>
          <table:table-cell office:value-type="string" office:string-value="75.20614663608497" table:formula="of:=RIGHT([.B25];LEN([.B25])-4)" table:style-name="ce3">
            <text:p>75.20614663608497</text:p>
          </table:table-cell>
          <table:table-cell table:number-columns-repeated="2" table:style-name="ce1"/>
          <table:table-cell office:value-type="float" office:value="75.206146636084895" table:formula="of:=[.E25]+0" table:style-name="ce3">
            <text:p>75.21</text:p>
          </table:table-cell>
          <table:table-cell table:number-columns-repeated="16376"/>
        </table:table-row>
        <table:table-row table:style-name="ro1">
          <table:table-cell office:value-type="float" office:value="22" table:formula="of:=[.A25]+1" table:style-name="ce1">
            <text:p>22</text:p>
          </table:table-cell>
          <table:table-cell office:value-type="string" table:style-name="ce2">
            <text:p>21<text:span text:style-name="T1">: </text:span><text:span text:style-name="T2">64.1583767308694</text:span></text:p>
          </table:table-cell>
          <table:table-cell table:number-columns-repeated="2" table:style-name="ce1"/>
          <table:table-cell office:value-type="string" office:string-value="64.1583767308694" table:formula="of:=RIGHT([.B26];LEN([.B26])-4)" table:style-name="ce3">
            <text:p>64.1583767308694</text:p>
          </table:table-cell>
          <table:table-cell table:number-columns-repeated="2" table:style-name="ce1"/>
          <table:table-cell office:value-type="float" office:value="64.158376730869406" table:formula="of:=[.E26]+0" table:style-name="ce3">
            <text:p>64.16</text:p>
          </table:table-cell>
          <table:table-cell table:number-columns-repeated="16376"/>
        </table:table-row>
        <table:table-row table:style-name="ro1">
          <table:table-cell office:value-type="float" office:value="23" table:formula="of:=[.A26]+1" table:style-name="ce1">
            <text:p>23</text:p>
          </table:table-cell>
          <table:table-cell office:value-type="string" table:style-name="ce2">
            <text:p>22<text:span text:style-name="T1">: </text:span><text:span text:style-name="T2">73.34880528202618</text:span></text:p>
          </table:table-cell>
          <table:table-cell table:number-columns-repeated="2" table:style-name="ce1"/>
          <table:table-cell office:value-type="string" office:string-value="73.34880528202618" table:formula="of:=RIGHT([.B27];LEN([.B27])-4)" table:style-name="ce3">
            <text:p>73.34880528202618</text:p>
          </table:table-cell>
          <table:table-cell table:number-columns-repeated="2" table:style-name="ce1"/>
          <table:table-cell office:value-type="float" office:value="73.348805282026106" table:formula="of:=[.E27]+0" table:style-name="ce3">
            <text:p>73.35</text:p>
          </table:table-cell>
          <table:table-cell table:number-columns-repeated="16376"/>
        </table:table-row>
        <table:table-row table:style-name="ro1">
          <table:table-cell office:value-type="float" office:value="24" table:formula="of:=[.A27]+1" table:style-name="ce1">
            <text:p>24</text:p>
          </table:table-cell>
          <table:table-cell office:value-type="string" table:style-name="ce2">
            <text:p>23<text:span text:style-name="T1">: </text:span><text:span text:style-name="T2">77.34134051695213</text:span></text:p>
          </table:table-cell>
          <table:table-cell table:number-columns-repeated="2" table:style-name="ce1"/>
          <table:table-cell office:value-type="string" office:string-value="77.34134051695213" table:formula="of:=RIGHT([.B28];LEN([.B28])-4)" table:style-name="ce3">
            <text:p>77.34134051695213</text:p>
          </table:table-cell>
          <table:table-cell table:number-columns-repeated="2" table:style-name="ce1"/>
          <table:table-cell office:value-type="float" office:value="77.341340516952101" table:formula="of:=[.E28]+0" table:style-name="ce3">
            <text:p>77.34</text:p>
          </table:table-cell>
          <table:table-cell table:number-columns-repeated="16376"/>
        </table:table-row>
        <table:table-row table:style-name="ro1">
          <table:table-cell office:value-type="float" office:value="25" table:formula="of:=[.A28]+1" table:style-name="ce1">
            <text:p>25</text:p>
          </table:table-cell>
          <table:table-cell office:value-type="string" table:style-name="ce2">
            <text:p>24<text:span text:style-name="T1">: </text:span><text:span text:style-name="T2">79.41279767692325</text:span></text:p>
          </table:table-cell>
          <table:table-cell table:number-columns-repeated="2" table:style-name="ce1"/>
          <table:table-cell office:value-type="string" office:string-value="79.41279767692325" table:formula="of:=RIGHT([.B29];LEN([.B29])-4)" table:style-name="ce3">
            <text:p>79.41279767692325</text:p>
          </table:table-cell>
          <table:table-cell table:number-columns-repeated="2" table:style-name="ce1"/>
          <table:table-cell office:value-type="float" office:value="79.412797676923205" table:formula="of:=[.E29]+0" table:style-name="ce3">
            <text:p>79.41</text:p>
          </table:table-cell>
          <table:table-cell table:number-columns-repeated="16376"/>
        </table:table-row>
        <table:table-row table:style-name="ro1">
          <table:table-cell office:value-type="float" office:value="26" table:formula="of:=[.A29]+1" table:style-name="ce1">
            <text:p>26</text:p>
          </table:table-cell>
          <table:table-cell office:value-type="string" table:style-name="ce2">
            <text:p>25<text:span text:style-name="T1">: </text:span><text:span text:style-name="T2">63.97272221506408</text:span></text:p>
          </table:table-cell>
          <table:table-cell table:number-columns-repeated="2" table:style-name="ce1"/>
          <table:table-cell office:value-type="string" office:string-value="63.97272221506408" table:formula="of:=RIGHT([.B30];LEN([.B30])-4)" table:style-name="ce3">
            <text:p>63.97272221506408</text:p>
          </table:table-cell>
          <table:table-cell table:number-columns-repeated="2" table:style-name="ce1"/>
          <table:table-cell office:value-type="float" office:value="63.972722215064003" table:formula="of:=[.E30]+0" table:style-name="ce3">
            <text:p>63.97</text:p>
          </table:table-cell>
          <table:table-cell table:number-columns-repeated="16376"/>
        </table:table-row>
        <table:table-row table:style-name="ro1">
          <table:table-cell office:value-type="float" office:value="27" table:formula="of:=[.A30]+1" table:style-name="ce1">
            <text:p>27</text:p>
          </table:table-cell>
          <table:table-cell office:value-type="string" table:style-name="ce2">
            <text:p>26<text:span text:style-name="T1">: </text:span><text:span text:style-name="T2">78.3289519172857</text:span></text:p>
          </table:table-cell>
          <table:table-cell table:number-columns-repeated="2" table:style-name="ce1"/>
          <table:table-cell office:value-type="string" office:string-value="78.3289519172857" table:formula="of:=RIGHT([.B31];LEN([.B31])-4)" table:style-name="ce3">
            <text:p>78.3289519172857</text:p>
          </table:table-cell>
          <table:table-cell table:number-columns-repeated="2" table:style-name="ce1"/>
          <table:table-cell office:value-type="float" office:value="78.328951917285707" table:formula="of:=[.E31]+0" table:style-name="ce3">
            <text:p>78.33</text:p>
          </table:table-cell>
          <table:table-cell table:number-columns-repeated="16376"/>
        </table:table-row>
        <table:table-row table:style-name="ro1">
          <table:table-cell office:value-type="float" office:value="28" table:formula="of:=[.A31]+1" table:style-name="ce1">
            <text:p>28</text:p>
          </table:table-cell>
          <table:table-cell office:value-type="string" table:style-name="ce2">
            <text:p>27<text:span text:style-name="T1">: </text:span><text:span text:style-name="T2">67.90407424614662</text:span></text:p>
          </table:table-cell>
          <table:table-cell table:number-columns-repeated="2" table:style-name="ce1"/>
          <table:table-cell office:value-type="string" office:string-value="67.90407424614662" table:formula="of:=RIGHT([.B32];LEN([.B32])-4)" table:style-name="ce3">
            <text:p>67.90407424614662</text:p>
          </table:table-cell>
          <table:table-cell table:number-columns-repeated="2" table:style-name="ce1"/>
          <table:table-cell office:value-type="float" office:value="67.904074246146607" table:formula="of:=[.E32]+0" table:style-name="ce3">
            <text:p>67.90</text:p>
          </table:table-cell>
          <table:table-cell table:number-columns-repeated="16376"/>
        </table:table-row>
        <table:table-row table:style-name="ro1">
          <table:table-cell office:value-type="float" office:value="29" table:formula="of:=[.A32]+1" table:style-name="ce1">
            <text:p>29</text:p>
          </table:table-cell>
          <table:table-cell office:value-type="string" table:style-name="ce2">
            <text:p>28<text:span text:style-name="T1">: </text:span><text:span text:style-name="T2">70.44273004769583</text:span></text:p>
          </table:table-cell>
          <table:table-cell table:number-columns-repeated="2" table:style-name="ce1"/>
          <table:table-cell office:value-type="string" office:string-value="70.44273004769583" table:formula="of:=RIGHT([.B33];LEN([.B33])-4)" table:style-name="ce3">
            <text:p>70.44273004769583</text:p>
          </table:table-cell>
          <table:table-cell table:number-columns-repeated="2" table:style-name="ce1"/>
          <table:table-cell office:value-type="float" office:value="70.442730047695804" table:formula="of:=[.E33]+0" table:style-name="ce3">
            <text:p>70.44</text:p>
          </table:table-cell>
          <table:table-cell table:number-columns-repeated="16376"/>
        </table:table-row>
        <table:table-row table:style-name="ro1">
          <table:table-cell office:value-type="float" office:value="30" table:formula="of:=[.A33]+1" table:style-name="ce1">
            <text:p>30</text:p>
          </table:table-cell>
          <table:table-cell office:value-type="string" table:style-name="ce2">
            <text:p>29<text:span text:style-name="T1">: </text:span><text:span text:style-name="T2">79.21473392602651</text:span></text:p>
          </table:table-cell>
          <table:table-cell table:number-columns-repeated="2" table:style-name="ce1"/>
          <table:table-cell office:value-type="string" office:string-value="79.21473392602651" table:formula="of:=RIGHT([.B34];LEN([.B34])-4)" table:style-name="ce3">
            <text:p>79.21473392602651</text:p>
          </table:table-cell>
          <table:table-cell table:number-columns-repeated="2" table:style-name="ce1"/>
          <table:table-cell office:value-type="float" office:value="79.214733926026497" table:formula="of:=[.E34]+0" table:style-name="ce3">
            <text:p>79.21</text:p>
          </table:table-cell>
          <table:table-cell table:number-columns-repeated="16376"/>
        </table:table-row>
        <table:table-row table:style-name="ro1">
          <table:table-cell office:value-type="float" office:value="31" table:formula="of:=[.A34]+1" table:style-name="ce1">
            <text:p>31</text:p>
          </table:table-cell>
          <table:table-cell office:value-type="string" table:style-name="ce2">
            <text:p>30<text:span text:style-name="T1">: </text:span><text:span text:style-name="T2">70.88499318571327</text:span></text:p>
          </table:table-cell>
          <table:table-cell table:number-columns-repeated="2" table:style-name="ce1"/>
          <table:table-cell office:value-type="string" office:string-value="70.88499318571327" table:formula="of:=RIGHT([.B35];LEN([.B35])-4)" table:style-name="ce3">
            <text:p>70.88499318571327</text:p>
          </table:table-cell>
          <table:table-cell table:number-columns-repeated="2" table:style-name="ce1"/>
          <table:table-cell office:value-type="float" office:value="70.884993185713199" table:formula="of:=[.E35]+0" table:style-name="ce3">
            <text:p>70.88</text:p>
          </table:table-cell>
          <table:table-cell table:number-columns-repeated="16376"/>
        </table:table-row>
        <table:table-row table:style-name="ro1">
          <table:table-cell office:value-type="float" office:value="32" table:formula="of:=[.A35]+1" table:style-name="ce1">
            <text:p>32</text:p>
          </table:table-cell>
          <table:table-cell office:value-type="string" table:style-name="ce2">
            <text:p>31<text:span text:style-name="T1">: </text:span><text:span text:style-name="T2">62.788023690076514</text:span></text:p>
          </table:table-cell>
          <table:table-cell table:number-columns-repeated="2" table:style-name="ce1"/>
          <table:table-cell office:value-type="string" office:string-value="62.788023690076514" table:formula="of:=RIGHT([.B36];LEN([.B36])-4)" table:style-name="ce3">
            <text:p>62.788023690076514</text:p>
          </table:table-cell>
          <table:table-cell table:number-columns-repeated="2" table:style-name="ce1"/>
          <table:table-cell office:value-type="float" office:value="62.7880236900765" table:formula="of:=[.E36]+0" table:style-name="ce3">
            <text:p>62.79</text:p>
          </table:table-cell>
          <table:table-cell table:number-columns-repeated="16376"/>
        </table:table-row>
        <table:table-row table:style-name="ro1">
          <table:table-cell office:value-type="float" office:value="33" table:formula="of:=[.A36]+1" table:style-name="ce1">
            <text:p>33</text:p>
          </table:table-cell>
          <table:table-cell office:value-type="string" table:style-name="ce2">
            <text:p>32<text:span text:style-name="T1">: </text:span><text:span text:style-name="T2">77.10401387845528</text:span></text:p>
          </table:table-cell>
          <table:table-cell table:number-columns-repeated="2" table:style-name="ce1"/>
          <table:table-cell office:value-type="string" office:string-value="77.10401387845528" table:formula="of:=RIGHT([.B37];LEN([.B37])-4)" table:style-name="ce3">
            <text:p>77.10401387845528</text:p>
          </table:table-cell>
          <table:table-cell table:number-columns-repeated="2" table:style-name="ce1"/>
          <table:table-cell office:value-type="float" office:value="77.104013878455206" table:formula="of:=[.E37]+0" table:style-name="ce3">
            <text:p>77.10</text:p>
          </table:table-cell>
          <table:table-cell table:number-columns-repeated="16376"/>
        </table:table-row>
        <table:table-row table:style-name="ro1">
          <table:table-cell office:value-type="float" office:value="34" table:formula="of:=[.A37]+1" table:style-name="ce1">
            <text:p>34</text:p>
          </table:table-cell>
          <table:table-cell office:value-type="string" table:style-name="ce2">
            <text:p>33<text:span text:style-name="T1">: </text:span><text:span text:style-name="T2">71.8439916681356</text:span></text:p>
          </table:table-cell>
          <table:table-cell table:number-columns-repeated="2" table:style-name="ce1"/>
          <table:table-cell office:value-type="string" office:string-value="71.8439916681356" table:formula="of:=RIGHT([.B38];LEN([.B38])-4)" table:style-name="ce3">
            <text:p>71.8439916681356</text:p>
          </table:table-cell>
          <table:table-cell table:number-columns-repeated="2" table:style-name="ce1"/>
          <table:table-cell office:value-type="float" office:value="71.843991668135601" table:formula="of:=[.E38]+0" table:style-name="ce3">
            <text:p>71.84</text:p>
          </table:table-cell>
          <table:table-cell table:number-columns-repeated="16376"/>
        </table:table-row>
        <table:table-row table:style-name="ro1">
          <table:table-cell office:value-type="float" office:value="35" table:formula="of:=[.A38]+1" table:style-name="ce1">
            <text:p>35</text:p>
          </table:table-cell>
          <table:table-cell office:value-type="string" table:style-name="ce2">
            <text:p>34<text:span text:style-name="T1">: </text:span><text:span text:style-name="T2">73.17332160500685</text:span></text:p>
          </table:table-cell>
          <table:table-cell table:number-columns-repeated="2" table:style-name="ce1"/>
          <table:table-cell office:value-type="string" office:string-value="73.17332160500685" table:formula="of:=RIGHT([.B39];LEN([.B39])-4)" table:style-name="ce3">
            <text:p>73.17332160500685</text:p>
          </table:table-cell>
          <table:table-cell table:number-columns-repeated="2" table:style-name="ce1"/>
          <table:table-cell office:value-type="float" office:value="73.173321605006805" table:formula="of:=[.E39]+0" table:style-name="ce3">
            <text:p>73.17</text:p>
          </table:table-cell>
          <table:table-cell table:number-columns-repeated="16376"/>
        </table:table-row>
        <table:table-row table:style-name="ro1">
          <table:table-cell office:value-type="float" office:value="36" table:formula="of:=[.A39]+1" table:style-name="ce1">
            <text:p>36</text:p>
          </table:table-cell>
          <table:table-cell office:value-type="string" table:style-name="ce2">
            <text:p>35<text:span text:style-name="T1">: </text:span><text:span text:style-name="T2">76.43096718862304</text:span></text:p>
          </table:table-cell>
          <table:table-cell table:number-columns-repeated="2" table:style-name="ce1"/>
          <table:table-cell office:value-type="string" office:string-value="76.43096718862304" table:formula="of:=RIGHT([.B40];LEN([.B40])-4)" table:style-name="ce3">
            <text:p>76.43096718862304</text:p>
          </table:table-cell>
          <table:table-cell table:number-columns-repeated="2" table:style-name="ce1"/>
          <table:table-cell office:value-type="float" office:value="76.430967188623001" table:formula="of:=[.E40]+0" table:style-name="ce3">
            <text:p>76.43</text:p>
          </table:table-cell>
          <table:table-cell table:number-columns-repeated="16376"/>
        </table:table-row>
        <table:table-row table:style-name="ro1">
          <table:table-cell office:value-type="float" office:value="37" table:formula="of:=[.A40]+1" table:style-name="ce1">
            <text:p>37</text:p>
          </table:table-cell>
          <table:table-cell office:value-type="string" table:style-name="ce2">
            <text:p>36<text:span text:style-name="T1">: </text:span><text:span text:style-name="T2">76.64675504617597</text:span></text:p>
          </table:table-cell>
          <table:table-cell table:number-columns-repeated="2" table:style-name="ce1"/>
          <table:table-cell office:value-type="string" office:string-value="76.64675504617597" table:formula="of:=RIGHT([.B41];LEN([.B41])-4)" table:style-name="ce3">
            <text:p>76.64675504617597</text:p>
          </table:table-cell>
          <table:table-cell table:number-columns-repeated="2" table:style-name="ce1"/>
          <table:table-cell office:value-type="float" office:value="76.646755046175898" table:formula="of:=[.E41]+0" table:style-name="ce3">
            <text:p>76.65</text:p>
          </table:table-cell>
          <table:table-cell table:number-columns-repeated="16376"/>
        </table:table-row>
        <table:table-row table:style-name="ro1">
          <table:table-cell office:value-type="float" office:value="38" table:formula="of:=[.A41]+1" table:style-name="ce1">
            <text:p>38</text:p>
          </table:table-cell>
          <table:table-cell office:value-type="string" table:style-name="ce2">
            <text:p>37<text:span text:style-name="T1">: </text:span><text:span text:style-name="T2">72.76409760878403</text:span></text:p>
          </table:table-cell>
          <table:table-cell table:number-columns-repeated="2" table:style-name="ce1"/>
          <table:table-cell office:value-type="string" office:string-value="72.76409760878403" table:formula="of:=RIGHT([.B42];LEN([.B42])-4)" table:style-name="ce3">
            <text:p>72.76409760878403</text:p>
          </table:table-cell>
          <table:table-cell table:number-columns-repeated="2" table:style-name="ce1"/>
          <table:table-cell office:value-type="float" office:value="72.764097608783999" table:formula="of:=[.E42]+0" table:style-name="ce3">
            <text:p>72.76</text:p>
          </table:table-cell>
          <table:table-cell table:number-columns-repeated="16376"/>
        </table:table-row>
        <table:table-row table:style-name="ro1">
          <table:table-cell office:value-type="float" office:value="39" table:formula="of:=[.A42]+1" table:style-name="ce1">
            <text:p>39</text:p>
          </table:table-cell>
          <table:table-cell office:value-type="string" table:style-name="ce2">
            <text:p>38<text:span text:style-name="T1">: </text:span><text:span text:style-name="T2">75.95677646419935</text:span></text:p>
          </table:table-cell>
          <table:table-cell table:number-columns-repeated="2" table:style-name="ce1"/>
          <table:table-cell office:value-type="string" office:string-value="75.95677646419935" table:formula="of:=RIGHT([.B43];LEN([.B43])-4)" table:style-name="ce3">
            <text:p>75.95677646419935</text:p>
          </table:table-cell>
          <table:table-cell table:number-columns-repeated="2" table:style-name="ce1"/>
          <table:table-cell office:value-type="float" office:value="75.956776464199294" table:formula="of:=[.E43]+0" table:style-name="ce3">
            <text:p>75.96</text:p>
          </table:table-cell>
          <table:table-cell table:number-columns-repeated="16376"/>
        </table:table-row>
        <table:table-row table:style-name="ro1">
          <table:table-cell office:value-type="float" office:value="40" table:formula="of:=[.A43]+1" table:style-name="ce1">
            <text:p>40</text:p>
          </table:table-cell>
          <table:table-cell office:value-type="string" table:style-name="ce2">
            <text:p>39<text:span text:style-name="T1">: </text:span><text:span text:style-name="T2">71.92886693804277</text:span></text:p>
          </table:table-cell>
          <table:table-cell table:number-columns-repeated="2" table:style-name="ce1"/>
          <table:table-cell office:value-type="string" office:string-value="71.92886693804277" table:formula="of:=RIGHT([.B44];LEN([.B44])-4)" table:style-name="ce3">
            <text:p>71.92886693804277</text:p>
          </table:table-cell>
          <table:table-cell table:number-columns-repeated="2" table:style-name="ce1"/>
          <table:table-cell office:value-type="float" office:value="71.928866938042702" table:formula="of:=[.E44]+0" table:style-name="ce3">
            <text:p>71.93</text:p>
          </table:table-cell>
          <table:table-cell table:number-columns-repeated="16376"/>
        </table:table-row>
        <table:table-row table:style-name="ro1">
          <table:table-cell office:value-type="float" office:value="41" table:formula="of:=[.A44]+1" table:style-name="ce1">
            <text:p>41</text:p>
          </table:table-cell>
          <table:table-cell office:value-type="string" table:style-name="ce2">
            <text:p>40<text:span text:style-name="T1">: </text:span><text:span text:style-name="T2">68.06537936972208</text:span></text:p>
          </table:table-cell>
          <table:table-cell table:number-columns-repeated="2" table:style-name="ce1"/>
          <table:table-cell office:value-type="string" office:string-value="68.06537936972208" table:formula="of:=RIGHT([.B45];LEN([.B45])-4)" table:style-name="ce3">
            <text:p>68.06537936972208</text:p>
          </table:table-cell>
          <table:table-cell table:number-columns-repeated="2" table:style-name="ce1"/>
          <table:table-cell office:value-type="float" office:value="68.065379369721995" table:formula="of:=[.E45]+0" table:style-name="ce3">
            <text:p>68.07</text:p>
          </table:table-cell>
          <table:table-cell table:number-columns-repeated="16376"/>
        </table:table-row>
        <table:table-row table:style-name="ro1">
          <table:table-cell office:value-type="float" office:value="42" table:formula="of:=[.A45]+1" table:style-name="ce1">
            <text:p>42</text:p>
          </table:table-cell>
          <table:table-cell office:value-type="string" table:style-name="ce2">
            <text:p>41<text:span text:style-name="T1">: </text:span><text:span text:style-name="T2">74.41064570049521</text:span></text:p>
          </table:table-cell>
          <table:table-cell table:number-columns-repeated="2" table:style-name="ce1"/>
          <table:table-cell office:value-type="string" office:string-value="74.41064570049521" table:formula="of:=RIGHT([.B46];LEN([.B46])-4)" table:style-name="ce3">
            <text:p>74.41064570049521</text:p>
          </table:table-cell>
          <table:table-cell table:number-columns-repeated="2" table:style-name="ce1"/>
          <table:table-cell office:value-type="float" office:value="74.410645700495195" table:formula="of:=[.E46]+0" table:style-name="ce3">
            <text:p>74.41</text:p>
          </table:table-cell>
          <table:table-cell table:number-columns-repeated="16376"/>
        </table:table-row>
        <table:table-row table:style-name="ro1">
          <table:table-cell office:value-type="float" office:value="43" table:formula="of:=[.A46]+1" table:style-name="ce1">
            <text:p>43</text:p>
          </table:table-cell>
          <table:table-cell office:value-type="string" table:style-name="ce2">
            <text:p>42<text:span text:style-name="T1">: </text:span><text:span text:style-name="T2">69.44245693065969</text:span></text:p>
          </table:table-cell>
          <table:table-cell table:number-columns-repeated="2" table:style-name="ce1"/>
          <table:table-cell office:value-type="string" office:string-value="69.44245693065969" table:formula="of:=RIGHT([.B47];LEN([.B47])-4)" table:style-name="ce3">
            <text:p>69.44245693065969</text:p>
          </table:table-cell>
          <table:table-cell table:number-columns-repeated="2" table:style-name="ce1"/>
          <table:table-cell office:value-type="float" office:value="69.442456930659603" table:formula="of:=[.E47]+0" table:style-name="ce3">
            <text:p>69.44</text:p>
          </table:table-cell>
          <table:table-cell table:number-columns-repeated="16376"/>
        </table:table-row>
        <table:table-row table:style-name="ro1">
          <table:table-cell office:value-type="float" office:value="44" table:formula="of:=[.A47]+1" table:style-name="ce1">
            <text:p>44</text:p>
          </table:table-cell>
          <table:table-cell office:value-type="string" table:style-name="ce2">
            <text:p>43<text:span text:style-name="T1">: </text:span><text:span text:style-name="T2">72.93514605424477</text:span></text:p>
          </table:table-cell>
          <table:table-cell table:number-columns-repeated="2" table:style-name="ce1"/>
          <table:table-cell office:value-type="string" office:string-value="72.93514605424477" table:formula="of:=RIGHT([.B48];LEN([.B48])-4)" table:style-name="ce3">
            <text:p>72.93514605424477</text:p>
          </table:table-cell>
          <table:table-cell table:number-columns-repeated="2" table:style-name="ce1"/>
          <table:table-cell office:value-type="float" office:value="72.935146054244697" table:formula="of:=[.E48]+0" table:style-name="ce3">
            <text:p>72.94</text:p>
          </table:table-cell>
          <table:table-cell table:number-columns-repeated="16376"/>
        </table:table-row>
        <table:table-row table:style-name="ro1">
          <table:table-cell office:value-type="float" office:value="45" table:formula="of:=[.A48]+1" table:style-name="ce1">
            <text:p>45</text:p>
          </table:table-cell>
          <table:table-cell office:value-type="string" table:style-name="ce2">
            <text:p>44<text:span text:style-name="T1">: </text:span><text:span text:style-name="T2">84.6812353987437</text:span></text:p>
          </table:table-cell>
          <table:table-cell table:number-columns-repeated="2" table:style-name="ce1"/>
          <table:table-cell office:value-type="string" office:string-value="84.6812353987437" table:formula="of:=RIGHT([.B49];LEN([.B49])-4)" table:style-name="ce3">
            <text:p>84.6812353987437</text:p>
          </table:table-cell>
          <table:table-cell table:number-columns-repeated="2" table:style-name="ce1"/>
          <table:table-cell office:value-type="float" office:value="84.681235398743695" table:formula="of:=[.E49]+0" table:style-name="ce3">
            <text:p>84.68</text:p>
          </table:table-cell>
          <table:table-cell table:number-columns-repeated="16376"/>
        </table:table-row>
        <table:table-row table:style-name="ro1">
          <table:table-cell office:value-type="float" office:value="46" table:formula="of:=[.A49]+1" table:style-name="ce1">
            <text:p>46</text:p>
          </table:table-cell>
          <table:table-cell office:value-type="string" table:style-name="ce2">
            <text:p>45<text:span text:style-name="T1">: </text:span><text:span text:style-name="T2">81.23521417152628</text:span></text:p>
          </table:table-cell>
          <table:table-cell table:number-columns-repeated="2" table:style-name="ce1"/>
          <table:table-cell office:value-type="string" office:string-value="81.23521417152628" table:formula="of:=RIGHT([.B50];LEN([.B50])-4)" table:style-name="ce3">
            <text:p>81.23521417152628</text:p>
          </table:table-cell>
          <table:table-cell table:number-columns-repeated="2" table:style-name="ce1"/>
          <table:table-cell office:value-type="float" office:value="81.235214171526195" table:formula="of:=[.E50]+0" table:style-name="ce3">
            <text:p>81.24</text:p>
          </table:table-cell>
          <table:table-cell table:number-columns-repeated="16376"/>
        </table:table-row>
        <table:table-row table:style-name="ro1">
          <table:table-cell office:value-type="float" office:value="47" table:formula="of:=[.A50]+1" table:style-name="ce1">
            <text:p>47</text:p>
          </table:table-cell>
          <table:table-cell office:value-type="string" table:style-name="ce2">
            <text:p>46<text:span text:style-name="T1">: </text:span><text:span text:style-name="T2">78.349588223243</text:span></text:p>
          </table:table-cell>
          <table:table-cell table:number-columns-repeated="2" table:style-name="ce1"/>
          <table:table-cell office:value-type="string" office:string-value="78.349588223243" table:formula="of:=RIGHT([.B51];LEN([.B51])-4)" table:style-name="ce3">
            <text:p>78.349588223243</text:p>
          </table:table-cell>
          <table:table-cell table:number-columns-repeated="2" table:style-name="ce1"/>
          <table:table-cell office:value-type="float" office:value="78.349588223243003" table:formula="of:=[.E51]+0" table:style-name="ce3">
            <text:p>78.35</text:p>
          </table:table-cell>
          <table:table-cell table:number-columns-repeated="16376"/>
        </table:table-row>
        <table:table-row table:style-name="ro1">
          <table:table-cell office:value-type="float" office:value="48" table:formula="of:=[.A51]+1" table:style-name="ce1">
            <text:p>48</text:p>
          </table:table-cell>
          <table:table-cell office:value-type="string" table:style-name="ce2">
            <text:p>47<text:span text:style-name="T1">: </text:span><text:span text:style-name="T2">88.32018143380279</text:span></text:p>
          </table:table-cell>
          <table:table-cell table:number-columns-repeated="2" table:style-name="ce1"/>
          <table:table-cell office:value-type="string" office:string-value="88.32018143380279" table:formula="of:=RIGHT([.B52];LEN([.B52])-4)" table:style-name="ce3">
            <text:p>88.32018143380279</text:p>
          </table:table-cell>
          <table:table-cell table:number-columns-repeated="2" table:style-name="ce1"/>
          <table:table-cell office:value-type="float" office:value="88.320181433802702" table:formula="of:=[.E52]+0" table:style-name="ce3">
            <text:p>88.32</text:p>
          </table:table-cell>
          <table:table-cell table:number-columns-repeated="16376"/>
        </table:table-row>
        <table:table-row table:style-name="ro1">
          <table:table-cell office:value-type="float" office:value="49" table:formula="of:=[.A52]+1" table:style-name="ce1">
            <text:p>49</text:p>
          </table:table-cell>
          <table:table-cell office:value-type="string" table:style-name="ce2">
            <text:p>48<text:span text:style-name="T1">: </text:span><text:span text:style-name="T2">78.02517209837116</text:span></text:p>
          </table:table-cell>
          <table:table-cell table:number-columns-repeated="2" table:style-name="ce1"/>
          <table:table-cell office:value-type="string" office:string-value="78.02517209837116" table:formula="of:=RIGHT([.B53];LEN([.B53])-4)" table:style-name="ce3">
            <text:p>78.02517209837116</text:p>
          </table:table-cell>
          <table:table-cell table:number-columns-repeated="2" table:style-name="ce1"/>
          <table:table-cell office:value-type="float" office:value="78.025172098371101" table:formula="of:=[.E53]+0" table:style-name="ce3">
            <text:p>78.03</text:p>
          </table:table-cell>
          <table:table-cell table:number-columns-repeated="16376"/>
        </table:table-row>
        <table:table-row table:style-name="ro1">
          <table:table-cell office:value-type="float" office:value="50" table:formula="of:=[.A53]+1" table:style-name="ce1">
            <text:p>50</text:p>
          </table:table-cell>
          <table:table-cell office:value-type="string" table:style-name="ce2">
            <text:p>49<text:span text:style-name="T1">: </text:span><text:span text:style-name="T2">78.9005443183229</text:span></text:p>
          </table:table-cell>
          <table:table-cell table:number-columns-repeated="2" table:style-name="ce1"/>
          <table:table-cell office:value-type="string" office:string-value="78.9005443183229" table:formula="of:=RIGHT([.B54];LEN([.B54])-4)" table:style-name="ce3">
            <text:p>78.9005443183229</text:p>
          </table:table-cell>
          <table:table-cell table:number-columns-repeated="2" table:style-name="ce1"/>
          <table:table-cell office:value-type="float" office:value="78.9005443183229" table:formula="of:=[.E54]+0" table:style-name="ce3">
            <text:p>78.90</text:p>
          </table:table-cell>
          <table:table-cell table:number-columns-repeated="16376"/>
        </table:table-row>
        <table:table-row table:style-name="ro1">
          <table:table-cell office:value-type="float" office:value="51" table:formula="of:=[.A54]+1" table:style-name="ce1">
            <text:p>51</text:p>
          </table:table-cell>
          <table:table-cell office:value-type="string" table:style-name="ce2">
            <text:p>50<text:span text:style-name="T1">: </text:span><text:span text:style-name="T2">67.75806592859576</text:span></text:p>
          </table:table-cell>
          <table:table-cell table:number-columns-repeated="2" table:style-name="ce1"/>
          <table:table-cell office:value-type="string" office:string-value="67.75806592859576" table:formula="of:=RIGHT([.B55];LEN([.B55])-4)" table:style-name="ce3">
            <text:p>67.75806592859576</text:p>
          </table:table-cell>
          <table:table-cell table:number-columns-repeated="2" table:style-name="ce1"/>
          <table:table-cell office:value-type="float" office:value="67.758065928595698" table:formula="of:=[.E55]+0" table:style-name="ce3">
            <text:p>67.76</text:p>
          </table:table-cell>
          <table:table-cell table:number-columns-repeated="16376"/>
        </table:table-row>
        <table:table-row table:style-name="ro1">
          <table:table-cell office:value-type="float" office:value="52" table:formula="of:=[.A55]+1" table:style-name="ce1">
            <text:p>52</text:p>
          </table:table-cell>
          <table:table-cell office:value-type="string" table:style-name="ce2">
            <text:p>51<text:span text:style-name="T1">: </text:span><text:span text:style-name="T2">66.44981074272819</text:span></text:p>
          </table:table-cell>
          <table:table-cell table:number-columns-repeated="2" table:style-name="ce1"/>
          <table:table-cell office:value-type="string" office:string-value="66.44981074272819" table:formula="of:=RIGHT([.B56];LEN([.B56])-4)" table:style-name="ce3">
            <text:p>66.44981074272819</text:p>
          </table:table-cell>
          <table:table-cell table:number-columns-repeated="2" table:style-name="ce1"/>
          <table:table-cell office:value-type="float" office:value="66.449810742728104" table:formula="of:=[.E56]+0" table:style-name="ce3">
            <text:p>66.45</text:p>
          </table:table-cell>
          <table:table-cell table:number-columns-repeated="16376"/>
        </table:table-row>
        <table:table-row table:style-name="ro1">
          <table:table-cell office:value-type="float" office:value="53" table:formula="of:=[.A56]+1" table:style-name="ce1">
            <text:p>53</text:p>
          </table:table-cell>
          <table:table-cell office:value-type="string" table:style-name="ce2">
            <text:p>52<text:span text:style-name="T1">: </text:span><text:span text:style-name="T2">59.591644411926424</text:span></text:p>
          </table:table-cell>
          <table:table-cell table:number-columns-repeated="2" table:style-name="ce1"/>
          <table:table-cell office:value-type="string" office:string-value="59.591644411926424" table:formula="of:=RIGHT([.B57];LEN([.B57])-4)" table:style-name="ce3">
            <text:p>59.591644411926424</text:p>
          </table:table-cell>
          <table:table-cell table:number-columns-repeated="2" table:style-name="ce1"/>
          <table:table-cell office:value-type="float" office:value="59.591644411926403" table:formula="of:=[.E57]+0" table:style-name="ce3">
            <text:p>59.59</text:p>
          </table:table-cell>
          <table:table-cell table:number-columns-repeated="16376"/>
        </table:table-row>
        <table:table-row table:style-name="ro1">
          <table:table-cell office:value-type="float" office:value="54" table:formula="of:=[.A57]+1" table:style-name="ce1">
            <text:p>54</text:p>
          </table:table-cell>
          <table:table-cell office:value-type="string" table:style-name="ce2">
            <text:p>53<text:span text:style-name="T1">: </text:span><text:span text:style-name="T2">66.95818953728241</text:span></text:p>
          </table:table-cell>
          <table:table-cell table:number-columns-repeated="2" table:style-name="ce1"/>
          <table:table-cell office:value-type="string" office:string-value="66.95818953728241" table:formula="of:=RIGHT([.B58];LEN([.B58])-4)" table:style-name="ce3">
            <text:p>66.95818953728241</text:p>
          </table:table-cell>
          <table:table-cell table:number-columns-repeated="2" table:style-name="ce1"/>
          <table:table-cell office:value-type="float" office:value="66.958189537282394" table:formula="of:=[.E58]+0" table:style-name="ce3">
            <text:p>66.96</text:p>
          </table:table-cell>
          <table:table-cell table:number-columns-repeated="16376"/>
        </table:table-row>
        <table:table-row table:style-name="ro1">
          <table:table-cell office:value-type="float" office:value="55" table:formula="of:=[.A58]+1" table:style-name="ce1">
            <text:p>55</text:p>
          </table:table-cell>
          <table:table-cell office:value-type="string" table:style-name="ce2">
            <text:p>54<text:span text:style-name="T1">: </text:span><text:span text:style-name="T2">60.24998451212396</text:span></text:p>
          </table:table-cell>
          <table:table-cell table:number-columns-repeated="2" table:style-name="ce1"/>
          <table:table-cell office:value-type="string" office:string-value="60.24998451212396" table:formula="of:=RIGHT([.B59];LEN([.B59])-4)" table:style-name="ce3">
            <text:p>60.24998451212396</text:p>
          </table:table-cell>
          <table:table-cell table:number-columns-repeated="2" table:style-name="ce1"/>
          <table:table-cell office:value-type="float" office:value="60.249984512123902" table:formula="of:=[.E59]+0" table:style-name="ce3">
            <text:p>60.25</text:p>
          </table:table-cell>
          <table:table-cell table:number-columns-repeated="16376"/>
        </table:table-row>
        <table:table-row table:style-name="ro1">
          <table:table-cell office:value-type="float" office:value="56" table:formula="of:=[.A59]+1" table:style-name="ce1">
            <text:p>56</text:p>
          </table:table-cell>
          <table:table-cell office:value-type="string" table:style-name="ce2">
            <text:p>55<text:span text:style-name="T1">: </text:span><text:span text:style-name="T2">62.85377750609761</text:span></text:p>
          </table:table-cell>
          <table:table-cell table:number-columns-repeated="2" table:style-name="ce1"/>
          <table:table-cell office:value-type="string" office:string-value="62.85377750609761" table:formula="of:=RIGHT([.B60];LEN([.B60])-4)" table:style-name="ce3">
            <text:p>62.85377750609761</text:p>
          </table:table-cell>
          <table:table-cell table:number-columns-repeated="2" table:style-name="ce1"/>
          <table:table-cell office:value-type="float" office:value="62.8537775060976" table:formula="of:=[.E60]+0" table:style-name="ce3">
            <text:p>62.85</text:p>
          </table:table-cell>
          <table:table-cell table:number-columns-repeated="16376"/>
        </table:table-row>
        <table:table-row table:style-name="ro1">
          <table:table-cell office:value-type="float" office:value="57" table:formula="of:=[.A60]+1" table:style-name="ce1">
            <text:p>57</text:p>
          </table:table-cell>
          <table:table-cell office:value-type="string" table:style-name="ce2">
            <text:p>56<text:span text:style-name="T1">: </text:span><text:span text:style-name="T2">56.694896911276814</text:span></text:p>
          </table:table-cell>
          <table:table-cell table:number-columns-repeated="2" table:style-name="ce1"/>
          <table:table-cell office:value-type="string" office:string-value="56.694896911276814" table:formula="of:=RIGHT([.B61];LEN([.B61])-4)" table:style-name="ce3">
            <text:p>56.694896911276814</text:p>
          </table:table-cell>
          <table:table-cell table:number-columns-repeated="2" table:style-name="ce1"/>
          <table:table-cell office:value-type="float" office:value="56.6948969112768" table:formula="of:=[.E61]+0" table:style-name="ce3">
            <text:p>56.69</text:p>
          </table:table-cell>
          <table:table-cell table:number-columns-repeated="16376"/>
        </table:table-row>
        <table:table-row table:style-name="ro1">
          <table:table-cell office:value-type="float" office:value="58" table:formula="of:=[.A61]+1" table:style-name="ce1">
            <text:p>58</text:p>
          </table:table-cell>
          <table:table-cell office:value-type="string" table:style-name="ce2">
            <text:p>57<text:span text:style-name="T1">: </text:span><text:span text:style-name="T2">64.72458477222317</text:span></text:p>
          </table:table-cell>
          <table:table-cell table:number-columns-repeated="2" table:style-name="ce1"/>
          <table:table-cell office:value-type="string" office:string-value="64.72458477222317" table:formula="of:=RIGHT([.B62];LEN([.B62])-4)" table:style-name="ce3">
            <text:p>64.72458477222317</text:p>
          </table:table-cell>
          <table:table-cell table:number-columns-repeated="2" table:style-name="ce1"/>
          <table:table-cell office:value-type="float" office:value="64.724584772223096" table:formula="of:=[.E62]+0" table:style-name="ce3">
            <text:p>64.72</text:p>
          </table:table-cell>
          <table:table-cell table:number-columns-repeated="16376"/>
        </table:table-row>
        <table:table-row table:style-name="ro1">
          <table:table-cell office:value-type="float" office:value="59" table:formula="of:=[.A62]+1" table:style-name="ce1">
            <text:p>59</text:p>
          </table:table-cell>
          <table:table-cell office:value-type="string" table:style-name="ce2">
            <text:p>58<text:span text:style-name="T1">: </text:span><text:span text:style-name="T2">65.58242046656122</text:span></text:p>
          </table:table-cell>
          <table:table-cell table:number-columns-repeated="2" table:style-name="ce1"/>
          <table:table-cell office:value-type="string" office:string-value="65.58242046656122" table:formula="of:=RIGHT([.B63];LEN([.B63])-4)" table:style-name="ce3">
            <text:p>65.58242046656122</text:p>
          </table:table-cell>
          <table:table-cell table:number-columns-repeated="2" table:style-name="ce1"/>
          <table:table-cell office:value-type="float" office:value="65.582420466561203" table:formula="of:=[.E63]+0" table:style-name="ce3">
            <text:p>65.58</text:p>
          </table:table-cell>
          <table:table-cell table:number-columns-repeated="16376"/>
        </table:table-row>
        <table:table-row table:style-name="ro1">
          <table:table-cell office:value-type="float" office:value="60" table:formula="of:=[.A63]+1" table:style-name="ce1">
            <text:p>60</text:p>
          </table:table-cell>
          <table:table-cell office:value-type="string" table:style-name="ce2">
            <text:p>59<text:span text:style-name="T1">: </text:span><text:span text:style-name="T2">55.67320191789628</text:span></text:p>
          </table:table-cell>
          <table:table-cell table:number-columns-repeated="2" table:style-name="ce1"/>
          <table:table-cell office:value-type="string" office:string-value="55.67320191789628" table:formula="of:=RIGHT([.B64];LEN([.B64])-4)" table:style-name="ce3">
            <text:p>55.67320191789628</text:p>
          </table:table-cell>
          <table:table-cell table:number-columns-repeated="2" table:style-name="ce1"/>
          <table:table-cell office:value-type="float" office:value="55.673201917896201" table:formula="of:=[.E64]+0" table:style-name="ce3">
            <text:p>55.67</text:p>
          </table:table-cell>
          <table:table-cell table:number-columns-repeated="16376"/>
        </table:table-row>
        <table:table-row table:style-name="ro1">
          <table:table-cell office:value-type="float" office:value="61" table:formula="of:=[.A64]+1" table:style-name="ce1">
            <text:p>61</text:p>
          </table:table-cell>
          <table:table-cell office:value-type="string" table:style-name="ce2">
            <text:p>60<text:span text:style-name="T1">: </text:span><text:span text:style-name="T2">59.67267967026463</text:span></text:p>
          </table:table-cell>
          <table:table-cell table:number-columns-repeated="2" table:style-name="ce1"/>
          <table:table-cell office:value-type="string" office:string-value="59.67267967026463" table:formula="of:=RIGHT([.B65];LEN([.B65])-4)" table:style-name="ce3">
            <text:p>59.67267967026463</text:p>
          </table:table-cell>
          <table:table-cell table:number-columns-repeated="2" table:style-name="ce1"/>
          <table:table-cell office:value-type="float" office:value="59.6726796702646" table:formula="of:=[.E65]+0" table:style-name="ce3">
            <text:p>59.67</text:p>
          </table:table-cell>
          <table:table-cell table:number-columns-repeated="16376"/>
        </table:table-row>
        <table:table-row table:style-name="ro1">
          <table:table-cell office:value-type="float" office:value="62" table:formula="of:=[.A65]+1" table:style-name="ce1">
            <text:p>62</text:p>
          </table:table-cell>
          <table:table-cell office:value-type="string" table:style-name="ce2">
            <text:p>61<text:span text:style-name="T1">: </text:span><text:span text:style-name="T2">62.71159077152597</text:span></text:p>
          </table:table-cell>
          <table:table-cell table:number-columns-repeated="2" table:style-name="ce1"/>
          <table:table-cell office:value-type="string" office:string-value="62.71159077152597" table:formula="of:=RIGHT([.B66];LEN([.B66])-4)" table:style-name="ce3">
            <text:p>62.71159077152597</text:p>
          </table:table-cell>
          <table:table-cell table:number-columns-repeated="2" table:style-name="ce1"/>
          <table:table-cell office:value-type="float" office:value="62.711590771525898" table:formula="of:=[.E66]+0" table:style-name="ce3">
            <text:p>62.71</text:p>
          </table:table-cell>
          <table:table-cell table:number-columns-repeated="16376"/>
        </table:table-row>
        <table:table-row table:style-name="ro1">
          <table:table-cell office:value-type="float" office:value="63" table:formula="of:=[.A66]+1" table:style-name="ce1">
            <text:p>63</text:p>
          </table:table-cell>
          <table:table-cell office:value-type="string" table:style-name="ce2">
            <text:p>62<text:span text:style-name="T1">: </text:span><text:span text:style-name="T2">64.90489135516053</text:span></text:p>
          </table:table-cell>
          <table:table-cell table:number-columns-repeated="2" table:style-name="ce1"/>
          <table:table-cell office:value-type="string" office:string-value="64.90489135516053" table:formula="of:=RIGHT([.B67];LEN([.B67])-4)" table:style-name="ce3">
            <text:p>64.90489135516053</text:p>
          </table:table-cell>
          <table:table-cell table:number-columns-repeated="2" table:style-name="ce1"/>
          <table:table-cell office:value-type="float" office:value="64.904891355160501" table:formula="of:=[.E67]+0" table:style-name="ce3">
            <text:p>64.90</text:p>
          </table:table-cell>
          <table:table-cell table:number-columns-repeated="16376"/>
        </table:table-row>
        <table:table-row table:style-name="ro1">
          <table:table-cell office:value-type="float" office:value="64" table:formula="of:=[.A67]+1" table:style-name="ce1">
            <text:p>64</text:p>
          </table:table-cell>
          <table:table-cell office:value-type="string" table:style-name="ce2">
            <text:p>63<text:span text:style-name="T1">: </text:span><text:span text:style-name="T2">55.18080957817267</text:span></text:p>
          </table:table-cell>
          <table:table-cell table:number-columns-repeated="2" table:style-name="ce1"/>
          <table:table-cell office:value-type="string" office:string-value="55.18080957817267" table:formula="of:=RIGHT([.B68];LEN([.B68])-4)" table:style-name="ce3">
            <text:p>55.18080957817267</text:p>
          </table:table-cell>
          <table:table-cell table:number-columns-repeated="2" table:style-name="ce1"/>
          <table:table-cell office:value-type="float" office:value="55.1808095781726" table:formula="of:=[.E68]+0" table:style-name="ce3">
            <text:p>55.18</text:p>
          </table:table-cell>
          <table:table-cell table:number-columns-repeated="16376"/>
        </table:table-row>
        <table:table-row table:style-name="ro1">
          <table:table-cell office:value-type="float" office:value="65" table:formula="of:=[.A68]+1" table:style-name="ce1">
            <text:p>65</text:p>
          </table:table-cell>
          <table:table-cell office:value-type="string" table:style-name="ce2">
            <text:p>64<text:span text:style-name="T1">: </text:span><text:span text:style-name="T2">65.77043120496728</text:span></text:p>
          </table:table-cell>
          <table:table-cell table:number-columns-repeated="2" table:style-name="ce1"/>
          <table:table-cell office:value-type="string" office:string-value="65.77043120496728" table:formula="of:=RIGHT([.B69];LEN([.B69])-4)" table:style-name="ce3">
            <text:p>65.77043120496728</text:p>
          </table:table-cell>
          <table:table-cell table:number-columns-repeated="2" table:style-name="ce1"/>
          <table:table-cell office:value-type="float" office:value="65.770431204967196" table:formula="of:=[.E69]+0" table:style-name="ce3">
            <text:p>65.77</text:p>
          </table:table-cell>
          <table:table-cell table:number-columns-repeated="16376"/>
        </table:table-row>
        <table:table-row table:style-name="ro1">
          <table:table-cell office:value-type="float" office:value="66" table:formula="of:=[.A69]+1" table:style-name="ce1">
            <text:p>66</text:p>
          </table:table-cell>
          <table:table-cell office:value-type="string" table:style-name="ce2">
            <text:p>65<text:span text:style-name="T1">: </text:span><text:span text:style-name="T2">64.57432378359357</text:span></text:p>
          </table:table-cell>
          <table:table-cell table:number-columns-repeated="2" table:style-name="ce1"/>
          <table:table-cell office:value-type="string" office:string-value="64.57432378359357" table:formula="of:=RIGHT([.B70];LEN([.B70])-4)" table:style-name="ce3">
            <text:p>64.57432378359357</text:p>
          </table:table-cell>
          <table:table-cell table:number-columns-repeated="2" table:style-name="ce1"/>
          <table:table-cell office:value-type="float" office:value="64.574323783593499" table:formula="of:=[.E70]+0" table:style-name="ce3">
            <text:p>64.57</text:p>
          </table:table-cell>
          <table:table-cell table:number-columns-repeated="16376"/>
        </table:table-row>
        <table:table-row table:style-name="ro1">
          <table:table-cell office:value-type="float" office:value="67" table:formula="of:=[.A70]+1" table:style-name="ce1">
            <text:p>67</text:p>
          </table:table-cell>
          <table:table-cell office:value-type="string" table:style-name="ce2">
            <text:p>66<text:span text:style-name="T1">: </text:span><text:span text:style-name="T2">59.64967332624532</text:span></text:p>
          </table:table-cell>
          <table:table-cell table:number-columns-repeated="2" table:style-name="ce1"/>
          <table:table-cell office:value-type="string" office:string-value="59.64967332624532" table:formula="of:=RIGHT([.B71];LEN([.B71])-4)" table:style-name="ce3">
            <text:p>59.64967332624532</text:p>
          </table:table-cell>
          <table:table-cell table:number-columns-repeated="2" table:style-name="ce1"/>
          <table:table-cell office:value-type="float" office:value="59.649673326245299" table:formula="of:=[.E71]+0" table:style-name="ce3">
            <text:p>59.65</text:p>
          </table:table-cell>
          <table:table-cell table:number-columns-repeated="16376"/>
        </table:table-row>
        <table:table-row table:style-name="ro1">
          <table:table-cell office:value-type="float" office:value="68" table:formula="of:=[.A71]+1" table:style-name="ce1">
            <text:p>68</text:p>
          </table:table-cell>
          <table:table-cell office:value-type="string" table:style-name="ce2">
            <text:p>67<text:span text:style-name="T1">: </text:span><text:span text:style-name="T2">60.35471264885966</text:span></text:p>
          </table:table-cell>
          <table:table-cell table:number-columns-repeated="2" table:style-name="ce1"/>
          <table:table-cell office:value-type="string" office:string-value="60.35471264885966" table:formula="of:=RIGHT([.B72];LEN([.B72])-4)" table:style-name="ce3">
            <text:p>60.35471264885966</text:p>
          </table:table-cell>
          <table:table-cell table:number-columns-repeated="2" table:style-name="ce1"/>
          <table:table-cell office:value-type="float" office:value="60.354712648859604" table:formula="of:=[.E72]+0" table:style-name="ce3">
            <text:p>60.35</text:p>
          </table:table-cell>
          <table:table-cell table:number-columns-repeated="16376"/>
        </table:table-row>
        <table:table-row table:style-name="ro1">
          <table:table-cell office:value-type="float" office:value="69" table:formula="of:=[.A72]+1" table:style-name="ce1">
            <text:p>69</text:p>
          </table:table-cell>
          <table:table-cell office:value-type="string" table:style-name="ce2">
            <text:p>68<text:span text:style-name="T1">: </text:span><text:span text:style-name="T2">57.09975572225085</text:span></text:p>
          </table:table-cell>
          <table:table-cell table:number-columns-repeated="2" table:style-name="ce1"/>
          <table:table-cell office:value-type="string" office:string-value="57.09975572225085" table:formula="of:=RIGHT([.B73];LEN([.B73])-4)" table:style-name="ce3">
            <text:p>57.09975572225085</text:p>
          </table:table-cell>
          <table:table-cell table:number-columns-repeated="2" table:style-name="ce1"/>
          <table:table-cell office:value-type="float" office:value="57.099755722250798" table:formula="of:=[.E73]+0" table:style-name="ce3">
            <text:p>57.10</text:p>
          </table:table-cell>
          <table:table-cell table:number-columns-repeated="16376"/>
        </table:table-row>
        <table:table-row table:style-name="ro1">
          <table:table-cell office:value-type="float" office:value="70" table:formula="of:=[.A73]+1" table:style-name="ce1">
            <text:p>70</text:p>
          </table:table-cell>
          <table:table-cell office:value-type="string" table:style-name="ce2">
            <text:p>69<text:span text:style-name="T1">: </text:span><text:span text:style-name="T2">54.564018106857056</text:span></text:p>
          </table:table-cell>
          <table:table-cell table:number-columns-repeated="2" table:style-name="ce1"/>
          <table:table-cell office:value-type="string" office:string-value="54.564018106857056" table:formula="of:=RIGHT([.B74];LEN([.B74])-4)" table:style-name="ce3">
            <text:p>54.564018106857056</text:p>
          </table:table-cell>
          <table:table-cell table:number-columns-repeated="2" table:style-name="ce1"/>
          <table:table-cell office:value-type="float" office:value="54.564018106856999" table:formula="of:=[.E74]+0" table:style-name="ce3">
            <text:p>54.56</text:p>
          </table:table-cell>
          <table:table-cell table:number-columns-repeated="16376"/>
        </table:table-row>
        <table:table-row table:style-name="ro1">
          <table:table-cell office:value-type="float" office:value="71" table:formula="of:=[.A74]+1" table:style-name="ce1">
            <text:p>71</text:p>
          </table:table-cell>
          <table:table-cell office:value-type="string" table:style-name="ce2">
            <text:p>70<text:span text:style-name="T1">: </text:span><text:span text:style-name="T2">56.27865780278687</text:span></text:p>
          </table:table-cell>
          <table:table-cell table:number-columns-repeated="2" table:style-name="ce1"/>
          <table:table-cell office:value-type="string" office:string-value="56.27865780278687" table:formula="of:=RIGHT([.B75];LEN([.B75])-4)" table:style-name="ce3">
            <text:p>56.27865780278687</text:p>
          </table:table-cell>
          <table:table-cell table:number-columns-repeated="2" table:style-name="ce1"/>
          <table:table-cell office:value-type="float" office:value="56.278657802786803" table:formula="of:=[.E75]+0" table:style-name="ce3">
            <text:p>56.28</text:p>
          </table:table-cell>
          <table:table-cell table:number-columns-repeated="16376"/>
        </table:table-row>
        <table:table-row table:style-name="ro1">
          <table:table-cell office:value-type="float" office:value="72" table:formula="of:=[.A75]+1" table:style-name="ce1">
            <text:p>72</text:p>
          </table:table-cell>
          <table:table-cell office:value-type="string" table:style-name="ce2">
            <text:p>71<text:span text:style-name="T1">: </text:span><text:span text:style-name="T2">66.9033727641955</text:span></text:p>
          </table:table-cell>
          <table:table-cell table:number-columns-repeated="2" table:style-name="ce1"/>
          <table:table-cell office:value-type="string" office:string-value="66.9033727641955" table:formula="of:=RIGHT([.B76];LEN([.B76])-4)" table:style-name="ce3">
            <text:p>66.9033727641955</text:p>
          </table:table-cell>
          <table:table-cell table:number-columns-repeated="2" table:style-name="ce1"/>
          <table:table-cell office:value-type="float" office:value="66.903372764195495" table:formula="of:=[.E76]+0" table:style-name="ce3">
            <text:p>66.90</text:p>
          </table:table-cell>
          <table:table-cell table:number-columns-repeated="16376"/>
        </table:table-row>
        <table:table-row table:style-name="ro1">
          <table:table-cell office:value-type="float" office:value="73" table:formula="of:=[.A76]+1" table:style-name="ce1">
            <text:p>73</text:p>
          </table:table-cell>
          <table:table-cell office:value-type="string" table:style-name="ce2">
            <text:p>72<text:span text:style-name="T1">: </text:span><text:span text:style-name="T2">55.765996575646305</text:span></text:p>
          </table:table-cell>
          <table:table-cell table:number-columns-repeated="2" table:style-name="ce1"/>
          <table:table-cell office:value-type="string" office:string-value="55.765996575646305" table:formula="of:=RIGHT([.B77];LEN([.B77])-4)" table:style-name="ce3">
            <text:p>55.765996575646305</text:p>
          </table:table-cell>
          <table:table-cell table:number-columns-repeated="2" table:style-name="ce1"/>
          <table:table-cell office:value-type="float" office:value="55.765996575646298" table:formula="of:=[.E77]+0" table:style-name="ce3">
            <text:p>55.77</text:p>
          </table:table-cell>
          <table:table-cell table:number-columns-repeated="16376"/>
        </table:table-row>
        <table:table-row table:style-name="ro1">
          <table:table-cell office:value-type="float" office:value="74" table:formula="of:=[.A77]+1" table:style-name="ce1">
            <text:p>74</text:p>
          </table:table-cell>
          <table:table-cell office:value-type="string" table:style-name="ce2">
            <text:p>73<text:span text:style-name="T1">: </text:span><text:span text:style-name="T2">56.0363214722787</text:span></text:p>
          </table:table-cell>
          <table:table-cell table:number-columns-repeated="2" table:style-name="ce1"/>
          <table:table-cell office:value-type="string" office:string-value="56.0363214722787" table:formula="of:=RIGHT([.B78];LEN([.B78])-4)" table:style-name="ce3">
            <text:p>56.0363214722787</text:p>
          </table:table-cell>
          <table:table-cell table:number-columns-repeated="2" table:style-name="ce1"/>
          <table:table-cell office:value-type="float" office:value="56.036321472278701" table:formula="of:=[.E78]+0" table:style-name="ce3">
            <text:p>56.04</text:p>
          </table:table-cell>
          <table:table-cell table:number-columns-repeated="16376"/>
        </table:table-row>
        <table:table-row table:style-name="ro1">
          <table:table-cell office:value-type="float" office:value="75" table:formula="of:=[.A78]+1" table:style-name="ce1">
            <text:p>75</text:p>
          </table:table-cell>
          <table:table-cell office:value-type="string" table:style-name="ce2">
            <text:p>74<text:span text:style-name="T1">: </text:span><text:span text:style-name="T2">63.36408017926034</text:span></text:p>
          </table:table-cell>
          <table:table-cell table:number-columns-repeated="2" table:style-name="ce1"/>
          <table:table-cell office:value-type="string" office:string-value="63.36408017926034" table:formula="of:=RIGHT([.B79];LEN([.B79])-4)" table:style-name="ce3">
            <text:p>63.36408017926034</text:p>
          </table:table-cell>
          <table:table-cell table:number-columns-repeated="2" table:style-name="ce1"/>
          <table:table-cell office:value-type="float" office:value="63.364080179260299" table:formula="of:=[.E79]+0" table:style-name="ce3">
            <text:p>63.36</text:p>
          </table:table-cell>
          <table:table-cell table:number-columns-repeated="16376"/>
        </table:table-row>
        <table:table-row table:style-name="ro1">
          <table:table-cell office:value-type="float" office:value="76" table:formula="of:=[.A79]+1" table:style-name="ce1">
            <text:p>76</text:p>
          </table:table-cell>
          <table:table-cell office:value-type="string" table:style-name="ce2">
            <text:p>75<text:span text:style-name="T1">: </text:span><text:span text:style-name="T2">53.89932134531315</text:span></text:p>
          </table:table-cell>
          <table:table-cell table:number-columns-repeated="2" table:style-name="ce1"/>
          <table:table-cell office:value-type="string" office:string-value="53.89932134531315" table:formula="of:=RIGHT([.B80];LEN([.B80])-4)" table:style-name="ce3">
            <text:p>53.89932134531315</text:p>
          </table:table-cell>
          <table:table-cell table:number-columns-repeated="2" table:style-name="ce1"/>
          <table:table-cell office:value-type="float" office:value="53.899321345313098" table:formula="of:=[.E80]+0" table:style-name="ce3">
            <text:p>53.90</text:p>
          </table:table-cell>
          <table:table-cell table:number-columns-repeated="16376"/>
        </table:table-row>
        <table:table-row table:style-name="ro1">
          <table:table-cell office:value-type="float" office:value="77" table:formula="of:=[.A80]+1" table:style-name="ce1">
            <text:p>77</text:p>
          </table:table-cell>
          <table:table-cell office:value-type="string" table:style-name="ce2">
            <text:p>76<text:span text:style-name="T1">: </text:span><text:span text:style-name="T2">49.992418814923575</text:span></text:p>
          </table:table-cell>
          <table:table-cell table:number-columns-repeated="2" table:style-name="ce1"/>
          <table:table-cell office:value-type="string" office:string-value="49.992418814923575" table:formula="of:=RIGHT([.B81];LEN([.B81])-4)" table:style-name="ce3">
            <text:p>49.992418814923575</text:p>
          </table:table-cell>
          <table:table-cell table:number-columns-repeated="2" table:style-name="ce1"/>
          <table:table-cell office:value-type="float" office:value="49.992418814923496" table:formula="of:=[.E81]+0" table:style-name="ce3">
            <text:p>49.99</text:p>
          </table:table-cell>
          <table:table-cell table:number-columns-repeated="16376"/>
        </table:table-row>
        <table:table-row table:style-name="ro1">
          <table:table-cell office:value-type="float" office:value="78" table:formula="of:=[.A81]+1" table:style-name="ce1">
            <text:p>78</text:p>
          </table:table-cell>
          <table:table-cell office:value-type="string" table:style-name="ce2">
            <text:p>77<text:span text:style-name="T1">: </text:span><text:span text:style-name="T2">59.33903993092605</text:span></text:p>
          </table:table-cell>
          <table:table-cell table:number-columns-repeated="2" table:style-name="ce1"/>
          <table:table-cell office:value-type="string" office:string-value="59.33903993092605" table:formula="of:=RIGHT([.B82];LEN([.B82])-4)" table:style-name="ce3">
            <text:p>59.33903993092605</text:p>
          </table:table-cell>
          <table:table-cell table:number-columns-repeated="2" table:style-name="ce1"/>
          <table:table-cell office:value-type="float" office:value="59.339039930925999" table:formula="of:=[.E82]+0" table:style-name="ce3">
            <text:p>59.34</text:p>
          </table:table-cell>
          <table:table-cell table:number-columns-repeated="16376"/>
        </table:table-row>
        <table:table-row table:style-name="ro1">
          <table:table-cell office:value-type="float" office:value="79" table:formula="of:=[.A82]+1" table:style-name="ce1">
            <text:p>79</text:p>
          </table:table-cell>
          <table:table-cell office:value-type="string" table:style-name="ce2">
            <text:p>78<text:span text:style-name="T1">: </text:span><text:span text:style-name="T2">56.464027308267326</text:span></text:p>
          </table:table-cell>
          <table:table-cell table:number-columns-repeated="2" table:style-name="ce1"/>
          <table:table-cell office:value-type="string" office:string-value="56.464027308267326" table:formula="of:=RIGHT([.B83];LEN([.B83])-4)" table:style-name="ce3">
            <text:p>56.464027308267326</text:p>
          </table:table-cell>
          <table:table-cell table:number-columns-repeated="2" table:style-name="ce1"/>
          <table:table-cell office:value-type="float" office:value="56.464027308267298" table:formula="of:=[.E83]+0" table:style-name="ce3">
            <text:p>56.46</text:p>
          </table:table-cell>
          <table:table-cell table:number-columns-repeated="16376"/>
        </table:table-row>
        <table:table-row table:style-name="ro1">
          <table:table-cell office:value-type="float" office:value="80" table:formula="of:=[.A83]+1" table:style-name="ce1">
            <text:p>80</text:p>
          </table:table-cell>
          <table:table-cell office:value-type="string" table:style-name="ce2">
            <text:p>79<text:span text:style-name="T1">: </text:span><text:span text:style-name="T2">57.71092579399186</text:span></text:p>
          </table:table-cell>
          <table:table-cell table:number-columns-repeated="2" table:style-name="ce1"/>
          <table:table-cell office:value-type="string" office:string-value="57.71092579399186" table:formula="of:=RIGHT([.B84];LEN([.B84])-4)" table:style-name="ce3">
            <text:p>57.71092579399186</text:p>
          </table:table-cell>
          <table:table-cell table:number-columns-repeated="2" table:style-name="ce1"/>
          <table:table-cell office:value-type="float" office:value="57.710925793991798" table:formula="of:=[.E84]+0" table:style-name="ce3">
            <text:p>57.71</text:p>
          </table:table-cell>
          <table:table-cell table:number-columns-repeated="16376"/>
        </table:table-row>
        <table:table-row table:style-name="ro1">
          <table:table-cell office:value-type="float" office:value="81" table:formula="of:=[.A84]+1" table:style-name="ce1">
            <text:p>81</text:p>
          </table:table-cell>
          <table:table-cell office:value-type="string" table:style-name="ce2">
            <text:p>80<text:span text:style-name="T1">: </text:span><text:span text:style-name="T2">52.73414225371509</text:span></text:p>
          </table:table-cell>
          <table:table-cell table:number-columns-repeated="2" table:style-name="ce1"/>
          <table:table-cell office:value-type="string" office:string-value="52.73414225371509" table:formula="of:=RIGHT([.B85];LEN([.B85])-4)" table:style-name="ce3">
            <text:p>52.73414225371509</text:p>
          </table:table-cell>
          <table:table-cell table:number-columns-repeated="2" table:style-name="ce1"/>
          <table:table-cell office:value-type="float" office:value="52.734142253715" table:formula="of:=[.E85]+0" table:style-name="ce3">
            <text:p>52.73</text:p>
          </table:table-cell>
          <table:table-cell table:number-columns-repeated="16376"/>
        </table:table-row>
        <table:table-row table:style-name="ro1">
          <table:table-cell office:value-type="float" office:value="82" table:formula="of:=[.A85]+1" table:style-name="ce1">
            <text:p>82</text:p>
          </table:table-cell>
          <table:table-cell office:value-type="string" table:style-name="ce2">
            <text:p>81<text:span text:style-name="T1">: </text:span><text:span text:style-name="T2">63.65553264190696</text:span></text:p>
          </table:table-cell>
          <table:table-cell table:number-columns-repeated="2" table:style-name="ce1"/>
          <table:table-cell office:value-type="string" office:string-value="63.65553264190696" table:formula="of:=RIGHT([.B86];LEN([.B86])-4)" table:style-name="ce3">
            <text:p>63.65553264190696</text:p>
          </table:table-cell>
          <table:table-cell table:number-columns-repeated="2" table:style-name="ce1"/>
          <table:table-cell office:value-type="float" office:value="63.655532641906902" table:formula="of:=[.E86]+0" table:style-name="ce3">
            <text:p>63.66</text:p>
          </table:table-cell>
          <table:table-cell table:number-columns-repeated="16376"/>
        </table:table-row>
        <table:table-row table:style-name="ro1">
          <table:table-cell office:value-type="float" office:value="83" table:formula="of:=[.A86]+1" table:style-name="ce1">
            <text:p>83</text:p>
          </table:table-cell>
          <table:table-cell office:value-type="string" table:style-name="ce2">
            <text:p>82<text:span text:style-name="T1">: </text:span><text:span text:style-name="T2">55.625752306794574</text:span></text:p>
          </table:table-cell>
          <table:table-cell table:number-columns-repeated="2" table:style-name="ce1"/>
          <table:table-cell office:value-type="string" office:string-value="55.625752306794574" table:formula="of:=RIGHT([.B87];LEN([.B87])-4)" table:style-name="ce3">
            <text:p>55.625752306794574</text:p>
          </table:table-cell>
          <table:table-cell table:number-columns-repeated="2" table:style-name="ce1"/>
          <table:table-cell office:value-type="float" office:value="55.625752306794503" table:formula="of:=[.E87]+0" table:style-name="ce3">
            <text:p>55.63</text:p>
          </table:table-cell>
          <table:table-cell table:number-columns-repeated="16376"/>
        </table:table-row>
        <table:table-row table:style-name="ro1">
          <table:table-cell office:value-type="float" office:value="84" table:formula="of:=[.A87]+1" table:style-name="ce1">
            <text:p>84</text:p>
          </table:table-cell>
          <table:table-cell office:value-type="string" table:style-name="ce2">
            <text:p>83<text:span text:style-name="T1">: </text:span><text:span text:style-name="T2">56.773490269808306</text:span></text:p>
          </table:table-cell>
          <table:table-cell table:number-columns-repeated="2" table:style-name="ce1"/>
          <table:table-cell office:value-type="string" office:string-value="56.773490269808306" table:formula="of:=RIGHT([.B88];LEN([.B88])-4)" table:style-name="ce3">
            <text:p>56.773490269808306</text:p>
          </table:table-cell>
          <table:table-cell table:number-columns-repeated="2" table:style-name="ce1"/>
          <table:table-cell office:value-type="float" office:value="56.773490269808299" table:formula="of:=[.E88]+0" table:style-name="ce3">
            <text:p>56.77</text:p>
          </table:table-cell>
          <table:table-cell table:number-columns-repeated="16376"/>
        </table:table-row>
        <table:table-row table:style-name="ro1">
          <table:table-cell office:value-type="float" office:value="85" table:formula="of:=[.A88]+1" table:style-name="ce1">
            <text:p>85</text:p>
          </table:table-cell>
          <table:table-cell office:value-type="string" table:style-name="ce2">
            <text:p>84<text:span text:style-name="T1">: </text:span><text:span text:style-name="T2">56.0529779286084</text:span></text:p>
          </table:table-cell>
          <table:table-cell table:number-columns-repeated="2" table:style-name="ce1"/>
          <table:table-cell office:value-type="string" office:string-value="56.0529779286084" table:formula="of:=RIGHT([.B89];LEN([.B89])-4)" table:style-name="ce3">
            <text:p>56.0529779286084</text:p>
          </table:table-cell>
          <table:table-cell table:number-columns-repeated="2" table:style-name="ce1"/>
          <table:table-cell office:value-type="float" office:value="56.052977928608399" table:formula="of:=[.E89]+0" table:style-name="ce3">
            <text:p>56.05</text:p>
          </table:table-cell>
          <table:table-cell table:number-columns-repeated="16376"/>
        </table:table-row>
        <table:table-row table:style-name="ro1">
          <table:table-cell office:value-type="float" office:value="86" table:formula="of:=[.A89]+1" table:style-name="ce1">
            <text:p>86</text:p>
          </table:table-cell>
          <table:table-cell office:value-type="string" table:style-name="ce2">
            <text:p>85<text:span text:style-name="T1">: </text:span><text:span text:style-name="T2">50.52264876576727</text:span></text:p>
          </table:table-cell>
          <table:table-cell table:number-columns-repeated="2" table:style-name="ce1"/>
          <table:table-cell office:value-type="string" office:string-value="50.52264876576727" table:formula="of:=RIGHT([.B90];LEN([.B90])-4)" table:style-name="ce3">
            <text:p>50.52264876576727</text:p>
          </table:table-cell>
          <table:table-cell table:number-columns-repeated="2" table:style-name="ce1"/>
          <table:table-cell office:value-type="float" office:value="50.522648765767201" table:formula="of:=[.E90]+0" table:style-name="ce3">
            <text:p>50.52</text:p>
          </table:table-cell>
          <table:table-cell table:number-columns-repeated="16376"/>
        </table:table-row>
        <table:table-row table:style-name="ro1">
          <table:table-cell office:value-type="float" office:value="87" table:formula="of:=[.A90]+1" table:style-name="ce1">
            <text:p>87</text:p>
          </table:table-cell>
          <table:table-cell office:value-type="string" table:style-name="ce2">
            <text:p>86<text:span text:style-name="T1">: </text:span><text:span text:style-name="T2">53.502690415709175</text:span></text:p>
          </table:table-cell>
          <table:table-cell table:number-columns-repeated="2" table:style-name="ce1"/>
          <table:table-cell office:value-type="string" office:string-value="53.502690415709175" table:formula="of:=RIGHT([.B91];LEN([.B91])-4)" table:style-name="ce3">
            <text:p>53.502690415709175</text:p>
          </table:table-cell>
          <table:table-cell table:number-columns-repeated="2" table:style-name="ce1"/>
          <table:table-cell office:value-type="float" office:value="53.502690415709097" table:formula="of:=[.E91]+0" table:style-name="ce3">
            <text:p>53.50</text:p>
          </table:table-cell>
          <table:table-cell table:number-columns-repeated="16376"/>
        </table:table-row>
        <table:table-row table:style-name="ro1">
          <table:table-cell office:value-type="float" office:value="88" table:formula="of:=[.A91]+1" table:style-name="ce1">
            <text:p>88</text:p>
          </table:table-cell>
          <table:table-cell office:value-type="string" table:style-name="ce2">
            <text:p>87<text:span text:style-name="T1">: </text:span><text:span text:style-name="T2">46.69684429157313</text:span></text:p>
          </table:table-cell>
          <table:table-cell table:number-columns-repeated="2" table:style-name="ce1"/>
          <table:table-cell office:value-type="string" office:string-value="46.69684429157313" table:formula="of:=RIGHT([.B92];LEN([.B92])-4)" table:style-name="ce3">
            <text:p>46.69684429157313</text:p>
          </table:table-cell>
          <table:table-cell table:number-columns-repeated="2" table:style-name="ce1"/>
          <table:table-cell office:value-type="float" office:value="46.6968442915731" table:formula="of:=[.E92]+0" table:style-name="ce3">
            <text:p>46.70</text:p>
          </table:table-cell>
          <table:table-cell table:number-columns-repeated="16376"/>
        </table:table-row>
        <table:table-row table:style-name="ro1">
          <table:table-cell office:value-type="float" office:value="89" table:formula="of:=[.A92]+1" table:style-name="ce1">
            <text:p>89</text:p>
          </table:table-cell>
          <table:table-cell office:value-type="string" table:style-name="ce2">
            <text:p>88<text:span text:style-name="T1">: </text:span><text:span text:style-name="T2">62.09080471757924</text:span></text:p>
          </table:table-cell>
          <table:table-cell table:number-columns-repeated="2" table:style-name="ce1"/>
          <table:table-cell office:value-type="string" office:string-value="62.09080471757924" table:formula="of:=RIGHT([.B93];LEN([.B93])-4)" table:style-name="ce3">
            <text:p>62.09080471757924</text:p>
          </table:table-cell>
          <table:table-cell table:number-columns-repeated="2" table:style-name="ce1"/>
          <table:table-cell office:value-type="float" office:value="62.090804717579203" table:formula="of:=[.E93]+0" table:style-name="ce3">
            <text:p>62.09</text:p>
          </table:table-cell>
          <table:table-cell table:number-columns-repeated="16376"/>
        </table:table-row>
        <table:table-row table:style-name="ro1">
          <table:table-cell office:value-type="float" office:value="90" table:formula="of:=[.A93]+1" table:style-name="ce1">
            <text:p>90</text:p>
          </table:table-cell>
          <table:table-cell office:value-type="string" table:style-name="ce2">
            <text:p>89<text:span text:style-name="T1">: </text:span><text:span text:style-name="T2">58.395659426655435</text:span></text:p>
          </table:table-cell>
          <table:table-cell table:number-columns-repeated="2" table:style-name="ce1"/>
          <table:table-cell office:value-type="string" office:string-value="58.395659426655435" table:formula="of:=RIGHT([.B94];LEN([.B94])-4)" table:style-name="ce3">
            <text:p>58.395659426655435</text:p>
          </table:table-cell>
          <table:table-cell table:number-columns-repeated="2" table:style-name="ce1"/>
          <table:table-cell office:value-type="float" office:value="58.395659426655399" table:formula="of:=[.E94]+0" table:style-name="ce3">
            <text:p>58.40</text:p>
          </table:table-cell>
          <table:table-cell table:number-columns-repeated="16376"/>
        </table:table-row>
        <table:table-row table:style-name="ro1">
          <table:table-cell office:value-type="float" office:value="91" table:formula="of:=[.A94]+1" table:style-name="ce1">
            <text:p>91</text:p>
          </table:table-cell>
          <table:table-cell office:value-type="string" table:style-name="ce2">
            <text:p>90<text:span text:style-name="T1">: </text:span><text:span text:style-name="T2">69.90330041312362</text:span></text:p>
          </table:table-cell>
          <table:table-cell table:number-columns-repeated="2" table:style-name="ce1"/>
          <table:table-cell office:value-type="string" office:string-value="69.90330041312362" table:formula="of:=RIGHT([.B95];LEN([.B95])-4)" table:style-name="ce3">
            <text:p>69.90330041312362</text:p>
          </table:table-cell>
          <table:table-cell table:number-columns-repeated="2" table:style-name="ce1"/>
          <table:table-cell office:value-type="float" office:value="69.903300413123603" table:formula="of:=[.E95]+0" table:style-name="ce3">
            <text:p>69.90</text:p>
          </table:table-cell>
          <table:table-cell table:number-columns-repeated="16376"/>
        </table:table-row>
        <table:table-row table:style-name="ro1">
          <table:table-cell office:value-type="float" office:value="92" table:formula="of:=[.A95]+1" table:style-name="ce1">
            <text:p>92</text:p>
          </table:table-cell>
          <table:table-cell office:value-type="string" table:style-name="ce2">
            <text:p>91<text:span text:style-name="T1">: </text:span><text:span text:style-name="T2">77.20373643623482</text:span></text:p>
          </table:table-cell>
          <table:table-cell table:number-columns-repeated="2" table:style-name="ce1"/>
          <table:table-cell office:value-type="string" office:string-value="77.20373643623482" table:formula="of:=RIGHT([.B96];LEN([.B96])-4)" table:style-name="ce3">
            <text:p>77.20373643623482</text:p>
          </table:table-cell>
          <table:table-cell table:number-columns-repeated="2" table:style-name="ce1"/>
          <table:table-cell office:value-type="float" office:value="77.203736436234806" table:formula="of:=[.E96]+0" table:style-name="ce3">
            <text:p>77.20</text:p>
          </table:table-cell>
          <table:table-cell table:number-columns-repeated="16376"/>
        </table:table-row>
        <table:table-row table:style-name="ro1">
          <table:table-cell office:value-type="float" office:value="93" table:formula="of:=[.A96]+1" table:style-name="ce1">
            <text:p>93</text:p>
          </table:table-cell>
          <table:table-cell office:value-type="string" table:style-name="ce2">
            <text:p>92<text:span text:style-name="T1">: </text:span><text:span text:style-name="T2">59.969642887731126</text:span></text:p>
          </table:table-cell>
          <table:table-cell table:number-columns-repeated="2" table:style-name="ce1"/>
          <table:table-cell office:value-type="string" office:string-value="59.969642887731126" table:formula="of:=RIGHT([.B97];LEN([.B97])-4)" table:style-name="ce3">
            <text:p>59.969642887731126</text:p>
          </table:table-cell>
          <table:table-cell table:number-columns-repeated="2" table:style-name="ce1"/>
          <table:table-cell office:value-type="float" office:value="59.969642887731098" table:formula="of:=[.E97]+0" table:style-name="ce3">
            <text:p>59.97</text:p>
          </table:table-cell>
          <table:table-cell table:number-columns-repeated="16376"/>
        </table:table-row>
        <table:table-row table:style-name="ro1">
          <table:table-cell office:value-type="float" office:value="94" table:formula="of:=[.A97]+1" table:style-name="ce1">
            <text:p>94</text:p>
          </table:table-cell>
          <table:table-cell office:value-type="string" table:style-name="ce2">
            <text:p>93<text:span text:style-name="T1">: </text:span><text:span text:style-name="T2">58.08732763154164</text:span></text:p>
          </table:table-cell>
          <table:table-cell table:number-columns-repeated="2" table:style-name="ce1"/>
          <table:table-cell office:value-type="string" office:string-value="58.08732763154164" table:formula="of:=RIGHT([.B98];LEN([.B98])-4)" table:style-name="ce3">
            <text:p>58.08732763154164</text:p>
          </table:table-cell>
          <table:table-cell table:number-columns-repeated="2" table:style-name="ce1"/>
          <table:table-cell office:value-type="float" office:value="58.087327631541598" table:formula="of:=[.E98]+0" table:style-name="ce3">
            <text:p>58.09</text:p>
          </table:table-cell>
          <table:table-cell table:number-columns-repeated="16376"/>
        </table:table-row>
        <table:table-row table:style-name="ro1">
          <table:table-cell office:value-type="float" office:value="95" table:formula="of:=[.A98]+1" table:style-name="ce1">
            <text:p>95</text:p>
          </table:table-cell>
          <table:table-cell office:value-type="string" table:style-name="ce2">
            <text:p>94<text:span text:style-name="T1">: </text:span><text:span text:style-name="T2">65.83108139702739</text:span></text:p>
          </table:table-cell>
          <table:table-cell table:number-columns-repeated="2" table:style-name="ce1"/>
          <table:table-cell office:value-type="string" office:string-value="65.83108139702739" table:formula="of:=RIGHT([.B99];LEN([.B99])-4)" table:style-name="ce3">
            <text:p>65.83108139702739</text:p>
          </table:table-cell>
          <table:table-cell table:number-columns-repeated="2" table:style-name="ce1"/>
          <table:table-cell office:value-type="float" office:value="65.831081397027305" table:formula="of:=[.E99]+0" table:style-name="ce3">
            <text:p>65.83</text:p>
          </table:table-cell>
          <table:table-cell table:number-columns-repeated="16376"/>
        </table:table-row>
        <table:table-row table:style-name="ro1">
          <table:table-cell office:value-type="float" office:value="96" table:formula="of:=[.A99]+1" table:style-name="ce1">
            <text:p>96</text:p>
          </table:table-cell>
          <table:table-cell office:value-type="string" table:style-name="ce2">
            <text:p>95<text:span text:style-name="T1">: </text:span><text:span text:style-name="T2">62.56977398008562</text:span></text:p>
          </table:table-cell>
          <table:table-cell table:number-columns-repeated="2" table:style-name="ce1"/>
          <table:table-cell office:value-type="string" office:string-value="62.56977398008562" table:formula="of:=RIGHT([.B100];LEN([.B100])-4)" table:style-name="ce3">
            <text:p>62.56977398008562</text:p>
          </table:table-cell>
          <table:table-cell table:number-columns-repeated="2" table:style-name="ce1"/>
          <table:table-cell office:value-type="float" office:value="62.5697739800856" table:formula="of:=[.E100]+0" table:style-name="ce3">
            <text:p>62.57</text:p>
          </table:table-cell>
          <table:table-cell table:number-columns-repeated="16376"/>
        </table:table-row>
        <table:table-row table:style-name="ro1">
          <table:table-cell office:value-type="float" office:value="97" table:formula="of:=[.A100]+1" table:style-name="ce1">
            <text:p>97</text:p>
          </table:table-cell>
          <table:table-cell office:value-type="string" table:style-name="ce2">
            <text:p>96<text:span text:style-name="T1">: </text:span><text:span text:style-name="T2">62.61260948428613</text:span></text:p>
          </table:table-cell>
          <table:table-cell table:number-columns-repeated="2" table:style-name="ce1"/>
          <table:table-cell office:value-type="string" office:string-value="62.61260948428613" table:formula="of:=RIGHT([.B101];LEN([.B101])-4)" table:style-name="ce3">
            <text:p>62.61260948428613</text:p>
          </table:table-cell>
          <table:table-cell table:number-columns-repeated="2" table:style-name="ce1"/>
          <table:table-cell office:value-type="float" office:value="62.612609484286097" table:formula="of:=[.E101]+0" table:style-name="ce3">
            <text:p>62.61</text:p>
          </table:table-cell>
          <table:table-cell table:number-columns-repeated="16376"/>
        </table:table-row>
        <table:table-row table:style-name="ro1">
          <table:table-cell office:value-type="float" office:value="98" table:formula="of:=[.A101]+1" table:style-name="ce1">
            <text:p>98</text:p>
          </table:table-cell>
          <table:table-cell office:value-type="string" table:style-name="ce2">
            <text:p>97<text:span text:style-name="T1">: </text:span><text:span text:style-name="T2">75.02911244605436</text:span></text:p>
          </table:table-cell>
          <table:table-cell table:number-columns-repeated="2" table:style-name="ce1"/>
          <table:table-cell office:value-type="string" office:string-value="75.02911244605436" table:formula="of:=RIGHT([.B102];LEN([.B102])-4)" table:style-name="ce3">
            <text:p>75.02911244605436</text:p>
          </table:table-cell>
          <table:table-cell table:number-columns-repeated="2" table:style-name="ce1"/>
          <table:table-cell office:value-type="float" office:value="75.029112446054299" table:formula="of:=[.E102]+0" table:style-name="ce3">
            <text:p>75.03</text:p>
          </table:table-cell>
          <table:table-cell table:number-columns-repeated="16376"/>
        </table:table-row>
        <table:table-row table:style-name="ro1">
          <table:table-cell office:value-type="float" office:value="99" table:formula="of:=[.A102]+1" table:style-name="ce1">
            <text:p>99</text:p>
          </table:table-cell>
          <table:table-cell office:value-type="string" table:style-name="ce2">
            <text:p>98<text:span text:style-name="T1">: </text:span><text:span text:style-name="T2">65.0207946561211</text:span></text:p>
          </table:table-cell>
          <table:table-cell table:number-columns-repeated="2" table:style-name="ce1"/>
          <table:table-cell office:value-type="string" office:string-value="65.0207946561211" table:formula="of:=RIGHT([.B103];LEN([.B103])-4)" table:style-name="ce3">
            <text:p>65.0207946561211</text:p>
          </table:table-cell>
          <table:table-cell table:number-columns-repeated="2" table:style-name="ce1"/>
          <table:table-cell office:value-type="float" office:value="65.020794656121097" table:formula="of:=[.E103]+0" table:style-name="ce3">
            <text:p>65.02</text:p>
          </table:table-cell>
          <table:table-cell table:number-columns-repeated="16376"/>
        </table:table-row>
        <table:table-row table:style-name="ro1">
          <table:table-cell office:value-type="float" office:value="100" table:formula="of:=[.A103]+1" table:style-name="ce1">
            <text:p>100</text:p>
          </table:table-cell>
          <table:table-cell office:value-type="string" table:style-name="ce2">
            <text:p>99<text:span text:style-name="T1">: </text:span><text:span text:style-name="T2">55.20033217879418</text:span></text:p>
          </table:table-cell>
          <table:table-cell table:number-columns-repeated="2" table:style-name="ce1"/>
          <table:table-cell office:value-type="string" office:string-value="55.20033217879418" table:formula="of:=RIGHT([.B104];LEN([.B104])-4)" table:style-name="ce3">
            <text:p>55.20033217879418</text:p>
          </table:table-cell>
          <table:table-cell table:number-columns-repeated="2" table:style-name="ce1"/>
          <table:table-cell office:value-type="float" office:value="55.200332178794099" table:formula="of:=[.E104]+0" table:style-name="ce3">
            <text:p>55.20</text:p>
          </table:table-cell>
          <table:table-cell table:number-columns-repeated="16376"/>
        </table:table-row>
        <table:table-row table:style-name="ro1">
          <table:table-cell office:value-type="float" office:value="101" table:formula="of:=[.A104]+1" table:style-name="ce1">
            <text:p>101</text:p>
          </table:table-cell>
          <table:table-cell office:value-type="string" table:style-name="ce2">
            <text:p>100<text:span text:style-name="T1">: </text:span><text:span text:style-name="T2">52.54500285764141</text:span></text:p>
          </table:table-cell>
          <table:table-cell table:number-columns-repeated="2" table:style-name="ce1"/>
          <table:table-cell office:value-type="string" office:string-value="52.54500285764141" table:formula="of:=RIGHT([.B105];LEN([.B105])-5)" table:style-name="ce3">
            <text:p>52.54500285764141</text:p>
          </table:table-cell>
          <table:table-cell table:number-columns-repeated="2" table:style-name="ce1"/>
          <table:table-cell office:value-type="float" office:value="52.5450028576414" table:formula="of:=[.E105]+0" table:style-name="ce3">
            <text:p>52.55</text:p>
          </table:table-cell>
          <table:table-cell table:number-columns-repeated="16376"/>
        </table:table-row>
        <table:table-row table:style-name="ro1">
          <table:table-cell office:value-type="float" office:value="102" table:formula="of:=[.A105]+1" table:style-name="ce1">
            <text:p>102</text:p>
          </table:table-cell>
          <table:table-cell office:value-type="string" table:style-name="ce2">
            <text:p>101<text:span text:style-name="T1">: </text:span><text:span text:style-name="T2">52.62331061392681</text:span></text:p>
          </table:table-cell>
          <table:table-cell table:number-columns-repeated="2" table:style-name="ce1"/>
          <table:table-cell office:value-type="string" office:string-value="52.62331061392681" table:formula="of:=RIGHT([.B106];LEN([.B106])-5)" table:style-name="ce3">
            <text:p>52.62331061392681</text:p>
          </table:table-cell>
          <table:table-cell table:number-columns-repeated="2" table:style-name="ce1"/>
          <table:table-cell office:value-type="float" office:value="52.623310613926797" table:formula="of:=[.E106]+0" table:style-name="ce3">
            <text:p>52.62</text:p>
          </table:table-cell>
          <table:table-cell table:number-columns-repeated="16376"/>
        </table:table-row>
        <table:table-row table:style-name="ro1">
          <table:table-cell office:value-type="float" office:value="103" table:formula="of:=[.A106]+1" table:style-name="ce1">
            <text:p>103</text:p>
          </table:table-cell>
          <table:table-cell office:value-type="string" table:style-name="ce2">
            <text:p>102<text:span text:style-name="T1">: </text:span><text:span text:style-name="T2">49.993814266159</text:span></text:p>
          </table:table-cell>
          <table:table-cell table:number-columns-repeated="2" table:style-name="ce1"/>
          <table:table-cell office:value-type="string" office:string-value="49.993814266159" table:formula="of:=RIGHT([.B107];LEN([.B107])-5)" table:style-name="ce3">
            <text:p>49.993814266159</text:p>
          </table:table-cell>
          <table:table-cell table:number-columns-repeated="2" table:style-name="ce1"/>
          <table:table-cell office:value-type="float" office:value="49.993814266158999" table:formula="of:=[.E107]+0" table:style-name="ce3">
            <text:p>49.99</text:p>
          </table:table-cell>
          <table:table-cell table:number-columns-repeated="16376"/>
        </table:table-row>
        <table:table-row table:style-name="ro1">
          <table:table-cell office:value-type="float" office:value="104" table:formula="of:=[.A107]+1" table:style-name="ce1">
            <text:p>104</text:p>
          </table:table-cell>
          <table:table-cell office:value-type="string" table:style-name="ce2">
            <text:p>103<text:span text:style-name="T1">: </text:span><text:span text:style-name="T2">49.77473243716322</text:span></text:p>
          </table:table-cell>
          <table:table-cell table:number-columns-repeated="2" table:style-name="ce1"/>
          <table:table-cell office:value-type="string" office:string-value="49.77473243716322" table:formula="of:=RIGHT([.B108];LEN([.B108])-5)" table:style-name="ce3">
            <text:p>49.77473243716322</text:p>
          </table:table-cell>
          <table:table-cell table:number-columns-repeated="2" table:style-name="ce1"/>
          <table:table-cell office:value-type="float" office:value="49.774732437163202" table:formula="of:=[.E108]+0" table:style-name="ce3">
            <text:p>49.77</text:p>
          </table:table-cell>
          <table:table-cell table:number-columns-repeated="16376"/>
        </table:table-row>
        <table:table-row table:style-name="ro1">
          <table:table-cell office:value-type="float" office:value="105" table:formula="of:=[.A108]+1" table:style-name="ce1">
            <text:p>105</text:p>
          </table:table-cell>
          <table:table-cell office:value-type="string" table:style-name="ce2">
            <text:p>104<text:span text:style-name="T1">: </text:span><text:span text:style-name="T2">54.8970979897323</text:span></text:p>
          </table:table-cell>
          <table:table-cell table:number-columns-repeated="2" table:style-name="ce1"/>
          <table:table-cell office:value-type="string" office:string-value="54.8970979897323" table:formula="of:=RIGHT([.B109];LEN([.B109])-5)" table:style-name="ce3">
            <text:p>54.8970979897323</text:p>
          </table:table-cell>
          <table:table-cell table:number-columns-repeated="2" table:style-name="ce1"/>
          <table:table-cell office:value-type="float" office:value="54.897097989732302" table:formula="of:=[.E109]+0" table:style-name="ce3">
            <text:p>54.90</text:p>
          </table:table-cell>
          <table:table-cell table:number-columns-repeated="16376"/>
        </table:table-row>
        <table:table-row table:style-name="ro1">
          <table:table-cell office:value-type="float" office:value="106" table:formula="of:=[.A109]+1" table:style-name="ce1">
            <text:p>106</text:p>
          </table:table-cell>
          <table:table-cell office:value-type="string" table:style-name="ce2">
            <text:p>105<text:span text:style-name="T1">: </text:span><text:span text:style-name="T2">51.23584106152954</text:span></text:p>
          </table:table-cell>
          <table:table-cell table:number-columns-repeated="2" table:style-name="ce1"/>
          <table:table-cell office:value-type="string" office:string-value="51.23584106152954" table:formula="of:=RIGHT([.B110];LEN([.B110])-5)" table:style-name="ce3">
            <text:p>51.23584106152954</text:p>
          </table:table-cell>
          <table:table-cell table:number-columns-repeated="2" table:style-name="ce1"/>
          <table:table-cell office:value-type="float" office:value="51.235841061529499" table:formula="of:=[.E110]+0" table:style-name="ce3">
            <text:p>51.24</text:p>
          </table:table-cell>
          <table:table-cell table:number-columns-repeated="16376"/>
        </table:table-row>
        <table:table-row table:style-name="ro1">
          <table:table-cell office:value-type="float" office:value="107" table:formula="of:=[.A110]+1" table:style-name="ce1">
            <text:p>107</text:p>
          </table:table-cell>
          <table:table-cell office:value-type="string" table:style-name="ce2">
            <text:p>106<text:span text:style-name="T1">: </text:span><text:span text:style-name="T2">45.230537476646504</text:span></text:p>
          </table:table-cell>
          <table:table-cell table:number-columns-repeated="2" table:style-name="ce1"/>
          <table:table-cell office:value-type="string" office:string-value="45.230537476646504" table:formula="of:=RIGHT([.B111];LEN([.B111])-5)" table:style-name="ce3">
            <text:p>45.230537476646504</text:p>
          </table:table-cell>
          <table:table-cell table:number-columns-repeated="2" table:style-name="ce1"/>
          <table:table-cell office:value-type="float" office:value="45.230537476646496" table:formula="of:=[.E111]+0" table:style-name="ce3">
            <text:p>45.23</text:p>
          </table:table-cell>
          <table:table-cell table:number-columns-repeated="16376"/>
        </table:table-row>
        <table:table-row table:style-name="ro1">
          <table:table-cell office:value-type="float" office:value="108" table:formula="of:=[.A111]+1" table:style-name="ce1">
            <text:p>108</text:p>
          </table:table-cell>
          <table:table-cell office:value-type="string" table:style-name="ce2">
            <text:p>107<text:span text:style-name="T1">: </text:span><text:span text:style-name="T2">40.2282413481427</text:span></text:p>
          </table:table-cell>
          <table:table-cell table:number-columns-repeated="2" table:style-name="ce1"/>
          <table:table-cell office:value-type="string" office:string-value="40.2282413481427" table:formula="of:=RIGHT([.B112];LEN([.B112])-5)" table:style-name="ce3">
            <text:p>40.2282413481427</text:p>
          </table:table-cell>
          <table:table-cell table:number-columns-repeated="2" table:style-name="ce1"/>
          <table:table-cell office:value-type="float" office:value="40.228241348142703" table:formula="of:=[.E112]+0" table:style-name="ce3">
            <text:p>40.23</text:p>
          </table:table-cell>
          <table:table-cell table:number-columns-repeated="16376"/>
        </table:table-row>
        <table:table-row table:style-name="ro1">
          <table:table-cell office:value-type="float" office:value="109" table:formula="of:=[.A112]+1" table:style-name="ce1">
            <text:p>109</text:p>
          </table:table-cell>
          <table:table-cell office:value-type="string" table:style-name="ce2">
            <text:p>108<text:span text:style-name="T1">: </text:span><text:span text:style-name="T2">42.724811914303565</text:span></text:p>
          </table:table-cell>
          <table:table-cell table:number-columns-repeated="2" table:style-name="ce1"/>
          <table:table-cell office:value-type="string" office:string-value="42.724811914303565" table:formula="of:=RIGHT([.B113];LEN([.B113])-5)" table:style-name="ce3">
            <text:p>42.724811914303565</text:p>
          </table:table-cell>
          <table:table-cell table:number-columns-repeated="2" table:style-name="ce1"/>
          <table:table-cell office:value-type="float" office:value="42.724811914303501" table:formula="of:=[.E113]+0" table:style-name="ce3">
            <text:p>42.72</text:p>
          </table:table-cell>
          <table:table-cell table:number-columns-repeated="16376"/>
        </table:table-row>
        <table:table-row table:style-name="ro1">
          <table:table-cell office:value-type="float" office:value="110" table:formula="of:=[.A113]+1" table:style-name="ce1">
            <text:p>110</text:p>
          </table:table-cell>
          <table:table-cell office:value-type="string" table:style-name="ce2">
            <text:p>109<text:span text:style-name="T1">: </text:span><text:span text:style-name="T2">42.49527701464854</text:span></text:p>
          </table:table-cell>
          <table:table-cell table:number-columns-repeated="2" table:style-name="ce1"/>
          <table:table-cell office:value-type="string" office:string-value="42.49527701464854" table:formula="of:=RIGHT([.B114];LEN([.B114])-5)" table:style-name="ce3">
            <text:p>42.49527701464854</text:p>
          </table:table-cell>
          <table:table-cell table:number-columns-repeated="2" table:style-name="ce1"/>
          <table:table-cell office:value-type="float" office:value="42.495277014648501" table:formula="of:=[.E114]+0" table:style-name="ce3">
            <text:p>42.50</text:p>
          </table:table-cell>
          <table:table-cell table:number-columns-repeated="16376"/>
        </table:table-row>
        <table:table-row table:style-name="ro1">
          <table:table-cell office:value-type="float" office:value="111" table:formula="of:=[.A114]+1" table:style-name="ce1">
            <text:p>111</text:p>
          </table:table-cell>
          <table:table-cell office:value-type="string" table:style-name="ce2">
            <text:p>110<text:span text:style-name="T1">: </text:span><text:span text:style-name="T2">61.545138375922974</text:span></text:p>
          </table:table-cell>
          <table:table-cell table:number-columns-repeated="2" table:style-name="ce1"/>
          <table:table-cell office:value-type="string" office:string-value="61.545138375922974" table:formula="of:=RIGHT([.B115];LEN([.B115])-5)" table:style-name="ce3">
            <text:p>61.545138375922974</text:p>
          </table:table-cell>
          <table:table-cell table:number-columns-repeated="2" table:style-name="ce1"/>
          <table:table-cell office:value-type="float" office:value="61.545138375922903" table:formula="of:=[.E115]+0" table:style-name="ce3">
            <text:p>61.55</text:p>
          </table:table-cell>
          <table:table-cell table:number-columns-repeated="16376"/>
        </table:table-row>
        <table:table-row table:style-name="ro1">
          <table:table-cell office:value-type="float" office:value="112" table:formula="of:=[.A115]+1" table:style-name="ce1">
            <text:p>112</text:p>
          </table:table-cell>
          <table:table-cell office:value-type="string" table:style-name="ce2">
            <text:p>111<text:span text:style-name="T1">: </text:span><text:span text:style-name="T2">66.6467508698381</text:span></text:p>
          </table:table-cell>
          <table:table-cell table:number-columns-repeated="2" table:style-name="ce1"/>
          <table:table-cell office:value-type="string" office:string-value="66.6467508698381" table:formula="of:=RIGHT([.B116];LEN([.B116])-5)" table:style-name="ce3">
            <text:p>66.6467508698381</text:p>
          </table:table-cell>
          <table:table-cell table:number-columns-repeated="2" table:style-name="ce1"/>
          <table:table-cell office:value-type="float" office:value="66.646750869838101" table:formula="of:=[.E116]+0" table:style-name="ce3">
            <text:p>66.65</text:p>
          </table:table-cell>
          <table:table-cell table:number-columns-repeated="16376"/>
        </table:table-row>
        <table:table-row table:style-name="ro1">
          <table:table-cell office:value-type="float" office:value="113" table:formula="of:=[.A116]+1" table:style-name="ce1">
            <text:p>113</text:p>
          </table:table-cell>
          <table:table-cell office:value-type="string" table:style-name="ce2">
            <text:p>112<text:span text:style-name="T1">: </text:span><text:span text:style-name="T2">65.78428491853484</text:span></text:p>
          </table:table-cell>
          <table:table-cell table:number-columns-repeated="2" table:style-name="ce1"/>
          <table:table-cell office:value-type="string" office:string-value="65.78428491853484" table:formula="of:=RIGHT([.B117];LEN([.B117])-5)" table:style-name="ce3">
            <text:p>65.78428491853484</text:p>
          </table:table-cell>
          <table:table-cell table:number-columns-repeated="2" table:style-name="ce1"/>
          <table:table-cell office:value-type="float" office:value="65.784284918534794" table:formula="of:=[.E117]+0" table:style-name="ce3">
            <text:p>65.78</text:p>
          </table:table-cell>
          <table:table-cell table:number-columns-repeated="16376"/>
        </table:table-row>
        <table:table-row table:style-name="ro1">
          <table:table-cell office:value-type="float" office:value="114" table:formula="of:=[.A117]+1" table:style-name="ce1">
            <text:p>114</text:p>
          </table:table-cell>
          <table:table-cell office:value-type="string" table:style-name="ce2">
            <text:p>113<text:span text:style-name="T1">: </text:span><text:span text:style-name="T2">67.9861695773928</text:span></text:p>
          </table:table-cell>
          <table:table-cell table:number-columns-repeated="2" table:style-name="ce1"/>
          <table:table-cell office:value-type="string" office:string-value="67.9861695773928" table:formula="of:=RIGHT([.B118];LEN([.B118])-5)" table:style-name="ce3">
            <text:p>67.9861695773928</text:p>
          </table:table-cell>
          <table:table-cell table:number-columns-repeated="2" table:style-name="ce1"/>
          <table:table-cell office:value-type="float" office:value="67.986169577392801" table:formula="of:=[.E118]+0" table:style-name="ce3">
            <text:p>67.9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4<text:span text:style-name="T1">: </text:span><text:span text:style-name="T2">60.94018941785286</text:span></text:p>
          </table:table-cell>
          <table:table-cell table:number-columns-repeated="2" table:style-name="ce1"/>
          <table:table-cell office:value-type="string" office:string-value="60.94018941785286" table:formula="of:=RIGHT([.B119];LEN([.B119])-5)" table:style-name="ce3">
            <text:p>60.94018941785286</text:p>
          </table:table-cell>
          <table:table-cell table:number-columns-repeated="2" table:style-name="ce1"/>
          <table:table-cell office:value-type="float" office:value="60.9401894178528" table:formula="of:=[.E119]+0" table:style-name="ce3">
            <text:p>60.9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5<text:span text:style-name="T1">: </text:span><text:span text:style-name="T2">60.140111763276465</text:span></text:p>
          </table:table-cell>
          <table:table-cell table:number-columns-repeated="2" table:style-name="ce1"/>
          <table:table-cell office:value-type="string" office:string-value="60.140111763276465" table:formula="of:=RIGHT([.B120];LEN([.B120])-5)" table:style-name="ce3">
            <text:p>60.140111763276465</text:p>
          </table:table-cell>
          <table:table-cell table:number-columns-repeated="2" table:style-name="ce1"/>
          <table:table-cell office:value-type="float" office:value="60.140111763276401" table:formula="of:=[.E120]+0" table:style-name="ce3">
            <text:p>60.1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6<text:span text:style-name="T1">: </text:span><text:span text:style-name="T2">60.24232744853212</text:span></text:p>
          </table:table-cell>
          <table:table-cell table:number-columns-repeated="2" table:style-name="ce1"/>
          <table:table-cell office:value-type="string" office:string-value="60.24232744853212" table:formula="of:=RIGHT([.B121];LEN([.B121])-5)" table:style-name="ce3">
            <text:p>60.24232744853212</text:p>
          </table:table-cell>
          <table:table-cell table:number-columns-repeated="2" table:style-name="ce1"/>
          <table:table-cell office:value-type="float" office:value="60.242327448532102" table:formula="of:=[.E121]+0" table:style-name="ce3">
            <text:p>60.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7<text:span text:style-name="T1">: </text:span><text:span text:style-name="T2">54.66090616976915</text:span></text:p>
          </table:table-cell>
          <table:table-cell table:number-columns-repeated="2" table:style-name="ce1"/>
          <table:table-cell office:value-type="string" office:string-value="54.66090616976915" table:formula="of:=RIGHT([.B122];LEN([.B122])-5)" table:style-name="ce3">
            <text:p>54.66090616976915</text:p>
          </table:table-cell>
          <table:table-cell table:number-columns-repeated="2" table:style-name="ce1"/>
          <table:table-cell office:value-type="float" office:value="54.660906169769099" table:formula="of:=[.E122]+0" table:style-name="ce3">
            <text:p>54.6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8<text:span text:style-name="T1">: </text:span><text:span text:style-name="T2">55.60062317831331</text:span></text:p>
          </table:table-cell>
          <table:table-cell table:number-columns-repeated="2" table:style-name="ce1"/>
          <table:table-cell office:value-type="string" office:string-value="55.60062317831331" table:formula="of:=RIGHT([.B123];LEN([.B123])-5)" table:style-name="ce3">
            <text:p>55.60062317831331</text:p>
          </table:table-cell>
          <table:table-cell table:number-columns-repeated="2" table:style-name="ce1"/>
          <table:table-cell office:value-type="float" office:value="55.600623178313299" table:formula="of:=[.E123]+0" table:style-name="ce3">
            <text:p>55.6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9<text:span text:style-name="T1">: </text:span><text:span text:style-name="T2">43.53154795597699</text:span></text:p>
          </table:table-cell>
          <table:table-cell table:number-columns-repeated="2" table:style-name="ce1"/>
          <table:table-cell office:value-type="string" office:string-value="43.53154795597699" table:formula="of:=RIGHT([.B124];LEN([.B124])-5)" table:style-name="ce3">
            <text:p>43.53154795597699</text:p>
          </table:table-cell>
          <table:table-cell table:number-columns-repeated="2" table:style-name="ce1"/>
          <table:table-cell office:value-type="float" office:value="43.531547955976897" table:formula="of:=[.E124]+0" table:style-name="ce3">
            <text:p>43.5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0<text:span text:style-name="T1">: </text:span><text:span text:style-name="T2">42.79178419454919</text:span></text:p>
          </table:table-cell>
          <table:table-cell table:number-columns-repeated="2" table:style-name="ce1"/>
          <table:table-cell office:value-type="string" office:string-value="42.79178419454919" table:formula="of:=RIGHT([.B125];LEN([.B125])-5)" table:style-name="ce3">
            <text:p>42.79178419454919</text:p>
          </table:table-cell>
          <table:table-cell table:number-columns-repeated="2" table:style-name="ce1"/>
          <table:table-cell office:value-type="float" office:value="42.791784194549102" table:formula="of:=[.E125]+0" table:style-name="ce3">
            <text:p>42.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1<text:span text:style-name="T1">: </text:span><text:span text:style-name="T2">58.72190270093627</text:span></text:p>
          </table:table-cell>
          <table:table-cell table:number-columns-repeated="2" table:style-name="ce1"/>
          <table:table-cell office:value-type="string" office:string-value="58.72190270093627" table:formula="of:=RIGHT([.B126];LEN([.B126])-5)" table:style-name="ce3">
            <text:p>58.72190270093627</text:p>
          </table:table-cell>
          <table:table-cell table:number-columns-repeated="2" table:style-name="ce1"/>
          <table:table-cell office:value-type="float" office:value="58.721902700936198" table:formula="of:=[.E126]+0" table:style-name="ce3">
            <text:p>58.7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2<text:span text:style-name="T1">: </text:span><text:span text:style-name="T2">61.170518305092784</text:span></text:p>
          </table:table-cell>
          <table:table-cell table:number-columns-repeated="2" table:style-name="ce1"/>
          <table:table-cell office:value-type="string" office:string-value="61.170518305092784" table:formula="of:=RIGHT([.B127];LEN([.B127])-5)" table:style-name="ce3">
            <text:p>61.170518305092784</text:p>
          </table:table-cell>
          <table:table-cell table:number-columns-repeated="2" table:style-name="ce1"/>
          <table:table-cell office:value-type="float" office:value="61.170518305092699" table:formula="of:=[.E127]+0" table:style-name="ce3">
            <text:p>61.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3<text:span text:style-name="T1">: </text:span><text:span text:style-name="T2">53.083454688977156</text:span></text:p>
          </table:table-cell>
          <table:table-cell table:number-columns-repeated="2" table:style-name="ce1"/>
          <table:table-cell office:value-type="string" office:string-value="53.083454688977156" table:formula="of:=RIGHT([.B128];LEN([.B128])-5)" table:style-name="ce3">
            <text:p>53.083454688977156</text:p>
          </table:table-cell>
          <table:table-cell table:number-columns-repeated="2" table:style-name="ce1"/>
          <table:table-cell office:value-type="float" office:value="53.083454688977099" table:formula="of:=[.E128]+0" table:style-name="ce3">
            <text:p>53.0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4<text:span text:style-name="T1">: </text:span><text:span text:style-name="T2">60.87770775758217</text:span></text:p>
          </table:table-cell>
          <table:table-cell table:number-columns-repeated="2" table:style-name="ce1"/>
          <table:table-cell office:value-type="string" office:string-value="60.87770775758217" table:formula="of:=RIGHT([.B129];LEN([.B129])-5)" table:style-name="ce3">
            <text:p>60.87770775758217</text:p>
          </table:table-cell>
          <table:table-cell table:number-columns-repeated="2" table:style-name="ce1"/>
          <table:table-cell office:value-type="float" office:value="60.877707757582101" table:formula="of:=[.E129]+0" table:style-name="ce3">
            <text:p>60.8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5<text:span text:style-name="T1">: </text:span><text:span text:style-name="T2">53.347915220653114</text:span></text:p>
          </table:table-cell>
          <table:table-cell table:number-columns-repeated="2" table:style-name="ce1"/>
          <table:table-cell office:value-type="string" office:string-value="53.347915220653114" table:formula="of:=RIGHT([.B130];LEN([.B130])-5)" table:style-name="ce3">
            <text:p>53.347915220653114</text:p>
          </table:table-cell>
          <table:table-cell table:number-columns-repeated="2" table:style-name="ce1"/>
          <table:table-cell office:value-type="float" office:value="53.3479152206531" table:formula="of:=[.E130]+0" table:style-name="ce3">
            <text:p>53.3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6<text:span text:style-name="T1">: </text:span><text:span text:style-name="T2">51.190093755198184</text:span></text:p>
          </table:table-cell>
          <table:table-cell table:number-columns-repeated="2" table:style-name="ce1"/>
          <table:table-cell office:value-type="string" office:string-value="51.190093755198184" table:formula="of:=RIGHT([.B131];LEN([.B131])-5)" table:style-name="ce3">
            <text:p>51.190093755198184</text:p>
          </table:table-cell>
          <table:table-cell table:number-columns-repeated="2" table:style-name="ce1"/>
          <table:table-cell office:value-type="float" office:value="51.190093755198099" table:formula="of:=[.E131]+0" table:style-name="ce3">
            <text:p>51.1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7<text:span text:style-name="T1">: </text:span><text:span text:style-name="T2">47.40835301768258</text:span></text:p>
          </table:table-cell>
          <table:table-cell table:number-columns-repeated="2" table:style-name="ce1"/>
          <table:table-cell office:value-type="string" office:string-value="47.40835301768258" table:formula="of:=RIGHT([.B132];LEN([.B132])-5)" table:style-name="ce3">
            <text:p>47.40835301768258</text:p>
          </table:table-cell>
          <table:table-cell table:number-columns-repeated="2" table:style-name="ce1"/>
          <table:table-cell office:value-type="float" office:value="47.408353017682501" table:formula="of:=[.E132]+0" table:style-name="ce3">
            <text:p>47.4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8<text:span text:style-name="T1">: </text:span><text:span text:style-name="T2">54.13789853946488</text:span></text:p>
          </table:table-cell>
          <table:table-cell table:number-columns-repeated="2" table:style-name="ce1"/>
          <table:table-cell office:value-type="string" office:string-value="54.13789853946488" table:formula="of:=RIGHT([.B133];LEN([.B133])-5)" table:style-name="ce3">
            <text:p>54.13789853946488</text:p>
          </table:table-cell>
          <table:table-cell table:number-columns-repeated="2" table:style-name="ce1"/>
          <table:table-cell office:value-type="float" office:value="54.1378985394648" table:formula="of:=[.E133]+0" table:style-name="ce3">
            <text:p>54.1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9<text:span text:style-name="T1">: </text:span><text:span text:style-name="T2">60.70222411823124</text:span></text:p>
          </table:table-cell>
          <table:table-cell table:number-columns-repeated="2" table:style-name="ce1"/>
          <table:table-cell office:value-type="string" office:string-value="60.70222411823124" table:formula="of:=RIGHT([.B134];LEN([.B134])-5)" table:style-name="ce3">
            <text:p>60.70222411823124</text:p>
          </table:table-cell>
          <table:table-cell table:number-columns-repeated="2" table:style-name="ce1"/>
          <table:table-cell office:value-type="float" office:value="60.7022241182312" table:formula="of:=[.E134]+0" table:style-name="ce3">
            <text:p>60.7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0<text:span text:style-name="T1">: </text:span><text:span text:style-name="T2">54.597215033665464</text:span></text:p>
          </table:table-cell>
          <table:table-cell table:number-columns-repeated="2" table:style-name="ce1"/>
          <table:table-cell office:value-type="string" office:string-value="54.597215033665464" table:formula="of:=RIGHT([.B135];LEN([.B135])-5)" table:style-name="ce3">
            <text:p>54.597215033665464</text:p>
          </table:table-cell>
          <table:table-cell table:number-columns-repeated="2" table:style-name="ce1"/>
          <table:table-cell office:value-type="float" office:value="54.5972150336654" table:formula="of:=[.E135]+0" table:style-name="ce3">
            <text:p>54.6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1<text:span text:style-name="T1">: </text:span><text:span text:style-name="T2">48.32132259921758</text:span></text:p>
          </table:table-cell>
          <table:table-cell table:number-columns-repeated="2" table:style-name="ce1"/>
          <table:table-cell office:value-type="string" office:string-value="48.32132259921758" table:formula="of:=RIGHT([.B136];LEN([.B136])-5)" table:style-name="ce3">
            <text:p>48.32132259921758</text:p>
          </table:table-cell>
          <table:table-cell table:number-columns-repeated="2" table:style-name="ce1"/>
          <table:table-cell office:value-type="float" office:value="48.321322599217503" table:formula="of:=[.E136]+0" table:style-name="ce3">
            <text:p>48.3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2<text:span text:style-name="T1">: </text:span><text:span text:style-name="T2">56.94107507390739</text:span></text:p>
          </table:table-cell>
          <table:table-cell table:number-columns-repeated="2" table:style-name="ce1"/>
          <table:table-cell office:value-type="string" office:string-value="56.94107507390739" table:formula="of:=RIGHT([.B137];LEN([.B137])-5)" table:style-name="ce3">
            <text:p>56.94107507390739</text:p>
          </table:table-cell>
          <table:table-cell table:number-columns-repeated="2" table:style-name="ce1"/>
          <table:table-cell office:value-type="float" office:value="56.941075073907299" table:formula="of:=[.E137]+0" table:style-name="ce3">
            <text:p>56.9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3<text:span text:style-name="T1">: </text:span><text:span text:style-name="T2">59.254921786370666</text:span></text:p>
          </table:table-cell>
          <table:table-cell table:number-columns-repeated="2" table:style-name="ce1"/>
          <table:table-cell office:value-type="string" office:string-value="59.254921786370666" table:formula="of:=RIGHT([.B138];LEN([.B138])-5)" table:style-name="ce3">
            <text:p>59.254921786370666</text:p>
          </table:table-cell>
          <table:table-cell table:number-columns-repeated="2" table:style-name="ce1"/>
          <table:table-cell office:value-type="float" office:value="59.254921786370602" table:formula="of:=[.E138]+0" table:style-name="ce3">
            <text:p>59.2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4<text:span text:style-name="T1">: </text:span><text:span text:style-name="T2">62.41628710083963</text:span></text:p>
          </table:table-cell>
          <table:table-cell table:number-columns-repeated="2" table:style-name="ce1"/>
          <table:table-cell office:value-type="string" office:string-value="62.41628710083963" table:formula="of:=RIGHT([.B139];LEN([.B139])-5)" table:style-name="ce3">
            <text:p>62.41628710083963</text:p>
          </table:table-cell>
          <table:table-cell table:number-columns-repeated="2" table:style-name="ce1"/>
          <table:table-cell office:value-type="float" office:value="62.416287100839597" table:formula="of:=[.E139]+0" table:style-name="ce3">
            <text:p>62.4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5<text:span text:style-name="T1">: </text:span><text:span text:style-name="T2">59.526658651232104</text:span></text:p>
          </table:table-cell>
          <table:table-cell table:number-columns-repeated="2" table:style-name="ce1"/>
          <table:table-cell office:value-type="string" office:string-value="59.526658651232104" table:formula="of:=RIGHT([.B140];LEN([.B140])-5)" table:style-name="ce3">
            <text:p>59.526658651232104</text:p>
          </table:table-cell>
          <table:table-cell table:number-columns-repeated="2" table:style-name="ce1"/>
          <table:table-cell office:value-type="float" office:value="59.526658651232097" table:formula="of:=[.E140]+0" table:style-name="ce3">
            <text:p>59.5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6<text:span text:style-name="T1">: </text:span><text:span text:style-name="T2">67.05700541489949</text:span></text:p>
          </table:table-cell>
          <table:table-cell table:number-columns-repeated="2" table:style-name="ce1"/>
          <table:table-cell office:value-type="string" office:string-value="67.05700541489949" table:formula="of:=RIGHT([.B141];LEN([.B141])-5)" table:style-name="ce3">
            <text:p>67.05700541489949</text:p>
          </table:table-cell>
          <table:table-cell table:number-columns-repeated="2" table:style-name="ce1"/>
          <table:table-cell office:value-type="float" office:value="67.057005414899393" table:formula="of:=[.E141]+0" table:style-name="ce3">
            <text:p>67.0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7<text:span text:style-name="T1">: </text:span><text:span text:style-name="T2">61.14340963021554</text:span></text:p>
          </table:table-cell>
          <table:table-cell table:number-columns-repeated="2" table:style-name="ce1"/>
          <table:table-cell office:value-type="string" office:string-value="61.14340963021554" table:formula="of:=RIGHT([.B142];LEN([.B142])-5)" table:style-name="ce3">
            <text:p>61.14340963021554</text:p>
          </table:table-cell>
          <table:table-cell table:number-columns-repeated="2" table:style-name="ce1"/>
          <table:table-cell office:value-type="float" office:value="61.143409630215501" table:formula="of:=[.E142]+0" table:style-name="ce3">
            <text:p>61.1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8<text:span text:style-name="T1">: </text:span><text:span text:style-name="T2">58.51752011485494</text:span></text:p>
          </table:table-cell>
          <table:table-cell table:number-columns-repeated="2" table:style-name="ce1"/>
          <table:table-cell office:value-type="string" office:string-value="58.51752011485494" table:formula="of:=RIGHT([.B143];LEN([.B143])-5)" table:style-name="ce3">
            <text:p>58.51752011485494</text:p>
          </table:table-cell>
          <table:table-cell table:number-columns-repeated="2" table:style-name="ce1"/>
          <table:table-cell office:value-type="float" office:value="58.517520114854896" table:formula="of:=[.E143]+0" table:style-name="ce3">
            <text:p>58.5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9<text:span text:style-name="T1">: </text:span><text:span text:style-name="T2">57.42883222429144</text:span></text:p>
          </table:table-cell>
          <table:table-cell table:number-columns-repeated="2" table:style-name="ce1"/>
          <table:table-cell office:value-type="string" office:string-value="57.42883222429144" table:formula="of:=RIGHT([.B144];LEN([.B144])-5)" table:style-name="ce3">
            <text:p>57.42883222429144</text:p>
          </table:table-cell>
          <table:table-cell table:number-columns-repeated="2" table:style-name="ce1"/>
          <table:table-cell office:value-type="float" office:value="57.428832224291398" table:formula="of:=[.E144]+0" table:style-name="ce3">
            <text:p>57.4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0<text:span text:style-name="T1">: </text:span><text:span text:style-name="T2">55.178762191594515</text:span></text:p>
          </table:table-cell>
          <table:table-cell table:number-columns-repeated="2" table:style-name="ce1"/>
          <table:table-cell office:value-type="string" office:string-value="55.178762191594515" table:formula="of:=RIGHT([.B145];LEN([.B145])-5)" table:style-name="ce3">
            <text:p>55.178762191594515</text:p>
          </table:table-cell>
          <table:table-cell table:number-columns-repeated="2" table:style-name="ce1"/>
          <table:table-cell office:value-type="float" office:value="55.178762191594501" table:formula="of:=[.E145]+0" table:style-name="ce3">
            <text:p>55.1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1<text:span text:style-name="T1">: </text:span><text:span text:style-name="T2">52.26355223513427</text:span></text:p>
          </table:table-cell>
          <table:table-cell table:number-columns-repeated="2" table:style-name="ce1"/>
          <table:table-cell office:value-type="string" office:string-value="52.26355223513427" table:formula="of:=RIGHT([.B146];LEN([.B146])-5)" table:style-name="ce3">
            <text:p>52.26355223513427</text:p>
          </table:table-cell>
          <table:table-cell table:number-columns-repeated="2" table:style-name="ce1"/>
          <table:table-cell office:value-type="float" office:value="52.263552235134199" table:formula="of:=[.E146]+0" table:style-name="ce3">
            <text:p>52.2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2<text:span text:style-name="T1">: </text:span><text:span text:style-name="T2">56.8084813008572</text:span></text:p>
          </table:table-cell>
          <table:table-cell table:number-columns-repeated="2" table:style-name="ce1"/>
          <table:table-cell office:value-type="string" office:string-value="56.8084813008572" table:formula="of:=RIGHT([.B147];LEN([.B147])-5)" table:style-name="ce3">
            <text:p>56.8084813008572</text:p>
          </table:table-cell>
          <table:table-cell table:number-columns-repeated="2" table:style-name="ce1"/>
          <table:table-cell office:value-type="float" office:value="56.808481300857203" table:formula="of:=[.E147]+0" table:style-name="ce3">
            <text:p>56.8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3<text:span text:style-name="T1">: </text:span><text:span text:style-name="T2">49.556713970963685</text:span></text:p>
          </table:table-cell>
          <table:table-cell table:number-columns-repeated="2" table:style-name="ce1"/>
          <table:table-cell office:value-type="string" office:string-value="49.556713970963685" table:formula="of:=RIGHT([.B148];LEN([.B148])-5)" table:style-name="ce3">
            <text:p>49.556713970963685</text:p>
          </table:table-cell>
          <table:table-cell table:number-columns-repeated="2" table:style-name="ce1"/>
          <table:table-cell office:value-type="float" office:value="49.5567139709636" table:formula="of:=[.E148]+0" table:style-name="ce3">
            <text:p>49.5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4<text:span text:style-name="T1">: </text:span><text:span text:style-name="T2">54.720473093622765</text:span></text:p>
          </table:table-cell>
          <table:table-cell table:number-columns-repeated="2" table:style-name="ce1"/>
          <table:table-cell office:value-type="string" office:string-value="54.720473093622765" table:formula="of:=RIGHT([.B149];LEN([.B149])-5)" table:style-name="ce3">
            <text:p>54.720473093622765</text:p>
          </table:table-cell>
          <table:table-cell table:number-columns-repeated="2" table:style-name="ce1"/>
          <table:table-cell office:value-type="float" office:value="54.720473093622701" table:formula="of:=[.E149]+0" table:style-name="ce3">
            <text:p>54.7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5<text:span text:style-name="T1">: </text:span><text:span text:style-name="T2">56.797753837428914</text:span></text:p>
          </table:table-cell>
          <table:table-cell table:number-columns-repeated="2" table:style-name="ce1"/>
          <table:table-cell office:value-type="string" office:string-value="56.797753837428914" table:formula="of:=RIGHT([.B150];LEN([.B150])-5)" table:style-name="ce3">
            <text:p>56.797753837428914</text:p>
          </table:table-cell>
          <table:table-cell table:number-columns-repeated="2" table:style-name="ce1"/>
          <table:table-cell office:value-type="float" office:value="56.7977538374289" table:formula="of:=[.E150]+0" table:style-name="ce3">
            <text:p>56.8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6<text:span text:style-name="T1">: </text:span><text:span text:style-name="T2">61.86222338298472</text:span></text:p>
          </table:table-cell>
          <table:table-cell table:number-columns-repeated="2" table:style-name="ce1"/>
          <table:table-cell office:value-type="string" office:string-value="61.86222338298472" table:formula="of:=RIGHT([.B151];LEN([.B151])-5)" table:style-name="ce3">
            <text:p>61.86222338298472</text:p>
          </table:table-cell>
          <table:table-cell table:number-columns-repeated="2" table:style-name="ce1"/>
          <table:table-cell office:value-type="float" office:value="61.862223382984702" table:formula="of:=[.E151]+0" table:style-name="ce3">
            <text:p>61.8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7<text:span text:style-name="T1">: </text:span><text:span text:style-name="T2">63.82680627943015</text:span></text:p>
          </table:table-cell>
          <table:table-cell table:number-columns-repeated="2" table:style-name="ce1"/>
          <table:table-cell office:value-type="string" office:string-value="63.82680627943015" table:formula="of:=RIGHT([.B152];LEN([.B152])-5)" table:style-name="ce3">
            <text:p>63.82680627943015</text:p>
          </table:table-cell>
          <table:table-cell table:number-columns-repeated="2" table:style-name="ce1"/>
          <table:table-cell office:value-type="float" office:value="63.826806279430102" table:formula="of:=[.E152]+0" table:style-name="ce3">
            <text:p>63.8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8<text:span text:style-name="T1">: </text:span><text:span text:style-name="T2">60.535522951638505</text:span></text:p>
          </table:table-cell>
          <table:table-cell table:number-columns-repeated="2" table:style-name="ce1"/>
          <table:table-cell office:value-type="string" office:string-value="60.535522951638505" table:formula="of:=RIGHT([.B153];LEN([.B153])-5)" table:style-name="ce3">
            <text:p>60.535522951638505</text:p>
          </table:table-cell>
          <table:table-cell table:number-columns-repeated="2" table:style-name="ce1"/>
          <table:table-cell office:value-type="float" office:value="60.535522951638498" table:formula="of:=[.E153]+0" table:style-name="ce3">
            <text:p>60.5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9<text:span text:style-name="T1">: </text:span><text:span text:style-name="T2">58.39198942458237</text:span></text:p>
          </table:table-cell>
          <table:table-cell table:number-columns-repeated="2" table:style-name="ce1"/>
          <table:table-cell office:value-type="string" office:string-value="58.39198942458237" table:formula="of:=RIGHT([.B154];LEN([.B154])-5)" table:style-name="ce3">
            <text:p>58.39198942458237</text:p>
          </table:table-cell>
          <table:table-cell table:number-columns-repeated="2" table:style-name="ce1"/>
          <table:table-cell office:value-type="float" office:value="58.391989424582299" table:formula="of:=[.E154]+0" table:style-name="ce3">
            <text:p>58.3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50<text:span text:style-name="T1">: </text:span><text:span text:style-name="T2">62.09894859865523</text:span></text:p>
          </table:table-cell>
          <table:table-cell table:number-columns-repeated="2" table:style-name="ce1"/>
          <table:table-cell office:value-type="string" office:string-value="62.09894859865523" table:formula="of:=RIGHT([.B155];LEN([.B155])-5)" table:style-name="ce3">
            <text:p>62.09894859865523</text:p>
          </table:table-cell>
          <table:table-cell table:number-columns-repeated="2" table:style-name="ce1"/>
          <table:table-cell office:value-type="float" office:value="62.098948598655198" table:formula="of:=[.E155]+0" table:style-name="ce3">
            <text:p>62.10</text:p>
          </table:table-cell>
          <table:table-cell table:number-columns-repeated="16376"/>
        </table:table-row>
        <table:table-row table:number-rows-repeated="1048421" table:style-name="ro1">
          <table:table-cell table:number-columns-repeated="16384"/>
        </table:table-row>
      </table:table>
      <table:table table:name="sheet_2" table:style-name="ta1">
        <table:table-column table:style-name="co1" table:default-cell-style-name="ce1"/>
        <table:table-column table:style-name="co6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ound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0<text:span text:style-name="T1">: </text:span><text:span text:style-name="T2">2.4099803870816534</text:span></text:p>
          </table:table-cell>
          <table:table-cell table:number-columns-repeated="2" table:style-name="ce1"/>
          <table:table-cell office:value-type="string" office:string-value="2.4099803870816534" table:formula="of:=RIGHT([.B5];LEN([.B5])-3)" table:style-name="ce3">
            <text:p>2.4099803870816534</text:p>
          </table:table-cell>
          <table:table-cell table:number-columns-repeated="2" table:style-name="ce1"/>
          <table:table-cell office:value-type="float" office:value="2.4099803870816499" table:formula="of:=[.E5]+0" table:style-name="ce3">
            <text:p>2.41</text:p>
          </table:table-cell>
          <table:table-cell/>
          <table:table-cell table:style-name="ce1">
            <draw:frame draw:z-index="1" draw:id="id2" draw:style-name="a2" draw:name="Chart 1" svg:x="0.65833in" svg:y="0in" svg:width="9.56667in" svg:height="5.27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2" table:formula="of:=[.A5]+1" table:style-name="ce1">
            <text:p>2</text:p>
          </table:table-cell>
          <table:table-cell office:value-type="string" table:style-name="ce2">
            <text:p>1<text:span text:style-name="T1">: </text:span><text:span text:style-name="T2">9.79650037387684</text:span></text:p>
          </table:table-cell>
          <table:table-cell table:number-columns-repeated="2" table:style-name="ce1"/>
          <table:table-cell office:value-type="string" office:string-value="9.79650037387684" table:formula="of:=RIGHT([.B6];LEN([.B6])-3)" table:style-name="ce3">
            <text:p>9.79650037387684</text:p>
          </table:table-cell>
          <table:table-cell table:number-columns-repeated="2" table:style-name="ce1"/>
          <table:table-cell office:value-type="float" office:value="9.7965003738768406" table:formula="of:=[.E6]+0" table:style-name="ce3">
            <text:p>9.80</text:p>
          </table:table-cell>
          <table:table-cell table:number-columns-repeated="16376"/>
        </table:table-row>
        <table:table-row table:style-name="ro1">
          <table:table-cell office:value-type="float" office:value="3" table:formula="of:=[.A6]+1" table:style-name="ce1">
            <text:p>3</text:p>
          </table:table-cell>
          <table:table-cell office:value-type="string" table:style-name="ce2">
            <text:p>2<text:span text:style-name="T1">: </text:span><text:span text:style-name="T2">15.748703616794543</text:span></text:p>
          </table:table-cell>
          <table:table-cell table:number-columns-repeated="2" table:style-name="ce1"/>
          <table:table-cell office:value-type="string" office:string-value="15.748703616794543" table:formula="of:=RIGHT([.B7];LEN([.B7])-3)" table:style-name="ce3">
            <text:p>15.748703616794543</text:p>
          </table:table-cell>
          <table:table-cell table:number-columns-repeated="2" table:style-name="ce1"/>
          <table:table-cell office:value-type="float" office:value="15.748703616794501" table:formula="of:=[.E7]+0" table:style-name="ce3">
            <text:p>15.75</text:p>
          </table:table-cell>
          <table:table-cell table:number-columns-repeated="16376"/>
        </table:table-row>
        <table:table-row table:style-name="ro1">
          <table:table-cell office:value-type="float" office:value="4" table:formula="of:=[.A7]+1" table:style-name="ce1">
            <text:p>4</text:p>
          </table:table-cell>
          <table:table-cell office:value-type="string" table:style-name="ce2">
            <text:p>3<text:span text:style-name="T1">: </text:span><text:span text:style-name="T2">16.959352519066513</text:span></text:p>
          </table:table-cell>
          <table:table-cell table:number-columns-repeated="2" table:style-name="ce1"/>
          <table:table-cell office:value-type="string" office:string-value="16.959352519066513" table:formula="of:=RIGHT([.B8];LEN([.B8])-3)" table:style-name="ce3">
            <text:p>16.959352519066513</text:p>
          </table:table-cell>
          <table:table-cell table:number-columns-repeated="2" table:style-name="ce1"/>
          <table:table-cell office:value-type="float" office:value="16.959352519066499" table:formula="of:=[.E8]+0" table:style-name="ce3">
            <text:p>16.96</text:p>
          </table:table-cell>
          <table:table-cell table:number-columns-repeated="16376"/>
        </table:table-row>
        <table:table-row table:style-name="ro1">
          <table:table-cell office:value-type="float" office:value="5" table:formula="of:=[.A8]+1" table:style-name="ce1">
            <text:p>5</text:p>
          </table:table-cell>
          <table:table-cell office:value-type="string" table:style-name="ce2">
            <text:p>4<text:span text:style-name="T1">: </text:span><text:span text:style-name="T2">20.062207358166248</text:span></text:p>
          </table:table-cell>
          <table:table-cell table:number-columns-repeated="2" table:style-name="ce1"/>
          <table:table-cell office:value-type="string" office:string-value="20.062207358166248" table:formula="of:=RIGHT([.B9];LEN([.B9])-3)" table:style-name="ce3">
            <text:p>20.062207358166248</text:p>
          </table:table-cell>
          <table:table-cell table:number-columns-repeated="2" table:style-name="ce1"/>
          <table:table-cell office:value-type="float" office:value="20.062207358166201" table:formula="of:=[.E9]+0" table:style-name="ce3">
            <text:p>20.06</text:p>
          </table:table-cell>
          <table:table-cell table:number-columns-repeated="16376"/>
        </table:table-row>
        <table:table-row table:style-name="ro1">
          <table:table-cell office:value-type="float" office:value="6" table:formula="of:=[.A9]+1" table:style-name="ce1">
            <text:p>6</text:p>
          </table:table-cell>
          <table:table-cell office:value-type="string" table:style-name="ce2">
            <text:p>5<text:span text:style-name="T1">: </text:span><text:span text:style-name="T2">17.738624480555387</text:span></text:p>
          </table:table-cell>
          <table:table-cell table:number-columns-repeated="2" table:style-name="ce1"/>
          <table:table-cell office:value-type="string" office:string-value="17.738624480555387" table:formula="of:=RIGHT([.B10];LEN([.B10])-3)" table:style-name="ce3">
            <text:p>17.738624480555387</text:p>
          </table:table-cell>
          <table:table-cell table:number-columns-repeated="2" table:style-name="ce1"/>
          <table:table-cell office:value-type="float" office:value="17.738624480555298" table:formula="of:=[.E10]+0" table:style-name="ce3">
            <text:p>17.74</text:p>
          </table:table-cell>
          <table:table-cell table:number-columns-repeated="16376"/>
        </table:table-row>
        <table:table-row table:style-name="ro1">
          <table:table-cell office:value-type="float" office:value="7" table:formula="of:=[.A10]+1" table:style-name="ce1">
            <text:p>7</text:p>
          </table:table-cell>
          <table:table-cell office:value-type="string" table:style-name="ce2">
            <text:p>6<text:span text:style-name="T1">: </text:span><text:span text:style-name="T2">18.542625649110242</text:span></text:p>
          </table:table-cell>
          <table:table-cell table:number-columns-repeated="2" table:style-name="ce1"/>
          <table:table-cell office:value-type="string" office:string-value="18.542625649110242" table:formula="of:=RIGHT([.B11];LEN([.B11])-3)" table:style-name="ce3">
            <text:p>18.542625649110242</text:p>
          </table:table-cell>
          <table:table-cell table:number-columns-repeated="2" table:style-name="ce1"/>
          <table:table-cell office:value-type="float" office:value="18.5426256491102" table:formula="of:=[.E11]+0" table:style-name="ce3">
            <text:p>18.54</text:p>
          </table:table-cell>
          <table:table-cell table:number-columns-repeated="16376"/>
        </table:table-row>
        <table:table-row table:style-name="ro1">
          <table:table-cell office:value-type="float" office:value="8" table:formula="of:=[.A11]+1" table:style-name="ce1">
            <text:p>8</text:p>
          </table:table-cell>
          <table:table-cell office:value-type="string" table:style-name="ce2">
            <text:p>7<text:span text:style-name="T1">: </text:span><text:span text:style-name="T2">24.056212477132284</text:span></text:p>
          </table:table-cell>
          <table:table-cell table:number-columns-repeated="2" table:style-name="ce1"/>
          <table:table-cell office:value-type="string" office:string-value="24.056212477132284" table:formula="of:=RIGHT([.B12];LEN([.B12])-3)" table:style-name="ce3">
            <text:p>24.056212477132284</text:p>
          </table:table-cell>
          <table:table-cell table:number-columns-repeated="2" table:style-name="ce1"/>
          <table:table-cell office:value-type="float" office:value="24.056212477132199" table:formula="of:=[.E12]+0" table:style-name="ce3">
            <text:p>24.06</text:p>
          </table:table-cell>
          <table:table-cell table:number-columns-repeated="16376"/>
        </table:table-row>
        <table:table-row table:style-name="ro1">
          <table:table-cell office:value-type="float" office:value="9" table:formula="of:=[.A12]+1" table:style-name="ce1">
            <text:p>9</text:p>
          </table:table-cell>
          <table:table-cell office:value-type="string" table:style-name="ce2">
            <text:p>8<text:span text:style-name="T1">: </text:span><text:span text:style-name="T2">16.70523041029056</text:span></text:p>
          </table:table-cell>
          <table:table-cell table:number-columns-repeated="2" table:style-name="ce1"/>
          <table:table-cell office:value-type="string" office:string-value="16.70523041029056" table:formula="of:=RIGHT([.B13];LEN([.B13])-3)" table:style-name="ce3">
            <text:p>16.70523041029056</text:p>
          </table:table-cell>
          <table:table-cell table:number-columns-repeated="2" table:style-name="ce1"/>
          <table:table-cell office:value-type="float" office:value="16.7052304102905" table:formula="of:=[.E13]+0" table:style-name="ce3">
            <text:p>16.71</text:p>
          </table:table-cell>
          <table:table-cell table:number-columns-repeated="16376"/>
        </table:table-row>
        <table:table-row table:style-name="ro1">
          <table:table-cell office:value-type="float" office:value="10" table:formula="of:=[.A13]+1" table:style-name="ce1">
            <text:p>10</text:p>
          </table:table-cell>
          <table:table-cell office:value-type="string" table:style-name="ce2">
            <text:p>9<text:span text:style-name="T1">: </text:span><text:span text:style-name="T2">19.64523612059589</text:span></text:p>
          </table:table-cell>
          <table:table-cell table:number-columns-repeated="2" table:style-name="ce1"/>
          <table:table-cell office:value-type="string" office:string-value="19.64523612059589" table:formula="of:=RIGHT([.B14];LEN([.B14])-3)" table:style-name="ce3">
            <text:p>19.64523612059589</text:p>
          </table:table-cell>
          <table:table-cell table:number-columns-repeated="2" table:style-name="ce1"/>
          <table:table-cell office:value-type="float" office:value="19.645236120595801" table:formula="of:=[.E14]+0" table:style-name="ce3">
            <text:p>19.65</text:p>
          </table:table-cell>
          <table:table-cell table:number-columns-repeated="16376"/>
        </table:table-row>
        <table:table-row table:style-name="ro1">
          <table:table-cell office:value-type="float" office:value="11" table:formula="of:=[.A14]+1" table:style-name="ce1">
            <text:p>11</text:p>
          </table:table-cell>
          <table:table-cell office:value-type="string" table:style-name="ce2">
            <text:p>10<text:span text:style-name="T1">: </text:span><text:span text:style-name="T2">17.69573045168684</text:span></text:p>
          </table:table-cell>
          <table:table-cell table:number-columns-repeated="2" table:style-name="ce1"/>
          <table:table-cell office:value-type="string" office:string-value="17.69573045168684" table:formula="of:=RIGHT([.B15];LEN([.B15])-4)" table:style-name="ce3">
            <text:p>17.69573045168684</text:p>
          </table:table-cell>
          <table:table-cell table:number-columns-repeated="2" table:style-name="ce1"/>
          <table:table-cell office:value-type="float" office:value="17.695730451686799" table:formula="of:=[.E15]+0" table:style-name="ce3">
            <text:p>17.70</text:p>
          </table:table-cell>
          <table:table-cell table:number-columns-repeated="16376"/>
        </table:table-row>
        <table:table-row table:style-name="ro1">
          <table:table-cell office:value-type="float" office:value="12" table:formula="of:=[.A15]+1" table:style-name="ce1">
            <text:p>12</text:p>
          </table:table-cell>
          <table:table-cell office:value-type="string" table:style-name="ce2">
            <text:p>11<text:span text:style-name="T1">: </text:span><text:span text:style-name="T2">25.184914364967987</text:span></text:p>
          </table:table-cell>
          <table:table-cell table:number-columns-repeated="2" table:style-name="ce1"/>
          <table:table-cell office:value-type="string" office:string-value="25.184914364967987" table:formula="of:=RIGHT([.B16];LEN([.B16])-4)" table:style-name="ce3">
            <text:p>25.184914364967987</text:p>
          </table:table-cell>
          <table:table-cell table:number-columns-repeated="2" table:style-name="ce1"/>
          <table:table-cell office:value-type="float" office:value="25.184914364967899" table:formula="of:=[.E16]+0" table:style-name="ce3">
            <text:p>25.18</text:p>
          </table:table-cell>
          <table:table-cell table:number-columns-repeated="16376"/>
        </table:table-row>
        <table:table-row table:style-name="ro1">
          <table:table-cell office:value-type="float" office:value="13" table:formula="of:=[.A16]+1" table:style-name="ce1">
            <text:p>13</text:p>
          </table:table-cell>
          <table:table-cell office:value-type="string" table:style-name="ce2">
            <text:p>12<text:span text:style-name="T1">: </text:span><text:span text:style-name="T2">13.15886721474721</text:span></text:p>
          </table:table-cell>
          <table:table-cell table:number-columns-repeated="2" table:style-name="ce1"/>
          <table:table-cell office:value-type="string" office:string-value="13.15886721474721" table:formula="of:=RIGHT([.B17];LEN([.B17])-4)" table:style-name="ce3">
            <text:p>13.15886721474721</text:p>
          </table:table-cell>
          <table:table-cell table:number-columns-repeated="2" table:style-name="ce1"/>
          <table:table-cell office:value-type="float" office:value="13.1588672147472" table:formula="of:=[.E17]+0" table:style-name="ce3">
            <text:p>13.16</text:p>
          </table:table-cell>
          <table:table-cell table:number-columns-repeated="16376"/>
        </table:table-row>
        <table:table-row table:style-name="ro1">
          <table:table-cell office:value-type="float" office:value="14" table:formula="of:=[.A17]+1" table:style-name="ce1">
            <text:p>14</text:p>
          </table:table-cell>
          <table:table-cell office:value-type="string" table:style-name="ce2">
            <text:p>13<text:span text:style-name="T1">: </text:span><text:span text:style-name="T2">24.348808293963696</text:span></text:p>
          </table:table-cell>
          <table:table-cell table:number-columns-repeated="2" table:style-name="ce1"/>
          <table:table-cell office:value-type="string" office:string-value="24.348808293963696" table:formula="of:=RIGHT([.B18];LEN([.B18])-4)" table:style-name="ce3">
            <text:p>24.348808293963696</text:p>
          </table:table-cell>
          <table:table-cell table:number-columns-repeated="2" table:style-name="ce1"/>
          <table:table-cell office:value-type="float" office:value="24.3488082939636" table:formula="of:=[.E18]+0" table:style-name="ce3">
            <text:p>24.35</text:p>
          </table:table-cell>
          <table:table-cell table:number-columns-repeated="16376"/>
        </table:table-row>
        <table:table-row table:style-name="ro1">
          <table:table-cell office:value-type="float" office:value="15" table:formula="of:=[.A18]+1" table:style-name="ce1">
            <text:p>15</text:p>
          </table:table-cell>
          <table:table-cell office:value-type="string" table:style-name="ce2">
            <text:p>14<text:span text:style-name="T1">: </text:span><text:span text:style-name="T2">23.779295414654936</text:span></text:p>
          </table:table-cell>
          <table:table-cell table:number-columns-repeated="2" table:style-name="ce1"/>
          <table:table-cell office:value-type="string" office:string-value="23.779295414654936" table:formula="of:=RIGHT([.B19];LEN([.B19])-4)" table:style-name="ce3">
            <text:p>23.779295414654936</text:p>
          </table:table-cell>
          <table:table-cell table:number-columns-repeated="2" table:style-name="ce1"/>
          <table:table-cell office:value-type="float" office:value="23.7792954146549" table:formula="of:=[.E19]+0" table:style-name="ce3">
            <text:p>23.78</text:p>
          </table:table-cell>
          <table:table-cell table:number-columns-repeated="16376"/>
        </table:table-row>
        <table:table-row table:style-name="ro1">
          <table:table-cell office:value-type="float" office:value="16" table:formula="of:=[.A19]+1" table:style-name="ce1">
            <text:p>16</text:p>
          </table:table-cell>
          <table:table-cell office:value-type="string" table:style-name="ce2">
            <text:p>15<text:span text:style-name="T1">: </text:span><text:span text:style-name="T2">28.302235374071124</text:span></text:p>
          </table:table-cell>
          <table:table-cell table:number-columns-repeated="2" table:style-name="ce1"/>
          <table:table-cell office:value-type="string" office:string-value="28.302235374071124" table:formula="of:=RIGHT([.B20];LEN([.B20])-4)" table:style-name="ce3">
            <text:p>28.302235374071124</text:p>
          </table:table-cell>
          <table:table-cell table:number-columns-repeated="2" table:style-name="ce1"/>
          <table:table-cell office:value-type="float" office:value="28.302235374071099" table:formula="of:=[.E20]+0" table:style-name="ce3">
            <text:p>28.30</text:p>
          </table:table-cell>
          <table:table-cell table:number-columns-repeated="16376"/>
        </table:table-row>
        <table:table-row table:style-name="ro1">
          <table:table-cell office:value-type="float" office:value="17" table:formula="of:=[.A20]+1" table:style-name="ce1">
            <text:p>17</text:p>
          </table:table-cell>
          <table:table-cell office:value-type="string" table:style-name="ce2">
            <text:p>16<text:span text:style-name="T1">: </text:span><text:span text:style-name="T2">33.310240948836494</text:span></text:p>
          </table:table-cell>
          <table:table-cell table:number-columns-repeated="2" table:style-name="ce1"/>
          <table:table-cell office:value-type="string" office:string-value="33.310240948836494" table:formula="of:=RIGHT([.B21];LEN([.B21])-4)" table:style-name="ce3">
            <text:p>33.310240948836494</text:p>
          </table:table-cell>
          <table:table-cell table:number-columns-repeated="2" table:style-name="ce1"/>
          <table:table-cell office:value-type="float" office:value="33.310240948836402" table:formula="of:=[.E21]+0" table:style-name="ce3">
            <text:p>33.31</text:p>
          </table:table-cell>
          <table:table-cell table:number-columns-repeated="16376"/>
        </table:table-row>
        <table:table-row table:style-name="ro1">
          <table:table-cell office:value-type="float" office:value="18" table:formula="of:=[.A21]+1" table:style-name="ce1">
            <text:p>18</text:p>
          </table:table-cell>
          <table:table-cell office:value-type="string" table:style-name="ce2">
            <text:p>17<text:span text:style-name="T1">: </text:span><text:span text:style-name="T2">35.239351638616895</text:span></text:p>
          </table:table-cell>
          <table:table-cell table:number-columns-repeated="2" table:style-name="ce1"/>
          <table:table-cell office:value-type="string" office:string-value="35.239351638616895" table:formula="of:=RIGHT([.B22];LEN([.B22])-4)" table:style-name="ce3">
            <text:p>35.239351638616895</text:p>
          </table:table-cell>
          <table:table-cell table:number-columns-repeated="2" table:style-name="ce1"/>
          <table:table-cell office:value-type="float" office:value="35.239351638616803" table:formula="of:=[.E22]+0" table:style-name="ce3">
            <text:p>35.24</text:p>
          </table:table-cell>
          <table:table-cell table:number-columns-repeated="16376"/>
        </table:table-row>
        <table:table-row table:style-name="ro1">
          <table:table-cell office:value-type="float" office:value="19" table:formula="of:=[.A22]+1" table:style-name="ce1">
            <text:p>19</text:p>
          </table:table-cell>
          <table:table-cell office:value-type="string" table:style-name="ce2">
            <text:p>18<text:span text:style-name="T1">: </text:span><text:span text:style-name="T2">29.887370832318293</text:span></text:p>
          </table:table-cell>
          <table:table-cell table:number-columns-repeated="2" table:style-name="ce1"/>
          <table:table-cell office:value-type="string" office:string-value="29.887370832318293" table:formula="of:=RIGHT([.B23];LEN([.B23])-4)" table:style-name="ce3">
            <text:p>29.887370832318293</text:p>
          </table:table-cell>
          <table:table-cell table:number-columns-repeated="2" table:style-name="ce1"/>
          <table:table-cell office:value-type="float" office:value="29.887370832318201" table:formula="of:=[.E23]+0" table:style-name="ce3">
            <text:p>29.89</text:p>
          </table:table-cell>
          <table:table-cell table:number-columns-repeated="16376"/>
        </table:table-row>
        <table:table-row table:style-name="ro1">
          <table:table-cell office:value-type="float" office:value="20" table:formula="of:=[.A23]+1" table:style-name="ce1">
            <text:p>20</text:p>
          </table:table-cell>
          <table:table-cell office:value-type="string" table:style-name="ce2">
            <text:p>19<text:span text:style-name="T1">: </text:span><text:span text:style-name="T2">27.29201067890579</text:span></text:p>
          </table:table-cell>
          <table:table-cell table:number-columns-repeated="2" table:style-name="ce1"/>
          <table:table-cell office:value-type="string" office:string-value="27.29201067890579" table:formula="of:=RIGHT([.B24];LEN([.B24])-4)" table:style-name="ce3">
            <text:p>27.29201067890579</text:p>
          </table:table-cell>
          <table:table-cell table:number-columns-repeated="2" table:style-name="ce1"/>
          <table:table-cell office:value-type="float" office:value="27.292010678905701" table:formula="of:=[.E24]+0" table:style-name="ce3">
            <text:p>27.29</text:p>
          </table:table-cell>
          <table:table-cell table:number-columns-repeated="16376"/>
        </table:table-row>
        <table:table-row table:style-name="ro1">
          <table:table-cell office:value-type="float" office:value="21" table:formula="of:=[.A24]+1" table:style-name="ce1">
            <text:p>21</text:p>
          </table:table-cell>
          <table:table-cell office:value-type="string" table:style-name="ce2">
            <text:p>20<text:span text:style-name="T1">: </text:span><text:span text:style-name="T2">32.530991771483336</text:span></text:p>
          </table:table-cell>
          <table:table-cell table:number-columns-repeated="2" table:style-name="ce1"/>
          <table:table-cell office:value-type="string" office:string-value="32.530991771483336" table:formula="of:=RIGHT([.B25];LEN([.B25])-4)" table:style-name="ce3">
            <text:p>32.530991771483336</text:p>
          </table:table-cell>
          <table:table-cell table:number-columns-repeated="2" table:style-name="ce1"/>
          <table:table-cell office:value-type="float" office:value="32.530991771483301" table:formula="of:=[.E25]+0" table:style-name="ce3">
            <text:p>32.53</text:p>
          </table:table-cell>
          <table:table-cell table:number-columns-repeated="16376"/>
        </table:table-row>
        <table:table-row table:style-name="ro1">
          <table:table-cell office:value-type="float" office:value="22" table:formula="of:=[.A25]+1" table:style-name="ce1">
            <text:p>22</text:p>
          </table:table-cell>
          <table:table-cell office:value-type="string" table:style-name="ce2">
            <text:p>21<text:span text:style-name="T1">: </text:span><text:span text:style-name="T2">29.190998499124408</text:span></text:p>
          </table:table-cell>
          <table:table-cell table:number-columns-repeated="2" table:style-name="ce1"/>
          <table:table-cell office:value-type="string" office:string-value="29.190998499124408" table:formula="of:=RIGHT([.B26];LEN([.B26])-4)" table:style-name="ce3">
            <text:p>29.190998499124408</text:p>
          </table:table-cell>
          <table:table-cell table:number-columns-repeated="2" table:style-name="ce1"/>
          <table:table-cell office:value-type="float" office:value="29.190998499124401" table:formula="of:=[.E26]+0" table:style-name="ce3">
            <text:p>29.19</text:p>
          </table:table-cell>
          <table:table-cell table:number-columns-repeated="16376"/>
        </table:table-row>
        <table:table-row table:style-name="ro1">
          <table:table-cell office:value-type="float" office:value="23" table:formula="of:=[.A26]+1" table:style-name="ce1">
            <text:p>23</text:p>
          </table:table-cell>
          <table:table-cell office:value-type="string" table:style-name="ce2">
            <text:p>22<text:span text:style-name="T1">: </text:span><text:span text:style-name="T2">30.48532285626198</text:span></text:p>
          </table:table-cell>
          <table:table-cell table:number-columns-repeated="2" table:style-name="ce1"/>
          <table:table-cell office:value-type="string" office:string-value="30.48532285626198" table:formula="of:=RIGHT([.B27];LEN([.B27])-4)" table:style-name="ce3">
            <text:p>30.48532285626198</text:p>
          </table:table-cell>
          <table:table-cell table:number-columns-repeated="2" table:style-name="ce1"/>
          <table:table-cell office:value-type="float" office:value="30.485322856261899" table:formula="of:=[.E27]+0" table:style-name="ce3">
            <text:p>30.49</text:p>
          </table:table-cell>
          <table:table-cell table:number-columns-repeated="16376"/>
        </table:table-row>
        <table:table-row table:style-name="ro1">
          <table:table-cell office:value-type="float" office:value="24" table:formula="of:=[.A27]+1" table:style-name="ce1">
            <text:p>24</text:p>
          </table:table-cell>
          <table:table-cell office:value-type="string" table:style-name="ce2">
            <text:p>23<text:span text:style-name="T1">: </text:span><text:span text:style-name="T2">19.6496863068086</text:span></text:p>
          </table:table-cell>
          <table:table-cell table:number-columns-repeated="2" table:style-name="ce1"/>
          <table:table-cell office:value-type="string" office:string-value="19.6496863068086" table:formula="of:=RIGHT([.B28];LEN([.B28])-4)" table:style-name="ce3">
            <text:p>19.6496863068086</text:p>
          </table:table-cell>
          <table:table-cell table:number-columns-repeated="2" table:style-name="ce1"/>
          <table:table-cell office:value-type="float" office:value="19.649686306808601" table:formula="of:=[.E28]+0" table:style-name="ce3">
            <text:p>19.65</text:p>
          </table:table-cell>
          <table:table-cell table:number-columns-repeated="16376"/>
        </table:table-row>
        <table:table-row table:style-name="ro1">
          <table:table-cell office:value-type="float" office:value="25" table:formula="of:=[.A28]+1" table:style-name="ce1">
            <text:p>25</text:p>
          </table:table-cell>
          <table:table-cell office:value-type="string" table:style-name="ce2">
            <text:p>24<text:span text:style-name="T1">: </text:span><text:span text:style-name="T2">22.1074511762162</text:span></text:p>
          </table:table-cell>
          <table:table-cell table:number-columns-repeated="2" table:style-name="ce1"/>
          <table:table-cell office:value-type="string" office:string-value="22.1074511762162" table:formula="of:=RIGHT([.B29];LEN([.B29])-4)" table:style-name="ce3">
            <text:p>22.1074511762162</text:p>
          </table:table-cell>
          <table:table-cell table:number-columns-repeated="2" table:style-name="ce1"/>
          <table:table-cell office:value-type="float" office:value="22.107451176216198" table:formula="of:=[.E29]+0" table:style-name="ce3">
            <text:p>22.11</text:p>
          </table:table-cell>
          <table:table-cell table:number-columns-repeated="16376"/>
        </table:table-row>
        <table:table-row table:style-name="ro1">
          <table:table-cell office:value-type="float" office:value="26" table:formula="of:=[.A29]+1" table:style-name="ce1">
            <text:p>26</text:p>
          </table:table-cell>
          <table:table-cell office:value-type="string" table:style-name="ce2">
            <text:p>25<text:span text:style-name="T1">: </text:span><text:span text:style-name="T2">26.676810082434663</text:span></text:p>
          </table:table-cell>
          <table:table-cell table:number-columns-repeated="2" table:style-name="ce1"/>
          <table:table-cell office:value-type="string" office:string-value="26.676810082434663" table:formula="of:=RIGHT([.B30];LEN([.B30])-4)" table:style-name="ce3">
            <text:p>26.676810082434663</text:p>
          </table:table-cell>
          <table:table-cell table:number-columns-repeated="2" table:style-name="ce1"/>
          <table:table-cell office:value-type="float" office:value="26.676810082434599" table:formula="of:=[.E30]+0" table:style-name="ce3">
            <text:p>26.68</text:p>
          </table:table-cell>
          <table:table-cell table:number-columns-repeated="16376"/>
        </table:table-row>
        <table:table-row table:style-name="ro1">
          <table:table-cell office:value-type="float" office:value="27" table:formula="of:=[.A30]+1" table:style-name="ce1">
            <text:p>27</text:p>
          </table:table-cell>
          <table:table-cell office:value-type="string" table:style-name="ce2">
            <text:p>26<text:span text:style-name="T1">: </text:span><text:span text:style-name="T2">21.136225718179514</text:span></text:p>
          </table:table-cell>
          <table:table-cell table:number-columns-repeated="2" table:style-name="ce1"/>
          <table:table-cell office:value-type="string" office:string-value="21.136225718179514" table:formula="of:=RIGHT([.B31];LEN([.B31])-4)" table:style-name="ce3">
            <text:p>21.136225718179514</text:p>
          </table:table-cell>
          <table:table-cell table:number-columns-repeated="2" table:style-name="ce1"/>
          <table:table-cell office:value-type="float" office:value="21.136225718179499" table:formula="of:=[.E31]+0" table:style-name="ce3">
            <text:p>21.14</text:p>
          </table:table-cell>
          <table:table-cell table:number-columns-repeated="16376"/>
        </table:table-row>
        <table:table-row table:style-name="ro1">
          <table:table-cell office:value-type="float" office:value="28" table:formula="of:=[.A31]+1" table:style-name="ce1">
            <text:p>28</text:p>
          </table:table-cell>
          <table:table-cell office:value-type="string" table:style-name="ce2">
            <text:p>27<text:span text:style-name="T1">: </text:span><text:span text:style-name="T2">26.66510714227362</text:span></text:p>
          </table:table-cell>
          <table:table-cell table:number-columns-repeated="2" table:style-name="ce1"/>
          <table:table-cell office:value-type="string" office:string-value="26.66510714227362" table:formula="of:=RIGHT([.B32];LEN([.B32])-4)" table:style-name="ce3">
            <text:p>26.66510714227362</text:p>
          </table:table-cell>
          <table:table-cell table:number-columns-repeated="2" table:style-name="ce1"/>
          <table:table-cell office:value-type="float" office:value="26.665107142273602" table:formula="of:=[.E32]+0" table:style-name="ce3">
            <text:p>26.67</text:p>
          </table:table-cell>
          <table:table-cell table:number-columns-repeated="16376"/>
        </table:table-row>
        <table:table-row table:style-name="ro1">
          <table:table-cell office:value-type="float" office:value="29" table:formula="of:=[.A32]+1" table:style-name="ce1">
            <text:p>29</text:p>
          </table:table-cell>
          <table:table-cell office:value-type="string" table:style-name="ce2">
            <text:p>28<text:span text:style-name="T1">: </text:span><text:span text:style-name="T2">22.268178673462465</text:span></text:p>
          </table:table-cell>
          <table:table-cell table:number-columns-repeated="2" table:style-name="ce1"/>
          <table:table-cell office:value-type="string" office:string-value="22.268178673462465" table:formula="of:=RIGHT([.B33];LEN([.B33])-4)" table:style-name="ce3">
            <text:p>22.268178673462465</text:p>
          </table:table-cell>
          <table:table-cell table:number-columns-repeated="2" table:style-name="ce1"/>
          <table:table-cell office:value-type="float" office:value="22.268178673462401" table:formula="of:=[.E33]+0" table:style-name="ce3">
            <text:p>22.27</text:p>
          </table:table-cell>
          <table:table-cell table:number-columns-repeated="16376"/>
        </table:table-row>
        <table:table-row table:style-name="ro1">
          <table:table-cell office:value-type="float" office:value="30" table:formula="of:=[.A33]+1" table:style-name="ce1">
            <text:p>30</text:p>
          </table:table-cell>
          <table:table-cell office:value-type="string" table:style-name="ce2">
            <text:p>29<text:span text:style-name="T1">: </text:span><text:span text:style-name="T2">27.538371370702116</text:span></text:p>
          </table:table-cell>
          <table:table-cell table:number-columns-repeated="2" table:style-name="ce1"/>
          <table:table-cell office:value-type="string" office:string-value="27.538371370702116" table:formula="of:=RIGHT([.B34];LEN([.B34])-4)" table:style-name="ce3">
            <text:p>27.538371370702116</text:p>
          </table:table-cell>
          <table:table-cell table:number-columns-repeated="2" table:style-name="ce1"/>
          <table:table-cell office:value-type="float" office:value="27.538371370702102" table:formula="of:=[.E34]+0" table:style-name="ce3">
            <text:p>27.54</text:p>
          </table:table-cell>
          <table:table-cell table:number-columns-repeated="16376"/>
        </table:table-row>
        <table:table-row table:style-name="ro1">
          <table:table-cell office:value-type="float" office:value="31" table:formula="of:=[.A34]+1" table:style-name="ce1">
            <text:p>31</text:p>
          </table:table-cell>
          <table:table-cell office:value-type="string" table:style-name="ce2">
            <text:p>30<text:span text:style-name="T1">: </text:span><text:span text:style-name="T2">14.81734878564138</text:span></text:p>
          </table:table-cell>
          <table:table-cell table:number-columns-repeated="2" table:style-name="ce1"/>
          <table:table-cell office:value-type="string" office:string-value="14.81734878564138" table:formula="of:=RIGHT([.B35];LEN([.B35])-4)" table:style-name="ce3">
            <text:p>14.81734878564138</text:p>
          </table:table-cell>
          <table:table-cell table:number-columns-repeated="2" table:style-name="ce1"/>
          <table:table-cell office:value-type="float" office:value="14.8173487856413" table:formula="of:=[.E35]+0" table:style-name="ce3">
            <text:p>14.82</text:p>
          </table:table-cell>
          <table:table-cell table:number-columns-repeated="16376"/>
        </table:table-row>
        <table:table-row table:style-name="ro1">
          <table:table-cell office:value-type="float" office:value="32" table:formula="of:=[.A35]+1" table:style-name="ce1">
            <text:p>32</text:p>
          </table:table-cell>
          <table:table-cell office:value-type="string" table:style-name="ce2">
            <text:p>31<text:span text:style-name="T1">: </text:span><text:span text:style-name="T2">17.798558785658372</text:span></text:p>
          </table:table-cell>
          <table:table-cell table:number-columns-repeated="2" table:style-name="ce1"/>
          <table:table-cell office:value-type="string" office:string-value="17.798558785658372" table:formula="of:=RIGHT([.B36];LEN([.B36])-4)" table:style-name="ce3">
            <text:p>17.798558785658372</text:p>
          </table:table-cell>
          <table:table-cell table:number-columns-repeated="2" table:style-name="ce1"/>
          <table:table-cell office:value-type="float" office:value="17.798558785658301" table:formula="of:=[.E36]+0" table:style-name="ce3">
            <text:p>17.80</text:p>
          </table:table-cell>
          <table:table-cell table:number-columns-repeated="16376"/>
        </table:table-row>
        <table:table-row table:style-name="ro1">
          <table:table-cell office:value-type="float" office:value="33" table:formula="of:=[.A36]+1" table:style-name="ce1">
            <text:p>33</text:p>
          </table:table-cell>
          <table:table-cell office:value-type="string" table:style-name="ce2">
            <text:p>32<text:span text:style-name="T1">: </text:span><text:span text:style-name="T2">23.282600074627616</text:span></text:p>
          </table:table-cell>
          <table:table-cell table:number-columns-repeated="2" table:style-name="ce1"/>
          <table:table-cell office:value-type="string" office:string-value="23.282600074627616" table:formula="of:=RIGHT([.B37];LEN([.B37])-4)" table:style-name="ce3">
            <text:p>23.282600074627616</text:p>
          </table:table-cell>
          <table:table-cell table:number-columns-repeated="2" table:style-name="ce1"/>
          <table:table-cell office:value-type="float" office:value="23.282600074627599" table:formula="of:=[.E37]+0" table:style-name="ce3">
            <text:p>23.28</text:p>
          </table:table-cell>
          <table:table-cell table:number-columns-repeated="16376"/>
        </table:table-row>
        <table:table-row table:style-name="ro1">
          <table:table-cell office:value-type="float" office:value="34" table:formula="of:=[.A37]+1" table:style-name="ce1">
            <text:p>34</text:p>
          </table:table-cell>
          <table:table-cell office:value-type="string" table:style-name="ce2">
            <text:p>33<text:span text:style-name="T1">: </text:span><text:span text:style-name="T2">24.41963218314912</text:span></text:p>
          </table:table-cell>
          <table:table-cell table:number-columns-repeated="2" table:style-name="ce1"/>
          <table:table-cell office:value-type="string" office:string-value="24.41963218314912" table:formula="of:=RIGHT([.B38];LEN([.B38])-4)" table:style-name="ce3">
            <text:p>24.41963218314912</text:p>
          </table:table-cell>
          <table:table-cell table:number-columns-repeated="2" table:style-name="ce1"/>
          <table:table-cell office:value-type="float" office:value="24.419632183149101" table:formula="of:=[.E38]+0" table:style-name="ce3">
            <text:p>24.42</text:p>
          </table:table-cell>
          <table:table-cell table:number-columns-repeated="16376"/>
        </table:table-row>
        <table:table-row table:style-name="ro1">
          <table:table-cell office:value-type="float" office:value="35" table:formula="of:=[.A38]+1" table:style-name="ce1">
            <text:p>35</text:p>
          </table:table-cell>
          <table:table-cell office:value-type="string" table:style-name="ce2">
            <text:p>34<text:span text:style-name="T1">: </text:span><text:span text:style-name="T2">26.63681523472858</text:span></text:p>
          </table:table-cell>
          <table:table-cell table:number-columns-repeated="2" table:style-name="ce1"/>
          <table:table-cell office:value-type="string" office:string-value="26.63681523472858" table:formula="of:=RIGHT([.B39];LEN([.B39])-4)" table:style-name="ce3">
            <text:p>26.63681523472858</text:p>
          </table:table-cell>
          <table:table-cell table:number-columns-repeated="2" table:style-name="ce1"/>
          <table:table-cell office:value-type="float" office:value="26.636815234728498" table:formula="of:=[.E39]+0" table:style-name="ce3">
            <text:p>26.64</text:p>
          </table:table-cell>
          <table:table-cell table:number-columns-repeated="16376"/>
        </table:table-row>
        <table:table-row table:style-name="ro1">
          <table:table-cell office:value-type="float" office:value="36" table:formula="of:=[.A39]+1" table:style-name="ce1">
            <text:p>36</text:p>
          </table:table-cell>
          <table:table-cell office:value-type="string" table:style-name="ce2">
            <text:p>35<text:span text:style-name="T1">: </text:span><text:span text:style-name="T2">24.08661464685255</text:span></text:p>
          </table:table-cell>
          <table:table-cell table:number-columns-repeated="2" table:style-name="ce1"/>
          <table:table-cell office:value-type="string" office:string-value="24.08661464685255" table:formula="of:=RIGHT([.B40];LEN([.B40])-4)" table:style-name="ce3">
            <text:p>24.08661464685255</text:p>
          </table:table-cell>
          <table:table-cell table:number-columns-repeated="2" table:style-name="ce1"/>
          <table:table-cell office:value-type="float" office:value="24.0866146468525" table:formula="of:=[.E40]+0" table:style-name="ce3">
            <text:p>24.09</text:p>
          </table:table-cell>
          <table:table-cell table:number-columns-repeated="16376"/>
        </table:table-row>
        <table:table-row table:style-name="ro1">
          <table:table-cell office:value-type="float" office:value="37" table:formula="of:=[.A40]+1" table:style-name="ce1">
            <text:p>37</text:p>
          </table:table-cell>
          <table:table-cell office:value-type="string" table:style-name="ce2">
            <text:p>36<text:span text:style-name="T1">: </text:span><text:span text:style-name="T2">23.443491117838178</text:span></text:p>
          </table:table-cell>
          <table:table-cell table:number-columns-repeated="2" table:style-name="ce1"/>
          <table:table-cell office:value-type="string" office:string-value="23.443491117838178" table:formula="of:=RIGHT([.B41];LEN([.B41])-4)" table:style-name="ce3">
            <text:p>23.443491117838178</text:p>
          </table:table-cell>
          <table:table-cell table:number-columns-repeated="2" table:style-name="ce1"/>
          <table:table-cell office:value-type="float" office:value="23.4434911178381" table:formula="of:=[.E41]+0" table:style-name="ce3">
            <text:p>23.44</text:p>
          </table:table-cell>
          <table:table-cell table:number-columns-repeated="16376"/>
        </table:table-row>
        <table:table-row table:style-name="ro1">
          <table:table-cell office:value-type="float" office:value="38" table:formula="of:=[.A41]+1" table:style-name="ce1">
            <text:p>38</text:p>
          </table:table-cell>
          <table:table-cell office:value-type="string" table:style-name="ce2">
            <text:p>37<text:span text:style-name="T1">: </text:span><text:span text:style-name="T2">24.674708390068208</text:span></text:p>
          </table:table-cell>
          <table:table-cell table:number-columns-repeated="2" table:style-name="ce1"/>
          <table:table-cell office:value-type="string" office:string-value="24.674708390068208" table:formula="of:=RIGHT([.B42];LEN([.B42])-4)" table:style-name="ce3">
            <text:p>24.674708390068208</text:p>
          </table:table-cell>
          <table:table-cell table:number-columns-repeated="2" table:style-name="ce1"/>
          <table:table-cell office:value-type="float" office:value="24.674708390068201" table:formula="of:=[.E42]+0" table:style-name="ce3">
            <text:p>24.67</text:p>
          </table:table-cell>
          <table:table-cell table:number-columns-repeated="16376"/>
        </table:table-row>
        <table:table-row table:style-name="ro1">
          <table:table-cell office:value-type="float" office:value="39" table:formula="of:=[.A42]+1" table:style-name="ce1">
            <text:p>39</text:p>
          </table:table-cell>
          <table:table-cell office:value-type="string" table:style-name="ce2">
            <text:p>38<text:span text:style-name="T1">: </text:span><text:span text:style-name="T2">19.312337097584113</text:span></text:p>
          </table:table-cell>
          <table:table-cell table:number-columns-repeated="2" table:style-name="ce1"/>
          <table:table-cell office:value-type="string" office:string-value="19.312337097584113" table:formula="of:=RIGHT([.B43];LEN([.B43])-4)" table:style-name="ce3">
            <text:p>19.312337097584113</text:p>
          </table:table-cell>
          <table:table-cell table:number-columns-repeated="2" table:style-name="ce1"/>
          <table:table-cell office:value-type="float" office:value="19.312337097584098" table:formula="of:=[.E43]+0" table:style-name="ce3">
            <text:p>19.31</text:p>
          </table:table-cell>
          <table:table-cell table:number-columns-repeated="16376"/>
        </table:table-row>
        <table:table-row table:style-name="ro1">
          <table:table-cell office:value-type="float" office:value="40" table:formula="of:=[.A43]+1" table:style-name="ce1">
            <text:p>40</text:p>
          </table:table-cell>
          <table:table-cell office:value-type="string" table:style-name="ce2">
            <text:p>39<text:span text:style-name="T1">: </text:span><text:span text:style-name="T2">18.764962294470195</text:span></text:p>
          </table:table-cell>
          <table:table-cell table:number-columns-repeated="2" table:style-name="ce1"/>
          <table:table-cell office:value-type="string" office:string-value="18.764962294470195" table:formula="of:=RIGHT([.B44];LEN([.B44])-4)" table:style-name="ce3">
            <text:p>18.764962294470195</text:p>
          </table:table-cell>
          <table:table-cell table:number-columns-repeated="2" table:style-name="ce1"/>
          <table:table-cell office:value-type="float" office:value="18.764962294470099" table:formula="of:=[.E44]+0" table:style-name="ce3">
            <text:p>18.76</text:p>
          </table:table-cell>
          <table:table-cell table:number-columns-repeated="16376"/>
        </table:table-row>
        <table:table-row table:style-name="ro1">
          <table:table-cell office:value-type="float" office:value="41" table:formula="of:=[.A44]+1" table:style-name="ce1">
            <text:p>41</text:p>
          </table:table-cell>
          <table:table-cell office:value-type="string" table:style-name="ce2">
            <text:p>40<text:span text:style-name="T1">: </text:span><text:span text:style-name="T2">18.217366883914174</text:span></text:p>
          </table:table-cell>
          <table:table-cell table:number-columns-repeated="2" table:style-name="ce1"/>
          <table:table-cell office:value-type="string" office:string-value="18.217366883914174" table:formula="of:=RIGHT([.B45];LEN([.B45])-4)" table:style-name="ce3">
            <text:p>18.217366883914174</text:p>
          </table:table-cell>
          <table:table-cell table:number-columns-repeated="2" table:style-name="ce1"/>
          <table:table-cell office:value-type="float" office:value="18.217366883914099" table:formula="of:=[.E45]+0" table:style-name="ce3">
            <text:p>18.22</text:p>
          </table:table-cell>
          <table:table-cell table:number-columns-repeated="16376"/>
        </table:table-row>
        <table:table-row table:style-name="ro1">
          <table:table-cell office:value-type="float" office:value="42" table:formula="of:=[.A45]+1" table:style-name="ce1">
            <text:p>42</text:p>
          </table:table-cell>
          <table:table-cell office:value-type="string" table:style-name="ce2">
            <text:p>41<text:span text:style-name="T1">: </text:span><text:span text:style-name="T2">20.952126338823795</text:span></text:p>
          </table:table-cell>
          <table:table-cell table:number-columns-repeated="2" table:style-name="ce1"/>
          <table:table-cell office:value-type="string" office:string-value="20.952126338823795" table:formula="of:=RIGHT([.B46];LEN([.B46])-4)" table:style-name="ce3">
            <text:p>20.952126338823795</text:p>
          </table:table-cell>
          <table:table-cell table:number-columns-repeated="2" table:style-name="ce1"/>
          <table:table-cell office:value-type="float" office:value="20.9521263388237" table:formula="of:=[.E46]+0" table:style-name="ce3">
            <text:p>20.95</text:p>
          </table:table-cell>
          <table:table-cell table:number-columns-repeated="16376"/>
        </table:table-row>
        <table:table-row table:style-name="ro1">
          <table:table-cell office:value-type="float" office:value="43" table:formula="of:=[.A46]+1" table:style-name="ce1">
            <text:p>43</text:p>
          </table:table-cell>
          <table:table-cell office:value-type="string" table:style-name="ce2">
            <text:p>42<text:span text:style-name="T1">: </text:span><text:span text:style-name="T2">15.88298459448236</text:span></text:p>
          </table:table-cell>
          <table:table-cell table:number-columns-repeated="2" table:style-name="ce1"/>
          <table:table-cell office:value-type="string" office:string-value="15.88298459448236" table:formula="of:=RIGHT([.B47];LEN([.B47])-4)" table:style-name="ce3">
            <text:p>15.88298459448236</text:p>
          </table:table-cell>
          <table:table-cell table:number-columns-repeated="2" table:style-name="ce1"/>
          <table:table-cell office:value-type="float" office:value="15.8829845944823" table:formula="of:=[.E47]+0" table:style-name="ce3">
            <text:p>15.88</text:p>
          </table:table-cell>
          <table:table-cell table:number-columns-repeated="16376"/>
        </table:table-row>
        <table:table-row table:style-name="ro1">
          <table:table-cell office:value-type="float" office:value="44" table:formula="of:=[.A47]+1" table:style-name="ce1">
            <text:p>44</text:p>
          </table:table-cell>
          <table:table-cell office:value-type="string" table:style-name="ce2">
            <text:p>43<text:span text:style-name="T1">: </text:span><text:span text:style-name="T2">25.896257465620796</text:span></text:p>
          </table:table-cell>
          <table:table-cell table:number-columns-repeated="2" table:style-name="ce1"/>
          <table:table-cell office:value-type="string" office:string-value="25.896257465620796" table:formula="of:=RIGHT([.B48];LEN([.B48])-4)" table:style-name="ce3">
            <text:p>25.896257465620796</text:p>
          </table:table-cell>
          <table:table-cell table:number-columns-repeated="2" table:style-name="ce1"/>
          <table:table-cell office:value-type="float" office:value="25.8962574656207" table:formula="of:=[.E48]+0" table:style-name="ce3">
            <text:p>25.90</text:p>
          </table:table-cell>
          <table:table-cell table:number-columns-repeated="16376"/>
        </table:table-row>
        <table:table-row table:style-name="ro1">
          <table:table-cell office:value-type="float" office:value="45" table:formula="of:=[.A48]+1" table:style-name="ce1">
            <text:p>45</text:p>
          </table:table-cell>
          <table:table-cell office:value-type="string" table:style-name="ce2">
            <text:p>44<text:span text:style-name="T1">: </text:span><text:span text:style-name="T2">23.622821464627453</text:span></text:p>
          </table:table-cell>
          <table:table-cell table:number-columns-repeated="2" table:style-name="ce1"/>
          <table:table-cell office:value-type="string" office:string-value="23.622821464627453" table:formula="of:=RIGHT([.B49];LEN([.B49])-4)" table:style-name="ce3">
            <text:p>23.622821464627453</text:p>
          </table:table-cell>
          <table:table-cell table:number-columns-repeated="2" table:style-name="ce1"/>
          <table:table-cell office:value-type="float" office:value="23.6228214646274" table:formula="of:=[.E49]+0" table:style-name="ce3">
            <text:p>23.62</text:p>
          </table:table-cell>
          <table:table-cell table:number-columns-repeated="16376"/>
        </table:table-row>
        <table:table-row table:style-name="ro1">
          <table:table-cell office:value-type="float" office:value="46" table:formula="of:=[.A49]+1" table:style-name="ce1">
            <text:p>46</text:p>
          </table:table-cell>
          <table:table-cell office:value-type="string" table:style-name="ce2">
            <text:p>45<text:span text:style-name="T1">: </text:span><text:span text:style-name="T2">26.260829929535113</text:span></text:p>
          </table:table-cell>
          <table:table-cell table:number-columns-repeated="2" table:style-name="ce1"/>
          <table:table-cell office:value-type="string" office:string-value="26.260829929535113" table:formula="of:=RIGHT([.B50];LEN([.B50])-4)" table:style-name="ce3">
            <text:p>26.260829929535113</text:p>
          </table:table-cell>
          <table:table-cell table:number-columns-repeated="2" table:style-name="ce1"/>
          <table:table-cell office:value-type="float" office:value="26.260829929535099" table:formula="of:=[.E50]+0" table:style-name="ce3">
            <text:p>26.26</text:p>
          </table:table-cell>
          <table:table-cell table:number-columns-repeated="16376"/>
        </table:table-row>
        <table:table-row table:style-name="ro1">
          <table:table-cell office:value-type="float" office:value="47" table:formula="of:=[.A50]+1" table:style-name="ce1">
            <text:p>47</text:p>
          </table:table-cell>
          <table:table-cell office:value-type="string" table:style-name="ce2">
            <text:p>46<text:span text:style-name="T1">: </text:span><text:span text:style-name="T2">18.192788131315663</text:span></text:p>
          </table:table-cell>
          <table:table-cell table:number-columns-repeated="2" table:style-name="ce1"/>
          <table:table-cell office:value-type="string" office:string-value="18.192788131315663" table:formula="of:=RIGHT([.B51];LEN([.B51])-4)" table:style-name="ce3">
            <text:p>18.192788131315663</text:p>
          </table:table-cell>
          <table:table-cell table:number-columns-repeated="2" table:style-name="ce1"/>
          <table:table-cell office:value-type="float" office:value="18.192788131315599" table:formula="of:=[.E51]+0" table:style-name="ce3">
            <text:p>18.19</text:p>
          </table:table-cell>
          <table:table-cell table:number-columns-repeated="16376"/>
        </table:table-row>
        <table:table-row table:style-name="ro1">
          <table:table-cell office:value-type="float" office:value="48" table:formula="of:=[.A51]+1" table:style-name="ce1">
            <text:p>48</text:p>
          </table:table-cell>
          <table:table-cell office:value-type="string" table:style-name="ce2">
            <text:p>47<text:span text:style-name="T1">: </text:span><text:span text:style-name="T2">19.87805403591937</text:span></text:p>
          </table:table-cell>
          <table:table-cell table:number-columns-repeated="2" table:style-name="ce1"/>
          <table:table-cell office:value-type="string" office:string-value="19.87805403591937" table:formula="of:=RIGHT([.B52];LEN([.B52])-4)" table:style-name="ce3">
            <text:p>19.87805403591937</text:p>
          </table:table-cell>
          <table:table-cell table:number-columns-repeated="2" table:style-name="ce1"/>
          <table:table-cell office:value-type="float" office:value="19.878054035919298" table:formula="of:=[.E52]+0" table:style-name="ce3">
            <text:p>19.88</text:p>
          </table:table-cell>
          <table:table-cell table:number-columns-repeated="16376"/>
        </table:table-row>
        <table:table-row table:style-name="ro1">
          <table:table-cell office:value-type="float" office:value="49" table:formula="of:=[.A52]+1" table:style-name="ce1">
            <text:p>49</text:p>
          </table:table-cell>
          <table:table-cell office:value-type="string" table:style-name="ce2">
            <text:p>48<text:span text:style-name="T1">: </text:span><text:span text:style-name="T2">21.183880288287302</text:span></text:p>
          </table:table-cell>
          <table:table-cell table:number-columns-repeated="2" table:style-name="ce1"/>
          <table:table-cell office:value-type="string" office:string-value="21.183880288287302" table:formula="of:=RIGHT([.B53];LEN([.B53])-4)" table:style-name="ce3">
            <text:p>21.183880288287302</text:p>
          </table:table-cell>
          <table:table-cell table:number-columns-repeated="2" table:style-name="ce1"/>
          <table:table-cell office:value-type="float" office:value="21.183880288287298" table:formula="of:=[.E53]+0" table:style-name="ce3">
            <text:p>21.18</text:p>
          </table:table-cell>
          <table:table-cell table:number-columns-repeated="16376"/>
        </table:table-row>
        <table:table-row table:style-name="ro1">
          <table:table-cell office:value-type="float" office:value="50" table:formula="of:=[.A53]+1" table:style-name="ce1">
            <text:p>50</text:p>
          </table:table-cell>
          <table:table-cell office:value-type="string" table:style-name="ce2">
            <text:p>49<text:span text:style-name="T1">: </text:span><text:span text:style-name="T2">23.254784780413026</text:span></text:p>
          </table:table-cell>
          <table:table-cell table:number-columns-repeated="2" table:style-name="ce1"/>
          <table:table-cell office:value-type="string" office:string-value="23.254784780413026" table:formula="of:=RIGHT([.B54];LEN([.B54])-4)" table:style-name="ce3">
            <text:p>23.254784780413026</text:p>
          </table:table-cell>
          <table:table-cell table:number-columns-repeated="2" table:style-name="ce1"/>
          <table:table-cell office:value-type="float" office:value="23.254784780413001" table:formula="of:=[.E54]+0" table:style-name="ce3">
            <text:p>23.25</text:p>
          </table:table-cell>
          <table:table-cell table:number-columns-repeated="16376"/>
        </table:table-row>
        <table:table-row table:style-name="ro1">
          <table:table-cell office:value-type="float" office:value="51" table:formula="of:=[.A54]+1" table:style-name="ce1">
            <text:p>51</text:p>
          </table:table-cell>
          <table:table-cell office:value-type="string" table:style-name="ce2">
            <text:p>50<text:span text:style-name="T1">: </text:span><text:span text:style-name="T2">17.55026705629832</text:span></text:p>
          </table:table-cell>
          <table:table-cell table:number-columns-repeated="2" table:style-name="ce1"/>
          <table:table-cell office:value-type="string" office:string-value="17.55026705629832" table:formula="of:=RIGHT([.B55];LEN([.B55])-4)" table:style-name="ce3">
            <text:p>17.55026705629832</text:p>
          </table:table-cell>
          <table:table-cell table:number-columns-repeated="2" table:style-name="ce1"/>
          <table:table-cell office:value-type="float" office:value="17.550267056298299" table:formula="of:=[.E55]+0" table:style-name="ce3">
            <text:p>17.55</text:p>
          </table:table-cell>
          <table:table-cell table:number-columns-repeated="16376"/>
        </table:table-row>
        <table:table-row table:style-name="ro1">
          <table:table-cell office:value-type="float" office:value="52" table:formula="of:=[.A55]+1" table:style-name="ce1">
            <text:p>52</text:p>
          </table:table-cell>
          <table:table-cell office:value-type="string" table:style-name="ce2">
            <text:p>51<text:span text:style-name="T1">: </text:span><text:span text:style-name="T2">20.149727443180666</text:span></text:p>
          </table:table-cell>
          <table:table-cell table:number-columns-repeated="2" table:style-name="ce1"/>
          <table:table-cell office:value-type="string" office:string-value="20.149727443180666" table:formula="of:=RIGHT([.B56];LEN([.B56])-4)" table:style-name="ce3">
            <text:p>20.149727443180666</text:p>
          </table:table-cell>
          <table:table-cell table:number-columns-repeated="2" table:style-name="ce1"/>
          <table:table-cell office:value-type="float" office:value="20.149727443180598" table:formula="of:=[.E56]+0" table:style-name="ce3">
            <text:p>20.15</text:p>
          </table:table-cell>
          <table:table-cell table:number-columns-repeated="16376"/>
        </table:table-row>
        <table:table-row table:style-name="ro1">
          <table:table-cell office:value-type="float" office:value="53" table:formula="of:=[.A56]+1" table:style-name="ce1">
            <text:p>53</text:p>
          </table:table-cell>
          <table:table-cell office:value-type="string" table:style-name="ce2">
            <text:p>52<text:span text:style-name="T1">: </text:span><text:span text:style-name="T2">17.725852038239193</text:span></text:p>
          </table:table-cell>
          <table:table-cell table:number-columns-repeated="2" table:style-name="ce1"/>
          <table:table-cell office:value-type="string" office:string-value="17.725852038239193" table:formula="of:=RIGHT([.B57];LEN([.B57])-4)" table:style-name="ce3">
            <text:p>17.725852038239193</text:p>
          </table:table-cell>
          <table:table-cell table:number-columns-repeated="2" table:style-name="ce1"/>
          <table:table-cell office:value-type="float" office:value="17.7258520382391" table:formula="of:=[.E57]+0" table:style-name="ce3">
            <text:p>17.73</text:p>
          </table:table-cell>
          <table:table-cell table:number-columns-repeated="16376"/>
        </table:table-row>
        <table:table-row table:style-name="ro1">
          <table:table-cell office:value-type="float" office:value="54" table:formula="of:=[.A57]+1" table:style-name="ce1">
            <text:p>54</text:p>
          </table:table-cell>
          <table:table-cell office:value-type="string" table:style-name="ce2">
            <text:p>53<text:span text:style-name="T1">: </text:span><text:span text:style-name="T2">34.731263225472915</text:span></text:p>
          </table:table-cell>
          <table:table-cell table:number-columns-repeated="2" table:style-name="ce1"/>
          <table:table-cell office:value-type="string" office:string-value="34.731263225472915" table:formula="of:=RIGHT([.B58];LEN([.B58])-4)" table:style-name="ce3">
            <text:p>34.731263225472915</text:p>
          </table:table-cell>
          <table:table-cell table:number-columns-repeated="2" table:style-name="ce1"/>
          <table:table-cell office:value-type="float" office:value="34.731263225472901" table:formula="of:=[.E58]+0" table:style-name="ce3">
            <text:p>34.73</text:p>
          </table:table-cell>
          <table:table-cell table:number-columns-repeated="16376"/>
        </table:table-row>
        <table:table-row table:style-name="ro1">
          <table:table-cell office:value-type="float" office:value="55" table:formula="of:=[.A58]+1" table:style-name="ce1">
            <text:p>55</text:p>
          </table:table-cell>
          <table:table-cell office:value-type="string" table:style-name="ce2">
            <text:p>54<text:span text:style-name="T1">: </text:span><text:span text:style-name="T2">23.02299027677862</text:span></text:p>
          </table:table-cell>
          <table:table-cell table:number-columns-repeated="2" table:style-name="ce1"/>
          <table:table-cell office:value-type="string" office:string-value="23.02299027677862" table:formula="of:=RIGHT([.B59];LEN([.B59])-4)" table:style-name="ce3">
            <text:p>23.02299027677862</text:p>
          </table:table-cell>
          <table:table-cell table:number-columns-repeated="2" table:style-name="ce1"/>
          <table:table-cell office:value-type="float" office:value="23.0229902767786" table:formula="of:=[.E59]+0" table:style-name="ce3">
            <text:p>23.02</text:p>
          </table:table-cell>
          <table:table-cell table:number-columns-repeated="16376"/>
        </table:table-row>
        <table:table-row table:style-name="ro1">
          <table:table-cell office:value-type="float" office:value="56" table:formula="of:=[.A59]+1" table:style-name="ce1">
            <text:p>56</text:p>
          </table:table-cell>
          <table:table-cell office:value-type="string" table:style-name="ce2">
            <text:p>55<text:span text:style-name="T1">: </text:span><text:span text:style-name="T2">23.028529805055715</text:span></text:p>
          </table:table-cell>
          <table:table-cell table:number-columns-repeated="2" table:style-name="ce1"/>
          <table:table-cell office:value-type="string" office:string-value="23.028529805055715" table:formula="of:=RIGHT([.B60];LEN([.B60])-4)" table:style-name="ce3">
            <text:p>23.028529805055715</text:p>
          </table:table-cell>
          <table:table-cell table:number-columns-repeated="2" table:style-name="ce1"/>
          <table:table-cell office:value-type="float" office:value="23.028529805055701" table:formula="of:=[.E60]+0" table:style-name="ce3">
            <text:p>23.03</text:p>
          </table:table-cell>
          <table:table-cell table:number-columns-repeated="16376"/>
        </table:table-row>
        <table:table-row table:style-name="ro1">
          <table:table-cell office:value-type="float" office:value="57" table:formula="of:=[.A60]+1" table:style-name="ce1">
            <text:p>57</text:p>
          </table:table-cell>
          <table:table-cell office:value-type="string" table:style-name="ce2">
            <text:p>56<text:span text:style-name="T1">: </text:span><text:span text:style-name="T2">23.63174473019003</text:span></text:p>
          </table:table-cell>
          <table:table-cell table:number-columns-repeated="2" table:style-name="ce1"/>
          <table:table-cell office:value-type="string" office:string-value="23.63174473019003" table:formula="of:=RIGHT([.B61];LEN([.B61])-4)" table:style-name="ce3">
            <text:p>23.63174473019003</text:p>
          </table:table-cell>
          <table:table-cell table:number-columns-repeated="2" table:style-name="ce1"/>
          <table:table-cell office:value-type="float" office:value="23.63174473019" table:formula="of:=[.E61]+0" table:style-name="ce3">
            <text:p>23.63</text:p>
          </table:table-cell>
          <table:table-cell table:number-columns-repeated="16376"/>
        </table:table-row>
        <table:table-row table:style-name="ro1">
          <table:table-cell office:value-type="float" office:value="58" table:formula="of:=[.A61]+1" table:style-name="ce1">
            <text:p>58</text:p>
          </table:table-cell>
          <table:table-cell office:value-type="string" table:style-name="ce2">
            <text:p>57<text:span text:style-name="T1">: </text:span><text:span text:style-name="T2">24.7508270499814</text:span></text:p>
          </table:table-cell>
          <table:table-cell table:number-columns-repeated="2" table:style-name="ce1"/>
          <table:table-cell office:value-type="string" office:string-value="24.7508270499814" table:formula="of:=RIGHT([.B62];LEN([.B62])-4)" table:style-name="ce3">
            <text:p>24.7508270499814</text:p>
          </table:table-cell>
          <table:table-cell table:number-columns-repeated="2" table:style-name="ce1"/>
          <table:table-cell office:value-type="float" office:value="24.7508270499814" table:formula="of:=[.E62]+0" table:style-name="ce3">
            <text:p>24.75</text:p>
          </table:table-cell>
          <table:table-cell table:number-columns-repeated="16376"/>
        </table:table-row>
        <table:table-row table:style-name="ro1">
          <table:table-cell office:value-type="float" office:value="59" table:formula="of:=[.A62]+1" table:style-name="ce1">
            <text:p>59</text:p>
          </table:table-cell>
          <table:table-cell office:value-type="string" table:style-name="ce2">
            <text:p>58<text:span text:style-name="T1">: </text:span><text:span text:style-name="T2">23.101293544019853</text:span></text:p>
          </table:table-cell>
          <table:table-cell table:number-columns-repeated="2" table:style-name="ce1"/>
          <table:table-cell office:value-type="string" office:string-value="23.101293544019853" table:formula="of:=RIGHT([.B63];LEN([.B63])-4)" table:style-name="ce3">
            <text:p>23.101293544019853</text:p>
          </table:table-cell>
          <table:table-cell table:number-columns-repeated="2" table:style-name="ce1"/>
          <table:table-cell office:value-type="float" office:value="23.1012935440198" table:formula="of:=[.E63]+0" table:style-name="ce3">
            <text:p>23.10</text:p>
          </table:table-cell>
          <table:table-cell table:number-columns-repeated="16376"/>
        </table:table-row>
        <table:table-row table:style-name="ro1">
          <table:table-cell office:value-type="float" office:value="60" table:formula="of:=[.A63]+1" table:style-name="ce1">
            <text:p>60</text:p>
          </table:table-cell>
          <table:table-cell office:value-type="string" table:style-name="ce2">
            <text:p>59<text:span text:style-name="T1">: </text:span><text:span text:style-name="T2">26.974020061592604</text:span></text:p>
          </table:table-cell>
          <table:table-cell table:number-columns-repeated="2" table:style-name="ce1"/>
          <table:table-cell office:value-type="string" office:string-value="26.974020061592604" table:formula="of:=RIGHT([.B64];LEN([.B64])-4)" table:style-name="ce3">
            <text:p>26.974020061592604</text:p>
          </table:table-cell>
          <table:table-cell table:number-columns-repeated="2" table:style-name="ce1"/>
          <table:table-cell office:value-type="float" office:value="26.974020061592601" table:formula="of:=[.E64]+0" table:style-name="ce3">
            <text:p>26.97</text:p>
          </table:table-cell>
          <table:table-cell table:number-columns-repeated="16376"/>
        </table:table-row>
        <table:table-row table:style-name="ro1">
          <table:table-cell office:value-type="float" office:value="61" table:formula="of:=[.A64]+1" table:style-name="ce1">
            <text:p>61</text:p>
          </table:table-cell>
          <table:table-cell office:value-type="string" table:style-name="ce2">
            <text:p>60<text:span text:style-name="T1">: </text:span><text:span text:style-name="T2">26.615112659654294</text:span></text:p>
          </table:table-cell>
          <table:table-cell table:number-columns-repeated="2" table:style-name="ce1"/>
          <table:table-cell office:value-type="string" office:string-value="26.615112659654294" table:formula="of:=RIGHT([.B65];LEN([.B65])-4)" table:style-name="ce3">
            <text:p>26.615112659654294</text:p>
          </table:table-cell>
          <table:table-cell table:number-columns-repeated="2" table:style-name="ce1"/>
          <table:table-cell office:value-type="float" office:value="26.615112659654201" table:formula="of:=[.E65]+0" table:style-name="ce3">
            <text:p>26.62</text:p>
          </table:table-cell>
          <table:table-cell table:number-columns-repeated="16376"/>
        </table:table-row>
        <table:table-row table:style-name="ro1">
          <table:table-cell office:value-type="float" office:value="62" table:formula="of:=[.A65]+1" table:style-name="ce1">
            <text:p>62</text:p>
          </table:table-cell>
          <table:table-cell office:value-type="string" table:style-name="ce2">
            <text:p>61<text:span text:style-name="T1">: </text:span><text:span text:style-name="T2">24.329091961352496</text:span></text:p>
          </table:table-cell>
          <table:table-cell table:number-columns-repeated="2" table:style-name="ce1"/>
          <table:table-cell office:value-type="string" office:string-value="24.329091961352496" table:formula="of:=RIGHT([.B66];LEN([.B66])-4)" table:style-name="ce3">
            <text:p>24.329091961352496</text:p>
          </table:table-cell>
          <table:table-cell table:number-columns-repeated="2" table:style-name="ce1"/>
          <table:table-cell office:value-type="float" office:value="24.3290919613524" table:formula="of:=[.E66]+0" table:style-name="ce3">
            <text:p>24.33</text:p>
          </table:table-cell>
          <table:table-cell table:number-columns-repeated="16376"/>
        </table:table-row>
        <table:table-row table:style-name="ro1">
          <table:table-cell office:value-type="float" office:value="63" table:formula="of:=[.A66]+1" table:style-name="ce1">
            <text:p>63</text:p>
          </table:table-cell>
          <table:table-cell office:value-type="string" table:style-name="ce2">
            <text:p>62<text:span text:style-name="T1">: </text:span><text:span text:style-name="T2">29.226273337593824</text:span></text:p>
          </table:table-cell>
          <table:table-cell table:number-columns-repeated="2" table:style-name="ce1"/>
          <table:table-cell office:value-type="string" office:string-value="29.226273337593824" table:formula="of:=RIGHT([.B67];LEN([.B67])-4)" table:style-name="ce3">
            <text:p>29.226273337593824</text:p>
          </table:table-cell>
          <table:table-cell table:number-columns-repeated="2" table:style-name="ce1"/>
          <table:table-cell office:value-type="float" office:value="29.226273337593799" table:formula="of:=[.E67]+0" table:style-name="ce3">
            <text:p>29.23</text:p>
          </table:table-cell>
          <table:table-cell table:number-columns-repeated="16376"/>
        </table:table-row>
        <table:table-row table:style-name="ro1">
          <table:table-cell office:value-type="float" office:value="64" table:formula="of:=[.A67]+1" table:style-name="ce1">
            <text:p>64</text:p>
          </table:table-cell>
          <table:table-cell office:value-type="string" table:style-name="ce2">
            <text:p>63<text:span text:style-name="T1">: </text:span><text:span text:style-name="T2">25.614186194963917</text:span></text:p>
          </table:table-cell>
          <table:table-cell table:number-columns-repeated="2" table:style-name="ce1"/>
          <table:table-cell office:value-type="string" office:string-value="25.614186194963917" table:formula="of:=RIGHT([.B68];LEN([.B68])-4)" table:style-name="ce3">
            <text:p>25.614186194963917</text:p>
          </table:table-cell>
          <table:table-cell table:number-columns-repeated="2" table:style-name="ce1"/>
          <table:table-cell office:value-type="float" office:value="25.614186194963899" table:formula="of:=[.E68]+0" table:style-name="ce3">
            <text:p>25.61</text:p>
          </table:table-cell>
          <table:table-cell table:number-columns-repeated="16376"/>
        </table:table-row>
        <table:table-row table:style-name="ro1">
          <table:table-cell office:value-type="float" office:value="65" table:formula="of:=[.A68]+1" table:style-name="ce1">
            <text:p>65</text:p>
          </table:table-cell>
          <table:table-cell office:value-type="string" table:style-name="ce2">
            <text:p>64<text:span text:style-name="T1">: </text:span><text:span text:style-name="T2">26.203204369532635</text:span></text:p>
          </table:table-cell>
          <table:table-cell table:number-columns-repeated="2" table:style-name="ce1"/>
          <table:table-cell office:value-type="string" office:string-value="26.203204369532635" table:formula="of:=RIGHT([.B69];LEN([.B69])-4)" table:style-name="ce3">
            <text:p>26.203204369532635</text:p>
          </table:table-cell>
          <table:table-cell table:number-columns-repeated="2" table:style-name="ce1"/>
          <table:table-cell office:value-type="float" office:value="26.2032043695326" table:formula="of:=[.E69]+0" table:style-name="ce3">
            <text:p>26.20</text:p>
          </table:table-cell>
          <table:table-cell table:number-columns-repeated="16376"/>
        </table:table-row>
        <table:table-row table:style-name="ro1">
          <table:table-cell office:value-type="float" office:value="66" table:formula="of:=[.A69]+1" table:style-name="ce1">
            <text:p>66</text:p>
          </table:table-cell>
          <table:table-cell office:value-type="string" table:style-name="ce2">
            <text:p>65<text:span text:style-name="T1">: </text:span><text:span text:style-name="T2">28.765511349743285</text:span></text:p>
          </table:table-cell>
          <table:table-cell table:number-columns-repeated="2" table:style-name="ce1"/>
          <table:table-cell office:value-type="string" office:string-value="28.765511349743285" table:formula="of:=RIGHT([.B70];LEN([.B70])-4)" table:style-name="ce3">
            <text:p>28.765511349743285</text:p>
          </table:table-cell>
          <table:table-cell table:number-columns-repeated="2" table:style-name="ce1"/>
          <table:table-cell office:value-type="float" office:value="28.7655113497432" table:formula="of:=[.E70]+0" table:style-name="ce3">
            <text:p>28.77</text:p>
          </table:table-cell>
          <table:table-cell table:number-columns-repeated="16376"/>
        </table:table-row>
        <table:table-row table:style-name="ro1">
          <table:table-cell office:value-type="float" office:value="67" table:formula="of:=[.A70]+1" table:style-name="ce1">
            <text:p>67</text:p>
          </table:table-cell>
          <table:table-cell office:value-type="string" table:style-name="ce2">
            <text:p>66<text:span text:style-name="T1">: </text:span><text:span text:style-name="T2">27.80712245065398</text:span></text:p>
          </table:table-cell>
          <table:table-cell table:number-columns-repeated="2" table:style-name="ce1"/>
          <table:table-cell office:value-type="string" office:string-value="27.80712245065398" table:formula="of:=RIGHT([.B71];LEN([.B71])-4)" table:style-name="ce3">
            <text:p>27.80712245065398</text:p>
          </table:table-cell>
          <table:table-cell table:number-columns-repeated="2" table:style-name="ce1"/>
          <table:table-cell office:value-type="float" office:value="27.8071224506539" table:formula="of:=[.E71]+0" table:style-name="ce3">
            <text:p>27.81</text:p>
          </table:table-cell>
          <table:table-cell table:number-columns-repeated="16376"/>
        </table:table-row>
        <table:table-row table:style-name="ro1">
          <table:table-cell office:value-type="float" office:value="68" table:formula="of:=[.A71]+1" table:style-name="ce1">
            <text:p>68</text:p>
          </table:table-cell>
          <table:table-cell office:value-type="string" table:style-name="ce2">
            <text:p>67<text:span text:style-name="T1">: </text:span><text:span text:style-name="T2">24.920262573027856</text:span></text:p>
          </table:table-cell>
          <table:table-cell table:number-columns-repeated="2" table:style-name="ce1"/>
          <table:table-cell office:value-type="string" office:string-value="24.920262573027856" table:formula="of:=RIGHT([.B72];LEN([.B72])-4)" table:style-name="ce3">
            <text:p>24.920262573027856</text:p>
          </table:table-cell>
          <table:table-cell table:number-columns-repeated="2" table:style-name="ce1"/>
          <table:table-cell office:value-type="float" office:value="24.920262573027799" table:formula="of:=[.E72]+0" table:style-name="ce3">
            <text:p>24.92</text:p>
          </table:table-cell>
          <table:table-cell table:number-columns-repeated="16376"/>
        </table:table-row>
        <table:table-row table:style-name="ro1">
          <table:table-cell office:value-type="float" office:value="69" table:formula="of:=[.A72]+1" table:style-name="ce1">
            <text:p>69</text:p>
          </table:table-cell>
          <table:table-cell office:value-type="string" table:style-name="ce2">
            <text:p>68<text:span text:style-name="T1">: </text:span><text:span text:style-name="T2">19.769537666052166</text:span></text:p>
          </table:table-cell>
          <table:table-cell table:number-columns-repeated="2" table:style-name="ce1"/>
          <table:table-cell office:value-type="string" office:string-value="19.769537666052166" table:formula="of:=RIGHT([.B73];LEN([.B73])-4)" table:style-name="ce3">
            <text:p>19.769537666052166</text:p>
          </table:table-cell>
          <table:table-cell table:number-columns-repeated="2" table:style-name="ce1"/>
          <table:table-cell office:value-type="float" office:value="19.769537666052099" table:formula="of:=[.E73]+0" table:style-name="ce3">
            <text:p>19.77</text:p>
          </table:table-cell>
          <table:table-cell table:number-columns-repeated="16376"/>
        </table:table-row>
        <table:table-row table:style-name="ro1">
          <table:table-cell office:value-type="float" office:value="70" table:formula="of:=[.A73]+1" table:style-name="ce1">
            <text:p>70</text:p>
          </table:table-cell>
          <table:table-cell office:value-type="string" table:style-name="ce2">
            <text:p>69<text:span text:style-name="T1">: </text:span><text:span text:style-name="T2">27.997875530689885</text:span></text:p>
          </table:table-cell>
          <table:table-cell table:number-columns-repeated="2" table:style-name="ce1"/>
          <table:table-cell office:value-type="string" office:string-value="27.997875530689885" table:formula="of:=RIGHT([.B74];LEN([.B74])-4)" table:style-name="ce3">
            <text:p>27.997875530689885</text:p>
          </table:table-cell>
          <table:table-cell table:number-columns-repeated="2" table:style-name="ce1"/>
          <table:table-cell office:value-type="float" office:value="27.9978755306898" table:formula="of:=[.E74]+0" table:style-name="ce3">
            <text:p>28.00</text:p>
          </table:table-cell>
          <table:table-cell table:number-columns-repeated="16376"/>
        </table:table-row>
        <table:table-row table:style-name="ro1">
          <table:table-cell office:value-type="float" office:value="71" table:formula="of:=[.A74]+1" table:style-name="ce1">
            <text:p>71</text:p>
          </table:table-cell>
          <table:table-cell office:value-type="string" table:style-name="ce2">
            <text:p>70<text:span text:style-name="T1">: </text:span><text:span text:style-name="T2">25.17313310840452</text:span></text:p>
          </table:table-cell>
          <table:table-cell table:number-columns-repeated="2" table:style-name="ce1"/>
          <table:table-cell office:value-type="string" office:string-value="25.17313310840452" table:formula="of:=RIGHT([.B75];LEN([.B75])-4)" table:style-name="ce3">
            <text:p>25.17313310840452</text:p>
          </table:table-cell>
          <table:table-cell table:number-columns-repeated="2" table:style-name="ce1"/>
          <table:table-cell office:value-type="float" office:value="25.1731331084045" table:formula="of:=[.E75]+0" table:style-name="ce3">
            <text:p>25.17</text:p>
          </table:table-cell>
          <table:table-cell table:number-columns-repeated="16376"/>
        </table:table-row>
        <table:table-row table:style-name="ro1">
          <table:table-cell office:value-type="float" office:value="72" table:formula="of:=[.A75]+1" table:style-name="ce1">
            <text:p>72</text:p>
          </table:table-cell>
          <table:table-cell office:value-type="string" table:style-name="ce2">
            <text:p>71<text:span text:style-name="T1">: </text:span><text:span text:style-name="T2">17.50033636913628</text:span></text:p>
          </table:table-cell>
          <table:table-cell table:number-columns-repeated="2" table:style-name="ce1"/>
          <table:table-cell office:value-type="string" office:string-value="17.50033636913628" table:formula="of:=RIGHT([.B76];LEN([.B76])-4)" table:style-name="ce3">
            <text:p>17.50033636913628</text:p>
          </table:table-cell>
          <table:table-cell table:number-columns-repeated="2" table:style-name="ce1"/>
          <table:table-cell office:value-type="float" office:value="17.5003363691362" table:formula="of:=[.E76]+0" table:style-name="ce3">
            <text:p>17.50</text:p>
          </table:table-cell>
          <table:table-cell table:number-columns-repeated="16376"/>
        </table:table-row>
        <table:table-row table:style-name="ro1">
          <table:table-cell office:value-type="float" office:value="73" table:formula="of:=[.A76]+1" table:style-name="ce1">
            <text:p>73</text:p>
          </table:table-cell>
          <table:table-cell office:value-type="string" table:style-name="ce2">
            <text:p>72<text:span text:style-name="T1">: </text:span><text:span text:style-name="T2">19.134361615223696</text:span></text:p>
          </table:table-cell>
          <table:table-cell table:number-columns-repeated="2" table:style-name="ce1"/>
          <table:table-cell office:value-type="string" office:string-value="19.134361615223696" table:formula="of:=RIGHT([.B77];LEN([.B77])-4)" table:style-name="ce3">
            <text:p>19.134361615223696</text:p>
          </table:table-cell>
          <table:table-cell table:number-columns-repeated="2" table:style-name="ce1"/>
          <table:table-cell office:value-type="float" office:value="19.1343616152236" table:formula="of:=[.E77]+0" table:style-name="ce3">
            <text:p>19.13</text:p>
          </table:table-cell>
          <table:table-cell table:number-columns-repeated="16376"/>
        </table:table-row>
        <table:table-row table:style-name="ro1">
          <table:table-cell office:value-type="float" office:value="74" table:formula="of:=[.A77]+1" table:style-name="ce1">
            <text:p>74</text:p>
          </table:table-cell>
          <table:table-cell office:value-type="string" table:style-name="ce2">
            <text:p>73<text:span text:style-name="T1">: </text:span><text:span text:style-name="T2">25.761562547261132</text:span></text:p>
          </table:table-cell>
          <table:table-cell table:number-columns-repeated="2" table:style-name="ce1"/>
          <table:table-cell office:value-type="string" office:string-value="25.761562547261132" table:formula="of:=RIGHT([.B78];LEN([.B78])-4)" table:style-name="ce3">
            <text:p>25.761562547261132</text:p>
          </table:table-cell>
          <table:table-cell table:number-columns-repeated="2" table:style-name="ce1"/>
          <table:table-cell office:value-type="float" office:value="25.7615625472611" table:formula="of:=[.E78]+0" table:style-name="ce3">
            <text:p>25.76</text:p>
          </table:table-cell>
          <table:table-cell table:number-columns-repeated="16376"/>
        </table:table-row>
        <table:table-row table:style-name="ro1">
          <table:table-cell office:value-type="float" office:value="75" table:formula="of:=[.A78]+1" table:style-name="ce1">
            <text:p>75</text:p>
          </table:table-cell>
          <table:table-cell office:value-type="string" table:style-name="ce2">
            <text:p>74<text:span text:style-name="T1">: </text:span><text:span text:style-name="T2">23.372688467329077</text:span></text:p>
          </table:table-cell>
          <table:table-cell table:number-columns-repeated="2" table:style-name="ce1"/>
          <table:table-cell office:value-type="string" office:string-value="23.372688467329077" table:formula="of:=RIGHT([.B79];LEN([.B79])-4)" table:style-name="ce3">
            <text:p>23.372688467329077</text:p>
          </table:table-cell>
          <table:table-cell table:number-columns-repeated="2" table:style-name="ce1"/>
          <table:table-cell office:value-type="float" office:value="23.372688467328999" table:formula="of:=[.E79]+0" table:style-name="ce3">
            <text:p>23.37</text:p>
          </table:table-cell>
          <table:table-cell table:number-columns-repeated="16376"/>
        </table:table-row>
        <table:table-row table:style-name="ro1">
          <table:table-cell office:value-type="float" office:value="76" table:formula="of:=[.A79]+1" table:style-name="ce1">
            <text:p>76</text:p>
          </table:table-cell>
          <table:table-cell office:value-type="string" table:style-name="ce2">
            <text:p>75<text:span text:style-name="T1">: </text:span><text:span text:style-name="T2">34.25224258346701</text:span></text:p>
          </table:table-cell>
          <table:table-cell table:number-columns-repeated="2" table:style-name="ce1"/>
          <table:table-cell office:value-type="string" office:string-value="34.25224258346701" table:formula="of:=RIGHT([.B80];LEN([.B80])-4)" table:style-name="ce3">
            <text:p>34.25224258346701</text:p>
          </table:table-cell>
          <table:table-cell table:number-columns-repeated="2" table:style-name="ce1"/>
          <table:table-cell office:value-type="float" office:value="34.252242583467002" table:formula="of:=[.E80]+0" table:style-name="ce3">
            <text:p>34.25</text:p>
          </table:table-cell>
          <table:table-cell table:number-columns-repeated="16376"/>
        </table:table-row>
        <table:table-row table:style-name="ro1">
          <table:table-cell office:value-type="float" office:value="77" table:formula="of:=[.A80]+1" table:style-name="ce1">
            <text:p>77</text:p>
          </table:table-cell>
          <table:table-cell office:value-type="string" table:style-name="ce2">
            <text:p>76<text:span text:style-name="T1">: </text:span><text:span text:style-name="T2">30.03334656542246</text:span></text:p>
          </table:table-cell>
          <table:table-cell table:number-columns-repeated="2" table:style-name="ce1"/>
          <table:table-cell office:value-type="string" office:string-value="30.03334656542246" table:formula="of:=RIGHT([.B81];LEN([.B81])-4)" table:style-name="ce3">
            <text:p>30.03334656542246</text:p>
          </table:table-cell>
          <table:table-cell table:number-columns-repeated="2" table:style-name="ce1"/>
          <table:table-cell office:value-type="float" office:value="30.033346565422399" table:formula="of:=[.E81]+0" table:style-name="ce3">
            <text:p>30.03</text:p>
          </table:table-cell>
          <table:table-cell table:number-columns-repeated="16376"/>
        </table:table-row>
        <table:table-row table:style-name="ro1">
          <table:table-cell office:value-type="float" office:value="78" table:formula="of:=[.A81]+1" table:style-name="ce1">
            <text:p>78</text:p>
          </table:table-cell>
          <table:table-cell office:value-type="string" table:style-name="ce2">
            <text:p>77<text:span text:style-name="T1">: </text:span><text:span text:style-name="T2">13.503864463194168</text:span></text:p>
          </table:table-cell>
          <table:table-cell table:number-columns-repeated="2" table:style-name="ce1"/>
          <table:table-cell office:value-type="string" office:string-value="13.503864463194168" table:formula="of:=RIGHT([.B82];LEN([.B82])-4)" table:style-name="ce3">
            <text:p>13.503864463194168</text:p>
          </table:table-cell>
          <table:table-cell table:number-columns-repeated="2" table:style-name="ce1"/>
          <table:table-cell office:value-type="float" office:value="13.5038644631941" table:formula="of:=[.E82]+0" table:style-name="ce3">
            <text:p>13.50</text:p>
          </table:table-cell>
          <table:table-cell table:number-columns-repeated="16376"/>
        </table:table-row>
        <table:table-row table:style-name="ro1">
          <table:table-cell office:value-type="float" office:value="79" table:formula="of:=[.A82]+1" table:style-name="ce1">
            <text:p>79</text:p>
          </table:table-cell>
          <table:table-cell office:value-type="string" table:style-name="ce2">
            <text:p>78<text:span text:style-name="T1">: </text:span><text:span text:style-name="T2">18.854601714644645</text:span></text:p>
          </table:table-cell>
          <table:table-cell table:number-columns-repeated="2" table:style-name="ce1"/>
          <table:table-cell office:value-type="string" office:string-value="18.854601714644645" table:formula="of:=RIGHT([.B83];LEN([.B83])-4)" table:style-name="ce3">
            <text:p>18.854601714644645</text:p>
          </table:table-cell>
          <table:table-cell table:number-columns-repeated="2" table:style-name="ce1"/>
          <table:table-cell office:value-type="float" office:value="18.854601714644598" table:formula="of:=[.E83]+0" table:style-name="ce3">
            <text:p>18.85</text:p>
          </table:table-cell>
          <table:table-cell table:number-columns-repeated="16376"/>
        </table:table-row>
        <table:table-row table:style-name="ro1">
          <table:table-cell office:value-type="float" office:value="80" table:formula="of:=[.A83]+1" table:style-name="ce1">
            <text:p>80</text:p>
          </table:table-cell>
          <table:table-cell office:value-type="string" table:style-name="ce2">
            <text:p>79<text:span text:style-name="T1">: </text:span><text:span text:style-name="T2">22.086490406727496</text:span></text:p>
          </table:table-cell>
          <table:table-cell table:number-columns-repeated="2" table:style-name="ce1"/>
          <table:table-cell office:value-type="string" office:string-value="22.086490406727496" table:formula="of:=RIGHT([.B84];LEN([.B84])-4)" table:style-name="ce3">
            <text:p>22.086490406727496</text:p>
          </table:table-cell>
          <table:table-cell table:number-columns-repeated="2" table:style-name="ce1"/>
          <table:table-cell office:value-type="float" office:value="22.0864904067274" table:formula="of:=[.E84]+0" table:style-name="ce3">
            <text:p>22.09</text:p>
          </table:table-cell>
          <table:table-cell table:number-columns-repeated="16376"/>
        </table:table-row>
        <table:table-row table:style-name="ro1">
          <table:table-cell office:value-type="float" office:value="81" table:formula="of:=[.A84]+1" table:style-name="ce1">
            <text:p>81</text:p>
          </table:table-cell>
          <table:table-cell office:value-type="string" table:style-name="ce2">
            <text:p>80<text:span text:style-name="T1">: </text:span><text:span text:style-name="T2">21.963383271134926</text:span></text:p>
          </table:table-cell>
          <table:table-cell table:number-columns-repeated="2" table:style-name="ce1"/>
          <table:table-cell office:value-type="string" office:string-value="21.963383271134926" table:formula="of:=RIGHT([.B85];LEN([.B85])-4)" table:style-name="ce3">
            <text:p>21.963383271134926</text:p>
          </table:table-cell>
          <table:table-cell table:number-columns-repeated="2" table:style-name="ce1"/>
          <table:table-cell office:value-type="float" office:value="21.963383271134902" table:formula="of:=[.E85]+0" table:style-name="ce3">
            <text:p>21.96</text:p>
          </table:table-cell>
          <table:table-cell table:number-columns-repeated="16376"/>
        </table:table-row>
        <table:table-row table:style-name="ro1">
          <table:table-cell office:value-type="float" office:value="82" table:formula="of:=[.A85]+1" table:style-name="ce1">
            <text:p>82</text:p>
          </table:table-cell>
          <table:table-cell office:value-type="string" table:style-name="ce2">
            <text:p>81<text:span text:style-name="T1">: </text:span><text:span text:style-name="T2">28.551572499481985</text:span></text:p>
          </table:table-cell>
          <table:table-cell table:number-columns-repeated="2" table:style-name="ce1"/>
          <table:table-cell office:value-type="string" office:string-value="28.551572499481985" table:formula="of:=RIGHT([.B86];LEN([.B86])-4)" table:style-name="ce3">
            <text:p>28.551572499481985</text:p>
          </table:table-cell>
          <table:table-cell table:number-columns-repeated="2" table:style-name="ce1"/>
          <table:table-cell office:value-type="float" office:value="28.5515724994819" table:formula="of:=[.E86]+0" table:style-name="ce3">
            <text:p>28.55</text:p>
          </table:table-cell>
          <table:table-cell table:number-columns-repeated="16376"/>
        </table:table-row>
        <table:table-row table:style-name="ro1">
          <table:table-cell office:value-type="float" office:value="83" table:formula="of:=[.A86]+1" table:style-name="ce1">
            <text:p>83</text:p>
          </table:table-cell>
          <table:table-cell office:value-type="string" table:style-name="ce2">
            <text:p>82<text:span text:style-name="T1">: </text:span><text:span text:style-name="T2">18.375610375174748</text:span></text:p>
          </table:table-cell>
          <table:table-cell table:number-columns-repeated="2" table:style-name="ce1"/>
          <table:table-cell office:value-type="string" office:string-value="18.375610375174748" table:formula="of:=RIGHT([.B87];LEN([.B87])-4)" table:style-name="ce3">
            <text:p>18.375610375174748</text:p>
          </table:table-cell>
          <table:table-cell table:number-columns-repeated="2" table:style-name="ce1"/>
          <table:table-cell office:value-type="float" office:value="18.375610375174698" table:formula="of:=[.E87]+0" table:style-name="ce3">
            <text:p>18.38</text:p>
          </table:table-cell>
          <table:table-cell table:number-columns-repeated="16376"/>
        </table:table-row>
        <table:table-row table:style-name="ro1">
          <table:table-cell office:value-type="float" office:value="84" table:formula="of:=[.A87]+1" table:style-name="ce1">
            <text:p>84</text:p>
          </table:table-cell>
          <table:table-cell office:value-type="string" table:style-name="ce2">
            <text:p>83<text:span text:style-name="T1">: </text:span><text:span text:style-name="T2">26.822061735647402</text:span></text:p>
          </table:table-cell>
          <table:table-cell table:number-columns-repeated="2" table:style-name="ce1"/>
          <table:table-cell office:value-type="string" office:string-value="26.822061735647402" table:formula="of:=RIGHT([.B88];LEN([.B88])-4)" table:style-name="ce3">
            <text:p>26.822061735647402</text:p>
          </table:table-cell>
          <table:table-cell table:number-columns-repeated="2" table:style-name="ce1"/>
          <table:table-cell office:value-type="float" office:value="26.822061735647399" table:formula="of:=[.E88]+0" table:style-name="ce3">
            <text:p>26.82</text:p>
          </table:table-cell>
          <table:table-cell table:number-columns-repeated="16376"/>
        </table:table-row>
        <table:table-row table:style-name="ro1">
          <table:table-cell office:value-type="float" office:value="85" table:formula="of:=[.A88]+1" table:style-name="ce1">
            <text:p>85</text:p>
          </table:table-cell>
          <table:table-cell office:value-type="string" table:style-name="ce2">
            <text:p>84<text:span text:style-name="T1">: </text:span><text:span text:style-name="T2">26.053494192298324</text:span></text:p>
          </table:table-cell>
          <table:table-cell table:number-columns-repeated="2" table:style-name="ce1"/>
          <table:table-cell office:value-type="string" office:string-value="26.053494192298324" table:formula="of:=RIGHT([.B89];LEN([.B89])-4)" table:style-name="ce3">
            <text:p>26.053494192298324</text:p>
          </table:table-cell>
          <table:table-cell table:number-columns-repeated="2" table:style-name="ce1"/>
          <table:table-cell office:value-type="float" office:value="26.053494192298299" table:formula="of:=[.E89]+0" table:style-name="ce3">
            <text:p>26.05</text:p>
          </table:table-cell>
          <table:table-cell table:number-columns-repeated="16376"/>
        </table:table-row>
        <table:table-row table:style-name="ro1">
          <table:table-cell office:value-type="float" office:value="86" table:formula="of:=[.A89]+1" table:style-name="ce1">
            <text:p>86</text:p>
          </table:table-cell>
          <table:table-cell office:value-type="string" table:style-name="ce2">
            <text:p>85<text:span text:style-name="T1">: </text:span><text:span text:style-name="T2">25.399405807212407</text:span></text:p>
          </table:table-cell>
          <table:table-cell table:number-columns-repeated="2" table:style-name="ce1"/>
          <table:table-cell office:value-type="string" office:string-value="25.399405807212407" table:formula="of:=RIGHT([.B90];LEN([.B90])-4)" table:style-name="ce3">
            <text:p>25.399405807212407</text:p>
          </table:table-cell>
          <table:table-cell table:number-columns-repeated="2" table:style-name="ce1"/>
          <table:table-cell office:value-type="float" office:value="25.3994058072124" table:formula="of:=[.E90]+0" table:style-name="ce3">
            <text:p>25.40</text:p>
          </table:table-cell>
          <table:table-cell table:number-columns-repeated="16376"/>
        </table:table-row>
        <table:table-row table:style-name="ro1">
          <table:table-cell office:value-type="float" office:value="87" table:formula="of:=[.A90]+1" table:style-name="ce1">
            <text:p>87</text:p>
          </table:table-cell>
          <table:table-cell office:value-type="string" table:style-name="ce2">
            <text:p>86<text:span text:style-name="T1">: </text:span><text:span text:style-name="T2">22.26734688457447</text:span></text:p>
          </table:table-cell>
          <table:table-cell table:number-columns-repeated="2" table:style-name="ce1"/>
          <table:table-cell office:value-type="string" office:string-value="22.26734688457447" table:formula="of:=RIGHT([.B91];LEN([.B91])-4)" table:style-name="ce3">
            <text:p>22.26734688457447</text:p>
          </table:table-cell>
          <table:table-cell table:number-columns-repeated="2" table:style-name="ce1"/>
          <table:table-cell office:value-type="float" office:value="22.267346884574401" table:formula="of:=[.E91]+0" table:style-name="ce3">
            <text:p>22.27</text:p>
          </table:table-cell>
          <table:table-cell table:number-columns-repeated="16376"/>
        </table:table-row>
        <table:table-row table:style-name="ro1">
          <table:table-cell office:value-type="float" office:value="88" table:formula="of:=[.A91]+1" table:style-name="ce1">
            <text:p>88</text:p>
          </table:table-cell>
          <table:table-cell office:value-type="string" table:style-name="ce2">
            <text:p>87<text:span text:style-name="T1">: </text:span><text:span text:style-name="T2">20.5715063537401</text:span></text:p>
          </table:table-cell>
          <table:table-cell table:number-columns-repeated="2" table:style-name="ce1"/>
          <table:table-cell office:value-type="string" office:string-value="20.5715063537401" table:formula="of:=RIGHT([.B92];LEN([.B92])-4)" table:style-name="ce3">
            <text:p>20.5715063537401</text:p>
          </table:table-cell>
          <table:table-cell table:number-columns-repeated="2" table:style-name="ce1"/>
          <table:table-cell office:value-type="float" office:value="20.571506353740102" table:formula="of:=[.E92]+0" table:style-name="ce3">
            <text:p>20.57</text:p>
          </table:table-cell>
          <table:table-cell table:number-columns-repeated="16376"/>
        </table:table-row>
        <table:table-row table:style-name="ro1">
          <table:table-cell office:value-type="float" office:value="89" table:formula="of:=[.A92]+1" table:style-name="ce1">
            <text:p>89</text:p>
          </table:table-cell>
          <table:table-cell office:value-type="string" table:style-name="ce2">
            <text:p>88<text:span text:style-name="T1">: </text:span><text:span text:style-name="T2">27.770078454968</text:span></text:p>
          </table:table-cell>
          <table:table-cell table:number-columns-repeated="2" table:style-name="ce1"/>
          <table:table-cell office:value-type="string" office:string-value="27.770078454968" table:formula="of:=RIGHT([.B93];LEN([.B93])-4)" table:style-name="ce3">
            <text:p>27.770078454968</text:p>
          </table:table-cell>
          <table:table-cell table:number-columns-repeated="2" table:style-name="ce1"/>
          <table:table-cell office:value-type="float" office:value="27.770078454968001" table:formula="of:=[.E93]+0" table:style-name="ce3">
            <text:p>27.77</text:p>
          </table:table-cell>
          <table:table-cell table:number-columns-repeated="16376"/>
        </table:table-row>
        <table:table-row table:style-name="ro1">
          <table:table-cell office:value-type="float" office:value="90" table:formula="of:=[.A93]+1" table:style-name="ce1">
            <text:p>90</text:p>
          </table:table-cell>
          <table:table-cell office:value-type="string" table:style-name="ce2">
            <text:p>89<text:span text:style-name="T1">: </text:span><text:span text:style-name="T2">33.61129215364453</text:span></text:p>
          </table:table-cell>
          <table:table-cell table:number-columns-repeated="2" table:style-name="ce1"/>
          <table:table-cell office:value-type="string" office:string-value="33.61129215364453" table:formula="of:=RIGHT([.B94];LEN([.B94])-4)" table:style-name="ce3">
            <text:p>33.61129215364453</text:p>
          </table:table-cell>
          <table:table-cell table:number-columns-repeated="2" table:style-name="ce1"/>
          <table:table-cell office:value-type="float" office:value="33.611292153644499" table:formula="of:=[.E94]+0" table:style-name="ce3">
            <text:p>33.61</text:p>
          </table:table-cell>
          <table:table-cell table:number-columns-repeated="16376"/>
        </table:table-row>
        <table:table-row table:style-name="ro1">
          <table:table-cell office:value-type="float" office:value="91" table:formula="of:=[.A94]+1" table:style-name="ce1">
            <text:p>91</text:p>
          </table:table-cell>
          <table:table-cell office:value-type="string" table:style-name="ce2">
            <text:p>90<text:span text:style-name="T1">: </text:span><text:span text:style-name="T2">33.17909425387236</text:span></text:p>
          </table:table-cell>
          <table:table-cell table:number-columns-repeated="2" table:style-name="ce1"/>
          <table:table-cell office:value-type="string" office:string-value="33.17909425387236" table:formula="of:=RIGHT([.B95];LEN([.B95])-4)" table:style-name="ce3">
            <text:p>33.17909425387236</text:p>
          </table:table-cell>
          <table:table-cell table:number-columns-repeated="2" table:style-name="ce1"/>
          <table:table-cell office:value-type="float" office:value="33.1790942538723" table:formula="of:=[.E95]+0" table:style-name="ce3">
            <text:p>33.18</text:p>
          </table:table-cell>
          <table:table-cell table:number-columns-repeated="16376"/>
        </table:table-row>
        <table:table-row table:style-name="ro1">
          <table:table-cell office:value-type="float" office:value="92" table:formula="of:=[.A95]+1" table:style-name="ce1">
            <text:p>92</text:p>
          </table:table-cell>
          <table:table-cell office:value-type="string" table:style-name="ce2">
            <text:p>91<text:span text:style-name="T1">: </text:span><text:span text:style-name="T2">28.385652086336165</text:span></text:p>
          </table:table-cell>
          <table:table-cell table:number-columns-repeated="2" table:style-name="ce1"/>
          <table:table-cell office:value-type="string" office:string-value="28.385652086336165" table:formula="of:=RIGHT([.B96];LEN([.B96])-4)" table:style-name="ce3">
            <text:p>28.385652086336165</text:p>
          </table:table-cell>
          <table:table-cell table:number-columns-repeated="2" table:style-name="ce1"/>
          <table:table-cell office:value-type="float" office:value="28.385652086336101" table:formula="of:=[.E96]+0" table:style-name="ce3">
            <text:p>28.39</text:p>
          </table:table-cell>
          <table:table-cell table:number-columns-repeated="16376"/>
        </table:table-row>
        <table:table-row table:style-name="ro1">
          <table:table-cell office:value-type="float" office:value="93" table:formula="of:=[.A96]+1" table:style-name="ce1">
            <text:p>93</text:p>
          </table:table-cell>
          <table:table-cell office:value-type="string" table:style-name="ce2">
            <text:p>92<text:span text:style-name="T1">: </text:span><text:span text:style-name="T2">19.031603572076556</text:span></text:p>
          </table:table-cell>
          <table:table-cell table:number-columns-repeated="2" table:style-name="ce1"/>
          <table:table-cell office:value-type="string" office:string-value="19.031603572076556" table:formula="of:=RIGHT([.B97];LEN([.B97])-4)" table:style-name="ce3">
            <text:p>19.031603572076556</text:p>
          </table:table-cell>
          <table:table-cell table:number-columns-repeated="2" table:style-name="ce1"/>
          <table:table-cell office:value-type="float" office:value="19.031603572076499" table:formula="of:=[.E97]+0" table:style-name="ce3">
            <text:p>19.03</text:p>
          </table:table-cell>
          <table:table-cell table:number-columns-repeated="16376"/>
        </table:table-row>
        <table:table-row table:style-name="ro1">
          <table:table-cell office:value-type="float" office:value="94" table:formula="of:=[.A97]+1" table:style-name="ce1">
            <text:p>94</text:p>
          </table:table-cell>
          <table:table-cell office:value-type="string" table:style-name="ce2">
            <text:p>93<text:span text:style-name="T1">: </text:span><text:span text:style-name="T2">26.218638815098785</text:span></text:p>
          </table:table-cell>
          <table:table-cell table:number-columns-repeated="2" table:style-name="ce1"/>
          <table:table-cell office:value-type="string" office:string-value="26.218638815098785" table:formula="of:=RIGHT([.B98];LEN([.B98])-4)" table:style-name="ce3">
            <text:p>26.218638815098785</text:p>
          </table:table-cell>
          <table:table-cell table:number-columns-repeated="2" table:style-name="ce1"/>
          <table:table-cell office:value-type="float" office:value="26.2186388150987" table:formula="of:=[.E98]+0" table:style-name="ce3">
            <text:p>26.22</text:p>
          </table:table-cell>
          <table:table-cell table:number-columns-repeated="16376"/>
        </table:table-row>
        <table:table-row table:style-name="ro1">
          <table:table-cell office:value-type="float" office:value="95" table:formula="of:=[.A98]+1" table:style-name="ce1">
            <text:p>95</text:p>
          </table:table-cell>
          <table:table-cell office:value-type="string" table:style-name="ce2">
            <text:p>94<text:span text:style-name="T1">: </text:span><text:span text:style-name="T2">21.09927910277605</text:span></text:p>
          </table:table-cell>
          <table:table-cell table:number-columns-repeated="2" table:style-name="ce1"/>
          <table:table-cell office:value-type="string" office:string-value="21.09927910277605" table:formula="of:=RIGHT([.B99];LEN([.B99])-4)" table:style-name="ce3">
            <text:p>21.09927910277605</text:p>
          </table:table-cell>
          <table:table-cell table:number-columns-repeated="2" table:style-name="ce1"/>
          <table:table-cell office:value-type="float" office:value="21.099279102775998" table:formula="of:=[.E99]+0" table:style-name="ce3">
            <text:p>21.10</text:p>
          </table:table-cell>
          <table:table-cell table:number-columns-repeated="16376"/>
        </table:table-row>
        <table:table-row table:style-name="ro1">
          <table:table-cell office:value-type="float" office:value="96" table:formula="of:=[.A99]+1" table:style-name="ce1">
            <text:p>96</text:p>
          </table:table-cell>
          <table:table-cell office:value-type="string" table:style-name="ce2">
            <text:p>95<text:span text:style-name="T1">: </text:span><text:span text:style-name="T2">14.126586780877663</text:span></text:p>
          </table:table-cell>
          <table:table-cell table:number-columns-repeated="2" table:style-name="ce1"/>
          <table:table-cell office:value-type="string" office:string-value="14.126586780877663" table:formula="of:=RIGHT([.B100];LEN([.B100])-4)" table:style-name="ce3">
            <text:p>14.126586780877663</text:p>
          </table:table-cell>
          <table:table-cell table:number-columns-repeated="2" table:style-name="ce1"/>
          <table:table-cell office:value-type="float" office:value="14.1265867808776" table:formula="of:=[.E100]+0" table:style-name="ce3">
            <text:p>14.13</text:p>
          </table:table-cell>
          <table:table-cell table:number-columns-repeated="16376"/>
        </table:table-row>
        <table:table-row table:style-name="ro1">
          <table:table-cell office:value-type="float" office:value="97" table:formula="of:=[.A100]+1" table:style-name="ce1">
            <text:p>97</text:p>
          </table:table-cell>
          <table:table-cell office:value-type="string" table:style-name="ce2">
            <text:p>96<text:span text:style-name="T1">: </text:span><text:span text:style-name="T2">21.20819421811058</text:span></text:p>
          </table:table-cell>
          <table:table-cell table:number-columns-repeated="2" table:style-name="ce1"/>
          <table:table-cell office:value-type="string" office:string-value="21.20819421811058" table:formula="of:=RIGHT([.B101];LEN([.B101])-4)" table:style-name="ce3">
            <text:p>21.20819421811058</text:p>
          </table:table-cell>
          <table:table-cell table:number-columns-repeated="2" table:style-name="ce1"/>
          <table:table-cell office:value-type="float" office:value="21.208194218110499" table:formula="of:=[.E101]+0" table:style-name="ce3">
            <text:p>21.21</text:p>
          </table:table-cell>
          <table:table-cell table:number-columns-repeated="16376"/>
        </table:table-row>
        <table:table-row table:style-name="ro1">
          <table:table-cell office:value-type="float" office:value="98" table:formula="of:=[.A101]+1" table:style-name="ce1">
            <text:p>98</text:p>
          </table:table-cell>
          <table:table-cell office:value-type="string" table:style-name="ce2">
            <text:p>97<text:span text:style-name="T1">: </text:span><text:span text:style-name="T2">33.90584173684731</text:span></text:p>
          </table:table-cell>
          <table:table-cell table:number-columns-repeated="2" table:style-name="ce1"/>
          <table:table-cell office:value-type="string" office:string-value="33.90584173684731" table:formula="of:=RIGHT([.B102];LEN([.B102])-4)" table:style-name="ce3">
            <text:p>33.90584173684731</text:p>
          </table:table-cell>
          <table:table-cell table:number-columns-repeated="2" table:style-name="ce1"/>
          <table:table-cell office:value-type="float" office:value="33.9058417368473" table:formula="of:=[.E102]+0" table:style-name="ce3">
            <text:p>33.91</text:p>
          </table:table-cell>
          <table:table-cell table:number-columns-repeated="16376"/>
        </table:table-row>
        <table:table-row table:style-name="ro1">
          <table:table-cell office:value-type="float" office:value="99" table:formula="of:=[.A102]+1" table:style-name="ce1">
            <text:p>99</text:p>
          </table:table-cell>
          <table:table-cell office:value-type="string" table:style-name="ce2">
            <text:p>98<text:span text:style-name="T1">: </text:span><text:span text:style-name="T2">26.37484675268764</text:span></text:p>
          </table:table-cell>
          <table:table-cell table:number-columns-repeated="2" table:style-name="ce1"/>
          <table:table-cell office:value-type="string" office:string-value="26.37484675268764" table:formula="of:=RIGHT([.B103];LEN([.B103])-4)" table:style-name="ce3">
            <text:p>26.37484675268764</text:p>
          </table:table-cell>
          <table:table-cell table:number-columns-repeated="2" table:style-name="ce1"/>
          <table:table-cell office:value-type="float" office:value="26.374846752687599" table:formula="of:=[.E103]+0" table:style-name="ce3">
            <text:p>26.37</text:p>
          </table:table-cell>
          <table:table-cell table:number-columns-repeated="16376"/>
        </table:table-row>
        <table:table-row table:style-name="ro1">
          <table:table-cell office:value-type="float" office:value="100" table:formula="of:=[.A103]+1" table:style-name="ce1">
            <text:p>100</text:p>
          </table:table-cell>
          <table:table-cell office:value-type="string" table:style-name="ce2">
            <text:p>99<text:span text:style-name="T1">: </text:span><text:span text:style-name="T2">19.176543968395265</text:span></text:p>
          </table:table-cell>
          <table:table-cell table:number-columns-repeated="2" table:style-name="ce1"/>
          <table:table-cell office:value-type="string" office:string-value="19.176543968395265" table:formula="of:=RIGHT([.B104];LEN([.B104])-4)" table:style-name="ce3">
            <text:p>19.176543968395265</text:p>
          </table:table-cell>
          <table:table-cell table:number-columns-repeated="2" table:style-name="ce1"/>
          <table:table-cell office:value-type="float" office:value="19.176543968395201" table:formula="of:=[.E104]+0" table:style-name="ce3">
            <text:p>19.18</text:p>
          </table:table-cell>
          <table:table-cell table:number-columns-repeated="16376"/>
        </table:table-row>
        <table:table-row table:style-name="ro1">
          <table:table-cell office:value-type="float" office:value="101" table:formula="of:=[.A104]+1" table:style-name="ce1">
            <text:p>101</text:p>
          </table:table-cell>
          <table:table-cell office:value-type="string" table:style-name="ce2">
            <text:p>101<text:span text:style-name="T1">: </text:span><text:span text:style-name="T2">21.25936386097665</text:span></text:p>
          </table:table-cell>
          <table:table-cell table:number-columns-repeated="2" table:style-name="ce1"/>
          <table:table-cell office:value-type="string" office:string-value="21.25936386097665" table:formula="of:=RIGHT([.B105];LEN([.B105])-5)" table:style-name="ce3">
            <text:p>21.25936386097665</text:p>
          </table:table-cell>
          <table:table-cell table:number-columns-repeated="2" table:style-name="ce1"/>
          <table:table-cell office:value-type="float" office:value="21.259363860976599" table:formula="of:=[.E105]+0" table:style-name="ce3">
            <text:p>21.26</text:p>
          </table:table-cell>
          <table:table-cell table:number-columns-repeated="16376"/>
        </table:table-row>
        <table:table-row table:style-name="ro1">
          <table:table-cell office:value-type="float" office:value="102" table:formula="of:=[.A105]+1" table:style-name="ce1">
            <text:p>102</text:p>
          </table:table-cell>
          <table:table-cell office:value-type="string" table:style-name="ce2">
            <text:p>102<text:span text:style-name="T1">: </text:span><text:span text:style-name="T2">31.839368650933398</text:span></text:p>
          </table:table-cell>
          <table:table-cell table:number-columns-repeated="2" table:style-name="ce1"/>
          <table:table-cell office:value-type="string" office:string-value="31.839368650933398" table:formula="of:=RIGHT([.B106];LEN([.B106])-5)" table:style-name="ce3">
            <text:p>31.839368650933398</text:p>
          </table:table-cell>
          <table:table-cell table:number-columns-repeated="2" table:style-name="ce1"/>
          <table:table-cell office:value-type="float" office:value="31.839368650933299" table:formula="of:=[.E106]+0" table:style-name="ce3">
            <text:p>31.84</text:p>
          </table:table-cell>
          <table:table-cell table:number-columns-repeated="16376"/>
        </table:table-row>
        <table:table-row table:style-name="ro1">
          <table:table-cell office:value-type="float" office:value="103" table:formula="of:=[.A106]+1" table:style-name="ce1">
            <text:p>103</text:p>
          </table:table-cell>
          <table:table-cell office:value-type="string" table:style-name="ce2">
            <text:p>103<text:span text:style-name="T1">: </text:span><text:span text:style-name="T2">25.349931711799336</text:span></text:p>
          </table:table-cell>
          <table:table-cell table:number-columns-repeated="2" table:style-name="ce1"/>
          <table:table-cell office:value-type="string" office:string-value="25.349931711799336" table:formula="of:=RIGHT([.B107];LEN([.B107])-5)" table:style-name="ce3">
            <text:p>25.349931711799336</text:p>
          </table:table-cell>
          <table:table-cell table:number-columns-repeated="2" table:style-name="ce1"/>
          <table:table-cell office:value-type="float" office:value="25.3499317117993" table:formula="of:=[.E107]+0" table:style-name="ce3">
            <text:p>25.35</text:p>
          </table:table-cell>
          <table:table-cell table:number-columns-repeated="16376"/>
        </table:table-row>
        <table:table-row table:style-name="ro1">
          <table:table-cell office:value-type="float" office:value="104" table:formula="of:=[.A107]+1" table:style-name="ce1">
            <text:p>104</text:p>
          </table:table-cell>
          <table:table-cell office:value-type="string" table:style-name="ce2">
            <text:p>104<text:span text:style-name="T1">: </text:span><text:span text:style-name="T2">14.269818844710386</text:span></text:p>
          </table:table-cell>
          <table:table-cell table:number-columns-repeated="2" table:style-name="ce1"/>
          <table:table-cell office:value-type="string" office:string-value="14.269818844710386" table:formula="of:=RIGHT([.B108];LEN([.B108])-5)" table:style-name="ce3">
            <text:p>14.269818844710386</text:p>
          </table:table-cell>
          <table:table-cell table:number-columns-repeated="2" table:style-name="ce1"/>
          <table:table-cell office:value-type="float" office:value="14.269818844710301" table:formula="of:=[.E108]+0" table:style-name="ce3">
            <text:p>14.27</text:p>
          </table:table-cell>
          <table:table-cell table:number-columns-repeated="16376"/>
        </table:table-row>
        <table:table-row table:style-name="ro1">
          <table:table-cell office:value-type="float" office:value="105" table:formula="of:=[.A108]+1" table:style-name="ce1">
            <text:p>105</text:p>
          </table:table-cell>
          <table:table-cell office:value-type="string" table:style-name="ce2">
            <text:p>105<text:span text:style-name="T1">: </text:span><text:span text:style-name="T2">15.179194009965281</text:span></text:p>
          </table:table-cell>
          <table:table-cell table:number-columns-repeated="2" table:style-name="ce1"/>
          <table:table-cell office:value-type="string" office:string-value="15.179194009965281" table:formula="of:=RIGHT([.B109];LEN([.B109])-5)" table:style-name="ce3">
            <text:p>15.179194009965281</text:p>
          </table:table-cell>
          <table:table-cell table:number-columns-repeated="2" table:style-name="ce1"/>
          <table:table-cell office:value-type="float" office:value="15.179194009965199" table:formula="of:=[.E109]+0" table:style-name="ce3">
            <text:p>15.18</text:p>
          </table:table-cell>
          <table:table-cell table:number-columns-repeated="16376"/>
        </table:table-row>
        <table:table-row table:style-name="ro1">
          <table:table-cell office:value-type="float" office:value="106" table:formula="of:=[.A109]+1" table:style-name="ce1">
            <text:p>106</text:p>
          </table:table-cell>
          <table:table-cell office:value-type="string" table:style-name="ce2">
            <text:p>106<text:span text:style-name="T1">: </text:span><text:span text:style-name="T2">21.40894142616852</text:span></text:p>
          </table:table-cell>
          <table:table-cell table:number-columns-repeated="2" table:style-name="ce1"/>
          <table:table-cell office:value-type="string" office:string-value="21.40894142616852" table:formula="of:=RIGHT([.B110];LEN([.B110])-5)" table:style-name="ce3">
            <text:p>21.40894142616852</text:p>
          </table:table-cell>
          <table:table-cell table:number-columns-repeated="2" table:style-name="ce1"/>
          <table:table-cell office:value-type="float" office:value="21.4089414261685" table:formula="of:=[.E110]+0" table:style-name="ce3">
            <text:p>21.41</text:p>
          </table:table-cell>
          <table:table-cell table:number-columns-repeated="16376"/>
        </table:table-row>
        <table:table-row table:style-name="ro1">
          <table:table-cell office:value-type="float" office:value="107" table:formula="of:=[.A110]+1" table:style-name="ce1">
            <text:p>107</text:p>
          </table:table-cell>
          <table:table-cell office:value-type="string" table:style-name="ce2">
            <text:p>107<text:span text:style-name="T1">: </text:span><text:span text:style-name="T2">16.953034261596457</text:span></text:p>
          </table:table-cell>
          <table:table-cell table:number-columns-repeated="2" table:style-name="ce1"/>
          <table:table-cell office:value-type="string" office:string-value="16.953034261596457" table:formula="of:=RIGHT([.B111];LEN([.B111])-5)" table:style-name="ce3">
            <text:p>16.953034261596457</text:p>
          </table:table-cell>
          <table:table-cell table:number-columns-repeated="2" table:style-name="ce1"/>
          <table:table-cell office:value-type="float" office:value="16.9530342615964" table:formula="of:=[.E111]+0" table:style-name="ce3">
            <text:p>16.95</text:p>
          </table:table-cell>
          <table:table-cell table:number-columns-repeated="16376"/>
        </table:table-row>
        <table:table-row table:style-name="ro1">
          <table:table-cell office:value-type="float" office:value="108" table:formula="of:=[.A111]+1" table:style-name="ce1">
            <text:p>108</text:p>
          </table:table-cell>
          <table:table-cell office:value-type="string" table:style-name="ce2">
            <text:p>108<text:span text:style-name="T1">: </text:span><text:span text:style-name="T2">14.090280699758974</text:span></text:p>
          </table:table-cell>
          <table:table-cell table:number-columns-repeated="2" table:style-name="ce1"/>
          <table:table-cell office:value-type="string" office:string-value="14.090280699758974" table:formula="of:=RIGHT([.B112];LEN([.B112])-5)" table:style-name="ce3">
            <text:p>14.090280699758974</text:p>
          </table:table-cell>
          <table:table-cell table:number-columns-repeated="2" table:style-name="ce1"/>
          <table:table-cell office:value-type="float" office:value="14.0902806997589" table:formula="of:=[.E112]+0" table:style-name="ce3">
            <text:p>14.09</text:p>
          </table:table-cell>
          <table:table-cell table:number-columns-repeated="16376"/>
        </table:table-row>
        <table:table-row table:style-name="ro1">
          <table:table-cell office:value-type="float" office:value="109" table:formula="of:=[.A112]+1" table:style-name="ce1">
            <text:p>109</text:p>
          </table:table-cell>
          <table:table-cell office:value-type="string" table:style-name="ce2">
            <text:p>109<text:span text:style-name="T1">: </text:span><text:span text:style-name="T2">17.40613548502008</text:span></text:p>
          </table:table-cell>
          <table:table-cell table:number-columns-repeated="2" table:style-name="ce1"/>
          <table:table-cell office:value-type="string" office:string-value="17.40613548502008" table:formula="of:=RIGHT([.B113];LEN([.B113])-5)" table:style-name="ce3">
            <text:p>17.40613548502008</text:p>
          </table:table-cell>
          <table:table-cell table:number-columns-repeated="2" table:style-name="ce1"/>
          <table:table-cell office:value-type="float" office:value="17.406135485019998" table:formula="of:=[.E113]+0" table:style-name="ce3">
            <text:p>17.41</text:p>
          </table:table-cell>
          <table:table-cell table:number-columns-repeated="16376"/>
        </table:table-row>
        <table:table-row table:style-name="ro1">
          <table:table-cell office:value-type="float" office:value="110" table:formula="of:=[.A113]+1" table:style-name="ce1">
            <text:p>110</text:p>
          </table:table-cell>
          <table:table-cell office:value-type="string" table:style-name="ce2">
            <text:p>110<text:span text:style-name="T1">: </text:span><text:span text:style-name="T2">16.951427443331177</text:span></text:p>
          </table:table-cell>
          <table:table-cell table:number-columns-repeated="2" table:style-name="ce1"/>
          <table:table-cell office:value-type="string" office:string-value="16.951427443331177" table:formula="of:=RIGHT([.B114];LEN([.B114])-5)" table:style-name="ce3">
            <text:p>16.951427443331177</text:p>
          </table:table-cell>
          <table:table-cell table:number-columns-repeated="2" table:style-name="ce1"/>
          <table:table-cell office:value-type="float" office:value="16.951427443331099" table:formula="of:=[.E114]+0" table:style-name="ce3">
            <text:p>16.95</text:p>
          </table:table-cell>
          <table:table-cell table:number-columns-repeated="16376"/>
        </table:table-row>
        <table:table-row table:style-name="ro1">
          <table:table-cell office:value-type="float" office:value="111" table:formula="of:=[.A114]+1" table:style-name="ce1">
            <text:p>111</text:p>
          </table:table-cell>
          <table:table-cell office:value-type="string" table:style-name="ce2">
            <text:p>111<text:span text:style-name="T1">: </text:span><text:span text:style-name="T2">16.174948264115308</text:span></text:p>
          </table:table-cell>
          <table:table-cell table:number-columns-repeated="2" table:style-name="ce1"/>
          <table:table-cell office:value-type="string" office:string-value="16.174948264115308" table:formula="of:=RIGHT([.B115];LEN([.B115])-5)" table:style-name="ce3">
            <text:p>16.174948264115308</text:p>
          </table:table-cell>
          <table:table-cell table:number-columns-repeated="2" table:style-name="ce1"/>
          <table:table-cell office:value-type="float" office:value="16.174948264115301" table:formula="of:=[.E115]+0" table:style-name="ce3">
            <text:p>16.17</text:p>
          </table:table-cell>
          <table:table-cell table:number-columns-repeated="16376"/>
        </table:table-row>
        <table:table-row table:style-name="ro1">
          <table:table-cell office:value-type="float" office:value="112" table:formula="of:=[.A115]+1" table:style-name="ce1">
            <text:p>112</text:p>
          </table:table-cell>
          <table:table-cell office:value-type="string" table:style-name="ce2">
            <text:p>112<text:span text:style-name="T1">: </text:span><text:span text:style-name="T2">22.652586291927925</text:span></text:p>
          </table:table-cell>
          <table:table-cell table:number-columns-repeated="2" table:style-name="ce1"/>
          <table:table-cell office:value-type="string" office:string-value="22.652586291927925" table:formula="of:=RIGHT([.B116];LEN([.B116])-5)" table:style-name="ce3">
            <text:p>22.652586291927925</text:p>
          </table:table-cell>
          <table:table-cell table:number-columns-repeated="2" table:style-name="ce1"/>
          <table:table-cell office:value-type="float" office:value="22.6525862919279" table:formula="of:=[.E116]+0" table:style-name="ce3">
            <text:p>22.65</text:p>
          </table:table-cell>
          <table:table-cell table:number-columns-repeated="16376"/>
        </table:table-row>
        <table:table-row table:style-name="ro1">
          <table:table-cell office:value-type="float" office:value="113" table:formula="of:=[.A116]+1" table:style-name="ce1">
            <text:p>113</text:p>
          </table:table-cell>
          <table:table-cell office:value-type="string" table:style-name="ce2">
            <text:p>113<text:span text:style-name="T1">: </text:span><text:span text:style-name="T2">29.140469613490787</text:span></text:p>
          </table:table-cell>
          <table:table-cell table:number-columns-repeated="2" table:style-name="ce1"/>
          <table:table-cell office:value-type="string" office:string-value="29.140469613490787" table:formula="of:=RIGHT([.B117];LEN([.B117])-5)" table:style-name="ce3">
            <text:p>29.140469613490787</text:p>
          </table:table-cell>
          <table:table-cell table:number-columns-repeated="2" table:style-name="ce1"/>
          <table:table-cell office:value-type="float" office:value="29.140469613490701" table:formula="of:=[.E117]+0" table:style-name="ce3">
            <text:p>29.14</text:p>
          </table:table-cell>
          <table:table-cell table:number-columns-repeated="16376"/>
        </table:table-row>
        <table:table-row table:style-name="ro1">
          <table:table-cell office:value-type="float" office:value="114" table:formula="of:=[.A117]+1" table:style-name="ce1">
            <text:p>114</text:p>
          </table:table-cell>
          <table:table-cell office:value-type="string" table:style-name="ce2">
            <text:p>114<text:span text:style-name="T1">: </text:span><text:span text:style-name="T2">16.451930374266155</text:span></text:p>
          </table:table-cell>
          <table:table-cell table:number-columns-repeated="2" table:style-name="ce1"/>
          <table:table-cell office:value-type="string" office:string-value="16.451930374266155" table:formula="of:=RIGHT([.B118];LEN([.B118])-5)" table:style-name="ce3">
            <text:p>16.451930374266155</text:p>
          </table:table-cell>
          <table:table-cell table:number-columns-repeated="2" table:style-name="ce1"/>
          <table:table-cell office:value-type="float" office:value="16.451930374266102" table:formula="of:=[.E118]+0" table:style-name="ce3">
            <text:p>16.4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5<text:span text:style-name="T1">: </text:span><text:span text:style-name="T2">24.53908363724901</text:span></text:p>
          </table:table-cell>
          <table:table-cell table:number-columns-repeated="2" table:style-name="ce1"/>
          <table:table-cell office:value-type="string" office:string-value="24.53908363724901" table:formula="of:=RIGHT([.B119];LEN([.B119])-5)" table:style-name="ce3">
            <text:p>24.53908363724901</text:p>
          </table:table-cell>
          <table:table-cell table:number-columns-repeated="2" table:style-name="ce1"/>
          <table:table-cell office:value-type="float" office:value="24.539083637249" table:formula="of:=[.E119]+0" table:style-name="ce3">
            <text:p>24.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6<text:span text:style-name="T1">: </text:span><text:span text:style-name="T2">20.188355948851775</text:span></text:p>
          </table:table-cell>
          <table:table-cell table:number-columns-repeated="2" table:style-name="ce1"/>
          <table:table-cell office:value-type="string" office:string-value="20.188355948851775" table:formula="of:=RIGHT([.B120];LEN([.B120])-5)" table:style-name="ce3">
            <text:p>20.188355948851775</text:p>
          </table:table-cell>
          <table:table-cell table:number-columns-repeated="2" table:style-name="ce1"/>
          <table:table-cell office:value-type="float" office:value="20.188355948851701" table:formula="of:=[.E120]+0" table:style-name="ce3">
            <text:p>20.1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7<text:span text:style-name="T1">: </text:span><text:span text:style-name="T2">23.63346312652544</text:span></text:p>
          </table:table-cell>
          <table:table-cell table:number-columns-repeated="2" table:style-name="ce1"/>
          <table:table-cell office:value-type="string" office:string-value="23.63346312652544" table:formula="of:=RIGHT([.B121];LEN([.B121])-5)" table:style-name="ce3">
            <text:p>23.63346312652544</text:p>
          </table:table-cell>
          <table:table-cell table:number-columns-repeated="2" table:style-name="ce1"/>
          <table:table-cell office:value-type="float" office:value="23.633463126525399" table:formula="of:=[.E121]+0" table:style-name="ce3">
            <text:p>23.6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8<text:span text:style-name="T1">: </text:span><text:span text:style-name="T2">19.66713570432818</text:span></text:p>
          </table:table-cell>
          <table:table-cell table:number-columns-repeated="2" table:style-name="ce1"/>
          <table:table-cell office:value-type="string" office:string-value="19.66713570432818" table:formula="of:=RIGHT([.B122];LEN([.B122])-5)" table:style-name="ce3">
            <text:p>19.66713570432818</text:p>
          </table:table-cell>
          <table:table-cell table:number-columns-repeated="2" table:style-name="ce1"/>
          <table:table-cell office:value-type="float" office:value="19.6671357043281" table:formula="of:=[.E122]+0" table:style-name="ce3">
            <text:p>19.6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9<text:span text:style-name="T1">: </text:span><text:span text:style-name="T2">24.976542008475572</text:span></text:p>
          </table:table-cell>
          <table:table-cell table:number-columns-repeated="2" table:style-name="ce1"/>
          <table:table-cell office:value-type="string" office:string-value="24.976542008475572" table:formula="of:=RIGHT([.B123];LEN([.B123])-5)" table:style-name="ce3">
            <text:p>24.976542008475572</text:p>
          </table:table-cell>
          <table:table-cell table:number-columns-repeated="2" table:style-name="ce1"/>
          <table:table-cell office:value-type="float" office:value="24.976542008475501" table:formula="of:=[.E123]+0" table:style-name="ce3">
            <text:p>24.9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0<text:span text:style-name="T1">: </text:span><text:span text:style-name="T2">20.130059410680296</text:span></text:p>
          </table:table-cell>
          <table:table-cell table:number-columns-repeated="2" table:style-name="ce1"/>
          <table:table-cell office:value-type="string" office:string-value="20.130059410680296" table:formula="of:=RIGHT([.B124];LEN([.B124])-5)" table:style-name="ce3">
            <text:p>20.130059410680296</text:p>
          </table:table-cell>
          <table:table-cell table:number-columns-repeated="2" table:style-name="ce1"/>
          <table:table-cell office:value-type="float" office:value="20.1300594106802" table:formula="of:=[.E124]+0" table:style-name="ce3">
            <text:p>20.1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1<text:span text:style-name="T1">: </text:span><text:span text:style-name="T2">18.546440688824912</text:span></text:p>
          </table:table-cell>
          <table:table-cell table:number-columns-repeated="2" table:style-name="ce1"/>
          <table:table-cell office:value-type="string" office:string-value="18.546440688824912" table:formula="of:=RIGHT([.B125];LEN([.B125])-5)" table:style-name="ce3">
            <text:p>18.546440688824912</text:p>
          </table:table-cell>
          <table:table-cell table:number-columns-repeated="2" table:style-name="ce1"/>
          <table:table-cell office:value-type="float" office:value="18.546440688824902" table:formula="of:=[.E125]+0" table:style-name="ce3">
            <text:p>18.5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2<text:span text:style-name="T1">: </text:span><text:span text:style-name="T2">19.720374098605767</text:span></text:p>
          </table:table-cell>
          <table:table-cell table:number-columns-repeated="2" table:style-name="ce1"/>
          <table:table-cell office:value-type="string" office:string-value="19.720374098605767" table:formula="of:=RIGHT([.B126];LEN([.B126])-5)" table:style-name="ce3">
            <text:p>19.720374098605767</text:p>
          </table:table-cell>
          <table:table-cell table:number-columns-repeated="2" table:style-name="ce1"/>
          <table:table-cell office:value-type="float" office:value="19.720374098605699" table:formula="of:=[.E126]+0" table:style-name="ce3">
            <text:p>19.7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3<text:span text:style-name="T1">: </text:span><text:span text:style-name="T2">20.782823971703785</text:span></text:p>
          </table:table-cell>
          <table:table-cell table:number-columns-repeated="2" table:style-name="ce1"/>
          <table:table-cell office:value-type="string" office:string-value="20.782823971703785" table:formula="of:=RIGHT([.B127];LEN([.B127])-5)" table:style-name="ce3">
            <text:p>20.782823971703785</text:p>
          </table:table-cell>
          <table:table-cell table:number-columns-repeated="2" table:style-name="ce1"/>
          <table:table-cell office:value-type="float" office:value="20.782823971703699" table:formula="of:=[.E127]+0" table:style-name="ce3">
            <text:p>20.7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4<text:span text:style-name="T1">: </text:span><text:span text:style-name="T2">20.154941847056374</text:span></text:p>
          </table:table-cell>
          <table:table-cell table:number-columns-repeated="2" table:style-name="ce1"/>
          <table:table-cell office:value-type="string" office:string-value="20.154941847056374" table:formula="of:=RIGHT([.B128];LEN([.B128])-5)" table:style-name="ce3">
            <text:p>20.154941847056374</text:p>
          </table:table-cell>
          <table:table-cell table:number-columns-repeated="2" table:style-name="ce1"/>
          <table:table-cell office:value-type="float" office:value="20.1549418470563" table:formula="of:=[.E128]+0" table:style-name="ce3">
            <text:p>20.1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5<text:span text:style-name="T1">: </text:span><text:span text:style-name="T2">18.28382023580945</text:span></text:p>
          </table:table-cell>
          <table:table-cell table:number-columns-repeated="2" table:style-name="ce1"/>
          <table:table-cell office:value-type="string" office:string-value="18.28382023580945" table:formula="of:=RIGHT([.B129];LEN([.B129])-5)" table:style-name="ce3">
            <text:p>18.28382023580945</text:p>
          </table:table-cell>
          <table:table-cell table:number-columns-repeated="2" table:style-name="ce1"/>
          <table:table-cell office:value-type="float" office:value="18.283820235809401" table:formula="of:=[.E129]+0" table:style-name="ce3">
            <text:p>18.2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6<text:span text:style-name="T1">: </text:span><text:span text:style-name="T2">23.525287699895884</text:span></text:p>
          </table:table-cell>
          <table:table-cell table:number-columns-repeated="2" table:style-name="ce1"/>
          <table:table-cell office:value-type="string" office:string-value="23.525287699895884" table:formula="of:=RIGHT([.B130];LEN([.B130])-5)" table:style-name="ce3">
            <text:p>23.525287699895884</text:p>
          </table:table-cell>
          <table:table-cell table:number-columns-repeated="2" table:style-name="ce1"/>
          <table:table-cell office:value-type="float" office:value="23.525287699895799" table:formula="of:=[.E130]+0" table:style-name="ce3">
            <text:p>23.5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7<text:span text:style-name="T1">: </text:span><text:span text:style-name="T2">20.531834573480573</text:span></text:p>
          </table:table-cell>
          <table:table-cell table:number-columns-repeated="2" table:style-name="ce1"/>
          <table:table-cell office:value-type="string" office:string-value="20.531834573480573" table:formula="of:=RIGHT([.B131];LEN([.B131])-5)" table:style-name="ce3">
            <text:p>20.531834573480573</text:p>
          </table:table-cell>
          <table:table-cell table:number-columns-repeated="2" table:style-name="ce1"/>
          <table:table-cell office:value-type="float" office:value="20.531834573480499" table:formula="of:=[.E131]+0" table:style-name="ce3">
            <text:p>20.5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8<text:span text:style-name="T1">: </text:span><text:span text:style-name="T2">27.17728841580821</text:span></text:p>
          </table:table-cell>
          <table:table-cell table:number-columns-repeated="2" table:style-name="ce1"/>
          <table:table-cell office:value-type="string" office:string-value="27.17728841580821" table:formula="of:=RIGHT([.B132];LEN([.B132])-5)" table:style-name="ce3">
            <text:p>27.17728841580821</text:p>
          </table:table-cell>
          <table:table-cell table:number-columns-repeated="2" table:style-name="ce1"/>
          <table:table-cell office:value-type="float" office:value="27.177288415808199" table:formula="of:=[.E132]+0" table:style-name="ce3">
            <text:p>27.1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9<text:span text:style-name="T1">: </text:span><text:span text:style-name="T2">29.768843711464704</text:span></text:p>
          </table:table-cell>
          <table:table-cell table:number-columns-repeated="2" table:style-name="ce1"/>
          <table:table-cell office:value-type="string" office:string-value="29.768843711464704" table:formula="of:=RIGHT([.B133];LEN([.B133])-5)" table:style-name="ce3">
            <text:p>29.768843711464704</text:p>
          </table:table-cell>
          <table:table-cell table:number-columns-repeated="2" table:style-name="ce1"/>
          <table:table-cell office:value-type="float" office:value="29.768843711464701" table:formula="of:=[.E133]+0" table:style-name="ce3">
            <text:p>29.7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0<text:span text:style-name="T1">: </text:span><text:span text:style-name="T2">23.63302901997911</text:span></text:p>
          </table:table-cell>
          <table:table-cell table:number-columns-repeated="2" table:style-name="ce1"/>
          <table:table-cell office:value-type="string" office:string-value="23.63302901997911" table:formula="of:=RIGHT([.B134];LEN([.B134])-5)" table:style-name="ce3">
            <text:p>23.63302901997911</text:p>
          </table:table-cell>
          <table:table-cell table:number-columns-repeated="2" table:style-name="ce1"/>
          <table:table-cell office:value-type="float" office:value="23.633029019979102" table:formula="of:=[.E134]+0" table:style-name="ce3">
            <text:p>23.6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1<text:span text:style-name="T1">: </text:span><text:span text:style-name="T2">22.67620876765056</text:span></text:p>
          </table:table-cell>
          <table:table-cell table:number-columns-repeated="2" table:style-name="ce1"/>
          <table:table-cell office:value-type="string" office:string-value="22.67620876765056" table:formula="of:=RIGHT([.B135];LEN([.B135])-5)" table:style-name="ce3">
            <text:p>22.67620876765056</text:p>
          </table:table-cell>
          <table:table-cell table:number-columns-repeated="2" table:style-name="ce1"/>
          <table:table-cell office:value-type="float" office:value="22.6762087676505" table:formula="of:=[.E135]+0" table:style-name="ce3">
            <text:p>22.6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2<text:span text:style-name="T1">: </text:span><text:span text:style-name="T2">18.99497797270059</text:span></text:p>
          </table:table-cell>
          <table:table-cell table:number-columns-repeated="2" table:style-name="ce1"/>
          <table:table-cell office:value-type="string" office:string-value="18.99497797270059" table:formula="of:=RIGHT([.B136];LEN([.B136])-5)" table:style-name="ce3">
            <text:p>18.99497797270059</text:p>
          </table:table-cell>
          <table:table-cell table:number-columns-repeated="2" table:style-name="ce1"/>
          <table:table-cell office:value-type="float" office:value="18.9949779727005" table:formula="of:=[.E136]+0" table:style-name="ce3">
            <text:p>18.9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3<text:span text:style-name="T1">: </text:span><text:span text:style-name="T2">29.372181469606783</text:span></text:p>
          </table:table-cell>
          <table:table-cell table:number-columns-repeated="2" table:style-name="ce1"/>
          <table:table-cell office:value-type="string" office:string-value="29.372181469606783" table:formula="of:=RIGHT([.B137];LEN([.B137])-5)" table:style-name="ce3">
            <text:p>29.372181469606783</text:p>
          </table:table-cell>
          <table:table-cell table:number-columns-repeated="2" table:style-name="ce1"/>
          <table:table-cell office:value-type="float" office:value="29.372181469606701" table:formula="of:=[.E137]+0" table:style-name="ce3">
            <text:p>29.3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4<text:span text:style-name="T1">: </text:span><text:span text:style-name="T2">28.482531058437537</text:span></text:p>
          </table:table-cell>
          <table:table-cell table:number-columns-repeated="2" table:style-name="ce1"/>
          <table:table-cell office:value-type="string" office:string-value="28.482531058437537" table:formula="of:=RIGHT([.B138];LEN([.B138])-5)" table:style-name="ce3">
            <text:p>28.482531058437537</text:p>
          </table:table-cell>
          <table:table-cell table:number-columns-repeated="2" table:style-name="ce1"/>
          <table:table-cell office:value-type="float" office:value="28.482531058437502" table:formula="of:=[.E138]+0" table:style-name="ce3">
            <text:p>28.4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5<text:span text:style-name="T1">: </text:span><text:span text:style-name="T2">25.586962148384107</text:span></text:p>
          </table:table-cell>
          <table:table-cell table:number-columns-repeated="2" table:style-name="ce1"/>
          <table:table-cell office:value-type="string" office:string-value="25.586962148384107" table:formula="of:=RIGHT([.B139];LEN([.B139])-5)" table:style-name="ce3">
            <text:p>25.586962148384107</text:p>
          </table:table-cell>
          <table:table-cell table:number-columns-repeated="2" table:style-name="ce1"/>
          <table:table-cell office:value-type="float" office:value="25.586962148384099" table:formula="of:=[.E139]+0" table:style-name="ce3">
            <text:p>25.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6<text:span text:style-name="T1">: </text:span><text:span text:style-name="T2">23.09877755276503</text:span></text:p>
          </table:table-cell>
          <table:table-cell table:number-columns-repeated="2" table:style-name="ce1"/>
          <table:table-cell office:value-type="string" office:string-value="23.09877755276503" table:formula="of:=RIGHT([.B140];LEN([.B140])-5)" table:style-name="ce3">
            <text:p>23.09877755276503</text:p>
          </table:table-cell>
          <table:table-cell table:number-columns-repeated="2" table:style-name="ce1"/>
          <table:table-cell office:value-type="float" office:value="23.098777552765" table:formula="of:=[.E140]+0" table:style-name="ce3">
            <text:p>23.1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7<text:span text:style-name="T1">: </text:span><text:span text:style-name="T2">28.088156694152485</text:span></text:p>
          </table:table-cell>
          <table:table-cell table:number-columns-repeated="2" table:style-name="ce1"/>
          <table:table-cell office:value-type="string" office:string-value="28.088156694152485" table:formula="of:=RIGHT([.B141];LEN([.B141])-5)" table:style-name="ce3">
            <text:p>28.088156694152485</text:p>
          </table:table-cell>
          <table:table-cell table:number-columns-repeated="2" table:style-name="ce1"/>
          <table:table-cell office:value-type="float" office:value="28.088156694152399" table:formula="of:=[.E141]+0" table:style-name="ce3">
            <text:p>28.0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8<text:span text:style-name="T1">: </text:span><text:span text:style-name="T2">25.870471682700988</text:span></text:p>
          </table:table-cell>
          <table:table-cell table:number-columns-repeated="2" table:style-name="ce1"/>
          <table:table-cell office:value-type="string" office:string-value="25.870471682700988" table:formula="of:=RIGHT([.B142];LEN([.B142])-5)" table:style-name="ce3">
            <text:p>25.870471682700988</text:p>
          </table:table-cell>
          <table:table-cell table:number-columns-repeated="2" table:style-name="ce1"/>
          <table:table-cell office:value-type="float" office:value="25.870471682700899" table:formula="of:=[.E142]+0" table:style-name="ce3">
            <text:p>25.8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9<text:span text:style-name="T1">: </text:span><text:span text:style-name="T2">25.339635864880073</text:span></text:p>
          </table:table-cell>
          <table:table-cell table:number-columns-repeated="2" table:style-name="ce1"/>
          <table:table-cell office:value-type="string" office:string-value="25.339635864880073" table:formula="of:=RIGHT([.B143];LEN([.B143])-5)" table:style-name="ce3">
            <text:p>25.339635864880073</text:p>
          </table:table-cell>
          <table:table-cell table:number-columns-repeated="2" table:style-name="ce1"/>
          <table:table-cell office:value-type="float" office:value="25.339635864880002" table:formula="of:=[.E143]+0" table:style-name="ce3">
            <text:p>25.3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0<text:span text:style-name="T1">: </text:span><text:span text:style-name="T2">25.72630243326945</text:span></text:p>
          </table:table-cell>
          <table:table-cell table:number-columns-repeated="2" table:style-name="ce1"/>
          <table:table-cell office:value-type="string" office:string-value="25.72630243326945" table:formula="of:=RIGHT([.B144];LEN([.B144])-5)" table:style-name="ce3">
            <text:p>25.72630243326945</text:p>
          </table:table-cell>
          <table:table-cell table:number-columns-repeated="2" table:style-name="ce1"/>
          <table:table-cell office:value-type="float" office:value="25.726302433269399" table:formula="of:=[.E144]+0" table:style-name="ce3">
            <text:p>25.7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1<text:span text:style-name="T1">: </text:span><text:span text:style-name="T2">23.461994862452773</text:span></text:p>
          </table:table-cell>
          <table:table-cell table:number-columns-repeated="2" table:style-name="ce1"/>
          <table:table-cell office:value-type="string" office:string-value="23.461994862452773" table:formula="of:=RIGHT([.B145];LEN([.B145])-5)" table:style-name="ce3">
            <text:p>23.461994862452773</text:p>
          </table:table-cell>
          <table:table-cell table:number-columns-repeated="2" table:style-name="ce1"/>
          <table:table-cell office:value-type="float" office:value="23.461994862452698" table:formula="of:=[.E145]+0" table:style-name="ce3">
            <text:p>23.4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2<text:span text:style-name="T1">: </text:span><text:span text:style-name="T2">26.440866259832045</text:span></text:p>
          </table:table-cell>
          <table:table-cell table:number-columns-repeated="2" table:style-name="ce1"/>
          <table:table-cell office:value-type="string" office:string-value="26.440866259832045" table:formula="of:=RIGHT([.B146];LEN([.B146])-5)" table:style-name="ce3">
            <text:p>26.440866259832045</text:p>
          </table:table-cell>
          <table:table-cell table:number-columns-repeated="2" table:style-name="ce1"/>
          <table:table-cell office:value-type="float" office:value="26.440866259831999" table:formula="of:=[.E146]+0" table:style-name="ce3">
            <text:p>26.4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3<text:span text:style-name="T1">: </text:span><text:span text:style-name="T2">26.153177940913803</text:span></text:p>
          </table:table-cell>
          <table:table-cell table:number-columns-repeated="2" table:style-name="ce1"/>
          <table:table-cell office:value-type="string" office:string-value="26.153177940913803" table:formula="of:=RIGHT([.B147];LEN([.B147])-5)" table:style-name="ce3">
            <text:p>26.153177940913803</text:p>
          </table:table-cell>
          <table:table-cell table:number-columns-repeated="2" table:style-name="ce1"/>
          <table:table-cell office:value-type="float" office:value="26.1531779409138" table:formula="of:=[.E147]+0" table:style-name="ce3">
            <text:p>26.1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4<text:span text:style-name="T1">: </text:span><text:span text:style-name="T2">26.128068143987434</text:span></text:p>
          </table:table-cell>
          <table:table-cell table:number-columns-repeated="2" table:style-name="ce1"/>
          <table:table-cell office:value-type="string" office:string-value="26.128068143987434" table:formula="of:=RIGHT([.B148];LEN([.B148])-5)" table:style-name="ce3">
            <text:p>26.128068143987434</text:p>
          </table:table-cell>
          <table:table-cell table:number-columns-repeated="2" table:style-name="ce1"/>
          <table:table-cell office:value-type="float" office:value="26.128068143987399" table:formula="of:=[.E148]+0" table:style-name="ce3">
            <text:p>26.1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5<text:span text:style-name="T1">: </text:span><text:span text:style-name="T2">23.634595461010697</text:span></text:p>
          </table:table-cell>
          <table:table-cell table:number-columns-repeated="2" table:style-name="ce1"/>
          <table:table-cell office:value-type="string" office:string-value="23.634595461010697" table:formula="of:=RIGHT([.B149];LEN([.B149])-5)" table:style-name="ce3">
            <text:p>23.634595461010697</text:p>
          </table:table-cell>
          <table:table-cell table:number-columns-repeated="2" table:style-name="ce1"/>
          <table:table-cell office:value-type="float" office:value="23.634595461010601" table:formula="of:=[.E149]+0" table:style-name="ce3">
            <text:p>23.6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6<text:span text:style-name="T1">: </text:span><text:span text:style-name="T2">23.46429922220833</text:span></text:p>
          </table:table-cell>
          <table:table-cell table:number-columns-repeated="2" table:style-name="ce1"/>
          <table:table-cell office:value-type="string" office:string-value="23.46429922220833" table:formula="of:=RIGHT([.B150];LEN([.B150])-5)" table:style-name="ce3">
            <text:p>23.46429922220833</text:p>
          </table:table-cell>
          <table:table-cell table:number-columns-repeated="2" table:style-name="ce1"/>
          <table:table-cell office:value-type="float" office:value="23.4642992222083" table:formula="of:=[.E150]+0" table:style-name="ce3">
            <text:p>23.4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7<text:span text:style-name="T1">: </text:span><text:span text:style-name="T2">19.37865797406644</text:span></text:p>
          </table:table-cell>
          <table:table-cell table:number-columns-repeated="2" table:style-name="ce1"/>
          <table:table-cell office:value-type="string" office:string-value="19.37865797406644" table:formula="of:=RIGHT([.B151];LEN([.B151])-5)" table:style-name="ce3">
            <text:p>19.37865797406644</text:p>
          </table:table-cell>
          <table:table-cell table:number-columns-repeated="2" table:style-name="ce1"/>
          <table:table-cell office:value-type="float" office:value="19.3786579740664" table:formula="of:=[.E151]+0" table:style-name="ce3">
            <text:p>19.3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8<text:span text:style-name="T1">: </text:span><text:span text:style-name="T2">17.078051790200547</text:span></text:p>
          </table:table-cell>
          <table:table-cell table:number-columns-repeated="2" table:style-name="ce1"/>
          <table:table-cell office:value-type="string" office:string-value="17.078051790200547" table:formula="of:=RIGHT([.B152];LEN([.B152])-5)" table:style-name="ce3">
            <text:p>17.078051790200547</text:p>
          </table:table-cell>
          <table:table-cell table:number-columns-repeated="2" table:style-name="ce1"/>
          <table:table-cell office:value-type="float" office:value="17.078051790200501" table:formula="of:=[.E152]+0" table:style-name="ce3">
            <text:p>17.0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9<text:span text:style-name="T1">: </text:span><text:span text:style-name="T2">17.734403632733322</text:span></text:p>
          </table:table-cell>
          <table:table-cell table:number-columns-repeated="2" table:style-name="ce1"/>
          <table:table-cell office:value-type="string" office:string-value="17.734403632733322" table:formula="of:=RIGHT([.B153];LEN([.B153])-5)" table:style-name="ce3">
            <text:p>17.734403632733322</text:p>
          </table:table-cell>
          <table:table-cell table:number-columns-repeated="2" table:style-name="ce1"/>
          <table:table-cell office:value-type="float" office:value="17.734403632733301" table:formula="of:=[.E153]+0" table:style-name="ce3">
            <text:p>17.7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50<text:span text:style-name="T1">: </text:span><text:span text:style-name="T2">21.03489369564525</text:span></text:p>
          </table:table-cell>
          <table:table-cell table:number-columns-repeated="2" table:style-name="ce1"/>
          <table:table-cell office:value-type="string" office:string-value="21.03489369564525" table:formula="of:=RIGHT([.B154];LEN([.B154])-5)" table:style-name="ce3">
            <text:p>21.03489369564525</text:p>
          </table:table-cell>
          <table:table-cell table:number-columns-repeated="2" table:style-name="ce1"/>
          <table:table-cell office:value-type="float" office:value="21.034893695645199" table:formula="of:=[.E154]+0" table:style-name="ce3">
            <text:p>21.03</text:p>
          </table:table-cell>
          <table:table-cell table:number-columns-repeated="16376"/>
        </table:table-row>
        <table:table-row table:style-name="ro1">
          <table:table-cell/>
          <table:table-cell table:style-name="ce2"/>
          <table:table-cell table:number-columns-repeated="2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76"/>
        </table:table-row>
        <table:table-row table:number-rows-repeated="1048421" table:style-name="ro1">
          <table:table-cell table:number-columns-repeated="16384"/>
        </table:table-row>
      </table:table>
      <table:table table:name="sheet_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ound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0<text:span text:style-name="T1">: </text:span><text:span text:style-name="T2">1.4848569483801302</text:span></text:p>
          </table:table-cell>
          <table:table-cell table:number-columns-repeated="2" table:style-name="ce1"/>
          <table:table-cell office:value-type="string" office:string-value="1.4848569483801302" table:formula="of:=RIGHT([.B5];LEN([.B5])-3)" table:style-name="ce3">
            <text:p>1.4848569483801302</text:p>
          </table:table-cell>
          <table:table-cell table:number-columns-repeated="2" table:style-name="ce1"/>
          <table:table-cell office:value-type="float" office:value="1.4848569483801299" table:formula="of:=[.E5]+0" table:style-name="ce3">
            <text:p>1.48</text:p>
          </table:table-cell>
          <table:table-cell/>
          <table:table-cell table:style-name="ce1">
            <draw:frame draw:z-index="1" draw:id="id3" draw:style-name="a3" draw:name="Chart 1" svg:x="0.65833in" svg:y="0in" svg:width="9.56667in" svg:height="5.27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2" table:formula="of:=[.A5]+1" table:style-name="ce1">
            <text:p>2</text:p>
          </table:table-cell>
          <table:table-cell office:value-type="string" table:style-name="ce2">
            <text:p>1<text:span text:style-name="T1">: </text:span><text:span text:style-name="T2">8.506605705797032</text:span></text:p>
          </table:table-cell>
          <table:table-cell table:number-columns-repeated="2" table:style-name="ce1"/>
          <table:table-cell office:value-type="string" office:string-value="8.506605705797032" table:formula="of:=RIGHT([.B6];LEN([.B6])-3)" table:style-name="ce3">
            <text:p>8.506605705797032</text:p>
          </table:table-cell>
          <table:table-cell table:number-columns-repeated="2" table:style-name="ce1"/>
          <table:table-cell office:value-type="float" office:value="8.5066057057970301" table:formula="of:=[.E6]+0" table:style-name="ce3">
            <text:p>8.51</text:p>
          </table:table-cell>
          <table:table-cell table:number-columns-repeated="16376"/>
        </table:table-row>
        <table:table-row table:style-name="ro1">
          <table:table-cell office:value-type="float" office:value="3" table:formula="of:=[.A6]+1" table:style-name="ce1">
            <text:p>3</text:p>
          </table:table-cell>
          <table:table-cell office:value-type="string" table:style-name="ce2">
            <text:p>2<text:span text:style-name="T1">: </text:span><text:span text:style-name="T2">19.816644712533105</text:span></text:p>
          </table:table-cell>
          <table:table-cell table:number-columns-repeated="2" table:style-name="ce1"/>
          <table:table-cell office:value-type="string" office:string-value="19.816644712533105" table:formula="of:=RIGHT([.B7];LEN([.B7])-3)" table:style-name="ce3">
            <text:p>19.816644712533105</text:p>
          </table:table-cell>
          <table:table-cell table:number-columns-repeated="2" table:style-name="ce1"/>
          <table:table-cell office:value-type="float" office:value="19.816644712533101" table:formula="of:=[.E7]+0" table:style-name="ce3">
            <text:p>19.82</text:p>
          </table:table-cell>
          <table:table-cell table:number-columns-repeated="16376"/>
        </table:table-row>
        <table:table-row table:style-name="ro1">
          <table:table-cell office:value-type="float" office:value="4" table:formula="of:=[.A7]+1" table:style-name="ce1">
            <text:p>4</text:p>
          </table:table-cell>
          <table:table-cell office:value-type="string" table:style-name="ce2">
            <text:p>3<text:span text:style-name="T1">: </text:span><text:span text:style-name="T2">18.656288795701613</text:span></text:p>
          </table:table-cell>
          <table:table-cell table:number-columns-repeated="2" table:style-name="ce1"/>
          <table:table-cell office:value-type="string" office:string-value="18.656288795701613" table:formula="of:=RIGHT([.B8];LEN([.B8])-3)" table:style-name="ce3">
            <text:p>18.656288795701613</text:p>
          </table:table-cell>
          <table:table-cell table:number-columns-repeated="2" table:style-name="ce1"/>
          <table:table-cell office:value-type="float" office:value="18.656288795701599" table:formula="of:=[.E8]+0" table:style-name="ce3">
            <text:p>18.66</text:p>
          </table:table-cell>
          <table:table-cell table:number-columns-repeated="16376"/>
        </table:table-row>
        <table:table-row table:style-name="ro1">
          <table:table-cell office:value-type="float" office:value="5" table:formula="of:=[.A8]+1" table:style-name="ce1">
            <text:p>5</text:p>
          </table:table-cell>
          <table:table-cell office:value-type="string" table:style-name="ce2">
            <text:p>4<text:span text:style-name="T1">: </text:span><text:span text:style-name="T2">14.68181244700636</text:span></text:p>
          </table:table-cell>
          <table:table-cell table:number-columns-repeated="2" table:style-name="ce1"/>
          <table:table-cell office:value-type="string" office:string-value="14.68181244700636" table:formula="of:=RIGHT([.B9];LEN([.B9])-3)" table:style-name="ce3">
            <text:p>14.68181244700636</text:p>
          </table:table-cell>
          <table:table-cell table:number-columns-repeated="2" table:style-name="ce1"/>
          <table:table-cell office:value-type="float" office:value="14.681812447006299" table:formula="of:=[.E9]+0" table:style-name="ce3">
            <text:p>14.68</text:p>
          </table:table-cell>
          <table:table-cell table:number-columns-repeated="16376"/>
        </table:table-row>
        <table:table-row table:style-name="ro1">
          <table:table-cell office:value-type="float" office:value="6" table:formula="of:=[.A9]+1" table:style-name="ce1">
            <text:p>6</text:p>
          </table:table-cell>
          <table:table-cell office:value-type="string" table:style-name="ce2">
            <text:p>5<text:span text:style-name="T1">: </text:span><text:span text:style-name="T2">15.414062548510298</text:span></text:p>
          </table:table-cell>
          <table:table-cell table:number-columns-repeated="2" table:style-name="ce1"/>
          <table:table-cell office:value-type="string" office:string-value="15.414062548510298" table:formula="of:=RIGHT([.B10];LEN([.B10])-3)" table:style-name="ce3">
            <text:p>15.414062548510298</text:p>
          </table:table-cell>
          <table:table-cell table:number-columns-repeated="2" table:style-name="ce1"/>
          <table:table-cell office:value-type="float" office:value="15.4140625485102" table:formula="of:=[.E10]+0" table:style-name="ce3">
            <text:p>15.41</text:p>
          </table:table-cell>
          <table:table-cell table:number-columns-repeated="16376"/>
        </table:table-row>
        <table:table-row table:style-name="ro1">
          <table:table-cell office:value-type="float" office:value="7" table:formula="of:=[.A10]+1" table:style-name="ce1">
            <text:p>7</text:p>
          </table:table-cell>
          <table:table-cell office:value-type="string" table:style-name="ce2">
            <text:p>6<text:span text:style-name="T1">: </text:span><text:span text:style-name="T2">21.03856461995978</text:span></text:p>
          </table:table-cell>
          <table:table-cell table:number-columns-repeated="2" table:style-name="ce1"/>
          <table:table-cell office:value-type="string" office:string-value="21.03856461995978" table:formula="of:=RIGHT([.B11];LEN([.B11])-3)" table:style-name="ce3">
            <text:p>21.03856461995978</text:p>
          </table:table-cell>
          <table:table-cell table:number-columns-repeated="2" table:style-name="ce1"/>
          <table:table-cell office:value-type="float" office:value="21.038564619959701" table:formula="of:=[.E11]+0" table:style-name="ce3">
            <text:p>21.04</text:p>
          </table:table-cell>
          <table:table-cell table:number-columns-repeated="16376"/>
        </table:table-row>
        <table:table-row table:style-name="ro1">
          <table:table-cell office:value-type="float" office:value="8" table:formula="of:=[.A11]+1" table:style-name="ce1">
            <text:p>8</text:p>
          </table:table-cell>
          <table:table-cell office:value-type="string" table:style-name="ce2">
            <text:p>7<text:span text:style-name="T1">: </text:span><text:span text:style-name="T2">22.965642340806305</text:span></text:p>
          </table:table-cell>
          <table:table-cell table:number-columns-repeated="2" table:style-name="ce1"/>
          <table:table-cell office:value-type="string" office:string-value="22.965642340806305" table:formula="of:=RIGHT([.B12];LEN([.B12])-3)" table:style-name="ce3">
            <text:p>22.965642340806305</text:p>
          </table:table-cell>
          <table:table-cell table:number-columns-repeated="2" table:style-name="ce1"/>
          <table:table-cell office:value-type="float" office:value="22.965642340806301" table:formula="of:=[.E12]+0" table:style-name="ce3">
            <text:p>22.97</text:p>
          </table:table-cell>
          <table:table-cell table:number-columns-repeated="16376"/>
        </table:table-row>
        <table:table-row table:style-name="ro1">
          <table:table-cell office:value-type="float" office:value="9" table:formula="of:=[.A12]+1" table:style-name="ce1">
            <text:p>9</text:p>
          </table:table-cell>
          <table:table-cell office:value-type="string" table:style-name="ce2">
            <text:p>8<text:span text:style-name="T1">: </text:span><text:span text:style-name="T2">25.912441638988156</text:span></text:p>
          </table:table-cell>
          <table:table-cell table:number-columns-repeated="2" table:style-name="ce1"/>
          <table:table-cell office:value-type="string" office:string-value="25.912441638988156" table:formula="of:=RIGHT([.B13];LEN([.B13])-3)" table:style-name="ce3">
            <text:p>25.912441638988156</text:p>
          </table:table-cell>
          <table:table-cell table:number-columns-repeated="2" table:style-name="ce1"/>
          <table:table-cell office:value-type="float" office:value="25.912441638988099" table:formula="of:=[.E13]+0" table:style-name="ce3">
            <text:p>25.91</text:p>
          </table:table-cell>
          <table:table-cell table:number-columns-repeated="16376"/>
        </table:table-row>
        <table:table-row table:style-name="ro1">
          <table:table-cell office:value-type="float" office:value="10" table:formula="of:=[.A13]+1" table:style-name="ce1">
            <text:p>10</text:p>
          </table:table-cell>
          <table:table-cell office:value-type="string" table:style-name="ce2">
            <text:p>9<text:span text:style-name="T1">: </text:span><text:span text:style-name="T2">31.05701734609961</text:span></text:p>
          </table:table-cell>
          <table:table-cell table:number-columns-repeated="2" table:style-name="ce1"/>
          <table:table-cell office:value-type="string" office:string-value="31.05701734609961" table:formula="of:=RIGHT([.B14];LEN([.B14])-3)" table:style-name="ce3">
            <text:p>31.05701734609961</text:p>
          </table:table-cell>
          <table:table-cell table:number-columns-repeated="2" table:style-name="ce1"/>
          <table:table-cell office:value-type="float" office:value="31.057017346099599" table:formula="of:=[.E14]+0" table:style-name="ce3">
            <text:p>31.06</text:p>
          </table:table-cell>
          <table:table-cell table:number-columns-repeated="16376"/>
        </table:table-row>
        <table:table-row table:style-name="ro1">
          <table:table-cell office:value-type="float" office:value="11" table:formula="of:=[.A14]+1" table:style-name="ce1">
            <text:p>11</text:p>
          </table:table-cell>
          <table:table-cell office:value-type="string" table:style-name="ce2">
            <text:p>10<text:span text:style-name="T1">: </text:span><text:span text:style-name="T2">18.92096221958905</text:span></text:p>
          </table:table-cell>
          <table:table-cell table:number-columns-repeated="2" table:style-name="ce1"/>
          <table:table-cell office:value-type="string" office:string-value="18.92096221958905" table:formula="of:=RIGHT([.B15];LEN([.B15])-4)" table:style-name="ce3">
            <text:p>18.92096221958905</text:p>
          </table:table-cell>
          <table:table-cell table:number-columns-repeated="2" table:style-name="ce1"/>
          <table:table-cell office:value-type="float" office:value="18.920962219589001" table:formula="of:=[.E15]+0" table:style-name="ce3">
            <text:p>18.92</text:p>
          </table:table-cell>
          <table:table-cell table:number-columns-repeated="16376"/>
        </table:table-row>
        <table:table-row table:style-name="ro1">
          <table:table-cell office:value-type="float" office:value="12" table:formula="of:=[.A15]+1" table:style-name="ce1">
            <text:p>12</text:p>
          </table:table-cell>
          <table:table-cell office:value-type="string" table:style-name="ce2">
            <text:p>11<text:span text:style-name="T1">: </text:span><text:span text:style-name="T2">19.432195497367385</text:span></text:p>
          </table:table-cell>
          <table:table-cell table:number-columns-repeated="2" table:style-name="ce1"/>
          <table:table-cell office:value-type="string" office:string-value="19.432195497367385" table:formula="of:=RIGHT([.B16];LEN([.B16])-4)" table:style-name="ce3">
            <text:p>19.432195497367385</text:p>
          </table:table-cell>
          <table:table-cell table:number-columns-repeated="2" table:style-name="ce1"/>
          <table:table-cell office:value-type="float" office:value="19.432195497367299" table:formula="of:=[.E16]+0" table:style-name="ce3">
            <text:p>19.43</text:p>
          </table:table-cell>
          <table:table-cell table:number-columns-repeated="16376"/>
        </table:table-row>
        <table:table-row table:style-name="ro1">
          <table:table-cell office:value-type="float" office:value="13" table:formula="of:=[.A16]+1" table:style-name="ce1">
            <text:p>13</text:p>
          </table:table-cell>
          <table:table-cell office:value-type="string" table:style-name="ce2">
            <text:p>12<text:span text:style-name="T1">: </text:span><text:span text:style-name="T2">18.018781301350685</text:span></text:p>
          </table:table-cell>
          <table:table-cell table:number-columns-repeated="2" table:style-name="ce1"/>
          <table:table-cell office:value-type="string" office:string-value="18.018781301350685" table:formula="of:=RIGHT([.B17];LEN([.B17])-4)" table:style-name="ce3">
            <text:p>18.018781301350685</text:p>
          </table:table-cell>
          <table:table-cell table:number-columns-repeated="2" table:style-name="ce1"/>
          <table:table-cell office:value-type="float" office:value="18.0187813013506" table:formula="of:=[.E17]+0" table:style-name="ce3">
            <text:p>18.02</text:p>
          </table:table-cell>
          <table:table-cell table:number-columns-repeated="16376"/>
        </table:table-row>
        <table:table-row table:style-name="ro1">
          <table:table-cell office:value-type="float" office:value="14" table:formula="of:=[.A17]+1" table:style-name="ce1">
            <text:p>14</text:p>
          </table:table-cell>
          <table:table-cell office:value-type="string" table:style-name="ce2">
            <text:p>13<text:span text:style-name="T1">: </text:span><text:span text:style-name="T2">19.155187106320565</text:span></text:p>
          </table:table-cell>
          <table:table-cell table:number-columns-repeated="2" table:style-name="ce1"/>
          <table:table-cell office:value-type="string" office:string-value="19.155187106320565" table:formula="of:=RIGHT([.B18];LEN([.B18])-4)" table:style-name="ce3">
            <text:p>19.155187106320565</text:p>
          </table:table-cell>
          <table:table-cell table:number-columns-repeated="2" table:style-name="ce1"/>
          <table:table-cell office:value-type="float" office:value="19.155187106320501" table:formula="of:=[.E18]+0" table:style-name="ce3">
            <text:p>19.16</text:p>
          </table:table-cell>
          <table:table-cell table:number-columns-repeated="16376"/>
        </table:table-row>
        <table:table-row table:style-name="ro1">
          <table:table-cell office:value-type="float" office:value="15" table:formula="of:=[.A18]+1" table:style-name="ce1">
            <text:p>15</text:p>
          </table:table-cell>
          <table:table-cell office:value-type="string" table:style-name="ce2">
            <text:p>14<text:span text:style-name="T1">: </text:span><text:span text:style-name="T2">25.59447144275476</text:span></text:p>
          </table:table-cell>
          <table:table-cell table:number-columns-repeated="2" table:style-name="ce1"/>
          <table:table-cell office:value-type="string" office:string-value="25.59447144275476" table:formula="of:=RIGHT([.B19];LEN([.B19])-4)" table:style-name="ce3">
            <text:p>25.59447144275476</text:p>
          </table:table-cell>
          <table:table-cell table:number-columns-repeated="2" table:style-name="ce1"/>
          <table:table-cell office:value-type="float" office:value="25.594471442754699" table:formula="of:=[.E19]+0" table:style-name="ce3">
            <text:p>25.59</text:p>
          </table:table-cell>
          <table:table-cell table:number-columns-repeated="16376"/>
        </table:table-row>
        <table:table-row table:style-name="ro1">
          <table:table-cell office:value-type="float" office:value="16" table:formula="of:=[.A19]+1" table:style-name="ce1">
            <text:p>16</text:p>
          </table:table-cell>
          <table:table-cell office:value-type="string" table:style-name="ce2">
            <text:p>15<text:span text:style-name="T1">: </text:span><text:span text:style-name="T2">18.58920323821831</text:span></text:p>
          </table:table-cell>
          <table:table-cell table:number-columns-repeated="2" table:style-name="ce1"/>
          <table:table-cell office:value-type="string" office:string-value="18.58920323821831" table:formula="of:=RIGHT([.B20];LEN([.B20])-4)" table:style-name="ce3">
            <text:p>18.58920323821831</text:p>
          </table:table-cell>
          <table:table-cell table:number-columns-repeated="2" table:style-name="ce1"/>
          <table:table-cell office:value-type="float" office:value="18.5892032382183" table:formula="of:=[.E20]+0" table:style-name="ce3">
            <text:p>18.59</text:p>
          </table:table-cell>
          <table:table-cell table:number-columns-repeated="16376"/>
        </table:table-row>
        <table:table-row table:style-name="ro1">
          <table:table-cell office:value-type="float" office:value="17" table:formula="of:=[.A20]+1" table:style-name="ce1">
            <text:p>17</text:p>
          </table:table-cell>
          <table:table-cell office:value-type="string" table:style-name="ce2">
            <text:p>16<text:span text:style-name="T1">: </text:span><text:span text:style-name="T2">16.39575760123093</text:span></text:p>
          </table:table-cell>
          <table:table-cell table:number-columns-repeated="2" table:style-name="ce1"/>
          <table:table-cell office:value-type="string" office:string-value="16.39575760123093" table:formula="of:=RIGHT([.B21];LEN([.B21])-4)" table:style-name="ce3">
            <text:p>16.39575760123093</text:p>
          </table:table-cell>
          <table:table-cell table:number-columns-repeated="2" table:style-name="ce1"/>
          <table:table-cell office:value-type="float" office:value="16.395757601230901" table:formula="of:=[.E21]+0" table:style-name="ce3">
            <text:p>16.40</text:p>
          </table:table-cell>
          <table:table-cell table:number-columns-repeated="16376"/>
        </table:table-row>
        <table:table-row table:style-name="ro1">
          <table:table-cell office:value-type="float" office:value="18" table:formula="of:=[.A21]+1" table:style-name="ce1">
            <text:p>18</text:p>
          </table:table-cell>
          <table:table-cell office:value-type="string" table:style-name="ce2">
            <text:p>17<text:span text:style-name="T1">: </text:span><text:span text:style-name="T2">31.46889897064876</text:span></text:p>
          </table:table-cell>
          <table:table-cell table:number-columns-repeated="2" table:style-name="ce1"/>
          <table:table-cell office:value-type="string" office:string-value="31.46889897064876" table:formula="of:=RIGHT([.B22];LEN([.B22])-4)" table:style-name="ce3">
            <text:p>31.46889897064876</text:p>
          </table:table-cell>
          <table:table-cell table:number-columns-repeated="2" table:style-name="ce1"/>
          <table:table-cell office:value-type="float" office:value="31.468898970648699" table:formula="of:=[.E22]+0" table:style-name="ce3">
            <text:p>31.47</text:p>
          </table:table-cell>
          <table:table-cell table:number-columns-repeated="16376"/>
        </table:table-row>
        <table:table-row table:style-name="ro1">
          <table:table-cell office:value-type="float" office:value="19" table:formula="of:=[.A22]+1" table:style-name="ce1">
            <text:p>19</text:p>
          </table:table-cell>
          <table:table-cell office:value-type="string" table:style-name="ce2">
            <text:p>18<text:span text:style-name="T1">: </text:span><text:span text:style-name="T2">24.944984319225554</text:span></text:p>
          </table:table-cell>
          <table:table-cell table:number-columns-repeated="2" table:style-name="ce1"/>
          <table:table-cell office:value-type="string" office:string-value="24.944984319225554" table:formula="of:=RIGHT([.B23];LEN([.B23])-4)" table:style-name="ce3">
            <text:p>24.944984319225554</text:p>
          </table:table-cell>
          <table:table-cell table:number-columns-repeated="2" table:style-name="ce1"/>
          <table:table-cell office:value-type="float" office:value="24.944984319225501" table:formula="of:=[.E23]+0" table:style-name="ce3">
            <text:p>24.94</text:p>
          </table:table-cell>
          <table:table-cell table:number-columns-repeated="16376"/>
        </table:table-row>
        <table:table-row table:style-name="ro1">
          <table:table-cell office:value-type="float" office:value="20" table:formula="of:=[.A23]+1" table:style-name="ce1">
            <text:p>20</text:p>
          </table:table-cell>
          <table:table-cell office:value-type="string" table:style-name="ce2">
            <text:p>19<text:span text:style-name="T1">: </text:span><text:span text:style-name="T2">25.082164382509806</text:span></text:p>
          </table:table-cell>
          <table:table-cell table:number-columns-repeated="2" table:style-name="ce1"/>
          <table:table-cell office:value-type="string" office:string-value="25.082164382509806" table:formula="of:=RIGHT([.B24];LEN([.B24])-4)" table:style-name="ce3">
            <text:p>25.082164382509806</text:p>
          </table:table-cell>
          <table:table-cell table:number-columns-repeated="2" table:style-name="ce1"/>
          <table:table-cell office:value-type="float" office:value="25.082164382509799" table:formula="of:=[.E24]+0" table:style-name="ce3">
            <text:p>25.08</text:p>
          </table:table-cell>
          <table:table-cell table:number-columns-repeated="16376"/>
        </table:table-row>
        <table:table-row table:style-name="ro1">
          <table:table-cell office:value-type="float" office:value="21" table:formula="of:=[.A24]+1" table:style-name="ce1">
            <text:p>21</text:p>
          </table:table-cell>
          <table:table-cell office:value-type="string" table:style-name="ce2">
            <text:p>20<text:span text:style-name="T1">: </text:span><text:span text:style-name="T2">16.565660756604537</text:span></text:p>
          </table:table-cell>
          <table:table-cell table:number-columns-repeated="2" table:style-name="ce1"/>
          <table:table-cell office:value-type="string" office:string-value="16.565660756604537" table:formula="of:=RIGHT([.B25];LEN([.B25])-4)" table:style-name="ce3">
            <text:p>16.565660756604537</text:p>
          </table:table-cell>
          <table:table-cell table:number-columns-repeated="2" table:style-name="ce1"/>
          <table:table-cell office:value-type="float" office:value="16.565660756604501" table:formula="of:=[.E25]+0" table:style-name="ce3">
            <text:p>16.57</text:p>
          </table:table-cell>
          <table:table-cell table:number-columns-repeated="16376"/>
        </table:table-row>
        <table:table-row table:style-name="ro1">
          <table:table-cell office:value-type="float" office:value="22" table:formula="of:=[.A25]+1" table:style-name="ce1">
            <text:p>22</text:p>
          </table:table-cell>
          <table:table-cell office:value-type="string" table:style-name="ce2">
            <text:p>21<text:span text:style-name="T1">: </text:span><text:span text:style-name="T2">22.7737834040585</text:span></text:p>
          </table:table-cell>
          <table:table-cell table:number-columns-repeated="2" table:style-name="ce1"/>
          <table:table-cell office:value-type="string" office:string-value="22.7737834040585" table:formula="of:=RIGHT([.B26];LEN([.B26])-4)" table:style-name="ce3">
            <text:p>22.7737834040585</text:p>
          </table:table-cell>
          <table:table-cell table:number-columns-repeated="2" table:style-name="ce1"/>
          <table:table-cell office:value-type="float" office:value="22.773783404058499" table:formula="of:=[.E26]+0" table:style-name="ce3">
            <text:p>22.77</text:p>
          </table:table-cell>
          <table:table-cell table:number-columns-repeated="16376"/>
        </table:table-row>
        <table:table-row table:style-name="ro1">
          <table:table-cell office:value-type="float" office:value="23" table:formula="of:=[.A26]+1" table:style-name="ce1">
            <text:p>23</text:p>
          </table:table-cell>
          <table:table-cell office:value-type="string" table:style-name="ce2">
            <text:p>22<text:span text:style-name="T1">: </text:span><text:span text:style-name="T2">21.522522582026</text:span></text:p>
          </table:table-cell>
          <table:table-cell table:number-columns-repeated="2" table:style-name="ce1"/>
          <table:table-cell office:value-type="string" office:string-value="21.522522582026" table:formula="of:=RIGHT([.B27];LEN([.B27])-4)" table:style-name="ce3">
            <text:p>21.522522582026</text:p>
          </table:table-cell>
          <table:table-cell table:number-columns-repeated="2" table:style-name="ce1"/>
          <table:table-cell office:value-type="float" office:value="21.522522582025999" table:formula="of:=[.E27]+0" table:style-name="ce3">
            <text:p>21.52</text:p>
          </table:table-cell>
          <table:table-cell table:number-columns-repeated="16376"/>
        </table:table-row>
        <table:table-row table:style-name="ro1">
          <table:table-cell office:value-type="float" office:value="24" table:formula="of:=[.A27]+1" table:style-name="ce1">
            <text:p>24</text:p>
          </table:table-cell>
          <table:table-cell office:value-type="string" table:style-name="ce2">
            <text:p>23<text:span text:style-name="T1">: </text:span><text:span text:style-name="T2">27.407535751867705</text:span></text:p>
          </table:table-cell>
          <table:table-cell table:number-columns-repeated="2" table:style-name="ce1"/>
          <table:table-cell office:value-type="string" office:string-value="27.407535751867705" table:formula="of:=RIGHT([.B28];LEN([.B28])-4)" table:style-name="ce3">
            <text:p>27.407535751867705</text:p>
          </table:table-cell>
          <table:table-cell table:number-columns-repeated="2" table:style-name="ce1"/>
          <table:table-cell office:value-type="float" office:value="27.407535751867702" table:formula="of:=[.E28]+0" table:style-name="ce3">
            <text:p>27.41</text:p>
          </table:table-cell>
          <table:table-cell table:number-columns-repeated="16376"/>
        </table:table-row>
        <table:table-row table:style-name="ro1">
          <table:table-cell office:value-type="float" office:value="25" table:formula="of:=[.A28]+1" table:style-name="ce1">
            <text:p>25</text:p>
          </table:table-cell>
          <table:table-cell office:value-type="string" table:style-name="ce2">
            <text:p>24<text:span text:style-name="T1">: </text:span><text:span text:style-name="T2">19.320563328161846</text:span></text:p>
          </table:table-cell>
          <table:table-cell table:number-columns-repeated="2" table:style-name="ce1"/>
          <table:table-cell office:value-type="string" office:string-value="19.320563328161846" table:formula="of:=RIGHT([.B29];LEN([.B29])-4)" table:style-name="ce3">
            <text:p>19.320563328161846</text:p>
          </table:table-cell>
          <table:table-cell table:number-columns-repeated="2" table:style-name="ce1"/>
          <table:table-cell office:value-type="float" office:value="19.3205633281618" table:formula="of:=[.E29]+0" table:style-name="ce3">
            <text:p>19.32</text:p>
          </table:table-cell>
          <table:table-cell table:number-columns-repeated="16376"/>
        </table:table-row>
        <table:table-row table:style-name="ro1">
          <table:table-cell office:value-type="float" office:value="26" table:formula="of:=[.A29]+1" table:style-name="ce1">
            <text:p>26</text:p>
          </table:table-cell>
          <table:table-cell office:value-type="string" table:style-name="ce2">
            <text:p>25<text:span text:style-name="T1">: </text:span><text:span text:style-name="T2">26.819536720189973</text:span></text:p>
          </table:table-cell>
          <table:table-cell table:number-columns-repeated="2" table:style-name="ce1"/>
          <table:table-cell office:value-type="string" office:string-value="26.819536720189973" table:formula="of:=RIGHT([.B30];LEN([.B30])-4)" table:style-name="ce3">
            <text:p>26.819536720189973</text:p>
          </table:table-cell>
          <table:table-cell table:number-columns-repeated="2" table:style-name="ce1"/>
          <table:table-cell office:value-type="float" office:value="26.819536720189902" table:formula="of:=[.E30]+0" table:style-name="ce3">
            <text:p>26.82</text:p>
          </table:table-cell>
          <table:table-cell table:number-columns-repeated="16376"/>
        </table:table-row>
        <table:table-row table:style-name="ro1">
          <table:table-cell office:value-type="float" office:value="27" table:formula="of:=[.A30]+1" table:style-name="ce1">
            <text:p>27</text:p>
          </table:table-cell>
          <table:table-cell office:value-type="string" table:style-name="ce2">
            <text:p>26<text:span text:style-name="T1">: </text:span><text:span text:style-name="T2">18.472234024559484</text:span></text:p>
          </table:table-cell>
          <table:table-cell table:number-columns-repeated="2" table:style-name="ce1"/>
          <table:table-cell office:value-type="string" office:string-value="18.472234024559484" table:formula="of:=RIGHT([.B31];LEN([.B31])-4)" table:style-name="ce3">
            <text:p>18.472234024559484</text:p>
          </table:table-cell>
          <table:table-cell table:number-columns-repeated="2" table:style-name="ce1"/>
          <table:table-cell office:value-type="float" office:value="18.472234024559398" table:formula="of:=[.E31]+0" table:style-name="ce3">
            <text:p>18.47</text:p>
          </table:table-cell>
          <table:table-cell table:number-columns-repeated="16376"/>
        </table:table-row>
        <table:table-row table:style-name="ro1">
          <table:table-cell office:value-type="float" office:value="28" table:formula="of:=[.A31]+1" table:style-name="ce1">
            <text:p>28</text:p>
          </table:table-cell>
          <table:table-cell office:value-type="string" table:style-name="ce2">
            <text:p>27<text:span text:style-name="T1">: </text:span><text:span text:style-name="T2">20.624854831416165</text:span></text:p>
          </table:table-cell>
          <table:table-cell table:number-columns-repeated="2" table:style-name="ce1"/>
          <table:table-cell office:value-type="string" office:string-value="20.624854831416165" table:formula="of:=RIGHT([.B32];LEN([.B32])-4)" table:style-name="ce3">
            <text:p>20.624854831416165</text:p>
          </table:table-cell>
          <table:table-cell table:number-columns-repeated="2" table:style-name="ce1"/>
          <table:table-cell office:value-type="float" office:value="20.624854831416101" table:formula="of:=[.E32]+0" table:style-name="ce3">
            <text:p>20.62</text:p>
          </table:table-cell>
          <table:table-cell table:number-columns-repeated="16376"/>
        </table:table-row>
        <table:table-row table:style-name="ro1">
          <table:table-cell office:value-type="float" office:value="29" table:formula="of:=[.A32]+1" table:style-name="ce1">
            <text:p>29</text:p>
          </table:table-cell>
          <table:table-cell office:value-type="string" table:style-name="ce2">
            <text:p>28<text:span text:style-name="T1">: </text:span><text:span text:style-name="T2">18.845307986587304</text:span></text:p>
          </table:table-cell>
          <table:table-cell table:number-columns-repeated="2" table:style-name="ce1"/>
          <table:table-cell office:value-type="string" office:string-value="18.845307986587304" table:formula="of:=RIGHT([.B33];LEN([.B33])-4)" table:style-name="ce3">
            <text:p>18.845307986587304</text:p>
          </table:table-cell>
          <table:table-cell table:number-columns-repeated="2" table:style-name="ce1"/>
          <table:table-cell office:value-type="float" office:value="18.845307986587301" table:formula="of:=[.E33]+0" table:style-name="ce3">
            <text:p>18.85</text:p>
          </table:table-cell>
          <table:table-cell table:number-columns-repeated="16376"/>
        </table:table-row>
        <table:table-row table:style-name="ro1">
          <table:table-cell office:value-type="float" office:value="30" table:formula="of:=[.A33]+1" table:style-name="ce1">
            <text:p>30</text:p>
          </table:table-cell>
          <table:table-cell office:value-type="string" table:style-name="ce2">
            <text:p>29<text:span text:style-name="T1">: </text:span><text:span text:style-name="T2">22.836491912281215</text:span></text:p>
          </table:table-cell>
          <table:table-cell table:number-columns-repeated="2" table:style-name="ce1"/>
          <table:table-cell office:value-type="string" office:string-value="22.836491912281215" table:formula="of:=RIGHT([.B34];LEN([.B34])-4)" table:style-name="ce3">
            <text:p>22.836491912281215</text:p>
          </table:table-cell>
          <table:table-cell table:number-columns-repeated="2" table:style-name="ce1"/>
          <table:table-cell office:value-type="float" office:value="22.8364919122812" table:formula="of:=[.E34]+0" table:style-name="ce3">
            <text:p>22.84</text:p>
          </table:table-cell>
          <table:table-cell table:number-columns-repeated="16376"/>
        </table:table-row>
        <table:table-row table:style-name="ro1">
          <table:table-cell office:value-type="float" office:value="31" table:formula="of:=[.A34]+1" table:style-name="ce1">
            <text:p>31</text:p>
          </table:table-cell>
          <table:table-cell office:value-type="string" table:style-name="ce2">
            <text:p>30<text:span text:style-name="T1">: </text:span><text:span text:style-name="T2">25.658713705871996</text:span></text:p>
          </table:table-cell>
          <table:table-cell table:number-columns-repeated="2" table:style-name="ce1"/>
          <table:table-cell office:value-type="string" office:string-value="25.658713705871996" table:formula="of:=RIGHT([.B35];LEN([.B35])-4)" table:style-name="ce3">
            <text:p>25.658713705871996</text:p>
          </table:table-cell>
          <table:table-cell table:number-columns-repeated="2" table:style-name="ce1"/>
          <table:table-cell office:value-type="float" office:value="25.6587137058719" table:formula="of:=[.E35]+0" table:style-name="ce3">
            <text:p>25.66</text:p>
          </table:table-cell>
          <table:table-cell table:number-columns-repeated="16376"/>
        </table:table-row>
        <table:table-row table:style-name="ro1">
          <table:table-cell office:value-type="float" office:value="32" table:formula="of:=[.A35]+1" table:style-name="ce1">
            <text:p>32</text:p>
          </table:table-cell>
          <table:table-cell office:value-type="string" table:style-name="ce2">
            <text:p>31<text:span text:style-name="T1">: </text:span><text:span text:style-name="T2">19.70681037529405</text:span></text:p>
          </table:table-cell>
          <table:table-cell table:number-columns-repeated="2" table:style-name="ce1"/>
          <table:table-cell office:value-type="string" office:string-value="19.70681037529405" table:formula="of:=RIGHT([.B36];LEN([.B36])-4)" table:style-name="ce3">
            <text:p>19.70681037529405</text:p>
          </table:table-cell>
          <table:table-cell table:number-columns-repeated="2" table:style-name="ce1"/>
          <table:table-cell office:value-type="float" office:value="19.706810375294001" table:formula="of:=[.E36]+0" table:style-name="ce3">
            <text:p>19.71</text:p>
          </table:table-cell>
          <table:table-cell table:number-columns-repeated="16376"/>
        </table:table-row>
        <table:table-row table:style-name="ro1">
          <table:table-cell office:value-type="float" office:value="33" table:formula="of:=[.A36]+1" table:style-name="ce1">
            <text:p>33</text:p>
          </table:table-cell>
          <table:table-cell office:value-type="string" table:style-name="ce2">
            <text:p>32<text:span text:style-name="T1">: </text:span><text:span text:style-name="T2">30.214794624573862</text:span></text:p>
          </table:table-cell>
          <table:table-cell table:number-columns-repeated="2" table:style-name="ce1"/>
          <table:table-cell office:value-type="string" office:string-value="30.214794624573862" table:formula="of:=RIGHT([.B37];LEN([.B37])-4)" table:style-name="ce3">
            <text:p>30.214794624573862</text:p>
          </table:table-cell>
          <table:table-cell table:number-columns-repeated="2" table:style-name="ce1"/>
          <table:table-cell office:value-type="float" office:value="30.214794624573798" table:formula="of:=[.E37]+0" table:style-name="ce3">
            <text:p>30.21</text:p>
          </table:table-cell>
          <table:table-cell table:number-columns-repeated="16376"/>
        </table:table-row>
        <table:table-row table:style-name="ro1">
          <table:table-cell office:value-type="float" office:value="34" table:formula="of:=[.A37]+1" table:style-name="ce1">
            <text:p>34</text:p>
          </table:table-cell>
          <table:table-cell office:value-type="string" table:style-name="ce2">
            <text:p>33<text:span text:style-name="T1">: </text:span><text:span text:style-name="T2">15.388913112552567</text:span></text:p>
          </table:table-cell>
          <table:table-cell table:number-columns-repeated="2" table:style-name="ce1"/>
          <table:table-cell office:value-type="string" office:string-value="15.388913112552567" table:formula="of:=RIGHT([.B38];LEN([.B38])-4)" table:style-name="ce3">
            <text:p>15.388913112552567</text:p>
          </table:table-cell>
          <table:table-cell table:number-columns-repeated="2" table:style-name="ce1"/>
          <table:table-cell office:value-type="float" office:value="15.388913112552499" table:formula="of:=[.E38]+0" table:style-name="ce3">
            <text:p>15.39</text:p>
          </table:table-cell>
          <table:table-cell table:number-columns-repeated="16376"/>
        </table:table-row>
        <table:table-row table:style-name="ro1">
          <table:table-cell office:value-type="float" office:value="35" table:formula="of:=[.A38]+1" table:style-name="ce1">
            <text:p>35</text:p>
          </table:table-cell>
          <table:table-cell office:value-type="string" table:style-name="ce2">
            <text:p>34<text:span text:style-name="T1">: </text:span><text:span text:style-name="T2">19.767130356550034</text:span></text:p>
          </table:table-cell>
          <table:table-cell table:number-columns-repeated="2" table:style-name="ce1"/>
          <table:table-cell office:value-type="string" office:string-value="19.767130356550034" table:formula="of:=RIGHT([.B39];LEN([.B39])-4)" table:style-name="ce3">
            <text:p>19.767130356550034</text:p>
          </table:table-cell>
          <table:table-cell table:number-columns-repeated="2" table:style-name="ce1"/>
          <table:table-cell office:value-type="float" office:value="19.767130356549998" table:formula="of:=[.E39]+0" table:style-name="ce3">
            <text:p>19.77</text:p>
          </table:table-cell>
          <table:table-cell table:number-columns-repeated="16376"/>
        </table:table-row>
        <table:table-row table:style-name="ro1">
          <table:table-cell office:value-type="float" office:value="36" table:formula="of:=[.A39]+1" table:style-name="ce1">
            <text:p>36</text:p>
          </table:table-cell>
          <table:table-cell office:value-type="string" table:style-name="ce2">
            <text:p>35<text:span text:style-name="T1">: </text:span><text:span text:style-name="T2">33.01604423773262</text:span></text:p>
          </table:table-cell>
          <table:table-cell table:number-columns-repeated="2" table:style-name="ce1"/>
          <table:table-cell office:value-type="string" office:string-value="33.01604423773262" table:formula="of:=RIGHT([.B40];LEN([.B40])-4)" table:style-name="ce3">
            <text:p>33.01604423773262</text:p>
          </table:table-cell>
          <table:table-cell table:number-columns-repeated="2" table:style-name="ce1"/>
          <table:table-cell office:value-type="float" office:value="33.016044237732601" table:formula="of:=[.E40]+0" table:style-name="ce3">
            <text:p>33.02</text:p>
          </table:table-cell>
          <table:table-cell table:number-columns-repeated="16376"/>
        </table:table-row>
        <table:table-row table:style-name="ro1">
          <table:table-cell office:value-type="float" office:value="37" table:formula="of:=[.A40]+1" table:style-name="ce1">
            <text:p>37</text:p>
          </table:table-cell>
          <table:table-cell office:value-type="string" table:style-name="ce2">
            <text:p>36<text:span text:style-name="T1">: </text:span><text:span text:style-name="T2">32.083375835732426</text:span></text:p>
          </table:table-cell>
          <table:table-cell table:number-columns-repeated="2" table:style-name="ce1"/>
          <table:table-cell office:value-type="string" office:string-value="32.083375835732426" table:formula="of:=RIGHT([.B41];LEN([.B41])-4)" table:style-name="ce3">
            <text:p>32.083375835732426</text:p>
          </table:table-cell>
          <table:table-cell table:number-columns-repeated="2" table:style-name="ce1"/>
          <table:table-cell office:value-type="float" office:value="32.083375835732397" table:formula="of:=[.E41]+0" table:style-name="ce3">
            <text:p>32.08</text:p>
          </table:table-cell>
          <table:table-cell table:number-columns-repeated="16376"/>
        </table:table-row>
        <table:table-row table:style-name="ro1">
          <table:table-cell office:value-type="float" office:value="38" table:formula="of:=[.A41]+1" table:style-name="ce1">
            <text:p>38</text:p>
          </table:table-cell>
          <table:table-cell office:value-type="string" table:style-name="ce2">
            <text:p>37<text:span text:style-name="T1">: </text:span><text:span text:style-name="T2">29.88898476242384</text:span></text:p>
          </table:table-cell>
          <table:table-cell table:number-columns-repeated="2" table:style-name="ce1"/>
          <table:table-cell office:value-type="string" office:string-value="29.88898476242384" table:formula="of:=RIGHT([.B42];LEN([.B42])-4)" table:style-name="ce3">
            <text:p>29.88898476242384</text:p>
          </table:table-cell>
          <table:table-cell table:number-columns-repeated="2" table:style-name="ce1"/>
          <table:table-cell office:value-type="float" office:value="29.888984762423799" table:formula="of:=[.E42]+0" table:style-name="ce3">
            <text:p>29.89</text:p>
          </table:table-cell>
          <table:table-cell table:number-columns-repeated="16376"/>
        </table:table-row>
        <table:table-row table:style-name="ro1">
          <table:table-cell office:value-type="float" office:value="39" table:formula="of:=[.A42]+1" table:style-name="ce1">
            <text:p>39</text:p>
          </table:table-cell>
          <table:table-cell office:value-type="string" table:style-name="ce2">
            <text:p>38<text:span text:style-name="T1">: </text:span><text:span text:style-name="T2">22.793499720442277</text:span></text:p>
          </table:table-cell>
          <table:table-cell table:number-columns-repeated="2" table:style-name="ce1"/>
          <table:table-cell office:value-type="string" office:string-value="22.793499720442277" table:formula="of:=RIGHT([.B43];LEN([.B43])-4)" table:style-name="ce3">
            <text:p>22.793499720442277</text:p>
          </table:table-cell>
          <table:table-cell table:number-columns-repeated="2" table:style-name="ce1"/>
          <table:table-cell office:value-type="float" office:value="22.793499720442199" table:formula="of:=[.E43]+0" table:style-name="ce3">
            <text:p>22.79</text:p>
          </table:table-cell>
          <table:table-cell table:number-columns-repeated="16376"/>
        </table:table-row>
        <table:table-row table:style-name="ro1">
          <table:table-cell office:value-type="float" office:value="40" table:formula="of:=[.A43]+1" table:style-name="ce1">
            <text:p>40</text:p>
          </table:table-cell>
          <table:table-cell office:value-type="string" table:style-name="ce2">
            <text:p>39<text:span text:style-name="T1">: </text:span><text:span text:style-name="T2">18.979941489833003</text:span></text:p>
          </table:table-cell>
          <table:table-cell table:number-columns-repeated="2" table:style-name="ce1"/>
          <table:table-cell office:value-type="string" office:string-value="18.979941489833003" table:formula="of:=RIGHT([.B44];LEN([.B44])-4)" table:style-name="ce3">
            <text:p>18.979941489833003</text:p>
          </table:table-cell>
          <table:table-cell table:number-columns-repeated="2" table:style-name="ce1"/>
          <table:table-cell office:value-type="float" office:value="18.979941489832999" table:formula="of:=[.E44]+0" table:style-name="ce3">
            <text:p>18.98</text:p>
          </table:table-cell>
          <table:table-cell table:number-columns-repeated="16376"/>
        </table:table-row>
        <table:table-row table:style-name="ro1">
          <table:table-cell office:value-type="float" office:value="41" table:formula="of:=[.A44]+1" table:style-name="ce1">
            <text:p>41</text:p>
          </table:table-cell>
          <table:table-cell office:value-type="string" table:style-name="ce2">
            <text:p>40<text:span text:style-name="T1">: </text:span><text:span text:style-name="T2">29.25956345441289</text:span></text:p>
          </table:table-cell>
          <table:table-cell table:number-columns-repeated="2" table:style-name="ce1"/>
          <table:table-cell office:value-type="string" office:string-value="29.25956345441289" table:formula="of:=RIGHT([.B45];LEN([.B45])-4)" table:style-name="ce3">
            <text:p>29.25956345441289</text:p>
          </table:table-cell>
          <table:table-cell table:number-columns-repeated="2" table:style-name="ce1"/>
          <table:table-cell office:value-type="float" office:value="29.259563454412799" table:formula="of:=[.E45]+0" table:style-name="ce3">
            <text:p>29.26</text:p>
          </table:table-cell>
          <table:table-cell table:number-columns-repeated="16376"/>
        </table:table-row>
        <table:table-row table:style-name="ro1">
          <table:table-cell office:value-type="float" office:value="42" table:formula="of:=[.A45]+1" table:style-name="ce1">
            <text:p>42</text:p>
          </table:table-cell>
          <table:table-cell office:value-type="string" table:style-name="ce2">
            <text:p>41<text:span text:style-name="T1">: </text:span><text:span text:style-name="T2">23.994691845812365</text:span></text:p>
          </table:table-cell>
          <table:table-cell table:number-columns-repeated="2" table:style-name="ce1"/>
          <table:table-cell office:value-type="string" office:string-value="23.994691845812365" table:formula="of:=RIGHT([.B46];LEN([.B46])-4)" table:style-name="ce3">
            <text:p>23.994691845812365</text:p>
          </table:table-cell>
          <table:table-cell table:number-columns-repeated="2" table:style-name="ce1"/>
          <table:table-cell office:value-type="float" office:value="23.994691845812302" table:formula="of:=[.E46]+0" table:style-name="ce3">
            <text:p>23.99</text:p>
          </table:table-cell>
          <table:table-cell table:number-columns-repeated="16376"/>
        </table:table-row>
        <table:table-row table:style-name="ro1">
          <table:table-cell office:value-type="float" office:value="43" table:formula="of:=[.A46]+1" table:style-name="ce1">
            <text:p>43</text:p>
          </table:table-cell>
          <table:table-cell office:value-type="string" table:style-name="ce2">
            <text:p>42<text:span text:style-name="T1">: </text:span><text:span text:style-name="T2">19.511585812732815</text:span></text:p>
          </table:table-cell>
          <table:table-cell table:number-columns-repeated="2" table:style-name="ce1"/>
          <table:table-cell office:value-type="string" office:string-value="19.511585812732815" table:formula="of:=RIGHT([.B47];LEN([.B47])-4)" table:style-name="ce3">
            <text:p>19.511585812732815</text:p>
          </table:table-cell>
          <table:table-cell table:number-columns-repeated="2" table:style-name="ce1"/>
          <table:table-cell office:value-type="float" office:value="19.5115858127328" table:formula="of:=[.E47]+0" table:style-name="ce3">
            <text:p>19.51</text:p>
          </table:table-cell>
          <table:table-cell table:number-columns-repeated="16376"/>
        </table:table-row>
        <table:table-row table:style-name="ro1">
          <table:table-cell office:value-type="float" office:value="44" table:formula="of:=[.A47]+1" table:style-name="ce1">
            <text:p>44</text:p>
          </table:table-cell>
          <table:table-cell office:value-type="string" table:style-name="ce2">
            <text:p>43<text:span text:style-name="T1">: </text:span><text:span text:style-name="T2">23.114544108588053</text:span></text:p>
          </table:table-cell>
          <table:table-cell table:number-columns-repeated="2" table:style-name="ce1"/>
          <table:table-cell office:value-type="string" office:string-value="23.114544108588053" table:formula="of:=RIGHT([.B48];LEN([.B48])-4)" table:style-name="ce3">
            <text:p>23.114544108588053</text:p>
          </table:table-cell>
          <table:table-cell table:number-columns-repeated="2" table:style-name="ce1"/>
          <table:table-cell office:value-type="float" office:value="23.114544108587999" table:formula="of:=[.E48]+0" table:style-name="ce3">
            <text:p>23.11</text:p>
          </table:table-cell>
          <table:table-cell table:number-columns-repeated="16376"/>
        </table:table-row>
        <table:table-row table:style-name="ro1">
          <table:table-cell office:value-type="float" office:value="45" table:formula="of:=[.A48]+1" table:style-name="ce1">
            <text:p>45</text:p>
          </table:table-cell>
          <table:table-cell office:value-type="string" table:style-name="ce2">
            <text:p>44<text:span text:style-name="T1">: </text:span><text:span text:style-name="T2">21.593442787143097</text:span></text:p>
          </table:table-cell>
          <table:table-cell table:number-columns-repeated="2" table:style-name="ce1"/>
          <table:table-cell office:value-type="string" office:string-value="21.593442787143097" table:formula="of:=RIGHT([.B49];LEN([.B49])-4)" table:style-name="ce3">
            <text:p>21.593442787143097</text:p>
          </table:table-cell>
          <table:table-cell table:number-columns-repeated="2" table:style-name="ce1"/>
          <table:table-cell office:value-type="float" office:value="21.593442787143001" table:formula="of:=[.E49]+0" table:style-name="ce3">
            <text:p>21.59</text:p>
          </table:table-cell>
          <table:table-cell table:number-columns-repeated="16376"/>
        </table:table-row>
        <table:table-row table:style-name="ro1">
          <table:table-cell office:value-type="float" office:value="46" table:formula="of:=[.A49]+1" table:style-name="ce1">
            <text:p>46</text:p>
          </table:table-cell>
          <table:table-cell office:value-type="string" table:style-name="ce2">
            <text:p>45<text:span text:style-name="T1">: </text:span><text:span text:style-name="T2">25.051742241140015</text:span></text:p>
          </table:table-cell>
          <table:table-cell table:number-columns-repeated="2" table:style-name="ce1"/>
          <table:table-cell office:value-type="string" office:string-value="25.051742241140015" table:formula="of:=RIGHT([.B50];LEN([.B50])-4)" table:style-name="ce3">
            <text:p>25.051742241140015</text:p>
          </table:table-cell>
          <table:table-cell table:number-columns-repeated="2" table:style-name="ce1"/>
          <table:table-cell office:value-type="float" office:value="25.051742241140001" table:formula="of:=[.E50]+0" table:style-name="ce3">
            <text:p>25.05</text:p>
          </table:table-cell>
          <table:table-cell table:number-columns-repeated="16376"/>
        </table:table-row>
        <table:table-row table:style-name="ro1">
          <table:table-cell office:value-type="float" office:value="47" table:formula="of:=[.A50]+1" table:style-name="ce1">
            <text:p>47</text:p>
          </table:table-cell>
          <table:table-cell office:value-type="string" table:style-name="ce2">
            <text:p>46<text:span text:style-name="T1">: </text:span><text:span text:style-name="T2">32.088341078394635</text:span></text:p>
          </table:table-cell>
          <table:table-cell table:number-columns-repeated="2" table:style-name="ce1"/>
          <table:table-cell office:value-type="string" office:string-value="32.088341078394635" table:formula="of:=RIGHT([.B51];LEN([.B51])-4)" table:style-name="ce3">
            <text:p>32.088341078394635</text:p>
          </table:table-cell>
          <table:table-cell table:number-columns-repeated="2" table:style-name="ce1"/>
          <table:table-cell office:value-type="float" office:value="32.088341078394599" table:formula="of:=[.E51]+0" table:style-name="ce3">
            <text:p>32.09</text:p>
          </table:table-cell>
          <table:table-cell table:number-columns-repeated="16376"/>
        </table:table-row>
        <table:table-row table:style-name="ro1">
          <table:table-cell office:value-type="float" office:value="48" table:formula="of:=[.A51]+1" table:style-name="ce1">
            <text:p>48</text:p>
          </table:table-cell>
          <table:table-cell office:value-type="string" table:style-name="ce2">
            <text:p>47<text:span text:style-name="T1">: </text:span><text:span text:style-name="T2">33.54961326699153</text:span></text:p>
          </table:table-cell>
          <table:table-cell table:number-columns-repeated="2" table:style-name="ce1"/>
          <table:table-cell office:value-type="string" office:string-value="33.54961326699153" table:formula="of:=RIGHT([.B52];LEN([.B52])-4)" table:style-name="ce3">
            <text:p>33.54961326699153</text:p>
          </table:table-cell>
          <table:table-cell table:number-columns-repeated="2" table:style-name="ce1"/>
          <table:table-cell office:value-type="float" office:value="33.5496132669915" table:formula="of:=[.E52]+0" table:style-name="ce3">
            <text:p>33.55</text:p>
          </table:table-cell>
          <table:table-cell table:number-columns-repeated="16376"/>
        </table:table-row>
        <table:table-row table:style-name="ro1">
          <table:table-cell office:value-type="float" office:value="49" table:formula="of:=[.A52]+1" table:style-name="ce1">
            <text:p>49</text:p>
          </table:table-cell>
          <table:table-cell office:value-type="string" table:style-name="ce2">
            <text:p>48<text:span text:style-name="T1">: </text:span><text:span text:style-name="T2">23.793745582318145</text:span></text:p>
          </table:table-cell>
          <table:table-cell table:number-columns-repeated="2" table:style-name="ce1"/>
          <table:table-cell office:value-type="string" office:string-value="23.793745582318145" table:formula="of:=RIGHT([.B53];LEN([.B53])-4)" table:style-name="ce3">
            <text:p>23.793745582318145</text:p>
          </table:table-cell>
          <table:table-cell table:number-columns-repeated="2" table:style-name="ce1"/>
          <table:table-cell office:value-type="float" office:value="23.793745582318099" table:formula="of:=[.E53]+0" table:style-name="ce3">
            <text:p>23.79</text:p>
          </table:table-cell>
          <table:table-cell table:number-columns-repeated="16376"/>
        </table:table-row>
        <table:table-row table:style-name="ro1">
          <table:table-cell office:value-type="float" office:value="50" table:formula="of:=[.A53]+1" table:style-name="ce1">
            <text:p>50</text:p>
          </table:table-cell>
          <table:table-cell office:value-type="string" table:style-name="ce2">
            <text:p>49<text:span text:style-name="T1">: </text:span><text:span text:style-name="T2">23.494517797277794</text:span></text:p>
          </table:table-cell>
          <table:table-cell table:number-columns-repeated="2" table:style-name="ce1"/>
          <table:table-cell office:value-type="string" office:string-value="23.494517797277794" table:formula="of:=RIGHT([.B54];LEN([.B54])-4)" table:style-name="ce3">
            <text:p>23.494517797277794</text:p>
          </table:table-cell>
          <table:table-cell table:number-columns-repeated="2" table:style-name="ce1"/>
          <table:table-cell office:value-type="float" office:value="23.494517797277702" table:formula="of:=[.E54]+0" table:style-name="ce3">
            <text:p>23.49</text:p>
          </table:table-cell>
          <table:table-cell table:number-columns-repeated="16376"/>
        </table:table-row>
        <table:table-row table:style-name="ro1">
          <table:table-cell office:value-type="float" office:value="51" table:formula="of:=[.A54]+1" table:style-name="ce1">
            <text:p>51</text:p>
          </table:table-cell>
          <table:table-cell office:value-type="string" table:style-name="ce2">
            <text:p>50<text:span text:style-name="T1">: </text:span><text:span text:style-name="T2">24.408048248460236</text:span></text:p>
          </table:table-cell>
          <table:table-cell table:number-columns-repeated="2" table:style-name="ce1"/>
          <table:table-cell office:value-type="string" office:string-value="24.408048248460236" table:formula="of:=RIGHT([.B55];LEN([.B55])-4)" table:style-name="ce3">
            <text:p>24.408048248460236</text:p>
          </table:table-cell>
          <table:table-cell table:number-columns-repeated="2" table:style-name="ce1"/>
          <table:table-cell office:value-type="float" office:value="24.408048248460201" table:formula="of:=[.E55]+0" table:style-name="ce3">
            <text:p>24.41</text:p>
          </table:table-cell>
          <table:table-cell table:number-columns-repeated="16376"/>
        </table:table-row>
        <table:table-row table:style-name="ro1">
          <table:table-cell office:value-type="float" office:value="52" table:formula="of:=[.A55]+1" table:style-name="ce1">
            <text:p>52</text:p>
          </table:table-cell>
          <table:table-cell office:value-type="string" table:style-name="ce2">
            <text:p>51<text:span text:style-name="T1">: </text:span><text:span text:style-name="T2">21.838967588013</text:span></text:p>
          </table:table-cell>
          <table:table-cell table:number-columns-repeated="2" table:style-name="ce1"/>
          <table:table-cell office:value-type="string" office:string-value="21.838967588013" table:formula="of:=RIGHT([.B56];LEN([.B56])-4)" table:style-name="ce3">
            <text:p>21.838967588013</text:p>
          </table:table-cell>
          <table:table-cell table:number-columns-repeated="2" table:style-name="ce1"/>
          <table:table-cell office:value-type="float" office:value="21.838967588012999" table:formula="of:=[.E56]+0" table:style-name="ce3">
            <text:p>21.84</text:p>
          </table:table-cell>
          <table:table-cell table:number-columns-repeated="16376"/>
        </table:table-row>
        <table:table-row table:style-name="ro1">
          <table:table-cell office:value-type="float" office:value="53" table:formula="of:=[.A56]+1" table:style-name="ce1">
            <text:p>53</text:p>
          </table:table-cell>
          <table:table-cell office:value-type="string" table:style-name="ce2">
            <text:p>52<text:span text:style-name="T1">: </text:span><text:span text:style-name="T2">18.149943208096335</text:span></text:p>
          </table:table-cell>
          <table:table-cell table:number-columns-repeated="2" table:style-name="ce1"/>
          <table:table-cell office:value-type="string" office:string-value="18.149943208096335" table:formula="of:=RIGHT([.B57];LEN([.B57])-4)" table:style-name="ce3">
            <text:p>18.149943208096335</text:p>
          </table:table-cell>
          <table:table-cell table:number-columns-repeated="2" table:style-name="ce1"/>
          <table:table-cell office:value-type="float" office:value="18.1499432080963" table:formula="of:=[.E57]+0" table:style-name="ce3">
            <text:p>18.15</text:p>
          </table:table-cell>
          <table:table-cell table:number-columns-repeated="16376"/>
        </table:table-row>
        <table:table-row table:style-name="ro1">
          <table:table-cell office:value-type="float" office:value="54" table:formula="of:=[.A57]+1" table:style-name="ce1">
            <text:p>54</text:p>
          </table:table-cell>
          <table:table-cell office:value-type="string" table:style-name="ce2">
            <text:p>53<text:span text:style-name="T1">: </text:span><text:span text:style-name="T2">24.906884466716665</text:span></text:p>
          </table:table-cell>
          <table:table-cell table:number-columns-repeated="2" table:style-name="ce1"/>
          <table:table-cell office:value-type="string" office:string-value="24.906884466716665" table:formula="of:=RIGHT([.B58];LEN([.B58])-4)" table:style-name="ce3">
            <text:p>24.906884466716665</text:p>
          </table:table-cell>
          <table:table-cell table:number-columns-repeated="2" table:style-name="ce1"/>
          <table:table-cell office:value-type="float" office:value="24.906884466716601" table:formula="of:=[.E58]+0" table:style-name="ce3">
            <text:p>24.91</text:p>
          </table:table-cell>
          <table:table-cell table:number-columns-repeated="16376"/>
        </table:table-row>
        <table:table-row table:style-name="ro1">
          <table:table-cell office:value-type="float" office:value="55" table:formula="of:=[.A58]+1" table:style-name="ce1">
            <text:p>55</text:p>
          </table:table-cell>
          <table:table-cell office:value-type="string" table:style-name="ce2">
            <text:p>54<text:span text:style-name="T1">: </text:span><text:span text:style-name="T2">24.57989342048076</text:span></text:p>
          </table:table-cell>
          <table:table-cell table:number-columns-repeated="2" table:style-name="ce1"/>
          <table:table-cell office:value-type="string" office:string-value="24.57989342048076" table:formula="of:=RIGHT([.B59];LEN([.B59])-4)" table:style-name="ce3">
            <text:p>24.57989342048076</text:p>
          </table:table-cell>
          <table:table-cell table:number-columns-repeated="2" table:style-name="ce1"/>
          <table:table-cell office:value-type="float" office:value="24.579893420480701" table:formula="of:=[.E59]+0" table:style-name="ce3">
            <text:p>24.58</text:p>
          </table:table-cell>
          <table:table-cell table:number-columns-repeated="16376"/>
        </table:table-row>
        <table:table-row table:style-name="ro1">
          <table:table-cell office:value-type="float" office:value="56" table:formula="of:=[.A59]+1" table:style-name="ce1">
            <text:p>56</text:p>
          </table:table-cell>
          <table:table-cell office:value-type="string" table:style-name="ce2">
            <text:p>55<text:span text:style-name="T1">: </text:span><text:span text:style-name="T2">18.29455587941854</text:span></text:p>
          </table:table-cell>
          <table:table-cell table:number-columns-repeated="2" table:style-name="ce1"/>
          <table:table-cell office:value-type="string" office:string-value="18.29455587941854" table:formula="of:=RIGHT([.B60];LEN([.B60])-4)" table:style-name="ce3">
            <text:p>18.29455587941854</text:p>
          </table:table-cell>
          <table:table-cell table:number-columns-repeated="2" table:style-name="ce1"/>
          <table:table-cell office:value-type="float" office:value="18.2945558794185" table:formula="of:=[.E60]+0" table:style-name="ce3">
            <text:p>18.29</text:p>
          </table:table-cell>
          <table:table-cell table:number-columns-repeated="16376"/>
        </table:table-row>
        <table:table-row table:style-name="ro1">
          <table:table-cell office:value-type="float" office:value="57" table:formula="of:=[.A60]+1" table:style-name="ce1">
            <text:p>57</text:p>
          </table:table-cell>
          <table:table-cell office:value-type="string" table:style-name="ce2">
            <text:p>56<text:span text:style-name="T1">: </text:span><text:span text:style-name="T2">20.83111950470843</text:span></text:p>
          </table:table-cell>
          <table:table-cell table:number-columns-repeated="2" table:style-name="ce1"/>
          <table:table-cell office:value-type="string" office:string-value="20.83111950470843" table:formula="of:=RIGHT([.B61];LEN([.B61])-4)" table:style-name="ce3">
            <text:p>20.83111950470843</text:p>
          </table:table-cell>
          <table:table-cell table:number-columns-repeated="2" table:style-name="ce1"/>
          <table:table-cell office:value-type="float" office:value="20.831119504708401" table:formula="of:=[.E61]+0" table:style-name="ce3">
            <text:p>20.83</text:p>
          </table:table-cell>
          <table:table-cell table:number-columns-repeated="16376"/>
        </table:table-row>
        <table:table-row table:style-name="ro1">
          <table:table-cell office:value-type="float" office:value="58" table:formula="of:=[.A61]+1" table:style-name="ce1">
            <text:p>58</text:p>
          </table:table-cell>
          <table:table-cell office:value-type="string" table:style-name="ce2">
            <text:p>57<text:span text:style-name="T1">: </text:span><text:span text:style-name="T2">22.20517491927005</text:span></text:p>
          </table:table-cell>
          <table:table-cell table:number-columns-repeated="2" table:style-name="ce1"/>
          <table:table-cell office:value-type="string" office:string-value="22.20517491927005" table:formula="of:=RIGHT([.B62];LEN([.B62])-4)" table:style-name="ce3">
            <text:p>22.20517491927005</text:p>
          </table:table-cell>
          <table:table-cell table:number-columns-repeated="2" table:style-name="ce1"/>
          <table:table-cell office:value-type="float" office:value="22.20517491927" table:formula="of:=[.E62]+0" table:style-name="ce3">
            <text:p>22.21</text:p>
          </table:table-cell>
          <table:table-cell table:number-columns-repeated="16376"/>
        </table:table-row>
        <table:table-row table:style-name="ro1">
          <table:table-cell office:value-type="float" office:value="59" table:formula="of:=[.A62]+1" table:style-name="ce1">
            <text:p>59</text:p>
          </table:table-cell>
          <table:table-cell office:value-type="string" table:style-name="ce2">
            <text:p>58<text:span text:style-name="T1">: </text:span><text:span text:style-name="T2">25.471315815193925</text:span></text:p>
          </table:table-cell>
          <table:table-cell table:number-columns-repeated="2" table:style-name="ce1"/>
          <table:table-cell office:value-type="string" office:string-value="25.471315815193925" table:formula="of:=RIGHT([.B63];LEN([.B63])-4)" table:style-name="ce3">
            <text:p>25.471315815193925</text:p>
          </table:table-cell>
          <table:table-cell table:number-columns-repeated="2" table:style-name="ce1"/>
          <table:table-cell office:value-type="float" office:value="25.471315815193901" table:formula="of:=[.E63]+0" table:style-name="ce3">
            <text:p>25.47</text:p>
          </table:table-cell>
          <table:table-cell table:number-columns-repeated="16376"/>
        </table:table-row>
        <table:table-row table:style-name="ro1">
          <table:table-cell office:value-type="float" office:value="60" table:formula="of:=[.A63]+1" table:style-name="ce1">
            <text:p>60</text:p>
          </table:table-cell>
          <table:table-cell office:value-type="string" table:style-name="ce2">
            <text:p>59<text:span text:style-name="T1">: </text:span><text:span text:style-name="T2">28.240173563079082</text:span></text:p>
          </table:table-cell>
          <table:table-cell table:number-columns-repeated="2" table:style-name="ce1"/>
          <table:table-cell office:value-type="string" office:string-value="28.240173563079082" table:formula="of:=RIGHT([.B64];LEN([.B64])-4)" table:style-name="ce3">
            <text:p>28.240173563079082</text:p>
          </table:table-cell>
          <table:table-cell table:number-columns-repeated="2" table:style-name="ce1"/>
          <table:table-cell office:value-type="float" office:value="28.240173563079001" table:formula="of:=[.E64]+0" table:style-name="ce3">
            <text:p>28.24</text:p>
          </table:table-cell>
          <table:table-cell table:number-columns-repeated="16376"/>
        </table:table-row>
        <table:table-row table:style-name="ro1">
          <table:table-cell office:value-type="float" office:value="61" table:formula="of:=[.A64]+1" table:style-name="ce1">
            <text:p>61</text:p>
          </table:table-cell>
          <table:table-cell office:value-type="string" table:style-name="ce2">
            <text:p>60<text:span text:style-name="T1">: </text:span><text:span text:style-name="T2">23.95442401568258</text:span></text:p>
          </table:table-cell>
          <table:table-cell table:number-columns-repeated="2" table:style-name="ce1"/>
          <table:table-cell office:value-type="string" office:string-value="23.95442401568258" table:formula="of:=RIGHT([.B65];LEN([.B65])-4)" table:style-name="ce3">
            <text:p>23.95442401568258</text:p>
          </table:table-cell>
          <table:table-cell table:number-columns-repeated="2" table:style-name="ce1"/>
          <table:table-cell office:value-type="float" office:value="23.954424015682498" table:formula="of:=[.E65]+0" table:style-name="ce3">
            <text:p>23.95</text:p>
          </table:table-cell>
          <table:table-cell table:number-columns-repeated="16376"/>
        </table:table-row>
        <table:table-row table:style-name="ro1">
          <table:table-cell office:value-type="float" office:value="62" table:formula="of:=[.A65]+1" table:style-name="ce1">
            <text:p>62</text:p>
          </table:table-cell>
          <table:table-cell office:value-type="string" table:style-name="ce2">
            <text:p>61<text:span text:style-name="T1">: </text:span><text:span text:style-name="T2">30.3183809018956</text:span></text:p>
          </table:table-cell>
          <table:table-cell table:number-columns-repeated="2" table:style-name="ce1"/>
          <table:table-cell office:value-type="string" office:string-value="30.3183809018956" table:formula="of:=RIGHT([.B66];LEN([.B66])-4)" table:style-name="ce3">
            <text:p>30.3183809018956</text:p>
          </table:table-cell>
          <table:table-cell table:number-columns-repeated="2" table:style-name="ce1"/>
          <table:table-cell office:value-type="float" office:value="30.318380901895601" table:formula="of:=[.E66]+0" table:style-name="ce3">
            <text:p>30.32</text:p>
          </table:table-cell>
          <table:table-cell table:number-columns-repeated="16376"/>
        </table:table-row>
        <table:table-row table:style-name="ro1">
          <table:table-cell office:value-type="float" office:value="63" table:formula="of:=[.A66]+1" table:style-name="ce1">
            <text:p>63</text:p>
          </table:table-cell>
          <table:table-cell office:value-type="string" table:style-name="ce2">
            <text:p>62<text:span text:style-name="T1">: </text:span><text:span text:style-name="T2">20.846959056676408</text:span></text:p>
          </table:table-cell>
          <table:table-cell table:number-columns-repeated="2" table:style-name="ce1"/>
          <table:table-cell office:value-type="string" office:string-value="20.846959056676408" table:formula="of:=RIGHT([.B67];LEN([.B67])-4)" table:style-name="ce3">
            <text:p>20.846959056676408</text:p>
          </table:table-cell>
          <table:table-cell table:number-columns-repeated="2" table:style-name="ce1"/>
          <table:table-cell office:value-type="float" office:value="20.8469590566764" table:formula="of:=[.E67]+0" table:style-name="ce3">
            <text:p>20.85</text:p>
          </table:table-cell>
          <table:table-cell table:number-columns-repeated="16376"/>
        </table:table-row>
        <table:table-row table:style-name="ro1">
          <table:table-cell office:value-type="float" office:value="64" table:formula="of:=[.A67]+1" table:style-name="ce1">
            <text:p>64</text:p>
          </table:table-cell>
          <table:table-cell office:value-type="string" table:style-name="ce2">
            <text:p>63<text:span text:style-name="T1">: </text:span><text:span text:style-name="T2">28.327288101219835</text:span></text:p>
          </table:table-cell>
          <table:table-cell table:number-columns-repeated="2" table:style-name="ce1"/>
          <table:table-cell office:value-type="string" office:string-value="28.327288101219835" table:formula="of:=RIGHT([.B68];LEN([.B68])-4)" table:style-name="ce3">
            <text:p>28.327288101219835</text:p>
          </table:table-cell>
          <table:table-cell table:number-columns-repeated="2" table:style-name="ce1"/>
          <table:table-cell office:value-type="float" office:value="28.3272881012198" table:formula="of:=[.E68]+0" table:style-name="ce3">
            <text:p>28.33</text:p>
          </table:table-cell>
          <table:table-cell table:number-columns-repeated="16376"/>
        </table:table-row>
        <table:table-row table:style-name="ro1">
          <table:table-cell office:value-type="float" office:value="65" table:formula="of:=[.A68]+1" table:style-name="ce1">
            <text:p>65</text:p>
          </table:table-cell>
          <table:table-cell office:value-type="string" table:style-name="ce2">
            <text:p>64<text:span text:style-name="T1">: </text:span><text:span text:style-name="T2">25.98658695988694</text:span></text:p>
          </table:table-cell>
          <table:table-cell table:number-columns-repeated="2" table:style-name="ce1"/>
          <table:table-cell office:value-type="string" office:string-value="25.98658695988694" table:formula="of:=RIGHT([.B69];LEN([.B69])-4)" table:style-name="ce3">
            <text:p>25.98658695988694</text:p>
          </table:table-cell>
          <table:table-cell table:number-columns-repeated="2" table:style-name="ce1"/>
          <table:table-cell office:value-type="float" office:value="25.9865869598869" table:formula="of:=[.E69]+0" table:style-name="ce3">
            <text:p>25.99</text:p>
          </table:table-cell>
          <table:table-cell table:number-columns-repeated="16376"/>
        </table:table-row>
        <table:table-row table:style-name="ro1">
          <table:table-cell office:value-type="float" office:value="66" table:formula="of:=[.A69]+1" table:style-name="ce1">
            <text:p>66</text:p>
          </table:table-cell>
          <table:table-cell office:value-type="string" table:style-name="ce2">
            <text:p>65<text:span text:style-name="T1">: </text:span><text:span text:style-name="T2">22.265025043279554</text:span></text:p>
          </table:table-cell>
          <table:table-cell table:number-columns-repeated="2" table:style-name="ce1"/>
          <table:table-cell office:value-type="string" office:string-value="22.265025043279554" table:formula="of:=RIGHT([.B70];LEN([.B70])-4)" table:style-name="ce3">
            <text:p>22.265025043279554</text:p>
          </table:table-cell>
          <table:table-cell table:number-columns-repeated="2" table:style-name="ce1"/>
          <table:table-cell office:value-type="float" office:value="22.2650250432795" table:formula="of:=[.E70]+0" table:style-name="ce3">
            <text:p>22.27</text:p>
          </table:table-cell>
          <table:table-cell table:number-columns-repeated="16376"/>
        </table:table-row>
        <table:table-row table:style-name="ro1">
          <table:table-cell office:value-type="float" office:value="67" table:formula="of:=[.A70]+1" table:style-name="ce1">
            <text:p>67</text:p>
          </table:table-cell>
          <table:table-cell office:value-type="string" table:style-name="ce2">
            <text:p>66<text:span text:style-name="T1">: </text:span><text:span text:style-name="T2">20.624507488130693</text:span></text:p>
          </table:table-cell>
          <table:table-cell table:number-columns-repeated="2" table:style-name="ce1"/>
          <table:table-cell office:value-type="string" office:string-value="20.624507488130693" table:formula="of:=RIGHT([.B71];LEN([.B71])-4)" table:style-name="ce3">
            <text:p>20.624507488130693</text:p>
          </table:table-cell>
          <table:table-cell table:number-columns-repeated="2" table:style-name="ce1"/>
          <table:table-cell office:value-type="float" office:value="20.6245074881306" table:formula="of:=[.E71]+0" table:style-name="ce3">
            <text:p>20.62</text:p>
          </table:table-cell>
          <table:table-cell table:number-columns-repeated="16376"/>
        </table:table-row>
        <table:table-row table:style-name="ro1">
          <table:table-cell office:value-type="float" office:value="68" table:formula="of:=[.A71]+1" table:style-name="ce1">
            <text:p>68</text:p>
          </table:table-cell>
          <table:table-cell office:value-type="string" table:style-name="ce2">
            <text:p>67<text:span text:style-name="T1">: </text:span><text:span text:style-name="T2">24.68051709546356</text:span></text:p>
          </table:table-cell>
          <table:table-cell table:number-columns-repeated="2" table:style-name="ce1"/>
          <table:table-cell office:value-type="string" office:string-value="24.68051709546356" table:formula="of:=RIGHT([.B72];LEN([.B72])-4)" table:style-name="ce3">
            <text:p>24.68051709546356</text:p>
          </table:table-cell>
          <table:table-cell table:number-columns-repeated="2" table:style-name="ce1"/>
          <table:table-cell office:value-type="float" office:value="24.6805170954635" table:formula="of:=[.E72]+0" table:style-name="ce3">
            <text:p>24.68</text:p>
          </table:table-cell>
          <table:table-cell table:number-columns-repeated="16376"/>
        </table:table-row>
        <table:table-row table:style-name="ro1">
          <table:table-cell office:value-type="float" office:value="69" table:formula="of:=[.A72]+1" table:style-name="ce1">
            <text:p>69</text:p>
          </table:table-cell>
          <table:table-cell office:value-type="string" table:style-name="ce2">
            <text:p>68<text:span text:style-name="T1">: </text:span><text:span text:style-name="T2">23.81193345855014</text:span></text:p>
          </table:table-cell>
          <table:table-cell table:number-columns-repeated="2" table:style-name="ce1"/>
          <table:table-cell office:value-type="string" office:string-value="23.81193345855014" table:formula="of:=RIGHT([.B73];LEN([.B73])-4)" table:style-name="ce3">
            <text:p>23.81193345855014</text:p>
          </table:table-cell>
          <table:table-cell table:number-columns-repeated="2" table:style-name="ce1"/>
          <table:table-cell office:value-type="float" office:value="23.811933458550101" table:formula="of:=[.E73]+0" table:style-name="ce3">
            <text:p>23.81</text:p>
          </table:table-cell>
          <table:table-cell table:number-columns-repeated="16376"/>
        </table:table-row>
        <table:table-row table:style-name="ro1">
          <table:table-cell office:value-type="float" office:value="70" table:formula="of:=[.A73]+1" table:style-name="ce1">
            <text:p>70</text:p>
          </table:table-cell>
          <table:table-cell office:value-type="string" table:style-name="ce2">
            <text:p>69<text:span text:style-name="T1">: </text:span><text:span text:style-name="T2">22.160283191049132</text:span></text:p>
          </table:table-cell>
          <table:table-cell table:number-columns-repeated="2" table:style-name="ce1"/>
          <table:table-cell office:value-type="string" office:string-value="22.160283191049132" table:formula="of:=RIGHT([.B74];LEN([.B74])-4)" table:style-name="ce3">
            <text:p>22.160283191049132</text:p>
          </table:table-cell>
          <table:table-cell table:number-columns-repeated="2" table:style-name="ce1"/>
          <table:table-cell office:value-type="float" office:value="22.1602831910491" table:formula="of:=[.E74]+0" table:style-name="ce3">
            <text:p>22.16</text:p>
          </table:table-cell>
          <table:table-cell table:number-columns-repeated="16376"/>
        </table:table-row>
        <table:table-row table:style-name="ro1">
          <table:table-cell office:value-type="float" office:value="71" table:formula="of:=[.A74]+1" table:style-name="ce1">
            <text:p>71</text:p>
          </table:table-cell>
          <table:table-cell office:value-type="string" table:style-name="ce2">
            <text:p>70<text:span text:style-name="T1">: </text:span><text:span text:style-name="T2">17.68056920197562</text:span></text:p>
          </table:table-cell>
          <table:table-cell table:number-columns-repeated="2" table:style-name="ce1"/>
          <table:table-cell office:value-type="string" office:string-value="17.68056920197562" table:formula="of:=RIGHT([.B75];LEN([.B75])-4)" table:style-name="ce3">
            <text:p>17.68056920197562</text:p>
          </table:table-cell>
          <table:table-cell table:number-columns-repeated="2" table:style-name="ce1"/>
          <table:table-cell office:value-type="float" office:value="17.680569201975601" table:formula="of:=[.E75]+0" table:style-name="ce3">
            <text:p>17.68</text:p>
          </table:table-cell>
          <table:table-cell table:number-columns-repeated="16376"/>
        </table:table-row>
        <table:table-row table:style-name="ro1">
          <table:table-cell office:value-type="float" office:value="72" table:formula="of:=[.A75]+1" table:style-name="ce1">
            <text:p>72</text:p>
          </table:table-cell>
          <table:table-cell office:value-type="string" table:style-name="ce2">
            <text:p>71<text:span text:style-name="T1">: </text:span><text:span text:style-name="T2">21.44424290906427</text:span></text:p>
          </table:table-cell>
          <table:table-cell table:number-columns-repeated="2" table:style-name="ce1"/>
          <table:table-cell office:value-type="string" office:string-value="21.44424290906427" table:formula="of:=RIGHT([.B76];LEN([.B76])-4)" table:style-name="ce3">
            <text:p>21.44424290906427</text:p>
          </table:table-cell>
          <table:table-cell table:number-columns-repeated="2" table:style-name="ce1"/>
          <table:table-cell office:value-type="float" office:value="21.444242909064201" table:formula="of:=[.E76]+0" table:style-name="ce3">
            <text:p>21.44</text:p>
          </table:table-cell>
          <table:table-cell table:number-columns-repeated="16376"/>
        </table:table-row>
        <table:table-row table:style-name="ro1">
          <table:table-cell office:value-type="float" office:value="73" table:formula="of:=[.A76]+1" table:style-name="ce1">
            <text:p>73</text:p>
          </table:table-cell>
          <table:table-cell office:value-type="string" table:style-name="ce2">
            <text:p>72<text:span text:style-name="T1">: </text:span><text:span text:style-name="T2">23.322647823918956</text:span></text:p>
          </table:table-cell>
          <table:table-cell table:number-columns-repeated="2" table:style-name="ce1"/>
          <table:table-cell office:value-type="string" office:string-value="23.322647823918956" table:formula="of:=RIGHT([.B77];LEN([.B77])-4)" table:style-name="ce3">
            <text:p>23.322647823918956</text:p>
          </table:table-cell>
          <table:table-cell table:number-columns-repeated="2" table:style-name="ce1"/>
          <table:table-cell office:value-type="float" office:value="23.322647823918899" table:formula="of:=[.E77]+0" table:style-name="ce3">
            <text:p>23.32</text:p>
          </table:table-cell>
          <table:table-cell table:number-columns-repeated="16376"/>
        </table:table-row>
        <table:table-row table:style-name="ro1">
          <table:table-cell office:value-type="float" office:value="74" table:formula="of:=[.A77]+1" table:style-name="ce1">
            <text:p>74</text:p>
          </table:table-cell>
          <table:table-cell office:value-type="string" table:style-name="ce2">
            <text:p>73<text:span text:style-name="T1">: </text:span><text:span text:style-name="T2">27.48847568578348</text:span></text:p>
          </table:table-cell>
          <table:table-cell table:number-columns-repeated="2" table:style-name="ce1"/>
          <table:table-cell office:value-type="string" office:string-value="27.48847568578348" table:formula="of:=RIGHT([.B78];LEN([.B78])-4)" table:style-name="ce3">
            <text:p>27.48847568578348</text:p>
          </table:table-cell>
          <table:table-cell table:number-columns-repeated="2" table:style-name="ce1"/>
          <table:table-cell office:value-type="float" office:value="27.488475685783399" table:formula="of:=[.E78]+0" table:style-name="ce3">
            <text:p>27.49</text:p>
          </table:table-cell>
          <table:table-cell table:number-columns-repeated="16376"/>
        </table:table-row>
        <table:table-row table:style-name="ro1">
          <table:table-cell office:value-type="float" office:value="75" table:formula="of:=[.A78]+1" table:style-name="ce1">
            <text:p>75</text:p>
          </table:table-cell>
          <table:table-cell office:value-type="string" table:style-name="ce2">
            <text:p>74<text:span text:style-name="T1">: </text:span><text:span text:style-name="T2">24.706955618226665</text:span></text:p>
          </table:table-cell>
          <table:table-cell table:number-columns-repeated="2" table:style-name="ce1"/>
          <table:table-cell office:value-type="string" office:string-value="24.706955618226665" table:formula="of:=RIGHT([.B79];LEN([.B79])-4)" table:style-name="ce3">
            <text:p>24.706955618226665</text:p>
          </table:table-cell>
          <table:table-cell table:number-columns-repeated="2" table:style-name="ce1"/>
          <table:table-cell office:value-type="float" office:value="24.706955618226601" table:formula="of:=[.E79]+0" table:style-name="ce3">
            <text:p>24.71</text:p>
          </table:table-cell>
          <table:table-cell table:number-columns-repeated="16376"/>
        </table:table-row>
        <table:table-row table:style-name="ro1">
          <table:table-cell office:value-type="float" office:value="76" table:formula="of:=[.A79]+1" table:style-name="ce1">
            <text:p>76</text:p>
          </table:table-cell>
          <table:table-cell office:value-type="string" table:style-name="ce2">
            <text:p>75<text:span text:style-name="T1">: </text:span><text:span text:style-name="T2">27.12719519275607</text:span></text:p>
          </table:table-cell>
          <table:table-cell table:number-columns-repeated="2" table:style-name="ce1"/>
          <table:table-cell office:value-type="string" office:string-value="27.12719519275607" table:formula="of:=RIGHT([.B80];LEN([.B80])-4)" table:style-name="ce3">
            <text:p>27.12719519275607</text:p>
          </table:table-cell>
          <table:table-cell table:number-columns-repeated="2" table:style-name="ce1"/>
          <table:table-cell office:value-type="float" office:value="27.127195192756002" table:formula="of:=[.E80]+0" table:style-name="ce3">
            <text:p>27.13</text:p>
          </table:table-cell>
          <table:table-cell table:number-columns-repeated="16376"/>
        </table:table-row>
        <table:table-row table:style-name="ro1">
          <table:table-cell office:value-type="float" office:value="77" table:formula="of:=[.A80]+1" table:style-name="ce1">
            <text:p>77</text:p>
          </table:table-cell>
          <table:table-cell office:value-type="string" table:style-name="ce2">
            <text:p>76<text:span text:style-name="T1">: </text:span><text:span text:style-name="T2">31.76674967688904</text:span></text:p>
          </table:table-cell>
          <table:table-cell table:number-columns-repeated="2" table:style-name="ce1"/>
          <table:table-cell office:value-type="string" office:string-value="31.76674967688904" table:formula="of:=RIGHT([.B81];LEN([.B81])-4)" table:style-name="ce3">
            <text:p>31.76674967688904</text:p>
          </table:table-cell>
          <table:table-cell table:number-columns-repeated="2" table:style-name="ce1"/>
          <table:table-cell office:value-type="float" office:value="31.766749676888999" table:formula="of:=[.E81]+0" table:style-name="ce3">
            <text:p>31.77</text:p>
          </table:table-cell>
          <table:table-cell table:number-columns-repeated="16376"/>
        </table:table-row>
        <table:table-row table:style-name="ro1">
          <table:table-cell office:value-type="float" office:value="78" table:formula="of:=[.A81]+1" table:style-name="ce1">
            <text:p>78</text:p>
          </table:table-cell>
          <table:table-cell office:value-type="string" table:style-name="ce2">
            <text:p>77<text:span text:style-name="T1">: </text:span><text:span text:style-name="T2">20.475873281992115</text:span></text:p>
          </table:table-cell>
          <table:table-cell table:number-columns-repeated="2" table:style-name="ce1"/>
          <table:table-cell office:value-type="string" office:string-value="20.475873281992115" table:formula="of:=RIGHT([.B82];LEN([.B82])-4)" table:style-name="ce3">
            <text:p>20.475873281992115</text:p>
          </table:table-cell>
          <table:table-cell table:number-columns-repeated="2" table:style-name="ce1"/>
          <table:table-cell office:value-type="float" office:value="20.475873281992101" table:formula="of:=[.E82]+0" table:style-name="ce3">
            <text:p>20.48</text:p>
          </table:table-cell>
          <table:table-cell table:number-columns-repeated="16376"/>
        </table:table-row>
        <table:table-row table:style-name="ro1">
          <table:table-cell office:value-type="float" office:value="79" table:formula="of:=[.A82]+1" table:style-name="ce1">
            <text:p>79</text:p>
          </table:table-cell>
          <table:table-cell office:value-type="string" table:style-name="ce2">
            <text:p>78<text:span text:style-name="T1">: </text:span><text:span text:style-name="T2">27.03485695108453</text:span></text:p>
          </table:table-cell>
          <table:table-cell table:number-columns-repeated="2" table:style-name="ce1"/>
          <table:table-cell office:value-type="string" office:string-value="27.03485695108453" table:formula="of:=RIGHT([.B83];LEN([.B83])-4)" table:style-name="ce3">
            <text:p>27.03485695108453</text:p>
          </table:table-cell>
          <table:table-cell table:number-columns-repeated="2" table:style-name="ce1"/>
          <table:table-cell office:value-type="float" office:value="27.0348569510845" table:formula="of:=[.E83]+0" table:style-name="ce3">
            <text:p>27.03</text:p>
          </table:table-cell>
          <table:table-cell table:number-columns-repeated="16376"/>
        </table:table-row>
        <table:table-row table:style-name="ro1">
          <table:table-cell office:value-type="float" office:value="80" table:formula="of:=[.A83]+1" table:style-name="ce1">
            <text:p>80</text:p>
          </table:table-cell>
          <table:table-cell office:value-type="string" table:style-name="ce2">
            <text:p>79<text:span text:style-name="T1">: </text:span><text:span text:style-name="T2">26.028571103674388</text:span></text:p>
          </table:table-cell>
          <table:table-cell table:number-columns-repeated="2" table:style-name="ce1"/>
          <table:table-cell office:value-type="string" office:string-value="26.028571103674388" table:formula="of:=RIGHT([.B84];LEN([.B84])-4)" table:style-name="ce3">
            <text:p>26.028571103674388</text:p>
          </table:table-cell>
          <table:table-cell table:number-columns-repeated="2" table:style-name="ce1"/>
          <table:table-cell office:value-type="float" office:value="26.028571103674299" table:formula="of:=[.E84]+0" table:style-name="ce3">
            <text:p>26.03</text:p>
          </table:table-cell>
          <table:table-cell table:number-columns-repeated="16376"/>
        </table:table-row>
        <table:table-row table:style-name="ro1">
          <table:table-cell office:value-type="float" office:value="81" table:formula="of:=[.A84]+1" table:style-name="ce1">
            <text:p>81</text:p>
          </table:table-cell>
          <table:table-cell office:value-type="string" table:style-name="ce2">
            <text:p>80<text:span text:style-name="T1">: </text:span><text:span text:style-name="T2">23.58906950211467</text:span></text:p>
          </table:table-cell>
          <table:table-cell table:number-columns-repeated="2" table:style-name="ce1"/>
          <table:table-cell office:value-type="string" office:string-value="23.58906950211467" table:formula="of:=RIGHT([.B85];LEN([.B85])-4)" table:style-name="ce3">
            <text:p>23.58906950211467</text:p>
          </table:table-cell>
          <table:table-cell table:number-columns-repeated="2" table:style-name="ce1"/>
          <table:table-cell office:value-type="float" office:value="23.589069502114601" table:formula="of:=[.E85]+0" table:style-name="ce3">
            <text:p>23.59</text:p>
          </table:table-cell>
          <table:table-cell table:number-columns-repeated="16376"/>
        </table:table-row>
        <table:table-row table:style-name="ro1">
          <table:table-cell office:value-type="float" office:value="82" table:formula="of:=[.A85]+1" table:style-name="ce1">
            <text:p>82</text:p>
          </table:table-cell>
          <table:table-cell office:value-type="string" table:style-name="ce2">
            <text:p>81<text:span text:style-name="T1">: </text:span><text:span text:style-name="T2">35.99727600959899</text:span></text:p>
          </table:table-cell>
          <table:table-cell table:number-columns-repeated="2" table:style-name="ce1"/>
          <table:table-cell office:value-type="string" office:string-value="35.99727600959899" table:formula="of:=RIGHT([.B86];LEN([.B86])-4)" table:style-name="ce3">
            <text:p>35.99727600959899</text:p>
          </table:table-cell>
          <table:table-cell table:number-columns-repeated="2" table:style-name="ce1"/>
          <table:table-cell office:value-type="float" office:value="35.997276009598899" table:formula="of:=[.E86]+0" table:style-name="ce3">
            <text:p>36.00</text:p>
          </table:table-cell>
          <table:table-cell table:number-columns-repeated="16376"/>
        </table:table-row>
        <table:table-row table:style-name="ro1">
          <table:table-cell office:value-type="float" office:value="83" table:formula="of:=[.A86]+1" table:style-name="ce1">
            <text:p>83</text:p>
          </table:table-cell>
          <table:table-cell office:value-type="string" table:style-name="ce2">
            <text:p>82<text:span text:style-name="T1">: </text:span><text:span text:style-name="T2">18.097848594831646</text:span></text:p>
          </table:table-cell>
          <table:table-cell table:number-columns-repeated="2" table:style-name="ce1"/>
          <table:table-cell office:value-type="string" office:string-value="18.097848594831646" table:formula="of:=RIGHT([.B87];LEN([.B87])-4)" table:style-name="ce3">
            <text:p>18.097848594831646</text:p>
          </table:table-cell>
          <table:table-cell table:number-columns-repeated="2" table:style-name="ce1"/>
          <table:table-cell office:value-type="float" office:value="18.0978485948316" table:formula="of:=[.E87]+0" table:style-name="ce3">
            <text:p>18.10</text:p>
          </table:table-cell>
          <table:table-cell table:number-columns-repeated="16376"/>
        </table:table-row>
        <table:table-row table:style-name="ro1">
          <table:table-cell office:value-type="float" office:value="84" table:formula="of:=[.A87]+1" table:style-name="ce1">
            <text:p>84</text:p>
          </table:table-cell>
          <table:table-cell office:value-type="string" table:style-name="ce2">
            <text:p>83<text:span text:style-name="T1">: </text:span><text:span text:style-name="T2">27.373151869461985</text:span></text:p>
          </table:table-cell>
          <table:table-cell table:number-columns-repeated="2" table:style-name="ce1"/>
          <table:table-cell office:value-type="string" office:string-value="27.373151869461985" table:formula="of:=RIGHT([.B88];LEN([.B88])-4)" table:style-name="ce3">
            <text:p>27.373151869461985</text:p>
          </table:table-cell>
          <table:table-cell table:number-columns-repeated="2" table:style-name="ce1"/>
          <table:table-cell office:value-type="float" office:value="27.3731518694619" table:formula="of:=[.E88]+0" table:style-name="ce3">
            <text:p>27.37</text:p>
          </table:table-cell>
          <table:table-cell table:number-columns-repeated="16376"/>
        </table:table-row>
        <table:table-row table:style-name="ro1">
          <table:table-cell office:value-type="float" office:value="85" table:formula="of:=[.A88]+1" table:style-name="ce1">
            <text:p>85</text:p>
          </table:table-cell>
          <table:table-cell office:value-type="string" table:style-name="ce2">
            <text:p>84<text:span text:style-name="T1">: </text:span><text:span text:style-name="T2">24.953102189200557</text:span></text:p>
          </table:table-cell>
          <table:table-cell table:number-columns-repeated="2" table:style-name="ce1"/>
          <table:table-cell office:value-type="string" office:string-value="24.953102189200557" table:formula="of:=RIGHT([.B89];LEN([.B89])-4)" table:style-name="ce3">
            <text:p>24.953102189200557</text:p>
          </table:table-cell>
          <table:table-cell table:number-columns-repeated="2" table:style-name="ce1"/>
          <table:table-cell office:value-type="float" office:value="24.9531021892005" table:formula="of:=[.E89]+0" table:style-name="ce3">
            <text:p>24.95</text:p>
          </table:table-cell>
          <table:table-cell table:number-columns-repeated="16376"/>
        </table:table-row>
        <table:table-row table:style-name="ro1">
          <table:table-cell office:value-type="float" office:value="86" table:formula="of:=[.A89]+1" table:style-name="ce1">
            <text:p>86</text:p>
          </table:table-cell>
          <table:table-cell office:value-type="string" table:style-name="ce2">
            <text:p>85<text:span text:style-name="T1">: </text:span><text:span text:style-name="T2">32.88799812519598</text:span></text:p>
          </table:table-cell>
          <table:table-cell table:number-columns-repeated="2" table:style-name="ce1"/>
          <table:table-cell office:value-type="string" office:string-value="32.88799812519598" table:formula="of:=RIGHT([.B90];LEN([.B90])-4)" table:style-name="ce3">
            <text:p>32.88799812519598</text:p>
          </table:table-cell>
          <table:table-cell table:number-columns-repeated="2" table:style-name="ce1"/>
          <table:table-cell office:value-type="float" office:value="32.887998125195899" table:formula="of:=[.E90]+0" table:style-name="ce3">
            <text:p>32.89</text:p>
          </table:table-cell>
          <table:table-cell table:number-columns-repeated="16376"/>
        </table:table-row>
        <table:table-row table:style-name="ro1">
          <table:table-cell office:value-type="float" office:value="87" table:formula="of:=[.A90]+1" table:style-name="ce1">
            <text:p>87</text:p>
          </table:table-cell>
          <table:table-cell office:value-type="string" table:style-name="ce2">
            <text:p>86<text:span text:style-name="T1">: </text:span><text:span text:style-name="T2">24.969571442901973</text:span></text:p>
          </table:table-cell>
          <table:table-cell table:number-columns-repeated="2" table:style-name="ce1"/>
          <table:table-cell office:value-type="string" office:string-value="24.969571442901973" table:formula="of:=RIGHT([.B91];LEN([.B91])-4)" table:style-name="ce3">
            <text:p>24.969571442901973</text:p>
          </table:table-cell>
          <table:table-cell table:number-columns-repeated="2" table:style-name="ce1"/>
          <table:table-cell office:value-type="float" office:value="24.969571442901898" table:formula="of:=[.E91]+0" table:style-name="ce3">
            <text:p>24.97</text:p>
          </table:table-cell>
          <table:table-cell table:number-columns-repeated="16376"/>
        </table:table-row>
        <table:table-row table:style-name="ro1">
          <table:table-cell office:value-type="float" office:value="88" table:formula="of:=[.A91]+1" table:style-name="ce1">
            <text:p>88</text:p>
          </table:table-cell>
          <table:table-cell office:value-type="string" table:style-name="ce2">
            <text:p>87<text:span text:style-name="T1">: </text:span><text:span text:style-name="T2">31.246995546551762</text:span></text:p>
          </table:table-cell>
          <table:table-cell table:number-columns-repeated="2" table:style-name="ce1"/>
          <table:table-cell office:value-type="string" office:string-value="31.246995546551762" table:formula="of:=RIGHT([.B92];LEN([.B92])-4)" table:style-name="ce3">
            <text:p>31.246995546551762</text:p>
          </table:table-cell>
          <table:table-cell table:number-columns-repeated="2" table:style-name="ce1"/>
          <table:table-cell office:value-type="float" office:value="31.246995546551702" table:formula="of:=[.E92]+0" table:style-name="ce3">
            <text:p>31.25</text:p>
          </table:table-cell>
          <table:table-cell table:number-columns-repeated="16376"/>
        </table:table-row>
        <table:table-row table:style-name="ro1">
          <table:table-cell office:value-type="float" office:value="89" table:formula="of:=[.A92]+1" table:style-name="ce1">
            <text:p>89</text:p>
          </table:table-cell>
          <table:table-cell office:value-type="string" table:style-name="ce2">
            <text:p>88<text:span text:style-name="T1">: </text:span><text:span text:style-name="T2">27.78657579969491</text:span></text:p>
          </table:table-cell>
          <table:table-cell table:number-columns-repeated="2" table:style-name="ce1"/>
          <table:table-cell office:value-type="string" office:string-value="27.78657579969491" table:formula="of:=RIGHT([.B93];LEN([.B93])-4)" table:style-name="ce3">
            <text:p>27.78657579969491</text:p>
          </table:table-cell>
          <table:table-cell table:number-columns-repeated="2" table:style-name="ce1"/>
          <table:table-cell office:value-type="float" office:value="27.786575799694901" table:formula="of:=[.E93]+0" table:style-name="ce3">
            <text:p>27.79</text:p>
          </table:table-cell>
          <table:table-cell table:number-columns-repeated="16376"/>
        </table:table-row>
        <table:table-row table:style-name="ro1">
          <table:table-cell office:value-type="float" office:value="90" table:formula="of:=[.A93]+1" table:style-name="ce1">
            <text:p>90</text:p>
          </table:table-cell>
          <table:table-cell office:value-type="string" table:style-name="ce2">
            <text:p>89<text:span text:style-name="T1">: </text:span><text:span text:style-name="T2">28.790806606288548</text:span></text:p>
          </table:table-cell>
          <table:table-cell table:number-columns-repeated="2" table:style-name="ce1"/>
          <table:table-cell office:value-type="string" office:string-value="28.790806606288548" table:formula="of:=RIGHT([.B94];LEN([.B94])-4)" table:style-name="ce3">
            <text:p>28.790806606288548</text:p>
          </table:table-cell>
          <table:table-cell table:number-columns-repeated="2" table:style-name="ce1"/>
          <table:table-cell office:value-type="float" office:value="28.790806606288498" table:formula="of:=[.E94]+0" table:style-name="ce3">
            <text:p>28.79</text:p>
          </table:table-cell>
          <table:table-cell table:number-columns-repeated="16376"/>
        </table:table-row>
        <table:table-row table:style-name="ro1">
          <table:table-cell office:value-type="float" office:value="91" table:formula="of:=[.A94]+1" table:style-name="ce1">
            <text:p>91</text:p>
          </table:table-cell>
          <table:table-cell office:value-type="string" table:style-name="ce2">
            <text:p>90<text:span text:style-name="T1">: </text:span><text:span text:style-name="T2">26.7167245844335</text:span></text:p>
          </table:table-cell>
          <table:table-cell table:number-columns-repeated="2" table:style-name="ce1"/>
          <table:table-cell office:value-type="string" office:string-value="26.7167245844335" table:formula="of:=RIGHT([.B95];LEN([.B95])-4)" table:style-name="ce3">
            <text:p>26.7167245844335</text:p>
          </table:table-cell>
          <table:table-cell table:number-columns-repeated="2" table:style-name="ce1"/>
          <table:table-cell office:value-type="float" office:value="26.7167245844335" table:formula="of:=[.E95]+0" table:style-name="ce3">
            <text:p>26.72</text:p>
          </table:table-cell>
          <table:table-cell table:number-columns-repeated="16376"/>
        </table:table-row>
        <table:table-row table:style-name="ro1">
          <table:table-cell office:value-type="float" office:value="92" table:formula="of:=[.A95]+1" table:style-name="ce1">
            <text:p>92</text:p>
          </table:table-cell>
          <table:table-cell office:value-type="string" table:style-name="ce2">
            <text:p>91<text:span text:style-name="T1">: </text:span><text:span text:style-name="T2">27.556098645825273</text:span></text:p>
          </table:table-cell>
          <table:table-cell table:number-columns-repeated="2" table:style-name="ce1"/>
          <table:table-cell office:value-type="string" office:string-value="27.556098645825273" table:formula="of:=RIGHT([.B96];LEN([.B96])-4)" table:style-name="ce3">
            <text:p>27.556098645825273</text:p>
          </table:table-cell>
          <table:table-cell table:number-columns-repeated="2" table:style-name="ce1"/>
          <table:table-cell office:value-type="float" office:value="27.556098645825202" table:formula="of:=[.E96]+0" table:style-name="ce3">
            <text:p>27.56</text:p>
          </table:table-cell>
          <table:table-cell table:number-columns-repeated="16376"/>
        </table:table-row>
        <table:table-row table:style-name="ro1">
          <table:table-cell office:value-type="float" office:value="93" table:formula="of:=[.A96]+1" table:style-name="ce1">
            <text:p>93</text:p>
          </table:table-cell>
          <table:table-cell office:value-type="string" table:style-name="ce2">
            <text:p>92<text:span text:style-name="T1">: </text:span><text:span text:style-name="T2">28.554019259073605</text:span></text:p>
          </table:table-cell>
          <table:table-cell table:number-columns-repeated="2" table:style-name="ce1"/>
          <table:table-cell office:value-type="string" office:string-value="28.554019259073605" table:formula="of:=RIGHT([.B97];LEN([.B97])-4)" table:style-name="ce3">
            <text:p>28.554019259073605</text:p>
          </table:table-cell>
          <table:table-cell table:number-columns-repeated="2" table:style-name="ce1"/>
          <table:table-cell office:value-type="float" office:value="28.554019259073598" table:formula="of:=[.E97]+0" table:style-name="ce3">
            <text:p>28.55</text:p>
          </table:table-cell>
          <table:table-cell table:number-columns-repeated="16376"/>
        </table:table-row>
        <table:table-row table:style-name="ro1">
          <table:table-cell office:value-type="float" office:value="94" table:formula="of:=[.A97]+1" table:style-name="ce1">
            <text:p>94</text:p>
          </table:table-cell>
          <table:table-cell office:value-type="string" table:style-name="ce2">
            <text:p>93<text:span text:style-name="T1">: </text:span><text:span text:style-name="T2">23.26426988877082</text:span></text:p>
          </table:table-cell>
          <table:table-cell table:number-columns-repeated="2" table:style-name="ce1"/>
          <table:table-cell office:value-type="string" office:string-value="23.26426988877082" table:formula="of:=RIGHT([.B98];LEN([.B98])-4)" table:style-name="ce3">
            <text:p>23.26426988877082</text:p>
          </table:table-cell>
          <table:table-cell table:number-columns-repeated="2" table:style-name="ce1"/>
          <table:table-cell office:value-type="float" office:value="23.264269888770801" table:formula="of:=[.E98]+0" table:style-name="ce3">
            <text:p>23.26</text:p>
          </table:table-cell>
          <table:table-cell table:number-columns-repeated="16376"/>
        </table:table-row>
        <table:table-row table:style-name="ro1">
          <table:table-cell office:value-type="float" office:value="95" table:formula="of:=[.A98]+1" table:style-name="ce1">
            <text:p>95</text:p>
          </table:table-cell>
          <table:table-cell office:value-type="string" table:style-name="ce2">
            <text:p>94<text:span text:style-name="T1">: </text:span><text:span text:style-name="T2">17.79255643874629</text:span></text:p>
          </table:table-cell>
          <table:table-cell table:number-columns-repeated="2" table:style-name="ce1"/>
          <table:table-cell office:value-type="string" office:string-value="17.79255643874629" table:formula="of:=RIGHT([.B99];LEN([.B99])-4)" table:style-name="ce3">
            <text:p>17.79255643874629</text:p>
          </table:table-cell>
          <table:table-cell table:number-columns-repeated="2" table:style-name="ce1"/>
          <table:table-cell office:value-type="float" office:value="17.7925564387462" table:formula="of:=[.E99]+0" table:style-name="ce3">
            <text:p>17.79</text:p>
          </table:table-cell>
          <table:table-cell table:number-columns-repeated="16376"/>
        </table:table-row>
        <table:table-row table:style-name="ro1">
          <table:table-cell office:value-type="float" office:value="96" table:formula="of:=[.A99]+1" table:style-name="ce1">
            <text:p>96</text:p>
          </table:table-cell>
          <table:table-cell office:value-type="string" table:style-name="ce2">
            <text:p>95<text:span text:style-name="T1">: </text:span><text:span text:style-name="T2">24.570439490442734</text:span></text:p>
          </table:table-cell>
          <table:table-cell table:number-columns-repeated="2" table:style-name="ce1"/>
          <table:table-cell office:value-type="string" office:string-value="24.570439490442734" table:formula="of:=RIGHT([.B100];LEN([.B100])-4)" table:style-name="ce3">
            <text:p>24.570439490442734</text:p>
          </table:table-cell>
          <table:table-cell table:number-columns-repeated="2" table:style-name="ce1"/>
          <table:table-cell office:value-type="float" office:value="24.570439490442698" table:formula="of:=[.E100]+0" table:style-name="ce3">
            <text:p>24.57</text:p>
          </table:table-cell>
          <table:table-cell table:number-columns-repeated="16376"/>
        </table:table-row>
        <table:table-row table:style-name="ro1">
          <table:table-cell office:value-type="float" office:value="97" table:formula="of:=[.A100]+1" table:style-name="ce1">
            <text:p>97</text:p>
          </table:table-cell>
          <table:table-cell office:value-type="string" table:style-name="ce2">
            <text:p>96<text:span text:style-name="T1">: </text:span><text:span text:style-name="T2">27.496163089755846</text:span></text:p>
          </table:table-cell>
          <table:table-cell table:number-columns-repeated="2" table:style-name="ce1"/>
          <table:table-cell office:value-type="string" office:string-value="27.496163089755846" table:formula="of:=RIGHT([.B101];LEN([.B101])-4)" table:style-name="ce3">
            <text:p>27.496163089755846</text:p>
          </table:table-cell>
          <table:table-cell table:number-columns-repeated="2" table:style-name="ce1"/>
          <table:table-cell office:value-type="float" office:value="27.4961630897558" table:formula="of:=[.E101]+0" table:style-name="ce3">
            <text:p>27.50</text:p>
          </table:table-cell>
          <table:table-cell table:number-columns-repeated="16376"/>
        </table:table-row>
        <table:table-row table:style-name="ro1">
          <table:table-cell office:value-type="float" office:value="98" table:formula="of:=[.A101]+1" table:style-name="ce1">
            <text:p>98</text:p>
          </table:table-cell>
          <table:table-cell office:value-type="string" table:style-name="ce2">
            <text:p>97<text:span text:style-name="T1">: </text:span><text:span text:style-name="T2">23.3972530689464</text:span></text:p>
          </table:table-cell>
          <table:table-cell table:number-columns-repeated="2" table:style-name="ce1"/>
          <table:table-cell office:value-type="string" office:string-value="23.3972530689464" table:formula="of:=RIGHT([.B102];LEN([.B102])-4)" table:style-name="ce3">
            <text:p>23.3972530689464</text:p>
          </table:table-cell>
          <table:table-cell table:number-columns-repeated="2" table:style-name="ce1"/>
          <table:table-cell office:value-type="float" office:value="23.397253068946402" table:formula="of:=[.E102]+0" table:style-name="ce3">
            <text:p>23.40</text:p>
          </table:table-cell>
          <table:table-cell table:number-columns-repeated="16376"/>
        </table:table-row>
        <table:table-row table:style-name="ro1">
          <table:table-cell office:value-type="float" office:value="99" table:formula="of:=[.A102]+1" table:style-name="ce1">
            <text:p>99</text:p>
          </table:table-cell>
          <table:table-cell office:value-type="string" table:style-name="ce2">
            <text:p>98<text:span text:style-name="T1">: </text:span><text:span text:style-name="T2">28.19200390577879</text:span></text:p>
          </table:table-cell>
          <table:table-cell table:number-columns-repeated="2" table:style-name="ce1"/>
          <table:table-cell office:value-type="string" office:string-value="28.19200390577879" table:formula="of:=RIGHT([.B103];LEN([.B103])-4)" table:style-name="ce3">
            <text:p>28.19200390577879</text:p>
          </table:table-cell>
          <table:table-cell table:number-columns-repeated="2" table:style-name="ce1"/>
          <table:table-cell office:value-type="float" office:value="28.192003905778702" table:formula="of:=[.E103]+0" table:style-name="ce3">
            <text:p>28.19</text:p>
          </table:table-cell>
          <table:table-cell table:number-columns-repeated="16376"/>
        </table:table-row>
        <table:table-row table:style-name="ro1">
          <table:table-cell office:value-type="float" office:value="100" table:formula="of:=[.A103]+1" table:style-name="ce1">
            <text:p>100</text:p>
          </table:table-cell>
          <table:table-cell office:value-type="string" table:style-name="ce2">
            <text:p>99<text:span text:style-name="T1">: </text:span><text:span text:style-name="T2">21.909682022870022</text:span></text:p>
          </table:table-cell>
          <table:table-cell table:number-columns-repeated="2" table:style-name="ce1"/>
          <table:table-cell office:value-type="string" office:string-value="21.909682022870022" table:formula="of:=RIGHT([.B104];LEN([.B104])-4)" table:style-name="ce3">
            <text:p>21.909682022870022</text:p>
          </table:table-cell>
          <table:table-cell table:number-columns-repeated="2" table:style-name="ce1"/>
          <table:table-cell office:value-type="float" office:value="21.909682022870001" table:formula="of:=[.E104]+0" table:style-name="ce3">
            <text:p>21.91</text:p>
          </table:table-cell>
          <table:table-cell table:number-columns-repeated="16376"/>
        </table:table-row>
        <table:table-row table:style-name="ro1">
          <table:table-cell office:value-type="float" office:value="101" table:formula="of:=[.A104]+1" table:style-name="ce1">
            <text:p>101</text:p>
          </table:table-cell>
          <table:table-cell office:value-type="string" table:style-name="ce2">
            <text:p>100<text:span text:style-name="T1">: </text:span><text:span text:style-name="T2">28.92132229936462</text:span></text:p>
          </table:table-cell>
          <table:table-cell table:number-columns-repeated="2" table:style-name="ce1"/>
          <table:table-cell office:value-type="string" office:string-value="28.92132229936462" table:formula="of:=RIGHT([.B105];LEN([.B105])-5)" table:style-name="ce3">
            <text:p>28.92132229936462</text:p>
          </table:table-cell>
          <table:table-cell table:number-columns-repeated="2" table:style-name="ce1"/>
          <table:table-cell office:value-type="float" office:value="28.921322299364601" table:formula="of:=[.E105]+0" table:style-name="ce3">
            <text:p>28.92</text:p>
          </table:table-cell>
          <table:table-cell table:number-columns-repeated="16376"/>
        </table:table-row>
        <table:table-row table:style-name="ro1">
          <table:table-cell office:value-type="float" office:value="102" table:formula="of:=[.A105]+1" table:style-name="ce1">
            <text:p>102</text:p>
          </table:table-cell>
          <table:table-cell office:value-type="string" table:style-name="ce2">
            <text:p>101<text:span text:style-name="T1">: </text:span><text:span text:style-name="T2">25.883047063015745</text:span></text:p>
          </table:table-cell>
          <table:table-cell table:number-columns-repeated="2" table:style-name="ce1"/>
          <table:table-cell office:value-type="string" office:string-value="25.883047063015745" table:formula="of:=RIGHT([.B106];LEN([.B106])-5)" table:style-name="ce3">
            <text:p>25.883047063015745</text:p>
          </table:table-cell>
          <table:table-cell table:number-columns-repeated="2" table:style-name="ce1"/>
          <table:table-cell office:value-type="float" office:value="25.883047063015699" table:formula="of:=[.E106]+0" table:style-name="ce3">
            <text:p>25.88</text:p>
          </table:table-cell>
          <table:table-cell table:number-columns-repeated="16376"/>
        </table:table-row>
        <table:table-row table:style-name="ro1">
          <table:table-cell office:value-type="float" office:value="103" table:formula="of:=[.A106]+1" table:style-name="ce1">
            <text:p>103</text:p>
          </table:table-cell>
          <table:table-cell office:value-type="string" table:style-name="ce2">
            <text:p>102<text:span text:style-name="T1">: </text:span><text:span text:style-name="T2">28.077854418514306</text:span></text:p>
          </table:table-cell>
          <table:table-cell table:number-columns-repeated="2" table:style-name="ce1"/>
          <table:table-cell office:value-type="string" office:string-value="28.077854418514306" table:formula="of:=RIGHT([.B107];LEN([.B107])-5)" table:style-name="ce3">
            <text:p>28.077854418514306</text:p>
          </table:table-cell>
          <table:table-cell table:number-columns-repeated="2" table:style-name="ce1"/>
          <table:table-cell office:value-type="float" office:value="28.077854418514299" table:formula="of:=[.E107]+0" table:style-name="ce3">
            <text:p>28.08</text:p>
          </table:table-cell>
          <table:table-cell table:number-columns-repeated="16376"/>
        </table:table-row>
        <table:table-row table:style-name="ro1">
          <table:table-cell office:value-type="float" office:value="104" table:formula="of:=[.A107]+1" table:style-name="ce1">
            <text:p>104</text:p>
          </table:table-cell>
          <table:table-cell office:value-type="string" table:style-name="ce2">
            <text:p>103<text:span text:style-name="T1">: </text:span><text:span text:style-name="T2">21.824583025155597</text:span></text:p>
          </table:table-cell>
          <table:table-cell table:number-columns-repeated="2" table:style-name="ce1"/>
          <table:table-cell office:value-type="string" office:string-value="21.824583025155597" table:formula="of:=RIGHT([.B108];LEN([.B108])-5)" table:style-name="ce3">
            <text:p>21.824583025155597</text:p>
          </table:table-cell>
          <table:table-cell table:number-columns-repeated="2" table:style-name="ce1"/>
          <table:table-cell office:value-type="float" office:value="21.824583025155501" table:formula="of:=[.E108]+0" table:style-name="ce3">
            <text:p>21.82</text:p>
          </table:table-cell>
          <table:table-cell table:number-columns-repeated="16376"/>
        </table:table-row>
        <table:table-row table:style-name="ro1">
          <table:table-cell office:value-type="float" office:value="105" table:formula="of:=[.A108]+1" table:style-name="ce1">
            <text:p>105</text:p>
          </table:table-cell>
          <table:table-cell office:value-type="string" table:style-name="ce2">
            <text:p>104<text:span text:style-name="T1">: </text:span><text:span text:style-name="T2">29.532466702018628</text:span></text:p>
          </table:table-cell>
          <table:table-cell table:number-columns-repeated="2" table:style-name="ce1"/>
          <table:table-cell office:value-type="string" office:string-value="29.532466702018628" table:formula="of:=RIGHT([.B109];LEN([.B109])-5)" table:style-name="ce3">
            <text:p>29.532466702018628</text:p>
          </table:table-cell>
          <table:table-cell table:number-columns-repeated="2" table:style-name="ce1"/>
          <table:table-cell office:value-type="float" office:value="29.532466702018599" table:formula="of:=[.E109]+0" table:style-name="ce3">
            <text:p>29.53</text:p>
          </table:table-cell>
          <table:table-cell table:number-columns-repeated="16376"/>
        </table:table-row>
        <table:table-row table:style-name="ro1">
          <table:table-cell office:value-type="float" office:value="106" table:formula="of:=[.A109]+1" table:style-name="ce1">
            <text:p>106</text:p>
          </table:table-cell>
          <table:table-cell office:value-type="string" table:style-name="ce2">
            <text:p>105<text:span text:style-name="T1">: </text:span><text:span text:style-name="T2">27.04598907152854</text:span></text:p>
          </table:table-cell>
          <table:table-cell table:number-columns-repeated="2" table:style-name="ce1"/>
          <table:table-cell office:value-type="string" office:string-value="27.04598907152854" table:formula="of:=RIGHT([.B110];LEN([.B110])-5)" table:style-name="ce3">
            <text:p>27.04598907152854</text:p>
          </table:table-cell>
          <table:table-cell table:number-columns-repeated="2" table:style-name="ce1"/>
          <table:table-cell office:value-type="float" office:value="27.045989071528499" table:formula="of:=[.E110]+0" table:style-name="ce3">
            <text:p>27.05</text:p>
          </table:table-cell>
          <table:table-cell table:number-columns-repeated="16376"/>
        </table:table-row>
        <table:table-row table:style-name="ro1">
          <table:table-cell office:value-type="float" office:value="107" table:formula="of:=[.A110]+1" table:style-name="ce1">
            <text:p>107</text:p>
          </table:table-cell>
          <table:table-cell office:value-type="string" table:style-name="ce2">
            <text:p>106<text:span text:style-name="T1">: </text:span><text:span text:style-name="T2">30.2543785575866</text:span></text:p>
          </table:table-cell>
          <table:table-cell table:number-columns-repeated="2" table:style-name="ce1"/>
          <table:table-cell office:value-type="string" office:string-value="30.2543785575866" table:formula="of:=RIGHT([.B111];LEN([.B111])-5)" table:style-name="ce3">
            <text:p>30.2543785575866</text:p>
          </table:table-cell>
          <table:table-cell table:number-columns-repeated="2" table:style-name="ce1"/>
          <table:table-cell office:value-type="float" office:value="30.254378557586602" table:formula="of:=[.E111]+0" table:style-name="ce3">
            <text:p>30.25</text:p>
          </table:table-cell>
          <table:table-cell table:number-columns-repeated="16376"/>
        </table:table-row>
        <table:table-row table:style-name="ro1">
          <table:table-cell office:value-type="float" office:value="108" table:formula="of:=[.A111]+1" table:style-name="ce1">
            <text:p>108</text:p>
          </table:table-cell>
          <table:table-cell office:value-type="string" table:style-name="ce2">
            <text:p>107<text:span text:style-name="T1">: </text:span><text:span text:style-name="T2">27.870051463967048</text:span></text:p>
          </table:table-cell>
          <table:table-cell table:number-columns-repeated="2" table:style-name="ce1"/>
          <table:table-cell office:value-type="string" office:string-value="27.870051463967048" table:formula="of:=RIGHT([.B112];LEN([.B112])-5)" table:style-name="ce3">
            <text:p>27.870051463967048</text:p>
          </table:table-cell>
          <table:table-cell table:number-columns-repeated="2" table:style-name="ce1"/>
          <table:table-cell office:value-type="float" office:value="27.870051463966998" table:formula="of:=[.E112]+0" table:style-name="ce3">
            <text:p>27.87</text:p>
          </table:table-cell>
          <table:table-cell table:number-columns-repeated="16376"/>
        </table:table-row>
        <table:table-row table:style-name="ro1">
          <table:table-cell office:value-type="float" office:value="109" table:formula="of:=[.A112]+1" table:style-name="ce1">
            <text:p>109</text:p>
          </table:table-cell>
          <table:table-cell office:value-type="string" table:style-name="ce2">
            <text:p>108<text:span text:style-name="T1">: </text:span><text:span text:style-name="T2">28.59087658527709</text:span></text:p>
          </table:table-cell>
          <table:table-cell table:number-columns-repeated="2" table:style-name="ce1"/>
          <table:table-cell office:value-type="string" office:string-value="28.59087658527709" table:formula="of:=RIGHT([.B113];LEN([.B113])-5)" table:style-name="ce3">
            <text:p>28.59087658527709</text:p>
          </table:table-cell>
          <table:table-cell table:number-columns-repeated="2" table:style-name="ce1"/>
          <table:table-cell office:value-type="float" office:value="28.590876585277002" table:formula="of:=[.E113]+0" table:style-name="ce3">
            <text:p>28.59</text:p>
          </table:table-cell>
          <table:table-cell table:number-columns-repeated="16376"/>
        </table:table-row>
        <table:table-row table:style-name="ro1">
          <table:table-cell office:value-type="float" office:value="110" table:formula="of:=[.A113]+1" table:style-name="ce1">
            <text:p>110</text:p>
          </table:table-cell>
          <table:table-cell office:value-type="string" table:style-name="ce2">
            <text:p>109<text:span text:style-name="T1">: </text:span><text:span text:style-name="T2">22.02911389221157</text:span></text:p>
          </table:table-cell>
          <table:table-cell table:number-columns-repeated="2" table:style-name="ce1"/>
          <table:table-cell office:value-type="string" office:string-value="22.02911389221157" table:formula="of:=RIGHT([.B114];LEN([.B114])-5)" table:style-name="ce3">
            <text:p>22.02911389221157</text:p>
          </table:table-cell>
          <table:table-cell table:number-columns-repeated="2" table:style-name="ce1"/>
          <table:table-cell office:value-type="float" office:value="22.029113892211502" table:formula="of:=[.E114]+0" table:style-name="ce3">
            <text:p>22.03</text:p>
          </table:table-cell>
          <table:table-cell table:number-columns-repeated="16376"/>
        </table:table-row>
        <table:table-row table:style-name="ro1">
          <table:table-cell office:value-type="float" office:value="111" table:formula="of:=[.A114]+1" table:style-name="ce1">
            <text:p>111</text:p>
          </table:table-cell>
          <table:table-cell office:value-type="string" table:style-name="ce2">
            <text:p>110<text:span text:style-name="T1">: </text:span><text:span text:style-name="T2">27.349583469866843</text:span></text:p>
          </table:table-cell>
          <table:table-cell table:number-columns-repeated="2" table:style-name="ce1"/>
          <table:table-cell office:value-type="string" office:string-value="27.349583469866843" table:formula="of:=RIGHT([.B115];LEN([.B115])-5)" table:style-name="ce3">
            <text:p>27.349583469866843</text:p>
          </table:table-cell>
          <table:table-cell table:number-columns-repeated="2" table:style-name="ce1"/>
          <table:table-cell office:value-type="float" office:value="27.349583469866801" table:formula="of:=[.E115]+0" table:style-name="ce3">
            <text:p>27.35</text:p>
          </table:table-cell>
          <table:table-cell table:number-columns-repeated="16376"/>
        </table:table-row>
        <table:table-row table:style-name="ro1">
          <table:table-cell office:value-type="float" office:value="112" table:formula="of:=[.A115]+1" table:style-name="ce1">
            <text:p>112</text:p>
          </table:table-cell>
          <table:table-cell office:value-type="string" table:style-name="ce2">
            <text:p>111<text:span text:style-name="T1">: </text:span><text:span text:style-name="T2">27.53132657780019</text:span></text:p>
          </table:table-cell>
          <table:table-cell table:number-columns-repeated="2" table:style-name="ce1"/>
          <table:table-cell office:value-type="string" office:string-value="27.53132657780019" table:formula="of:=RIGHT([.B116];LEN([.B116])-5)" table:style-name="ce3">
            <text:p>27.53132657780019</text:p>
          </table:table-cell>
          <table:table-cell table:number-columns-repeated="2" table:style-name="ce1"/>
          <table:table-cell office:value-type="float" office:value="27.531326577800101" table:formula="of:=[.E116]+0" table:style-name="ce3">
            <text:p>27.53</text:p>
          </table:table-cell>
          <table:table-cell table:number-columns-repeated="16376"/>
        </table:table-row>
        <table:table-row table:style-name="ro1">
          <table:table-cell office:value-type="float" office:value="113" table:formula="of:=[.A116]+1" table:style-name="ce1">
            <text:p>113</text:p>
          </table:table-cell>
          <table:table-cell office:value-type="string" table:style-name="ce2">
            <text:p>112<text:span text:style-name="T1">: </text:span><text:span text:style-name="T2">31.02439722052881</text:span></text:p>
          </table:table-cell>
          <table:table-cell table:number-columns-repeated="2" table:style-name="ce1"/>
          <table:table-cell office:value-type="string" office:string-value="31.02439722052881" table:formula="of:=RIGHT([.B117];LEN([.B117])-5)" table:style-name="ce3">
            <text:p>31.02439722052881</text:p>
          </table:table-cell>
          <table:table-cell table:number-columns-repeated="2" table:style-name="ce1"/>
          <table:table-cell office:value-type="float" office:value="31.024397220528801" table:formula="of:=[.E117]+0" table:style-name="ce3">
            <text:p>31.02</text:p>
          </table:table-cell>
          <table:table-cell table:number-columns-repeated="16376"/>
        </table:table-row>
        <table:table-row table:style-name="ro1">
          <table:table-cell office:value-type="float" office:value="114" table:formula="of:=[.A117]+1" table:style-name="ce1">
            <text:p>114</text:p>
          </table:table-cell>
          <table:table-cell office:value-type="string" table:style-name="ce2">
            <text:p>113<text:span text:style-name="T1">: </text:span><text:span text:style-name="T2">31.614165650493096</text:span></text:p>
          </table:table-cell>
          <table:table-cell table:number-columns-repeated="2" table:style-name="ce1"/>
          <table:table-cell office:value-type="string" office:string-value="31.614165650493096" table:formula="of:=RIGHT([.B118];LEN([.B118])-5)" table:style-name="ce3">
            <text:p>31.614165650493096</text:p>
          </table:table-cell>
          <table:table-cell table:number-columns-repeated="2" table:style-name="ce1"/>
          <table:table-cell office:value-type="float" office:value="31.614165650493" table:formula="of:=[.E118]+0" table:style-name="ce3">
            <text:p>31.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4<text:span text:style-name="T1">: </text:span><text:span text:style-name="T2">25.824884270052273</text:span></text:p>
          </table:table-cell>
          <table:table-cell table:number-columns-repeated="2" table:style-name="ce1"/>
          <table:table-cell office:value-type="string" office:string-value="25.824884270052273" table:formula="of:=RIGHT([.B119];LEN([.B119])-5)" table:style-name="ce3">
            <text:p>25.824884270052273</text:p>
          </table:table-cell>
          <table:table-cell table:number-columns-repeated="2" table:style-name="ce1"/>
          <table:table-cell office:value-type="float" office:value="25.824884270052198" table:formula="of:=[.E119]+0" table:style-name="ce3">
            <text:p>25.8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5<text:span text:style-name="T1">: </text:span><text:span text:style-name="T2">28.56878770622104</text:span></text:p>
          </table:table-cell>
          <table:table-cell table:number-columns-repeated="2" table:style-name="ce1"/>
          <table:table-cell office:value-type="string" office:string-value="28.56878770622104" table:formula="of:=RIGHT([.B120];LEN([.B120])-5)" table:style-name="ce3">
            <text:p>28.56878770622104</text:p>
          </table:table-cell>
          <table:table-cell table:number-columns-repeated="2" table:style-name="ce1"/>
          <table:table-cell office:value-type="float" office:value="28.568787706220999" table:formula="of:=[.E120]+0" table:style-name="ce3">
            <text:p>28.5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6<text:span text:style-name="T1">: </text:span><text:span text:style-name="T2">24.1628316189152</text:span></text:p>
          </table:table-cell>
          <table:table-cell table:number-columns-repeated="2" table:style-name="ce1"/>
          <table:table-cell office:value-type="string" office:string-value="24.1628316189152" table:formula="of:=RIGHT([.B121];LEN([.B121])-5)" table:style-name="ce3">
            <text:p>24.1628316189152</text:p>
          </table:table-cell>
          <table:table-cell table:number-columns-repeated="2" table:style-name="ce1"/>
          <table:table-cell office:value-type="float" office:value="24.162831618915199" table:formula="of:=[.E121]+0" table:style-name="ce3">
            <text:p>24.1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7<text:span text:style-name="T1">: </text:span><text:span text:style-name="T2">25.10795349346458</text:span></text:p>
          </table:table-cell>
          <table:table-cell table:number-columns-repeated="2" table:style-name="ce1"/>
          <table:table-cell office:value-type="string" office:string-value="25.10795349346458" table:formula="of:=RIGHT([.B122];LEN([.B122])-5)" table:style-name="ce3">
            <text:p>25.10795349346458</text:p>
          </table:table-cell>
          <table:table-cell table:number-columns-repeated="2" table:style-name="ce1"/>
          <table:table-cell office:value-type="float" office:value="25.1079534934645" table:formula="of:=[.E122]+0" table:style-name="ce3">
            <text:p>25.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8<text:span text:style-name="T1">: </text:span><text:span text:style-name="T2">23.73184190916539</text:span></text:p>
          </table:table-cell>
          <table:table-cell table:number-columns-repeated="2" table:style-name="ce1"/>
          <table:table-cell office:value-type="string" office:string-value="23.73184190916539" table:formula="of:=RIGHT([.B123];LEN([.B123])-5)" table:style-name="ce3">
            <text:p>23.73184190916539</text:p>
          </table:table-cell>
          <table:table-cell table:number-columns-repeated="2" table:style-name="ce1"/>
          <table:table-cell office:value-type="float" office:value="23.731841909165301" table:formula="of:=[.E123]+0" table:style-name="ce3">
            <text:p>23.7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9<text:span text:style-name="T1">: </text:span><text:span text:style-name="T2">27.890800520733926</text:span></text:p>
          </table:table-cell>
          <table:table-cell table:number-columns-repeated="2" table:style-name="ce1"/>
          <table:table-cell office:value-type="string" office:string-value="27.890800520733926" table:formula="of:=RIGHT([.B124];LEN([.B124])-5)" table:style-name="ce3">
            <text:p>27.890800520733926</text:p>
          </table:table-cell>
          <table:table-cell table:number-columns-repeated="2" table:style-name="ce1"/>
          <table:table-cell office:value-type="float" office:value="27.890800520733901" table:formula="of:=[.E124]+0" table:style-name="ce3">
            <text:p>27.8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0<text:span text:style-name="T1">: </text:span><text:span text:style-name="T2">24.380234150125027</text:span></text:p>
          </table:table-cell>
          <table:table-cell table:number-columns-repeated="2" table:style-name="ce1"/>
          <table:table-cell office:value-type="string" office:string-value="24.380234150125027" table:formula="of:=RIGHT([.B125];LEN([.B125])-5)" table:style-name="ce3">
            <text:p>24.380234150125027</text:p>
          </table:table-cell>
          <table:table-cell table:number-columns-repeated="2" table:style-name="ce1"/>
          <table:table-cell office:value-type="float" office:value="24.380234150124998" table:formula="of:=[.E125]+0" table:style-name="ce3">
            <text:p>24.3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1<text:span text:style-name="T1">: </text:span><text:span text:style-name="T2">22.201868419647134</text:span></text:p>
          </table:table-cell>
          <table:table-cell table:number-columns-repeated="2" table:style-name="ce1"/>
          <table:table-cell office:value-type="string" office:string-value="22.201868419647134" table:formula="of:=RIGHT([.B126];LEN([.B126])-5)" table:style-name="ce3">
            <text:p>22.201868419647134</text:p>
          </table:table-cell>
          <table:table-cell table:number-columns-repeated="2" table:style-name="ce1"/>
          <table:table-cell office:value-type="float" office:value="22.201868419647099" table:formula="of:=[.E126]+0" table:style-name="ce3">
            <text:p>22.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2<text:span text:style-name="T1">: </text:span><text:span text:style-name="T2">21.69545322681551</text:span></text:p>
          </table:table-cell>
          <table:table-cell table:number-columns-repeated="2" table:style-name="ce1"/>
          <table:table-cell office:value-type="string" office:string-value="21.69545322681551" table:formula="of:=RIGHT([.B127];LEN([.B127])-5)" table:style-name="ce3">
            <text:p>21.69545322681551</text:p>
          </table:table-cell>
          <table:table-cell table:number-columns-repeated="2" table:style-name="ce1"/>
          <table:table-cell office:value-type="float" office:value="21.695453226815498" table:formula="of:=[.E127]+0" table:style-name="ce3">
            <text:p>21.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3<text:span text:style-name="T1">: </text:span><text:span text:style-name="T2">23.513004470427155</text:span></text:p>
          </table:table-cell>
          <table:table-cell table:number-columns-repeated="2" table:style-name="ce1"/>
          <table:table-cell office:value-type="string" office:string-value="23.513004470427155" table:formula="of:=RIGHT([.B128];LEN([.B128])-5)" table:style-name="ce3">
            <text:p>23.513004470427155</text:p>
          </table:table-cell>
          <table:table-cell table:number-columns-repeated="2" table:style-name="ce1"/>
          <table:table-cell office:value-type="float" office:value="23.513004470427099" table:formula="of:=[.E128]+0" table:style-name="ce3">
            <text:p>23.5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4<text:span text:style-name="T1">: </text:span><text:span text:style-name="T2">28.5508644140652</text:span></text:p>
          </table:table-cell>
          <table:table-cell table:number-columns-repeated="2" table:style-name="ce1"/>
          <table:table-cell office:value-type="string" office:string-value="28.5508644140652" table:formula="of:=RIGHT([.B129];LEN([.B129])-5)" table:style-name="ce3">
            <text:p>28.5508644140652</text:p>
          </table:table-cell>
          <table:table-cell table:number-columns-repeated="2" table:style-name="ce1"/>
          <table:table-cell office:value-type="float" office:value="28.550864414065199" table:formula="of:=[.E129]+0" table:style-name="ce3">
            <text:p>28.5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5<text:span text:style-name="T1">: </text:span><text:span text:style-name="T2">25.27572770413479</text:span></text:p>
          </table:table-cell>
          <table:table-cell table:number-columns-repeated="2" table:style-name="ce1"/>
          <table:table-cell office:value-type="string" office:string-value="25.27572770413479" table:formula="of:=RIGHT([.B130];LEN([.B130])-5)" table:style-name="ce3">
            <text:p>25.27572770413479</text:p>
          </table:table-cell>
          <table:table-cell table:number-columns-repeated="2" table:style-name="ce1"/>
          <table:table-cell office:value-type="float" office:value="25.275727704134699" table:formula="of:=[.E130]+0" table:style-name="ce3">
            <text:p>25.2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6<text:span text:style-name="T1">: </text:span><text:span text:style-name="T2">31.16604010590687</text:span></text:p>
          </table:table-cell>
          <table:table-cell table:number-columns-repeated="2" table:style-name="ce1"/>
          <table:table-cell office:value-type="string" office:string-value="31.16604010590687" table:formula="of:=RIGHT([.B131];LEN([.B131])-5)" table:style-name="ce3">
            <text:p>31.16604010590687</text:p>
          </table:table-cell>
          <table:table-cell table:number-columns-repeated="2" table:style-name="ce1"/>
          <table:table-cell office:value-type="float" office:value="31.166040105906799" table:formula="of:=[.E131]+0" table:style-name="ce3">
            <text:p>31.1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7<text:span text:style-name="T1">: </text:span><text:span text:style-name="T2">27.049408978181912</text:span></text:p>
          </table:table-cell>
          <table:table-cell table:number-columns-repeated="2" table:style-name="ce1"/>
          <table:table-cell office:value-type="string" office:string-value="27.049408978181912" table:formula="of:=RIGHT([.B132];LEN([.B132])-5)" table:style-name="ce3">
            <text:p>27.049408978181912</text:p>
          </table:table-cell>
          <table:table-cell table:number-columns-repeated="2" table:style-name="ce1"/>
          <table:table-cell office:value-type="float" office:value="27.049408978181901" table:formula="of:=[.E132]+0" table:style-name="ce3">
            <text:p>27.0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8<text:span text:style-name="T1">: </text:span><text:span text:style-name="T2">35.234458437421765</text:span></text:p>
          </table:table-cell>
          <table:table-cell table:number-columns-repeated="2" table:style-name="ce1"/>
          <table:table-cell office:value-type="string" office:string-value="35.234458437421765" table:formula="of:=RIGHT([.B133];LEN([.B133])-5)" table:style-name="ce3">
            <text:p>35.234458437421765</text:p>
          </table:table-cell>
          <table:table-cell table:number-columns-repeated="2" table:style-name="ce1"/>
          <table:table-cell office:value-type="float" office:value="35.234458437421701" table:formula="of:=[.E133]+0" table:style-name="ce3">
            <text:p>35.2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9<text:span text:style-name="T1">: </text:span><text:span text:style-name="T2">29.932978681502856</text:span></text:p>
          </table:table-cell>
          <table:table-cell table:number-columns-repeated="2" table:style-name="ce1"/>
          <table:table-cell office:value-type="string" office:string-value="29.932978681502856" table:formula="of:=RIGHT([.B134];LEN([.B134])-5)" table:style-name="ce3">
            <text:p>29.932978681502856</text:p>
          </table:table-cell>
          <table:table-cell table:number-columns-repeated="2" table:style-name="ce1"/>
          <table:table-cell office:value-type="float" office:value="29.932978681502799" table:formula="of:=[.E134]+0" table:style-name="ce3">
            <text:p>29.9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0<text:span text:style-name="T1">: </text:span><text:span text:style-name="T2">28.936773504629777</text:span></text:p>
          </table:table-cell>
          <table:table-cell table:number-columns-repeated="2" table:style-name="ce1"/>
          <table:table-cell office:value-type="string" office:string-value="28.936773504629777" table:formula="of:=RIGHT([.B135];LEN([.B135])-5)" table:style-name="ce3">
            <text:p>28.936773504629777</text:p>
          </table:table-cell>
          <table:table-cell table:number-columns-repeated="2" table:style-name="ce1"/>
          <table:table-cell office:value-type="float" office:value="28.936773504629699" table:formula="of:=[.E135]+0" table:style-name="ce3">
            <text:p>28.9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1<text:span text:style-name="T1">: </text:span><text:span text:style-name="T2">32.09141756845672</text:span></text:p>
          </table:table-cell>
          <table:table-cell table:number-columns-repeated="2" table:style-name="ce1"/>
          <table:table-cell office:value-type="string" office:string-value="32.09141756845672" table:formula="of:=RIGHT([.B136];LEN([.B136])-5)" table:style-name="ce3">
            <text:p>32.09141756845672</text:p>
          </table:table-cell>
          <table:table-cell table:number-columns-repeated="2" table:style-name="ce1"/>
          <table:table-cell office:value-type="float" office:value="32.091417568456698" table:formula="of:=[.E136]+0" table:style-name="ce3">
            <text:p>32.0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2<text:span text:style-name="T1">: </text:span><text:span text:style-name="T2">24.978042607627316</text:span></text:p>
          </table:table-cell>
          <table:table-cell table:number-columns-repeated="2" table:style-name="ce1"/>
          <table:table-cell office:value-type="string" office:string-value="24.978042607627316" table:formula="of:=RIGHT([.B137];LEN([.B137])-5)" table:style-name="ce3">
            <text:p>24.978042607627316</text:p>
          </table:table-cell>
          <table:table-cell table:number-columns-repeated="2" table:style-name="ce1"/>
          <table:table-cell office:value-type="float" office:value="24.978042607627302" table:formula="of:=[.E137]+0" table:style-name="ce3">
            <text:p>24.9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3<text:span text:style-name="T1">: </text:span><text:span text:style-name="T2">31.791421113443494</text:span></text:p>
          </table:table-cell>
          <table:table-cell table:number-columns-repeated="2" table:style-name="ce1"/>
          <table:table-cell office:value-type="string" office:string-value="31.791421113443494" table:formula="of:=RIGHT([.B138];LEN([.B138])-5)" table:style-name="ce3">
            <text:p>31.791421113443494</text:p>
          </table:table-cell>
          <table:table-cell table:number-columns-repeated="2" table:style-name="ce1"/>
          <table:table-cell office:value-type="float" office:value="31.791421113443398" table:formula="of:=[.E138]+0" table:style-name="ce3">
            <text:p>31.7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4<text:span text:style-name="T1">: </text:span><text:span text:style-name="T2">34.68567995451704</text:span></text:p>
          </table:table-cell>
          <table:table-cell table:number-columns-repeated="2" table:style-name="ce1"/>
          <table:table-cell office:value-type="string" office:string-value="34.68567995451704" table:formula="of:=RIGHT([.B139];LEN([.B139])-5)" table:style-name="ce3">
            <text:p>34.68567995451704</text:p>
          </table:table-cell>
          <table:table-cell table:number-columns-repeated="2" table:style-name="ce1"/>
          <table:table-cell office:value-type="float" office:value="34.685679954516999" table:formula="of:=[.E139]+0" table:style-name="ce3">
            <text:p>34.6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5<text:span text:style-name="T1">: </text:span><text:span text:style-name="T2">31.351919142967546</text:span></text:p>
          </table:table-cell>
          <table:table-cell table:number-columns-repeated="2" table:style-name="ce1"/>
          <table:table-cell office:value-type="string" office:string-value="31.351919142967546" table:formula="of:=RIGHT([.B140];LEN([.B140])-5)" table:style-name="ce3">
            <text:p>31.351919142967546</text:p>
          </table:table-cell>
          <table:table-cell table:number-columns-repeated="2" table:style-name="ce1"/>
          <table:table-cell office:value-type="float" office:value="31.3519191429675" table:formula="of:=[.E140]+0" table:style-name="ce3">
            <text:p>31.3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6<text:span text:style-name="T1">: </text:span><text:span text:style-name="T2">24.891406716174483</text:span></text:p>
          </table:table-cell>
          <table:table-cell table:number-columns-repeated="2" table:style-name="ce1"/>
          <table:table-cell office:value-type="string" office:string-value="24.891406716174483" table:formula="of:=RIGHT([.B141];LEN([.B141])-5)" table:style-name="ce3">
            <text:p>24.891406716174483</text:p>
          </table:table-cell>
          <table:table-cell table:number-columns-repeated="2" table:style-name="ce1"/>
          <table:table-cell office:value-type="float" office:value="24.891406716174401" table:formula="of:=[.E141]+0" table:style-name="ce3">
            <text:p>24.8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7<text:span text:style-name="T1">: </text:span><text:span text:style-name="T2">29.252854804715895</text:span></text:p>
          </table:table-cell>
          <table:table-cell table:number-columns-repeated="2" table:style-name="ce1"/>
          <table:table-cell office:value-type="string" office:string-value="29.252854804715895" table:formula="of:=RIGHT([.B142];LEN([.B142])-5)" table:style-name="ce3">
            <text:p>29.252854804715895</text:p>
          </table:table-cell>
          <table:table-cell table:number-columns-repeated="2" table:style-name="ce1"/>
          <table:table-cell office:value-type="float" office:value="29.252854804715799" table:formula="of:=[.E142]+0" table:style-name="ce3">
            <text:p>29.2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8<text:span text:style-name="T1">: </text:span><text:span text:style-name="T2">24.066480565880177</text:span></text:p>
          </table:table-cell>
          <table:table-cell table:number-columns-repeated="2" table:style-name="ce1"/>
          <table:table-cell office:value-type="string" office:string-value="24.066480565880177" table:formula="of:=RIGHT([.B143];LEN([.B143])-5)" table:style-name="ce3">
            <text:p>24.066480565880177</text:p>
          </table:table-cell>
          <table:table-cell table:number-columns-repeated="2" table:style-name="ce1"/>
          <table:table-cell office:value-type="float" office:value="24.066480565880099" table:formula="of:=[.E143]+0" table:style-name="ce3">
            <text:p>24.0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9<text:span text:style-name="T1">: </text:span><text:span text:style-name="T2">21.773633090238484</text:span></text:p>
          </table:table-cell>
          <table:table-cell table:number-columns-repeated="2" table:style-name="ce1"/>
          <table:table-cell office:value-type="string" office:string-value="21.773633090238484" table:formula="of:=RIGHT([.B144];LEN([.B144])-5)" table:style-name="ce3">
            <text:p>21.773633090238484</text:p>
          </table:table-cell>
          <table:table-cell table:number-columns-repeated="2" table:style-name="ce1"/>
          <table:table-cell office:value-type="float" office:value="21.773633090238398" table:formula="of:=[.E144]+0" table:style-name="ce3">
            <text:p>21.7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0<text:span text:style-name="T1">: </text:span><text:span text:style-name="T2">18.049958259475613</text:span></text:p>
          </table:table-cell>
          <table:table-cell table:number-columns-repeated="2" table:style-name="ce1"/>
          <table:table-cell office:value-type="string" office:string-value="18.049958259475613" table:formula="of:=RIGHT([.B145];LEN([.B145])-5)" table:style-name="ce3">
            <text:p>18.049958259475613</text:p>
          </table:table-cell>
          <table:table-cell table:number-columns-repeated="2" table:style-name="ce1"/>
          <table:table-cell office:value-type="float" office:value="18.049958259475599" table:formula="of:=[.E145]+0" table:style-name="ce3">
            <text:p>18.0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1<text:span text:style-name="T1">: </text:span><text:span text:style-name="T2">26.49262193846249</text:span></text:p>
          </table:table-cell>
          <table:table-cell table:number-columns-repeated="2" table:style-name="ce1"/>
          <table:table-cell office:value-type="string" office:string-value="26.49262193846249" table:formula="of:=RIGHT([.B146];LEN([.B146])-5)" table:style-name="ce3">
            <text:p>26.49262193846249</text:p>
          </table:table-cell>
          <table:table-cell table:number-columns-repeated="2" table:style-name="ce1"/>
          <table:table-cell office:value-type="float" office:value="26.492621938462399" table:formula="of:=[.E146]+0" table:style-name="ce3">
            <text:p>26.4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2<text:span text:style-name="T1">: </text:span><text:span text:style-name="T2">36.501389713535886</text:span></text:p>
          </table:table-cell>
          <table:table-cell table:number-columns-repeated="2" table:style-name="ce1"/>
          <table:table-cell office:value-type="string" office:string-value="36.501389713535886" table:formula="of:=RIGHT([.B147];LEN([.B147])-5)" table:style-name="ce3">
            <text:p>36.501389713535886</text:p>
          </table:table-cell>
          <table:table-cell table:number-columns-repeated="2" table:style-name="ce1"/>
          <table:table-cell office:value-type="float" office:value="36.501389713535801" table:formula="of:=[.E147]+0" table:style-name="ce3">
            <text:p>36.5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3<text:span text:style-name="T1">: </text:span><text:span text:style-name="T2">30.25488890417936</text:span></text:p>
          </table:table-cell>
          <table:table-cell table:number-columns-repeated="2" table:style-name="ce1"/>
          <table:table-cell office:value-type="string" office:string-value="30.25488890417936" table:formula="of:=RIGHT([.B148];LEN([.B148])-5)" table:style-name="ce3">
            <text:p>30.25488890417936</text:p>
          </table:table-cell>
          <table:table-cell table:number-columns-repeated="2" table:style-name="ce1"/>
          <table:table-cell office:value-type="float" office:value="30.2548889041793" table:formula="of:=[.E148]+0" table:style-name="ce3">
            <text:p>30.2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4<text:span text:style-name="T1">: </text:span><text:span text:style-name="T2">24.866729482491742</text:span></text:p>
          </table:table-cell>
          <table:table-cell table:number-columns-repeated="2" table:style-name="ce1"/>
          <table:table-cell office:value-type="string" office:string-value="24.866729482491742" table:formula="of:=RIGHT([.B149];LEN([.B149])-5)" table:style-name="ce3">
            <text:p>24.866729482491742</text:p>
          </table:table-cell>
          <table:table-cell table:number-columns-repeated="2" table:style-name="ce1"/>
          <table:table-cell office:value-type="float" office:value="24.866729482491699" table:formula="of:=[.E149]+0" table:style-name="ce3">
            <text:p>24.8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5<text:span text:style-name="T1">: </text:span><text:span text:style-name="T2">20.46744950481679</text:span></text:p>
          </table:table-cell>
          <table:table-cell table:number-columns-repeated="2" table:style-name="ce1"/>
          <table:table-cell office:value-type="string" office:string-value="20.46744950481679" table:formula="of:=RIGHT([.B150];LEN([.B150])-5)" table:style-name="ce3">
            <text:p>20.46744950481679</text:p>
          </table:table-cell>
          <table:table-cell table:number-columns-repeated="2" table:style-name="ce1"/>
          <table:table-cell office:value-type="float" office:value="20.467449504816699" table:formula="of:=[.E150]+0" table:style-name="ce3">
            <text:p>20.4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6<text:span text:style-name="T1">: </text:span><text:span text:style-name="T2">22.573650564635177</text:span></text:p>
          </table:table-cell>
          <table:table-cell table:number-columns-repeated="2" table:style-name="ce1"/>
          <table:table-cell office:value-type="string" office:string-value="22.573650564635177" table:formula="of:=RIGHT([.B151];LEN([.B151])-5)" table:style-name="ce3">
            <text:p>22.573650564635177</text:p>
          </table:table-cell>
          <table:table-cell table:number-columns-repeated="2" table:style-name="ce1"/>
          <table:table-cell office:value-type="float" office:value="22.573650564635098" table:formula="of:=[.E151]+0" table:style-name="ce3">
            <text:p>22.5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7<text:span text:style-name="T1">: </text:span><text:span text:style-name="T2">22.19396679903958</text:span></text:p>
          </table:table-cell>
          <table:table-cell table:number-columns-repeated="2" table:style-name="ce1"/>
          <table:table-cell office:value-type="string" office:string-value="22.19396679903958" table:formula="of:=RIGHT([.B152];LEN([.B152])-5)" table:style-name="ce3">
            <text:p>22.19396679903958</text:p>
          </table:table-cell>
          <table:table-cell table:number-columns-repeated="2" table:style-name="ce1"/>
          <table:table-cell office:value-type="float" office:value="22.193966799039501" table:formula="of:=[.E152]+0" table:style-name="ce3">
            <text:p>22.1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8<text:span text:style-name="T1">: </text:span><text:span text:style-name="T2">21.893364484060232</text:span></text:p>
          </table:table-cell>
          <table:table-cell table:number-columns-repeated="2" table:style-name="ce1"/>
          <table:table-cell office:value-type="string" office:string-value="21.893364484060232" table:formula="of:=RIGHT([.B153];LEN([.B153])-5)" table:style-name="ce3">
            <text:p>21.893364484060232</text:p>
          </table:table-cell>
          <table:table-cell table:number-columns-repeated="2" table:style-name="ce1"/>
          <table:table-cell office:value-type="float" office:value="21.8933644840602" table:formula="of:=[.E153]+0" table:style-name="ce3">
            <text:p>21.8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9<text:span text:style-name="T1">: </text:span><text:span text:style-name="T2">18.25045591205781</text:span></text:p>
          </table:table-cell>
          <table:table-cell table:number-columns-repeated="2" table:style-name="ce1"/>
          <table:table-cell office:value-type="string" office:string-value="18.25045591205781" table:formula="of:=RIGHT([.B154];LEN([.B154])-5)" table:style-name="ce3">
            <text:p>18.25045591205781</text:p>
          </table:table-cell>
          <table:table-cell table:number-columns-repeated="2" table:style-name="ce1"/>
          <table:table-cell office:value-type="float" office:value="18.250455912057799" table:formula="of:=[.E154]+0" table:style-name="ce3">
            <text:p>18.2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50<text:span text:style-name="T1">: </text:span><text:span text:style-name="T2">19.180208537689346</text:span></text:p>
          </table:table-cell>
          <table:table-cell table:number-columns-repeated="2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76"/>
        </table:table-row>
        <table:table-row table:number-rows-repeated="1048421" table:style-name="ro1">
          <table:table-cell table:number-columns-repeated="16384"/>
        </table:table-row>
      </table:table>
      <table:table table:name="sheet_4" table:style-name="ta1">
        <table:table-column table:style-name="co1" table:default-cell-style-name="ce1"/>
        <table:table-column table:style-name="co6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ound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0<text:span text:style-name="T1">: </text:span><text:span text:style-name="T2">7.695017182781368</text:span></text:p>
          </table:table-cell>
          <table:table-cell table:style-name="ce1"/>
          <table:table-cell office:value-type="string" office:string-value="7.695017182781368" table:formula="of:=RIGHT([.B5];LEN([.B5])-3)" table:style-name="ce3">
            <text:p>7.695017182781368</text:p>
          </table:table-cell>
          <table:table-cell table:style-name="ce1"/>
          <table:table-cell office:value-type="float" office:value="7.6950171827813598" table:formula="of:=[.D5]+0" table:style-name="ce3">
            <text:p>7.70</text:p>
          </table:table-cell>
          <table:table-cell table:number-columns-repeated="3"/>
          <table:table-cell table:style-name="ce1">
            <draw:frame draw:z-index="1" draw:id="id4" draw:style-name="a4" draw:name="Chart 1" svg:x="0.65833in" svg:y="0in" svg:width="9.56667in" svg:height="5.275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2" table:formula="of:=[.A5]+1" table:style-name="ce1">
            <text:p>2</text:p>
          </table:table-cell>
          <table:table-cell office:value-type="string" table:style-name="ce2">
            <text:p>1<text:span text:style-name="T1">: </text:span><text:span text:style-name="T2">15.71289101323585</text:span></text:p>
          </table:table-cell>
          <table:table-cell table:style-name="ce1"/>
          <table:table-cell office:value-type="string" office:string-value="15.71289101323585" table:formula="of:=RIGHT([.B6];LEN([.B6])-3)" table:style-name="ce3">
            <text:p>15.71289101323585</text:p>
          </table:table-cell>
          <table:table-cell table:style-name="ce1"/>
          <table:table-cell office:value-type="float" office:value="15.712891013235801" table:formula="of:=[.D6]+0" table:style-name="ce3">
            <text:p>15.71</text:p>
          </table:table-cell>
          <table:table-cell table:number-columns-repeated="16378"/>
        </table:table-row>
        <table:table-row table:style-name="ro1">
          <table:table-cell office:value-type="float" office:value="3" table:formula="of:=[.A6]+1" table:style-name="ce1">
            <text:p>3</text:p>
          </table:table-cell>
          <table:table-cell office:value-type="string" table:style-name="ce2">
            <text:p>2<text:span text:style-name="T1">: </text:span><text:span text:style-name="T2">18.099257754630713</text:span></text:p>
          </table:table-cell>
          <table:table-cell table:style-name="ce1"/>
          <table:table-cell office:value-type="string" office:string-value="18.099257754630713" table:formula="of:=RIGHT([.B7];LEN([.B7])-3)" table:style-name="ce3">
            <text:p>18.099257754630713</text:p>
          </table:table-cell>
          <table:table-cell table:style-name="ce1"/>
          <table:table-cell office:value-type="float" office:value="18.099257754630699" table:formula="of:=[.D7]+0" table:style-name="ce3">
            <text:p>18.10</text:p>
          </table:table-cell>
          <table:table-cell table:number-columns-repeated="16378"/>
        </table:table-row>
        <table:table-row table:style-name="ro1">
          <table:table-cell office:value-type="float" office:value="4" table:formula="of:=[.A7]+1" table:style-name="ce1">
            <text:p>4</text:p>
          </table:table-cell>
          <table:table-cell office:value-type="string" table:style-name="ce2">
            <text:p>3<text:span text:style-name="T1">: </text:span><text:span text:style-name="T2">28.92549206070681</text:span></text:p>
          </table:table-cell>
          <table:table-cell table:style-name="ce1"/>
          <table:table-cell office:value-type="string" office:string-value="28.92549206070681" table:formula="of:=RIGHT([.B8];LEN([.B8])-3)" table:style-name="ce3">
            <text:p>28.92549206070681</text:p>
          </table:table-cell>
          <table:table-cell table:style-name="ce1"/>
          <table:table-cell office:value-type="float" office:value="28.925492060706802" table:formula="of:=[.D8]+0" table:style-name="ce3">
            <text:p>28.93</text:p>
          </table:table-cell>
          <table:table-cell table:number-columns-repeated="16378"/>
        </table:table-row>
        <table:table-row table:style-name="ro1">
          <table:table-cell office:value-type="float" office:value="5" table:formula="of:=[.A8]+1" table:style-name="ce1">
            <text:p>5</text:p>
          </table:table-cell>
          <table:table-cell office:value-type="string" table:style-name="ce2">
            <text:p>4<text:span text:style-name="T1">: </text:span><text:span text:style-name="T2">24.408797453140306</text:span></text:p>
          </table:table-cell>
          <table:table-cell table:style-name="ce1"/>
          <table:table-cell office:value-type="string" office:string-value="24.408797453140306" table:formula="of:=RIGHT([.B9];LEN([.B9])-3)" table:style-name="ce3">
            <text:p>24.408797453140306</text:p>
          </table:table-cell>
          <table:table-cell table:style-name="ce1"/>
          <table:table-cell office:value-type="float" office:value="24.408797453140298" table:formula="of:=[.D9]+0" table:style-name="ce3">
            <text:p>24.41</text:p>
          </table:table-cell>
          <table:table-cell table:number-columns-repeated="16378"/>
        </table:table-row>
        <table:table-row table:style-name="ro1">
          <table:table-cell office:value-type="float" office:value="6" table:formula="of:=[.A9]+1" table:style-name="ce1">
            <text:p>6</text:p>
          </table:table-cell>
          <table:table-cell office:value-type="string" table:style-name="ce2">
            <text:p>5<text:span text:style-name="T1">: </text:span><text:span text:style-name="T2">33.011096106649944</text:span></text:p>
          </table:table-cell>
          <table:table-cell table:style-name="ce1"/>
          <table:table-cell office:value-type="string" office:string-value="33.011096106649944" table:formula="of:=RIGHT([.B10];LEN([.B10])-3)" table:style-name="ce3">
            <text:p>33.011096106649944</text:p>
          </table:table-cell>
          <table:table-cell table:style-name="ce1"/>
          <table:table-cell office:value-type="float" office:value="33.011096106649902" table:formula="of:=[.D10]+0" table:style-name="ce3">
            <text:p>33.01</text:p>
          </table:table-cell>
          <table:table-cell table:number-columns-repeated="16378"/>
        </table:table-row>
        <table:table-row table:style-name="ro1">
          <table:table-cell office:value-type="float" office:value="7" table:formula="of:=[.A10]+1" table:style-name="ce1">
            <text:p>7</text:p>
          </table:table-cell>
          <table:table-cell office:value-type="string" table:style-name="ce2">
            <text:p>6<text:span text:style-name="T1">: </text:span><text:span text:style-name="T2">31.00225406666744</text:span></text:p>
          </table:table-cell>
          <table:table-cell table:style-name="ce1"/>
          <table:table-cell office:value-type="string" office:string-value="31.00225406666744" table:formula="of:=RIGHT([.B11];LEN([.B11])-3)" table:style-name="ce3">
            <text:p>31.00225406666744</text:p>
          </table:table-cell>
          <table:table-cell table:style-name="ce1"/>
          <table:table-cell office:value-type="float" office:value="31.002254066667401" table:formula="of:=[.D11]+0" table:style-name="ce3">
            <text:p>31.00</text:p>
          </table:table-cell>
          <table:table-cell table:number-columns-repeated="16378"/>
        </table:table-row>
        <table:table-row table:style-name="ro1">
          <table:table-cell office:value-type="float" office:value="8" table:formula="of:=[.A11]+1" table:style-name="ce1">
            <text:p>8</text:p>
          </table:table-cell>
          <table:table-cell office:value-type="string" table:style-name="ce2">
            <text:p>7<text:span text:style-name="T1">: </text:span><text:span text:style-name="T2">38.8668139473401</text:span></text:p>
          </table:table-cell>
          <table:table-cell table:style-name="ce1"/>
          <table:table-cell office:value-type="string" office:string-value="38.8668139473401" table:formula="of:=RIGHT([.B12];LEN([.B12])-3)" table:style-name="ce3">
            <text:p>38.8668139473401</text:p>
          </table:table-cell>
          <table:table-cell table:style-name="ce1"/>
          <table:table-cell office:value-type="float" office:value="38.866813947340098" table:formula="of:=[.D12]+0" table:style-name="ce3">
            <text:p>38.87</text:p>
          </table:table-cell>
          <table:table-cell table:number-columns-repeated="16378"/>
        </table:table-row>
        <table:table-row table:style-name="ro1">
          <table:table-cell office:value-type="float" office:value="9" table:formula="of:=[.A12]+1" table:style-name="ce1">
            <text:p>9</text:p>
          </table:table-cell>
          <table:table-cell office:value-type="string" table:style-name="ce2">
            <text:p>8<text:span text:style-name="T1">: </text:span><text:span text:style-name="T2">32.68927045485267</text:span></text:p>
          </table:table-cell>
          <table:table-cell table:style-name="ce1"/>
          <table:table-cell office:value-type="string" office:string-value="32.68927045485267" table:formula="of:=RIGHT([.B13];LEN([.B13])-3)" table:style-name="ce3">
            <text:p>32.68927045485267</text:p>
          </table:table-cell>
          <table:table-cell table:style-name="ce1"/>
          <table:table-cell office:value-type="float" office:value="32.689270454852597" table:formula="of:=[.D13]+0" table:style-name="ce3">
            <text:p>32.69</text:p>
          </table:table-cell>
          <table:table-cell table:number-columns-repeated="16378"/>
        </table:table-row>
        <table:table-row table:style-name="ro1">
          <table:table-cell office:value-type="float" office:value="10" table:formula="of:=[.A13]+1" table:style-name="ce1">
            <text:p>10</text:p>
          </table:table-cell>
          <table:table-cell office:value-type="string" table:style-name="ce2">
            <text:p>9<text:span text:style-name="T1">: </text:span><text:span text:style-name="T2">31.069263382839303</text:span></text:p>
          </table:table-cell>
          <table:table-cell table:style-name="ce1"/>
          <table:table-cell office:value-type="string" office:string-value="31.069263382839303" table:formula="of:=RIGHT([.B14];LEN([.B14])-3)" table:style-name="ce3">
            <text:p>31.069263382839303</text:p>
          </table:table-cell>
          <table:table-cell table:style-name="ce1"/>
          <table:table-cell office:value-type="float" office:value="31.069263382839299" table:formula="of:=[.D14]+0" table:style-name="ce3">
            <text:p>31.07</text:p>
          </table:table-cell>
          <table:table-cell table:number-columns-repeated="16378"/>
        </table:table-row>
        <table:table-row table:style-name="ro1">
          <table:table-cell office:value-type="float" office:value="11" table:formula="of:=[.A14]+1" table:style-name="ce1">
            <text:p>11</text:p>
          </table:table-cell>
          <table:table-cell office:value-type="string" table:style-name="ce2">
            <text:p>10<text:span text:style-name="T1">: </text:span><text:span text:style-name="T2">36.00470593476847</text:span></text:p>
          </table:table-cell>
          <table:table-cell table:style-name="ce1"/>
          <table:table-cell office:value-type="string" office:string-value="36.00470593476847" table:formula="of:=RIGHT([.B15];LEN([.B15])-4)" table:style-name="ce3">
            <text:p>36.00470593476847</text:p>
          </table:table-cell>
          <table:table-cell table:style-name="ce1"/>
          <table:table-cell office:value-type="float" office:value="36.004705934768403" table:formula="of:=[.D15]+0" table:style-name="ce3">
            <text:p>36.00</text:p>
          </table:table-cell>
          <table:table-cell table:number-columns-repeated="16378"/>
        </table:table-row>
        <table:table-row table:style-name="ro1">
          <table:table-cell office:value-type="float" office:value="12" table:formula="of:=[.A15]+1" table:style-name="ce1">
            <text:p>12</text:p>
          </table:table-cell>
          <table:table-cell office:value-type="string" table:style-name="ce2">
            <text:p>11<text:span text:style-name="T1">: </text:span><text:span text:style-name="T2">39.47859192983708</text:span></text:p>
          </table:table-cell>
          <table:table-cell table:style-name="ce1"/>
          <table:table-cell office:value-type="string" office:string-value="39.47859192983708" table:formula="of:=RIGHT([.B16];LEN([.B16])-4)" table:style-name="ce3">
            <text:p>39.47859192983708</text:p>
          </table:table-cell>
          <table:table-cell table:style-name="ce1"/>
          <table:table-cell office:value-type="float" office:value="39.478591929837002" table:formula="of:=[.D16]+0" table:style-name="ce3">
            <text:p>39.48</text:p>
          </table:table-cell>
          <table:table-cell table:number-columns-repeated="16378"/>
        </table:table-row>
        <table:table-row table:style-name="ro1">
          <table:table-cell office:value-type="float" office:value="13" table:formula="of:=[.A16]+1" table:style-name="ce1">
            <text:p>13</text:p>
          </table:table-cell>
          <table:table-cell office:value-type="string" table:style-name="ce2">
            <text:p>12<text:span text:style-name="T1">: </text:span><text:span text:style-name="T2">43.284189537270514</text:span></text:p>
          </table:table-cell>
          <table:table-cell table:style-name="ce1"/>
          <table:table-cell office:value-type="string" office:string-value="43.284189537270514" table:formula="of:=RIGHT([.B17];LEN([.B17])-4)" table:style-name="ce3">
            <text:p>43.284189537270514</text:p>
          </table:table-cell>
          <table:table-cell table:style-name="ce1"/>
          <table:table-cell office:value-type="float" office:value="43.2841895372705" table:formula="of:=[.D17]+0" table:style-name="ce3">
            <text:p>43.28</text:p>
          </table:table-cell>
          <table:table-cell table:number-columns-repeated="16378"/>
        </table:table-row>
        <table:table-row table:style-name="ro1">
          <table:table-cell office:value-type="float" office:value="14" table:formula="of:=[.A17]+1" table:style-name="ce1">
            <text:p>14</text:p>
          </table:table-cell>
          <table:table-cell office:value-type="string" table:style-name="ce2">
            <text:p>13<text:span text:style-name="T1">: </text:span><text:span text:style-name="T2">37.32958379029827</text:span></text:p>
          </table:table-cell>
          <table:table-cell table:style-name="ce1"/>
          <table:table-cell office:value-type="string" office:string-value="37.32958379029827" table:formula="of:=RIGHT([.B18];LEN([.B18])-4)" table:style-name="ce3">
            <text:p>37.32958379029827</text:p>
          </table:table-cell>
          <table:table-cell table:style-name="ce1"/>
          <table:table-cell office:value-type="float" office:value="37.329583790298202" table:formula="of:=[.D18]+0" table:style-name="ce3">
            <text:p>37.33</text:p>
          </table:table-cell>
          <table:table-cell table:number-columns-repeated="16378"/>
        </table:table-row>
        <table:table-row table:style-name="ro1">
          <table:table-cell office:value-type="float" office:value="15" table:formula="of:=[.A18]+1" table:style-name="ce1">
            <text:p>15</text:p>
          </table:table-cell>
          <table:table-cell office:value-type="string" table:style-name="ce2">
            <text:p>14<text:span text:style-name="T1">: </text:span><text:span text:style-name="T2">43.39505547565518</text:span></text:p>
          </table:table-cell>
          <table:table-cell table:style-name="ce1"/>
          <table:table-cell office:value-type="string" office:string-value="43.39505547565518" table:formula="of:=RIGHT([.B19];LEN([.B19])-4)" table:style-name="ce3">
            <text:p>43.39505547565518</text:p>
          </table:table-cell>
          <table:table-cell table:style-name="ce1"/>
          <table:table-cell office:value-type="float" office:value="43.395055475655099" table:formula="of:=[.D19]+0" table:style-name="ce3">
            <text:p>43.40</text:p>
          </table:table-cell>
          <table:table-cell table:number-columns-repeated="16378"/>
        </table:table-row>
        <table:table-row table:style-name="ro1">
          <table:table-cell office:value-type="float" office:value="16" table:formula="of:=[.A19]+1" table:style-name="ce1">
            <text:p>16</text:p>
          </table:table-cell>
          <table:table-cell office:value-type="string" table:style-name="ce2">
            <text:p>15<text:span text:style-name="T1">: </text:span><text:span text:style-name="T2">45.39656428694126</text:span></text:p>
          </table:table-cell>
          <table:table-cell table:style-name="ce1"/>
          <table:table-cell office:value-type="string" office:string-value="45.39656428694126" table:formula="of:=RIGHT([.B20];LEN([.B20])-4)" table:style-name="ce3">
            <text:p>45.39656428694126</text:p>
          </table:table-cell>
          <table:table-cell table:style-name="ce1"/>
          <table:table-cell office:value-type="float" office:value="45.396564286941199" table:formula="of:=[.D20]+0" table:style-name="ce3">
            <text:p>45.40</text:p>
          </table:table-cell>
          <table:table-cell table:number-columns-repeated="16378"/>
        </table:table-row>
        <table:table-row table:style-name="ro1">
          <table:table-cell office:value-type="float" office:value="17" table:formula="of:=[.A20]+1" table:style-name="ce1">
            <text:p>17</text:p>
          </table:table-cell>
          <table:table-cell office:value-type="string" table:style-name="ce2">
            <text:p>16<text:span text:style-name="T1">: </text:span><text:span text:style-name="T2">54.836601329527184</text:span></text:p>
          </table:table-cell>
          <table:table-cell table:style-name="ce1"/>
          <table:table-cell office:value-type="string" office:string-value="54.836601329527184" table:formula="of:=RIGHT([.B21];LEN([.B21])-4)" table:style-name="ce3">
            <text:p>54.836601329527184</text:p>
          </table:table-cell>
          <table:table-cell table:style-name="ce1"/>
          <table:table-cell office:value-type="float" office:value="54.836601329527099" table:formula="of:=[.D21]+0" table:style-name="ce3">
            <text:p>54.84</text:p>
          </table:table-cell>
          <table:table-cell table:number-columns-repeated="16378"/>
        </table:table-row>
        <table:table-row table:style-name="ro1">
          <table:table-cell office:value-type="float" office:value="18" table:formula="of:=[.A21]+1" table:style-name="ce1">
            <text:p>18</text:p>
          </table:table-cell>
          <table:table-cell office:value-type="string" table:style-name="ce2">
            <text:p>17<text:span text:style-name="T1">: </text:span><text:span text:style-name="T2">44.25270667641868</text:span></text:p>
          </table:table-cell>
          <table:table-cell table:style-name="ce1"/>
          <table:table-cell office:value-type="string" office:string-value="44.25270667641868" table:formula="of:=RIGHT([.B22];LEN([.B22])-4)" table:style-name="ce3">
            <text:p>44.25270667641868</text:p>
          </table:table-cell>
          <table:table-cell table:style-name="ce1"/>
          <table:table-cell office:value-type="float" office:value="44.252706676418597" table:formula="of:=[.D22]+0" table:style-name="ce3">
            <text:p>44.25</text:p>
          </table:table-cell>
          <table:table-cell table:number-columns-repeated="16378"/>
        </table:table-row>
        <table:table-row table:style-name="ro1">
          <table:table-cell office:value-type="float" office:value="19" table:formula="of:=[.A22]+1" table:style-name="ce1">
            <text:p>19</text:p>
          </table:table-cell>
          <table:table-cell office:value-type="string" table:style-name="ce2">
            <text:p>18<text:span text:style-name="T1">: </text:span><text:span text:style-name="T2">51.469157352234866</text:span></text:p>
          </table:table-cell>
          <table:table-cell table:style-name="ce1"/>
          <table:table-cell office:value-type="string" office:string-value="51.469157352234866" table:formula="of:=RIGHT([.B23];LEN([.B23])-4)" table:style-name="ce3">
            <text:p>51.469157352234866</text:p>
          </table:table-cell>
          <table:table-cell table:style-name="ce1"/>
          <table:table-cell office:value-type="float" office:value="51.469157352234802" table:formula="of:=[.D23]+0" table:style-name="ce3">
            <text:p>51.47</text:p>
          </table:table-cell>
          <table:table-cell table:number-columns-repeated="16378"/>
        </table:table-row>
        <table:table-row table:style-name="ro1">
          <table:table-cell office:value-type="float" office:value="20" table:formula="of:=[.A23]+1" table:style-name="ce1">
            <text:p>20</text:p>
          </table:table-cell>
          <table:table-cell office:value-type="string" table:style-name="ce2">
            <text:p>19<text:span text:style-name="T1">: </text:span><text:span text:style-name="T2">56.51125619255779</text:span></text:p>
          </table:table-cell>
          <table:table-cell table:style-name="ce1"/>
          <table:table-cell office:value-type="string" office:string-value="56.51125619255779" table:formula="of:=RIGHT([.B24];LEN([.B24])-4)" table:style-name="ce3">
            <text:p>56.51125619255779</text:p>
          </table:table-cell>
          <table:table-cell table:style-name="ce1"/>
          <table:table-cell office:value-type="float" office:value="56.511256192557703" table:formula="of:=[.D24]+0" table:style-name="ce3">
            <text:p>56.51</text:p>
          </table:table-cell>
          <table:table-cell table:number-columns-repeated="16378"/>
        </table:table-row>
        <table:table-row table:style-name="ro1">
          <table:table-cell office:value-type="float" office:value="21" table:formula="of:=[.A24]+1" table:style-name="ce1">
            <text:p>21</text:p>
          </table:table-cell>
          <table:table-cell office:value-type="string" table:style-name="ce2">
            <text:p>20<text:span text:style-name="T1">: </text:span><text:span text:style-name="T2">49.95412333794521</text:span></text:p>
          </table:table-cell>
          <table:table-cell table:style-name="ce1"/>
          <table:table-cell office:value-type="string" office:string-value="49.95412333794521" table:formula="of:=RIGHT([.B25];LEN([.B25])-4)" table:style-name="ce3">
            <text:p>49.95412333794521</text:p>
          </table:table-cell>
          <table:table-cell table:style-name="ce1"/>
          <table:table-cell office:value-type="float" office:value="49.954123337945198" table:formula="of:=[.D25]+0" table:style-name="ce3">
            <text:p>49.95</text:p>
          </table:table-cell>
          <table:table-cell table:number-columns-repeated="16378"/>
        </table:table-row>
        <table:table-row table:style-name="ro1">
          <table:table-cell office:value-type="float" office:value="22" table:formula="of:=[.A25]+1" table:style-name="ce1">
            <text:p>22</text:p>
          </table:table-cell>
          <table:table-cell office:value-type="string" table:style-name="ce2">
            <text:p>21<text:span text:style-name="T1">: </text:span><text:span text:style-name="T2">54.45348295703049</text:span></text:p>
          </table:table-cell>
          <table:table-cell table:style-name="ce1"/>
          <table:table-cell office:value-type="string" office:string-value="54.45348295703049" table:formula="of:=RIGHT([.B26];LEN([.B26])-4)" table:style-name="ce3">
            <text:p>54.45348295703049</text:p>
          </table:table-cell>
          <table:table-cell table:style-name="ce1"/>
          <table:table-cell office:value-type="float" office:value="54.453482957030403" table:formula="of:=[.D26]+0" table:style-name="ce3">
            <text:p>54.45</text:p>
          </table:table-cell>
          <table:table-cell table:number-columns-repeated="16378"/>
        </table:table-row>
        <table:table-row table:style-name="ro1">
          <table:table-cell office:value-type="float" office:value="23" table:formula="of:=[.A26]+1" table:style-name="ce1">
            <text:p>23</text:p>
          </table:table-cell>
          <table:table-cell office:value-type="string" table:style-name="ce2">
            <text:p>22<text:span text:style-name="T1">: </text:span><text:span text:style-name="T2">59.03194593771669</text:span></text:p>
          </table:table-cell>
          <table:table-cell table:style-name="ce1"/>
          <table:table-cell office:value-type="string" office:string-value="59.03194593771669" table:formula="of:=RIGHT([.B27];LEN([.B27])-4)" table:style-name="ce3">
            <text:p>59.03194593771669</text:p>
          </table:table-cell>
          <table:table-cell table:style-name="ce1"/>
          <table:table-cell office:value-type="float" office:value="59.0319459377166" table:formula="of:=[.D27]+0" table:style-name="ce3">
            <text:p>59.03</text:p>
          </table:table-cell>
          <table:table-cell table:number-columns-repeated="16378"/>
        </table:table-row>
        <table:table-row table:style-name="ro1">
          <table:table-cell office:value-type="float" office:value="24" table:formula="of:=[.A27]+1" table:style-name="ce1">
            <text:p>24</text:p>
          </table:table-cell>
          <table:table-cell office:value-type="string" table:style-name="ce2">
            <text:p>23<text:span text:style-name="T1">: </text:span><text:span text:style-name="T2">63.04907263571289</text:span></text:p>
          </table:table-cell>
          <table:table-cell table:style-name="ce1"/>
          <table:table-cell office:value-type="string" office:string-value="63.04907263571289" table:formula="of:=RIGHT([.B28];LEN([.B28])-4)" table:style-name="ce3">
            <text:p>63.04907263571289</text:p>
          </table:table-cell>
          <table:table-cell table:style-name="ce1"/>
          <table:table-cell office:value-type="float" office:value="63.049072635712797" table:formula="of:=[.D28]+0" table:style-name="ce3">
            <text:p>63.05</text:p>
          </table:table-cell>
          <table:table-cell table:number-columns-repeated="16378"/>
        </table:table-row>
        <table:table-row table:style-name="ro1">
          <table:table-cell office:value-type="float" office:value="25" table:formula="of:=[.A28]+1" table:style-name="ce1">
            <text:p>25</text:p>
          </table:table-cell>
          <table:table-cell office:value-type="string" table:style-name="ce2">
            <text:p>24<text:span text:style-name="T1">: </text:span><text:span text:style-name="T2">66.20464725253024</text:span></text:p>
          </table:table-cell>
          <table:table-cell table:style-name="ce1"/>
          <table:table-cell office:value-type="string" office:string-value="66.20464725253024" table:formula="of:=RIGHT([.B29];LEN([.B29])-4)" table:style-name="ce3">
            <text:p>66.20464725253024</text:p>
          </table:table-cell>
          <table:table-cell table:style-name="ce1"/>
          <table:table-cell office:value-type="float" office:value="66.204647252530194" table:formula="of:=[.D29]+0" table:style-name="ce3">
            <text:p>66.20</text:p>
          </table:table-cell>
          <table:table-cell table:number-columns-repeated="16378"/>
        </table:table-row>
        <table:table-row table:style-name="ro1">
          <table:table-cell office:value-type="float" office:value="26" table:formula="of:=[.A29]+1" table:style-name="ce1">
            <text:p>26</text:p>
          </table:table-cell>
          <table:table-cell office:value-type="string" table:style-name="ce2">
            <text:p>25<text:span text:style-name="T1">: </text:span><text:span text:style-name="T2">61.83267345144028</text:span></text:p>
          </table:table-cell>
          <table:table-cell table:style-name="ce1"/>
          <table:table-cell office:value-type="string" office:string-value="61.83267345144028" table:formula="of:=RIGHT([.B30];LEN([.B30])-4)" table:style-name="ce3">
            <text:p>61.83267345144028</text:p>
          </table:table-cell>
          <table:table-cell table:style-name="ce1"/>
          <table:table-cell office:value-type="float" office:value="61.832673451440201" table:formula="of:=[.D30]+0" table:style-name="ce3">
            <text:p>61.83</text:p>
          </table:table-cell>
          <table:table-cell table:number-columns-repeated="16378"/>
        </table:table-row>
        <table:table-row table:style-name="ro1">
          <table:table-cell office:value-type="float" office:value="27" table:formula="of:=[.A30]+1" table:style-name="ce1">
            <text:p>27</text:p>
          </table:table-cell>
          <table:table-cell office:value-type="string" table:style-name="ce2">
            <text:p>26<text:span text:style-name="T1">: </text:span><text:span text:style-name="T2">52.74848877276092</text:span></text:p>
          </table:table-cell>
          <table:table-cell table:style-name="ce1"/>
          <table:table-cell office:value-type="string" office:string-value="52.74848877276092" table:formula="of:=RIGHT([.B31];LEN([.B31])-4)" table:style-name="ce3">
            <text:p>52.74848877276092</text:p>
          </table:table-cell>
          <table:table-cell table:style-name="ce1"/>
          <table:table-cell office:value-type="float" office:value="52.748488772760901" table:formula="of:=[.D31]+0" table:style-name="ce3">
            <text:p>52.75</text:p>
          </table:table-cell>
          <table:table-cell table:number-columns-repeated="16378"/>
        </table:table-row>
        <table:table-row table:style-name="ro1">
          <table:table-cell office:value-type="float" office:value="28" table:formula="of:=[.A31]+1" table:style-name="ce1">
            <text:p>28</text:p>
          </table:table-cell>
          <table:table-cell office:value-type="string" table:style-name="ce2">
            <text:p>27<text:span text:style-name="T1">: </text:span><text:span text:style-name="T2">57.82507565580438</text:span></text:p>
          </table:table-cell>
          <table:table-cell table:style-name="ce1"/>
          <table:table-cell office:value-type="string" office:string-value="57.82507565580438" table:formula="of:=RIGHT([.B32];LEN([.B32])-4)" table:style-name="ce3">
            <text:p>57.82507565580438</text:p>
          </table:table-cell>
          <table:table-cell table:style-name="ce1"/>
          <table:table-cell office:value-type="float" office:value="57.825075655804298" table:formula="of:=[.D32]+0" table:style-name="ce3">
            <text:p>57.83</text:p>
          </table:table-cell>
          <table:table-cell table:number-columns-repeated="16378"/>
        </table:table-row>
        <table:table-row table:style-name="ro1">
          <table:table-cell office:value-type="float" office:value="29" table:formula="of:=[.A32]+1" table:style-name="ce1">
            <text:p>29</text:p>
          </table:table-cell>
          <table:table-cell office:value-type="string" table:style-name="ce2">
            <text:p>28<text:span text:style-name="T1">: </text:span><text:span text:style-name="T2">65.30011600896528</text:span></text:p>
          </table:table-cell>
          <table:table-cell table:style-name="ce1"/>
          <table:table-cell office:value-type="string" office:string-value="65.30011600896528" table:formula="of:=RIGHT([.B33];LEN([.B33])-4)" table:style-name="ce3">
            <text:p>65.30011600896528</text:p>
          </table:table-cell>
          <table:table-cell table:style-name="ce1"/>
          <table:table-cell office:value-type="float" office:value="65.300116008965205" table:formula="of:=[.D33]+0" table:style-name="ce3">
            <text:p>65.30</text:p>
          </table:table-cell>
          <table:table-cell table:number-columns-repeated="16378"/>
        </table:table-row>
        <table:table-row table:style-name="ro1">
          <table:table-cell office:value-type="float" office:value="30" table:formula="of:=[.A33]+1" table:style-name="ce1">
            <text:p>30</text:p>
          </table:table-cell>
          <table:table-cell office:value-type="string" table:style-name="ce2">
            <text:p>29<text:span text:style-name="T1">: </text:span><text:span text:style-name="T2">61.13923383603607</text:span></text:p>
          </table:table-cell>
          <table:table-cell table:style-name="ce1"/>
          <table:table-cell office:value-type="string" office:string-value="61.13923383603607" table:formula="of:=RIGHT([.B34];LEN([.B34])-4)" table:style-name="ce3">
            <text:p>61.13923383603607</text:p>
          </table:table-cell>
          <table:table-cell table:style-name="ce1"/>
          <table:table-cell office:value-type="float" office:value="61.139233836035999" table:formula="of:=[.D34]+0" table:style-name="ce3">
            <text:p>61.14</text:p>
          </table:table-cell>
          <table:table-cell table:number-columns-repeated="16378"/>
        </table:table-row>
        <table:table-row table:style-name="ro1">
          <table:table-cell office:value-type="float" office:value="31" table:formula="of:=[.A34]+1" table:style-name="ce1">
            <text:p>31</text:p>
          </table:table-cell>
          <table:table-cell office:value-type="string" table:style-name="ce2">
            <text:p>30<text:span text:style-name="T1">: </text:span><text:span text:style-name="T2">65.30092914011831</text:span></text:p>
          </table:table-cell>
          <table:table-cell table:style-name="ce1"/>
          <table:table-cell office:value-type="string" office:string-value="65.30092914011831" table:formula="of:=RIGHT([.B35];LEN([.B35])-4)" table:style-name="ce3">
            <text:p>65.30092914011831</text:p>
          </table:table-cell>
          <table:table-cell table:style-name="ce1"/>
          <table:table-cell office:value-type="float" office:value="65.300929140118299" table:formula="of:=[.D35]+0" table:style-name="ce3">
            <text:p>65.30</text:p>
          </table:table-cell>
          <table:table-cell table:number-columns-repeated="16378"/>
        </table:table-row>
        <table:table-row table:style-name="ro1">
          <table:table-cell office:value-type="float" office:value="32" table:formula="of:=[.A35]+1" table:style-name="ce1">
            <text:p>32</text:p>
          </table:table-cell>
          <table:table-cell office:value-type="string" table:style-name="ce2">
            <text:p>31<text:span text:style-name="T1">: </text:span><text:span text:style-name="T2">74.85738585615277</text:span></text:p>
          </table:table-cell>
          <table:table-cell table:style-name="ce1"/>
          <table:table-cell office:value-type="string" office:string-value="74.85738585615277" table:formula="of:=RIGHT([.B36];LEN([.B36])-4)" table:style-name="ce3">
            <text:p>74.85738585615277</text:p>
          </table:table-cell>
          <table:table-cell table:style-name="ce1"/>
          <table:table-cell office:value-type="float" office:value="74.857385856152703" table:formula="of:=[.D36]+0" table:style-name="ce3">
            <text:p>74.86</text:p>
          </table:table-cell>
          <table:table-cell table:number-columns-repeated="16378"/>
        </table:table-row>
        <table:table-row table:style-name="ro1">
          <table:table-cell office:value-type="float" office:value="33" table:formula="of:=[.A36]+1" table:style-name="ce1">
            <text:p>33</text:p>
          </table:table-cell>
          <table:table-cell office:value-type="string" table:style-name="ce2">
            <text:p>32<text:span text:style-name="T1">: </text:span><text:span text:style-name="T2">67.84576758051254</text:span></text:p>
          </table:table-cell>
          <table:table-cell table:style-name="ce1"/>
          <table:table-cell office:value-type="string" office:string-value="67.84576758051254" table:formula="of:=RIGHT([.B37];LEN([.B37])-4)" table:style-name="ce3">
            <text:p>67.84576758051254</text:p>
          </table:table-cell>
          <table:table-cell table:style-name="ce1"/>
          <table:table-cell office:value-type="float" office:value="67.845767580512501" table:formula="of:=[.D37]+0" table:style-name="ce3">
            <text:p>67.85</text:p>
          </table:table-cell>
          <table:table-cell table:number-columns-repeated="16378"/>
        </table:table-row>
        <table:table-row table:style-name="ro1">
          <table:table-cell office:value-type="float" office:value="34" table:formula="of:=[.A37]+1" table:style-name="ce1">
            <text:p>34</text:p>
          </table:table-cell>
          <table:table-cell office:value-type="string" table:style-name="ce2">
            <text:p>33<text:span text:style-name="T1">: </text:span><text:span text:style-name="T2">59.55827894041528</text:span></text:p>
          </table:table-cell>
          <table:table-cell table:style-name="ce1"/>
          <table:table-cell office:value-type="string" office:string-value="59.55827894041528" table:formula="of:=RIGHT([.B38];LEN([.B38])-4)" table:style-name="ce3">
            <text:p>59.55827894041528</text:p>
          </table:table-cell>
          <table:table-cell table:style-name="ce1"/>
          <table:table-cell office:value-type="float" office:value="59.5582789404152" table:formula="of:=[.D38]+0" table:style-name="ce3">
            <text:p>59.56</text:p>
          </table:table-cell>
          <table:table-cell table:number-columns-repeated="16378"/>
        </table:table-row>
        <table:table-row table:style-name="ro1">
          <table:table-cell office:value-type="float" office:value="35" table:formula="of:=[.A38]+1" table:style-name="ce1">
            <text:p>35</text:p>
          </table:table-cell>
          <table:table-cell office:value-type="string" table:style-name="ce2">
            <text:p>34<text:span text:style-name="T1">: </text:span><text:span text:style-name="T2">70.5380798358032</text:span></text:p>
          </table:table-cell>
          <table:table-cell table:style-name="ce1"/>
          <table:table-cell office:value-type="string" office:string-value="70.5380798358032" table:formula="of:=RIGHT([.B39];LEN([.B39])-4)" table:style-name="ce3">
            <text:p>70.5380798358032</text:p>
          </table:table-cell>
          <table:table-cell table:style-name="ce1"/>
          <table:table-cell office:value-type="float" office:value="70.538079835803202" table:formula="of:=[.D39]+0" table:style-name="ce3">
            <text:p>70.54</text:p>
          </table:table-cell>
          <table:table-cell table:number-columns-repeated="16378"/>
        </table:table-row>
        <table:table-row table:style-name="ro1">
          <table:table-cell office:value-type="float" office:value="36" table:formula="of:=[.A39]+1" table:style-name="ce1">
            <text:p>36</text:p>
          </table:table-cell>
          <table:table-cell office:value-type="string" table:style-name="ce2">
            <text:p>35<text:span text:style-name="T1">: </text:span><text:span text:style-name="T2">65.77454646481628</text:span></text:p>
          </table:table-cell>
          <table:table-cell table:style-name="ce1"/>
          <table:table-cell office:value-type="string" office:string-value="65.77454646481628" table:formula="of:=RIGHT([.B40];LEN([.B40])-4)" table:style-name="ce3">
            <text:p>65.77454646481628</text:p>
          </table:table-cell>
          <table:table-cell table:style-name="ce1"/>
          <table:table-cell office:value-type="float" office:value="65.774546464816197" table:formula="of:=[.D40]+0" table:style-name="ce3">
            <text:p>65.77</text:p>
          </table:table-cell>
          <table:table-cell table:number-columns-repeated="16378"/>
        </table:table-row>
        <table:table-row table:style-name="ro1">
          <table:table-cell office:value-type="float" office:value="37" table:formula="of:=[.A40]+1" table:style-name="ce1">
            <text:p>37</text:p>
          </table:table-cell>
          <table:table-cell office:value-type="string" table:style-name="ce2">
            <text:p>36<text:span text:style-name="T1">: </text:span><text:span text:style-name="T2">71.29950093759899</text:span></text:p>
          </table:table-cell>
          <table:table-cell table:style-name="ce1"/>
          <table:table-cell office:value-type="string" office:string-value="71.29950093759899" table:formula="of:=RIGHT([.B41];LEN([.B41])-4)" table:style-name="ce3">
            <text:p>71.29950093759899</text:p>
          </table:table-cell>
          <table:table-cell table:style-name="ce1"/>
          <table:table-cell office:value-type="float" office:value="71.299500937598907" table:formula="of:=[.D41]+0" table:style-name="ce3">
            <text:p>71.30</text:p>
          </table:table-cell>
          <table:table-cell table:number-columns-repeated="16378"/>
        </table:table-row>
        <table:table-row table:style-name="ro1">
          <table:table-cell office:value-type="float" office:value="38" table:formula="of:=[.A41]+1" table:style-name="ce1">
            <text:p>38</text:p>
          </table:table-cell>
          <table:table-cell office:value-type="string" table:style-name="ce2">
            <text:p>37<text:span text:style-name="T1">: </text:span><text:span text:style-name="T2">69.49354872541761</text:span></text:p>
          </table:table-cell>
          <table:table-cell table:style-name="ce1"/>
          <table:table-cell office:value-type="string" office:string-value="69.49354872541761" table:formula="of:=RIGHT([.B42];LEN([.B42])-4)" table:style-name="ce3">
            <text:p>69.49354872541761</text:p>
          </table:table-cell>
          <table:table-cell table:style-name="ce1"/>
          <table:table-cell office:value-type="float" office:value="69.493548725417597" table:formula="of:=[.D42]+0" table:style-name="ce3">
            <text:p>69.49</text:p>
          </table:table-cell>
          <table:table-cell table:number-columns-repeated="16378"/>
        </table:table-row>
        <table:table-row table:style-name="ro1">
          <table:table-cell office:value-type="float" office:value="39" table:formula="of:=[.A42]+1" table:style-name="ce1">
            <text:p>39</text:p>
          </table:table-cell>
          <table:table-cell office:value-type="string" table:style-name="ce2">
            <text:p>38<text:span text:style-name="T1">: </text:span><text:span text:style-name="T2">68.11838448912954</text:span></text:p>
          </table:table-cell>
          <table:table-cell table:style-name="ce1"/>
          <table:table-cell office:value-type="string" office:string-value="68.11838448912954" table:formula="of:=RIGHT([.B43];LEN([.B43])-4)" table:style-name="ce3">
            <text:p>68.11838448912954</text:p>
          </table:table-cell>
          <table:table-cell table:style-name="ce1"/>
          <table:table-cell office:value-type="float" office:value="68.118384489129497" table:formula="of:=[.D43]+0" table:style-name="ce3">
            <text:p>68.12</text:p>
          </table:table-cell>
          <table:table-cell table:number-columns-repeated="16378"/>
        </table:table-row>
        <table:table-row table:style-name="ro1">
          <table:table-cell office:value-type="float" office:value="40" table:formula="of:=[.A43]+1" table:style-name="ce1">
            <text:p>40</text:p>
          </table:table-cell>
          <table:table-cell office:value-type="string" table:style-name="ce2">
            <text:p>39<text:span text:style-name="T1">: </text:span><text:span text:style-name="T2">68.35610240463684</text:span></text:p>
          </table:table-cell>
          <table:table-cell table:style-name="ce1"/>
          <table:table-cell office:value-type="string" office:string-value="68.35610240463684" table:formula="of:=RIGHT([.B44];LEN([.B44])-4)" table:style-name="ce3">
            <text:p>68.35610240463684</text:p>
          </table:table-cell>
          <table:table-cell table:style-name="ce1"/>
          <table:table-cell office:value-type="float" office:value="68.3561024046368" table:formula="of:=[.D44]+0" table:style-name="ce3">
            <text:p>68.36</text:p>
          </table:table-cell>
          <table:table-cell table:number-columns-repeated="16378"/>
        </table:table-row>
        <table:table-row table:style-name="ro1">
          <table:table-cell office:value-type="float" office:value="41" table:formula="of:=[.A44]+1" table:style-name="ce1">
            <text:p>41</text:p>
          </table:table-cell>
          <table:table-cell office:value-type="string" table:style-name="ce2">
            <text:p>40<text:span text:style-name="T1">: </text:span><text:span text:style-name="T2">76.79758660130338</text:span></text:p>
          </table:table-cell>
          <table:table-cell table:style-name="ce1"/>
          <table:table-cell office:value-type="string" office:string-value="76.79758660130338" table:formula="of:=RIGHT([.B45];LEN([.B45])-4)" table:style-name="ce3">
            <text:p>76.79758660130338</text:p>
          </table:table-cell>
          <table:table-cell table:style-name="ce1"/>
          <table:table-cell office:value-type="float" office:value="76.797586601303294" table:formula="of:=[.D45]+0" table:style-name="ce3">
            <text:p>76.80</text:p>
          </table:table-cell>
          <table:table-cell table:number-columns-repeated="16378"/>
        </table:table-row>
        <table:table-row table:style-name="ro1">
          <table:table-cell office:value-type="float" office:value="42" table:formula="of:=[.A45]+1" table:style-name="ce1">
            <text:p>42</text:p>
          </table:table-cell>
          <table:table-cell office:value-type="string" table:style-name="ce2">
            <text:p>41<text:span text:style-name="T1">: </text:span><text:span text:style-name="T2">78.11881447314158</text:span></text:p>
          </table:table-cell>
          <table:table-cell table:style-name="ce1"/>
          <table:table-cell office:value-type="string" office:string-value="78.11881447314158" table:formula="of:=RIGHT([.B46];LEN([.B46])-4)" table:style-name="ce3">
            <text:p>78.11881447314158</text:p>
          </table:table-cell>
          <table:table-cell table:style-name="ce1"/>
          <table:table-cell office:value-type="float" office:value="78.118814473141498" table:formula="of:=[.D46]+0" table:style-name="ce3">
            <text:p>78.12</text:p>
          </table:table-cell>
          <table:table-cell table:number-columns-repeated="16378"/>
        </table:table-row>
        <table:table-row table:style-name="ro1">
          <table:table-cell office:value-type="float" office:value="43" table:formula="of:=[.A46]+1" table:style-name="ce1">
            <text:p>43</text:p>
          </table:table-cell>
          <table:table-cell office:value-type="string" table:style-name="ce2">
            <text:p>42<text:span text:style-name="T1">: </text:span><text:span text:style-name="T2">79.72358052988882</text:span></text:p>
          </table:table-cell>
          <table:table-cell table:style-name="ce1"/>
          <table:table-cell office:value-type="string" office:string-value="79.72358052988882" table:formula="of:=RIGHT([.B47];LEN([.B47])-4)" table:style-name="ce3">
            <text:p>79.72358052988882</text:p>
          </table:table-cell>
          <table:table-cell table:style-name="ce1"/>
          <table:table-cell office:value-type="float" office:value="79.723580529888807" table:formula="of:=[.D47]+0" table:style-name="ce3">
            <text:p>79.72</text:p>
          </table:table-cell>
          <table:table-cell table:number-columns-repeated="16378"/>
        </table:table-row>
        <table:table-row table:style-name="ro1">
          <table:table-cell office:value-type="float" office:value="44" table:formula="of:=[.A47]+1" table:style-name="ce1">
            <text:p>44</text:p>
          </table:table-cell>
          <table:table-cell office:value-type="string" table:style-name="ce2">
            <text:p>43<text:span text:style-name="T1">: </text:span><text:span text:style-name="T2">69.25769409803601</text:span></text:p>
          </table:table-cell>
          <table:table-cell table:style-name="ce1"/>
          <table:table-cell office:value-type="string" office:string-value="69.25769409803601" table:formula="of:=RIGHT([.B48];LEN([.B48])-4)" table:style-name="ce3">
            <text:p>69.25769409803601</text:p>
          </table:table-cell>
          <table:table-cell table:style-name="ce1"/>
          <table:table-cell office:value-type="float" office:value="69.257694098035998" table:formula="of:=[.D48]+0" table:style-name="ce3">
            <text:p>69.26</text:p>
          </table:table-cell>
          <table:table-cell table:number-columns-repeated="16378"/>
        </table:table-row>
        <table:table-row table:style-name="ro1">
          <table:table-cell office:value-type="float" office:value="45" table:formula="of:=[.A48]+1" table:style-name="ce1">
            <text:p>45</text:p>
          </table:table-cell>
          <table:table-cell office:value-type="string" table:style-name="ce2">
            <text:p>44<text:span text:style-name="T1">: </text:span><text:span text:style-name="T2">67.58594305616523</text:span></text:p>
          </table:table-cell>
          <table:table-cell table:style-name="ce1"/>
          <table:table-cell office:value-type="string" office:string-value="67.58594305616523" table:formula="of:=RIGHT([.B49];LEN([.B49])-4)" table:style-name="ce3">
            <text:p>67.58594305616523</text:p>
          </table:table-cell>
          <table:table-cell table:style-name="ce1"/>
          <table:table-cell office:value-type="float" office:value="67.585943056165206" table:formula="of:=[.D49]+0" table:style-name="ce3">
            <text:p>67.59</text:p>
          </table:table-cell>
          <table:table-cell table:number-columns-repeated="16378"/>
        </table:table-row>
        <table:table-row table:style-name="ro1">
          <table:table-cell office:value-type="float" office:value="46" table:formula="of:=[.A49]+1" table:style-name="ce1">
            <text:p>46</text:p>
          </table:table-cell>
          <table:table-cell office:value-type="string" table:style-name="ce2">
            <text:p>45<text:span text:style-name="T1">: </text:span><text:span text:style-name="T2">71.87043529984102</text:span></text:p>
          </table:table-cell>
          <table:table-cell table:style-name="ce1"/>
          <table:table-cell office:value-type="string" office:string-value="71.87043529984102" table:formula="of:=RIGHT([.B50];LEN([.B50])-4)" table:style-name="ce3">
            <text:p>71.87043529984102</text:p>
          </table:table-cell>
          <table:table-cell table:style-name="ce1"/>
          <table:table-cell office:value-type="float" office:value="71.870435299841006" table:formula="of:=[.D50]+0" table:style-name="ce3">
            <text:p>71.87</text:p>
          </table:table-cell>
          <table:table-cell table:number-columns-repeated="16378"/>
        </table:table-row>
        <table:table-row table:style-name="ro1">
          <table:table-cell office:value-type="float" office:value="47" table:formula="of:=[.A50]+1" table:style-name="ce1">
            <text:p>47</text:p>
          </table:table-cell>
          <table:table-cell office:value-type="string" table:style-name="ce2">
            <text:p>46<text:span text:style-name="T1">: </text:span><text:span text:style-name="T2">67.82834620325123</text:span></text:p>
          </table:table-cell>
          <table:table-cell table:style-name="ce1"/>
          <table:table-cell office:value-type="string" office:string-value="67.82834620325123" table:formula="of:=RIGHT([.B51];LEN([.B51])-4)" table:style-name="ce3">
            <text:p>67.82834620325123</text:p>
          </table:table-cell>
          <table:table-cell table:style-name="ce1"/>
          <table:table-cell office:value-type="float" office:value="67.828346203251201" table:formula="of:=[.D51]+0" table:style-name="ce3">
            <text:p>67.83</text:p>
          </table:table-cell>
          <table:table-cell table:number-columns-repeated="16378"/>
        </table:table-row>
        <table:table-row table:style-name="ro1">
          <table:table-cell office:value-type="float" office:value="48" table:formula="of:=[.A51]+1" table:style-name="ce1">
            <text:p>48</text:p>
          </table:table-cell>
          <table:table-cell office:value-type="string" table:style-name="ce2">
            <text:p>47<text:span text:style-name="T1">: </text:span><text:span text:style-name="T2">65.8420293500273</text:span></text:p>
          </table:table-cell>
          <table:table-cell table:style-name="ce1"/>
          <table:table-cell office:value-type="string" office:string-value="65.8420293500273" table:formula="of:=RIGHT([.B52];LEN([.B52])-4)" table:style-name="ce3">
            <text:p>65.8420293500273</text:p>
          </table:table-cell>
          <table:table-cell table:style-name="ce1"/>
          <table:table-cell office:value-type="float" office:value="65.842029350027303" table:formula="of:=[.D52]+0" table:style-name="ce3">
            <text:p>65.84</text:p>
          </table:table-cell>
          <table:table-cell table:number-columns-repeated="16378"/>
        </table:table-row>
        <table:table-row table:style-name="ro1">
          <table:table-cell office:value-type="float" office:value="49" table:formula="of:=[.A52]+1" table:style-name="ce1">
            <text:p>49</text:p>
          </table:table-cell>
          <table:table-cell office:value-type="string" table:style-name="ce2">
            <text:p>48<text:span text:style-name="T1">: </text:span><text:span text:style-name="T2">68.77770327247438</text:span></text:p>
          </table:table-cell>
          <table:table-cell table:style-name="ce1"/>
          <table:table-cell office:value-type="string" office:string-value="68.77770327247438" table:formula="of:=RIGHT([.B53];LEN([.B53])-4)" table:style-name="ce3">
            <text:p>68.77770327247438</text:p>
          </table:table-cell>
          <table:table-cell table:style-name="ce1"/>
          <table:table-cell office:value-type="float" office:value="68.777703272474298" table:formula="of:=[.D53]+0" table:style-name="ce3">
            <text:p>68.78</text:p>
          </table:table-cell>
          <table:table-cell table:number-columns-repeated="16378"/>
        </table:table-row>
        <table:table-row table:style-name="ro1">
          <table:table-cell office:value-type="float" office:value="50" table:formula="of:=[.A53]+1" table:style-name="ce1">
            <text:p>50</text:p>
          </table:table-cell>
          <table:table-cell office:value-type="string" table:style-name="ce2">
            <text:p>49<text:span text:style-name="T1">: </text:span><text:span text:style-name="T2">75.59292333845032</text:span></text:p>
          </table:table-cell>
          <table:table-cell table:style-name="ce1"/>
          <table:table-cell office:value-type="string" office:string-value="75.59292333845032" table:formula="of:=RIGHT([.B54];LEN([.B54])-4)" table:style-name="ce3">
            <text:p>75.59292333845032</text:p>
          </table:table-cell>
          <table:table-cell table:style-name="ce1"/>
          <table:table-cell office:value-type="float" office:value="75.592923338450305" table:formula="of:=[.D54]+0" table:style-name="ce3">
            <text:p>75.59</text:p>
          </table:table-cell>
          <table:table-cell table:number-columns-repeated="16378"/>
        </table:table-row>
        <table:table-row table:style-name="ro1">
          <table:table-cell office:value-type="float" office:value="51" table:formula="of:=[.A54]+1" table:style-name="ce1">
            <text:p>51</text:p>
          </table:table-cell>
          <table:table-cell office:value-type="string" table:style-name="ce2">
            <text:p>50<text:span text:style-name="T1">: </text:span><text:span text:style-name="T2">67.21214614927986</text:span></text:p>
          </table:table-cell>
          <table:table-cell table:style-name="ce1"/>
          <table:table-cell office:value-type="string" office:string-value="67.21214614927986" table:formula="of:=RIGHT([.B55];LEN([.B55])-4)" table:style-name="ce3">
            <text:p>67.21214614927986</text:p>
          </table:table-cell>
          <table:table-cell table:style-name="ce1"/>
          <table:table-cell office:value-type="float" office:value="67.212146149279803" table:formula="of:=[.D55]+0" table:style-name="ce3">
            <text:p>67.21</text:p>
          </table:table-cell>
          <table:table-cell table:number-columns-repeated="16378"/>
        </table:table-row>
        <table:table-row table:style-name="ro1">
          <table:table-cell office:value-type="float" office:value="52" table:formula="of:=[.A55]+1" table:style-name="ce1">
            <text:p>52</text:p>
          </table:table-cell>
          <table:table-cell office:value-type="string" table:style-name="ce2">
            <text:p>51<text:span text:style-name="T1">: </text:span><text:span text:style-name="T2">62.60228037450454</text:span></text:p>
          </table:table-cell>
          <table:table-cell table:style-name="ce1"/>
          <table:table-cell office:value-type="string" office:string-value="62.60228037450454" table:formula="of:=RIGHT([.B56];LEN([.B56])-4)" table:style-name="ce3">
            <text:p>62.60228037450454</text:p>
          </table:table-cell>
          <table:table-cell table:style-name="ce1"/>
          <table:table-cell office:value-type="float" office:value="62.602280374504502" table:formula="of:=[.D56]+0" table:style-name="ce3">
            <text:p>62.60</text:p>
          </table:table-cell>
          <table:table-cell table:number-columns-repeated="16378"/>
        </table:table-row>
        <table:table-row table:style-name="ro1">
          <table:table-cell office:value-type="float" office:value="53" table:formula="of:=[.A56]+1" table:style-name="ce1">
            <text:p>53</text:p>
          </table:table-cell>
          <table:table-cell office:value-type="string" table:style-name="ce2">
            <text:p>52<text:span text:style-name="T1">: </text:span><text:span text:style-name="T2">53.360968486684364</text:span></text:p>
          </table:table-cell>
          <table:table-cell table:style-name="ce1"/>
          <table:table-cell office:value-type="string" office:string-value="53.360968486684364" table:formula="of:=RIGHT([.B57];LEN([.B57])-4)" table:style-name="ce3">
            <text:p>53.360968486684364</text:p>
          </table:table-cell>
          <table:table-cell table:style-name="ce1"/>
          <table:table-cell office:value-type="float" office:value="53.3609684866843" table:formula="of:=[.D57]+0" table:style-name="ce3">
            <text:p>53.36</text:p>
          </table:table-cell>
          <table:table-cell table:number-columns-repeated="16378"/>
        </table:table-row>
        <table:table-row table:style-name="ro1">
          <table:table-cell office:value-type="float" office:value="54" table:formula="of:=[.A57]+1" table:style-name="ce1">
            <text:p>54</text:p>
          </table:table-cell>
          <table:table-cell office:value-type="string" table:style-name="ce2">
            <text:p>53<text:span text:style-name="T1">: </text:span><text:span text:style-name="T2">72.96392514555764</text:span></text:p>
          </table:table-cell>
          <table:table-cell table:style-name="ce1"/>
          <table:table-cell office:value-type="string" office:string-value="72.96392514555764" table:formula="of:=RIGHT([.B58];LEN([.B58])-4)" table:style-name="ce3">
            <text:p>72.96392514555764</text:p>
          </table:table-cell>
          <table:table-cell table:style-name="ce1"/>
          <table:table-cell office:value-type="float" office:value="72.963925145557596" table:formula="of:=[.D58]+0" table:style-name="ce3">
            <text:p>72.96</text:p>
          </table:table-cell>
          <table:table-cell table:number-columns-repeated="16378"/>
        </table:table-row>
        <table:table-row table:style-name="ro1">
          <table:table-cell office:value-type="float" office:value="55" table:formula="of:=[.A58]+1" table:style-name="ce1">
            <text:p>55</text:p>
          </table:table-cell>
          <table:table-cell office:value-type="string" table:style-name="ce2">
            <text:p>54<text:span text:style-name="T1">: </text:span><text:span text:style-name="T2">63.17093306166093</text:span></text:p>
          </table:table-cell>
          <table:table-cell table:style-name="ce1"/>
          <table:table-cell office:value-type="string" office:string-value="63.17093306166093" table:formula="of:=RIGHT([.B59];LEN([.B59])-4)" table:style-name="ce3">
            <text:p>63.17093306166093</text:p>
          </table:table-cell>
          <table:table-cell table:style-name="ce1"/>
          <table:table-cell office:value-type="float" office:value="63.170933061660897" table:formula="of:=[.D59]+0" table:style-name="ce3">
            <text:p>63.17</text:p>
          </table:table-cell>
          <table:table-cell table:number-columns-repeated="16378"/>
        </table:table-row>
        <table:table-row table:style-name="ro1">
          <table:table-cell office:value-type="float" office:value="56" table:formula="of:=[.A59]+1" table:style-name="ce1">
            <text:p>56</text:p>
          </table:table-cell>
          <table:table-cell office:value-type="string" table:style-name="ce2">
            <text:p>55<text:span text:style-name="T1">: </text:span><text:span text:style-name="T2">69.60547285250041</text:span></text:p>
          </table:table-cell>
          <table:table-cell table:style-name="ce1"/>
          <table:table-cell office:value-type="string" office:string-value="69.60547285250041" table:formula="of:=RIGHT([.B60];LEN([.B60])-4)" table:style-name="ce3">
            <text:p>69.60547285250041</text:p>
          </table:table-cell>
          <table:table-cell table:style-name="ce1"/>
          <table:table-cell office:value-type="float" office:value="69.605472852500398" table:formula="of:=[.D60]+0" table:style-name="ce3">
            <text:p>69.61</text:p>
          </table:table-cell>
          <table:table-cell table:number-columns-repeated="16378"/>
        </table:table-row>
        <table:table-row table:style-name="ro1">
          <table:table-cell office:value-type="float" office:value="57" table:formula="of:=[.A60]+1" table:style-name="ce1">
            <text:p>57</text:p>
          </table:table-cell>
          <table:table-cell office:value-type="string" table:style-name="ce2">
            <text:p>56<text:span text:style-name="T1">: </text:span><text:span text:style-name="T2">69.2662543789261</text:span></text:p>
          </table:table-cell>
          <table:table-cell table:style-name="ce1"/>
          <table:table-cell office:value-type="string" office:string-value="69.2662543789261" table:formula="of:=RIGHT([.B61];LEN([.B61])-4)" table:style-name="ce3">
            <text:p>69.2662543789261</text:p>
          </table:table-cell>
          <table:table-cell table:style-name="ce1"/>
          <table:table-cell office:value-type="float" office:value="69.266254378926106" table:formula="of:=[.D61]+0" table:style-name="ce3">
            <text:p>69.27</text:p>
          </table:table-cell>
          <table:table-cell table:number-columns-repeated="16378"/>
        </table:table-row>
        <table:table-row table:style-name="ro1">
          <table:table-cell office:value-type="float" office:value="58" table:formula="of:=[.A61]+1" table:style-name="ce1">
            <text:p>58</text:p>
          </table:table-cell>
          <table:table-cell office:value-type="string" table:style-name="ce2">
            <text:p>57<text:span text:style-name="T1">: </text:span><text:span text:style-name="T2">70.05844752201818</text:span></text:p>
          </table:table-cell>
          <table:table-cell table:style-name="ce1"/>
          <table:table-cell office:value-type="string" office:string-value="70.05844752201818" table:formula="of:=RIGHT([.B62];LEN([.B62])-4)" table:style-name="ce3">
            <text:p>70.05844752201818</text:p>
          </table:table-cell>
          <table:table-cell table:style-name="ce1"/>
          <table:table-cell office:value-type="float" office:value="70.058447522018099" table:formula="of:=[.D62]+0" table:style-name="ce3">
            <text:p>70.06</text:p>
          </table:table-cell>
          <table:table-cell table:number-columns-repeated="16378"/>
        </table:table-row>
        <table:table-row table:style-name="ro1">
          <table:table-cell office:value-type="float" office:value="59" table:formula="of:=[.A62]+1" table:style-name="ce1">
            <text:p>59</text:p>
          </table:table-cell>
          <table:table-cell office:value-type="string" table:style-name="ce2">
            <text:p>58<text:span text:style-name="T1">: </text:span><text:span text:style-name="T2">57.546267628291844</text:span></text:p>
          </table:table-cell>
          <table:table-cell table:style-name="ce1"/>
          <table:table-cell office:value-type="string" office:string-value="57.546267628291844" table:formula="of:=RIGHT([.B63];LEN([.B63])-4)" table:style-name="ce3">
            <text:p>57.546267628291844</text:p>
          </table:table-cell>
          <table:table-cell table:style-name="ce1"/>
          <table:table-cell office:value-type="float" office:value="57.546267628291801" table:formula="of:=[.D63]+0" table:style-name="ce3">
            <text:p>57.55</text:p>
          </table:table-cell>
          <table:table-cell table:number-columns-repeated="16378"/>
        </table:table-row>
        <table:table-row table:style-name="ro1">
          <table:table-cell office:value-type="float" office:value="60" table:formula="of:=[.A63]+1" table:style-name="ce1">
            <text:p>60</text:p>
          </table:table-cell>
          <table:table-cell office:value-type="string" table:style-name="ce2">
            <text:p>59<text:span text:style-name="T1">: </text:span><text:span text:style-name="T2">64.17156172753812</text:span></text:p>
          </table:table-cell>
          <table:table-cell table:style-name="ce1"/>
          <table:table-cell office:value-type="string" office:string-value="64.17156172753812" table:formula="of:=RIGHT([.B64];LEN([.B64])-4)" table:style-name="ce3">
            <text:p>64.17156172753812</text:p>
          </table:table-cell>
          <table:table-cell table:style-name="ce1"/>
          <table:table-cell office:value-type="float" office:value="64.171561727538105" table:formula="of:=[.D64]+0" table:style-name="ce3">
            <text:p>64.17</text:p>
          </table:table-cell>
          <table:table-cell table:number-columns-repeated="16378"/>
        </table:table-row>
        <table:table-row table:style-name="ro1">
          <table:table-cell office:value-type="float" office:value="61" table:formula="of:=[.A64]+1" table:style-name="ce1">
            <text:p>61</text:p>
          </table:table-cell>
          <table:table-cell office:value-type="string" table:style-name="ce2">
            <text:p>60<text:span text:style-name="T1">: </text:span><text:span text:style-name="T2">73.26024322452716</text:span></text:p>
          </table:table-cell>
          <table:table-cell table:style-name="ce1"/>
          <table:table-cell office:value-type="string" office:string-value="73.26024322452716" table:formula="of:=RIGHT([.B65];LEN([.B65])-4)" table:style-name="ce3">
            <text:p>73.26024322452716</text:p>
          </table:table-cell>
          <table:table-cell table:style-name="ce1"/>
          <table:table-cell office:value-type="float" office:value="73.260243224527102" table:formula="of:=[.D65]+0" table:style-name="ce3">
            <text:p>73.26</text:p>
          </table:table-cell>
          <table:table-cell table:number-columns-repeated="16378"/>
        </table:table-row>
        <table:table-row table:style-name="ro1">
          <table:table-cell office:value-type="float" office:value="62" table:formula="of:=[.A65]+1" table:style-name="ce1">
            <text:p>62</text:p>
          </table:table-cell>
          <table:table-cell office:value-type="string" table:style-name="ce2">
            <text:p>61<text:span text:style-name="T1">: </text:span><text:span text:style-name="T2">66.42667590992065</text:span></text:p>
          </table:table-cell>
          <table:table-cell table:style-name="ce1"/>
          <table:table-cell office:value-type="string" office:string-value="66.42667590992065" table:formula="of:=RIGHT([.B66];LEN([.B66])-4)" table:style-name="ce3">
            <text:p>66.42667590992065</text:p>
          </table:table-cell>
          <table:table-cell table:style-name="ce1"/>
          <table:table-cell office:value-type="float" office:value="66.426675909920604" table:formula="of:=[.D66]+0" table:style-name="ce3">
            <text:p>66.43</text:p>
          </table:table-cell>
          <table:table-cell table:number-columns-repeated="16378"/>
        </table:table-row>
        <table:table-row table:style-name="ro1">
          <table:table-cell office:value-type="float" office:value="63" table:formula="of:=[.A66]+1" table:style-name="ce1">
            <text:p>63</text:p>
          </table:table-cell>
          <table:table-cell office:value-type="string" table:style-name="ce2">
            <text:p>62<text:span text:style-name="T1">: </text:span><text:span text:style-name="T2">74.64956035780999</text:span></text:p>
          </table:table-cell>
          <table:table-cell table:style-name="ce1"/>
          <table:table-cell office:value-type="string" office:string-value="74.64956035780999" table:formula="of:=RIGHT([.B67];LEN([.B67])-4)" table:style-name="ce3">
            <text:p>74.64956035780999</text:p>
          </table:table-cell>
          <table:table-cell table:style-name="ce1"/>
          <table:table-cell office:value-type="float" office:value="74.649560357809904" table:formula="of:=[.D67]+0" table:style-name="ce3">
            <text:p>74.65</text:p>
          </table:table-cell>
          <table:table-cell table:number-columns-repeated="16378"/>
        </table:table-row>
        <table:table-row table:style-name="ro1">
          <table:table-cell office:value-type="float" office:value="64" table:formula="of:=[.A67]+1" table:style-name="ce1">
            <text:p>64</text:p>
          </table:table-cell>
          <table:table-cell office:value-type="string" table:style-name="ce2">
            <text:p>63<text:span text:style-name="T1">: </text:span><text:span text:style-name="T2">75.16217012784614</text:span></text:p>
          </table:table-cell>
          <table:table-cell table:style-name="ce1"/>
          <table:table-cell office:value-type="string" office:string-value="75.16217012784614" table:formula="of:=RIGHT([.B68];LEN([.B68])-4)" table:style-name="ce3">
            <text:p>75.16217012784614</text:p>
          </table:table-cell>
          <table:table-cell table:style-name="ce1"/>
          <table:table-cell office:value-type="float" office:value="75.162170127846096" table:formula="of:=[.D68]+0" table:style-name="ce3">
            <text:p>75.16</text:p>
          </table:table-cell>
          <table:table-cell table:number-columns-repeated="16378"/>
        </table:table-row>
        <table:table-row table:style-name="ro1">
          <table:table-cell office:value-type="float" office:value="65" table:formula="of:=[.A68]+1" table:style-name="ce1">
            <text:p>65</text:p>
          </table:table-cell>
          <table:table-cell office:value-type="string" table:style-name="ce2">
            <text:p>64<text:span text:style-name="T1">: </text:span><text:span text:style-name="T2">80.43937995848438</text:span></text:p>
          </table:table-cell>
          <table:table-cell table:style-name="ce1"/>
          <table:table-cell office:value-type="string" office:string-value="80.43937995848438" table:formula="of:=RIGHT([.B69];LEN([.B69])-4)" table:style-name="ce3">
            <text:p>80.43937995848438</text:p>
          </table:table-cell>
          <table:table-cell table:style-name="ce1"/>
          <table:table-cell office:value-type="float" office:value="80.439379958484295" table:formula="of:=[.D69]+0" table:style-name="ce3">
            <text:p>80.44</text:p>
          </table:table-cell>
          <table:table-cell table:number-columns-repeated="16378"/>
        </table:table-row>
        <table:table-row table:style-name="ro1">
          <table:table-cell office:value-type="float" office:value="66" table:formula="of:=[.A69]+1" table:style-name="ce1">
            <text:p>66</text:p>
          </table:table-cell>
          <table:table-cell office:value-type="string" table:style-name="ce2">
            <text:p>65<text:span text:style-name="T1">: </text:span><text:span text:style-name="T2">77.63586451783107</text:span></text:p>
          </table:table-cell>
          <table:table-cell table:style-name="ce1"/>
          <table:table-cell office:value-type="string" office:string-value="77.63586451783107" table:formula="of:=RIGHT([.B70];LEN([.B70])-4)" table:style-name="ce3">
            <text:p>77.63586451783107</text:p>
          </table:table-cell>
          <table:table-cell table:style-name="ce1"/>
          <table:table-cell office:value-type="float" office:value="77.635864517830996" table:formula="of:=[.D70]+0" table:style-name="ce3">
            <text:p>77.64</text:p>
          </table:table-cell>
          <table:table-cell table:number-columns-repeated="16378"/>
        </table:table-row>
        <table:table-row table:style-name="ro1">
          <table:table-cell office:value-type="float" office:value="67" table:formula="of:=[.A70]+1" table:style-name="ce1">
            <text:p>67</text:p>
          </table:table-cell>
          <table:table-cell office:value-type="string" table:style-name="ce2">
            <text:p>66<text:span text:style-name="T1">: </text:span><text:span text:style-name="T2">69.69669725655007</text:span></text:p>
          </table:table-cell>
          <table:table-cell table:style-name="ce1"/>
          <table:table-cell office:value-type="string" office:string-value="69.69669725655007" table:formula="of:=RIGHT([.B71];LEN([.B71])-4)" table:style-name="ce3">
            <text:p>69.69669725655007</text:p>
          </table:table-cell>
          <table:table-cell table:style-name="ce1"/>
          <table:table-cell office:value-type="float" office:value="69.696697256549996" table:formula="of:=[.D71]+0" table:style-name="ce3">
            <text:p>69.70</text:p>
          </table:table-cell>
          <table:table-cell table:number-columns-repeated="16378"/>
        </table:table-row>
        <table:table-row table:style-name="ro1">
          <table:table-cell office:value-type="float" office:value="68" table:formula="of:=[.A71]+1" table:style-name="ce1">
            <text:p>68</text:p>
          </table:table-cell>
          <table:table-cell office:value-type="string" table:style-name="ce2">
            <text:p>67<text:span text:style-name="T1">: </text:span><text:span text:style-name="T2">69.25484645469358</text:span></text:p>
          </table:table-cell>
          <table:table-cell table:style-name="ce1"/>
          <table:table-cell office:value-type="string" office:string-value="69.25484645469358" table:formula="of:=RIGHT([.B72];LEN([.B72])-4)" table:style-name="ce3">
            <text:p>69.25484645469358</text:p>
          </table:table-cell>
          <table:table-cell table:style-name="ce1"/>
          <table:table-cell office:value-type="float" office:value="69.254846454693507" table:formula="of:=[.D72]+0" table:style-name="ce3">
            <text:p>69.25</text:p>
          </table:table-cell>
          <table:table-cell table:number-columns-repeated="16378"/>
        </table:table-row>
        <table:table-row table:style-name="ro1">
          <table:table-cell office:value-type="float" office:value="69" table:formula="of:=[.A72]+1" table:style-name="ce1">
            <text:p>69</text:p>
          </table:table-cell>
          <table:table-cell office:value-type="string" table:style-name="ce2">
            <text:p>68<text:span text:style-name="T1">: </text:span><text:span text:style-name="T2">81.98227787792874</text:span></text:p>
          </table:table-cell>
          <table:table-cell table:style-name="ce1"/>
          <table:table-cell office:value-type="string" office:string-value="81.98227787792874" table:formula="of:=RIGHT([.B73];LEN([.B73])-4)" table:style-name="ce3">
            <text:p>81.98227787792874</text:p>
          </table:table-cell>
          <table:table-cell table:style-name="ce1"/>
          <table:table-cell office:value-type="float" office:value="81.982277877928695" table:formula="of:=[.D73]+0" table:style-name="ce3">
            <text:p>81.98</text:p>
          </table:table-cell>
          <table:table-cell table:number-columns-repeated="16378"/>
        </table:table-row>
        <table:table-row table:style-name="ro1">
          <table:table-cell office:value-type="float" office:value="70" table:formula="of:=[.A73]+1" table:style-name="ce1">
            <text:p>70</text:p>
          </table:table-cell>
          <table:table-cell office:value-type="string" table:style-name="ce2">
            <text:p>69<text:span text:style-name="T1">: </text:span><text:span text:style-name="T2">76.46150474953966</text:span></text:p>
          </table:table-cell>
          <table:table-cell table:style-name="ce1"/>
          <table:table-cell office:value-type="string" office:string-value="76.46150474953966" table:formula="of:=RIGHT([.B74];LEN([.B74])-4)" table:style-name="ce3">
            <text:p>76.46150474953966</text:p>
          </table:table-cell>
          <table:table-cell table:style-name="ce1"/>
          <table:table-cell office:value-type="float" office:value="76.4615047495396" table:formula="of:=[.D74]+0" table:style-name="ce3">
            <text:p>76.46</text:p>
          </table:table-cell>
          <table:table-cell table:number-columns-repeated="16378"/>
        </table:table-row>
        <table:table-row table:style-name="ro1">
          <table:table-cell office:value-type="float" office:value="71" table:formula="of:=[.A74]+1" table:style-name="ce1">
            <text:p>71</text:p>
          </table:table-cell>
          <table:table-cell office:value-type="string" table:style-name="ce2">
            <text:p>70<text:span text:style-name="T1">: </text:span><text:span text:style-name="T2">74.76761649346508</text:span></text:p>
          </table:table-cell>
          <table:table-cell table:style-name="ce1"/>
          <table:table-cell office:value-type="string" office:string-value="74.76761649346508" table:formula="of:=RIGHT([.B75];LEN([.B75])-4)" table:style-name="ce3">
            <text:p>74.76761649346508</text:p>
          </table:table-cell>
          <table:table-cell table:style-name="ce1"/>
          <table:table-cell office:value-type="float" office:value="74.767616493464999" table:formula="of:=[.D75]+0" table:style-name="ce3">
            <text:p>74.77</text:p>
          </table:table-cell>
          <table:table-cell table:number-columns-repeated="16378"/>
        </table:table-row>
        <table:table-row table:style-name="ro1">
          <table:table-cell office:value-type="float" office:value="72" table:formula="of:=[.A75]+1" table:style-name="ce1">
            <text:p>72</text:p>
          </table:table-cell>
          <table:table-cell office:value-type="string" table:style-name="ce2">
            <text:p>71<text:span text:style-name="T1">: </text:span><text:span text:style-name="T2">77.23856305153123</text:span></text:p>
          </table:table-cell>
          <table:table-cell table:style-name="ce1"/>
          <table:table-cell office:value-type="string" office:string-value="77.23856305153123" table:formula="of:=RIGHT([.B76];LEN([.B76])-4)" table:style-name="ce3">
            <text:p>77.23856305153123</text:p>
          </table:table-cell>
          <table:table-cell table:style-name="ce1"/>
          <table:table-cell office:value-type="float" office:value="77.238563051531202" table:formula="of:=[.D76]+0" table:style-name="ce3">
            <text:p>77.24</text:p>
          </table:table-cell>
          <table:table-cell table:number-columns-repeated="16378"/>
        </table:table-row>
        <table:table-row table:style-name="ro1">
          <table:table-cell office:value-type="float" office:value="73" table:formula="of:=[.A76]+1" table:style-name="ce1">
            <text:p>73</text:p>
          </table:table-cell>
          <table:table-cell office:value-type="string" table:style-name="ce2">
            <text:p>72<text:span text:style-name="T1">: </text:span><text:span text:style-name="T2">74.599948569251</text:span></text:p>
          </table:table-cell>
          <table:table-cell table:style-name="ce1"/>
          <table:table-cell office:value-type="string" office:string-value="74.599948569251" table:formula="of:=RIGHT([.B77];LEN([.B77])-4)" table:style-name="ce3">
            <text:p>74.599948569251</text:p>
          </table:table-cell>
          <table:table-cell table:style-name="ce1"/>
          <table:table-cell office:value-type="float" office:value="74.599948569250998" table:formula="of:=[.D77]+0" table:style-name="ce3">
            <text:p>74.60</text:p>
          </table:table-cell>
          <table:table-cell table:number-columns-repeated="16378"/>
        </table:table-row>
        <table:table-row table:style-name="ro1">
          <table:table-cell office:value-type="float" office:value="74" table:formula="of:=[.A77]+1" table:style-name="ce1">
            <text:p>74</text:p>
          </table:table-cell>
          <table:table-cell office:value-type="string" table:style-name="ce2">
            <text:p>73<text:span text:style-name="T1">: </text:span><text:span text:style-name="T2">80.7622919522021</text:span></text:p>
          </table:table-cell>
          <table:table-cell table:style-name="ce1"/>
          <table:table-cell office:value-type="string" office:string-value="80.7622919522021" table:formula="of:=RIGHT([.B78];LEN([.B78])-4)" table:style-name="ce3">
            <text:p>80.7622919522021</text:p>
          </table:table-cell>
          <table:table-cell table:style-name="ce1"/>
          <table:table-cell office:value-type="float" office:value="80.762291952202105" table:formula="of:=[.D78]+0" table:style-name="ce3">
            <text:p>80.76</text:p>
          </table:table-cell>
          <table:table-cell table:number-columns-repeated="16378"/>
        </table:table-row>
        <table:table-row table:style-name="ro1">
          <table:table-cell office:value-type="float" office:value="75" table:formula="of:=[.A78]+1" table:style-name="ce1">
            <text:p>75</text:p>
          </table:table-cell>
          <table:table-cell office:value-type="string" table:style-name="ce2">
            <text:p>74<text:span text:style-name="T1">: </text:span><text:span text:style-name="T2">77.18232701906422</text:span></text:p>
          </table:table-cell>
          <table:table-cell table:style-name="ce1"/>
          <table:table-cell office:value-type="string" office:string-value="77.18232701906422" table:formula="of:=RIGHT([.B79];LEN([.B79])-4)" table:style-name="ce3">
            <text:p>77.18232701906422</text:p>
          </table:table-cell>
          <table:table-cell table:style-name="ce1"/>
          <table:table-cell office:value-type="float" office:value="77.182327019064203" table:formula="of:=[.D79]+0" table:style-name="ce3">
            <text:p>77.18</text:p>
          </table:table-cell>
          <table:table-cell table:number-columns-repeated="16378"/>
        </table:table-row>
        <table:table-row table:style-name="ro1">
          <table:table-cell office:value-type="float" office:value="76" table:formula="of:=[.A79]+1" table:style-name="ce1">
            <text:p>76</text:p>
          </table:table-cell>
          <table:table-cell office:value-type="string" table:style-name="ce2">
            <text:p>75<text:span text:style-name="T1">: </text:span><text:span text:style-name="T2">78.20915393341264</text:span></text:p>
          </table:table-cell>
          <table:table-cell table:style-name="ce1"/>
          <table:table-cell office:value-type="string" office:string-value="78.20915393341264" table:formula="of:=RIGHT([.B80];LEN([.B80])-4)" table:style-name="ce3">
            <text:p>78.20915393341264</text:p>
          </table:table-cell>
          <table:table-cell table:style-name="ce1"/>
          <table:table-cell office:value-type="float" office:value="78.209153933412594" table:formula="of:=[.D80]+0" table:style-name="ce3">
            <text:p>78.21</text:p>
          </table:table-cell>
          <table:table-cell table:number-columns-repeated="16378"/>
        </table:table-row>
        <table:table-row table:style-name="ro1">
          <table:table-cell office:value-type="float" office:value="77" table:formula="of:=[.A80]+1" table:style-name="ce1">
            <text:p>77</text:p>
          </table:table-cell>
          <table:table-cell office:value-type="string" table:style-name="ce2">
            <text:p>76<text:span text:style-name="T1">: </text:span><text:span text:style-name="T2">67.91424749999923</text:span></text:p>
          </table:table-cell>
          <table:table-cell table:style-name="ce1"/>
          <table:table-cell office:value-type="string" office:string-value="67.91424749999923" table:formula="of:=RIGHT([.B81];LEN([.B81])-4)" table:style-name="ce3">
            <text:p>67.91424749999923</text:p>
          </table:table-cell>
          <table:table-cell table:style-name="ce1"/>
          <table:table-cell office:value-type="float" office:value="67.914247499999206" table:formula="of:=[.D81]+0" table:style-name="ce3">
            <text:p>67.91</text:p>
          </table:table-cell>
          <table:table-cell table:number-columns-repeated="16378"/>
        </table:table-row>
        <table:table-row table:style-name="ro1">
          <table:table-cell office:value-type="float" office:value="78" table:formula="of:=[.A81]+1" table:style-name="ce1">
            <text:p>78</text:p>
          </table:table-cell>
          <table:table-cell office:value-type="string" table:style-name="ce2">
            <text:p>77<text:span text:style-name="T1">: </text:span><text:span text:style-name="T2">72.1080064523975</text:span></text:p>
          </table:table-cell>
          <table:table-cell table:style-name="ce1"/>
          <table:table-cell office:value-type="string" office:string-value="72.1080064523975" table:formula="of:=RIGHT([.B82];LEN([.B82])-4)" table:style-name="ce3">
            <text:p>72.1080064523975</text:p>
          </table:table-cell>
          <table:table-cell table:style-name="ce1"/>
          <table:table-cell office:value-type="float" office:value="72.108006452397504" table:formula="of:=[.D82]+0" table:style-name="ce3">
            <text:p>72.11</text:p>
          </table:table-cell>
          <table:table-cell table:number-columns-repeated="16378"/>
        </table:table-row>
        <table:table-row table:style-name="ro1">
          <table:table-cell office:value-type="float" office:value="79" table:formula="of:=[.A82]+1" table:style-name="ce1">
            <text:p>79</text:p>
          </table:table-cell>
          <table:table-cell office:value-type="string" table:style-name="ce2">
            <text:p>78<text:span text:style-name="T1">: </text:span><text:span text:style-name="T2">77.49333633817639</text:span></text:p>
          </table:table-cell>
          <table:table-cell table:style-name="ce1"/>
          <table:table-cell office:value-type="string" office:string-value="77.49333633817639" table:formula="of:=RIGHT([.B83];LEN([.B83])-4)" table:style-name="ce3">
            <text:p>77.49333633817639</text:p>
          </table:table-cell>
          <table:table-cell table:style-name="ce1"/>
          <table:table-cell office:value-type="float" office:value="77.493336338176306" table:formula="of:=[.D83]+0" table:style-name="ce3">
            <text:p>77.49</text:p>
          </table:table-cell>
          <table:table-cell table:number-columns-repeated="16378"/>
        </table:table-row>
        <table:table-row table:style-name="ro1">
          <table:table-cell office:value-type="float" office:value="80" table:formula="of:=[.A83]+1" table:style-name="ce1">
            <text:p>80</text:p>
          </table:table-cell>
          <table:table-cell office:value-type="string" table:style-name="ce2">
            <text:p>79<text:span text:style-name="T1">: </text:span><text:span text:style-name="T2">70.86716187887049</text:span></text:p>
          </table:table-cell>
          <table:table-cell table:style-name="ce1"/>
          <table:table-cell office:value-type="string" office:string-value="70.86716187887049" table:formula="of:=RIGHT([.B84];LEN([.B84])-4)" table:style-name="ce3">
            <text:p>70.86716187887049</text:p>
          </table:table-cell>
          <table:table-cell table:style-name="ce1"/>
          <table:table-cell office:value-type="float" office:value="70.867161878870405" table:formula="of:=[.D84]+0" table:style-name="ce3">
            <text:p>70.87</text:p>
          </table:table-cell>
          <table:table-cell table:number-columns-repeated="16378"/>
        </table:table-row>
        <table:table-row table:style-name="ro1">
          <table:table-cell office:value-type="float" office:value="81" table:formula="of:=[.A84]+1" table:style-name="ce1">
            <text:p>81</text:p>
          </table:table-cell>
          <table:table-cell office:value-type="string" table:style-name="ce2">
            <text:p>80<text:span text:style-name="T1">: </text:span><text:span text:style-name="T2">67.64505194348924</text:span></text:p>
          </table:table-cell>
          <table:table-cell table:style-name="ce1"/>
          <table:table-cell office:value-type="string" office:string-value="67.64505194348924" table:formula="of:=RIGHT([.B85];LEN([.B85])-4)" table:style-name="ce3">
            <text:p>67.64505194348924</text:p>
          </table:table-cell>
          <table:table-cell table:style-name="ce1"/>
          <table:table-cell office:value-type="float" office:value="67.645051943489193" table:formula="of:=[.D85]+0" table:style-name="ce3">
            <text:p>67.65</text:p>
          </table:table-cell>
          <table:table-cell table:number-columns-repeated="16378"/>
        </table:table-row>
        <table:table-row table:style-name="ro1">
          <table:table-cell office:value-type="float" office:value="82" table:formula="of:=[.A85]+1" table:style-name="ce1">
            <text:p>82</text:p>
          </table:table-cell>
          <table:table-cell office:value-type="string" table:style-name="ce2">
            <text:p>81<text:span text:style-name="T1">: </text:span><text:span text:style-name="T2">71.39769164014476</text:span></text:p>
          </table:table-cell>
          <table:table-cell table:style-name="ce1"/>
          <table:table-cell office:value-type="string" office:string-value="71.39769164014476" table:formula="of:=RIGHT([.B86];LEN([.B86])-4)" table:style-name="ce3">
            <text:p>71.39769164014476</text:p>
          </table:table-cell>
          <table:table-cell table:style-name="ce1"/>
          <table:table-cell office:value-type="float" office:value="71.3976916401447" table:formula="of:=[.D86]+0" table:style-name="ce3">
            <text:p>71.40</text:p>
          </table:table-cell>
          <table:table-cell table:number-columns-repeated="16378"/>
        </table:table-row>
        <table:table-row table:style-name="ro1">
          <table:table-cell office:value-type="float" office:value="83" table:formula="of:=[.A86]+1" table:style-name="ce1">
            <text:p>83</text:p>
          </table:table-cell>
          <table:table-cell office:value-type="string" table:style-name="ce2">
            <text:p>82<text:span text:style-name="T1">: </text:span><text:span text:style-name="T2">78.32047726123548</text:span></text:p>
          </table:table-cell>
          <table:table-cell table:style-name="ce1"/>
          <table:table-cell office:value-type="string" office:string-value="78.32047726123548" table:formula="of:=RIGHT([.B87];LEN([.B87])-4)" table:style-name="ce3">
            <text:p>78.32047726123548</text:p>
          </table:table-cell>
          <table:table-cell table:style-name="ce1"/>
          <table:table-cell office:value-type="float" office:value="78.320477261235396" table:formula="of:=[.D87]+0" table:style-name="ce3">
            <text:p>78.32</text:p>
          </table:table-cell>
          <table:table-cell table:number-columns-repeated="16378"/>
        </table:table-row>
        <table:table-row table:style-name="ro1">
          <table:table-cell office:value-type="float" office:value="84" table:formula="of:=[.A87]+1" table:style-name="ce1">
            <text:p>84</text:p>
          </table:table-cell>
          <table:table-cell office:value-type="string" table:style-name="ce2">
            <text:p>83<text:span text:style-name="T1">: </text:span><text:span text:style-name="T2">73.62552315587287</text:span></text:p>
          </table:table-cell>
          <table:table-cell table:style-name="ce1"/>
          <table:table-cell office:value-type="string" office:string-value="73.62552315587287" table:formula="of:=RIGHT([.B88];LEN([.B88])-4)" table:style-name="ce3">
            <text:p>73.62552315587287</text:p>
          </table:table-cell>
          <table:table-cell table:style-name="ce1"/>
          <table:table-cell office:value-type="float" office:value="73.625523155872798" table:formula="of:=[.D88]+0" table:style-name="ce3">
            <text:p>73.63</text:p>
          </table:table-cell>
          <table:table-cell table:number-columns-repeated="16378"/>
        </table:table-row>
        <table:table-row table:style-name="ro1">
          <table:table-cell office:value-type="float" office:value="85" table:formula="of:=[.A88]+1" table:style-name="ce1">
            <text:p>85</text:p>
          </table:table-cell>
          <table:table-cell office:value-type="string" table:style-name="ce2">
            <text:p>84<text:span text:style-name="T1">: </text:span><text:span text:style-name="T2">71.22268666091004</text:span></text:p>
          </table:table-cell>
          <table:table-cell table:style-name="ce1"/>
          <table:table-cell office:value-type="string" office:string-value="71.22268666091004" table:formula="of:=RIGHT([.B89];LEN([.B89])-4)" table:style-name="ce3">
            <text:p>71.22268666091004</text:p>
          </table:table-cell>
          <table:table-cell table:style-name="ce1"/>
          <table:table-cell office:value-type="float" office:value="71.22268666091" table:formula="of:=[.D89]+0" table:style-name="ce3">
            <text:p>71.22</text:p>
          </table:table-cell>
          <table:table-cell table:number-columns-repeated="16378"/>
        </table:table-row>
        <table:table-row table:style-name="ro1">
          <table:table-cell office:value-type="float" office:value="86" table:formula="of:=[.A89]+1" table:style-name="ce1">
            <text:p>86</text:p>
          </table:table-cell>
          <table:table-cell office:value-type="string" table:style-name="ce2">
            <text:p>85<text:span text:style-name="T1">: </text:span><text:span text:style-name="T2">78.00715632625307</text:span></text:p>
          </table:table-cell>
          <table:table-cell table:style-name="ce1"/>
          <table:table-cell office:value-type="string" office:string-value="78.00715632625307" table:formula="of:=RIGHT([.B90];LEN([.B90])-4)" table:style-name="ce3">
            <text:p>78.00715632625307</text:p>
          </table:table-cell>
          <table:table-cell table:style-name="ce1"/>
          <table:table-cell office:value-type="float" office:value="78.007156326252996" table:formula="of:=[.D90]+0" table:style-name="ce3">
            <text:p>78.01</text:p>
          </table:table-cell>
          <table:table-cell table:number-columns-repeated="16378"/>
        </table:table-row>
        <table:table-row table:style-name="ro1">
          <table:table-cell office:value-type="float" office:value="87" table:formula="of:=[.A90]+1" table:style-name="ce1">
            <text:p>87</text:p>
          </table:table-cell>
          <table:table-cell office:value-type="string" table:style-name="ce2">
            <text:p>86<text:span text:style-name="T1">: </text:span><text:span text:style-name="T2">66.89235816037083</text:span></text:p>
          </table:table-cell>
          <table:table-cell table:style-name="ce1"/>
          <table:table-cell office:value-type="string" office:string-value="66.89235816037083" table:formula="of:=RIGHT([.B91];LEN([.B91])-4)" table:style-name="ce3">
            <text:p>66.89235816037083</text:p>
          </table:table-cell>
          <table:table-cell table:style-name="ce1"/>
          <table:table-cell office:value-type="float" office:value="66.892358160370804" table:formula="of:=[.D91]+0" table:style-name="ce3">
            <text:p>66.89</text:p>
          </table:table-cell>
          <table:table-cell table:number-columns-repeated="16378"/>
        </table:table-row>
        <table:table-row table:style-name="ro1">
          <table:table-cell office:value-type="float" office:value="88" table:formula="of:=[.A91]+1" table:style-name="ce1">
            <text:p>88</text:p>
          </table:table-cell>
          <table:table-cell office:value-type="string" table:style-name="ce2">
            <text:p>87<text:span text:style-name="T1">: </text:span><text:span text:style-name="T2">60.67028818571653</text:span></text:p>
          </table:table-cell>
          <table:table-cell table:style-name="ce1"/>
          <table:table-cell office:value-type="string" office:string-value="60.67028818571653" table:formula="of:=RIGHT([.B92];LEN([.B92])-4)" table:style-name="ce3">
            <text:p>60.67028818571653</text:p>
          </table:table-cell>
          <table:table-cell table:style-name="ce1"/>
          <table:table-cell office:value-type="float" office:value="60.670288185716501" table:formula="of:=[.D92]+0" table:style-name="ce3">
            <text:p>60.67</text:p>
          </table:table-cell>
          <table:table-cell table:number-columns-repeated="16378"/>
        </table:table-row>
        <table:table-row table:style-name="ro1">
          <table:table-cell office:value-type="float" office:value="89" table:formula="of:=[.A92]+1" table:style-name="ce1">
            <text:p>89</text:p>
          </table:table-cell>
          <table:table-cell office:value-type="string" table:style-name="ce2">
            <text:p>88<text:span text:style-name="T1">: </text:span><text:span text:style-name="T2">68.57684263656202</text:span></text:p>
          </table:table-cell>
          <table:table-cell table:style-name="ce1"/>
          <table:table-cell office:value-type="string" office:string-value="68.57684263656202" table:formula="of:=RIGHT([.B93];LEN([.B93])-4)" table:style-name="ce3">
            <text:p>68.57684263656202</text:p>
          </table:table-cell>
          <table:table-cell table:style-name="ce1"/>
          <table:table-cell office:value-type="float" office:value="68.576842636562006" table:formula="of:=[.D93]+0" table:style-name="ce3">
            <text:p>68.58</text:p>
          </table:table-cell>
          <table:table-cell table:number-columns-repeated="16378"/>
        </table:table-row>
        <table:table-row table:style-name="ro1">
          <table:table-cell office:value-type="float" office:value="90" table:formula="of:=[.A93]+1" table:style-name="ce1">
            <text:p>90</text:p>
          </table:table-cell>
          <table:table-cell office:value-type="string" table:style-name="ce2">
            <text:p>89<text:span text:style-name="T1">: </text:span><text:span text:style-name="T2">73.78010651154281</text:span></text:p>
          </table:table-cell>
          <table:table-cell table:style-name="ce1"/>
          <table:table-cell office:value-type="string" office:string-value="73.78010651154281" table:formula="of:=RIGHT([.B94];LEN([.B94])-4)" table:style-name="ce3">
            <text:p>73.78010651154281</text:p>
          </table:table-cell>
          <table:table-cell table:style-name="ce1"/>
          <table:table-cell office:value-type="float" office:value="73.780106511542797" table:formula="of:=[.D94]+0" table:style-name="ce3">
            <text:p>73.78</text:p>
          </table:table-cell>
          <table:table-cell table:number-columns-repeated="16378"/>
        </table:table-row>
        <table:table-row table:style-name="ro1">
          <table:table-cell office:value-type="float" office:value="91" table:formula="of:=[.A94]+1" table:style-name="ce1">
            <text:p>91</text:p>
          </table:table-cell>
          <table:table-cell office:value-type="string" table:style-name="ce2">
            <text:p>90<text:span text:style-name="T1">: </text:span><text:span text:style-name="T2">72.03221948839118</text:span></text:p>
          </table:table-cell>
          <table:table-cell table:style-name="ce1"/>
          <table:table-cell office:value-type="string" office:string-value="72.03221948839118" table:formula="of:=RIGHT([.B95];LEN([.B95])-4)" table:style-name="ce3">
            <text:p>72.03221948839118</text:p>
          </table:table-cell>
          <table:table-cell table:style-name="ce1"/>
          <table:table-cell office:value-type="float" office:value="72.032219488391107" table:formula="of:=[.D95]+0" table:style-name="ce3">
            <text:p>72.03</text:p>
          </table:table-cell>
          <table:table-cell table:number-columns-repeated="16378"/>
        </table:table-row>
        <table:table-row table:style-name="ro1">
          <table:table-cell office:value-type="float" office:value="92" table:formula="of:=[.A95]+1" table:style-name="ce1">
            <text:p>92</text:p>
          </table:table-cell>
          <table:table-cell office:value-type="string" table:style-name="ce2">
            <text:p>91<text:span text:style-name="T1">: </text:span><text:span text:style-name="T2">68.31042689414883</text:span></text:p>
          </table:table-cell>
          <table:table-cell table:style-name="ce1"/>
          <table:table-cell office:value-type="string" office:string-value="68.31042689414883" table:formula="of:=RIGHT([.B96];LEN([.B96])-4)" table:style-name="ce3">
            <text:p>68.31042689414883</text:p>
          </table:table-cell>
          <table:table-cell table:style-name="ce1"/>
          <table:table-cell office:value-type="float" office:value="68.310426894148804" table:formula="of:=[.D96]+0" table:style-name="ce3">
            <text:p>68.31</text:p>
          </table:table-cell>
          <table:table-cell table:number-columns-repeated="16378"/>
        </table:table-row>
        <table:table-row table:style-name="ro1">
          <table:table-cell office:value-type="float" office:value="93" table:formula="of:=[.A96]+1" table:style-name="ce1">
            <text:p>93</text:p>
          </table:table-cell>
          <table:table-cell office:value-type="string" table:style-name="ce2">
            <text:p>92<text:span text:style-name="T1">: </text:span><text:span text:style-name="T2">74.02831684141583</text:span></text:p>
          </table:table-cell>
          <table:table-cell table:style-name="ce1"/>
          <table:table-cell office:value-type="string" office:string-value="74.02831684141583" table:formula="of:=RIGHT([.B97];LEN([.B97])-4)" table:style-name="ce3">
            <text:p>74.02831684141583</text:p>
          </table:table-cell>
          <table:table-cell table:style-name="ce1"/>
          <table:table-cell office:value-type="float" office:value="74.028316841415801" table:formula="of:=[.D97]+0" table:style-name="ce3">
            <text:p>74.03</text:p>
          </table:table-cell>
          <table:table-cell table:number-columns-repeated="16378"/>
        </table:table-row>
        <table:table-row table:style-name="ro1">
          <table:table-cell office:value-type="float" office:value="94" table:formula="of:=[.A97]+1" table:style-name="ce1">
            <text:p>94</text:p>
          </table:table-cell>
          <table:table-cell office:value-type="string" table:style-name="ce2">
            <text:p>93<text:span text:style-name="T1">: </text:span><text:span text:style-name="T2">73.02179175472308</text:span></text:p>
          </table:table-cell>
          <table:table-cell table:style-name="ce1"/>
          <table:table-cell office:value-type="string" office:string-value="73.02179175472308" table:formula="of:=RIGHT([.B98];LEN([.B98])-4)" table:style-name="ce3">
            <text:p>73.02179175472308</text:p>
          </table:table-cell>
          <table:table-cell table:style-name="ce1"/>
          <table:table-cell office:value-type="float" office:value="73.021791754722997" table:formula="of:=[.D98]+0" table:style-name="ce3">
            <text:p>73.02</text:p>
          </table:table-cell>
          <table:table-cell table:number-columns-repeated="16378"/>
        </table:table-row>
        <table:table-row table:style-name="ro1">
          <table:table-cell office:value-type="float" office:value="95" table:formula="of:=[.A98]+1" table:style-name="ce1">
            <text:p>95</text:p>
          </table:table-cell>
          <table:table-cell office:value-type="string" table:style-name="ce2">
            <text:p>94<text:span text:style-name="T1">: </text:span><text:span text:style-name="T2">70.44539084655604</text:span></text:p>
          </table:table-cell>
          <table:table-cell table:style-name="ce1"/>
          <table:table-cell office:value-type="string" office:string-value="70.44539084655604" table:formula="of:=RIGHT([.B99];LEN([.B99])-4)" table:style-name="ce3">
            <text:p>70.44539084655604</text:p>
          </table:table-cell>
          <table:table-cell table:style-name="ce1"/>
          <table:table-cell office:value-type="float" office:value="70.445390846555995" table:formula="of:=[.D99]+0" table:style-name="ce3">
            <text:p>70.45</text:p>
          </table:table-cell>
          <table:table-cell table:number-columns-repeated="16378"/>
        </table:table-row>
        <table:table-row table:style-name="ro1">
          <table:table-cell office:value-type="float" office:value="96" table:formula="of:=[.A99]+1" table:style-name="ce1">
            <text:p>96</text:p>
          </table:table-cell>
          <table:table-cell office:value-type="string" table:style-name="ce2">
            <text:p>95<text:span text:style-name="T1">: </text:span><text:span text:style-name="T2">80.30225207599294</text:span></text:p>
          </table:table-cell>
          <table:table-cell table:style-name="ce1"/>
          <table:table-cell office:value-type="string" office:string-value="80.30225207599294" table:formula="of:=RIGHT([.B100];LEN([.B100])-4)" table:style-name="ce3">
            <text:p>80.30225207599294</text:p>
          </table:table-cell>
          <table:table-cell table:style-name="ce1"/>
          <table:table-cell office:value-type="float" office:value="80.302252075992897" table:formula="of:=[.D100]+0" table:style-name="ce3">
            <text:p>80.30</text:p>
          </table:table-cell>
          <table:table-cell table:number-columns-repeated="16378"/>
        </table:table-row>
        <table:table-row table:style-name="ro1">
          <table:table-cell office:value-type="float" office:value="97" table:formula="of:=[.A100]+1" table:style-name="ce1">
            <text:p>97</text:p>
          </table:table-cell>
          <table:table-cell office:value-type="string" table:style-name="ce2">
            <text:p>96<text:span text:style-name="T1">: </text:span><text:span text:style-name="T2">68.546352596795</text:span></text:p>
          </table:table-cell>
          <table:table-cell table:style-name="ce1"/>
          <table:table-cell office:value-type="string" office:string-value="68.546352596795" table:formula="of:=RIGHT([.B101];LEN([.B101])-4)" table:style-name="ce3">
            <text:p>68.546352596795</text:p>
          </table:table-cell>
          <table:table-cell table:style-name="ce1"/>
          <table:table-cell office:value-type="float" office:value="68.546352596795003" table:formula="of:=[.D101]+0" table:style-name="ce3">
            <text:p>68.55</text:p>
          </table:table-cell>
          <table:table-cell table:number-columns-repeated="16378"/>
        </table:table-row>
        <table:table-row table:style-name="ro1">
          <table:table-cell office:value-type="float" office:value="98" table:formula="of:=[.A101]+1" table:style-name="ce1">
            <text:p>98</text:p>
          </table:table-cell>
          <table:table-cell office:value-type="string" table:style-name="ce2">
            <text:p>97<text:span text:style-name="T1">: </text:span><text:span text:style-name="T2">71.08169668502953</text:span></text:p>
          </table:table-cell>
          <table:table-cell table:style-name="ce1"/>
          <table:table-cell office:value-type="string" office:string-value="71.08169668502953" table:formula="of:=RIGHT([.B102];LEN([.B102])-4)" table:style-name="ce3">
            <text:p>71.08169668502953</text:p>
          </table:table-cell>
          <table:table-cell table:style-name="ce1"/>
          <table:table-cell office:value-type="float" office:value="71.081696685029499" table:formula="of:=[.D102]+0" table:style-name="ce3">
            <text:p>71.08</text:p>
          </table:table-cell>
          <table:table-cell table:number-columns-repeated="16378"/>
        </table:table-row>
        <table:table-row table:style-name="ro1">
          <table:table-cell office:value-type="float" office:value="99" table:formula="of:=[.A102]+1" table:style-name="ce1">
            <text:p>99</text:p>
          </table:table-cell>
          <table:table-cell office:value-type="string" table:style-name="ce2">
            <text:p>98<text:span text:style-name="T1">: </text:span><text:span text:style-name="T2">76.31669410760604</text:span></text:p>
          </table:table-cell>
          <table:table-cell table:style-name="ce1"/>
          <table:table-cell office:value-type="string" office:string-value="76.31669410760604" table:formula="of:=RIGHT([.B103];LEN([.B103])-4)" table:style-name="ce3">
            <text:p>76.31669410760604</text:p>
          </table:table-cell>
          <table:table-cell table:style-name="ce1"/>
          <table:table-cell office:value-type="float" office:value="76.316694107605997" table:formula="of:=[.D103]+0" table:style-name="ce3">
            <text:p>76.32</text:p>
          </table:table-cell>
          <table:table-cell table:number-columns-repeated="16378"/>
        </table:table-row>
        <table:table-row table:style-name="ro1">
          <table:table-cell office:value-type="float" office:value="100" table:formula="of:=[.A103]+1" table:style-name="ce1">
            <text:p>100</text:p>
          </table:table-cell>
          <table:table-cell office:value-type="string" table:style-name="ce2">
            <text:p>99<text:span text:style-name="T1">: </text:span><text:span text:style-name="T2">78.69545469866603</text:span></text:p>
          </table:table-cell>
          <table:table-cell table:style-name="ce1"/>
          <table:table-cell office:value-type="string" office:string-value="78.69545469866603" table:formula="of:=RIGHT([.B104];LEN([.B104])-4)" table:style-name="ce3">
            <text:p>78.69545469866603</text:p>
          </table:table-cell>
          <table:table-cell table:style-name="ce1"/>
          <table:table-cell office:value-type="float" office:value="78.695454698665998" table:formula="of:=[.D104]+0" table:style-name="ce3">
            <text:p>78.70</text:p>
          </table:table-cell>
          <table:table-cell table:number-columns-repeated="16378"/>
        </table:table-row>
        <table:table-row table:style-name="ro1">
          <table:table-cell office:value-type="float" office:value="101" table:formula="of:=[.A104]+1" table:style-name="ce1">
            <text:p>101</text:p>
          </table:table-cell>
          <table:table-cell office:value-type="string" table:style-name="ce2">
            <text:p>100<text:span text:style-name="T1">: </text:span><text:span text:style-name="T2">70.13931016930677</text:span></text:p>
          </table:table-cell>
          <table:table-cell table:style-name="ce1"/>
          <table:table-cell office:value-type="string" office:string-value="70.13931016930677" table:formula="of:=RIGHT([.B105];LEN([.B105])-5)" table:style-name="ce3">
            <text:p>70.13931016930677</text:p>
          </table:table-cell>
          <table:table-cell table:style-name="ce1"/>
          <table:table-cell office:value-type="float" office:value="70.139310169306697" table:formula="of:=[.D105]+0" table:style-name="ce3">
            <text:p>70.14</text:p>
          </table:table-cell>
          <table:table-cell table:number-columns-repeated="16378"/>
        </table:table-row>
        <table:table-row table:style-name="ro1">
          <table:table-cell office:value-type="float" office:value="102" table:formula="of:=[.A105]+1" table:style-name="ce1">
            <text:p>102</text:p>
          </table:table-cell>
          <table:table-cell office:value-type="string" table:style-name="ce2">
            <text:p>101<text:span text:style-name="T1">: </text:span><text:span text:style-name="T2">73.6923739490002</text:span></text:p>
          </table:table-cell>
          <table:table-cell table:style-name="ce1"/>
          <table:table-cell office:value-type="string" office:string-value="73.6923739490002" table:formula="of:=RIGHT([.B106];LEN([.B106])-5)" table:style-name="ce3">
            <text:p>73.6923739490002</text:p>
          </table:table-cell>
          <table:table-cell table:style-name="ce1"/>
          <table:table-cell office:value-type="float" office:value="73.692373949000199" table:formula="of:=[.D106]+0" table:style-name="ce3">
            <text:p>73.69</text:p>
          </table:table-cell>
          <table:table-cell table:number-columns-repeated="16378"/>
        </table:table-row>
        <table:table-row table:style-name="ro1">
          <table:table-cell office:value-type="float" office:value="103" table:formula="of:=[.A106]+1" table:style-name="ce1">
            <text:p>103</text:p>
          </table:table-cell>
          <table:table-cell office:value-type="string" table:style-name="ce2">
            <text:p>102<text:span text:style-name="T1">: </text:span><text:span text:style-name="T2">82.47231103981053</text:span></text:p>
          </table:table-cell>
          <table:table-cell table:style-name="ce1"/>
          <table:table-cell office:value-type="string" office:string-value="82.47231103981053" table:formula="of:=RIGHT([.B107];LEN([.B107])-5)" table:style-name="ce3">
            <text:p>82.47231103981053</text:p>
          </table:table-cell>
          <table:table-cell table:style-name="ce1"/>
          <table:table-cell office:value-type="float" office:value="82.472311039810506" table:formula="of:=[.D107]+0" table:style-name="ce3">
            <text:p>82.47</text:p>
          </table:table-cell>
          <table:table-cell table:number-columns-repeated="16378"/>
        </table:table-row>
        <table:table-row table:style-name="ro1">
          <table:table-cell office:value-type="float" office:value="104" table:formula="of:=[.A107]+1" table:style-name="ce1">
            <text:p>104</text:p>
          </table:table-cell>
          <table:table-cell office:value-type="string" table:style-name="ce2">
            <text:p>103<text:span text:style-name="T1">: </text:span><text:span text:style-name="T2">74.24667210786095</text:span></text:p>
          </table:table-cell>
          <table:table-cell table:style-name="ce1"/>
          <table:table-cell office:value-type="string" office:string-value="74.24667210786095" table:formula="of:=RIGHT([.B108];LEN([.B108])-5)" table:style-name="ce3">
            <text:p>74.24667210786095</text:p>
          </table:table-cell>
          <table:table-cell table:style-name="ce1"/>
          <table:table-cell office:value-type="float" office:value="74.246672107860903" table:formula="of:=[.D108]+0" table:style-name="ce3">
            <text:p>74.25</text:p>
          </table:table-cell>
          <table:table-cell table:number-columns-repeated="16378"/>
        </table:table-row>
        <table:table-row table:style-name="ro1">
          <table:table-cell office:value-type="float" office:value="105" table:formula="of:=[.A108]+1" table:style-name="ce1">
            <text:p>105</text:p>
          </table:table-cell>
          <table:table-cell office:value-type="string" table:style-name="ce2">
            <text:p>104<text:span text:style-name="T1">: </text:span><text:span text:style-name="T2">74.19710011965762</text:span></text:p>
          </table:table-cell>
          <table:table-cell table:style-name="ce1"/>
          <table:table-cell office:value-type="string" office:string-value="74.19710011965762" table:formula="of:=RIGHT([.B109];LEN([.B109])-5)" table:style-name="ce3">
            <text:p>74.19710011965762</text:p>
          </table:table-cell>
          <table:table-cell table:style-name="ce1"/>
          <table:table-cell office:value-type="float" office:value="74.197100119657605" table:formula="of:=[.D109]+0" table:style-name="ce3">
            <text:p>74.20</text:p>
          </table:table-cell>
          <table:table-cell table:number-columns-repeated="16378"/>
        </table:table-row>
        <table:table-row table:style-name="ro1">
          <table:table-cell office:value-type="float" office:value="106" table:formula="of:=[.A109]+1" table:style-name="ce1">
            <text:p>106</text:p>
          </table:table-cell>
          <table:table-cell office:value-type="string" table:style-name="ce2">
            <text:p>105<text:span text:style-name="T1">: </text:span><text:span text:style-name="T2">72.47062032884617</text:span></text:p>
          </table:table-cell>
          <table:table-cell table:style-name="ce1"/>
          <table:table-cell office:value-type="string" office:string-value="72.47062032884617" table:formula="of:=RIGHT([.B110];LEN([.B110])-5)" table:style-name="ce3">
            <text:p>72.47062032884617</text:p>
          </table:table-cell>
          <table:table-cell table:style-name="ce1"/>
          <table:table-cell office:value-type="float" office:value="72.470620328846096" table:formula="of:=[.D110]+0" table:style-name="ce3">
            <text:p>72.47</text:p>
          </table:table-cell>
          <table:table-cell table:number-columns-repeated="16378"/>
        </table:table-row>
        <table:table-row table:style-name="ro1">
          <table:table-cell office:value-type="float" office:value="107" table:formula="of:=[.A110]+1" table:style-name="ce1">
            <text:p>107</text:p>
          </table:table-cell>
          <table:table-cell office:value-type="string" table:style-name="ce2">
            <text:p>106<text:span text:style-name="T1">: </text:span><text:span text:style-name="T2">74.8076534776108</text:span></text:p>
          </table:table-cell>
          <table:table-cell table:style-name="ce1"/>
          <table:table-cell office:value-type="string" office:string-value="74.8076534776108" table:formula="of:=RIGHT([.B111];LEN([.B111])-5)" table:style-name="ce3">
            <text:p>74.8076534776108</text:p>
          </table:table-cell>
          <table:table-cell table:style-name="ce1"/>
          <table:table-cell office:value-type="float" office:value="74.807653477610799" table:formula="of:=[.D111]+0" table:style-name="ce3">
            <text:p>74.81</text:p>
          </table:table-cell>
          <table:table-cell table:number-columns-repeated="16378"/>
        </table:table-row>
        <table:table-row table:style-name="ro1">
          <table:table-cell office:value-type="float" office:value="108" table:formula="of:=[.A111]+1" table:style-name="ce1">
            <text:p>108</text:p>
          </table:table-cell>
          <table:table-cell office:value-type="string" table:style-name="ce2">
            <text:p>107<text:span text:style-name="T1">: </text:span><text:span text:style-name="T2">74.70399934242738</text:span></text:p>
          </table:table-cell>
          <table:table-cell table:style-name="ce1"/>
          <table:table-cell office:value-type="string" office:string-value="74.70399934242738" table:formula="of:=RIGHT([.B112];LEN([.B112])-5)" table:style-name="ce3">
            <text:p>74.70399934242738</text:p>
          </table:table-cell>
          <table:table-cell table:style-name="ce1"/>
          <table:table-cell office:value-type="float" office:value="74.703999342427295" table:formula="of:=[.D112]+0" table:style-name="ce3">
            <text:p>74.70</text:p>
          </table:table-cell>
          <table:table-cell table:number-columns-repeated="16378"/>
        </table:table-row>
        <table:table-row table:style-name="ro1">
          <table:table-cell office:value-type="float" office:value="109" table:formula="of:=[.A112]+1" table:style-name="ce1">
            <text:p>109</text:p>
          </table:table-cell>
          <table:table-cell office:value-type="string" table:style-name="ce2">
            <text:p>108<text:span text:style-name="T1">: </text:span><text:span text:style-name="T2">79.13613874776583</text:span></text:p>
          </table:table-cell>
          <table:table-cell table:style-name="ce1"/>
          <table:table-cell office:value-type="string" office:string-value="79.13613874776583" table:formula="of:=RIGHT([.B113];LEN([.B113])-5)" table:style-name="ce3">
            <text:p>79.13613874776583</text:p>
          </table:table-cell>
          <table:table-cell table:style-name="ce1"/>
          <table:table-cell office:value-type="float" office:value="79.136138747765798" table:formula="of:=[.D113]+0" table:style-name="ce3">
            <text:p>79.14</text:p>
          </table:table-cell>
          <table:table-cell table:number-columns-repeated="16378"/>
        </table:table-row>
        <table:table-row table:style-name="ro1">
          <table:table-cell office:value-type="float" office:value="110" table:formula="of:=[.A113]+1" table:style-name="ce1">
            <text:p>110</text:p>
          </table:table-cell>
          <table:table-cell office:value-type="string" table:style-name="ce2">
            <text:p>109<text:span text:style-name="T1">: </text:span><text:span text:style-name="T2">64.15711002737645</text:span></text:p>
          </table:table-cell>
          <table:table-cell table:style-name="ce1"/>
          <table:table-cell office:value-type="string" office:string-value="64.15711002737645" table:formula="of:=RIGHT([.B114];LEN([.B114])-5)" table:style-name="ce3">
            <text:p>64.15711002737645</text:p>
          </table:table-cell>
          <table:table-cell table:style-name="ce1"/>
          <table:table-cell office:value-type="float" office:value="64.157110027376405" table:formula="of:=[.D114]+0" table:style-name="ce3">
            <text:p>64.16</text:p>
          </table:table-cell>
          <table:table-cell table:number-columns-repeated="16378"/>
        </table:table-row>
        <table:table-row table:style-name="ro1">
          <table:table-cell office:value-type="float" office:value="111" table:formula="of:=[.A114]+1" table:style-name="ce1">
            <text:p>111</text:p>
          </table:table-cell>
          <table:table-cell office:value-type="string" table:style-name="ce2">
            <text:p>110<text:span text:style-name="T1">: </text:span><text:span text:style-name="T2">65.02776399912688</text:span></text:p>
          </table:table-cell>
          <table:table-cell table:style-name="ce1"/>
          <table:table-cell office:value-type="string" office:string-value="65.02776399912688" table:formula="of:=RIGHT([.B115];LEN([.B115])-5)" table:style-name="ce3">
            <text:p>65.02776399912688</text:p>
          </table:table-cell>
          <table:table-cell table:style-name="ce1"/>
          <table:table-cell office:value-type="float" office:value="65.027763999126805" table:formula="of:=[.D115]+0" table:style-name="ce3">
            <text:p>65.03</text:p>
          </table:table-cell>
          <table:table-cell table:number-columns-repeated="16378"/>
        </table:table-row>
        <table:table-row table:style-name="ro1">
          <table:table-cell office:value-type="float" office:value="112" table:formula="of:=[.A115]+1" table:style-name="ce1">
            <text:p>112</text:p>
          </table:table-cell>
          <table:table-cell office:value-type="string" table:style-name="ce2">
            <text:p>111<text:span text:style-name="T1">: </text:span><text:span text:style-name="T2">67.28217430572779</text:span></text:p>
          </table:table-cell>
          <table:table-cell table:style-name="ce1"/>
          <table:table-cell office:value-type="string" office:string-value="67.28217430572779" table:formula="of:=RIGHT([.B116];LEN([.B116])-5)" table:style-name="ce3">
            <text:p>67.28217430572779</text:p>
          </table:table-cell>
          <table:table-cell table:style-name="ce1"/>
          <table:table-cell office:value-type="float" office:value="67.282174305727693" table:formula="of:=[.D116]+0" table:style-name="ce3">
            <text:p>67.28</text:p>
          </table:table-cell>
          <table:table-cell table:number-columns-repeated="16378"/>
        </table:table-row>
        <table:table-row table:style-name="ro1">
          <table:table-cell office:value-type="float" office:value="113" table:formula="of:=[.A116]+1" table:style-name="ce1">
            <text:p>113</text:p>
          </table:table-cell>
          <table:table-cell office:value-type="string" table:style-name="ce2">
            <text:p>112<text:span text:style-name="T1">: </text:span><text:span text:style-name="T2">72.97156117842083</text:span></text:p>
          </table:table-cell>
          <table:table-cell table:style-name="ce1"/>
          <table:table-cell office:value-type="string" office:string-value="72.97156117842083" table:formula="of:=RIGHT([.B117];LEN([.B117])-5)" table:style-name="ce3">
            <text:p>72.97156117842083</text:p>
          </table:table-cell>
          <table:table-cell table:style-name="ce1"/>
          <table:table-cell office:value-type="float" office:value="72.971561178420799" table:formula="of:=[.D117]+0" table:style-name="ce3">
            <text:p>72.97</text:p>
          </table:table-cell>
          <table:table-cell table:number-columns-repeated="16378"/>
        </table:table-row>
        <table:table-row table:style-name="ro1">
          <table:table-cell office:value-type="float" office:value="114" table:formula="of:=[.A117]+1" table:style-name="ce1">
            <text:p>114</text:p>
          </table:table-cell>
          <table:table-cell office:value-type="string" table:style-name="ce2">
            <text:p>113<text:span text:style-name="T1">: </text:span><text:span text:style-name="T2">64.58950433840303</text:span></text:p>
          </table:table-cell>
          <table:table-cell table:style-name="ce1"/>
          <table:table-cell office:value-type="string" office:string-value="64.58950433840303" table:formula="of:=RIGHT([.B118];LEN([.B118])-5)" table:style-name="ce3">
            <text:p>64.58950433840303</text:p>
          </table:table-cell>
          <table:table-cell table:style-name="ce1"/>
          <table:table-cell office:value-type="float" office:value="64.589504338403003" table:formula="of:=[.D118]+0" table:style-name="ce3">
            <text:p>64.59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114<text:span text:style-name="T1">: </text:span><text:span text:style-name="T2">65.93984174815871</text:span></text:p>
          </table:table-cell>
          <table:table-cell table:style-name="ce1"/>
          <table:table-cell office:value-type="string" office:string-value="65.93984174815871" table:formula="of:=RIGHT([.B119];LEN([.B119])-5)" table:style-name="ce3">
            <text:p>65.93984174815871</text:p>
          </table:table-cell>
          <table:table-cell table:style-name="ce1"/>
          <table:table-cell office:value-type="float" office:value="65.939841748158699" table:formula="of:=[.D119]+0" table:style-name="ce3">
            <text:p>65.9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115<text:span text:style-name="T1">: </text:span><text:span text:style-name="T2">66.75860201802092</text:span></text:p>
          </table:table-cell>
          <table:table-cell table:style-name="ce1"/>
          <table:table-cell office:value-type="string" office:string-value="66.75860201802092" table:formula="of:=RIGHT([.B120];LEN([.B120])-5)" table:style-name="ce3">
            <text:p>66.75860201802092</text:p>
          </table:table-cell>
          <table:table-cell table:style-name="ce1"/>
          <table:table-cell office:value-type="float" office:value="66.758602018020895" table:formula="of:=[.D120]+0" table:style-name="ce3">
            <text:p>66.7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116<text:span text:style-name="T1">: </text:span><text:span text:style-name="T2">73.05684934493932</text:span></text:p>
          </table:table-cell>
          <table:table-cell table:style-name="ce1"/>
          <table:table-cell office:value-type="string" office:string-value="73.05684934493932" table:formula="of:=RIGHT([.B121];LEN([.B121])-5)" table:style-name="ce3">
            <text:p>73.05684934493932</text:p>
          </table:table-cell>
          <table:table-cell table:style-name="ce1"/>
          <table:table-cell office:value-type="float" office:value="73.056849344939295" table:formula="of:=[.D121]+0" table:style-name="ce3">
            <text:p>73.0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117<text:span text:style-name="T1">: </text:span><text:span text:style-name="T2">74.25715431401083</text:span></text:p>
          </table:table-cell>
          <table:table-cell table:style-name="ce1"/>
          <table:table-cell office:value-type="string" office:string-value="74.25715431401083" table:formula="of:=RIGHT([.B122];LEN([.B122])-5)" table:style-name="ce3">
            <text:p>74.25715431401083</text:p>
          </table:table-cell>
          <table:table-cell table:style-name="ce1"/>
          <table:table-cell office:value-type="float" office:value="74.257154314010805" table:formula="of:=[.D122]+0" table:style-name="ce3">
            <text:p>74.2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118<text:span text:style-name="T1">: </text:span><text:span text:style-name="T2">68.70247978046898</text:span></text:p>
          </table:table-cell>
          <table:table-cell table:style-name="ce1"/>
          <table:table-cell office:value-type="string" office:string-value="68.70247978046898" table:formula="of:=RIGHT([.B123];LEN([.B123])-5)" table:style-name="ce3">
            <text:p>68.70247978046898</text:p>
          </table:table-cell>
          <table:table-cell table:style-name="ce1"/>
          <table:table-cell office:value-type="float" office:value="68.702479780468906" table:formula="of:=[.D123]+0" table:style-name="ce3">
            <text:p>68.7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119<text:span text:style-name="T1">: </text:span><text:span text:style-name="T2">63.77145816878313</text:span></text:p>
          </table:table-cell>
          <table:table-cell table:style-name="ce1"/>
          <table:table-cell office:value-type="string" office:string-value="63.77145816878313" table:formula="of:=RIGHT([.B124];LEN([.B124])-5)" table:style-name="ce3">
            <text:p>63.77145816878313</text:p>
          </table:table-cell>
          <table:table-cell table:style-name="ce1"/>
          <table:table-cell office:value-type="float" office:value="63.771458168783099" table:formula="of:=[.D124]+0" table:style-name="ce3">
            <text:p>63.77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120<text:span text:style-name="T1">: </text:span><text:span text:style-name="T2">60.88411107962578</text:span></text:p>
          </table:table-cell>
          <table:table-cell table:style-name="ce1"/>
          <table:table-cell office:value-type="string" office:string-value="60.88411107962578" table:formula="of:=RIGHT([.B125];LEN([.B125])-5)" table:style-name="ce3">
            <text:p>60.88411107962578</text:p>
          </table:table-cell>
          <table:table-cell table:style-name="ce1"/>
          <table:table-cell office:value-type="float" office:value="60.884111079625697" table:formula="of:=[.D125]+0" table:style-name="ce3">
            <text:p>60.8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121<text:span text:style-name="T1">: </text:span><text:span text:style-name="T2">71.67428826410588</text:span></text:p>
          </table:table-cell>
          <table:table-cell table:style-name="ce1"/>
          <table:table-cell office:value-type="string" office:string-value="71.67428826410588" table:formula="of:=RIGHT([.B126];LEN([.B126])-5)" table:style-name="ce3">
            <text:p>71.67428826410588</text:p>
          </table:table-cell>
          <table:table-cell table:style-name="ce1"/>
          <table:table-cell office:value-type="float" office:value="71.674288264105797" table:formula="of:=[.D126]+0" table:style-name="ce3">
            <text:p>71.67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122<text:span text:style-name="T1">: </text:span><text:span text:style-name="T2">72.37688015166486</text:span></text:p>
          </table:table-cell>
          <table:table-cell table:style-name="ce1"/>
          <table:table-cell office:value-type="string" office:string-value="72.37688015166486" table:formula="of:=RIGHT([.B127];LEN([.B127])-5)" table:style-name="ce3">
            <text:p>72.37688015166486</text:p>
          </table:table-cell>
          <table:table-cell table:style-name="ce1"/>
          <table:table-cell office:value-type="float" office:value="72.376880151664807" table:formula="of:=[.D127]+0" table:style-name="ce3">
            <text:p>72.3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123<text:span text:style-name="T1">: </text:span><text:span text:style-name="T2">61.380230289442395</text:span></text:p>
          </table:table-cell>
          <table:table-cell table:style-name="ce1"/>
          <table:table-cell office:value-type="string" office:string-value="61.380230289442395" table:formula="of:=RIGHT([.B128];LEN([.B128])-5)" table:style-name="ce3">
            <text:p>61.380230289442395</text:p>
          </table:table-cell>
          <table:table-cell table:style-name="ce1"/>
          <table:table-cell office:value-type="float" office:value="61.380230289442302" table:formula="of:=[.D128]+0" table:style-name="ce3">
            <text:p>61.3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24<text:span text:style-name="T1">: </text:span><text:span text:style-name="T2">67.78831869637426</text:span></text:p>
          </table:table-cell>
          <table:table-cell table:style-name="ce1"/>
          <table:table-cell office:value-type="string" office:string-value="67.78831869637426" table:formula="of:=RIGHT([.B129];LEN([.B129])-5)" table:style-name="ce3">
            <text:p>67.78831869637426</text:p>
          </table:table-cell>
          <table:table-cell table:style-name="ce1"/>
          <table:table-cell office:value-type="float" office:value="67.788318696374205" table:formula="of:=[.D129]+0" table:style-name="ce3">
            <text:p>67.79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25<text:span text:style-name="T1">: </text:span><text:span text:style-name="T2">68.40627440734929</text:span></text:p>
          </table:table-cell>
          <table:table-cell table:style-name="ce1"/>
          <table:table-cell office:value-type="string" office:string-value="68.40627440734929" table:formula="of:=RIGHT([.B130];LEN([.B130])-5)" table:style-name="ce3">
            <text:p>68.40627440734929</text:p>
          </table:table-cell>
          <table:table-cell table:style-name="ce1"/>
          <table:table-cell office:value-type="float" office:value="68.406274407349201" table:formula="of:=[.D130]+0" table:style-name="ce3">
            <text:p>68.4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26<text:span text:style-name="T1">: </text:span><text:span text:style-name="T2">63.99416796527457</text:span></text:p>
          </table:table-cell>
          <table:table-cell table:style-name="ce1"/>
          <table:table-cell office:value-type="string" office:string-value="63.99416796527457" table:formula="of:=RIGHT([.B131];LEN([.B131])-5)" table:style-name="ce3">
            <text:p>63.99416796527457</text:p>
          </table:table-cell>
          <table:table-cell table:style-name="ce1"/>
          <table:table-cell office:value-type="float" office:value="63.994167965274499" table:formula="of:=[.D131]+0" table:style-name="ce3">
            <text:p>63.99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27<text:span text:style-name="T1">: </text:span><text:span text:style-name="T2">77.01140987806461</text:span></text:p>
          </table:table-cell>
          <table:table-cell table:style-name="ce1"/>
          <table:table-cell office:value-type="string" office:string-value="77.01140987806461" table:formula="of:=RIGHT([.B132];LEN([.B132])-5)" table:style-name="ce3">
            <text:p>77.01140987806461</text:p>
          </table:table-cell>
          <table:table-cell table:style-name="ce1"/>
          <table:table-cell office:value-type="float" office:value="77.011409878064597" table:formula="of:=[.D132]+0" table:style-name="ce3">
            <text:p>77.0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28<text:span text:style-name="T1">: </text:span><text:span text:style-name="T2">71.23532938660036</text:span></text:p>
          </table:table-cell>
          <table:table-cell table:style-name="ce1"/>
          <table:table-cell office:value-type="string" office:string-value="71.23532938660036" table:formula="of:=RIGHT([.B133];LEN([.B133])-5)" table:style-name="ce3">
            <text:p>71.23532938660036</text:p>
          </table:table-cell>
          <table:table-cell table:style-name="ce1"/>
          <table:table-cell office:value-type="float" office:value="71.235329386600299" table:formula="of:=[.D133]+0" table:style-name="ce3">
            <text:p>71.2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29<text:span text:style-name="T1">: </text:span><text:span text:style-name="T2">72.32908838994207</text:span></text:p>
          </table:table-cell>
          <table:table-cell table:style-name="ce1"/>
          <table:table-cell office:value-type="string" office:string-value="72.32908838994207" table:formula="of:=RIGHT([.B134];LEN([.B134])-5)" table:style-name="ce3">
            <text:p>72.32908838994207</text:p>
          </table:table-cell>
          <table:table-cell table:style-name="ce1"/>
          <table:table-cell office:value-type="float" office:value="72.329088389942001" table:formula="of:=[.D134]+0" table:style-name="ce3">
            <text:p>72.3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30<text:span text:style-name="T1">: </text:span><text:span text:style-name="T2">76.10567788263066</text:span></text:p>
          </table:table-cell>
          <table:table-cell table:style-name="ce1"/>
          <table:table-cell office:value-type="string" office:string-value="76.10567788263066" table:formula="of:=RIGHT([.B135];LEN([.B135])-5)" table:style-name="ce3">
            <text:p>76.10567788263066</text:p>
          </table:table-cell>
          <table:table-cell table:style-name="ce1"/>
          <table:table-cell office:value-type="float" office:value="76.105677882630602" table:formula="of:=[.D135]+0" table:style-name="ce3">
            <text:p>76.1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31<text:span text:style-name="T1">: </text:span><text:span text:style-name="T2">73.7219564965173</text:span></text:p>
          </table:table-cell>
          <table:table-cell table:style-name="ce1"/>
          <table:table-cell office:value-type="string" office:string-value="73.7219564965173" table:formula="of:=RIGHT([.B136];LEN([.B136])-5)" table:style-name="ce3">
            <text:p>73.7219564965173</text:p>
          </table:table-cell>
          <table:table-cell table:style-name="ce1"/>
          <table:table-cell office:value-type="float" office:value="73.721956496517294" table:formula="of:=[.D136]+0" table:style-name="ce3">
            <text:p>73.7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32<text:span text:style-name="T1">: </text:span><text:span text:style-name="T2">66.87196538334672</text:span></text:p>
          </table:table-cell>
          <table:table-cell table:style-name="ce1"/>
          <table:table-cell office:value-type="string" office:string-value="66.87196538334672" table:formula="of:=RIGHT([.B137];LEN([.B137])-5)" table:style-name="ce3">
            <text:p>66.87196538334672</text:p>
          </table:table-cell>
          <table:table-cell table:style-name="ce1"/>
          <table:table-cell office:value-type="float" office:value="66.871965383346705" table:formula="of:=[.D137]+0" table:style-name="ce3">
            <text:p>66.8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33<text:span text:style-name="T1">: </text:span><text:span text:style-name="T2">76.16431146741182</text:span></text:p>
          </table:table-cell>
          <table:table-cell table:style-name="ce1"/>
          <table:table-cell office:value-type="string" office:string-value="76.16431146741182" table:formula="of:=RIGHT([.B138];LEN([.B138])-5)" table:style-name="ce3">
            <text:p>76.16431146741182</text:p>
          </table:table-cell>
          <table:table-cell table:style-name="ce1"/>
          <table:table-cell office:value-type="float" office:value="76.164311467411807" table:formula="of:=[.D138]+0" table:style-name="ce3">
            <text:p>76.1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34<text:span text:style-name="T1">: </text:span><text:span text:style-name="T2">73.73557388068909</text:span></text:p>
          </table:table-cell>
          <table:table-cell table:style-name="ce1"/>
          <table:table-cell office:value-type="string" office:string-value="73.73557388068909" table:formula="of:=RIGHT([.B139];LEN([.B139])-5)" table:style-name="ce3">
            <text:p>73.73557388068909</text:p>
          </table:table-cell>
          <table:table-cell table:style-name="ce1"/>
          <table:table-cell office:value-type="float" office:value="73.735573880689003" table:formula="of:=[.D139]+0" table:style-name="ce3">
            <text:p>73.7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35<text:span text:style-name="T1">: </text:span><text:span text:style-name="T2">73.50964857362726</text:span></text:p>
          </table:table-cell>
          <table:table-cell table:style-name="ce1"/>
          <table:table-cell office:value-type="string" office:string-value="73.50964857362726" table:formula="of:=RIGHT([.B140];LEN([.B140])-5)" table:style-name="ce3">
            <text:p>73.50964857362726</text:p>
          </table:table-cell>
          <table:table-cell table:style-name="ce1"/>
          <table:table-cell office:value-type="float" office:value="73.509648573627203" table:formula="of:=[.D140]+0" table:style-name="ce3">
            <text:p>73.5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36<text:span text:style-name="T1">: </text:span><text:span text:style-name="T2">67.38184968479206</text:span></text:p>
          </table:table-cell>
          <table:table-cell table:style-name="ce1"/>
          <table:table-cell office:value-type="string" office:string-value="67.38184968479206" table:formula="of:=RIGHT([.B141];LEN([.B141])-5)" table:style-name="ce3">
            <text:p>67.38184968479206</text:p>
          </table:table-cell>
          <table:table-cell table:style-name="ce1"/>
          <table:table-cell office:value-type="float" office:value="67.381849684792002" table:formula="of:=[.D141]+0" table:style-name="ce3">
            <text:p>67.3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37<text:span text:style-name="T1">: </text:span><text:span text:style-name="T2">70.49379971408764</text:span></text:p>
          </table:table-cell>
          <table:table-cell table:style-name="ce1"/>
          <table:table-cell office:value-type="string" office:string-value="70.49379971408764" table:formula="of:=RIGHT([.B142];LEN([.B142])-5)" table:style-name="ce3">
            <text:p>70.49379971408764</text:p>
          </table:table-cell>
          <table:table-cell table:style-name="ce1"/>
          <table:table-cell office:value-type="float" office:value="70.493799714087601" table:formula="of:=[.D142]+0" table:style-name="ce3">
            <text:p>70.49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38<text:span text:style-name="T1">: </text:span><text:span text:style-name="T2">77.92737367287128</text:span></text:p>
          </table:table-cell>
          <table:table-cell table:style-name="ce1"/>
          <table:table-cell office:value-type="string" office:string-value="77.92737367287128" table:formula="of:=RIGHT([.B143];LEN([.B143])-5)" table:style-name="ce3">
            <text:p>77.92737367287128</text:p>
          </table:table-cell>
          <table:table-cell table:style-name="ce1"/>
          <table:table-cell office:value-type="float" office:value="77.927373672871198" table:formula="of:=[.D143]+0" table:style-name="ce3">
            <text:p>77.9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39<text:span text:style-name="T1">: </text:span><text:span text:style-name="T2">71.53364557409137</text:span></text:p>
          </table:table-cell>
          <table:table-cell table:style-name="ce1"/>
          <table:table-cell office:value-type="string" office:string-value="71.53364557409137" table:formula="of:=RIGHT([.B144];LEN([.B144])-5)" table:style-name="ce3">
            <text:p>71.53364557409137</text:p>
          </table:table-cell>
          <table:table-cell table:style-name="ce1"/>
          <table:table-cell office:value-type="float" office:value="71.533645574091295" table:formula="of:=[.D144]+0" table:style-name="ce3">
            <text:p>71.5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40<text:span text:style-name="T1">: </text:span><text:span text:style-name="T2">69.6465019688758</text:span></text:p>
          </table:table-cell>
          <table:table-cell table:style-name="ce1"/>
          <table:table-cell office:value-type="string" office:string-value="69.6465019688758" table:formula="of:=RIGHT([.B145];LEN([.B145])-5)" table:style-name="ce3">
            <text:p>69.6465019688758</text:p>
          </table:table-cell>
          <table:table-cell table:style-name="ce1"/>
          <table:table-cell office:value-type="float" office:value="69.646501968875796" table:formula="of:=[.D145]+0" table:style-name="ce3">
            <text:p>69.6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41<text:span text:style-name="T1">: </text:span><text:span text:style-name="T2">72.03817113769182</text:span></text:p>
          </table:table-cell>
          <table:table-cell table:style-name="ce1"/>
          <table:table-cell office:value-type="string" office:string-value="72.03817113769182" table:formula="of:=RIGHT([.B146];LEN([.B146])-5)" table:style-name="ce3">
            <text:p>72.03817113769182</text:p>
          </table:table-cell>
          <table:table-cell table:style-name="ce1"/>
          <table:table-cell office:value-type="float" office:value="72.038171137691805" table:formula="of:=[.D146]+0" table:style-name="ce3">
            <text:p>72.0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42<text:span text:style-name="T1">: </text:span><text:span text:style-name="T2">77.79560362947979</text:span></text:p>
          </table:table-cell>
          <table:table-cell table:style-name="ce1"/>
          <table:table-cell office:value-type="string" office:string-value="77.79560362947979" table:formula="of:=RIGHT([.B147];LEN([.B147])-5)" table:style-name="ce3">
            <text:p>77.79560362947979</text:p>
          </table:table-cell>
          <table:table-cell table:style-name="ce1"/>
          <table:table-cell office:value-type="float" office:value="77.7956036294797" table:formula="of:=[.D147]+0" table:style-name="ce3">
            <text:p>77.8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43<text:span text:style-name="T1">: </text:span><text:span text:style-name="T2">69.92603486194652</text:span></text:p>
          </table:table-cell>
          <table:table-cell table:style-name="ce1"/>
          <table:table-cell office:value-type="string" office:string-value="69.92603486194652" table:formula="of:=RIGHT([.B148];LEN([.B148])-5)" table:style-name="ce3">
            <text:p>69.92603486194652</text:p>
          </table:table-cell>
          <table:table-cell table:style-name="ce1"/>
          <table:table-cell office:value-type="float" office:value="69.926034861946505" table:formula="of:=[.D148]+0" table:style-name="ce3">
            <text:p>69.9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44<text:span text:style-name="T1">: </text:span><text:span text:style-name="T2">68.62263748167712</text:span></text:p>
          </table:table-cell>
          <table:table-cell table:style-name="ce1"/>
          <table:table-cell office:value-type="string" office:string-value="68.62263748167712" table:formula="of:=RIGHT([.B149];LEN([.B149])-5)" table:style-name="ce3">
            <text:p>68.62263748167712</text:p>
          </table:table-cell>
          <table:table-cell table:style-name="ce1"/>
          <table:table-cell office:value-type="float" office:value="68.622637481677103" table:formula="of:=[.D149]+0" table:style-name="ce3">
            <text:p>68.6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45<text:span text:style-name="T1">: </text:span><text:span text:style-name="T2">65.43429292784946</text:span></text:p>
          </table:table-cell>
          <table:table-cell table:style-name="ce1"/>
          <table:table-cell office:value-type="string" office:string-value="65.43429292784946" table:formula="of:=RIGHT([.B150];LEN([.B150])-5)" table:style-name="ce3">
            <text:p>65.43429292784946</text:p>
          </table:table-cell>
          <table:table-cell table:style-name="ce1"/>
          <table:table-cell office:value-type="float" office:value="65.434292927849398" table:formula="of:=[.D150]+0" table:style-name="ce3">
            <text:p>65.4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46<text:span text:style-name="T1">: </text:span><text:span text:style-name="T2">61.632192324694586</text:span></text:p>
          </table:table-cell>
          <table:table-cell table:style-name="ce1"/>
          <table:table-cell office:value-type="string" office:string-value="61.632192324694586" table:formula="of:=RIGHT([.B151];LEN([.B151])-5)" table:style-name="ce3">
            <text:p>61.632192324694586</text:p>
          </table:table-cell>
          <table:table-cell table:style-name="ce1"/>
          <table:table-cell office:value-type="float" office:value="61.6321923246945" table:formula="of:=[.D151]+0" table:style-name="ce3">
            <text:p>61.6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47<text:span text:style-name="T1">: </text:span><text:span text:style-name="T2">72.08869420894757</text:span></text:p>
          </table:table-cell>
          <table:table-cell table:style-name="ce1"/>
          <table:table-cell office:value-type="string" office:string-value="72.08869420894757" table:formula="of:=RIGHT([.B152];LEN([.B152])-5)" table:style-name="ce3">
            <text:p>72.08869420894757</text:p>
          </table:table-cell>
          <table:table-cell table:style-name="ce1"/>
          <table:table-cell office:value-type="float" office:value="72.088694208947501" table:formula="of:=[.D152]+0" table:style-name="ce3">
            <text:p>72.09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48<text:span text:style-name="T1">: </text:span><text:span text:style-name="T2">76.92302791465585</text:span></text:p>
          </table:table-cell>
          <table:table-cell table:style-name="ce1"/>
          <table:table-cell office:value-type="string" office:string-value="76.92302791465585" table:formula="of:=RIGHT([.B153];LEN([.B153])-5)" table:style-name="ce3">
            <text:p>76.92302791465585</text:p>
          </table:table-cell>
          <table:table-cell table:style-name="ce1"/>
          <table:table-cell office:value-type="float" office:value="76.923027914655805" table:formula="of:=[.D153]+0" table:style-name="ce3">
            <text:p>76.9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49<text:span text:style-name="T1">: </text:span><text:span text:style-name="T2">79.4271672509386</text:span></text:p>
          </table:table-cell>
          <table:table-cell table:style-name="ce1"/>
          <table:table-cell office:value-type="string" office:string-value="79.4271672509386" table:formula="of:=RIGHT([.B154];LEN([.B154])-5)" table:style-name="ce3">
            <text:p>79.4271672509386</text:p>
          </table:table-cell>
          <table:table-cell table:style-name="ce1"/>
          <table:table-cell office:value-type="float" office:value="79.427167250938595" table:formula="of:=[.D154]+0" table:style-name="ce3">
            <text:p>79.4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50<text:span text:style-name="T1">: </text:span><text:span text:style-name="T2">66.96806900650606</text:span>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number-columns-repeated="16378"/>
        </table:table-row>
        <table:table-row table:number-rows-repeated="1048421" table:style-name="ro1">
          <table:table-cell table:number-columns-repeated="16384"/>
        </table:table-row>
      </table:table>
      <table:table table:name="sheet_5" table:style-name="ta1">
        <table:table-column table:style-name="co1" table:default-cell-style-name="ce1"/>
        <table:table-column table:style-name="co6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ound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0<text:span text:style-name="T1">: </text:span><text:span text:style-name="T2">2.290397408016889</text:span></text:p>
          </table:table-cell>
          <table:table-cell table:number-columns-repeated="2" table:style-name="ce1"/>
          <table:table-cell office:value-type="string" office:string-value="2.290397408016889" table:formula="of:=RIGHT([.B5];LEN([.B5])-3)" table:style-name="ce3">
            <text:p>2.290397408016889</text:p>
          </table:table-cell>
          <table:table-cell table:number-columns-repeated="2" table:style-name="ce1"/>
          <table:table-cell office:value-type="float" office:value="2.2903974080168799" table:formula="of:=[.E5]+0" table:style-name="ce3">
            <text:p>2.29</text:p>
          </table:table-cell>
          <table:table-cell/>
          <table:table-cell table:style-name="ce1">
            <draw:frame draw:z-index="1" draw:id="id5" draw:style-name="a5" draw:name="Chart 1" svg:x="0.65833in" svg:y="0in" svg:width="9.56667in" svg:height="5.275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2" table:formula="of:=[.A5]+1" table:style-name="ce1">
            <text:p>2</text:p>
          </table:table-cell>
          <table:table-cell office:value-type="string" table:style-name="ce2">
            <text:p>1<text:span text:style-name="T1">: </text:span><text:span text:style-name="T2">4.805647306410006</text:span></text:p>
          </table:table-cell>
          <table:table-cell table:number-columns-repeated="2" table:style-name="ce1"/>
          <table:table-cell office:value-type="string" office:string-value="4.805647306410006" table:formula="of:=RIGHT([.B6];LEN([.B6])-3)" table:style-name="ce3">
            <text:p>4.805647306410006</text:p>
          </table:table-cell>
          <table:table-cell table:number-columns-repeated="2" table:style-name="ce1"/>
          <table:table-cell office:value-type="float" office:value="4.80564730641" table:formula="of:=[.E6]+0" table:style-name="ce3">
            <text:p>4.81</text:p>
          </table:table-cell>
          <table:table-cell table:number-columns-repeated="16376"/>
        </table:table-row>
        <table:table-row table:style-name="ro1">
          <table:table-cell office:value-type="float" office:value="3" table:formula="of:=[.A6]+1" table:style-name="ce1">
            <text:p>3</text:p>
          </table:table-cell>
          <table:table-cell office:value-type="string" table:style-name="ce2">
            <text:p>2<text:span text:style-name="T1">: </text:span><text:span text:style-name="T2">3.8513857555408926</text:span></text:p>
          </table:table-cell>
          <table:table-cell table:number-columns-repeated="2" table:style-name="ce1"/>
          <table:table-cell office:value-type="string" office:string-value="3.8513857555408926" table:formula="of:=RIGHT([.B7];LEN([.B7])-3)" table:style-name="ce3">
            <text:p>3.8513857555408926</text:p>
          </table:table-cell>
          <table:table-cell table:number-columns-repeated="2" table:style-name="ce1"/>
          <table:table-cell office:value-type="float" office:value="3.8513857555408899" table:formula="of:=[.E7]+0" table:style-name="ce3">
            <text:p>3.85</text:p>
          </table:table-cell>
          <table:table-cell table:number-columns-repeated="16376"/>
        </table:table-row>
        <table:table-row table:style-name="ro1">
          <table:table-cell office:value-type="float" office:value="4" table:formula="of:=[.A7]+1" table:style-name="ce1">
            <text:p>4</text:p>
          </table:table-cell>
          <table:table-cell office:value-type="string" table:style-name="ce2">
            <text:p>3<text:span text:style-name="T1">: </text:span><text:span text:style-name="T2">7.68913240965545</text:span></text:p>
          </table:table-cell>
          <table:table-cell table:number-columns-repeated="2" table:style-name="ce1"/>
          <table:table-cell office:value-type="string" office:string-value="7.68913240965545" table:formula="of:=RIGHT([.B8];LEN([.B8])-3)" table:style-name="ce3">
            <text:p>7.68913240965545</text:p>
          </table:table-cell>
          <table:table-cell table:number-columns-repeated="2" table:style-name="ce1"/>
          <table:table-cell office:value-type="float" office:value="7.6891324096554499" table:formula="of:=[.E8]+0" table:style-name="ce3">
            <text:p>7.69</text:p>
          </table:table-cell>
          <table:table-cell table:number-columns-repeated="16376"/>
        </table:table-row>
        <table:table-row table:style-name="ro1">
          <table:table-cell office:value-type="float" office:value="5" table:formula="of:=[.A8]+1" table:style-name="ce1">
            <text:p>5</text:p>
          </table:table-cell>
          <table:table-cell office:value-type="string" table:style-name="ce2">
            <text:p>4<text:span text:style-name="T1">: </text:span><text:span text:style-name="T2">6.6977435572159765</text:span></text:p>
          </table:table-cell>
          <table:table-cell table:number-columns-repeated="2" table:style-name="ce1"/>
          <table:table-cell office:value-type="string" office:string-value="6.6977435572159765" table:formula="of:=RIGHT([.B9];LEN([.B9])-3)" table:style-name="ce3">
            <text:p>6.6977435572159765</text:p>
          </table:table-cell>
          <table:table-cell table:number-columns-repeated="2" table:style-name="ce1"/>
          <table:table-cell office:value-type="float" office:value="6.6977435572159703" table:formula="of:=[.E9]+0" table:style-name="ce3">
            <text:p>6.70</text:p>
          </table:table-cell>
          <table:table-cell table:number-columns-repeated="16376"/>
        </table:table-row>
        <table:table-row table:style-name="ro1">
          <table:table-cell office:value-type="float" office:value="6" table:formula="of:=[.A9]+1" table:style-name="ce1">
            <text:p>6</text:p>
          </table:table-cell>
          <table:table-cell office:value-type="string" table:style-name="ce2">
            <text:p>5<text:span text:style-name="T1">: </text:span><text:span text:style-name="T2">12.957184135850571</text:span></text:p>
          </table:table-cell>
          <table:table-cell table:number-columns-repeated="2" table:style-name="ce1"/>
          <table:table-cell office:value-type="string" office:string-value="12.957184135850571" table:formula="of:=RIGHT([.B10];LEN([.B10])-3)" table:style-name="ce3">
            <text:p>12.957184135850571</text:p>
          </table:table-cell>
          <table:table-cell table:number-columns-repeated="2" table:style-name="ce1"/>
          <table:table-cell office:value-type="float" office:value="12.9571841358505" table:formula="of:=[.E10]+0" table:style-name="ce3">
            <text:p>12.96</text:p>
          </table:table-cell>
          <table:table-cell table:number-columns-repeated="16376"/>
        </table:table-row>
        <table:table-row table:style-name="ro1">
          <table:table-cell office:value-type="float" office:value="7" table:formula="of:=[.A10]+1" table:style-name="ce1">
            <text:p>7</text:p>
          </table:table-cell>
          <table:table-cell office:value-type="string" table:style-name="ce2">
            <text:p>6<text:span text:style-name="T1">: </text:span><text:span text:style-name="T2">3.894370928966945</text:span></text:p>
          </table:table-cell>
          <table:table-cell table:number-columns-repeated="2" table:style-name="ce1"/>
          <table:table-cell office:value-type="string" office:string-value="3.894370928966945" table:formula="of:=RIGHT([.B11];LEN([.B11])-3)" table:style-name="ce3">
            <text:p>3.894370928966945</text:p>
          </table:table-cell>
          <table:table-cell table:number-columns-repeated="2" table:style-name="ce1"/>
          <table:table-cell office:value-type="float" office:value="3.8943709289669401" table:formula="of:=[.E11]+0" table:style-name="ce3">
            <text:p>3.89</text:p>
          </table:table-cell>
          <table:table-cell table:number-columns-repeated="16376"/>
        </table:table-row>
        <table:table-row table:style-name="ro1">
          <table:table-cell office:value-type="float" office:value="8" table:formula="of:=[.A11]+1" table:style-name="ce1">
            <text:p>8</text:p>
          </table:table-cell>
          <table:table-cell office:value-type="string" table:style-name="ce2">
            <text:p>7<text:span text:style-name="T1">: </text:span><text:span text:style-name="T2">8.143057851460824</text:span></text:p>
          </table:table-cell>
          <table:table-cell table:number-columns-repeated="2" table:style-name="ce1"/>
          <table:table-cell office:value-type="string" office:string-value="8.143057851460824" table:formula="of:=RIGHT([.B12];LEN([.B12])-3)" table:style-name="ce3">
            <text:p>8.143057851460824</text:p>
          </table:table-cell>
          <table:table-cell table:number-columns-repeated="2" table:style-name="ce1"/>
          <table:table-cell office:value-type="float" office:value="8.1430578514608207" table:formula="of:=[.E12]+0" table:style-name="ce3">
            <text:p>8.14</text:p>
          </table:table-cell>
          <table:table-cell table:number-columns-repeated="16376"/>
        </table:table-row>
        <table:table-row table:style-name="ro1">
          <table:table-cell office:value-type="float" office:value="9" table:formula="of:=[.A12]+1" table:style-name="ce1">
            <text:p>9</text:p>
          </table:table-cell>
          <table:table-cell office:value-type="string" table:style-name="ce2">
            <text:p>8<text:span text:style-name="T1">: </text:span><text:span text:style-name="T2">7.289629679424991</text:span></text:p>
          </table:table-cell>
          <table:table-cell table:number-columns-repeated="2" table:style-name="ce1"/>
          <table:table-cell office:value-type="string" office:string-value="7.289629679424991" table:formula="of:=RIGHT([.B13];LEN([.B13])-3)" table:style-name="ce3">
            <text:p>7.289629679424991</text:p>
          </table:table-cell>
          <table:table-cell table:number-columns-repeated="2" table:style-name="ce1"/>
          <table:table-cell office:value-type="float" office:value="7.2896296794249897" table:formula="of:=[.E13]+0" table:style-name="ce3">
            <text:p>7.29</text:p>
          </table:table-cell>
          <table:table-cell table:number-columns-repeated="16376"/>
        </table:table-row>
        <table:table-row table:style-name="ro1">
          <table:table-cell office:value-type="float" office:value="10" table:formula="of:=[.A13]+1" table:style-name="ce1">
            <text:p>10</text:p>
          </table:table-cell>
          <table:table-cell office:value-type="string" table:style-name="ce2">
            <text:p>9<text:span text:style-name="T1">: </text:span><text:span text:style-name="T2">11.130630287951247</text:span></text:p>
          </table:table-cell>
          <table:table-cell table:number-columns-repeated="2" table:style-name="ce1"/>
          <table:table-cell office:value-type="string" office:string-value="11.130630287951247" table:formula="of:=RIGHT([.B14];LEN([.B14])-3)" table:style-name="ce3">
            <text:p>11.130630287951247</text:p>
          </table:table-cell>
          <table:table-cell table:number-columns-repeated="2" table:style-name="ce1"/>
          <table:table-cell office:value-type="float" office:value="11.130630287951201" table:formula="of:=[.E14]+0" table:style-name="ce3">
            <text:p>11.13</text:p>
          </table:table-cell>
          <table:table-cell table:number-columns-repeated="16376"/>
        </table:table-row>
        <table:table-row table:style-name="ro1">
          <table:table-cell office:value-type="float" office:value="11" table:formula="of:=[.A14]+1" table:style-name="ce1">
            <text:p>11</text:p>
          </table:table-cell>
          <table:table-cell office:value-type="string" table:style-name="ce2">
            <text:p>10<text:span text:style-name="T1">: </text:span><text:span text:style-name="T2">11.597997643956269</text:span></text:p>
          </table:table-cell>
          <table:table-cell table:number-columns-repeated="2" table:style-name="ce1"/>
          <table:table-cell office:value-type="string" office:string-value="11.597997643956269" table:formula="of:=RIGHT([.B15];LEN([.B15])-4)" table:style-name="ce3">
            <text:p>11.597997643956269</text:p>
          </table:table-cell>
          <table:table-cell table:number-columns-repeated="2" table:style-name="ce1"/>
          <table:table-cell office:value-type="float" office:value="11.5979976439562" table:formula="of:=[.E15]+0" table:style-name="ce3">
            <text:p>11.60</text:p>
          </table:table-cell>
          <table:table-cell table:number-columns-repeated="16376"/>
        </table:table-row>
        <table:table-row table:style-name="ro1">
          <table:table-cell office:value-type="float" office:value="12" table:formula="of:=[.A15]+1" table:style-name="ce1">
            <text:p>12</text:p>
          </table:table-cell>
          <table:table-cell office:value-type="string" table:style-name="ce2">
            <text:p>11<text:span text:style-name="T1">: </text:span><text:span text:style-name="T2">4.681147073908111</text:span></text:p>
          </table:table-cell>
          <table:table-cell table:number-columns-repeated="2" table:style-name="ce1"/>
          <table:table-cell office:value-type="string" office:string-value="4.681147073908111" table:formula="of:=RIGHT([.B16];LEN([.B16])-4)" table:style-name="ce3">
            <text:p>4.681147073908111</text:p>
          </table:table-cell>
          <table:table-cell table:number-columns-repeated="2" table:style-name="ce1"/>
          <table:table-cell office:value-type="float" office:value="4.68114707390811" table:formula="of:=[.E16]+0" table:style-name="ce3">
            <text:p>4.68</text:p>
          </table:table-cell>
          <table:table-cell table:number-columns-repeated="16376"/>
        </table:table-row>
        <table:table-row table:style-name="ro1">
          <table:table-cell office:value-type="float" office:value="13" table:formula="of:=[.A16]+1" table:style-name="ce1">
            <text:p>13</text:p>
          </table:table-cell>
          <table:table-cell office:value-type="string" table:style-name="ce2">
            <text:p>12<text:span text:style-name="T1">: </text:span><text:span text:style-name="T2">6.998066324735319</text:span></text:p>
          </table:table-cell>
          <table:table-cell table:number-columns-repeated="2" table:style-name="ce1"/>
          <table:table-cell office:value-type="string" office:string-value="6.998066324735319" table:formula="of:=RIGHT([.B17];LEN([.B17])-4)" table:style-name="ce3">
            <text:p>6.998066324735319</text:p>
          </table:table-cell>
          <table:table-cell table:number-columns-repeated="2" table:style-name="ce1"/>
          <table:table-cell office:value-type="float" office:value="6.9980663247353103" table:formula="of:=[.E17]+0" table:style-name="ce3">
            <text:p>7.00</text:p>
          </table:table-cell>
          <table:table-cell table:number-columns-repeated="16376"/>
        </table:table-row>
        <table:table-row table:style-name="ro1">
          <table:table-cell office:value-type="float" office:value="14" table:formula="of:=[.A17]+1" table:style-name="ce1">
            <text:p>14</text:p>
          </table:table-cell>
          <table:table-cell office:value-type="string" table:style-name="ce2">
            <text:p>13<text:span text:style-name="T1">: </text:span><text:span text:style-name="T2">7.561186582357367</text:span></text:p>
          </table:table-cell>
          <table:table-cell table:number-columns-repeated="2" table:style-name="ce1"/>
          <table:table-cell office:value-type="string" office:string-value="7.561186582357367" table:formula="of:=RIGHT([.B18];LEN([.B18])-4)" table:style-name="ce3">
            <text:p>7.561186582357367</text:p>
          </table:table-cell>
          <table:table-cell table:number-columns-repeated="2" table:style-name="ce1"/>
          <table:table-cell office:value-type="float" office:value="7.5611865823573599" table:formula="of:=[.E18]+0" table:style-name="ce3">
            <text:p>7.56</text:p>
          </table:table-cell>
          <table:table-cell table:number-columns-repeated="16376"/>
        </table:table-row>
        <table:table-row table:style-name="ro1">
          <table:table-cell office:value-type="float" office:value="15" table:formula="of:=[.A18]+1" table:style-name="ce1">
            <text:p>15</text:p>
          </table:table-cell>
          <table:table-cell office:value-type="string" table:style-name="ce2">
            <text:p>14<text:span text:style-name="T1">: </text:span><text:span text:style-name="T2">12.958048697526698</text:span></text:p>
          </table:table-cell>
          <table:table-cell table:number-columns-repeated="2" table:style-name="ce1"/>
          <table:table-cell office:value-type="string" office:string-value="12.958048697526698" table:formula="of:=RIGHT([.B19];LEN([.B19])-4)" table:style-name="ce3">
            <text:p>12.958048697526698</text:p>
          </table:table-cell>
          <table:table-cell table:number-columns-repeated="2" table:style-name="ce1"/>
          <table:table-cell office:value-type="float" office:value="12.9580486975266" table:formula="of:=[.E19]+0" table:style-name="ce3">
            <text:p>12.96</text:p>
          </table:table-cell>
          <table:table-cell table:number-columns-repeated="16376"/>
        </table:table-row>
        <table:table-row table:style-name="ro1">
          <table:table-cell office:value-type="float" office:value="16" table:formula="of:=[.A19]+1" table:style-name="ce1">
            <text:p>16</text:p>
          </table:table-cell>
          <table:table-cell office:value-type="string" table:style-name="ce2">
            <text:p>15<text:span text:style-name="T1">: </text:span><text:span text:style-name="T2">5.119332891362752</text:span></text:p>
          </table:table-cell>
          <table:table-cell table:number-columns-repeated="2" table:style-name="ce1"/>
          <table:table-cell office:value-type="string" office:string-value="5.119332891362752" table:formula="of:=RIGHT([.B20];LEN([.B20])-4)" table:style-name="ce3">
            <text:p>5.119332891362752</text:p>
          </table:table-cell>
          <table:table-cell table:number-columns-repeated="2" table:style-name="ce1"/>
          <table:table-cell office:value-type="float" office:value="5.1193328913627498" table:formula="of:=[.E20]+0" table:style-name="ce3">
            <text:p>5.12</text:p>
          </table:table-cell>
          <table:table-cell table:number-columns-repeated="16376"/>
        </table:table-row>
        <table:table-row table:style-name="ro1">
          <table:table-cell office:value-type="float" office:value="17" table:formula="of:=[.A20]+1" table:style-name="ce1">
            <text:p>17</text:p>
          </table:table-cell>
          <table:table-cell office:value-type="string" table:style-name="ce2">
            <text:p>16<text:span text:style-name="T1">: </text:span><text:span text:style-name="T2">6.659071445601552</text:span></text:p>
          </table:table-cell>
          <table:table-cell table:number-columns-repeated="2" table:style-name="ce1"/>
          <table:table-cell office:value-type="string" office:string-value="6.659071445601552" table:formula="of:=RIGHT([.B21];LEN([.B21])-4)" table:style-name="ce3">
            <text:p>6.659071445601552</text:p>
          </table:table-cell>
          <table:table-cell table:number-columns-repeated="2" table:style-name="ce1"/>
          <table:table-cell office:value-type="float" office:value="6.6590714456015503" table:formula="of:=[.E21]+0" table:style-name="ce3">
            <text:p>6.66</text:p>
          </table:table-cell>
          <table:table-cell table:number-columns-repeated="16376"/>
        </table:table-row>
        <table:table-row table:style-name="ro1">
          <table:table-cell office:value-type="float" office:value="18" table:formula="of:=[.A21]+1" table:style-name="ce1">
            <text:p>18</text:p>
          </table:table-cell>
          <table:table-cell office:value-type="string" table:style-name="ce2">
            <text:p>17<text:span text:style-name="T1">: </text:span><text:span text:style-name="T2">10.807154133244312</text:span></text:p>
          </table:table-cell>
          <table:table-cell table:number-columns-repeated="2" table:style-name="ce1"/>
          <table:table-cell office:value-type="string" office:string-value="10.807154133244312" table:formula="of:=RIGHT([.B22];LEN([.B22])-4)" table:style-name="ce3">
            <text:p>10.807154133244312</text:p>
          </table:table-cell>
          <table:table-cell table:number-columns-repeated="2" table:style-name="ce1"/>
          <table:table-cell office:value-type="float" office:value="10.8071541332443" table:formula="of:=[.E22]+0" table:style-name="ce3">
            <text:p>10.81</text:p>
          </table:table-cell>
          <table:table-cell table:number-columns-repeated="16376"/>
        </table:table-row>
        <table:table-row table:style-name="ro1">
          <table:table-cell office:value-type="float" office:value="19" table:formula="of:=[.A22]+1" table:style-name="ce1">
            <text:p>19</text:p>
          </table:table-cell>
          <table:table-cell office:value-type="string" table:style-name="ce2">
            <text:p>18<text:span text:style-name="T1">: </text:span><text:span text:style-name="T2">12.925066339837041</text:span></text:p>
          </table:table-cell>
          <table:table-cell table:number-columns-repeated="2" table:style-name="ce1"/>
          <table:table-cell office:value-type="string" office:string-value="12.925066339837041" table:formula="of:=RIGHT([.B23];LEN([.B23])-4)" table:style-name="ce3">
            <text:p>12.925066339837041</text:p>
          </table:table-cell>
          <table:table-cell table:number-columns-repeated="2" table:style-name="ce1"/>
          <table:table-cell office:value-type="float" office:value="12.925066339837" table:formula="of:=[.E23]+0" table:style-name="ce3">
            <text:p>12.93</text:p>
          </table:table-cell>
          <table:table-cell table:number-columns-repeated="16376"/>
        </table:table-row>
        <table:table-row table:style-name="ro1">
          <table:table-cell office:value-type="float" office:value="20" table:formula="of:=[.A23]+1" table:style-name="ce1">
            <text:p>20</text:p>
          </table:table-cell>
          <table:table-cell office:value-type="string" table:style-name="ce2">
            <text:p>19<text:span text:style-name="T1">: </text:span><text:span text:style-name="T2">15.430255045628703</text:span></text:p>
          </table:table-cell>
          <table:table-cell table:number-columns-repeated="2" table:style-name="ce1"/>
          <table:table-cell office:value-type="string" office:string-value="15.430255045628703" table:formula="of:=RIGHT([.B24];LEN([.B24])-4)" table:style-name="ce3">
            <text:p>15.430255045628703</text:p>
          </table:table-cell>
          <table:table-cell table:number-columns-repeated="2" table:style-name="ce1"/>
          <table:table-cell office:value-type="float" office:value="15.4302550456287" table:formula="of:=[.E24]+0" table:style-name="ce3">
            <text:p>15.43</text:p>
          </table:table-cell>
          <table:table-cell table:number-columns-repeated="16376"/>
        </table:table-row>
        <table:table-row table:style-name="ro1">
          <table:table-cell office:value-type="float" office:value="21" table:formula="of:=[.A24]+1" table:style-name="ce1">
            <text:p>21</text:p>
          </table:table-cell>
          <table:table-cell office:value-type="string" table:style-name="ce2">
            <text:p>20<text:span text:style-name="T1">: </text:span><text:span text:style-name="T2">16.856850941314352</text:span></text:p>
          </table:table-cell>
          <table:table-cell table:number-columns-repeated="2" table:style-name="ce1"/>
          <table:table-cell office:value-type="string" office:string-value="16.856850941314352" table:formula="of:=RIGHT([.B25];LEN([.B25])-4)" table:style-name="ce3">
            <text:p>16.856850941314352</text:p>
          </table:table-cell>
          <table:table-cell table:number-columns-repeated="2" table:style-name="ce1"/>
          <table:table-cell office:value-type="float" office:value="16.856850941314299" table:formula="of:=[.E25]+0" table:style-name="ce3">
            <text:p>16.86</text:p>
          </table:table-cell>
          <table:table-cell table:number-columns-repeated="16376"/>
        </table:table-row>
        <table:table-row table:style-name="ro1">
          <table:table-cell office:value-type="float" office:value="22" table:formula="of:=[.A25]+1" table:style-name="ce1">
            <text:p>22</text:p>
          </table:table-cell>
          <table:table-cell office:value-type="string" table:style-name="ce2">
            <text:p>21<text:span text:style-name="T1">: </text:span><text:span text:style-name="T2">10.870615780575777</text:span></text:p>
          </table:table-cell>
          <table:table-cell table:number-columns-repeated="2" table:style-name="ce1"/>
          <table:table-cell office:value-type="string" office:string-value="10.870615780575777" table:formula="of:=RIGHT([.B26];LEN([.B26])-4)" table:style-name="ce3">
            <text:p>10.870615780575777</text:p>
          </table:table-cell>
          <table:table-cell table:number-columns-repeated="2" table:style-name="ce1"/>
          <table:table-cell office:value-type="float" office:value="10.870615780575701" table:formula="of:=[.E26]+0" table:style-name="ce3">
            <text:p>10.87</text:p>
          </table:table-cell>
          <table:table-cell table:number-columns-repeated="16376"/>
        </table:table-row>
        <table:table-row table:style-name="ro1">
          <table:table-cell office:value-type="float" office:value="23" table:formula="of:=[.A26]+1" table:style-name="ce1">
            <text:p>23</text:p>
          </table:table-cell>
          <table:table-cell office:value-type="string" table:style-name="ce2">
            <text:p>22<text:span text:style-name="T1">: </text:span><text:span text:style-name="T2">5.972423182935375</text:span></text:p>
          </table:table-cell>
          <table:table-cell table:number-columns-repeated="2" table:style-name="ce1"/>
          <table:table-cell office:value-type="string" office:string-value="5.972423182935375" table:formula="of:=RIGHT([.B27];LEN([.B27])-4)" table:style-name="ce3">
            <text:p>5.972423182935375</text:p>
          </table:table-cell>
          <table:table-cell table:number-columns-repeated="2" table:style-name="ce1"/>
          <table:table-cell office:value-type="float" office:value="5.97242318293537" table:formula="of:=[.E27]+0" table:style-name="ce3">
            <text:p>5.97</text:p>
          </table:table-cell>
          <table:table-cell table:number-columns-repeated="16376"/>
        </table:table-row>
        <table:table-row table:style-name="ro1">
          <table:table-cell office:value-type="float" office:value="24" table:formula="of:=[.A27]+1" table:style-name="ce1">
            <text:p>24</text:p>
          </table:table-cell>
          <table:table-cell office:value-type="string" table:style-name="ce2">
            <text:p>23<text:span text:style-name="T1">: </text:span><text:span text:style-name="T2">7.864778806615139</text:span></text:p>
          </table:table-cell>
          <table:table-cell table:number-columns-repeated="2" table:style-name="ce1"/>
          <table:table-cell office:value-type="string" office:string-value="7.864778806615139" table:formula="of:=RIGHT([.B28];LEN([.B28])-4)" table:style-name="ce3">
            <text:p>7.864778806615139</text:p>
          </table:table-cell>
          <table:table-cell table:number-columns-repeated="2" table:style-name="ce1"/>
          <table:table-cell office:value-type="float" office:value="7.8647788066151296" table:formula="of:=[.E28]+0" table:style-name="ce3">
            <text:p>7.86</text:p>
          </table:table-cell>
          <table:table-cell table:number-columns-repeated="16376"/>
        </table:table-row>
        <table:table-row table:style-name="ro1">
          <table:table-cell office:value-type="float" office:value="25" table:formula="of:=[.A28]+1" table:style-name="ce1">
            <text:p>25</text:p>
          </table:table-cell>
          <table:table-cell office:value-type="string" table:style-name="ce2">
            <text:p>24<text:span text:style-name="T1">: </text:span><text:span text:style-name="T2">5.457830936604695</text:span></text:p>
          </table:table-cell>
          <table:table-cell table:number-columns-repeated="2" table:style-name="ce1"/>
          <table:table-cell office:value-type="string" office:string-value="5.457830936604695" table:formula="of:=RIGHT([.B29];LEN([.B29])-4)" table:style-name="ce3">
            <text:p>5.457830936604695</text:p>
          </table:table-cell>
          <table:table-cell table:number-columns-repeated="2" table:style-name="ce1"/>
          <table:table-cell office:value-type="float" office:value="5.4578309366046902" table:formula="of:=[.E29]+0" table:style-name="ce3">
            <text:p>5.46</text:p>
          </table:table-cell>
          <table:table-cell table:number-columns-repeated="16376"/>
        </table:table-row>
        <table:table-row table:style-name="ro1">
          <table:table-cell office:value-type="float" office:value="26" table:formula="of:=[.A29]+1" table:style-name="ce1">
            <text:p>26</text:p>
          </table:table-cell>
          <table:table-cell office:value-type="string" table:style-name="ce2">
            <text:p>25<text:span text:style-name="T1">: </text:span><text:span text:style-name="T2">8.941614232138765</text:span></text:p>
          </table:table-cell>
          <table:table-cell table:number-columns-repeated="2" table:style-name="ce1"/>
          <table:table-cell office:value-type="string" office:string-value="8.941614232138765" table:formula="of:=RIGHT([.B30];LEN([.B30])-4)" table:style-name="ce3">
            <text:p>8.941614232138765</text:p>
          </table:table-cell>
          <table:table-cell table:number-columns-repeated="2" table:style-name="ce1"/>
          <table:table-cell office:value-type="float" office:value="8.9416142321387593" table:formula="of:=[.E30]+0" table:style-name="ce3">
            <text:p>8.94</text:p>
          </table:table-cell>
          <table:table-cell table:number-columns-repeated="16376"/>
        </table:table-row>
        <table:table-row table:style-name="ro1">
          <table:table-cell office:value-type="float" office:value="27" table:formula="of:=[.A30]+1" table:style-name="ce1">
            <text:p>27</text:p>
          </table:table-cell>
          <table:table-cell office:value-type="string" table:style-name="ce2">
            <text:p>26<text:span text:style-name="T1">: </text:span><text:span text:style-name="T2">6.507764475403673</text:span></text:p>
          </table:table-cell>
          <table:table-cell table:number-columns-repeated="2" table:style-name="ce1"/>
          <table:table-cell office:value-type="string" office:string-value="6.507764475403673" table:formula="of:=RIGHT([.B31];LEN([.B31])-4)" table:style-name="ce3">
            <text:p>6.507764475403673</text:p>
          </table:table-cell>
          <table:table-cell table:number-columns-repeated="2" table:style-name="ce1"/>
          <table:table-cell office:value-type="float" office:value="6.5077644754036701" table:formula="of:=[.E31]+0" table:style-name="ce3">
            <text:p>6.51</text:p>
          </table:table-cell>
          <table:table-cell table:number-columns-repeated="16376"/>
        </table:table-row>
        <table:table-row table:style-name="ro1">
          <table:table-cell office:value-type="float" office:value="28" table:formula="of:=[.A31]+1" table:style-name="ce1">
            <text:p>28</text:p>
          </table:table-cell>
          <table:table-cell office:value-type="string" table:style-name="ce2">
            <text:p>27<text:span text:style-name="T1">: </text:span><text:span text:style-name="T2">5.386083031016533</text:span></text:p>
          </table:table-cell>
          <table:table-cell table:number-columns-repeated="2" table:style-name="ce1"/>
          <table:table-cell office:value-type="string" office:string-value="5.386083031016533" table:formula="of:=RIGHT([.B32];LEN([.B32])-4)" table:style-name="ce3">
            <text:p>5.386083031016533</text:p>
          </table:table-cell>
          <table:table-cell table:number-columns-repeated="2" table:style-name="ce1"/>
          <table:table-cell office:value-type="float" office:value="5.38608303101653" table:formula="of:=[.E32]+0" table:style-name="ce3">
            <text:p>5.39</text:p>
          </table:table-cell>
          <table:table-cell table:number-columns-repeated="16376"/>
        </table:table-row>
        <table:table-row table:style-name="ro1">
          <table:table-cell office:value-type="float" office:value="29" table:formula="of:=[.A32]+1" table:style-name="ce1">
            <text:p>29</text:p>
          </table:table-cell>
          <table:table-cell office:value-type="string" table:style-name="ce2">
            <text:p>28<text:span text:style-name="T1">: </text:span><text:span text:style-name="T2">8.259315049360936</text:span></text:p>
          </table:table-cell>
          <table:table-cell table:number-columns-repeated="2" table:style-name="ce1"/>
          <table:table-cell office:value-type="string" office:string-value="8.259315049360936" table:formula="of:=RIGHT([.B33];LEN([.B33])-4)" table:style-name="ce3">
            <text:p>8.259315049360936</text:p>
          </table:table-cell>
          <table:table-cell table:number-columns-repeated="2" table:style-name="ce1"/>
          <table:table-cell office:value-type="float" office:value="8.2593150493609304" table:formula="of:=[.E33]+0" table:style-name="ce3">
            <text:p>8.26</text:p>
          </table:table-cell>
          <table:table-cell table:number-columns-repeated="16376"/>
        </table:table-row>
        <table:table-row table:style-name="ro1">
          <table:table-cell office:value-type="float" office:value="30" table:formula="of:=[.A33]+1" table:style-name="ce1">
            <text:p>30</text:p>
          </table:table-cell>
          <table:table-cell office:value-type="string" table:style-name="ce2">
            <text:p>29<text:span text:style-name="T1">: </text:span><text:span text:style-name="T2">14.759626234839661</text:span></text:p>
          </table:table-cell>
          <table:table-cell table:number-columns-repeated="2" table:style-name="ce1"/>
          <table:table-cell office:value-type="string" office:string-value="14.759626234839661" table:formula="of:=RIGHT([.B34];LEN([.B34])-4)" table:style-name="ce3">
            <text:p>14.759626234839661</text:p>
          </table:table-cell>
          <table:table-cell table:number-columns-repeated="2" table:style-name="ce1"/>
          <table:table-cell office:value-type="float" office:value="14.759626234839599" table:formula="of:=[.E34]+0" table:style-name="ce3">
            <text:p>14.76</text:p>
          </table:table-cell>
          <table:table-cell table:number-columns-repeated="16376"/>
        </table:table-row>
        <table:table-row table:style-name="ro1">
          <table:table-cell office:value-type="float" office:value="31" table:formula="of:=[.A34]+1" table:style-name="ce1">
            <text:p>31</text:p>
          </table:table-cell>
          <table:table-cell office:value-type="string" table:style-name="ce2">
            <text:p>30<text:span text:style-name="T1">: </text:span><text:span text:style-name="T2">9.98012875327375</text:span></text:p>
          </table:table-cell>
          <table:table-cell table:number-columns-repeated="2" table:style-name="ce1"/>
          <table:table-cell office:value-type="string" office:string-value="9.98012875327375" table:formula="of:=RIGHT([.B35];LEN([.B35])-4)" table:style-name="ce3">
            <text:p>9.98012875327375</text:p>
          </table:table-cell>
          <table:table-cell table:number-columns-repeated="2" table:style-name="ce1"/>
          <table:table-cell office:value-type="float" office:value="9.9801287532737497" table:formula="of:=[.E35]+0" table:style-name="ce3">
            <text:p>9.98</text:p>
          </table:table-cell>
          <table:table-cell table:number-columns-repeated="16376"/>
        </table:table-row>
        <table:table-row table:style-name="ro1">
          <table:table-cell office:value-type="float" office:value="32" table:formula="of:=[.A35]+1" table:style-name="ce1">
            <text:p>32</text:p>
          </table:table-cell>
          <table:table-cell office:value-type="string" table:style-name="ce2">
            <text:p>31<text:span text:style-name="T1">: </text:span><text:span text:style-name="T2">6.342855827333483</text:span></text:p>
          </table:table-cell>
          <table:table-cell table:number-columns-repeated="2" table:style-name="ce1"/>
          <table:table-cell office:value-type="string" office:string-value="6.342855827333483" table:formula="of:=RIGHT([.B36];LEN([.B36])-4)" table:style-name="ce3">
            <text:p>6.342855827333483</text:p>
          </table:table-cell>
          <table:table-cell table:number-columns-repeated="2" table:style-name="ce1"/>
          <table:table-cell office:value-type="float" office:value="6.3428558273334801" table:formula="of:=[.E36]+0" table:style-name="ce3">
            <text:p>6.34</text:p>
          </table:table-cell>
          <table:table-cell table:number-columns-repeated="16376"/>
        </table:table-row>
        <table:table-row table:style-name="ro1">
          <table:table-cell office:value-type="float" office:value="33" table:formula="of:=[.A36]+1" table:style-name="ce1">
            <text:p>33</text:p>
          </table:table-cell>
          <table:table-cell office:value-type="string" table:style-name="ce2">
            <text:p>32<text:span text:style-name="T1">: </text:span><text:span text:style-name="T2">12.743490415102386</text:span></text:p>
          </table:table-cell>
          <table:table-cell table:number-columns-repeated="2" table:style-name="ce1"/>
          <table:table-cell office:value-type="string" office:string-value="12.743490415102386" table:formula="of:=RIGHT([.B37];LEN([.B37])-4)" table:style-name="ce3">
            <text:p>12.743490415102386</text:p>
          </table:table-cell>
          <table:table-cell table:number-columns-repeated="2" table:style-name="ce1"/>
          <table:table-cell office:value-type="float" office:value="12.743490415102301" table:formula="of:=[.E37]+0" table:style-name="ce3">
            <text:p>12.74</text:p>
          </table:table-cell>
          <table:table-cell table:number-columns-repeated="16376"/>
        </table:table-row>
        <table:table-row table:style-name="ro1">
          <table:table-cell office:value-type="float" office:value="34" table:formula="of:=[.A37]+1" table:style-name="ce1">
            <text:p>34</text:p>
          </table:table-cell>
          <table:table-cell office:value-type="string" table:style-name="ce2">
            <text:p>33<text:span text:style-name="T1">: </text:span><text:span text:style-name="T2">3.8696005533495006</text:span></text:p>
          </table:table-cell>
          <table:table-cell table:number-columns-repeated="2" table:style-name="ce1"/>
          <table:table-cell office:value-type="string" office:string-value="3.8696005533495006" table:formula="of:=RIGHT([.B38];LEN([.B38])-4)" table:style-name="ce3">
            <text:p>3.8696005533495006</text:p>
          </table:table-cell>
          <table:table-cell table:number-columns-repeated="2" table:style-name="ce1"/>
          <table:table-cell office:value-type="float" office:value="3.8696005533495001" table:formula="of:=[.E38]+0" table:style-name="ce3">
            <text:p>3.87</text:p>
          </table:table-cell>
          <table:table-cell table:number-columns-repeated="16376"/>
        </table:table-row>
        <table:table-row table:style-name="ro1">
          <table:table-cell office:value-type="float" office:value="35" table:formula="of:=[.A38]+1" table:style-name="ce1">
            <text:p>35</text:p>
          </table:table-cell>
          <table:table-cell office:value-type="string" table:style-name="ce2">
            <text:p>34<text:span text:style-name="T1">: </text:span><text:span text:style-name="T2">6.319824199966067</text:span></text:p>
          </table:table-cell>
          <table:table-cell table:number-columns-repeated="2" table:style-name="ce1"/>
          <table:table-cell office:value-type="string" office:string-value="6.319824199966067" table:formula="of:=RIGHT([.B39];LEN([.B39])-4)" table:style-name="ce3">
            <text:p>6.319824199966067</text:p>
          </table:table-cell>
          <table:table-cell table:number-columns-repeated="2" table:style-name="ce1"/>
          <table:table-cell office:value-type="float" office:value="6.3198241999660603" table:formula="of:=[.E39]+0" table:style-name="ce3">
            <text:p>6.32</text:p>
          </table:table-cell>
          <table:table-cell table:number-columns-repeated="16376"/>
        </table:table-row>
        <table:table-row table:style-name="ro1">
          <table:table-cell office:value-type="float" office:value="36" table:formula="of:=[.A39]+1" table:style-name="ce1">
            <text:p>36</text:p>
          </table:table-cell>
          <table:table-cell office:value-type="string" table:style-name="ce2">
            <text:p>35<text:span text:style-name="T1">: </text:span><text:span text:style-name="T2">4.739113315765416</text:span></text:p>
          </table:table-cell>
          <table:table-cell table:number-columns-repeated="2" table:style-name="ce1"/>
          <table:table-cell office:value-type="string" office:string-value="4.739113315765416" table:formula="of:=RIGHT([.B40];LEN([.B40])-4)" table:style-name="ce3">
            <text:p>4.739113315765416</text:p>
          </table:table-cell>
          <table:table-cell table:number-columns-repeated="2" table:style-name="ce1"/>
          <table:table-cell office:value-type="float" office:value="4.73911331576541" table:formula="of:=[.E40]+0" table:style-name="ce3">
            <text:p>4.74</text:p>
          </table:table-cell>
          <table:table-cell table:number-columns-repeated="16376"/>
        </table:table-row>
        <table:table-row table:style-name="ro1">
          <table:table-cell office:value-type="float" office:value="37" table:formula="of:=[.A40]+1" table:style-name="ce1">
            <text:p>37</text:p>
          </table:table-cell>
          <table:table-cell office:value-type="string" table:style-name="ce2">
            <text:p>36<text:span text:style-name="T1">: </text:span><text:span text:style-name="T2">10.675469663850325</text:span></text:p>
          </table:table-cell>
          <table:table-cell table:number-columns-repeated="2" table:style-name="ce1"/>
          <table:table-cell office:value-type="string" office:string-value="10.675469663850325" table:formula="of:=RIGHT([.B41];LEN([.B41])-4)" table:style-name="ce3">
            <text:p>10.675469663850325</text:p>
          </table:table-cell>
          <table:table-cell table:number-columns-repeated="2" table:style-name="ce1"/>
          <table:table-cell office:value-type="float" office:value="10.675469663850301" table:formula="of:=[.E41]+0" table:style-name="ce3">
            <text:p>10.68</text:p>
          </table:table-cell>
          <table:table-cell table:number-columns-repeated="16376"/>
        </table:table-row>
        <table:table-row table:style-name="ro1">
          <table:table-cell office:value-type="float" office:value="38" table:formula="of:=[.A41]+1" table:style-name="ce1">
            <text:p>38</text:p>
          </table:table-cell>
          <table:table-cell office:value-type="string" table:style-name="ce2">
            <text:p>37<text:span text:style-name="T1">: </text:span><text:span text:style-name="T2">5.892539436759977</text:span></text:p>
          </table:table-cell>
          <table:table-cell table:number-columns-repeated="2" table:style-name="ce1"/>
          <table:table-cell office:value-type="string" office:string-value="5.892539436759977" table:formula="of:=RIGHT([.B42];LEN([.B42])-4)" table:style-name="ce3">
            <text:p>5.892539436759977</text:p>
          </table:table-cell>
          <table:table-cell table:number-columns-repeated="2" table:style-name="ce1"/>
          <table:table-cell office:value-type="float" office:value="5.8925394367599697" table:formula="of:=[.E42]+0" table:style-name="ce3">
            <text:p>5.89</text:p>
          </table:table-cell>
          <table:table-cell table:number-columns-repeated="16376"/>
        </table:table-row>
        <table:table-row table:style-name="ro1">
          <table:table-cell office:value-type="float" office:value="39" table:formula="of:=[.A42]+1" table:style-name="ce1">
            <text:p>39</text:p>
          </table:table-cell>
          <table:table-cell office:value-type="string" table:style-name="ce2">
            <text:p>38<text:span text:style-name="T1">: </text:span><text:span text:style-name="T2">16.32888999183687</text:span></text:p>
          </table:table-cell>
          <table:table-cell table:number-columns-repeated="2" table:style-name="ce1"/>
          <table:table-cell office:value-type="string" office:string-value="16.32888999183687" table:formula="of:=RIGHT([.B43];LEN([.B43])-4)" table:style-name="ce3">
            <text:p>16.32888999183687</text:p>
          </table:table-cell>
          <table:table-cell table:number-columns-repeated="2" table:style-name="ce1"/>
          <table:table-cell office:value-type="float" office:value="16.3288899918368" table:formula="of:=[.E43]+0" table:style-name="ce3">
            <text:p>16.33</text:p>
          </table:table-cell>
          <table:table-cell table:number-columns-repeated="16376"/>
        </table:table-row>
        <table:table-row table:style-name="ro1">
          <table:table-cell office:value-type="float" office:value="40" table:formula="of:=[.A43]+1" table:style-name="ce1">
            <text:p>40</text:p>
          </table:table-cell>
          <table:table-cell office:value-type="string" table:style-name="ce2">
            <text:p>39<text:span text:style-name="T1">: </text:span><text:span text:style-name="T2">11.942483830022388</text:span></text:p>
          </table:table-cell>
          <table:table-cell table:number-columns-repeated="2" table:style-name="ce1"/>
          <table:table-cell office:value-type="string" office:string-value="11.942483830022388" table:formula="of:=RIGHT([.B44];LEN([.B44])-4)" table:style-name="ce3">
            <text:p>11.942483830022388</text:p>
          </table:table-cell>
          <table:table-cell table:number-columns-repeated="2" table:style-name="ce1"/>
          <table:table-cell office:value-type="float" office:value="11.942483830022301" table:formula="of:=[.E44]+0" table:style-name="ce3">
            <text:p>11.94</text:p>
          </table:table-cell>
          <table:table-cell table:number-columns-repeated="16376"/>
        </table:table-row>
        <table:table-row table:style-name="ro1">
          <table:table-cell office:value-type="float" office:value="41" table:formula="of:=[.A44]+1" table:style-name="ce1">
            <text:p>41</text:p>
          </table:table-cell>
          <table:table-cell office:value-type="string" table:style-name="ce2">
            <text:p>40<text:span text:style-name="T1">: </text:span><text:span text:style-name="T2">15.85082894073857</text:span></text:p>
          </table:table-cell>
          <table:table-cell table:number-columns-repeated="2" table:style-name="ce1"/>
          <table:table-cell office:value-type="string" office:string-value="15.85082894073857" table:formula="of:=RIGHT([.B45];LEN([.B45])-4)" table:style-name="ce3">
            <text:p>15.85082894073857</text:p>
          </table:table-cell>
          <table:table-cell table:number-columns-repeated="2" table:style-name="ce1"/>
          <table:table-cell office:value-type="float" office:value="15.8508289407385" table:formula="of:=[.E45]+0" table:style-name="ce3">
            <text:p>15.85</text:p>
          </table:table-cell>
          <table:table-cell table:number-columns-repeated="16376"/>
        </table:table-row>
        <table:table-row table:style-name="ro1">
          <table:table-cell office:value-type="float" office:value="42" table:formula="of:=[.A45]+1" table:style-name="ce1">
            <text:p>42</text:p>
          </table:table-cell>
          <table:table-cell office:value-type="string" table:style-name="ce2">
            <text:p>41<text:span text:style-name="T1">: </text:span><text:span text:style-name="T2">17.289975903710424</text:span></text:p>
          </table:table-cell>
          <table:table-cell table:number-columns-repeated="2" table:style-name="ce1"/>
          <table:table-cell office:value-type="string" office:string-value="17.289975903710424" table:formula="of:=RIGHT([.B46];LEN([.B46])-4)" table:style-name="ce3">
            <text:p>17.289975903710424</text:p>
          </table:table-cell>
          <table:table-cell table:number-columns-repeated="2" table:style-name="ce1"/>
          <table:table-cell office:value-type="float" office:value="17.289975903710399" table:formula="of:=[.E46]+0" table:style-name="ce3">
            <text:p>17.29</text:p>
          </table:table-cell>
          <table:table-cell table:number-columns-repeated="16376"/>
        </table:table-row>
        <table:table-row table:style-name="ro1">
          <table:table-cell office:value-type="float" office:value="43" table:formula="of:=[.A46]+1" table:style-name="ce1">
            <text:p>43</text:p>
          </table:table-cell>
          <table:table-cell office:value-type="string" table:style-name="ce2">
            <text:p>42<text:span text:style-name="T1">: </text:span><text:span text:style-name="T2">14.798162803091941</text:span></text:p>
          </table:table-cell>
          <table:table-cell table:number-columns-repeated="2" table:style-name="ce1"/>
          <table:table-cell office:value-type="string" office:string-value="14.798162803091941" table:formula="of:=RIGHT([.B47];LEN([.B47])-4)" table:style-name="ce3">
            <text:p>14.798162803091941</text:p>
          </table:table-cell>
          <table:table-cell table:number-columns-repeated="2" table:style-name="ce1"/>
          <table:table-cell office:value-type="float" office:value="14.7981628030919" table:formula="of:=[.E47]+0" table:style-name="ce3">
            <text:p>14.80</text:p>
          </table:table-cell>
          <table:table-cell table:number-columns-repeated="16376"/>
        </table:table-row>
        <table:table-row table:style-name="ro1">
          <table:table-cell office:value-type="float" office:value="44" table:formula="of:=[.A47]+1" table:style-name="ce1">
            <text:p>44</text:p>
          </table:table-cell>
          <table:table-cell office:value-type="string" table:style-name="ce2">
            <text:p>43<text:span text:style-name="T1">: </text:span><text:span text:style-name="T2">19.00399448659864</text:span></text:p>
          </table:table-cell>
          <table:table-cell table:number-columns-repeated="2" table:style-name="ce1"/>
          <table:table-cell office:value-type="string" office:string-value="19.00399448659864" table:formula="of:=RIGHT([.B48];LEN([.B48])-4)" table:style-name="ce3">
            <text:p>19.00399448659864</text:p>
          </table:table-cell>
          <table:table-cell table:number-columns-repeated="2" table:style-name="ce1"/>
          <table:table-cell office:value-type="float" office:value="19.0039944865986" table:formula="of:=[.E48]+0" table:style-name="ce3">
            <text:p>19.00</text:p>
          </table:table-cell>
          <table:table-cell table:number-columns-repeated="16376"/>
        </table:table-row>
        <table:table-row table:style-name="ro1">
          <table:table-cell office:value-type="float" office:value="45" table:formula="of:=[.A48]+1" table:style-name="ce1">
            <text:p>45</text:p>
          </table:table-cell>
          <table:table-cell office:value-type="string" table:style-name="ce2">
            <text:p>44<text:span text:style-name="T1">: </text:span><text:span text:style-name="T2">22.956659792629875</text:span></text:p>
          </table:table-cell>
          <table:table-cell table:number-columns-repeated="2" table:style-name="ce1"/>
          <table:table-cell office:value-type="string" office:string-value="22.956659792629875" table:formula="of:=RIGHT([.B49];LEN([.B49])-4)" table:style-name="ce3">
            <text:p>22.956659792629875</text:p>
          </table:table-cell>
          <table:table-cell table:number-columns-repeated="2" table:style-name="ce1"/>
          <table:table-cell office:value-type="float" office:value="22.9566597926298" table:formula="of:=[.E49]+0" table:style-name="ce3">
            <text:p>22.96</text:p>
          </table:table-cell>
          <table:table-cell table:number-columns-repeated="16376"/>
        </table:table-row>
        <table:table-row table:style-name="ro1">
          <table:table-cell office:value-type="float" office:value="46" table:formula="of:=[.A49]+1" table:style-name="ce1">
            <text:p>46</text:p>
          </table:table-cell>
          <table:table-cell office:value-type="string" table:style-name="ce2">
            <text:p>45<text:span text:style-name="T1">: </text:span><text:span text:style-name="T2">23.113692108833238</text:span></text:p>
          </table:table-cell>
          <table:table-cell table:number-columns-repeated="2" table:style-name="ce1"/>
          <table:table-cell office:value-type="string" office:string-value="23.113692108833238" table:formula="of:=RIGHT([.B50];LEN([.B50])-4)" table:style-name="ce3">
            <text:p>23.113692108833238</text:p>
          </table:table-cell>
          <table:table-cell table:number-columns-repeated="2" table:style-name="ce1"/>
          <table:table-cell office:value-type="float" office:value="23.113692108833199" table:formula="of:=[.E50]+0" table:style-name="ce3">
            <text:p>23.11</text:p>
          </table:table-cell>
          <table:table-cell table:number-columns-repeated="16376"/>
        </table:table-row>
        <table:table-row table:style-name="ro1">
          <table:table-cell office:value-type="float" office:value="47" table:formula="of:=[.A50]+1" table:style-name="ce1">
            <text:p>47</text:p>
          </table:table-cell>
          <table:table-cell office:value-type="string" table:style-name="ce2">
            <text:p>46<text:span text:style-name="T1">: </text:span><text:span text:style-name="T2">21.448978966551635</text:span></text:p>
          </table:table-cell>
          <table:table-cell table:number-columns-repeated="2" table:style-name="ce1"/>
          <table:table-cell office:value-type="string" office:string-value="21.448978966551635" table:formula="of:=RIGHT([.B51];LEN([.B51])-4)" table:style-name="ce3">
            <text:p>21.448978966551635</text:p>
          </table:table-cell>
          <table:table-cell table:number-columns-repeated="2" table:style-name="ce1"/>
          <table:table-cell office:value-type="float" office:value="21.4489789665516" table:formula="of:=[.E51]+0" table:style-name="ce3">
            <text:p>21.45</text:p>
          </table:table-cell>
          <table:table-cell table:number-columns-repeated="16376"/>
        </table:table-row>
        <table:table-row table:style-name="ro1">
          <table:table-cell office:value-type="float" office:value="48" table:formula="of:=[.A51]+1" table:style-name="ce1">
            <text:p>48</text:p>
          </table:table-cell>
          <table:table-cell office:value-type="string" table:style-name="ce2">
            <text:p>47<text:span text:style-name="T1">: </text:span><text:span text:style-name="T2">20.63003040552328</text:span></text:p>
          </table:table-cell>
          <table:table-cell table:number-columns-repeated="2" table:style-name="ce1"/>
          <table:table-cell office:value-type="string" office:string-value="20.63003040552328" table:formula="of:=RIGHT([.B52];LEN([.B52])-4)" table:style-name="ce3">
            <text:p>20.63003040552328</text:p>
          </table:table-cell>
          <table:table-cell table:number-columns-repeated="2" table:style-name="ce1"/>
          <table:table-cell office:value-type="float" office:value="20.6300304055232" table:formula="of:=[.E52]+0" table:style-name="ce3">
            <text:p>20.63</text:p>
          </table:table-cell>
          <table:table-cell table:number-columns-repeated="16376"/>
        </table:table-row>
        <table:table-row table:style-name="ro1">
          <table:table-cell office:value-type="float" office:value="49" table:formula="of:=[.A52]+1" table:style-name="ce1">
            <text:p>49</text:p>
          </table:table-cell>
          <table:table-cell office:value-type="string" table:style-name="ce2">
            <text:p>48<text:span text:style-name="T1">: </text:span><text:span text:style-name="T2">18.7244086591399</text:span></text:p>
          </table:table-cell>
          <table:table-cell table:number-columns-repeated="2" table:style-name="ce1"/>
          <table:table-cell office:value-type="string" office:string-value="18.7244086591399" table:formula="of:=RIGHT([.B53];LEN([.B53])-4)" table:style-name="ce3">
            <text:p>18.7244086591399</text:p>
          </table:table-cell>
          <table:table-cell table:number-columns-repeated="2" table:style-name="ce1"/>
          <table:table-cell office:value-type="float" office:value="18.7244086591399" table:formula="of:=[.E53]+0" table:style-name="ce3">
            <text:p>18.72</text:p>
          </table:table-cell>
          <table:table-cell table:number-columns-repeated="16376"/>
        </table:table-row>
        <table:table-row table:style-name="ro1">
          <table:table-cell office:value-type="float" office:value="50" table:formula="of:=[.A53]+1" table:style-name="ce1">
            <text:p>50</text:p>
          </table:table-cell>
          <table:table-cell office:value-type="string" table:style-name="ce2">
            <text:p>49<text:span text:style-name="T1">: </text:span><text:span text:style-name="T2">25.88368966827369</text:span></text:p>
          </table:table-cell>
          <table:table-cell table:number-columns-repeated="2" table:style-name="ce1"/>
          <table:table-cell office:value-type="string" office:string-value="25.88368966827369" table:formula="of:=RIGHT([.B54];LEN([.B54])-4)" table:style-name="ce3">
            <text:p>25.88368966827369</text:p>
          </table:table-cell>
          <table:table-cell table:number-columns-repeated="2" table:style-name="ce1"/>
          <table:table-cell office:value-type="float" office:value="25.8836896682736" table:formula="of:=[.E54]+0" table:style-name="ce3">
            <text:p>25.88</text:p>
          </table:table-cell>
          <table:table-cell table:number-columns-repeated="16376"/>
        </table:table-row>
        <table:table-row table:style-name="ro1">
          <table:table-cell office:value-type="float" office:value="51" table:formula="of:=[.A54]+1" table:style-name="ce1">
            <text:p>51</text:p>
          </table:table-cell>
          <table:table-cell office:value-type="string" table:style-name="ce2">
            <text:p>50<text:span text:style-name="T1">: </text:span><text:span text:style-name="T2">24.234454886361213</text:span></text:p>
          </table:table-cell>
          <table:table-cell table:number-columns-repeated="2" table:style-name="ce1"/>
          <table:table-cell office:value-type="string" office:string-value="24.234454886361213" table:formula="of:=RIGHT([.B55];LEN([.B55])-4)" table:style-name="ce3">
            <text:p>24.234454886361213</text:p>
          </table:table-cell>
          <table:table-cell table:number-columns-repeated="2" table:style-name="ce1"/>
          <table:table-cell office:value-type="float" office:value="24.234454886361199" table:formula="of:=[.E55]+0" table:style-name="ce3">
            <text:p>24.23</text:p>
          </table:table-cell>
          <table:table-cell table:number-columns-repeated="16376"/>
        </table:table-row>
        <table:table-row table:style-name="ro1">
          <table:table-cell office:value-type="float" office:value="52" table:formula="of:=[.A55]+1" table:style-name="ce1">
            <text:p>52</text:p>
          </table:table-cell>
          <table:table-cell office:value-type="string" table:style-name="ce2">
            <text:p>51<text:span text:style-name="T1">: </text:span><text:span text:style-name="T2">31.96152121785198</text:span></text:p>
          </table:table-cell>
          <table:table-cell table:number-columns-repeated="2" table:style-name="ce1"/>
          <table:table-cell office:value-type="string" office:string-value="31.96152121785198" table:formula="of:=RIGHT([.B56];LEN([.B56])-4)" table:style-name="ce3">
            <text:p>31.96152121785198</text:p>
          </table:table-cell>
          <table:table-cell table:number-columns-repeated="2" table:style-name="ce1"/>
          <table:table-cell office:value-type="float" office:value="31.961521217851899" table:formula="of:=[.E56]+0" table:style-name="ce3">
            <text:p>31.96</text:p>
          </table:table-cell>
          <table:table-cell table:number-columns-repeated="16376"/>
        </table:table-row>
        <table:table-row table:style-name="ro1">
          <table:table-cell office:value-type="float" office:value="53" table:formula="of:=[.A56]+1" table:style-name="ce1">
            <text:p>53</text:p>
          </table:table-cell>
          <table:table-cell office:value-type="string" table:style-name="ce2">
            <text:p>52<text:span text:style-name="T1">: </text:span><text:span text:style-name="T2">22.888792739207894</text:span></text:p>
          </table:table-cell>
          <table:table-cell table:number-columns-repeated="2" table:style-name="ce1"/>
          <table:table-cell office:value-type="string" office:string-value="22.888792739207894" table:formula="of:=RIGHT([.B57];LEN([.B57])-4)" table:style-name="ce3">
            <text:p>22.888792739207894</text:p>
          </table:table-cell>
          <table:table-cell table:number-columns-repeated="2" table:style-name="ce1"/>
          <table:table-cell office:value-type="float" office:value="22.888792739207801" table:formula="of:=[.E57]+0" table:style-name="ce3">
            <text:p>22.89</text:p>
          </table:table-cell>
          <table:table-cell table:number-columns-repeated="16376"/>
        </table:table-row>
        <table:table-row table:style-name="ro1">
          <table:table-cell office:value-type="float" office:value="54" table:formula="of:=[.A57]+1" table:style-name="ce1">
            <text:p>54</text:p>
          </table:table-cell>
          <table:table-cell office:value-type="string" table:style-name="ce2">
            <text:p>53<text:span text:style-name="T1">: </text:span><text:span text:style-name="T2">22.746890098755983</text:span></text:p>
          </table:table-cell>
          <table:table-cell table:number-columns-repeated="2" table:style-name="ce1"/>
          <table:table-cell office:value-type="string" office:string-value="22.746890098755983" table:formula="of:=RIGHT([.B58];LEN([.B58])-4)" table:style-name="ce3">
            <text:p>22.746890098755983</text:p>
          </table:table-cell>
          <table:table-cell table:number-columns-repeated="2" table:style-name="ce1"/>
          <table:table-cell office:value-type="float" office:value="22.746890098755902" table:formula="of:=[.E58]+0" table:style-name="ce3">
            <text:p>22.75</text:p>
          </table:table-cell>
          <table:table-cell table:number-columns-repeated="16376"/>
        </table:table-row>
        <table:table-row table:style-name="ro1">
          <table:table-cell office:value-type="float" office:value="55" table:formula="of:=[.A58]+1" table:style-name="ce1">
            <text:p>55</text:p>
          </table:table-cell>
          <table:table-cell office:value-type="string" table:style-name="ce2">
            <text:p>54<text:span text:style-name="T1">: </text:span><text:span text:style-name="T2">16.000533943192842</text:span></text:p>
          </table:table-cell>
          <table:table-cell table:number-columns-repeated="2" table:style-name="ce1"/>
          <table:table-cell office:value-type="string" office:string-value="16.000533943192842" table:formula="of:=RIGHT([.B59];LEN([.B59])-4)" table:style-name="ce3">
            <text:p>16.000533943192842</text:p>
          </table:table-cell>
          <table:table-cell table:number-columns-repeated="2" table:style-name="ce1"/>
          <table:table-cell office:value-type="float" office:value="16.000533943192799" table:formula="of:=[.E59]+0" table:style-name="ce3">
            <text:p>16.00</text:p>
          </table:table-cell>
          <table:table-cell table:number-columns-repeated="16376"/>
        </table:table-row>
        <table:table-row table:style-name="ro1">
          <table:table-cell office:value-type="float" office:value="56" table:formula="of:=[.A59]+1" table:style-name="ce1">
            <text:p>56</text:p>
          </table:table-cell>
          <table:table-cell office:value-type="string" table:style-name="ce2">
            <text:p>55<text:span text:style-name="T1">: </text:span><text:span text:style-name="T2">15.564549256060797</text:span></text:p>
          </table:table-cell>
          <table:table-cell table:number-columns-repeated="2" table:style-name="ce1"/>
          <table:table-cell office:value-type="string" office:string-value="15.564549256060797" table:formula="of:=RIGHT([.B60];LEN([.B60])-4)" table:style-name="ce3">
            <text:p>15.564549256060797</text:p>
          </table:table-cell>
          <table:table-cell table:number-columns-repeated="2" table:style-name="ce1"/>
          <table:table-cell office:value-type="float" office:value="15.564549256060699" table:formula="of:=[.E60]+0" table:style-name="ce3">
            <text:p>15.56</text:p>
          </table:table-cell>
          <table:table-cell table:number-columns-repeated="16376"/>
        </table:table-row>
        <table:table-row table:style-name="ro1">
          <table:table-cell office:value-type="float" office:value="57" table:formula="of:=[.A60]+1" table:style-name="ce1">
            <text:p>57</text:p>
          </table:table-cell>
          <table:table-cell office:value-type="string" table:style-name="ce2">
            <text:p>56<text:span text:style-name="T1">: </text:span><text:span text:style-name="T2">16.178992442512282</text:span></text:p>
          </table:table-cell>
          <table:table-cell table:number-columns-repeated="2" table:style-name="ce1"/>
          <table:table-cell office:value-type="string" office:string-value="16.178992442512282" table:formula="of:=RIGHT([.B61];LEN([.B61])-4)" table:style-name="ce3">
            <text:p>16.178992442512282</text:p>
          </table:table-cell>
          <table:table-cell table:number-columns-repeated="2" table:style-name="ce1"/>
          <table:table-cell office:value-type="float" office:value="16.1789924425122" table:formula="of:=[.E61]+0" table:style-name="ce3">
            <text:p>16.18</text:p>
          </table:table-cell>
          <table:table-cell table:number-columns-repeated="16376"/>
        </table:table-row>
        <table:table-row table:style-name="ro1">
          <table:table-cell office:value-type="float" office:value="58" table:formula="of:=[.A61]+1" table:style-name="ce1">
            <text:p>58</text:p>
          </table:table-cell>
          <table:table-cell office:value-type="string" table:style-name="ce2">
            <text:p>57<text:span text:style-name="T1">: </text:span><text:span text:style-name="T2">13.090409208473096</text:span></text:p>
          </table:table-cell>
          <table:table-cell table:number-columns-repeated="2" table:style-name="ce1"/>
          <table:table-cell office:value-type="string" office:string-value="13.090409208473096" table:formula="of:=RIGHT([.B62];LEN([.B62])-4)" table:style-name="ce3">
            <text:p>13.090409208473096</text:p>
          </table:table-cell>
          <table:table-cell table:number-columns-repeated="2" table:style-name="ce1"/>
          <table:table-cell office:value-type="float" office:value="13.090409208473" table:formula="of:=[.E62]+0" table:style-name="ce3">
            <text:p>13.09</text:p>
          </table:table-cell>
          <table:table-cell table:number-columns-repeated="16376"/>
        </table:table-row>
        <table:table-row table:style-name="ro1">
          <table:table-cell office:value-type="float" office:value="59" table:formula="of:=[.A62]+1" table:style-name="ce1">
            <text:p>59</text:p>
          </table:table-cell>
          <table:table-cell office:value-type="string" table:style-name="ce2">
            <text:p>58<text:span text:style-name="T1">: </text:span><text:span text:style-name="T2">16.295650929971043</text:span></text:p>
          </table:table-cell>
          <table:table-cell table:number-columns-repeated="2" table:style-name="ce1"/>
          <table:table-cell office:value-type="string" office:string-value="16.295650929971043" table:formula="of:=RIGHT([.B63];LEN([.B63])-4)" table:style-name="ce3">
            <text:p>16.295650929971043</text:p>
          </table:table-cell>
          <table:table-cell table:number-columns-repeated="2" table:style-name="ce1"/>
          <table:table-cell office:value-type="float" office:value="16.295650929971" table:formula="of:=[.E63]+0" table:style-name="ce3">
            <text:p>16.30</text:p>
          </table:table-cell>
          <table:table-cell table:number-columns-repeated="16376"/>
        </table:table-row>
        <table:table-row table:style-name="ro1">
          <table:table-cell office:value-type="float" office:value="60" table:formula="of:=[.A63]+1" table:style-name="ce1">
            <text:p>60</text:p>
          </table:table-cell>
          <table:table-cell office:value-type="string" table:style-name="ce2">
            <text:p>59<text:span text:style-name="T1">: </text:span><text:span text:style-name="T2">22.195753867604157</text:span></text:p>
          </table:table-cell>
          <table:table-cell table:number-columns-repeated="2" table:style-name="ce1"/>
          <table:table-cell office:value-type="string" office:string-value="22.195753867604157" table:formula="of:=RIGHT([.B64];LEN([.B64])-4)" table:style-name="ce3">
            <text:p>22.195753867604157</text:p>
          </table:table-cell>
          <table:table-cell table:number-columns-repeated="2" table:style-name="ce1"/>
          <table:table-cell office:value-type="float" office:value="22.1957538676041" table:formula="of:=[.E64]+0" table:style-name="ce3">
            <text:p>22.20</text:p>
          </table:table-cell>
          <table:table-cell table:number-columns-repeated="16376"/>
        </table:table-row>
        <table:table-row table:style-name="ro1">
          <table:table-cell office:value-type="float" office:value="61" table:formula="of:=[.A64]+1" table:style-name="ce1">
            <text:p>61</text:p>
          </table:table-cell>
          <table:table-cell office:value-type="string" table:style-name="ce2">
            <text:p>60<text:span text:style-name="T1">: </text:span><text:span text:style-name="T2">26.866655022872095</text:span></text:p>
          </table:table-cell>
          <table:table-cell table:number-columns-repeated="2" table:style-name="ce1"/>
          <table:table-cell office:value-type="string" office:string-value="26.866655022872095" table:formula="of:=RIGHT([.B65];LEN([.B65])-4)" table:style-name="ce3">
            <text:p>26.866655022872095</text:p>
          </table:table-cell>
          <table:table-cell table:number-columns-repeated="2" table:style-name="ce1"/>
          <table:table-cell office:value-type="float" office:value="26.866655022871999" table:formula="of:=[.E65]+0" table:style-name="ce3">
            <text:p>26.87</text:p>
          </table:table-cell>
          <table:table-cell table:number-columns-repeated="16376"/>
        </table:table-row>
        <table:table-row table:style-name="ro1">
          <table:table-cell office:value-type="float" office:value="62" table:formula="of:=[.A65]+1" table:style-name="ce1">
            <text:p>62</text:p>
          </table:table-cell>
          <table:table-cell office:value-type="string" table:style-name="ce2">
            <text:p>61<text:span text:style-name="T1">: </text:span><text:span text:style-name="T2">24.041371537208516</text:span></text:p>
          </table:table-cell>
          <table:table-cell table:number-columns-repeated="2" table:style-name="ce1"/>
          <table:table-cell office:value-type="string" office:string-value="24.041371537208516" table:formula="of:=RIGHT([.B66];LEN([.B66])-4)" table:style-name="ce3">
            <text:p>24.041371537208516</text:p>
          </table:table-cell>
          <table:table-cell table:number-columns-repeated="2" table:style-name="ce1"/>
          <table:table-cell office:value-type="float" office:value="24.041371537208502" table:formula="of:=[.E66]+0" table:style-name="ce3">
            <text:p>24.04</text:p>
          </table:table-cell>
          <table:table-cell table:number-columns-repeated="16376"/>
        </table:table-row>
        <table:table-row table:style-name="ro1">
          <table:table-cell office:value-type="float" office:value="63" table:formula="of:=[.A66]+1" table:style-name="ce1">
            <text:p>63</text:p>
          </table:table-cell>
          <table:table-cell office:value-type="string" table:style-name="ce2">
            <text:p>62<text:span text:style-name="T1">: </text:span><text:span text:style-name="T2">16.162328369414265</text:span></text:p>
          </table:table-cell>
          <table:table-cell table:number-columns-repeated="2" table:style-name="ce1"/>
          <table:table-cell office:value-type="string" office:string-value="16.162328369414265" table:formula="of:=RIGHT([.B67];LEN([.B67])-4)" table:style-name="ce3">
            <text:p>16.162328369414265</text:p>
          </table:table-cell>
          <table:table-cell table:number-columns-repeated="2" table:style-name="ce1"/>
          <table:table-cell office:value-type="float" office:value="16.162328369414201" table:formula="of:=[.E67]+0" table:style-name="ce3">
            <text:p>16.16</text:p>
          </table:table-cell>
          <table:table-cell table:number-columns-repeated="16376"/>
        </table:table-row>
        <table:table-row table:style-name="ro1">
          <table:table-cell office:value-type="float" office:value="64" table:formula="of:=[.A67]+1" table:style-name="ce1">
            <text:p>64</text:p>
          </table:table-cell>
          <table:table-cell office:value-type="string" table:style-name="ce2">
            <text:p>63<text:span text:style-name="T1">: </text:span><text:span text:style-name="T2">22.64418064465911</text:span></text:p>
          </table:table-cell>
          <table:table-cell table:number-columns-repeated="2" table:style-name="ce1"/>
          <table:table-cell office:value-type="string" office:string-value="22.64418064465911" table:formula="of:=RIGHT([.B68];LEN([.B68])-4)" table:style-name="ce3">
            <text:p>22.64418064465911</text:p>
          </table:table-cell>
          <table:table-cell table:number-columns-repeated="2" table:style-name="ce1"/>
          <table:table-cell office:value-type="float" office:value="22.644180644659102" table:formula="of:=[.E68]+0" table:style-name="ce3">
            <text:p>22.64</text:p>
          </table:table-cell>
          <table:table-cell table:number-columns-repeated="16376"/>
        </table:table-row>
        <table:table-row table:style-name="ro1">
          <table:table-cell office:value-type="float" office:value="65" table:formula="of:=[.A68]+1" table:style-name="ce1">
            <text:p>65</text:p>
          </table:table-cell>
          <table:table-cell office:value-type="string" table:style-name="ce2">
            <text:p>64<text:span text:style-name="T1">: </text:span><text:span text:style-name="T2">23.99797952981525</text:span></text:p>
          </table:table-cell>
          <table:table-cell table:number-columns-repeated="2" table:style-name="ce1"/>
          <table:table-cell office:value-type="string" office:string-value="23.99797952981525" table:formula="of:=RIGHT([.B69];LEN([.B69])-4)" table:style-name="ce3">
            <text:p>23.99797952981525</text:p>
          </table:table-cell>
          <table:table-cell table:number-columns-repeated="2" table:style-name="ce1"/>
          <table:table-cell office:value-type="float" office:value="23.997979529815201" table:formula="of:=[.E69]+0" table:style-name="ce3">
            <text:p>24.00</text:p>
          </table:table-cell>
          <table:table-cell table:number-columns-repeated="16376"/>
        </table:table-row>
        <table:table-row table:style-name="ro1">
          <table:table-cell office:value-type="float" office:value="66" table:formula="of:=[.A69]+1" table:style-name="ce1">
            <text:p>66</text:p>
          </table:table-cell>
          <table:table-cell office:value-type="string" table:style-name="ce2">
            <text:p>65<text:span text:style-name="T1">: </text:span><text:span text:style-name="T2">21.875708902324412</text:span></text:p>
          </table:table-cell>
          <table:table-cell table:number-columns-repeated="2" table:style-name="ce1"/>
          <table:table-cell office:value-type="string" office:string-value="21.875708902324412" table:formula="of:=RIGHT([.B70];LEN([.B70])-4)" table:style-name="ce3">
            <text:p>21.875708902324412</text:p>
          </table:table-cell>
          <table:table-cell table:number-columns-repeated="2" table:style-name="ce1"/>
          <table:table-cell office:value-type="float" office:value="21.875708902324401" table:formula="of:=[.E70]+0" table:style-name="ce3">
            <text:p>21.88</text:p>
          </table:table-cell>
          <table:table-cell table:number-columns-repeated="16376"/>
        </table:table-row>
        <table:table-row table:style-name="ro1">
          <table:table-cell office:value-type="float" office:value="67" table:formula="of:=[.A70]+1" table:style-name="ce1">
            <text:p>67</text:p>
          </table:table-cell>
          <table:table-cell office:value-type="string" table:style-name="ce2">
            <text:p>66<text:span text:style-name="T1">: </text:span><text:span text:style-name="T2">28.961219126574257</text:span></text:p>
          </table:table-cell>
          <table:table-cell table:number-columns-repeated="2" table:style-name="ce1"/>
          <table:table-cell office:value-type="string" office:string-value="28.961219126574257" table:formula="of:=RIGHT([.B71];LEN([.B71])-4)" table:style-name="ce3">
            <text:p>28.961219126574257</text:p>
          </table:table-cell>
          <table:table-cell table:number-columns-repeated="2" table:style-name="ce1"/>
          <table:table-cell office:value-type="float" office:value="28.9612191265742" table:formula="of:=[.E71]+0" table:style-name="ce3">
            <text:p>28.96</text:p>
          </table:table-cell>
          <table:table-cell table:number-columns-repeated="16376"/>
        </table:table-row>
        <table:table-row table:style-name="ro1">
          <table:table-cell office:value-type="float" office:value="68" table:formula="of:=[.A71]+1" table:style-name="ce1">
            <text:p>68</text:p>
          </table:table-cell>
          <table:table-cell office:value-type="string" table:style-name="ce2">
            <text:p>67<text:span text:style-name="T1">: </text:span><text:span text:style-name="T2">29.439389653537127</text:span></text:p>
          </table:table-cell>
          <table:table-cell table:number-columns-repeated="2" table:style-name="ce1"/>
          <table:table-cell office:value-type="string" office:string-value="29.439389653537127" table:formula="of:=RIGHT([.B72];LEN([.B72])-4)" table:style-name="ce3">
            <text:p>29.439389653537127</text:p>
          </table:table-cell>
          <table:table-cell table:number-columns-repeated="2" table:style-name="ce1"/>
          <table:table-cell office:value-type="float" office:value="29.439389653537098" table:formula="of:=[.E72]+0" table:style-name="ce3">
            <text:p>29.44</text:p>
          </table:table-cell>
          <table:table-cell table:number-columns-repeated="16376"/>
        </table:table-row>
        <table:table-row table:style-name="ro1">
          <table:table-cell office:value-type="float" office:value="69" table:formula="of:=[.A72]+1" table:style-name="ce1">
            <text:p>69</text:p>
          </table:table-cell>
          <table:table-cell office:value-type="string" table:style-name="ce2">
            <text:p>68<text:span text:style-name="T1">: </text:span><text:span text:style-name="T2">33.53372101450043</text:span></text:p>
          </table:table-cell>
          <table:table-cell table:number-columns-repeated="2" table:style-name="ce1"/>
          <table:table-cell office:value-type="string" office:string-value="33.53372101450043" table:formula="of:=RIGHT([.B73];LEN([.B73])-4)" table:style-name="ce3">
            <text:p>33.53372101450043</text:p>
          </table:table-cell>
          <table:table-cell table:number-columns-repeated="2" table:style-name="ce1"/>
          <table:table-cell office:value-type="float" office:value="33.533721014500401" table:formula="of:=[.E73]+0" table:style-name="ce3">
            <text:p>33.53</text:p>
          </table:table-cell>
          <table:table-cell table:number-columns-repeated="16376"/>
        </table:table-row>
        <table:table-row table:style-name="ro1">
          <table:table-cell office:value-type="float" office:value="70" table:formula="of:=[.A73]+1" table:style-name="ce1">
            <text:p>70</text:p>
          </table:table-cell>
          <table:table-cell office:value-type="string" table:style-name="ce2">
            <text:p>69<text:span text:style-name="T1">: </text:span><text:span text:style-name="T2">33.59285100284358</text:span></text:p>
          </table:table-cell>
          <table:table-cell table:number-columns-repeated="2" table:style-name="ce1"/>
          <table:table-cell office:value-type="string" office:string-value="33.59285100284358" table:formula="of:=RIGHT([.B74];LEN([.B74])-4)" table:style-name="ce3">
            <text:p>33.59285100284358</text:p>
          </table:table-cell>
          <table:table-cell table:number-columns-repeated="2" table:style-name="ce1"/>
          <table:table-cell office:value-type="float" office:value="33.592851002843503" table:formula="of:=[.E74]+0" table:style-name="ce3">
            <text:p>33.59</text:p>
          </table:table-cell>
          <table:table-cell table:number-columns-repeated="16376"/>
        </table:table-row>
        <table:table-row table:style-name="ro1">
          <table:table-cell office:value-type="float" office:value="71" table:formula="of:=[.A74]+1" table:style-name="ce1">
            <text:p>71</text:p>
          </table:table-cell>
          <table:table-cell office:value-type="string" table:style-name="ce2">
            <text:p>70<text:span text:style-name="T1">: </text:span><text:span text:style-name="T2">32.596890590219296</text:span></text:p>
          </table:table-cell>
          <table:table-cell table:number-columns-repeated="2" table:style-name="ce1"/>
          <table:table-cell office:value-type="string" office:string-value="32.596890590219296" table:formula="of:=RIGHT([.B75];LEN([.B75])-4)" table:style-name="ce3">
            <text:p>32.596890590219296</text:p>
          </table:table-cell>
          <table:table-cell table:number-columns-repeated="2" table:style-name="ce1"/>
          <table:table-cell office:value-type="float" office:value="32.596890590219203" table:formula="of:=[.E75]+0" table:style-name="ce3">
            <text:p>32.60</text:p>
          </table:table-cell>
          <table:table-cell table:number-columns-repeated="16376"/>
        </table:table-row>
        <table:table-row table:style-name="ro1">
          <table:table-cell office:value-type="float" office:value="72" table:formula="of:=[.A75]+1" table:style-name="ce1">
            <text:p>72</text:p>
          </table:table-cell>
          <table:table-cell office:value-type="string" table:style-name="ce2">
            <text:p>71<text:span text:style-name="T1">: </text:span><text:span text:style-name="T2">37.03762794151696</text:span></text:p>
          </table:table-cell>
          <table:table-cell table:number-columns-repeated="2" table:style-name="ce1"/>
          <table:table-cell office:value-type="string" office:string-value="37.03762794151696" table:formula="of:=RIGHT([.B76];LEN([.B76])-4)" table:style-name="ce3">
            <text:p>37.03762794151696</text:p>
          </table:table-cell>
          <table:table-cell table:number-columns-repeated="2" table:style-name="ce1"/>
          <table:table-cell office:value-type="float" office:value="37.037627941516902" table:formula="of:=[.E76]+0" table:style-name="ce3">
            <text:p>37.04</text:p>
          </table:table-cell>
          <table:table-cell table:number-columns-repeated="16376"/>
        </table:table-row>
        <table:table-row table:style-name="ro1">
          <table:table-cell office:value-type="float" office:value="73" table:formula="of:=[.A76]+1" table:style-name="ce1">
            <text:p>73</text:p>
          </table:table-cell>
          <table:table-cell office:value-type="string" table:style-name="ce2">
            <text:p>72<text:span text:style-name="T1">: </text:span><text:span text:style-name="T2">33.720207797979704</text:span></text:p>
          </table:table-cell>
          <table:table-cell table:number-columns-repeated="2" table:style-name="ce1"/>
          <table:table-cell office:value-type="string" office:string-value="33.720207797979704" table:formula="of:=RIGHT([.B77];LEN([.B77])-4)" table:style-name="ce3">
            <text:p>33.720207797979704</text:p>
          </table:table-cell>
          <table:table-cell table:number-columns-repeated="2" table:style-name="ce1"/>
          <table:table-cell office:value-type="float" office:value="33.720207797979697" table:formula="of:=[.E77]+0" table:style-name="ce3">
            <text:p>33.72</text:p>
          </table:table-cell>
          <table:table-cell table:number-columns-repeated="16376"/>
        </table:table-row>
        <table:table-row table:style-name="ro1">
          <table:table-cell office:value-type="float" office:value="74" table:formula="of:=[.A77]+1" table:style-name="ce1">
            <text:p>74</text:p>
          </table:table-cell>
          <table:table-cell office:value-type="string" table:style-name="ce2">
            <text:p>73<text:span text:style-name="T1">: </text:span><text:span text:style-name="T2">35.477609298120356</text:span></text:p>
          </table:table-cell>
          <table:table-cell table:number-columns-repeated="2" table:style-name="ce1"/>
          <table:table-cell office:value-type="string" office:string-value="35.477609298120356" table:formula="of:=RIGHT([.B78];LEN([.B78])-4)" table:style-name="ce3">
            <text:p>35.477609298120356</text:p>
          </table:table-cell>
          <table:table-cell table:number-columns-repeated="2" table:style-name="ce1"/>
          <table:table-cell office:value-type="float" office:value="35.477609298120299" table:formula="of:=[.E78]+0" table:style-name="ce3">
            <text:p>35.48</text:p>
          </table:table-cell>
          <table:table-cell table:number-columns-repeated="16376"/>
        </table:table-row>
        <table:table-row table:style-name="ro1">
          <table:table-cell office:value-type="float" office:value="75" table:formula="of:=[.A78]+1" table:style-name="ce1">
            <text:p>75</text:p>
          </table:table-cell>
          <table:table-cell office:value-type="string" table:style-name="ce2">
            <text:p>74<text:span text:style-name="T1">: </text:span><text:span text:style-name="T2">40.56731613762123</text:span></text:p>
          </table:table-cell>
          <table:table-cell table:number-columns-repeated="2" table:style-name="ce1"/>
          <table:table-cell office:value-type="string" office:string-value="40.56731613762123" table:formula="of:=RIGHT([.B79];LEN([.B79])-4)" table:style-name="ce3">
            <text:p>40.56731613762123</text:p>
          </table:table-cell>
          <table:table-cell table:number-columns-repeated="2" table:style-name="ce1"/>
          <table:table-cell office:value-type="float" office:value="40.567316137621198" table:formula="of:=[.E79]+0" table:style-name="ce3">
            <text:p>40.57</text:p>
          </table:table-cell>
          <table:table-cell table:number-columns-repeated="16376"/>
        </table:table-row>
        <table:table-row table:style-name="ro1">
          <table:table-cell office:value-type="float" office:value="76" table:formula="of:=[.A79]+1" table:style-name="ce1">
            <text:p>76</text:p>
          </table:table-cell>
          <table:table-cell office:value-type="string" table:style-name="ce2">
            <text:p>75<text:span text:style-name="T1">: </text:span><text:span text:style-name="T2">41.741591976480784</text:span></text:p>
          </table:table-cell>
          <table:table-cell table:number-columns-repeated="2" table:style-name="ce1"/>
          <table:table-cell office:value-type="string" office:string-value="41.741591976480784" table:formula="of:=RIGHT([.B80];LEN([.B80])-4)" table:style-name="ce3">
            <text:p>41.741591976480784</text:p>
          </table:table-cell>
          <table:table-cell table:number-columns-repeated="2" table:style-name="ce1"/>
          <table:table-cell office:value-type="float" office:value="41.741591976480699" table:formula="of:=[.E80]+0" table:style-name="ce3">
            <text:p>41.74</text:p>
          </table:table-cell>
          <table:table-cell table:number-columns-repeated="16376"/>
        </table:table-row>
        <table:table-row table:style-name="ro1">
          <table:table-cell office:value-type="float" office:value="77" table:formula="of:=[.A80]+1" table:style-name="ce1">
            <text:p>77</text:p>
          </table:table-cell>
          <table:table-cell office:value-type="string" table:style-name="ce2">
            <text:p>76<text:span text:style-name="T1">: </text:span><text:span text:style-name="T2">38.67132126938888</text:span></text:p>
          </table:table-cell>
          <table:table-cell table:number-columns-repeated="2" table:style-name="ce1"/>
          <table:table-cell office:value-type="string" office:string-value="38.67132126938888" table:formula="of:=RIGHT([.B81];LEN([.B81])-4)" table:style-name="ce3">
            <text:p>38.67132126938888</text:p>
          </table:table-cell>
          <table:table-cell table:number-columns-repeated="2" table:style-name="ce1"/>
          <table:table-cell office:value-type="float" office:value="38.671321269388798" table:formula="of:=[.E81]+0" table:style-name="ce3">
            <text:p>38.67</text:p>
          </table:table-cell>
          <table:table-cell table:number-columns-repeated="16376"/>
        </table:table-row>
        <table:table-row table:style-name="ro1">
          <table:table-cell office:value-type="float" office:value="78" table:formula="of:=[.A81]+1" table:style-name="ce1">
            <text:p>78</text:p>
          </table:table-cell>
          <table:table-cell office:value-type="string" table:style-name="ce2">
            <text:p>77<text:span text:style-name="T1">: </text:span><text:span text:style-name="T2">25.28659562980924</text:span></text:p>
          </table:table-cell>
          <table:table-cell table:number-columns-repeated="2" table:style-name="ce1"/>
          <table:table-cell office:value-type="string" office:string-value="25.28659562980924" table:formula="of:=RIGHT([.B82];LEN([.B82])-4)" table:style-name="ce3">
            <text:p>25.28659562980924</text:p>
          </table:table-cell>
          <table:table-cell table:number-columns-repeated="2" table:style-name="ce1"/>
          <table:table-cell office:value-type="float" office:value="25.286595629809199" table:formula="of:=[.E82]+0" table:style-name="ce3">
            <text:p>25.29</text:p>
          </table:table-cell>
          <table:table-cell table:number-columns-repeated="16376"/>
        </table:table-row>
        <table:table-row table:style-name="ro1">
          <table:table-cell office:value-type="float" office:value="79" table:formula="of:=[.A82]+1" table:style-name="ce1">
            <text:p>79</text:p>
          </table:table-cell>
          <table:table-cell office:value-type="string" table:style-name="ce2">
            <text:p>78<text:span text:style-name="T1">: </text:span><text:span text:style-name="T2">24.87747787061792</text:span></text:p>
          </table:table-cell>
          <table:table-cell table:number-columns-repeated="2" table:style-name="ce1"/>
          <table:table-cell office:value-type="string" office:string-value="24.87747787061792" table:formula="of:=RIGHT([.B83];LEN([.B83])-4)" table:style-name="ce3">
            <text:p>24.87747787061792</text:p>
          </table:table-cell>
          <table:table-cell table:number-columns-repeated="2" table:style-name="ce1"/>
          <table:table-cell office:value-type="float" office:value="24.877477870617899" table:formula="of:=[.E83]+0" table:style-name="ce3">
            <text:p>24.88</text:p>
          </table:table-cell>
          <table:table-cell table:number-columns-repeated="16376"/>
        </table:table-row>
        <table:table-row table:style-name="ro1">
          <table:table-cell office:value-type="float" office:value="80" table:formula="of:=[.A83]+1" table:style-name="ce1">
            <text:p>80</text:p>
          </table:table-cell>
          <table:table-cell office:value-type="string" table:style-name="ce2">
            <text:p>79<text:span text:style-name="T1">: </text:span><text:span text:style-name="T2">22.306525080596575</text:span></text:p>
          </table:table-cell>
          <table:table-cell table:number-columns-repeated="2" table:style-name="ce1"/>
          <table:table-cell office:value-type="string" office:string-value="22.306525080596575" table:formula="of:=RIGHT([.B84];LEN([.B84])-4)" table:style-name="ce3">
            <text:p>22.306525080596575</text:p>
          </table:table-cell>
          <table:table-cell table:number-columns-repeated="2" table:style-name="ce1"/>
          <table:table-cell office:value-type="float" office:value="22.306525080596501" table:formula="of:=[.E84]+0" table:style-name="ce3">
            <text:p>22.31</text:p>
          </table:table-cell>
          <table:table-cell table:number-columns-repeated="16376"/>
        </table:table-row>
        <table:table-row table:style-name="ro1">
          <table:table-cell office:value-type="float" office:value="81" table:formula="of:=[.A84]+1" table:style-name="ce1">
            <text:p>81</text:p>
          </table:table-cell>
          <table:table-cell office:value-type="string" table:style-name="ce2">
            <text:p>80<text:span text:style-name="T1">: </text:span><text:span text:style-name="T2">29.924312419882057</text:span></text:p>
          </table:table-cell>
          <table:table-cell table:number-columns-repeated="2" table:style-name="ce1"/>
          <table:table-cell office:value-type="string" office:string-value="29.924312419882057" table:formula="of:=RIGHT([.B85];LEN([.B85])-4)" table:style-name="ce3">
            <text:p>29.924312419882057</text:p>
          </table:table-cell>
          <table:table-cell table:number-columns-repeated="2" table:style-name="ce1"/>
          <table:table-cell office:value-type="float" office:value="29.924312419882" table:formula="of:=[.E85]+0" table:style-name="ce3">
            <text:p>29.92</text:p>
          </table:table-cell>
          <table:table-cell table:number-columns-repeated="16376"/>
        </table:table-row>
        <table:table-row table:style-name="ro1">
          <table:table-cell office:value-type="float" office:value="82" table:formula="of:=[.A85]+1" table:style-name="ce1">
            <text:p>82</text:p>
          </table:table-cell>
          <table:table-cell office:value-type="string" table:style-name="ce2">
            <text:p>81<text:span text:style-name="T1">: </text:span><text:span text:style-name="T2">37.70065115490003</text:span></text:p>
          </table:table-cell>
          <table:table-cell table:number-columns-repeated="2" table:style-name="ce1"/>
          <table:table-cell office:value-type="string" office:string-value="37.70065115490003" table:formula="of:=RIGHT([.B86];LEN([.B86])-4)" table:style-name="ce3">
            <text:p>37.70065115490003</text:p>
          </table:table-cell>
          <table:table-cell table:number-columns-repeated="2" table:style-name="ce1"/>
          <table:table-cell office:value-type="float" office:value="37.700651154900001" table:formula="of:=[.E86]+0" table:style-name="ce3">
            <text:p>37.70</text:p>
          </table:table-cell>
          <table:table-cell table:number-columns-repeated="16376"/>
        </table:table-row>
        <table:table-row table:style-name="ro1">
          <table:table-cell office:value-type="float" office:value="83" table:formula="of:=[.A86]+1" table:style-name="ce1">
            <text:p>83</text:p>
          </table:table-cell>
          <table:table-cell office:value-type="string" table:style-name="ce2">
            <text:p>82<text:span text:style-name="T1">: </text:span><text:span text:style-name="T2">38.792638858441926</text:span></text:p>
          </table:table-cell>
          <table:table-cell table:number-columns-repeated="2" table:style-name="ce1"/>
          <table:table-cell office:value-type="string" office:string-value="38.792638858441926" table:formula="of:=RIGHT([.B87];LEN([.B87])-4)" table:style-name="ce3">
            <text:p>38.792638858441926</text:p>
          </table:table-cell>
          <table:table-cell table:number-columns-repeated="2" table:style-name="ce1"/>
          <table:table-cell office:value-type="float" office:value="38.792638858441897" table:formula="of:=[.E87]+0" table:style-name="ce3">
            <text:p>38.79</text:p>
          </table:table-cell>
          <table:table-cell table:number-columns-repeated="16376"/>
        </table:table-row>
        <table:table-row table:style-name="ro1">
          <table:table-cell office:value-type="float" office:value="84" table:formula="of:=[.A87]+1" table:style-name="ce1">
            <text:p>84</text:p>
          </table:table-cell>
          <table:table-cell office:value-type="string" table:style-name="ce2">
            <text:p>83<text:span text:style-name="T1">: </text:span><text:span text:style-name="T2">37.69081642936017</text:span></text:p>
          </table:table-cell>
          <table:table-cell table:number-columns-repeated="2" table:style-name="ce1"/>
          <table:table-cell office:value-type="string" office:string-value="37.69081642936017" table:formula="of:=RIGHT([.B88];LEN([.B88])-4)" table:style-name="ce3">
            <text:p>37.69081642936017</text:p>
          </table:table-cell>
          <table:table-cell table:number-columns-repeated="2" table:style-name="ce1"/>
          <table:table-cell office:value-type="float" office:value="37.690816429360098" table:formula="of:=[.E88]+0" table:style-name="ce3">
            <text:p>37.69</text:p>
          </table:table-cell>
          <table:table-cell table:number-columns-repeated="16376"/>
        </table:table-row>
        <table:table-row table:style-name="ro1">
          <table:table-cell office:value-type="float" office:value="85" table:formula="of:=[.A88]+1" table:style-name="ce1">
            <text:p>85</text:p>
          </table:table-cell>
          <table:table-cell office:value-type="string" table:style-name="ce2">
            <text:p>84<text:span text:style-name="T1">: </text:span><text:span text:style-name="T2">33.811470870309236</text:span></text:p>
          </table:table-cell>
          <table:table-cell table:number-columns-repeated="2" table:style-name="ce1"/>
          <table:table-cell office:value-type="string" office:string-value="33.811470870309236" table:formula="of:=RIGHT([.B89];LEN([.B89])-4)" table:style-name="ce3">
            <text:p>33.811470870309236</text:p>
          </table:table-cell>
          <table:table-cell table:number-columns-repeated="2" table:style-name="ce1"/>
          <table:table-cell office:value-type="float" office:value="33.811470870309201" table:formula="of:=[.E89]+0" table:style-name="ce3">
            <text:p>33.81</text:p>
          </table:table-cell>
          <table:table-cell table:number-columns-repeated="16376"/>
        </table:table-row>
        <table:table-row table:style-name="ro1">
          <table:table-cell office:value-type="float" office:value="86" table:formula="of:=[.A89]+1" table:style-name="ce1">
            <text:p>86</text:p>
          </table:table-cell>
          <table:table-cell office:value-type="string" table:style-name="ce2">
            <text:p>85<text:span text:style-name="T1">: </text:span><text:span text:style-name="T2">34.88237585484826</text:span></text:p>
          </table:table-cell>
          <table:table-cell table:number-columns-repeated="2" table:style-name="ce1"/>
          <table:table-cell office:value-type="string" office:string-value="34.88237585484826" table:formula="of:=RIGHT([.B90];LEN([.B90])-4)" table:style-name="ce3">
            <text:p>34.88237585484826</text:p>
          </table:table-cell>
          <table:table-cell table:number-columns-repeated="2" table:style-name="ce1"/>
          <table:table-cell office:value-type="float" office:value="34.882375854848199" table:formula="of:=[.E90]+0" table:style-name="ce3">
            <text:p>34.88</text:p>
          </table:table-cell>
          <table:table-cell table:number-columns-repeated="16376"/>
        </table:table-row>
        <table:table-row table:style-name="ro1">
          <table:table-cell office:value-type="float" office:value="87" table:formula="of:=[.A90]+1" table:style-name="ce1">
            <text:p>87</text:p>
          </table:table-cell>
          <table:table-cell office:value-type="string" table:style-name="ce2">
            <text:p>86<text:span text:style-name="T1">: </text:span><text:span text:style-name="T2">28.745366184238026</text:span></text:p>
          </table:table-cell>
          <table:table-cell table:number-columns-repeated="2" table:style-name="ce1"/>
          <table:table-cell office:value-type="string" office:string-value="28.745366184238026" table:formula="of:=RIGHT([.B91];LEN([.B91])-4)" table:style-name="ce3">
            <text:p>28.745366184238026</text:p>
          </table:table-cell>
          <table:table-cell table:number-columns-repeated="2" table:style-name="ce1"/>
          <table:table-cell office:value-type="float" office:value="28.745366184238001" table:formula="of:=[.E91]+0" table:style-name="ce3">
            <text:p>28.75</text:p>
          </table:table-cell>
          <table:table-cell table:number-columns-repeated="16376"/>
        </table:table-row>
        <table:table-row table:style-name="ro1">
          <table:table-cell office:value-type="float" office:value="88" table:formula="of:=[.A91]+1" table:style-name="ce1">
            <text:p>88</text:p>
          </table:table-cell>
          <table:table-cell office:value-type="string" table:style-name="ce2">
            <text:p>87<text:span text:style-name="T1">: </text:span><text:span text:style-name="T2">28.654580053718433</text:span></text:p>
          </table:table-cell>
          <table:table-cell table:number-columns-repeated="2" table:style-name="ce1"/>
          <table:table-cell office:value-type="string" office:string-value="28.654580053718433" table:formula="of:=RIGHT([.B92];LEN([.B92])-4)" table:style-name="ce3">
            <text:p>28.654580053718433</text:p>
          </table:table-cell>
          <table:table-cell table:number-columns-repeated="2" table:style-name="ce1"/>
          <table:table-cell office:value-type="float" office:value="28.654580053718401" table:formula="of:=[.E92]+0" table:style-name="ce3">
            <text:p>28.65</text:p>
          </table:table-cell>
          <table:table-cell table:number-columns-repeated="16376"/>
        </table:table-row>
        <table:table-row table:style-name="ro1">
          <table:table-cell office:value-type="float" office:value="89" table:formula="of:=[.A92]+1" table:style-name="ce1">
            <text:p>89</text:p>
          </table:table-cell>
          <table:table-cell office:value-type="string" table:style-name="ce2">
            <text:p>88<text:span text:style-name="T1">: </text:span><text:span text:style-name="T2">28.234585591422285</text:span></text:p>
          </table:table-cell>
          <table:table-cell table:number-columns-repeated="2" table:style-name="ce1"/>
          <table:table-cell office:value-type="string" office:string-value="28.234585591422285" table:formula="of:=RIGHT([.B93];LEN([.B93])-4)" table:style-name="ce3">
            <text:p>28.234585591422285</text:p>
          </table:table-cell>
          <table:table-cell table:number-columns-repeated="2" table:style-name="ce1"/>
          <table:table-cell office:value-type="float" office:value="28.234585591422199" table:formula="of:=[.E93]+0" table:style-name="ce3">
            <text:p>28.23</text:p>
          </table:table-cell>
          <table:table-cell table:number-columns-repeated="16376"/>
        </table:table-row>
        <table:table-row table:style-name="ro1">
          <table:table-cell office:value-type="float" office:value="90" table:formula="of:=[.A93]+1" table:style-name="ce1">
            <text:p>90</text:p>
          </table:table-cell>
          <table:table-cell office:value-type="string" table:style-name="ce2">
            <text:p>89<text:span text:style-name="T1">: </text:span><text:span text:style-name="T2">22.439611313556334</text:span></text:p>
          </table:table-cell>
          <table:table-cell table:number-columns-repeated="2" table:style-name="ce1"/>
          <table:table-cell office:value-type="string" office:string-value="22.439611313556334" table:formula="of:=RIGHT([.B94];LEN([.B94])-4)" table:style-name="ce3">
            <text:p>22.439611313556334</text:p>
          </table:table-cell>
          <table:table-cell table:number-columns-repeated="2" table:style-name="ce1"/>
          <table:table-cell office:value-type="float" office:value="22.439611313556298" table:formula="of:=[.E94]+0" table:style-name="ce3">
            <text:p>22.44</text:p>
          </table:table-cell>
          <table:table-cell table:number-columns-repeated="16376"/>
        </table:table-row>
        <table:table-row table:style-name="ro1">
          <table:table-cell office:value-type="float" office:value="91" table:formula="of:=[.A94]+1" table:style-name="ce1">
            <text:p>91</text:p>
          </table:table-cell>
          <table:table-cell office:value-type="string" table:style-name="ce2">
            <text:p>90<text:span text:style-name="T1">: </text:span><text:span text:style-name="T2">25.67976990023369</text:span></text:p>
          </table:table-cell>
          <table:table-cell table:number-columns-repeated="2" table:style-name="ce1"/>
          <table:table-cell office:value-type="string" office:string-value="25.67976990023369" table:formula="of:=RIGHT([.B95];LEN([.B95])-4)" table:style-name="ce3">
            <text:p>25.67976990023369</text:p>
          </table:table-cell>
          <table:table-cell table:number-columns-repeated="2" table:style-name="ce1"/>
          <table:table-cell office:value-type="float" office:value="25.679769900233602" table:formula="of:=[.E95]+0" table:style-name="ce3">
            <text:p>25.68</text:p>
          </table:table-cell>
          <table:table-cell table:number-columns-repeated="16376"/>
        </table:table-row>
        <table:table-row table:style-name="ro1">
          <table:table-cell office:value-type="float" office:value="92" table:formula="of:=[.A95]+1" table:style-name="ce1">
            <text:p>92</text:p>
          </table:table-cell>
          <table:table-cell office:value-type="string" table:style-name="ce2">
            <text:p>91<text:span text:style-name="T1">: </text:span><text:span text:style-name="T2">22.356933445313047</text:span></text:p>
          </table:table-cell>
          <table:table-cell table:number-columns-repeated="2" table:style-name="ce1"/>
          <table:table-cell office:value-type="string" office:string-value="22.356933445313047" table:formula="of:=RIGHT([.B96];LEN([.B96])-4)" table:style-name="ce3">
            <text:p>22.356933445313047</text:p>
          </table:table-cell>
          <table:table-cell table:number-columns-repeated="2" table:style-name="ce1"/>
          <table:table-cell office:value-type="float" office:value="22.356933445313" table:formula="of:=[.E96]+0" table:style-name="ce3">
            <text:p>22.36</text:p>
          </table:table-cell>
          <table:table-cell table:number-columns-repeated="16376"/>
        </table:table-row>
        <table:table-row table:style-name="ro1">
          <table:table-cell office:value-type="float" office:value="93" table:formula="of:=[.A96]+1" table:style-name="ce1">
            <text:p>93</text:p>
          </table:table-cell>
          <table:table-cell office:value-type="string" table:style-name="ce2">
            <text:p>92<text:span text:style-name="T1">: </text:span><text:span text:style-name="T2">33.83130168134041</text:span></text:p>
          </table:table-cell>
          <table:table-cell table:number-columns-repeated="2" table:style-name="ce1"/>
          <table:table-cell office:value-type="string" office:string-value="33.83130168134041" table:formula="of:=RIGHT([.B97];LEN([.B97])-4)" table:style-name="ce3">
            <text:p>33.83130168134041</text:p>
          </table:table-cell>
          <table:table-cell table:number-columns-repeated="2" table:style-name="ce1"/>
          <table:table-cell office:value-type="float" office:value="33.831301681340399" table:formula="of:=[.E97]+0" table:style-name="ce3">
            <text:p>33.83</text:p>
          </table:table-cell>
          <table:table-cell table:number-columns-repeated="16376"/>
        </table:table-row>
        <table:table-row table:style-name="ro1">
          <table:table-cell office:value-type="float" office:value="94" table:formula="of:=[.A97]+1" table:style-name="ce1">
            <text:p>94</text:p>
          </table:table-cell>
          <table:table-cell office:value-type="string" table:style-name="ce2">
            <text:p>93<text:span text:style-name="T1">: </text:span><text:span text:style-name="T2">34.95985988709491</text:span></text:p>
          </table:table-cell>
          <table:table-cell table:number-columns-repeated="2" table:style-name="ce1"/>
          <table:table-cell office:value-type="string" office:string-value="34.95985988709491" table:formula="of:=RIGHT([.B98];LEN([.B98])-4)" table:style-name="ce3">
            <text:p>34.95985988709491</text:p>
          </table:table-cell>
          <table:table-cell table:number-columns-repeated="2" table:style-name="ce1"/>
          <table:table-cell office:value-type="float" office:value="34.9598598870949" table:formula="of:=[.E98]+0" table:style-name="ce3">
            <text:p>34.96</text:p>
          </table:table-cell>
          <table:table-cell table:number-columns-repeated="16376"/>
        </table:table-row>
        <table:table-row table:style-name="ro1">
          <table:table-cell office:value-type="float" office:value="95" table:formula="of:=[.A98]+1" table:style-name="ce1">
            <text:p>95</text:p>
          </table:table-cell>
          <table:table-cell office:value-type="string" table:style-name="ce2">
            <text:p>94<text:span text:style-name="T1">: </text:span><text:span text:style-name="T2">37.46880372281106</text:span></text:p>
          </table:table-cell>
          <table:table-cell table:number-columns-repeated="2" table:style-name="ce1"/>
          <table:table-cell office:value-type="string" office:string-value="37.46880372281106" table:formula="of:=RIGHT([.B99];LEN([.B99])-4)" table:style-name="ce3">
            <text:p>37.46880372281106</text:p>
          </table:table-cell>
          <table:table-cell table:number-columns-repeated="2" table:style-name="ce1"/>
          <table:table-cell office:value-type="float" office:value="37.468803722811003" table:formula="of:=[.E99]+0" table:style-name="ce3">
            <text:p>37.47</text:p>
          </table:table-cell>
          <table:table-cell table:number-columns-repeated="16376"/>
        </table:table-row>
        <table:table-row table:style-name="ro1">
          <table:table-cell office:value-type="float" office:value="96" table:formula="of:=[.A99]+1" table:style-name="ce1">
            <text:p>96</text:p>
          </table:table-cell>
          <table:table-cell office:value-type="string" table:style-name="ce2">
            <text:p>95<text:span text:style-name="T1">: </text:span><text:span text:style-name="T2">29.193454396478238</text:span></text:p>
          </table:table-cell>
          <table:table-cell table:number-columns-repeated="2" table:style-name="ce1"/>
          <table:table-cell office:value-type="string" office:string-value="29.193454396478238" table:formula="of:=RIGHT([.B100];LEN([.B100])-4)" table:style-name="ce3">
            <text:p>29.193454396478238</text:p>
          </table:table-cell>
          <table:table-cell table:number-columns-repeated="2" table:style-name="ce1"/>
          <table:table-cell office:value-type="float" office:value="29.193454396478199" table:formula="of:=[.E100]+0" table:style-name="ce3">
            <text:p>29.19</text:p>
          </table:table-cell>
          <table:table-cell table:number-columns-repeated="16376"/>
        </table:table-row>
        <table:table-row table:style-name="ro1">
          <table:table-cell office:value-type="float" office:value="97" table:formula="of:=[.A100]+1" table:style-name="ce1">
            <text:p>97</text:p>
          </table:table-cell>
          <table:table-cell office:value-type="string" table:style-name="ce2">
            <text:p>96<text:span text:style-name="T1">: </text:span><text:span text:style-name="T2">28.374082893181516</text:span></text:p>
          </table:table-cell>
          <table:table-cell table:number-columns-repeated="2" table:style-name="ce1"/>
          <table:table-cell office:value-type="string" office:string-value="28.374082893181516" table:formula="of:=RIGHT([.B101];LEN([.B101])-4)" table:style-name="ce3">
            <text:p>28.374082893181516</text:p>
          </table:table-cell>
          <table:table-cell table:number-columns-repeated="2" table:style-name="ce1"/>
          <table:table-cell office:value-type="float" office:value="28.374082893181502" table:formula="of:=[.E101]+0" table:style-name="ce3">
            <text:p>28.37</text:p>
          </table:table-cell>
          <table:table-cell table:number-columns-repeated="16376"/>
        </table:table-row>
        <table:table-row table:style-name="ro1">
          <table:table-cell office:value-type="float" office:value="98" table:formula="of:=[.A101]+1" table:style-name="ce1">
            <text:p>98</text:p>
          </table:table-cell>
          <table:table-cell office:value-type="string" table:style-name="ce2">
            <text:p>97<text:span text:style-name="T1">: </text:span><text:span text:style-name="T2">26.097852237832193</text:span></text:p>
          </table:table-cell>
          <table:table-cell table:number-columns-repeated="2" table:style-name="ce1"/>
          <table:table-cell office:value-type="string" office:string-value="26.097852237832193" table:formula="of:=RIGHT([.B102];LEN([.B102])-4)" table:style-name="ce3">
            <text:p>26.097852237832193</text:p>
          </table:table-cell>
          <table:table-cell table:number-columns-repeated="2" table:style-name="ce1"/>
          <table:table-cell office:value-type="float" office:value="26.0978522378321" table:formula="of:=[.E102]+0" table:style-name="ce3">
            <text:p>26.10</text:p>
          </table:table-cell>
          <table:table-cell table:number-columns-repeated="16376"/>
        </table:table-row>
        <table:table-row table:style-name="ro1">
          <table:table-cell office:value-type="float" office:value="99" table:formula="of:=[.A102]+1" table:style-name="ce1">
            <text:p>99</text:p>
          </table:table-cell>
          <table:table-cell office:value-type="string" table:style-name="ce2">
            <text:p>98<text:span text:style-name="T1">: </text:span><text:span text:style-name="T2">35.638782288635596</text:span></text:p>
          </table:table-cell>
          <table:table-cell table:number-columns-repeated="2" table:style-name="ce1"/>
          <table:table-cell office:value-type="string" office:string-value="35.638782288635596" table:formula="of:=RIGHT([.B103];LEN([.B103])-4)" table:style-name="ce3">
            <text:p>35.638782288635596</text:p>
          </table:table-cell>
          <table:table-cell table:number-columns-repeated="2" table:style-name="ce1"/>
          <table:table-cell office:value-type="float" office:value="35.638782288635497" table:formula="of:=[.E103]+0" table:style-name="ce3">
            <text:p>35.64</text:p>
          </table:table-cell>
          <table:table-cell table:number-columns-repeated="16376"/>
        </table:table-row>
        <table:table-row table:style-name="ro1">
          <table:table-cell office:value-type="float" office:value="100" table:formula="of:=[.A103]+1" table:style-name="ce1">
            <text:p>100</text:p>
          </table:table-cell>
          <table:table-cell office:value-type="string" table:style-name="ce2">
            <text:p>99<text:span text:style-name="T1">: </text:span><text:span text:style-name="T2">31.809578874541415</text:span></text:p>
          </table:table-cell>
          <table:table-cell table:number-columns-repeated="2" table:style-name="ce1"/>
          <table:table-cell office:value-type="string" office:string-value="31.809578874541415" table:formula="of:=RIGHT([.B104];LEN([.B104])-4)" table:style-name="ce3">
            <text:p>31.809578874541415</text:p>
          </table:table-cell>
          <table:table-cell table:number-columns-repeated="2" table:style-name="ce1"/>
          <table:table-cell office:value-type="float" office:value="31.809578874541401" table:formula="of:=[.E104]+0" table:style-name="ce3">
            <text:p>31.81</text:p>
          </table:table-cell>
          <table:table-cell table:number-columns-repeated="16376"/>
        </table:table-row>
        <table:table-row table:style-name="ro1">
          <table:table-cell office:value-type="float" office:value="101" table:formula="of:=[.A104]+1" table:style-name="ce1">
            <text:p>101</text:p>
          </table:table-cell>
          <table:table-cell office:value-type="string" table:style-name="ce2">
            <text:p>100<text:span text:style-name="T1">: </text:span><text:span text:style-name="T2">30.61291371810524</text:span></text:p>
          </table:table-cell>
          <table:table-cell table:number-columns-repeated="2" table:style-name="ce1"/>
          <table:table-cell office:value-type="string" office:string-value="30.61291371810524" table:formula="of:=RIGHT([.B105];LEN([.B105])-5)" table:style-name="ce3">
            <text:p>30.61291371810524</text:p>
          </table:table-cell>
          <table:table-cell table:number-columns-repeated="2" table:style-name="ce1"/>
          <table:table-cell office:value-type="float" office:value="30.612913718105201" table:formula="of:=[.E105]+0" table:style-name="ce3">
            <text:p>30.61</text:p>
          </table:table-cell>
          <table:table-cell table:number-columns-repeated="16376"/>
        </table:table-row>
        <table:table-row table:style-name="ro1">
          <table:table-cell office:value-type="float" office:value="102" table:formula="of:=[.A105]+1" table:style-name="ce1">
            <text:p>102</text:p>
          </table:table-cell>
          <table:table-cell office:value-type="string" table:style-name="ce2">
            <text:p>101<text:span text:style-name="T1">: </text:span><text:span text:style-name="T2">33.574018844444495</text:span></text:p>
          </table:table-cell>
          <table:table-cell table:number-columns-repeated="2" table:style-name="ce1"/>
          <table:table-cell office:value-type="string" office:string-value="33.574018844444495" table:formula="of:=RIGHT([.B106];LEN([.B106])-5)" table:style-name="ce3">
            <text:p>33.574018844444495</text:p>
          </table:table-cell>
          <table:table-cell table:number-columns-repeated="2" table:style-name="ce1"/>
          <table:table-cell office:value-type="float" office:value="33.574018844444403" table:formula="of:=[.E106]+0" table:style-name="ce3">
            <text:p>33.57</text:p>
          </table:table-cell>
          <table:table-cell table:number-columns-repeated="16376"/>
        </table:table-row>
        <table:table-row table:style-name="ro1">
          <table:table-cell office:value-type="float" office:value="103" table:formula="of:=[.A106]+1" table:style-name="ce1">
            <text:p>103</text:p>
          </table:table-cell>
          <table:table-cell office:value-type="string" table:style-name="ce2">
            <text:p>102<text:span text:style-name="T1">: </text:span><text:span text:style-name="T2">36.20082296674698</text:span></text:p>
          </table:table-cell>
          <table:table-cell table:number-columns-repeated="2" table:style-name="ce1"/>
          <table:table-cell office:value-type="string" office:string-value="36.20082296674698" table:formula="of:=RIGHT([.B107];LEN([.B107])-5)" table:style-name="ce3">
            <text:p>36.20082296674698</text:p>
          </table:table-cell>
          <table:table-cell table:number-columns-repeated="2" table:style-name="ce1"/>
          <table:table-cell office:value-type="float" office:value="36.200822966746898" table:formula="of:=[.E107]+0" table:style-name="ce3">
            <text:p>36.20</text:p>
          </table:table-cell>
          <table:table-cell table:number-columns-repeated="16376"/>
        </table:table-row>
        <table:table-row table:style-name="ro1">
          <table:table-cell office:value-type="float" office:value="104" table:formula="of:=[.A107]+1" table:style-name="ce1">
            <text:p>104</text:p>
          </table:table-cell>
          <table:table-cell office:value-type="string" table:style-name="ce2">
            <text:p>103<text:span text:style-name="T1">: </text:span><text:span text:style-name="T2">32.85053220334664</text:span></text:p>
          </table:table-cell>
          <table:table-cell table:number-columns-repeated="2" table:style-name="ce1"/>
          <table:table-cell office:value-type="string" office:string-value="32.85053220334664" table:formula="of:=RIGHT([.B108];LEN([.B108])-5)" table:style-name="ce3">
            <text:p>32.85053220334664</text:p>
          </table:table-cell>
          <table:table-cell table:number-columns-repeated="2" table:style-name="ce1"/>
          <table:table-cell office:value-type="float" office:value="32.850532203346603" table:formula="of:=[.E108]+0" table:style-name="ce3">
            <text:p>32.85</text:p>
          </table:table-cell>
          <table:table-cell table:number-columns-repeated="16376"/>
        </table:table-row>
        <table:table-row table:style-name="ro1">
          <table:table-cell office:value-type="float" office:value="105" table:formula="of:=[.A108]+1" table:style-name="ce1">
            <text:p>105</text:p>
          </table:table-cell>
          <table:table-cell office:value-type="string" table:style-name="ce2">
            <text:p>104<text:span text:style-name="T1">: </text:span><text:span text:style-name="T2">38.33193356031532</text:span></text:p>
          </table:table-cell>
          <table:table-cell table:number-columns-repeated="2" table:style-name="ce1"/>
          <table:table-cell office:value-type="string" office:string-value="38.33193356031532" table:formula="of:=RIGHT([.B109];LEN([.B109])-5)" table:style-name="ce3">
            <text:p>38.33193356031532</text:p>
          </table:table-cell>
          <table:table-cell table:number-columns-repeated="2" table:style-name="ce1"/>
          <table:table-cell office:value-type="float" office:value="38.331933560315299" table:formula="of:=[.E109]+0" table:style-name="ce3">
            <text:p>38.33</text:p>
          </table:table-cell>
          <table:table-cell table:number-columns-repeated="16376"/>
        </table:table-row>
        <table:table-row table:style-name="ro1">
          <table:table-cell office:value-type="float" office:value="106" table:formula="of:=[.A109]+1" table:style-name="ce1">
            <text:p>106</text:p>
          </table:table-cell>
          <table:table-cell office:value-type="string" table:style-name="ce2">
            <text:p>105<text:span text:style-name="T1">: </text:span><text:span text:style-name="T2">28.74322381975015</text:span></text:p>
          </table:table-cell>
          <table:table-cell table:number-columns-repeated="2" table:style-name="ce1"/>
          <table:table-cell office:value-type="string" office:string-value="28.74322381975015" table:formula="of:=RIGHT([.B110];LEN([.B110])-5)" table:style-name="ce3">
            <text:p>28.74322381975015</text:p>
          </table:table-cell>
          <table:table-cell table:number-columns-repeated="2" table:style-name="ce1"/>
          <table:table-cell office:value-type="float" office:value="28.743223819750099" table:formula="of:=[.E110]+0" table:style-name="ce3">
            <text:p>28.74</text:p>
          </table:table-cell>
          <table:table-cell table:number-columns-repeated="16376"/>
        </table:table-row>
        <table:table-row table:style-name="ro1">
          <table:table-cell office:value-type="float" office:value="107" table:formula="of:=[.A110]+1" table:style-name="ce1">
            <text:p>107</text:p>
          </table:table-cell>
          <table:table-cell office:value-type="string" table:style-name="ce2">
            <text:p>106<text:span text:style-name="T1">: </text:span><text:span text:style-name="T2">27.06258296655298</text:span></text:p>
          </table:table-cell>
          <table:table-cell table:number-columns-repeated="2" table:style-name="ce1"/>
          <table:table-cell office:value-type="string" office:string-value="27.06258296655298" table:formula="of:=RIGHT([.B111];LEN([.B111])-5)" table:style-name="ce3">
            <text:p>27.06258296655298</text:p>
          </table:table-cell>
          <table:table-cell table:number-columns-repeated="2" table:style-name="ce1"/>
          <table:table-cell office:value-type="float" office:value="27.062582966552899" table:formula="of:=[.E111]+0" table:style-name="ce3">
            <text:p>27.06</text:p>
          </table:table-cell>
          <table:table-cell table:number-columns-repeated="16376"/>
        </table:table-row>
        <table:table-row table:style-name="ro1">
          <table:table-cell office:value-type="float" office:value="108" table:formula="of:=[.A111]+1" table:style-name="ce1">
            <text:p>108</text:p>
          </table:table-cell>
          <table:table-cell office:value-type="string" table:style-name="ce2">
            <text:p>107<text:span text:style-name="T1">: </text:span><text:span text:style-name="T2">26.53653276409433</text:span></text:p>
          </table:table-cell>
          <table:table-cell table:number-columns-repeated="2" table:style-name="ce1"/>
          <table:table-cell office:value-type="string" office:string-value="26.53653276409433" table:formula="of:=RIGHT([.B112];LEN([.B112])-5)" table:style-name="ce3">
            <text:p>26.53653276409433</text:p>
          </table:table-cell>
          <table:table-cell table:number-columns-repeated="2" table:style-name="ce1"/>
          <table:table-cell office:value-type="float" office:value="26.5365327640943" table:formula="of:=[.E112]+0" table:style-name="ce3">
            <text:p>26.54</text:p>
          </table:table-cell>
          <table:table-cell table:number-columns-repeated="16376"/>
        </table:table-row>
        <table:table-row table:style-name="ro1">
          <table:table-cell office:value-type="float" office:value="109" table:formula="of:=[.A112]+1" table:style-name="ce1">
            <text:p>109</text:p>
          </table:table-cell>
          <table:table-cell office:value-type="string" table:style-name="ce2">
            <text:p>108<text:span text:style-name="T1">: </text:span><text:span text:style-name="T2">29.381068842930006</text:span></text:p>
          </table:table-cell>
          <table:table-cell table:number-columns-repeated="2" table:style-name="ce1"/>
          <table:table-cell office:value-type="string" office:string-value="29.381068842930006" table:formula="of:=RIGHT([.B113];LEN([.B113])-5)" table:style-name="ce3">
            <text:p>29.381068842930006</text:p>
          </table:table-cell>
          <table:table-cell table:number-columns-repeated="2" table:style-name="ce1"/>
          <table:table-cell office:value-type="float" office:value="29.381068842929999" table:formula="of:=[.E113]+0" table:style-name="ce3">
            <text:p>29.38</text:p>
          </table:table-cell>
          <table:table-cell table:number-columns-repeated="16376"/>
        </table:table-row>
        <table:table-row table:style-name="ro1">
          <table:table-cell office:value-type="float" office:value="110" table:formula="of:=[.A113]+1" table:style-name="ce1">
            <text:p>110</text:p>
          </table:table-cell>
          <table:table-cell office:value-type="string" table:style-name="ce2">
            <text:p>109<text:span text:style-name="T1">: </text:span><text:span text:style-name="T2">28.802363785627954</text:span></text:p>
          </table:table-cell>
          <table:table-cell table:number-columns-repeated="2" table:style-name="ce1"/>
          <table:table-cell office:value-type="string" office:string-value="28.802363785627954" table:formula="of:=RIGHT([.B114];LEN([.B114])-5)" table:style-name="ce3">
            <text:p>28.802363785627954</text:p>
          </table:table-cell>
          <table:table-cell table:number-columns-repeated="2" table:style-name="ce1"/>
          <table:table-cell office:value-type="float" office:value="28.8023637856279" table:formula="of:=[.E114]+0" table:style-name="ce3">
            <text:p>28.80</text:p>
          </table:table-cell>
          <table:table-cell table:number-columns-repeated="16376"/>
        </table:table-row>
        <table:table-row table:style-name="ro1">
          <table:table-cell office:value-type="float" office:value="111" table:formula="of:=[.A114]+1" table:style-name="ce1">
            <text:p>111</text:p>
          </table:table-cell>
          <table:table-cell office:value-type="string" table:style-name="ce2">
            <text:p>110<text:span text:style-name="T1">: </text:span><text:span text:style-name="T2">30.01613940038991</text:span></text:p>
          </table:table-cell>
          <table:table-cell table:number-columns-repeated="2" table:style-name="ce1"/>
          <table:table-cell office:value-type="string" office:string-value="30.01613940038991" table:formula="of:=RIGHT([.B115];LEN([.B115])-5)" table:style-name="ce3">
            <text:p>30.01613940038991</text:p>
          </table:table-cell>
          <table:table-cell table:number-columns-repeated="2" table:style-name="ce1"/>
          <table:table-cell office:value-type="float" office:value="30.0161394003899" table:formula="of:=[.E115]+0" table:style-name="ce3">
            <text:p>30.02</text:p>
          </table:table-cell>
          <table:table-cell table:number-columns-repeated="16376"/>
        </table:table-row>
        <table:table-row table:style-name="ro1">
          <table:table-cell office:value-type="float" office:value="112" table:formula="of:=[.A115]+1" table:style-name="ce1">
            <text:p>112</text:p>
          </table:table-cell>
          <table:table-cell office:value-type="string" table:style-name="ce2">
            <text:p>111<text:span text:style-name="T1">: </text:span><text:span text:style-name="T2">30.134159000766154</text:span></text:p>
          </table:table-cell>
          <table:table-cell table:number-columns-repeated="2" table:style-name="ce1"/>
          <table:table-cell office:value-type="string" office:string-value="30.134159000766154" table:formula="of:=RIGHT([.B116];LEN([.B116])-5)" table:style-name="ce3">
            <text:p>30.134159000766154</text:p>
          </table:table-cell>
          <table:table-cell table:number-columns-repeated="2" table:style-name="ce1"/>
          <table:table-cell office:value-type="float" office:value="30.1341590007661" table:formula="of:=[.E116]+0" table:style-name="ce3">
            <text:p>30.13</text:p>
          </table:table-cell>
          <table:table-cell table:number-columns-repeated="16376"/>
        </table:table-row>
        <table:table-row table:style-name="ro1">
          <table:table-cell office:value-type="float" office:value="113" table:formula="of:=[.A116]+1" table:style-name="ce1">
            <text:p>113</text:p>
          </table:table-cell>
          <table:table-cell office:value-type="string" table:style-name="ce2">
            <text:p>112<text:span text:style-name="T1">: </text:span><text:span text:style-name="T2">34.22385854173223</text:span></text:p>
          </table:table-cell>
          <table:table-cell table:number-columns-repeated="2" table:style-name="ce1"/>
          <table:table-cell office:value-type="string" office:string-value="34.22385854173223" table:formula="of:=RIGHT([.B117];LEN([.B117])-5)" table:style-name="ce3">
            <text:p>34.22385854173223</text:p>
          </table:table-cell>
          <table:table-cell table:number-columns-repeated="2" table:style-name="ce1"/>
          <table:table-cell office:value-type="float" office:value="34.223858541732199" table:formula="of:=[.E117]+0" table:style-name="ce3">
            <text:p>34.22</text:p>
          </table:table-cell>
          <table:table-cell table:number-columns-repeated="16376"/>
        </table:table-row>
        <table:table-row table:style-name="ro1">
          <table:table-cell office:value-type="float" office:value="114" table:formula="of:=[.A117]+1" table:style-name="ce1">
            <text:p>114</text:p>
          </table:table-cell>
          <table:table-cell office:value-type="string" table:style-name="ce2">
            <text:p>113<text:span text:style-name="T1">: </text:span><text:span text:style-name="T2">28.294442211261117</text:span></text:p>
          </table:table-cell>
          <table:table-cell table:number-columns-repeated="2" table:style-name="ce1"/>
          <table:table-cell office:value-type="string" office:string-value="28.294442211261117" table:formula="of:=RIGHT([.B118];LEN([.B118])-5)" table:style-name="ce3">
            <text:p>28.294442211261117</text:p>
          </table:table-cell>
          <table:table-cell table:number-columns-repeated="2" table:style-name="ce1"/>
          <table:table-cell office:value-type="float" office:value="28.294442211261099" table:formula="of:=[.E118]+0" table:style-name="ce3">
            <text:p>28.2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4<text:span text:style-name="T1">: </text:span><text:span text:style-name="T2">34.637452415188605</text:span></text:p>
          </table:table-cell>
          <table:table-cell table:number-columns-repeated="2" table:style-name="ce1"/>
          <table:table-cell office:value-type="string" office:string-value="34.637452415188605" table:formula="of:=RIGHT([.B119];LEN([.B119])-5)" table:style-name="ce3">
            <text:p>34.637452415188605</text:p>
          </table:table-cell>
          <table:table-cell table:number-columns-repeated="2" table:style-name="ce1"/>
          <table:table-cell office:value-type="float" office:value="34.637452415188598" table:formula="of:=[.E119]+0" table:style-name="ce3">
            <text:p>34.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5<text:span text:style-name="T1">: </text:span><text:span text:style-name="T2">38.29468188143356</text:span></text:p>
          </table:table-cell>
          <table:table-cell table:number-columns-repeated="2" table:style-name="ce1"/>
          <table:table-cell office:value-type="string" office:string-value="38.29468188143356" table:formula="of:=RIGHT([.B120];LEN([.B120])-5)" table:style-name="ce3">
            <text:p>38.29468188143356</text:p>
          </table:table-cell>
          <table:table-cell table:number-columns-repeated="2" table:style-name="ce1"/>
          <table:table-cell office:value-type="float" office:value="38.294681881433497" table:formula="of:=[.E120]+0" table:style-name="ce3">
            <text:p>38.2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6<text:span text:style-name="T1">: </text:span><text:span text:style-name="T2">35.38442474153059</text:span></text:p>
          </table:table-cell>
          <table:table-cell table:number-columns-repeated="2" table:style-name="ce1"/>
          <table:table-cell office:value-type="string" office:string-value="35.38442474153059" table:formula="of:=RIGHT([.B121];LEN([.B121])-5)" table:style-name="ce3">
            <text:p>35.38442474153059</text:p>
          </table:table-cell>
          <table:table-cell table:number-columns-repeated="2" table:style-name="ce1"/>
          <table:table-cell office:value-type="float" office:value="35.384424741530502" table:formula="of:=[.E121]+0" table:style-name="ce3">
            <text:p>35.3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7<text:span text:style-name="T1">: </text:span><text:span text:style-name="T2">33.44531063135372</text:span></text:p>
          </table:table-cell>
          <table:table-cell table:number-columns-repeated="2" table:style-name="ce1"/>
          <table:table-cell office:value-type="string" office:string-value="33.44531063135372" table:formula="of:=RIGHT([.B122];LEN([.B122])-5)" table:style-name="ce3">
            <text:p>33.44531063135372</text:p>
          </table:table-cell>
          <table:table-cell table:number-columns-repeated="2" table:style-name="ce1"/>
          <table:table-cell office:value-type="float" office:value="33.445310631353699" table:formula="of:=[.E122]+0" table:style-name="ce3">
            <text:p>33.4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8<text:span text:style-name="T1">: </text:span><text:span text:style-name="T2">31.800722236158457</text:span></text:p>
          </table:table-cell>
          <table:table-cell table:number-columns-repeated="2" table:style-name="ce1"/>
          <table:table-cell office:value-type="string" office:string-value="31.800722236158457" table:formula="of:=RIGHT([.B123];LEN([.B123])-5)" table:style-name="ce3">
            <text:p>31.800722236158457</text:p>
          </table:table-cell>
          <table:table-cell table:number-columns-repeated="2" table:style-name="ce1"/>
          <table:table-cell office:value-type="float" office:value="31.8007222361584" table:formula="of:=[.E123]+0" table:style-name="ce3">
            <text:p>31.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9<text:span text:style-name="T1">: </text:span><text:span text:style-name="T2">34.970863041916836</text:span></text:p>
          </table:table-cell>
          <table:table-cell table:number-columns-repeated="2" table:style-name="ce1"/>
          <table:table-cell office:value-type="string" office:string-value="34.970863041916836" table:formula="of:=RIGHT([.B124];LEN([.B124])-5)" table:style-name="ce3">
            <text:p>34.970863041916836</text:p>
          </table:table-cell>
          <table:table-cell table:number-columns-repeated="2" table:style-name="ce1"/>
          <table:table-cell office:value-type="float" office:value="34.9708630419168" table:formula="of:=[.E124]+0" table:style-name="ce3">
            <text:p>34.9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0<text:span text:style-name="T1">: </text:span><text:span text:style-name="T2">30.40600878114381</text:span></text:p>
          </table:table-cell>
          <table:table-cell table:number-columns-repeated="2" table:style-name="ce1"/>
          <table:table-cell office:value-type="string" office:string-value="30.40600878114381" table:formula="of:=RIGHT([.B125];LEN([.B125])-5)" table:style-name="ce3">
            <text:p>30.40600878114381</text:p>
          </table:table-cell>
          <table:table-cell table:number-columns-repeated="2" table:style-name="ce1"/>
          <table:table-cell office:value-type="float" office:value="30.4060087811438" table:formula="of:=[.E125]+0" table:style-name="ce3">
            <text:p>30.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1<text:span text:style-name="T1">: </text:span><text:span text:style-name="T2">34.659718231250125</text:span></text:p>
          </table:table-cell>
          <table:table-cell table:number-columns-repeated="2" table:style-name="ce1"/>
          <table:table-cell office:value-type="string" office:string-value="34.659718231250125" table:formula="of:=RIGHT([.B126];LEN([.B126])-5)" table:style-name="ce3">
            <text:p>34.659718231250125</text:p>
          </table:table-cell>
          <table:table-cell table:number-columns-repeated="2" table:style-name="ce1"/>
          <table:table-cell office:value-type="float" office:value="34.659718231250103" table:formula="of:=[.E126]+0" table:style-name="ce3">
            <text:p>34.6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2<text:span text:style-name="T1">: </text:span><text:span text:style-name="T2">24.825423324501266</text:span></text:p>
          </table:table-cell>
          <table:table-cell table:number-columns-repeated="2" table:style-name="ce1"/>
          <table:table-cell office:value-type="string" office:string-value="24.825423324501266" table:formula="of:=RIGHT([.B127];LEN([.B127])-5)" table:style-name="ce3">
            <text:p>24.825423324501266</text:p>
          </table:table-cell>
          <table:table-cell table:number-columns-repeated="2" table:style-name="ce1"/>
          <table:table-cell office:value-type="float" office:value="24.825423324501202" table:formula="of:=[.E127]+0" table:style-name="ce3">
            <text:p>24.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3<text:span text:style-name="T1">: </text:span><text:span text:style-name="T2">34.03863856143223</text:span></text:p>
          </table:table-cell>
          <table:table-cell table:number-columns-repeated="2" table:style-name="ce1"/>
          <table:table-cell office:value-type="string" office:string-value="34.03863856143223" table:formula="of:=RIGHT([.B128];LEN([.B128])-5)" table:style-name="ce3">
            <text:p>34.03863856143223</text:p>
          </table:table-cell>
          <table:table-cell table:number-columns-repeated="2" table:style-name="ce1"/>
          <table:table-cell office:value-type="float" office:value="34.038638561432201" table:formula="of:=[.E128]+0" table:style-name="ce3">
            <text:p>34.0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4<text:span text:style-name="T1">: </text:span><text:span text:style-name="T2">30.528977909264334</text:span></text:p>
          </table:table-cell>
          <table:table-cell table:number-columns-repeated="2" table:style-name="ce1"/>
          <table:table-cell office:value-type="string" office:string-value="30.528977909264334" table:formula="of:=RIGHT([.B129];LEN([.B129])-5)" table:style-name="ce3">
            <text:p>30.528977909264334</text:p>
          </table:table-cell>
          <table:table-cell table:number-columns-repeated="2" table:style-name="ce1"/>
          <table:table-cell office:value-type="float" office:value="30.528977909264299" table:formula="of:=[.E129]+0" table:style-name="ce3">
            <text:p>30.5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5<text:span text:style-name="T1">: </text:span><text:span text:style-name="T2">37.267344673369934</text:span></text:p>
          </table:table-cell>
          <table:table-cell table:number-columns-repeated="2" table:style-name="ce1"/>
          <table:table-cell office:value-type="string" office:string-value="37.267344673369934" table:formula="of:=RIGHT([.B130];LEN([.B130])-5)" table:style-name="ce3">
            <text:p>37.267344673369934</text:p>
          </table:table-cell>
          <table:table-cell table:number-columns-repeated="2" table:style-name="ce1"/>
          <table:table-cell office:value-type="float" office:value="37.267344673369898" table:formula="of:=[.E130]+0" table:style-name="ce3">
            <text:p>37.2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6<text:span text:style-name="T1">: </text:span><text:span text:style-name="T2">49.137734111985324</text:span></text:p>
          </table:table-cell>
          <table:table-cell table:number-columns-repeated="2" table:style-name="ce1"/>
          <table:table-cell office:value-type="string" office:string-value="49.137734111985324" table:formula="of:=RIGHT([.B131];LEN([.B131])-5)" table:style-name="ce3">
            <text:p>49.137734111985324</text:p>
          </table:table-cell>
          <table:table-cell table:number-columns-repeated="2" table:style-name="ce1"/>
          <table:table-cell office:value-type="float" office:value="49.137734111985303" table:formula="of:=[.E131]+0" table:style-name="ce3">
            <text:p>49.1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7<text:span text:style-name="T1">: </text:span><text:span text:style-name="T2">38.60414450419191</text:span></text:p>
          </table:table-cell>
          <table:table-cell table:number-columns-repeated="2" table:style-name="ce1"/>
          <table:table-cell office:value-type="string" office:string-value="38.60414450419191" table:formula="of:=RIGHT([.B132];LEN([.B132])-5)" table:style-name="ce3">
            <text:p>38.60414450419191</text:p>
          </table:table-cell>
          <table:table-cell table:number-columns-repeated="2" table:style-name="ce1"/>
          <table:table-cell office:value-type="float" office:value="38.6041445041919" table:formula="of:=[.E132]+0" table:style-name="ce3">
            <text:p>38.6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8<text:span text:style-name="T1">: </text:span><text:span text:style-name="T2">34.34937294111511</text:span></text:p>
          </table:table-cell>
          <table:table-cell table:number-columns-repeated="2" table:style-name="ce1"/>
          <table:table-cell office:value-type="string" office:string-value="34.34937294111511" table:formula="of:=RIGHT([.B133];LEN([.B133])-5)" table:style-name="ce3">
            <text:p>34.34937294111511</text:p>
          </table:table-cell>
          <table:table-cell table:number-columns-repeated="2" table:style-name="ce1"/>
          <table:table-cell office:value-type="float" office:value="34.349372941115099" table:formula="of:=[.E133]+0" table:style-name="ce3">
            <text:p>34.3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9<text:span text:style-name="T1">: </text:span><text:span text:style-name="T2">34.83119463429556</text:span></text:p>
          </table:table-cell>
          <table:table-cell table:number-columns-repeated="2" table:style-name="ce1"/>
          <table:table-cell office:value-type="string" office:string-value="34.83119463429556" table:formula="of:=RIGHT([.B134];LEN([.B134])-5)" table:style-name="ce3">
            <text:p>34.83119463429556</text:p>
          </table:table-cell>
          <table:table-cell table:number-columns-repeated="2" table:style-name="ce1"/>
          <table:table-cell office:value-type="float" office:value="34.8311946342955" table:formula="of:=[.E134]+0" table:style-name="ce3">
            <text:p>34.8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0<text:span text:style-name="T1">: </text:span><text:span text:style-name="T2">35.22657273459877</text:span></text:p>
          </table:table-cell>
          <table:table-cell table:number-columns-repeated="2" table:style-name="ce1"/>
          <table:table-cell office:value-type="string" office:string-value="35.22657273459877" table:formula="of:=RIGHT([.B135];LEN([.B135])-5)" table:style-name="ce3">
            <text:p>35.22657273459877</text:p>
          </table:table-cell>
          <table:table-cell table:number-columns-repeated="2" table:style-name="ce1"/>
          <table:table-cell office:value-type="float" office:value="35.226572734598697" table:formula="of:=[.E135]+0" table:style-name="ce3">
            <text:p>35.2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1<text:span text:style-name="T1">: </text:span><text:span text:style-name="T2">33.46770642431177</text:span></text:p>
          </table:table-cell>
          <table:table-cell table:number-columns-repeated="2" table:style-name="ce1"/>
          <table:table-cell office:value-type="string" office:string-value="33.46770642431177" table:formula="of:=RIGHT([.B136];LEN([.B136])-5)" table:style-name="ce3">
            <text:p>33.46770642431177</text:p>
          </table:table-cell>
          <table:table-cell table:number-columns-repeated="2" table:style-name="ce1"/>
          <table:table-cell office:value-type="float" office:value="33.4677064243117" table:formula="of:=[.E136]+0" table:style-name="ce3">
            <text:p>33.4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2<text:span text:style-name="T1">: </text:span><text:span text:style-name="T2">30.429924685280657</text:span></text:p>
          </table:table-cell>
          <table:table-cell table:number-columns-repeated="2" table:style-name="ce1"/>
          <table:table-cell office:value-type="string" office:string-value="30.429924685280657" table:formula="of:=RIGHT([.B137];LEN([.B137])-5)" table:style-name="ce3">
            <text:p>30.429924685280657</text:p>
          </table:table-cell>
          <table:table-cell table:number-columns-repeated="2" table:style-name="ce1"/>
          <table:table-cell office:value-type="float" office:value="30.4299246852806" table:formula="of:=[.E137]+0" table:style-name="ce3">
            <text:p>30.4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3<text:span text:style-name="T1">: </text:span><text:span text:style-name="T2">36.56771357489879</text:span></text:p>
          </table:table-cell>
          <table:table-cell table:number-columns-repeated="2" table:style-name="ce1"/>
          <table:table-cell office:value-type="string" office:string-value="36.56771357489879" table:formula="of:=RIGHT([.B138];LEN([.B138])-5)" table:style-name="ce3">
            <text:p>36.56771357489879</text:p>
          </table:table-cell>
          <table:table-cell table:number-columns-repeated="2" table:style-name="ce1"/>
          <table:table-cell office:value-type="float" office:value="36.567713574898697" table:formula="of:=[.E138]+0" table:style-name="ce3">
            <text:p>36.5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4<text:span text:style-name="T1">: </text:span><text:span text:style-name="T2">38.27409028369828</text:span></text:p>
          </table:table-cell>
          <table:table-cell table:number-columns-repeated="2" table:style-name="ce1"/>
          <table:table-cell office:value-type="string" office:string-value="38.27409028369828" table:formula="of:=RIGHT([.B139];LEN([.B139])-5)" table:style-name="ce3">
            <text:p>38.27409028369828</text:p>
          </table:table-cell>
          <table:table-cell table:number-columns-repeated="2" table:style-name="ce1"/>
          <table:table-cell office:value-type="float" office:value="38.2740902836982" table:formula="of:=[.E139]+0" table:style-name="ce3">
            <text:p>38.2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5<text:span text:style-name="T1">: </text:span><text:span text:style-name="T2">34.93591030144269</text:span></text:p>
          </table:table-cell>
          <table:table-cell table:number-columns-repeated="2" table:style-name="ce1"/>
          <table:table-cell office:value-type="string" office:string-value="34.93591030144269" table:formula="of:=RIGHT([.B140];LEN([.B140])-5)" table:style-name="ce3">
            <text:p>34.93591030144269</text:p>
          </table:table-cell>
          <table:table-cell table:number-columns-repeated="2" table:style-name="ce1"/>
          <table:table-cell office:value-type="float" office:value="34.935910301442597" table:formula="of:=[.E140]+0" table:style-name="ce3">
            <text:p>34.9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6<text:span text:style-name="T1">: </text:span><text:span text:style-name="T2">40.68005496613021</text:span></text:p>
          </table:table-cell>
          <table:table-cell table:number-columns-repeated="2" table:style-name="ce1"/>
          <table:table-cell office:value-type="string" office:string-value="40.68005496613021" table:formula="of:=RIGHT([.B141];LEN([.B141])-5)" table:style-name="ce3">
            <text:p>40.68005496613021</text:p>
          </table:table-cell>
          <table:table-cell table:number-columns-repeated="2" table:style-name="ce1"/>
          <table:table-cell office:value-type="float" office:value="40.6800549661302" table:formula="of:=[.E141]+0" table:style-name="ce3">
            <text:p>40.6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7<text:span text:style-name="T1">: </text:span><text:span text:style-name="T2">34.13546446985922</text:span></text:p>
          </table:table-cell>
          <table:table-cell table:number-columns-repeated="2" table:style-name="ce1"/>
          <table:table-cell office:value-type="string" office:string-value="34.13546446985922" table:formula="of:=RIGHT([.B142];LEN([.B142])-5)" table:style-name="ce3">
            <text:p>34.13546446985922</text:p>
          </table:table-cell>
          <table:table-cell table:number-columns-repeated="2" table:style-name="ce1"/>
          <table:table-cell office:value-type="float" office:value="34.135464469859201" table:formula="of:=[.E142]+0" table:style-name="ce3">
            <text:p>34.1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8<text:span text:style-name="T1">: </text:span><text:span text:style-name="T2">35.64343493253502</text:span></text:p>
          </table:table-cell>
          <table:table-cell table:number-columns-repeated="2" table:style-name="ce1"/>
          <table:table-cell office:value-type="string" office:string-value="35.64343493253502" table:formula="of:=RIGHT([.B143];LEN([.B143])-5)" table:style-name="ce3">
            <text:p>35.64343493253502</text:p>
          </table:table-cell>
          <table:table-cell table:number-columns-repeated="2" table:style-name="ce1"/>
          <table:table-cell office:value-type="float" office:value="35.643434932535001" table:formula="of:=[.E143]+0" table:style-name="ce3">
            <text:p>35.6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9<text:span text:style-name="T1">: </text:span><text:span text:style-name="T2">35.71396062456851</text:span></text:p>
          </table:table-cell>
          <table:table-cell table:number-columns-repeated="2" table:style-name="ce1"/>
          <table:table-cell office:value-type="string" office:string-value="35.71396062456851" table:formula="of:=RIGHT([.B144];LEN([.B144])-5)" table:style-name="ce3">
            <text:p>35.71396062456851</text:p>
          </table:table-cell>
          <table:table-cell table:number-columns-repeated="2" table:style-name="ce1"/>
          <table:table-cell office:value-type="float" office:value="35.7139606245685" table:formula="of:=[.E144]+0" table:style-name="ce3">
            <text:p>35.7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0<text:span text:style-name="T1">: </text:span><text:span text:style-name="T2">40.02761516954787</text:span></text:p>
          </table:table-cell>
          <table:table-cell table:number-columns-repeated="2" table:style-name="ce1"/>
          <table:table-cell office:value-type="string" office:string-value="40.02761516954787" table:formula="of:=RIGHT([.B145];LEN([.B145])-5)" table:style-name="ce3">
            <text:p>40.02761516954787</text:p>
          </table:table-cell>
          <table:table-cell table:number-columns-repeated="2" table:style-name="ce1"/>
          <table:table-cell office:value-type="float" office:value="40.027615169547801" table:formula="of:=[.E145]+0" table:style-name="ce3">
            <text:p>40.0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1<text:span text:style-name="T1">: </text:span><text:span text:style-name="T2">44.66623591997439</text:span></text:p>
          </table:table-cell>
          <table:table-cell table:number-columns-repeated="2" table:style-name="ce1"/>
          <table:table-cell office:value-type="string" office:string-value="44.66623591997439" table:formula="of:=RIGHT([.B146];LEN([.B146])-5)" table:style-name="ce3">
            <text:p>44.66623591997439</text:p>
          </table:table-cell>
          <table:table-cell table:number-columns-repeated="2" table:style-name="ce1"/>
          <table:table-cell office:value-type="float" office:value="44.666235919974298" table:formula="of:=[.E146]+0" table:style-name="ce3">
            <text:p>44.6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2<text:span text:style-name="T1">: </text:span><text:span text:style-name="T2">50.119028890993505</text:span></text:p>
          </table:table-cell>
          <table:table-cell table:number-columns-repeated="2" table:style-name="ce1"/>
          <table:table-cell office:value-type="string" office:string-value="50.119028890993505" table:formula="of:=RIGHT([.B147];LEN([.B147])-5)" table:style-name="ce3">
            <text:p>50.119028890993505</text:p>
          </table:table-cell>
          <table:table-cell table:number-columns-repeated="2" table:style-name="ce1"/>
          <table:table-cell office:value-type="float" office:value="50.119028890993498" table:formula="of:=[.E147]+0" table:style-name="ce3">
            <text:p>50.1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3<text:span text:style-name="T1">: </text:span><text:span text:style-name="T2">41.29602174438404</text:span></text:p>
          </table:table-cell>
          <table:table-cell table:number-columns-repeated="2" table:style-name="ce1"/>
          <table:table-cell office:value-type="string" office:string-value="41.29602174438404" table:formula="of:=RIGHT([.B148];LEN([.B148])-5)" table:style-name="ce3">
            <text:p>41.29602174438404</text:p>
          </table:table-cell>
          <table:table-cell table:number-columns-repeated="2" table:style-name="ce1"/>
          <table:table-cell office:value-type="float" office:value="41.296021744383999" table:formula="of:=[.E148]+0" table:style-name="ce3">
            <text:p>41.3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4<text:span text:style-name="T1">: </text:span><text:span text:style-name="T2">42.862267115002105</text:span></text:p>
          </table:table-cell>
          <table:table-cell table:number-columns-repeated="2" table:style-name="ce1"/>
          <table:table-cell office:value-type="string" office:string-value="42.862267115002105" table:formula="of:=RIGHT([.B149];LEN([.B149])-5)" table:style-name="ce3">
            <text:p>42.862267115002105</text:p>
          </table:table-cell>
          <table:table-cell table:number-columns-repeated="2" table:style-name="ce1"/>
          <table:table-cell office:value-type="float" office:value="42.862267115002098" table:formula="of:=[.E149]+0" table:style-name="ce3">
            <text:p>42.8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5<text:span text:style-name="T1">: </text:span><text:span text:style-name="T2">36.345795482329976</text:span></text:p>
          </table:table-cell>
          <table:table-cell table:number-columns-repeated="2" table:style-name="ce1"/>
          <table:table-cell office:value-type="string" office:string-value="36.345795482329976" table:formula="of:=RIGHT([.B150];LEN([.B150])-5)" table:style-name="ce3">
            <text:p>36.345795482329976</text:p>
          </table:table-cell>
          <table:table-cell table:number-columns-repeated="2" table:style-name="ce1"/>
          <table:table-cell office:value-type="float" office:value="36.345795482329898" table:formula="of:=[.E150]+0" table:style-name="ce3">
            <text:p>36.3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6<text:span text:style-name="T1">: </text:span><text:span text:style-name="T2">33.455602357401105</text:span></text:p>
          </table:table-cell>
          <table:table-cell table:number-columns-repeated="2" table:style-name="ce1"/>
          <table:table-cell office:value-type="string" office:string-value="33.455602357401105" table:formula="of:=RIGHT([.B151];LEN([.B151])-5)" table:style-name="ce3">
            <text:p>33.455602357401105</text:p>
          </table:table-cell>
          <table:table-cell table:number-columns-repeated="2" table:style-name="ce1"/>
          <table:table-cell office:value-type="float" office:value="33.455602357401098" table:formula="of:=[.E151]+0" table:style-name="ce3">
            <text:p>33.4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7<text:span text:style-name="T1">: </text:span><text:span text:style-name="T2">31.47442515614109</text:span></text:p>
          </table:table-cell>
          <table:table-cell table:number-columns-repeated="2" table:style-name="ce1"/>
          <table:table-cell office:value-type="string" office:string-value="31.47442515614109" table:formula="of:=RIGHT([.B152];LEN([.B152])-5)" table:style-name="ce3">
            <text:p>31.47442515614109</text:p>
          </table:table-cell>
          <table:table-cell table:number-columns-repeated="2" table:style-name="ce1"/>
          <table:table-cell office:value-type="float" office:value="31.474425156140999" table:formula="of:=[.E152]+0" table:style-name="ce3">
            <text:p>31.4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8<text:span text:style-name="T1">: </text:span><text:span text:style-name="T2">34.15952469433991</text:span></text:p>
          </table:table-cell>
          <table:table-cell table:number-columns-repeated="2" table:style-name="ce1"/>
          <table:table-cell office:value-type="string" office:string-value="34.15952469433991" table:formula="of:=RIGHT([.B153];LEN([.B153])-5)" table:style-name="ce3">
            <text:p>34.15952469433991</text:p>
          </table:table-cell>
          <table:table-cell table:number-columns-repeated="2" table:style-name="ce1"/>
          <table:table-cell office:value-type="float" office:value="34.1595246943399" table:formula="of:=[.E153]+0" table:style-name="ce3">
            <text:p>34.1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9<text:span text:style-name="T1">: </text:span><text:span text:style-name="T2">30.44523547997782</text:span></text:p>
          </table:table-cell>
          <table:table-cell table:number-columns-repeated="2" table:style-name="ce1"/>
          <table:table-cell office:value-type="string" office:string-value="30.44523547997782" table:formula="of:=RIGHT([.B154];LEN([.B154])-5)" table:style-name="ce3">
            <text:p>30.44523547997782</text:p>
          </table:table-cell>
          <table:table-cell table:number-columns-repeated="2" table:style-name="ce1"/>
          <table:table-cell office:value-type="float" office:value="30.4452354799778" table:formula="of:=[.E154]+0" table:style-name="ce3">
            <text:p>30.4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50<text:span text:style-name="T1">: </text:span><text:span text:style-name="T2">35.69263844710988</text:span></text:p>
          </table:table-cell>
          <table:table-cell table:number-columns-repeated="2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76"/>
        </table:table-row>
        <table:table-row table:number-rows-repeated="10484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  <style:font-face style:name="Georgia" svg:font-family="Georgi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meta:initial-creator>Jon</meta:initial-creator>
    <dc:creator>Jon</dc:creator>
    <meta:creation-date>2019-02-27T19:14:21Z</meta:creation-date>
    <dc:date>2019-03-08T14:06:2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79.8pt" svg:width="688.8002362204724pt" chart:style-name="Crt0">
        <chart:title chart:style-name="CT00">
          <text:p text:style-name="a0" text:class-names="" text:cond-style-name="">uniform Roulette-wheel selection, 3 elites, Two-point crossover, 1 Mutation<text:s text:c="1"/>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EA1.$L$5:.$L$155" chart:class="chart:line" chart:attached-axis="primary-y" chart:style-name="G0S0">
            <chart:data-point chart:repeated="15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100" chart:link-data-style-to-source="tru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79.8pt" svg:width="688.8002362204724pt" chart:style-name="Crt0">
        <chart:title chart:style-name="CT00">
          <text:p text:style-name="a0" text:class-names="" text:cond-style-name="">Tournament selection, 3 elite-tournament, Two-point crossover, 1 Mutation<text:s text:c="1"/>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H$5:.$H$155" chart:class="chart:line" chart:attached-axis="primary-y" chart:style-name="G0S0">
            <chart:data-point chart:repeated="15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maximum="6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79.8pt" svg:width="688.8002362204724pt" chart:style-name="Crt0">
        <chart:title chart:style-name="CT00">
          <text:p text:style-name="a0" text:class-names="" text:cond-style-name="">Tournament selection, 3 elite-tournament, one-point crossover, 1 Mutation<text:s text:c="1"/>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_2.$H$5:.$H$155" chart:class="chart:line" chart:attached-axis="primary-y" chart:style-name="G0S0">
            <chart:data-point chart:repeated="15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79.8pt" svg:width="688.8002362204724pt" chart:style-name="Crt0">
        <chart:title chart:style-name="CT00">
          <text:p text:style-name="a0" text:class-names="" text:cond-style-name="">Roulette-wheel selection, 3 elites, One-point crossover, 1 Mutation<text:s text:c="1"/>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_3.$H$5:.$H$155" chart:class="chart:line" chart:attached-axis="primary-y" chart:style-name="G0S0">
            <chart:data-point chart:repeated="15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79.8pt" svg:width="688.8002362204724pt" chart:style-name="Crt0">
        <chart:title chart:style-name="CT00">
          <text:p text:style-name="a0" text:class-names="" text:cond-style-name="">Roulette-wheel selection, 3 Elites, Two-point crossover, Mutation<text:s text:c="1"/>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_4.$F$5:.$F$155" chart:class="chart:line" chart:attached-axis="primary-y" chart:style-name="G0S0">
            <chart:data-point chart:repeated="15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79.8pt" svg:width="688.8002362204724pt" chart:style-name="Crt0">
        <chart:title chart:style-name="CT00">
          <text:p text:style-name="a0" text:class-names="" text:cond-style-name=""><text:s text:c="1"/>mateIncrease +1 tournament, roulette-wheel selection, 0 elites, two-point crossover, 1 Mutation<text:s text:c="1"/>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_5.$H$5:.$H$155" chart:class="chart:line" chart:attached-axis="primary-y" chart:style-name="G0S0">
            <chart:data-point chart:repeated="151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